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Webdings" svg:font-family="Webding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1.2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6" style:family="table-cell" style:parent-style-name="Default" style:data-style-name="N100">
      <style:table-cell-properties fo:background-color="#ccffff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100">
      <style:table-cell-properties fo:background-color="#e6e64c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8" style:family="table-cell" style:parent-style-name="Default" style:data-style-name="N100">
      <style:table-cell-properties fo:background-color="#e6e64c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3366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0" style:family="table-cell" style:parent-style-name="Default" style:data-style-name="N100">
      <style:table-cell-properties fo:background-color="#ccffff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fo:color="#ff3366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420e" style:font-name="Arial1" fo:font-size="8pt" style:font-name-asian="Arial2" style:font-size-asian="8pt" style:font-name-complex="Arial2" style:font-size-complex="8pt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3366"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420e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5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16" style:family="table-cell" style:parent-style-name="Default" style:data-style-name="N108">
      <style:table-cell-properties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6pt" style:font-name-asian="Arial2" style:font-size-asian="6pt" style:font-name-complex="Arial2" style:font-size-complex="6pt"/>
    </style:style>
    <style:style style:name="ce17" style:family="table-cell" style:parent-style-name="Default" style:data-style-name="N108">
      <style:table-cell-properties fo:background-color="#ffcc00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18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93" style:family="table-cell" style:parent-style-name="Default">
      <style:text-properties fo:color="#468a1a" style:font-name="Arial" fo:font-size="8pt" style:font-name-asian="Webdings" style:font-size-asian="8pt" style:font-name-complex="Webdings" style:font-size-complex="8pt"/>
    </style:style>
    <style:style style:name="ce94" style:family="table-cell" style:parent-style-name="Default">
      <style:text-properties fo:color="#468a1a" style:font-name="Arial" fo:font-size="10pt" style:font-name-asian="Webdings" style:font-size-asian="10pt" style:font-name-complex="Webdings" style:font-size-complex="10pt"/>
    </style:style>
    <style:style style:name="ce9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9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9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98" style:family="table-cell" style:parent-style-name="Default" style:data-style-name="N100">
      <style:table-cell-properties fo:background-color="#cc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99" style:family="table-cell" style:parent-style-name="Default" style:data-style-name="N100">
      <style:table-cell-properties fo:background-color="#e6e64c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100" style:family="table-cell" style:parent-style-name="Default" style:data-style-name="N100">
      <style:table-cell-properties fo:background-color="#e6e64c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10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fo:color="#ff3366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02" style:family="table-cell" style:parent-style-name="Default" style:data-style-name="N100">
      <style:table-cell-properties fo:background-color="#cc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ff3366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0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fo:color="#ff420e" style:font-name="Arial1" fo:font-size="8pt" style:font-name-asian="Arial2" style:font-size-asian="8pt" style:font-name-complex="Arial2" style:font-size-complex="8pt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fo:color="#ff3366"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10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fo:color="#ff420e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06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107" style:family="table-cell" style:parent-style-name="Default" style:data-style-name="N108">
      <style:table-cell-properties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style:font-name="Arial1" fo:font-size="6pt" style:font-name-asian="Arial2" style:font-size-asian="6pt" style:font-name-complex="Arial2" style:font-size-complex="6pt"/>
    </style:style>
    <style:style style:name="ce108" style:family="table-cell" style:parent-style-name="Default" style:data-style-name="N108">
      <style:table-cell-properties fo:background-color="#ffcc00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109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19" style:family="table-cell" style:parent-style-name="Default" style:data-style-name="N0">
      <style:table-cell-properties style:cell-protect="none" style:print-content="true"/>
      <style:text-properties style:font-name="Arial1" style:font-name-asian="Arial2" style:font-name-complex="Arial2"/>
    </style:style>
    <style:style style:name="ce20" style:family="table-cell" style:parent-style-name="Default" style:data-style-name="N0">
      <style:table-cell-properties style:cell-protect="protected" style:print-content="true"/>
      <style:text-properties style:font-name="Arial1" style:font-name-asian="Arial2" style:font-name-complex="Arial2"/>
    </style:style>
    <style:style style:name="ce21" style:family="table-cell" style:parent-style-name="Default" style:data-style-name="N100">
      <style:table-cell-properties fo:background-color="#ffff99" style:cell-protect="protected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22" style:family="table-cell" style:parent-style-name="Default" style:data-style-name="N0">
      <style:table-cell-properties style:cell-protect="none" style:print-content="true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fo:color="#ff3333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4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26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1" fo:font-size="6pt" style:font-name-asian="Arial2" style:font-size-asian="6pt" style:font-name-complex="Arial2" style:font-size-complex="6pt"/>
    </style:style>
    <style:style style:name="ce27" style:family="table-cell" style:parent-style-name="Default" style:data-style-name="N100">
      <style:table-cell-properties style:cell-protect="protected" style:print-content="true" style:shrink-to-fit="true" style:vertical-align="automatic"/>
      <style:text-properties style:font-name="Arial1" fo:font-size="6pt" style:font-name-asian="Arial2" style:font-size-asian="6pt" style:font-name-complex="Arial2" style:font-size-complex="6pt"/>
    </style:style>
    <style:style style:name="ce28" style:family="table-cell" style:parent-style-name="Default" style:data-style-name="N108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style:font-name-asian="Arial2" style:font-size-asian="6pt" style:font-name-complex="Arial2" style:font-size-complex="6pt"/>
    </style:style>
    <style:style style:name="ce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12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31" style:family="table-cell" style:parent-style-name="Default" style:data-style-name="N108">
      <style:table-cell-properties style:cell-protect="protected" style:print-content="true" style:shrink-to-fit="true" style:vertical-align="automatic"/>
      <style:text-properties style:font-name="Arial1" fo:font-size="6pt" style:font-name-asian="Arial2" style:font-size-asian="6pt" style:font-name-complex="Arial2" style:font-size-complex="6pt"/>
    </style:style>
    <style:style style:name="ce32" style:family="table-cell" style:parent-style-name="Default" style:data-style-name="N108">
      <style:table-cell-properties style:cell-protect="protected" style:print-content="true" style:text-align-source="fix" style:repeat-content="false" fo:border="0.06pt solid #000000" style:shrink-to-fit="true" style:vertical-align="automatic"/>
      <style:paragraph-properties fo:text-align="center"/>
      <style:text-properties fo:color="#ff0000" style:font-name="Arial1" fo:font-size="6pt" fo:font-weight="bold" style:font-name-asian="Arial2" style:font-size-asian="6pt" style:font-weight-asian="bold" style:font-name-complex="Arial2" style:font-size-complex="6pt" style:font-weight-complex="bold"/>
    </style:style>
    <style:style style:name="ce34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124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125" style:family="table-cell" style:parent-style-name="Default" style:data-style-name="N0">
      <style:table-cell-properties fo:background-color="#ffffff" style:cell-protect="none" style:print-content="true" fo:border="0.06pt solid #000000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37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1" style:font-name-asian="Arial2" style:font-name-complex="Arial2"/>
    </style:style>
    <style:style style:name="ce38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39" style:family="table-cell" style:parent-style-name="Default" style:data-style-name="N0">
      <style:table-cell-properties style:cell-protect="protected" style:print-content="true" style:shrink-to-fit="true" style:vertical-align="automatic"/>
      <style:text-properties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40" style:family="table-cell" style:parent-style-name="Default" style:data-style-name="N100">
      <style:table-cell-properties fo:background-color="#ffcc00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fo:color="#dc2300" style:font-name="Arial1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1" style:family="table-cell" style:parent-style-name="Default" style:data-style-name="N100">
      <style:table-cell-properties fo:background-color="#ffcc00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42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januar.A2"/>
      <style:map style:condition="is-true-formula(WEEKDAY([.$A2];2)=7)" style:apply-style-name="cf37" style:base-cell-address="januar.A2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automatic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januar.W2"/>
      <style:map style:condition="cell-content()&gt;1" style:apply-style-name="cf41" style:base-cell-address="januar.W2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style:shrink-to-fit="true" style:vertical-align="automatic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style:shrink-to-fit="true" style:vertical-align="automatic"/>
      <style:paragraph-properties fo:text-align="center"/>
      <style:text-properties style:font-name="Arial1" fo:font-size="8pt" style:font-name-asian="Arial2" style:font-size-asian="8pt" style:font-name-complex="Arial2" style:font-size-complex="8pt"/>
    </style:style>
    <style:style style:name="ce5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januar.AE2"/>
    </style:style>
    <style:style style:name="ce5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januar.AF2"/>
      <style:map style:condition="cell-content()&gt;1" style:apply-style-name="cf39" style:base-cell-address="januar.AF2"/>
    </style:style>
    <style:style style:name="ce54" style:family="table-cell" style:parent-style-name="Default" style:data-style-name="N100">
      <style:table-cell-properties style:cell-protect="protected" style:print-content="true" style:shrink-to-fit="true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55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januar.AG2"/>
      <style:map style:condition="cell-content()&gt;2" style:apply-style-name="cf39" style:base-cell-address="januar.AG2"/>
    </style:style>
    <style:style style:name="ce142" style:family="table-cell" style:parent-style-name="Default" style:data-style-name="N0">
      <style:table-cell-properties fo:background-color="#ff8080" style:cell-protect="protected" style:print-content="true" fo:border="0.06pt solid #000000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57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58" style:family="table-cell" style:parent-style-name="Default" style:data-style-name="N100">
      <style:table-cell-properties style:cell-protect="protected" style:print-content="true"/>
      <style:text-properties style:font-name="Arial1" style:font-name-asian="Arial2" style:font-name-complex="Arial2"/>
    </style:style>
    <style:style style:name="ce60" style:family="table-cell" style:parent-style-name="Default" style:data-style-name="N100">
      <style:table-cell-properties style:cell-protect="none" style:print-content="true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61" style:family="table-cell" style:parent-style-name="Default" style:data-style-name="N100">
      <style:table-cell-properties style:cell-protect="none" style:print-content="true"/>
      <style:text-properties style:font-name="Arial1" style:font-name-asian="Arial2" style:font-name-complex="Arial2"/>
    </style:style>
    <style:style style:name="ce59" style:family="table-cell" style:parent-style-name="Default" style:data-style-name="N0">
      <style:table-cell-properties style:cell-protect="none" style:print-content="true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62" style:family="table-cell" style:parent-style-name="Default" style:data-style-name="N0">
      <style:table-cell-properties style:cell-protect="protected" style:print-content="true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63" style:family="table-cell" style:parent-style-name="Default" style:data-style-name="N0">
      <style:table-cell-properties style:cell-protect="protected" style:print-content="true"/>
    </style:style>
    <style:style style:name="ce158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5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61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62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63" style:family="table-cell" style:parent-style-name="Default" style:data-style-name="N0">
      <style:table-cell-properties fo:background-color="#ffffff" style:cell-protect="none" style:print-content="true" fo:border="0.06pt solid #000000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64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57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februar.A2"/>
      <style:map style:condition="is-true-formula(WEEKDAY([.$A2];2)=7)" style:apply-style-name="cf37" style:base-cell-address="februar.A2"/>
    </style:style>
    <style:style style:name="ce16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februar.W2"/>
      <style:map style:condition="cell-content()&gt;1" style:apply-style-name="cf41" style:base-cell-address="februar.W2"/>
    </style:style>
    <style:style style:name="ce167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februar.AE2"/>
    </style:style>
    <style:style style:name="ce168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februar.AF2"/>
      <style:map style:condition="cell-content()&gt;1" style:apply-style-name="cf39" style:base-cell-address="februar.AF2"/>
    </style:style>
    <style:style style:name="ce169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februar.AG2"/>
      <style:map style:condition="cell-content()&gt;2" style:apply-style-name="cf39" style:base-cell-address="februar.AG2"/>
    </style:style>
    <style:style style:name="ce170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marec.A2"/>
      <style:map style:condition="is-true-formula(WEEKDAY([.$A2];2)=7)" style:apply-style-name="cf37" style:base-cell-address="marec.A2"/>
    </style:style>
    <style:style style:name="ce17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marec.A2"/>
      <style:map style:condition="is-true-formula(WEEKDAY([.$A2];2)=7)" style:apply-style-name="cf37" style:base-cell-address="marec.A2"/>
    </style:style>
    <style:style style:name="ce172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marec.A2"/>
      <style:map style:condition="is-true-formula(WEEKDAY([.$A2];2)=7)" style:apply-style-name="cf37" style:base-cell-address="marec.A2"/>
    </style:style>
    <style:style style:name="ce173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marec.A2"/>
      <style:map style:condition="is-true-formula(WEEKDAY([.$A2];2)=7)" style:apply-style-name="cf37" style:base-cell-address="marec.A2"/>
    </style:style>
    <style:style style:name="ce174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marec.A2"/>
      <style:map style:condition="is-true-formula(WEEKDAY([.$A2];2)=7)" style:apply-style-name="cf37" style:base-cell-address="marec.A2"/>
    </style:style>
    <style:style style:name="ce175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marec.W2"/>
      <style:map style:condition="cell-content()&gt;1" style:apply-style-name="cf41" style:base-cell-address="marec.W2"/>
    </style:style>
    <style:style style:name="ce176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marec.AE2"/>
    </style:style>
    <style:style style:name="ce177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marec.AF2"/>
      <style:map style:condition="cell-content()&gt;1" style:apply-style-name="cf39" style:base-cell-address="marec.AF2"/>
    </style:style>
    <style:style style:name="ce178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marec.AG2"/>
      <style:map style:condition="cell-content()&gt;2" style:apply-style-name="cf39" style:base-cell-address="marec.AG2"/>
    </style:style>
    <style:style style:name="ce179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april.A2"/>
      <style:map style:condition="is-true-formula(WEEKDAY([.$A2];2)=7)" style:apply-style-name="cf37" style:base-cell-address="april.A2"/>
    </style:style>
    <style:style style:name="ce1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april.A2"/>
      <style:map style:condition="is-true-formula(WEEKDAY([.$A2];2)=7)" style:apply-style-name="cf37" style:base-cell-address="april.A2"/>
    </style:style>
    <style:style style:name="ce181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april.A2"/>
      <style:map style:condition="is-true-formula(WEEKDAY([.$A2];2)=7)" style:apply-style-name="cf37" style:base-cell-address="april.A2"/>
    </style:style>
    <style:style style:name="ce182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april.A2"/>
      <style:map style:condition="is-true-formula(WEEKDAY([.$A2];2)=7)" style:apply-style-name="cf37" style:base-cell-address="april.A2"/>
    </style:style>
    <style:style style:name="ce183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april.A2"/>
      <style:map style:condition="is-true-formula(WEEKDAY([.$A2];2)=7)" style:apply-style-name="cf37" style:base-cell-address="april.A2"/>
    </style:style>
    <style:style style:name="ce184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april.W2"/>
      <style:map style:condition="cell-content()&gt;1" style:apply-style-name="cf41" style:base-cell-address="april.W2"/>
    </style:style>
    <style:style style:name="ce185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april.AE2"/>
    </style:style>
    <style:style style:name="ce186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april.AF2"/>
      <style:map style:condition="cell-content()&gt;1" style:apply-style-name="cf39" style:base-cell-address="april.AF2"/>
    </style:style>
    <style:style style:name="ce187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april.AG2"/>
      <style:map style:condition="cell-content()&gt;2" style:apply-style-name="cf39" style:base-cell-address="april.AG2"/>
    </style:style>
    <style:style style:name="ce188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190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191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192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maj.A2"/>
      <style:map style:condition="is-true-formula(WEEKDAY([.$A2];2)=7)" style:apply-style-name="cf37" style:base-cell-address="maj.A2"/>
    </style:style>
    <style:style style:name="ce193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maj.W2"/>
      <style:map style:condition="cell-content()&gt;1" style:apply-style-name="cf41" style:base-cell-address="maj.W2"/>
    </style:style>
    <style:style style:name="ce194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maj.AE2"/>
    </style:style>
    <style:style style:name="ce195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maj.AF2"/>
      <style:map style:condition="cell-content()&gt;1" style:apply-style-name="cf39" style:base-cell-address="maj.AF2"/>
    </style:style>
    <style:style style:name="ce19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maj.AG2"/>
      <style:map style:condition="cell-content()&gt;2" style:apply-style-name="cf39" style:base-cell-address="maj.AG2"/>
    </style:style>
    <style:style style:name="ce197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1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199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00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01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junij.A2"/>
      <style:map style:condition="is-true-formula(WEEKDAY([.$A2];2)=7)" style:apply-style-name="cf37" style:base-cell-address="junij.A2"/>
    </style:style>
    <style:style style:name="ce20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junij.W2"/>
      <style:map style:condition="cell-content()&gt;1" style:apply-style-name="cf41" style:base-cell-address="junij.W2"/>
    </style:style>
    <style:style style:name="ce20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junij.AE2"/>
    </style:style>
    <style:style style:name="ce204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junij.AF2"/>
      <style:map style:condition="cell-content()&gt;1" style:apply-style-name="cf39" style:base-cell-address="junij.AF2"/>
    </style:style>
    <style:style style:name="ce205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junij.AG2"/>
      <style:map style:condition="cell-content()&gt;2" style:apply-style-name="cf39" style:base-cell-address="junij.AG2"/>
    </style:style>
    <style:style style:name="ce206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08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09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10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julij.A2"/>
      <style:map style:condition="is-true-formula(WEEKDAY([.$A2];2)=7)" style:apply-style-name="cf37" style:base-cell-address="julij.A2"/>
    </style:style>
    <style:style style:name="ce211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julij.W2"/>
      <style:map style:condition="cell-content()&gt;1" style:apply-style-name="cf41" style:base-cell-address="julij.W2"/>
    </style:style>
    <style:style style:name="ce21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julij.AE2"/>
    </style:style>
    <style:style style:name="ce21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julij.AF2"/>
      <style:map style:condition="cell-content()&gt;1" style:apply-style-name="cf39" style:base-cell-address="julij.AF2"/>
    </style:style>
    <style:style style:name="ce214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julij.AG2"/>
      <style:map style:condition="cell-content()&gt;2" style:apply-style-name="cf39" style:base-cell-address="julij.AG2"/>
    </style:style>
    <style:style style:name="ce215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1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17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18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19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avgust.A2"/>
      <style:map style:condition="is-true-formula(WEEKDAY([.$A2];2)=7)" style:apply-style-name="cf37" style:base-cell-address="avgust.A2"/>
    </style:style>
    <style:style style:name="ce220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avgust.W2"/>
      <style:map style:condition="cell-content()&gt;1" style:apply-style-name="cf41" style:base-cell-address="avgust.W2"/>
    </style:style>
    <style:style style:name="ce22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avgust.AE2"/>
    </style:style>
    <style:style style:name="ce22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avgust.AF2"/>
      <style:map style:condition="cell-content()&gt;1" style:apply-style-name="cf39" style:base-cell-address="avgust.AF2"/>
    </style:style>
    <style:style style:name="ce223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avgust.AG2"/>
      <style:map style:condition="cell-content()&gt;2" style:apply-style-name="cf39" style:base-cell-address="avgust.AG2"/>
    </style:style>
    <style:style style:name="ce224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2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26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28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september.A2"/>
      <style:map style:condition="is-true-formula(WEEKDAY([.$A2];2)=7)" style:apply-style-name="cf37" style:base-cell-address="september.A2"/>
    </style:style>
    <style:style style:name="ce229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september.W2"/>
      <style:map style:condition="cell-content()&gt;1" style:apply-style-name="cf41" style:base-cell-address="september.W2"/>
    </style:style>
    <style:style style:name="ce230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september.AE2"/>
    </style:style>
    <style:style style:name="ce23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september.AF2"/>
      <style:map style:condition="cell-content()&gt;1" style:apply-style-name="cf39" style:base-cell-address="september.AF2"/>
    </style:style>
    <style:style style:name="ce23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september.AG2"/>
      <style:map style:condition="cell-content()&gt;2" style:apply-style-name="cf39" style:base-cell-address="september.AG2"/>
    </style:style>
    <style:style style:name="ce233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3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35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36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37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oktober.A2"/>
      <style:map style:condition="is-true-formula(WEEKDAY([.$A2];2)=7)" style:apply-style-name="cf37" style:base-cell-address="oktober.A2"/>
    </style:style>
    <style:style style:name="ce238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oktober.W2"/>
      <style:map style:condition="cell-content()&gt;1" style:apply-style-name="cf41" style:base-cell-address="oktober.W2"/>
    </style:style>
    <style:style style:name="ce239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oktober.AE2"/>
    </style:style>
    <style:style style:name="ce240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oktober.AF2"/>
      <style:map style:condition="cell-content()&gt;1" style:apply-style-name="cf39" style:base-cell-address="oktober.AF2"/>
    </style:style>
    <style:style style:name="ce241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oktober.AG2"/>
      <style:map style:condition="cell-content()&gt;2" style:apply-style-name="cf39" style:base-cell-address="oktober.AG2"/>
    </style:style>
    <style:style style:name="ce242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24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244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24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246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november.A2"/>
      <style:map style:condition="is-true-formula(WEEKDAY([.$A2];2)=7)" style:apply-style-name="cf37" style:base-cell-address="november.A2"/>
    </style:style>
    <style:style style:name="ce247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november.W2"/>
      <style:map style:condition="cell-content()&gt;1" style:apply-style-name="cf41" style:base-cell-address="november.W2"/>
    </style:style>
    <style:style style:name="ce248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november.AE2"/>
    </style:style>
    <style:style style:name="ce249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november.AF2"/>
      <style:map style:condition="cell-content()&gt;1" style:apply-style-name="cf39" style:base-cell-address="november.AF2"/>
    </style:style>
    <style:style style:name="ce250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november.AG2"/>
      <style:map style:condition="cell-content()&gt;2" style:apply-style-name="cf39" style:base-cell-address="november.AG2"/>
    </style:style>
    <style:style style:name="ce251" style:family="table-cell" style:parent-style-name="Default" style:data-style-name="N109">
      <style:table-cell-properties style:cell-protect="protected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25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30" style:family="table-cell" style:parent-style-name="Default" style:data-style-name="N0">
      <style:table-cell-properties fo:border-bottom="0.06pt solid #000000" fo:background-color="#00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1" fo:font-size="6pt" fo:font-weight="bold" style:font-name-asian="Arial2" style:font-size-asian="6pt" style:font-weight-asian="bold" style:font-name-complex="Arial2" style:font-size-complex="6pt" style:font-weight-complex="bold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254" style:family="table-cell" style:parent-style-name="Default" style:data-style-name="N0">
      <style:table-cell-properties style:cell-protect="none" style:print-content="true" fo:border="0.06pt solid #000000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257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Arial1" fo:font-size="8pt" style:font-name-asian="Arial2" style:font-size-asian="8pt" style:font-name-complex="Arial2" style:font-size-complex="8pt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36" style:family="table-cell" style:parent-style-name="Default" style:data-style-name="N0">
      <style:table-cell-properties fo:background-color="#00ffff" style:cell-protect="none" style:print-content="true" fo:border="0.06pt solid #000000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259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43" style:family="table-cell" style:parent-style-name="Default" style:data-style-name="N100">
      <style:table-cell-properties fo:background-color="#00ffff" style:cell-protect="none" style:print-content="true"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is-true-formula(WEEKDAY([.$A2];2)=6)" style:apply-style-name="cf37" style:base-cell-address="december.A2"/>
      <style:map style:condition="is-true-formula(WEEKDAY([.$A2];2)=7)" style:apply-style-name="cf37" style:base-cell-address="december.A2"/>
    </style:style>
    <style:style style:name="ce261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1" style:apply-style-name="cf38" style:base-cell-address="december.W2"/>
      <style:map style:condition="cell-content()&gt;1" style:apply-style-name="cf41" style:base-cell-address="december.W2"/>
    </style:style>
    <style:style style:name="ce26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!=0" style:apply-style-name="cf40" style:base-cell-address="december.AE2"/>
    </style:style>
    <style:style style:name="ce26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  <style:map style:condition="cell-content()=1" style:apply-style-name="cf40" style:base-cell-address="december.AF2"/>
      <style:map style:condition="cell-content()&gt;1" style:apply-style-name="cf39" style:base-cell-address="december.AF2"/>
    </style:style>
    <style:style style:name="ce264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  <style:map style:condition="cell-content()&lt;2" style:apply-style-name="cf38" style:base-cell-address="december.AG2"/>
      <style:map style:condition="cell-content()&gt;2" style:apply-style-name="cf39" style:base-cell-address="december.AG2"/>
    </style:style>
    <style:style style:name="ce255" style:family="table-cell" style:parent-style-name="Default" style:data-style-name="N0">
      <style:text-properties style:font-name="Arial1" style:font-name-asian="Arial2" style:font-name-complex="Arial2"/>
    </style:style>
    <style:style style:name="ce25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20pt" style:font-name-asian="Arial2" style:font-size-asian="20pt" style:font-name-complex="Arial2" style:font-size-complex="20pt"/>
    </style:style>
    <style:style style:name="ce73" style:family="table-cell" style:parent-style-name="Default" style:data-style-name="N0">
      <style:table-cell-properties style:cell-protect="protected" style:print-content="true" fo:border="0.06pt solid #000000" style:vertical-align="automatic"/>
      <style:text-properties style:font-name="Arial1" fo:font-size="11pt" style:font-name-asian="Arial2" style:font-size-asian="11pt" style:font-name-complex="Arial2" style:font-size-complex="11pt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75" style:family="table-cell" style:parent-style-name="Default" style:data-style-name="N100">
      <style:text-properties style:font-name="Arial1" style:font-name-asian="Arial2" style:font-name-complex="Arial2"/>
    </style:style>
    <style:style style:name="ta_extref" style:family="table">
      <style:table-properties table:display="false"/>
    </style:style>
    <style:style style:name="T1" style:family="text">
      <style:text-properties fo:color="#ff420e" fo:font-size="14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3366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468a1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l" fo:country="SI" style:language-asian="zh" style:country-asian="CN" style:language-complex="hi" style:country-complex="IN" style:font-name-asian="Webdings" style:font-name-complex="Webding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sl" fo:country="SI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8pt" style:font-name-asian="Arial" style:font-name-complex="Arial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redlog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19"/>
        <table:table-column table:style-name="co5" table:default-cell-style-name="ce20"/>
        <table:table-column table:style-name="co5" table:number-columns-repeated="3" table:default-cell-style-name="ce22"/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51☻</text:p>
          </table:table-cell>
          <table:table-cell table:style-name="ce95"/>
          <table:table-cell/>
          <table:table-cell table:style-name="ce21" office:value-type="string" calcext:value-type="string">
            <text:p>GO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52☻</text:p>
          </table:table-cell>
          <table:table-cell table:style-name="ce95"/>
          <table:table-cell/>
          <table:table-cell table:style-name="ce21" office:value-type="string" calcext:value-type="string">
            <text:p>ŠOŠ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51</text:p>
          </table:table-cell>
          <table:table-cell table:style-name="ce95"/>
          <table:table-cell/>
          <table:table-cell table:style-name="ce21" office:value-type="string" calcext:value-type="string">
            <text:p>PI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52</text:p>
          </table:table-cell>
          <table:table-cell table:style-name="ce95"/>
          <table:table-cell/>
          <table:table-cell table:style-name="ce21" office:value-type="string" calcext:value-type="string">
            <text:p>K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KVIT</text:p>
          </table:table-cell>
          <table:table-cell table:style-name="ce95"/>
          <table:table-cell/>
          <table:table-cell table:style-name="ce21" office:value-type="string" calcext:value-type="string">
            <text:p>ORO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KVIT☻</text:p>
          </table:table-cell>
          <table:table-cell table:style-name="ce96"/>
          <table:table-cell/>
          <table:table-cell table:style-name="ce21" office:value-type="string" calcext:value-type="string">
            <text:p>MI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</text:p>
          </table:table-cell>
          <table:table-cell table:style-name="ce95"/>
          <table:table-cell/>
          <table:table-cell table:style-name="ce21" office:value-type="string" calcext:value-type="string">
            <text:p>BOŽ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☻</text:p>
          </table:table-cell>
          <table:table-cell table:style-name="ce95"/>
          <table:table-cell/>
          <table:table-cell table:style-name="ce21" office:value-type="string" calcext:value-type="string">
            <text:p>TOM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12-20</text:p>
          </table:table-cell>
          <table:table-cell table:style-name="ce95"/>
          <table:table-cell/>
          <table:table-cell table:style-name="ce21" office:value-type="string" calcext:value-type="string">
            <text:p>MŠŠ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 table:style-name="ce97"/>
          <table:table-cell/>
          <table:table-cell table:style-name="ce21" office:value-type="string" calcext:value-type="string">
            <text:p>ŽIV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5"/>
          <table:table-cell/>
          <table:table-cell table:style-name="ce21" office:value-type="string" calcext:value-type="string">
            <text:p>TAL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BOL</text:p>
          </table:table-cell>
          <table:table-cell table:style-name="ce95"/>
          <table:table-cell/>
          <table:table-cell table:style-name="ce21" office:value-type="string" calcext:value-type="string">
            <text:p>PIR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☻</text:p>
          </table:table-cell>
          <table:table-cell table:style-name="ce98"/>
          <table:table-cell/>
          <table:table-cell table:style-name="ce21" office:value-type="string" calcext:value-type="string">
            <text:p>NOV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O</text:p>
          </table:table-cell>
          <table:table-cell table:style-name="ce95"/>
          <table:table-cell/>
          <table:table-cell table:style-name="ce21" office:value-type="string" calcext:value-type="string">
            <text:p>BU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☻</text:p>
          </table:table-cell>
          <table:table-cell table:style-name="ce97"/>
          <table:table-cell/>
          <table:table-cell table:style-name="ce21" office:value-type="string" calcext:value-type="string">
            <text:p>ŽRJ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51$</text:p>
          </table:table-cell>
          <table:table-cell table:style-name="ce99"/>
          <table:table-cell/>
          <table:table-cell table:style-name="ce21" office:value-type="string" calcext:value-type="string">
            <text:p>NOV3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52$</text:p>
          </table:table-cell>
          <table:table-cell table:style-name="ce99"/>
          <table:table-cell/>
          <table:table-cell table:style-name="ce21" office:value-type="string" calcext:value-type="string">
            <text:p>JNK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KVIT$</text:p>
          </table:table-cell>
          <table:table-cell table:style-name="ce100"/>
          <table:table-cell/>
          <table:table-cell table:style-name="ce21" office:value-type="string" calcext:value-type="string">
            <text:p>NOV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☺</text:p>
          </table:table-cell>
          <table:table-cell table:style-name="ce101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☺</text:p>
          </table:table-cell>
          <table:table-cell table:style-name="ce102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U<text:span text:style-name="T1">☺</text:span></text:p>
          </table:table-cell>
          <table:table-cell table:style-name="ce103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51<text:span text:style-name="T1">☺</text:span></text:p>
          </table:table-cell>
          <table:table-cell table:style-name="ce103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52<text:span text:style-name="T1">☺</text:span></text:p>
          </table:table-cell>
          <table:table-cell table:style-name="ce10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51¶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52¶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KVIT<text:span text:style-name="T2">☺</text:span></text:p>
          </table:table-cell>
          <table:table-cell table:style-name="ce104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KO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Rt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Rt☻</text:p>
          </table:table-cell>
          <table:table-cell table:style-name="ce95"/>
          <table:table-cell table:number-columns-repeated="5"/>
        </table:table-row>
        <table:table-row table:style-name="ro2">
          <table:table-cell/>
          <table:table-cell table:style-name="ce14" office:value-type="string" calcext:value-type="string">
            <text:p>Rt<text:span text:style-name="T1">☺</text:span></text:p>
          </table:table-cell>
          <table:table-cell table:style-name="ce10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Am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m☻</text:p>
          </table:table-cell>
          <table:table-cell table:style-name="ce95"/>
          <table:table-cell table:number-columns-repeated="5"/>
        </table:table-row>
        <table:table-row table:style-name="ro2">
          <table:table-cell/>
          <table:table-cell table:style-name="ce14" office:value-type="string" calcext:value-type="string">
            <text:p>Am<text:span text:style-name="T1">☺</text:span></text:p>
          </table:table-cell>
          <table:table-cell table:style-name="ce10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Ta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a☻</text:p>
          </table:table-cell>
          <table:table-cell table:style-name="ce95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Ta<text:span text:style-name="T1">☺</text:span></text:p>
          </table:table-cell>
          <table:table-cell table:style-name="ce10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Rf</text:p>
          </table:table-cell>
          <table:table-cell table:style-name="ce97"/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Rf<text:span text:style-name="T3">☻</text:span></text:p>
          </table:table-cell>
          <table:table-cell table:style-name="ce95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Rf<text:span text:style-name="T1">☺</text:span></text:p>
          </table:table-cell>
          <table:table-cell table:style-name="ce10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TAV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Σ</text:p>
          </table:table-cell>
          <table:table-cell table:style-name="ce106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$</text:p>
          </table:table-cell>
          <table:table-cell table:style-name="ce10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X</text:p>
          </table:table-cell>
          <table:table-cell table:style-name="ce108"/>
          <table:table-cell table:number-columns-repeated="5"/>
        </table:table-row>
        <table:table-row table:style-name="ro1">
          <table:table-cell/>
          <table:table-cell table:style-name="ce18" office:value-type="string" calcext:value-type="string">
            <text:p>¶</text:p>
          </table:table-cell>
          <table:table-cell table:style-name="ce109"/>
          <table:table-cell table:number-columns-repeated="5"/>
        </table:table-row>
        <table:table-row table:style-name="ro1">
          <table:table-cell/>
          <table:table-cell table:style-name="ce93" office:value-type="string" calcext:value-type="string">
            <text:p><text:span text:style-name="T4">©</text:span><text:span text:style-name="T5">☻</text:span></text:p>
          </table:table-cell>
          <table:table-cell table:number-columns-repeated="6"/>
        </table:table-row>
        <table:table-row table:style-name="ro1">
          <table:table-cell/>
          <table:table-cell table:style-name="ce93" office:value-type="string" calcext:value-type="string">
            <text:p><text:span text:style-name="T4">®</text:span><text:span text:style-name="T5">☻</text:span></text:p>
          </table:table-cell>
          <table:table-cell table:number-columns-repeated="6"/>
        </table:table-row>
        <table:table-row table:style-name="ro1">
          <table:table-cell/>
          <table:table-cell table:style-name="ce94" office:value-type="string" calcext:value-type="string">
            <text:p>©</text:p>
          </table:table-cell>
          <table:table-cell table:number-columns-repeated="6"/>
        </table:table-row>
        <table:table-row table:style-name="ro1">
          <table:table-cell/>
          <table:table-cell table:style-name="ce94" office:value-type="string" calcext:value-type="string">
            <text:p>®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januar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4" office:value-type="date" office:date-value="2021-01-01" calcext:value-type="date">
            <text:p>01/ jan</text:p>
          </table:table-cell>
          <table:table-cell table:style-name="ce29" table:formula="of:=TEXT([.A2];&quot;Ddd&quot;)" office:value-type="string" office:string-value="pet" calcext:value-type="string">
            <text:p>pet</text:p>
          </table:table-cell>
          <table:table-cell table:style-name="ce34" table:number-columns-repeated="14"/>
          <table:table-cell table:style-name="ce124"/>
          <table:table-cell table:style-name="ce34" table:number-columns-repeated="4"/>
          <table:table-cell table:style-name="ce42"/>
          <table:table-cell table:style-name="ce46" table:formula="of:=COUNTIF([.AI2:.AZ2];&quot;☻&quot;)" office:value-type="float" office:value="0" calcext:value-type="float">
            <text:p>0</text:p>
          </table:table-cell>
          <table:table-cell table:style-name="ce46" table:formula="of:=COUNTIF([.AI2:.AZ2];&quot;☺&quot;)" office:value-type="float" office:value="0" calcext:value-type="float">
            <text:p>0</text:p>
          </table:table-cell>
          <table:table-cell table:style-name="ce46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46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46" table:formula="of:=COUNTIF([.C2:.U2];&quot;51¶&quot;)" office:value-type="float" office:value="0" calcext:value-type="float">
            <text:p>0</text:p>
          </table:table-cell>
          <table:table-cell table:style-name="ce46" table:formula="of:=COUNTIF([.C2:.U2];&quot;52¶&quot;)" office:value-type="float" office:value="0" calcext:value-type="float">
            <text:p>0</text:p>
          </table:table-cell>
          <table:table-cell table:style-name="ce46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46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52" table:formula="of:=COUNTBLANK([.C2:.T2])-3" office:value-type="float" office:value="15" calcext:value-type="float">
            <text:p>15</text:p>
          </table:table-cell>
          <table:table-cell table:style-name="ce53" table:formula="of:=COUNTIF([.C2:.U2];&quot;x&quot;)" office:value-type="float" office:value="0" calcext:value-type="float">
            <text:p>0</text:p>
          </table:table-cell>
          <table:table-cell table:style-name="ce55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4" office:value-type="date" office:date-value="2021-01-02" calcext:value-type="date">
            <text:p>02/ jan</text:p>
          </table:table-cell>
          <table:table-cell table:style-name="ce29" table:formula="of:=TEXT([.A3];&quot;Ddd&quot;)" office:value-type="string" office:string-value="sob" calcext:value-type="string">
            <text:p>sob</text:p>
          </table:table-cell>
          <table:table-cell table:style-name="ce34" table:number-columns-repeated="14"/>
          <table:table-cell table:style-name="ce124"/>
          <table:table-cell table:style-name="ce34" table:number-columns-repeated="4"/>
          <table:table-cell table:style-name="ce42"/>
          <table:table-cell table:style-name="ce46" table:formula="of:=COUNTIF([.AI3:.AZ3];&quot;☻&quot;)" office:value-type="float" office:value="0" calcext:value-type="float">
            <text:p>0</text:p>
          </table:table-cell>
          <table:table-cell table:style-name="ce46" table:formula="of:=COUNTIF([.AI3:.AZ3];&quot;☺&quot;)" office:value-type="float" office:value="0" calcext:value-type="float">
            <text:p>0</text:p>
          </table:table-cell>
          <table:table-cell table:style-name="ce46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46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46" table:formula="of:=COUNTIF([.C3:.U3];&quot;51¶&quot;)" office:value-type="float" office:value="0" calcext:value-type="float">
            <text:p>0</text:p>
          </table:table-cell>
          <table:table-cell table:style-name="ce46" table:formula="of:=COUNTIF([.C3:.U3];&quot;52¶&quot;)" office:value-type="float" office:value="0" calcext:value-type="float">
            <text:p>0</text:p>
          </table:table-cell>
          <table:table-cell table:style-name="ce46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46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52" table:formula="of:=COUNTBLANK([.C3:.T3])-3" office:value-type="float" office:value="15" calcext:value-type="float">
            <text:p>15</text:p>
          </table:table-cell>
          <table:table-cell table:style-name="ce53" table:formula="of:=COUNTIF([.C3:.U3];&quot;x&quot;)" office:value-type="float" office:value="0" calcext:value-type="float">
            <text:p>0</text:p>
          </table:table-cell>
          <table:table-cell table:style-name="ce55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03" calcext:value-type="date">
            <text:p>03/ jan</text:p>
          </table:table-cell>
          <table:table-cell table:style-name="ce29" table:formula="of:=TEXT([.A4];&quot;Ddd&quot;)" office:value-type="string" office:string-value="ned" calcext:value-type="string">
            <text:p>ned</text:p>
          </table:table-cell>
          <table:table-cell table:style-name="ce34" table:number-columns-repeated="14"/>
          <table:table-cell table:style-name="ce124"/>
          <table:table-cell table:style-name="ce34" table:number-columns-repeated="4"/>
          <table:table-cell table:style-name="ce42"/>
          <table:table-cell table:style-name="ce46" table:formula="of:=COUNTIF([.AI4:.AZ4];&quot;☻&quot;)" office:value-type="float" office:value="0" calcext:value-type="float">
            <text:p>0</text:p>
          </table:table-cell>
          <table:table-cell table:style-name="ce46" table:formula="of:=COUNTIF([.AI4:.AZ4];&quot;☺&quot;)" office:value-type="float" office:value="0" calcext:value-type="float">
            <text:p>0</text:p>
          </table:table-cell>
          <table:table-cell table:style-name="ce46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46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46" table:formula="of:=COUNTIF([.C4:.U4];&quot;51¶&quot;)" office:value-type="float" office:value="0" calcext:value-type="float">
            <text:p>0</text:p>
          </table:table-cell>
          <table:table-cell table:style-name="ce46" table:formula="of:=COUNTIF([.C4:.U4];&quot;52¶&quot;)" office:value-type="float" office:value="0" calcext:value-type="float">
            <text:p>0</text:p>
          </table:table-cell>
          <table:table-cell table:style-name="ce46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46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52" table:formula="of:=COUNTBLANK([.C4:.T4])-3" office:value-type="float" office:value="15" calcext:value-type="float">
            <text:p>15</text:p>
          </table:table-cell>
          <table:table-cell table:style-name="ce53" table:formula="of:=COUNTIF([.C4:.U4];&quot;x&quot;)" office:value-type="float" office:value="0" calcext:value-type="float">
            <text:p>0</text:p>
          </table:table-cell>
          <table:table-cell table:style-name="ce55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04" calcext:value-type="date">
            <text:p>04/ jan</text:p>
          </table:table-cell>
          <table:table-cell table:style-name="ce29" table:formula="of:=TEXT([.A5];&quot;Ddd&quot;)" office:value-type="string" office:string-value="pon" calcext:value-type="string">
            <text:p>pon</text:p>
          </table:table-cell>
          <table:table-cell table:style-name="ce34" table:number-columns-repeated="19"/>
          <table:table-cell table:style-name="ce42"/>
          <table:table-cell table:style-name="ce46" table:formula="of:=COUNTIF([.AI5:.AZ5];&quot;☻&quot;)" office:value-type="float" office:value="0" calcext:value-type="float">
            <text:p>0</text:p>
          </table:table-cell>
          <table:table-cell table:style-name="ce46" table:formula="of:=COUNTIF([.AI5:.AZ5];&quot;☺&quot;)" office:value-type="float" office:value="0" calcext:value-type="float">
            <text:p>0</text:p>
          </table:table-cell>
          <table:table-cell table:style-name="ce46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46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46" table:formula="of:=COUNTIF([.C5:.U5];&quot;51¶&quot;)" office:value-type="float" office:value="0" calcext:value-type="float">
            <text:p>0</text:p>
          </table:table-cell>
          <table:table-cell table:style-name="ce46" table:formula="of:=COUNTIF([.C5:.U5];&quot;52¶&quot;)" office:value-type="float" office:value="0" calcext:value-type="float">
            <text:p>0</text:p>
          </table:table-cell>
          <table:table-cell table:style-name="ce46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46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52" table:formula="of:=COUNTBLANK([.C5:.T5])-3" office:value-type="float" office:value="15" calcext:value-type="float">
            <text:p>15</text:p>
          </table:table-cell>
          <table:table-cell table:style-name="ce53" table:formula="of:=COUNTIF([.C5:.U5];&quot;x&quot;)" office:value-type="float" office:value="0" calcext:value-type="float">
            <text:p>0</text:p>
          </table:table-cell>
          <table:table-cell table:style-name="ce55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05" calcext:value-type="date">
            <text:p>05/ jan</text:p>
          </table:table-cell>
          <table:table-cell table:style-name="ce29" table:formula="of:=TEXT([.A6];&quot;Ddd&quot;)" office:value-type="string" office:string-value="tor" calcext:value-type="string">
            <text:p>tor</text:p>
          </table:table-cell>
          <table:table-cell table:style-name="ce34" table:number-columns-repeated="19"/>
          <table:table-cell table:style-name="ce42"/>
          <table:table-cell table:style-name="ce46" table:formula="of:=COUNTIF([.AI6:.AZ6];&quot;☻&quot;)" office:value-type="float" office:value="0" calcext:value-type="float">
            <text:p>0</text:p>
          </table:table-cell>
          <table:table-cell table:style-name="ce46" table:formula="of:=COUNTIF([.AI6:.AZ6];&quot;☺&quot;)" office:value-type="float" office:value="0" calcext:value-type="float">
            <text:p>0</text:p>
          </table:table-cell>
          <table:table-cell table:style-name="ce46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46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46" table:formula="of:=COUNTIF([.C6:.U6];&quot;51¶&quot;)" office:value-type="float" office:value="0" calcext:value-type="float">
            <text:p>0</text:p>
          </table:table-cell>
          <table:table-cell table:style-name="ce46" table:formula="of:=COUNTIF([.C6:.U6];&quot;52¶&quot;)" office:value-type="float" office:value="0" calcext:value-type="float">
            <text:p>0</text:p>
          </table:table-cell>
          <table:table-cell table:style-name="ce46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46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52" table:formula="of:=COUNTBLANK([.C6:.T6])-3" office:value-type="float" office:value="15" calcext:value-type="float">
            <text:p>15</text:p>
          </table:table-cell>
          <table:table-cell table:style-name="ce53" table:formula="of:=COUNTIF([.C6:.U6];&quot;x&quot;)" office:value-type="float" office:value="0" calcext:value-type="float">
            <text:p>0</text:p>
          </table:table-cell>
          <table:table-cell table:style-name="ce55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06" calcext:value-type="date">
            <text:p>06/ jan</text:p>
          </table:table-cell>
          <table:table-cell table:style-name="ce29" table:formula="of:=TEXT([.A7];&quot;Ddd&quot;)" office:value-type="string" office:string-value="sre" calcext:value-type="string">
            <text:p>sre</text:p>
          </table:table-cell>
          <table:table-cell table:style-name="ce34" table:number-columns-repeated="19"/>
          <table:table-cell table:style-name="ce42"/>
          <table:table-cell table:style-name="ce46" table:formula="of:=COUNTIF([.AI7:.AZ7];&quot;☻&quot;)" office:value-type="float" office:value="0" calcext:value-type="float">
            <text:p>0</text:p>
          </table:table-cell>
          <table:table-cell table:style-name="ce46" table:formula="of:=COUNTIF([.AI7:.AZ7];&quot;☺&quot;)" office:value-type="float" office:value="0" calcext:value-type="float">
            <text:p>0</text:p>
          </table:table-cell>
          <table:table-cell table:style-name="ce46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46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46" table:formula="of:=COUNTIF([.C7:.U7];&quot;51¶&quot;)" office:value-type="float" office:value="0" calcext:value-type="float">
            <text:p>0</text:p>
          </table:table-cell>
          <table:table-cell table:style-name="ce46" table:formula="of:=COUNTIF([.C7:.U7];&quot;52¶&quot;)" office:value-type="float" office:value="0" calcext:value-type="float">
            <text:p>0</text:p>
          </table:table-cell>
          <table:table-cell table:style-name="ce46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46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52" table:formula="of:=COUNTBLANK([.C7:.T7])-3" office:value-type="float" office:value="15" calcext:value-type="float">
            <text:p>15</text:p>
          </table:table-cell>
          <table:table-cell table:style-name="ce53" table:formula="of:=COUNTIF([.C7:.U7];&quot;x&quot;)" office:value-type="float" office:value="0" calcext:value-type="float">
            <text:p>0</text:p>
          </table:table-cell>
          <table:table-cell table:style-name="ce55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07" calcext:value-type="date">
            <text:p>07/ jan</text:p>
          </table:table-cell>
          <table:table-cell table:style-name="ce29" table:formula="of:=TEXT([.A8];&quot;Ddd&quot;)" office:value-type="string" office:string-value="čet" calcext:value-type="string">
            <text:p>čet</text:p>
          </table:table-cell>
          <table:table-cell table:style-name="ce34" table:number-columns-repeated="8"/>
          <table:table-cell table:style-name="ce124"/>
          <table:table-cell table:style-name="ce34" table:number-columns-repeated="10"/>
          <table:table-cell table:style-name="ce42"/>
          <table:table-cell table:style-name="ce46" table:formula="of:=COUNTIF([.AI8:.AZ8];&quot;☻&quot;)" office:value-type="float" office:value="0" calcext:value-type="float">
            <text:p>0</text:p>
          </table:table-cell>
          <table:table-cell table:style-name="ce46" table:formula="of:=COUNTIF([.AI8:.AZ8];&quot;☺&quot;)" office:value-type="float" office:value="0" calcext:value-type="float">
            <text:p>0</text:p>
          </table:table-cell>
          <table:table-cell table:style-name="ce46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46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46" table:formula="of:=COUNTIF([.C8:.U8];&quot;51¶&quot;)" office:value-type="float" office:value="0" calcext:value-type="float">
            <text:p>0</text:p>
          </table:table-cell>
          <table:table-cell table:style-name="ce46" table:formula="of:=COUNTIF([.C8:.U8];&quot;52¶&quot;)" office:value-type="float" office:value="0" calcext:value-type="float">
            <text:p>0</text:p>
          </table:table-cell>
          <table:table-cell table:style-name="ce46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46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52" table:formula="of:=COUNTBLANK([.C8:.T8])-3" office:value-type="float" office:value="15" calcext:value-type="float">
            <text:p>15</text:p>
          </table:table-cell>
          <table:table-cell table:style-name="ce53" table:formula="of:=COUNTIF([.C8:.U8];&quot;x&quot;)" office:value-type="float" office:value="0" calcext:value-type="float">
            <text:p>0</text:p>
          </table:table-cell>
          <table:table-cell table:style-name="ce55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08" calcext:value-type="date">
            <text:p>08/ jan</text:p>
          </table:table-cell>
          <table:table-cell table:style-name="ce29" table:formula="of:=TEXT([.A9];&quot;Ddd&quot;)" office:value-type="string" office:string-value="pet" calcext:value-type="string">
            <text:p>pet</text:p>
          </table:table-cell>
          <table:table-cell table:style-name="ce34" table:number-columns-repeated="8"/>
          <table:table-cell table:style-name="ce124"/>
          <table:table-cell table:style-name="ce34" table:number-columns-repeated="10"/>
          <table:table-cell table:style-name="ce42"/>
          <table:table-cell table:style-name="ce46" table:formula="of:=COUNTIF([.AI9:.AZ9];&quot;☻&quot;)" office:value-type="float" office:value="0" calcext:value-type="float">
            <text:p>0</text:p>
          </table:table-cell>
          <table:table-cell table:style-name="ce46" table:formula="of:=COUNTIF([.AI9:.AZ9];&quot;☺&quot;)" office:value-type="float" office:value="0" calcext:value-type="float">
            <text:p>0</text:p>
          </table:table-cell>
          <table:table-cell table:style-name="ce46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46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46" table:formula="of:=COUNTIF([.C9:.U9];&quot;51¶&quot;)" office:value-type="float" office:value="0" calcext:value-type="float">
            <text:p>0</text:p>
          </table:table-cell>
          <table:table-cell table:style-name="ce46" table:formula="of:=COUNTIF([.C9:.U9];&quot;52¶&quot;)" office:value-type="float" office:value="0" calcext:value-type="float">
            <text:p>0</text:p>
          </table:table-cell>
          <table:table-cell table:style-name="ce46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46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52" table:formula="of:=COUNTBLANK([.C9:.T9])-3" office:value-type="float" office:value="15" calcext:value-type="float">
            <text:p>15</text:p>
          </table:table-cell>
          <table:table-cell table:style-name="ce53" table:formula="of:=COUNTIF([.C9:.U9];&quot;x&quot;)" office:value-type="float" office:value="0" calcext:value-type="float">
            <text:p>0</text:p>
          </table:table-cell>
          <table:table-cell table:style-name="ce55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09" calcext:value-type="date">
            <text:p>09/ jan</text:p>
          </table:table-cell>
          <table:table-cell table:style-name="ce29" table:formula="of:=TEXT([.A10];&quot;Ddd&quot;)" office:value-type="string" office:string-value="sob" calcext:value-type="string">
            <text:p>sob</text:p>
          </table:table-cell>
          <table:table-cell table:style-name="ce34" table:number-columns-repeated="8"/>
          <table:table-cell table:style-name="ce124"/>
          <table:table-cell table:style-name="ce34" table:number-columns-repeated="10"/>
          <table:table-cell table:style-name="ce42"/>
          <table:table-cell table:style-name="ce46" table:formula="of:=COUNTIF([.AI10:.AZ10];&quot;☻&quot;)" office:value-type="float" office:value="0" calcext:value-type="float">
            <text:p>0</text:p>
          </table:table-cell>
          <table:table-cell table:style-name="ce46" table:formula="of:=COUNTIF([.AI10:.AZ10];&quot;☺&quot;)" office:value-type="float" office:value="0" calcext:value-type="float">
            <text:p>0</text:p>
          </table:table-cell>
          <table:table-cell table:style-name="ce46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46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46" table:formula="of:=COUNTIF([.C10:.U10];&quot;51¶&quot;)" office:value-type="float" office:value="0" calcext:value-type="float">
            <text:p>0</text:p>
          </table:table-cell>
          <table:table-cell table:style-name="ce46" table:formula="of:=COUNTIF([.C10:.U10];&quot;52¶&quot;)" office:value-type="float" office:value="0" calcext:value-type="float">
            <text:p>0</text:p>
          </table:table-cell>
          <table:table-cell table:style-name="ce46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46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52" table:formula="of:=COUNTBLANK([.C10:.T10])-3" office:value-type="float" office:value="15" calcext:value-type="float">
            <text:p>15</text:p>
          </table:table-cell>
          <table:table-cell table:style-name="ce53" table:formula="of:=COUNTIF([.C10:.U10];&quot;x&quot;)" office:value-type="float" office:value="0" calcext:value-type="float">
            <text:p>0</text:p>
          </table:table-cell>
          <table:table-cell table:style-name="ce55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0" calcext:value-type="date">
            <text:p>10/ jan</text:p>
          </table:table-cell>
          <table:table-cell table:style-name="ce29" table:formula="of:=TEXT([.A11];&quot;Ddd&quot;)" office:value-type="string" office:string-value="ned" calcext:value-type="string">
            <text:p>ned</text:p>
          </table:table-cell>
          <table:table-cell table:style-name="ce34" table:number-columns-repeated="19"/>
          <table:table-cell table:style-name="ce42"/>
          <table:table-cell table:style-name="ce46" table:formula="of:=COUNTIF([.AI11:.AZ11];&quot;☻&quot;)" office:value-type="float" office:value="0" calcext:value-type="float">
            <text:p>0</text:p>
          </table:table-cell>
          <table:table-cell table:style-name="ce46" table:formula="of:=COUNTIF([.AI11:.AZ11];&quot;☺&quot;)" office:value-type="float" office:value="0" calcext:value-type="float">
            <text:p>0</text:p>
          </table:table-cell>
          <table:table-cell table:style-name="ce46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46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46" table:formula="of:=COUNTIF([.C11:.U11];&quot;51¶&quot;)" office:value-type="float" office:value="0" calcext:value-type="float">
            <text:p>0</text:p>
          </table:table-cell>
          <table:table-cell table:style-name="ce46" table:formula="of:=COUNTIF([.C11:.U11];&quot;52¶&quot;)" office:value-type="float" office:value="0" calcext:value-type="float">
            <text:p>0</text:p>
          </table:table-cell>
          <table:table-cell table:style-name="ce46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46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52" table:formula="of:=COUNTBLANK([.C11:.T11])-3" office:value-type="float" office:value="15" calcext:value-type="float">
            <text:p>15</text:p>
          </table:table-cell>
          <table:table-cell table:style-name="ce53" table:formula="of:=COUNTIF([.C11:.U11];&quot;x&quot;)" office:value-type="float" office:value="0" calcext:value-type="float">
            <text:p>0</text:p>
          </table:table-cell>
          <table:table-cell table:style-name="ce55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1" calcext:value-type="date">
            <text:p>11/ jan</text:p>
          </table:table-cell>
          <table:table-cell table:style-name="ce29" table:formula="of:=TEXT([.A12];&quot;Ddd&quot;)" office:value-type="string" office:string-value="pon" calcext:value-type="string">
            <text:p>pon</text:p>
          </table:table-cell>
          <table:table-cell table:style-name="ce124"/>
          <table:table-cell table:style-name="ce34" table:number-columns-repeated="18"/>
          <table:table-cell table:style-name="ce42"/>
          <table:table-cell table:style-name="ce46" table:formula="of:=COUNTIF([.AI12:.AZ12];&quot;☻&quot;)" office:value-type="float" office:value="0" calcext:value-type="float">
            <text:p>0</text:p>
          </table:table-cell>
          <table:table-cell table:style-name="ce46" table:formula="of:=COUNTIF([.AI12:.AZ12];&quot;☺&quot;)" office:value-type="float" office:value="0" calcext:value-type="float">
            <text:p>0</text:p>
          </table:table-cell>
          <table:table-cell table:style-name="ce46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46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46" table:formula="of:=COUNTIF([.C12:.U12];&quot;51¶&quot;)" office:value-type="float" office:value="0" calcext:value-type="float">
            <text:p>0</text:p>
          </table:table-cell>
          <table:table-cell table:style-name="ce46" table:formula="of:=COUNTIF([.C12:.U12];&quot;52¶&quot;)" office:value-type="float" office:value="0" calcext:value-type="float">
            <text:p>0</text:p>
          </table:table-cell>
          <table:table-cell table:style-name="ce46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46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52" table:formula="of:=COUNTBLANK([.C12:.T12])-3" office:value-type="float" office:value="15" calcext:value-type="float">
            <text:p>15</text:p>
          </table:table-cell>
          <table:table-cell table:style-name="ce53" table:formula="of:=COUNTIF([.C12:.U12];&quot;x&quot;)" office:value-type="float" office:value="0" calcext:value-type="float">
            <text:p>0</text:p>
          </table:table-cell>
          <table:table-cell table:style-name="ce55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2" calcext:value-type="date">
            <text:p>12/ jan</text:p>
          </table:table-cell>
          <table:table-cell table:style-name="ce29" table:formula="of:=TEXT([.A13];&quot;Ddd&quot;)" office:value-type="string" office:string-value="tor" calcext:value-type="string">
            <text:p>tor</text:p>
          </table:table-cell>
          <table:table-cell table:style-name="ce34" table:number-columns-repeated="19"/>
          <table:table-cell table:style-name="ce42"/>
          <table:table-cell table:style-name="ce46" table:formula="of:=COUNTIF([.AI13:.AZ13];&quot;☻&quot;)" office:value-type="float" office:value="0" calcext:value-type="float">
            <text:p>0</text:p>
          </table:table-cell>
          <table:table-cell table:style-name="ce46" table:formula="of:=COUNTIF([.AI13:.AZ13];&quot;☺&quot;)" office:value-type="float" office:value="0" calcext:value-type="float">
            <text:p>0</text:p>
          </table:table-cell>
          <table:table-cell table:style-name="ce46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46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46" table:formula="of:=COUNTIF([.C13:.U13];&quot;51¶&quot;)" office:value-type="float" office:value="0" calcext:value-type="float">
            <text:p>0</text:p>
          </table:table-cell>
          <table:table-cell table:style-name="ce46" table:formula="of:=COUNTIF([.C13:.U13];&quot;52¶&quot;)" office:value-type="float" office:value="0" calcext:value-type="float">
            <text:p>0</text:p>
          </table:table-cell>
          <table:table-cell table:style-name="ce46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46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52" table:formula="of:=COUNTBLANK([.C13:.T13])-3" office:value-type="float" office:value="15" calcext:value-type="float">
            <text:p>15</text:p>
          </table:table-cell>
          <table:table-cell table:style-name="ce53" table:formula="of:=COUNTIF([.C13:.U13];&quot;x&quot;)" office:value-type="float" office:value="0" calcext:value-type="float">
            <text:p>0</text:p>
          </table:table-cell>
          <table:table-cell table:style-name="ce55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3" calcext:value-type="date">
            <text:p>13/ jan</text:p>
          </table:table-cell>
          <table:table-cell table:style-name="ce29" table:formula="of:=TEXT([.A14];&quot;Ddd&quot;)" office:value-type="string" office:string-value="sre" calcext:value-type="string">
            <text:p>sre</text:p>
          </table:table-cell>
          <table:table-cell table:style-name="ce34" table:number-columns-repeated="19"/>
          <table:table-cell table:style-name="ce42"/>
          <table:table-cell table:style-name="ce46" table:formula="of:=COUNTIF([.AI14:.AZ14];&quot;☻&quot;)" office:value-type="float" office:value="0" calcext:value-type="float">
            <text:p>0</text:p>
          </table:table-cell>
          <table:table-cell table:style-name="ce46" table:formula="of:=COUNTIF([.AI14:.AZ14];&quot;☺&quot;)" office:value-type="float" office:value="0" calcext:value-type="float">
            <text:p>0</text:p>
          </table:table-cell>
          <table:table-cell table:style-name="ce46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46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46" table:formula="of:=COUNTIF([.C14:.U14];&quot;51¶&quot;)" office:value-type="float" office:value="0" calcext:value-type="float">
            <text:p>0</text:p>
          </table:table-cell>
          <table:table-cell table:style-name="ce46" table:formula="of:=COUNTIF([.C14:.U14];&quot;52¶&quot;)" office:value-type="float" office:value="0" calcext:value-type="float">
            <text:p>0</text:p>
          </table:table-cell>
          <table:table-cell table:style-name="ce46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46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52" table:formula="of:=COUNTBLANK([.C14:.T14])-3" office:value-type="float" office:value="15" calcext:value-type="float">
            <text:p>15</text:p>
          </table:table-cell>
          <table:table-cell table:style-name="ce53" table:formula="of:=COUNTIF([.C14:.U14];&quot;x&quot;)" office:value-type="float" office:value="0" calcext:value-type="float">
            <text:p>0</text:p>
          </table:table-cell>
          <table:table-cell table:style-name="ce55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4" calcext:value-type="date">
            <text:p>14/ jan</text:p>
          </table:table-cell>
          <table:table-cell table:style-name="ce29" table:formula="of:=TEXT([.A15];&quot;Ddd&quot;)" office:value-type="string" office:string-value="čet" calcext:value-type="string">
            <text:p>čet</text:p>
          </table:table-cell>
          <table:table-cell table:style-name="ce34" table:number-columns-repeated="19"/>
          <table:table-cell table:style-name="ce42"/>
          <table:table-cell table:style-name="ce46" table:formula="of:=COUNTIF([.AI15:.AZ15];&quot;☻&quot;)" office:value-type="float" office:value="0" calcext:value-type="float">
            <text:p>0</text:p>
          </table:table-cell>
          <table:table-cell table:style-name="ce46" table:formula="of:=COUNTIF([.AI15:.AZ15];&quot;☺&quot;)" office:value-type="float" office:value="0" calcext:value-type="float">
            <text:p>0</text:p>
          </table:table-cell>
          <table:table-cell table:style-name="ce46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46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46" table:formula="of:=COUNTIF([.C15:.U15];&quot;51¶&quot;)" office:value-type="float" office:value="0" calcext:value-type="float">
            <text:p>0</text:p>
          </table:table-cell>
          <table:table-cell table:style-name="ce46" table:formula="of:=COUNTIF([.C15:.U15];&quot;52¶&quot;)" office:value-type="float" office:value="0" calcext:value-type="float">
            <text:p>0</text:p>
          </table:table-cell>
          <table:table-cell table:style-name="ce46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46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52" table:formula="of:=COUNTBLANK([.C15:.T15])-3" office:value-type="float" office:value="15" calcext:value-type="float">
            <text:p>15</text:p>
          </table:table-cell>
          <table:table-cell table:style-name="ce53" table:formula="of:=COUNTIF([.C15:.U15];&quot;x&quot;)" office:value-type="float" office:value="0" calcext:value-type="float">
            <text:p>0</text:p>
          </table:table-cell>
          <table:table-cell table:style-name="ce55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5" calcext:value-type="date">
            <text:p>15/ jan</text:p>
          </table:table-cell>
          <table:table-cell table:style-name="ce29" table:formula="of:=TEXT([.A16];&quot;Ddd&quot;)" office:value-type="string" office:string-value="pet" calcext:value-type="string">
            <text:p>pet</text:p>
          </table:table-cell>
          <table:table-cell table:style-name="ce34" table:number-columns-repeated="19"/>
          <table:table-cell table:style-name="ce42"/>
          <table:table-cell table:style-name="ce46" table:formula="of:=COUNTIF([.AI16:.AZ16];&quot;☻&quot;)" office:value-type="float" office:value="0" calcext:value-type="float">
            <text:p>0</text:p>
          </table:table-cell>
          <table:table-cell table:style-name="ce46" table:formula="of:=COUNTIF([.AI16:.AZ16];&quot;☺&quot;)" office:value-type="float" office:value="0" calcext:value-type="float">
            <text:p>0</text:p>
          </table:table-cell>
          <table:table-cell table:style-name="ce46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46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46" table:formula="of:=COUNTIF([.C16:.U16];&quot;51¶&quot;)" office:value-type="float" office:value="0" calcext:value-type="float">
            <text:p>0</text:p>
          </table:table-cell>
          <table:table-cell table:style-name="ce46" table:formula="of:=COUNTIF([.C16:.U16];&quot;52¶&quot;)" office:value-type="float" office:value="0" calcext:value-type="float">
            <text:p>0</text:p>
          </table:table-cell>
          <table:table-cell table:style-name="ce46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46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52" table:formula="of:=COUNTBLANK([.C16:.T16])-3" office:value-type="float" office:value="15" calcext:value-type="float">
            <text:p>15</text:p>
          </table:table-cell>
          <table:table-cell table:style-name="ce53" table:formula="of:=COUNTIF([.C16:.U16];&quot;x&quot;)" office:value-type="float" office:value="0" calcext:value-type="float">
            <text:p>0</text:p>
          </table:table-cell>
          <table:table-cell table:style-name="ce55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6" calcext:value-type="date">
            <text:p>16/ jan</text:p>
          </table:table-cell>
          <table:table-cell table:style-name="ce29" table:formula="of:=TEXT([.A17];&quot;Ddd&quot;)" office:value-type="string" office:string-value="sob" calcext:value-type="string">
            <text:p>sob</text:p>
          </table:table-cell>
          <table:table-cell table:style-name="ce34" table:number-columns-repeated="19"/>
          <table:table-cell table:style-name="ce42"/>
          <table:table-cell table:style-name="ce46" table:formula="of:=COUNTIF([.AI17:.AZ17];&quot;☻&quot;)" office:value-type="float" office:value="0" calcext:value-type="float">
            <text:p>0</text:p>
          </table:table-cell>
          <table:table-cell table:style-name="ce46" table:formula="of:=COUNTIF([.AI17:.AZ17];&quot;☺&quot;)" office:value-type="float" office:value="0" calcext:value-type="float">
            <text:p>0</text:p>
          </table:table-cell>
          <table:table-cell table:style-name="ce46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46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46" table:formula="of:=COUNTIF([.C17:.U17];&quot;51¶&quot;)" office:value-type="float" office:value="0" calcext:value-type="float">
            <text:p>0</text:p>
          </table:table-cell>
          <table:table-cell table:style-name="ce46" table:formula="of:=COUNTIF([.C17:.U17];&quot;52¶&quot;)" office:value-type="float" office:value="0" calcext:value-type="float">
            <text:p>0</text:p>
          </table:table-cell>
          <table:table-cell table:style-name="ce46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46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52" table:formula="of:=COUNTBLANK([.C17:.T17])-3" office:value-type="float" office:value="15" calcext:value-type="float">
            <text:p>15</text:p>
          </table:table-cell>
          <table:table-cell table:style-name="ce53" table:formula="of:=COUNTIF([.C17:.U17];&quot;x&quot;)" office:value-type="float" office:value="0" calcext:value-type="float">
            <text:p>0</text:p>
          </table:table-cell>
          <table:table-cell table:style-name="ce55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7" calcext:value-type="date">
            <text:p>17/ jan</text:p>
          </table:table-cell>
          <table:table-cell table:style-name="ce29" table:formula="of:=TEXT([.A18];&quot;Ddd&quot;)" office:value-type="string" office:string-value="ned" calcext:value-type="string">
            <text:p>ned</text:p>
          </table:table-cell>
          <table:table-cell table:style-name="ce34" table:number-columns-repeated="19"/>
          <table:table-cell table:style-name="ce42"/>
          <table:table-cell table:style-name="ce46" table:formula="of:=COUNTIF([.AI18:.AZ18];&quot;☻&quot;)" office:value-type="float" office:value="0" calcext:value-type="float">
            <text:p>0</text:p>
          </table:table-cell>
          <table:table-cell table:style-name="ce46" table:formula="of:=COUNTIF([.AI18:.AZ18];&quot;☺&quot;)" office:value-type="float" office:value="0" calcext:value-type="float">
            <text:p>0</text:p>
          </table:table-cell>
          <table:table-cell table:style-name="ce46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46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46" table:formula="of:=COUNTIF([.C18:.U18];&quot;51¶&quot;)" office:value-type="float" office:value="0" calcext:value-type="float">
            <text:p>0</text:p>
          </table:table-cell>
          <table:table-cell table:style-name="ce46" table:formula="of:=COUNTIF([.C18:.U18];&quot;52¶&quot;)" office:value-type="float" office:value="0" calcext:value-type="float">
            <text:p>0</text:p>
          </table:table-cell>
          <table:table-cell table:style-name="ce46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46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52" table:formula="of:=COUNTBLANK([.C18:.T18])-3" office:value-type="float" office:value="15" calcext:value-type="float">
            <text:p>15</text:p>
          </table:table-cell>
          <table:table-cell table:style-name="ce53" table:formula="of:=COUNTIF([.C18:.U18];&quot;x&quot;)" office:value-type="float" office:value="0" calcext:value-type="float">
            <text:p>0</text:p>
          </table:table-cell>
          <table:table-cell table:style-name="ce55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8" calcext:value-type="date">
            <text:p>18/ jan</text:p>
          </table:table-cell>
          <table:table-cell table:style-name="ce29" table:formula="of:=TEXT([.A19];&quot;Ddd&quot;)" office:value-type="string" office:string-value="pon" calcext:value-type="string">
            <text:p>pon</text:p>
          </table:table-cell>
          <table:table-cell table:style-name="ce34" table:number-columns-repeated="19"/>
          <table:table-cell table:style-name="ce42"/>
          <table:table-cell table:style-name="ce46" table:formula="of:=COUNTIF([.AI19:.AZ19];&quot;☻&quot;)" office:value-type="float" office:value="0" calcext:value-type="float">
            <text:p>0</text:p>
          </table:table-cell>
          <table:table-cell table:style-name="ce46" table:formula="of:=COUNTIF([.AI19:.AZ19];&quot;☺&quot;)" office:value-type="float" office:value="0" calcext:value-type="float">
            <text:p>0</text:p>
          </table:table-cell>
          <table:table-cell table:style-name="ce46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46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46" table:formula="of:=COUNTIF([.C19:.U19];&quot;51¶&quot;)" office:value-type="float" office:value="0" calcext:value-type="float">
            <text:p>0</text:p>
          </table:table-cell>
          <table:table-cell table:style-name="ce46" table:formula="of:=COUNTIF([.C19:.U19];&quot;52¶&quot;)" office:value-type="float" office:value="0" calcext:value-type="float">
            <text:p>0</text:p>
          </table:table-cell>
          <table:table-cell table:style-name="ce46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46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52" table:formula="of:=COUNTBLANK([.C19:.T19])-3" office:value-type="float" office:value="15" calcext:value-type="float">
            <text:p>15</text:p>
          </table:table-cell>
          <table:table-cell table:style-name="ce53" table:formula="of:=COUNTIF([.C19:.U19];&quot;x&quot;)" office:value-type="float" office:value="0" calcext:value-type="float">
            <text:p>0</text:p>
          </table:table-cell>
          <table:table-cell table:style-name="ce55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19" calcext:value-type="date">
            <text:p>19/ jan</text:p>
          </table:table-cell>
          <table:table-cell table:style-name="ce29" table:formula="of:=TEXT([.A20];&quot;Ddd&quot;)" office:value-type="string" office:string-value="tor" calcext:value-type="string">
            <text:p>tor</text:p>
          </table:table-cell>
          <table:table-cell table:style-name="ce34" table:number-columns-repeated="19"/>
          <table:table-cell table:style-name="ce42"/>
          <table:table-cell table:style-name="ce46" table:formula="of:=COUNTIF([.AI20:.AZ20];&quot;☻&quot;)" office:value-type="float" office:value="0" calcext:value-type="float">
            <text:p>0</text:p>
          </table:table-cell>
          <table:table-cell table:style-name="ce46" table:formula="of:=COUNTIF([.AI20:.AZ20];&quot;☺&quot;)" office:value-type="float" office:value="0" calcext:value-type="float">
            <text:p>0</text:p>
          </table:table-cell>
          <table:table-cell table:style-name="ce46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46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46" table:formula="of:=COUNTIF([.C20:.U20];&quot;51¶&quot;)" office:value-type="float" office:value="0" calcext:value-type="float">
            <text:p>0</text:p>
          </table:table-cell>
          <table:table-cell table:style-name="ce46" table:formula="of:=COUNTIF([.C20:.U20];&quot;52¶&quot;)" office:value-type="float" office:value="0" calcext:value-type="float">
            <text:p>0</text:p>
          </table:table-cell>
          <table:table-cell table:style-name="ce46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46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52" table:formula="of:=COUNTBLANK([.C20:.T20])-3" office:value-type="float" office:value="15" calcext:value-type="float">
            <text:p>15</text:p>
          </table:table-cell>
          <table:table-cell table:style-name="ce53" table:formula="of:=COUNTIF([.C20:.U20];&quot;x&quot;)" office:value-type="float" office:value="0" calcext:value-type="float">
            <text:p>0</text:p>
          </table:table-cell>
          <table:table-cell table:style-name="ce55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0" calcext:value-type="date">
            <text:p>20/ jan</text:p>
          </table:table-cell>
          <table:table-cell table:style-name="ce29" table:formula="of:=TEXT([.A21];&quot;Ddd&quot;)" office:value-type="string" office:string-value="sre" calcext:value-type="string">
            <text:p>sre</text:p>
          </table:table-cell>
          <table:table-cell table:style-name="ce34" table:number-columns-repeated="19"/>
          <table:table-cell table:style-name="ce42"/>
          <table:table-cell table:style-name="ce46" table:formula="of:=COUNTIF([.AI21:.AZ21];&quot;☻&quot;)" office:value-type="float" office:value="0" calcext:value-type="float">
            <text:p>0</text:p>
          </table:table-cell>
          <table:table-cell table:style-name="ce46" table:formula="of:=COUNTIF([.AI21:.AZ21];&quot;☺&quot;)" office:value-type="float" office:value="0" calcext:value-type="float">
            <text:p>0</text:p>
          </table:table-cell>
          <table:table-cell table:style-name="ce46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46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46" table:formula="of:=COUNTIF([.C21:.U21];&quot;51¶&quot;)" office:value-type="float" office:value="0" calcext:value-type="float">
            <text:p>0</text:p>
          </table:table-cell>
          <table:table-cell table:style-name="ce46" table:formula="of:=COUNTIF([.C21:.U21];&quot;52¶&quot;)" office:value-type="float" office:value="0" calcext:value-type="float">
            <text:p>0</text:p>
          </table:table-cell>
          <table:table-cell table:style-name="ce46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46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52" table:formula="of:=COUNTBLANK([.C21:.T21])-3" office:value-type="float" office:value="15" calcext:value-type="float">
            <text:p>15</text:p>
          </table:table-cell>
          <table:table-cell table:style-name="ce53" table:formula="of:=COUNTIF([.C21:.U21];&quot;x&quot;)" office:value-type="float" office:value="0" calcext:value-type="float">
            <text:p>0</text:p>
          </table:table-cell>
          <table:table-cell table:style-name="ce55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1" calcext:value-type="date">
            <text:p>21/ jan</text:p>
          </table:table-cell>
          <table:table-cell table:style-name="ce29" table:formula="of:=TEXT([.A22];&quot;Ddd&quot;)" office:value-type="string" office:string-value="čet" calcext:value-type="string">
            <text:p>čet</text:p>
          </table:table-cell>
          <table:table-cell table:style-name="ce34" table:number-columns-repeated="19"/>
          <table:table-cell table:style-name="ce42"/>
          <table:table-cell table:style-name="ce46" table:formula="of:=COUNTIF([.AI22:.AZ22];&quot;☻&quot;)" office:value-type="float" office:value="0" calcext:value-type="float">
            <text:p>0</text:p>
          </table:table-cell>
          <table:table-cell table:style-name="ce46" table:formula="of:=COUNTIF([.AI22:.AZ22];&quot;☺&quot;)" office:value-type="float" office:value="0" calcext:value-type="float">
            <text:p>0</text:p>
          </table:table-cell>
          <table:table-cell table:style-name="ce46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46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46" table:formula="of:=COUNTIF([.C22:.U22];&quot;51¶&quot;)" office:value-type="float" office:value="0" calcext:value-type="float">
            <text:p>0</text:p>
          </table:table-cell>
          <table:table-cell table:style-name="ce46" table:formula="of:=COUNTIF([.C22:.U22];&quot;52¶&quot;)" office:value-type="float" office:value="0" calcext:value-type="float">
            <text:p>0</text:p>
          </table:table-cell>
          <table:table-cell table:style-name="ce46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46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52" table:formula="of:=COUNTBLANK([.C22:.T22])-3" office:value-type="float" office:value="15" calcext:value-type="float">
            <text:p>15</text:p>
          </table:table-cell>
          <table:table-cell table:style-name="ce53" table:formula="of:=COUNTIF([.C22:.U22];&quot;x&quot;)" office:value-type="float" office:value="0" calcext:value-type="float">
            <text:p>0</text:p>
          </table:table-cell>
          <table:table-cell table:style-name="ce55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2" calcext:value-type="date">
            <text:p>22/ jan</text:p>
          </table:table-cell>
          <table:table-cell table:style-name="ce29" table:formula="of:=TEXT([.A23];&quot;Ddd&quot;)" office:value-type="string" office:string-value="pet" calcext:value-type="string">
            <text:p>pet</text:p>
          </table:table-cell>
          <table:table-cell table:style-name="ce34" table:number-columns-repeated="19"/>
          <table:table-cell table:style-name="ce42"/>
          <table:table-cell table:style-name="ce46" table:formula="of:=COUNTIF([.AI23:.AZ23];&quot;☻&quot;)" office:value-type="float" office:value="0" calcext:value-type="float">
            <text:p>0</text:p>
          </table:table-cell>
          <table:table-cell table:style-name="ce46" table:formula="of:=COUNTIF([.AI23:.AZ23];&quot;☺&quot;)" office:value-type="float" office:value="0" calcext:value-type="float">
            <text:p>0</text:p>
          </table:table-cell>
          <table:table-cell table:style-name="ce46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46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46" table:formula="of:=COUNTIF([.C23:.U23];&quot;51¶&quot;)" office:value-type="float" office:value="0" calcext:value-type="float">
            <text:p>0</text:p>
          </table:table-cell>
          <table:table-cell table:style-name="ce46" table:formula="of:=COUNTIF([.C23:.U23];&quot;52¶&quot;)" office:value-type="float" office:value="0" calcext:value-type="float">
            <text:p>0</text:p>
          </table:table-cell>
          <table:table-cell table:style-name="ce46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46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52" table:formula="of:=COUNTBLANK([.C23:.T23])-3" office:value-type="float" office:value="15" calcext:value-type="float">
            <text:p>15</text:p>
          </table:table-cell>
          <table:table-cell table:style-name="ce53" table:formula="of:=COUNTIF([.C23:.U23];&quot;x&quot;)" office:value-type="float" office:value="0" calcext:value-type="float">
            <text:p>0</text:p>
          </table:table-cell>
          <table:table-cell table:style-name="ce55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3" calcext:value-type="date">
            <text:p>23/ jan</text:p>
          </table:table-cell>
          <table:table-cell table:style-name="ce29" table:formula="of:=TEXT([.A24];&quot;Ddd&quot;)" office:value-type="string" office:string-value="sob" calcext:value-type="string">
            <text:p>sob</text:p>
          </table:table-cell>
          <table:table-cell table:style-name="ce34" table:number-columns-repeated="19"/>
          <table:table-cell table:style-name="ce42"/>
          <table:table-cell table:style-name="ce46" table:formula="of:=COUNTIF([.AI24:.AZ24];&quot;☻&quot;)" office:value-type="float" office:value="0" calcext:value-type="float">
            <text:p>0</text:p>
          </table:table-cell>
          <table:table-cell table:style-name="ce46" table:formula="of:=COUNTIF([.AI24:.AZ24];&quot;☺&quot;)" office:value-type="float" office:value="0" calcext:value-type="float">
            <text:p>0</text:p>
          </table:table-cell>
          <table:table-cell table:style-name="ce46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46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46" table:formula="of:=COUNTIF([.C24:.U24];&quot;51¶&quot;)" office:value-type="float" office:value="0" calcext:value-type="float">
            <text:p>0</text:p>
          </table:table-cell>
          <table:table-cell table:style-name="ce46" table:formula="of:=COUNTIF([.C24:.U24];&quot;52¶&quot;)" office:value-type="float" office:value="0" calcext:value-type="float">
            <text:p>0</text:p>
          </table:table-cell>
          <table:table-cell table:style-name="ce46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46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52" table:formula="of:=COUNTBLANK([.C24:.T24])-3" office:value-type="float" office:value="15" calcext:value-type="float">
            <text:p>15</text:p>
          </table:table-cell>
          <table:table-cell table:style-name="ce53" table:formula="of:=COUNTIF([.C24:.U24];&quot;x&quot;)" office:value-type="float" office:value="0" calcext:value-type="float">
            <text:p>0</text:p>
          </table:table-cell>
          <table:table-cell table:style-name="ce55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4" calcext:value-type="date">
            <text:p>24/ jan</text:p>
          </table:table-cell>
          <table:table-cell table:style-name="ce29" table:formula="of:=TEXT([.A25];&quot;Ddd&quot;)" office:value-type="string" office:string-value="ned" calcext:value-type="string">
            <text:p>ned</text:p>
          </table:table-cell>
          <table:table-cell table:style-name="ce34" table:number-columns-repeated="19"/>
          <table:table-cell table:style-name="ce42"/>
          <table:table-cell table:style-name="ce46" table:formula="of:=COUNTIF([.AI25:.AZ25];&quot;☻&quot;)" office:value-type="float" office:value="0" calcext:value-type="float">
            <text:p>0</text:p>
          </table:table-cell>
          <table:table-cell table:style-name="ce46" table:formula="of:=COUNTIF([.AI25:.AZ25];&quot;☺&quot;)" office:value-type="float" office:value="0" calcext:value-type="float">
            <text:p>0</text:p>
          </table:table-cell>
          <table:table-cell table:style-name="ce46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46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46" table:formula="of:=COUNTIF([.C25:.U25];&quot;51¶&quot;)" office:value-type="float" office:value="0" calcext:value-type="float">
            <text:p>0</text:p>
          </table:table-cell>
          <table:table-cell table:style-name="ce46" table:formula="of:=COUNTIF([.C25:.U25];&quot;52¶&quot;)" office:value-type="float" office:value="0" calcext:value-type="float">
            <text:p>0</text:p>
          </table:table-cell>
          <table:table-cell table:style-name="ce46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46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52" table:formula="of:=COUNTBLANK([.C25:.T25])-3" office:value-type="float" office:value="15" calcext:value-type="float">
            <text:p>15</text:p>
          </table:table-cell>
          <table:table-cell table:style-name="ce53" table:formula="of:=COUNTIF([.C25:.U25];&quot;x&quot;)" office:value-type="float" office:value="0" calcext:value-type="float">
            <text:p>0</text:p>
          </table:table-cell>
          <table:table-cell table:style-name="ce55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5" calcext:value-type="date">
            <text:p>25/ jan</text:p>
          </table:table-cell>
          <table:table-cell table:style-name="ce120" table:formula="of:=TEXT([.A26];&quot;Ddd&quot;)" office:value-type="string" office:string-value="pon" calcext:value-type="string">
            <text:p>pon</text:p>
          </table:table-cell>
          <table:table-cell table:style-name="ce125" table:number-columns-repeated="19"/>
          <table:table-cell table:style-name="ce42"/>
          <table:table-cell table:style-name="ce46" table:formula="of:=COUNTIF([.AI26:.AZ26];&quot;☻&quot;)" office:value-type="float" office:value="0" calcext:value-type="float">
            <text:p>0</text:p>
          </table:table-cell>
          <table:table-cell table:style-name="ce46" table:formula="of:=COUNTIF([.AI26:.AZ26];&quot;☺&quot;)" office:value-type="float" office:value="0" calcext:value-type="float">
            <text:p>0</text:p>
          </table:table-cell>
          <table:table-cell table:style-name="ce46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46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46" table:formula="of:=COUNTIF([.C26:.U26];&quot;51¶&quot;)" office:value-type="float" office:value="0" calcext:value-type="float">
            <text:p>0</text:p>
          </table:table-cell>
          <table:table-cell table:style-name="ce46" table:formula="of:=COUNTIF([.C26:.U26];&quot;52¶&quot;)" office:value-type="float" office:value="0" calcext:value-type="float">
            <text:p>0</text:p>
          </table:table-cell>
          <table:table-cell table:style-name="ce46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46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52" table:formula="of:=COUNTBLANK([.C26:.T26])-3" office:value-type="float" office:value="15" calcext:value-type="float">
            <text:p>15</text:p>
          </table:table-cell>
          <table:table-cell table:style-name="ce53" table:formula="of:=COUNTIF([.C26:.U26];&quot;x&quot;)" office:value-type="float" office:value="0" calcext:value-type="float">
            <text:p>0</text:p>
          </table:table-cell>
          <table:table-cell table:style-name="ce55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6" calcext:value-type="date">
            <text:p>26/ jan</text:p>
          </table:table-cell>
          <table:table-cell table:style-name="ce120" table:formula="of:=TEXT([.A27];&quot;Ddd&quot;)" office:value-type="string" office:string-value="tor" calcext:value-type="string">
            <text:p>tor</text:p>
          </table:table-cell>
          <table:table-cell table:style-name="ce125" table:number-columns-repeated="19"/>
          <table:table-cell table:style-name="ce42"/>
          <table:table-cell table:style-name="ce46" table:formula="of:=COUNTIF([.AI27:.AZ27];&quot;☻&quot;)" office:value-type="float" office:value="0" calcext:value-type="float">
            <text:p>0</text:p>
          </table:table-cell>
          <table:table-cell table:style-name="ce46" table:formula="of:=COUNTIF([.AI27:.AZ27];&quot;☺&quot;)" office:value-type="float" office:value="0" calcext:value-type="float">
            <text:p>0</text:p>
          </table:table-cell>
          <table:table-cell table:style-name="ce46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46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46" table:formula="of:=COUNTIF([.C27:.U27];&quot;51¶&quot;)" office:value-type="float" office:value="0" calcext:value-type="float">
            <text:p>0</text:p>
          </table:table-cell>
          <table:table-cell table:style-name="ce46" table:formula="of:=COUNTIF([.C27:.U27];&quot;52¶&quot;)" office:value-type="float" office:value="0" calcext:value-type="float">
            <text:p>0</text:p>
          </table:table-cell>
          <table:table-cell table:style-name="ce46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46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52" table:formula="of:=COUNTBLANK([.C27:.T27])-3" office:value-type="float" office:value="15" calcext:value-type="float">
            <text:p>15</text:p>
          </table:table-cell>
          <table:table-cell table:style-name="ce53" table:formula="of:=COUNTIF([.C27:.U27];&quot;x&quot;)" office:value-type="float" office:value="0" calcext:value-type="float">
            <text:p>0</text:p>
          </table:table-cell>
          <table:table-cell table:style-name="ce55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7" calcext:value-type="date">
            <text:p>27/ jan</text:p>
          </table:table-cell>
          <table:table-cell table:style-name="ce29" table:formula="of:=TEXT([.A28];&quot;Ddd&quot;)" office:value-type="string" office:string-value="sre" calcext:value-type="string">
            <text:p>sre</text:p>
          </table:table-cell>
          <table:table-cell table:style-name="ce34" table:number-columns-repeated="19"/>
          <table:table-cell table:style-name="ce42"/>
          <table:table-cell table:style-name="ce46" table:formula="of:=COUNTIF([.AI28:.AZ28];&quot;☻&quot;)" office:value-type="float" office:value="0" calcext:value-type="float">
            <text:p>0</text:p>
          </table:table-cell>
          <table:table-cell table:style-name="ce46" table:formula="of:=COUNTIF([.AI28:.AZ28];&quot;☺&quot;)" office:value-type="float" office:value="0" calcext:value-type="float">
            <text:p>0</text:p>
          </table:table-cell>
          <table:table-cell table:style-name="ce46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46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46" table:formula="of:=COUNTIF([.C28:.U28];&quot;51¶&quot;)" office:value-type="float" office:value="0" calcext:value-type="float">
            <text:p>0</text:p>
          </table:table-cell>
          <table:table-cell table:style-name="ce46" table:formula="of:=COUNTIF([.C28:.U28];&quot;52¶&quot;)" office:value-type="float" office:value="0" calcext:value-type="float">
            <text:p>0</text:p>
          </table:table-cell>
          <table:table-cell table:style-name="ce46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46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52" table:formula="of:=COUNTBLANK([.C28:.T28])-3" office:value-type="float" office:value="15" calcext:value-type="float">
            <text:p>15</text:p>
          </table:table-cell>
          <table:table-cell table:style-name="ce53" table:formula="of:=COUNTIF([.C28:.U28];&quot;x&quot;)" office:value-type="float" office:value="0" calcext:value-type="float">
            <text:p>0</text:p>
          </table:table-cell>
          <table:table-cell table:style-name="ce55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8" calcext:value-type="date">
            <text:p>28/ jan</text:p>
          </table:table-cell>
          <table:table-cell table:style-name="ce29" table:formula="of:=TEXT([.A29];&quot;Ddd&quot;)" office:value-type="string" office:string-value="čet" calcext:value-type="string">
            <text:p>čet</text:p>
          </table:table-cell>
          <table:table-cell table:style-name="ce34" table:number-columns-repeated="19"/>
          <table:table-cell table:style-name="ce42"/>
          <table:table-cell table:style-name="ce46" table:formula="of:=COUNTIF([.AI29:.AZ29];&quot;☻&quot;)" office:value-type="float" office:value="0" calcext:value-type="float">
            <text:p>0</text:p>
          </table:table-cell>
          <table:table-cell table:style-name="ce46" table:formula="of:=COUNTIF([.AI29:.AZ29];&quot;☺&quot;)" office:value-type="float" office:value="0" calcext:value-type="float">
            <text:p>0</text:p>
          </table:table-cell>
          <table:table-cell table:style-name="ce46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46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46" table:formula="of:=COUNTIF([.C29:.U29];&quot;51¶&quot;)" office:value-type="float" office:value="0" calcext:value-type="float">
            <text:p>0</text:p>
          </table:table-cell>
          <table:table-cell table:style-name="ce46" table:formula="of:=COUNTIF([.C29:.U29];&quot;52¶&quot;)" office:value-type="float" office:value="0" calcext:value-type="float">
            <text:p>0</text:p>
          </table:table-cell>
          <table:table-cell table:style-name="ce46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46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52" table:formula="of:=COUNTBLANK([.C29:.T29])-3" office:value-type="float" office:value="15" calcext:value-type="float">
            <text:p>15</text:p>
          </table:table-cell>
          <table:table-cell table:style-name="ce53" table:formula="of:=COUNTIF([.C29:.U29];&quot;x&quot;)" office:value-type="float" office:value="0" calcext:value-type="float">
            <text:p>0</text:p>
          </table:table-cell>
          <table:table-cell table:style-name="ce55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29" calcext:value-type="date">
            <text:p>29/ jan</text:p>
          </table:table-cell>
          <table:table-cell table:style-name="ce29" table:formula="of:=TEXT([.A30];&quot;Ddd&quot;)" office:value-type="string" office:string-value="pet" calcext:value-type="string">
            <text:p>pet</text:p>
          </table:table-cell>
          <table:table-cell table:style-name="ce34" table:number-columns-repeated="19"/>
          <table:table-cell table:style-name="ce42"/>
          <table:table-cell table:style-name="ce46" table:formula="of:=COUNTIF([.AI30:.AZ30];&quot;☻&quot;)" office:value-type="float" office:value="0" calcext:value-type="float">
            <text:p>0</text:p>
          </table:table-cell>
          <table:table-cell table:style-name="ce46" table:formula="of:=COUNTIF([.AI30:.AZ30];&quot;☺&quot;)" office:value-type="float" office:value="0" calcext:value-type="float">
            <text:p>0</text:p>
          </table:table-cell>
          <table:table-cell table:style-name="ce46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46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46" table:formula="of:=COUNTIF([.C30:.U30];&quot;51¶&quot;)" office:value-type="float" office:value="0" calcext:value-type="float">
            <text:p>0</text:p>
          </table:table-cell>
          <table:table-cell table:style-name="ce46" table:formula="of:=COUNTIF([.C30:.U30];&quot;52¶&quot;)" office:value-type="float" office:value="0" calcext:value-type="float">
            <text:p>0</text:p>
          </table:table-cell>
          <table:table-cell table:style-name="ce46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46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52" table:formula="of:=COUNTBLANK([.C30:.T30])-3" office:value-type="float" office:value="15" calcext:value-type="float">
            <text:p>15</text:p>
          </table:table-cell>
          <table:table-cell table:style-name="ce53" table:formula="of:=COUNTIF([.C30:.U30];&quot;x&quot;)" office:value-type="float" office:value="0" calcext:value-type="float">
            <text:p>0</text:p>
          </table:table-cell>
          <table:table-cell table:style-name="ce55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30" calcext:value-type="date">
            <text:p>30/ jan</text:p>
          </table:table-cell>
          <table:table-cell table:style-name="ce29" table:formula="of:=TEXT([.A31];&quot;Ddd&quot;)" office:value-type="string" office:string-value="sob" calcext:value-type="string">
            <text:p>sob</text:p>
          </table:table-cell>
          <table:table-cell table:style-name="ce34" table:number-columns-repeated="19"/>
          <table:table-cell table:style-name="ce42"/>
          <table:table-cell table:style-name="ce46" table:formula="of:=COUNTIF([.AI31:.AZ31];&quot;☻&quot;)" office:value-type="float" office:value="0" calcext:value-type="float">
            <text:p>0</text:p>
          </table:table-cell>
          <table:table-cell table:style-name="ce46" table:formula="of:=COUNTIF([.AI31:.AZ31];&quot;☺&quot;)" office:value-type="float" office:value="0" calcext:value-type="float">
            <text:p>0</text:p>
          </table:table-cell>
          <table:table-cell table:style-name="ce46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46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46" table:formula="of:=COUNTIF([.C31:.U31];&quot;51¶&quot;)" office:value-type="float" office:value="0" calcext:value-type="float">
            <text:p>0</text:p>
          </table:table-cell>
          <table:table-cell table:style-name="ce46" table:formula="of:=COUNTIF([.C31:.U31];&quot;52¶&quot;)" office:value-type="float" office:value="0" calcext:value-type="float">
            <text:p>0</text:p>
          </table:table-cell>
          <table:table-cell table:style-name="ce46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46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52" table:formula="of:=COUNTBLANK([.C31:.T31])-3" office:value-type="float" office:value="15" calcext:value-type="float">
            <text:p>15</text:p>
          </table:table-cell>
          <table:table-cell table:style-name="ce53" table:formula="of:=COUNTIF([.C31:.U31];&quot;x&quot;)" office:value-type="float" office:value="0" calcext:value-type="float">
            <text:p>0</text:p>
          </table:table-cell>
          <table:table-cell table:style-name="ce55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" office:value-type="date" office:date-value="2021-01-31" calcext:value-type="date">
            <text:p>31/ jan</text:p>
          </table:table-cell>
          <table:table-cell table:style-name="ce29" table:formula="of:=TEXT([.A32];&quot;Ddd&quot;)" office:value-type="string" office:string-value="ned" calcext:value-type="string">
            <text:p>ned</text:p>
          </table:table-cell>
          <table:table-cell table:style-name="ce34" table:number-columns-repeated="19"/>
          <table:table-cell table:style-name="ce42"/>
          <table:table-cell table:style-name="ce46" table:formula="of:=COUNTIF([.AI32:.AZ32];&quot;☻&quot;)" office:value-type="float" office:value="0" calcext:value-type="float">
            <text:p>0</text:p>
          </table:table-cell>
          <table:table-cell table:style-name="ce46" table:formula="of:=COUNTIF([.AI32:.AZ32];&quot;☺&quot;)" office:value-type="float" office:value="0" calcext:value-type="float">
            <text:p>0</text:p>
          </table:table-cell>
          <table:table-cell table:style-name="ce46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46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46" table:formula="of:=COUNTIF([.C32:.U32];&quot;51¶&quot;)" office:value-type="float" office:value="0" calcext:value-type="float">
            <text:p>0</text:p>
          </table:table-cell>
          <table:table-cell table:style-name="ce46" table:formula="of:=COUNTIF([.C32:.U32];&quot;52¶&quot;)" office:value-type="float" office:value="0" calcext:value-type="float">
            <text:p>0</text:p>
          </table:table-cell>
          <table:table-cell table:style-name="ce46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46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52" table:formula="of:=COUNTBLANK([.C32:.T32])-3" office:value-type="float" office:value="15" calcext:value-type="float">
            <text:p>15</text:p>
          </table:table-cell>
          <table:table-cell table:style-name="ce53" table:formula="of:=COUNTIF([.C32:.U32];&quot;x&quot;)" office:value-type="float" office:value="0" calcext:value-type="float">
            <text:p>0</text:p>
          </table:table-cell>
          <table:table-cell table:style-name="ce55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13"/>
          <table:table-cell table:style-name="ce93" table:formula="of:=[$Predloge.$B$46]" office:value-type="string" office:string-value="©☻" calcext:value-type="string">
            <text:p>©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3" table:formula="of:=[$Predloge.$B$47]" office:value-type="string" office:string-value="®☻" calcext:value-type="string">
            <text:p>®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8]" office:value-type="string" office:string-value="©" calcext:value-type="string">
            <text:p>©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9]" office:value-type="string" office:string-value="®" calcext:value-type="string">
            <text:p>®</text:p>
          </table:table-cell>
          <table:table-cell table:number-columns-repeated="31"/>
        </table:table-row>
        <table:table-row table:style-name="ro6" table:number-rows-repeated="104852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januar.$A$1" table:cell-range-address="januar.$A$1:januar.$V$32"/>
        </table:named-expressions>
        <calcext:conditional-formats>
          <calcext:conditional-format calcext:target-range-address="januar.A2:januar.V32">
            <calcext:condition calcext:apply-style-name="cf37" calcext:value="formula-is(WEEKDAY([.$A2];2)=6)" calcext:base-cell-address="januar.A2"/>
            <calcext:condition calcext:apply-style-name="cf37" calcext:value="formula-is(WEEKDAY([.$A2];2)=7)" calcext:base-cell-address="januar.A2"/>
          </calcext:conditional-format>
          <calcext:conditional-format calcext:target-range-address="januar.W2:januar.AD32">
            <calcext:condition calcext:apply-style-name="cf38" calcext:value="&lt;1" calcext:base-cell-address="januar.W2"/>
            <calcext:condition calcext:apply-style-name="cf41" calcext:value="&gt;1" calcext:base-cell-address="januar.W2"/>
          </calcext:conditional-format>
          <calcext:conditional-format calcext:target-range-address="januar.AE2:januar.AE32">
            <calcext:condition calcext:apply-style-name="cf40" calcext:value="!=0" calcext:base-cell-address="januar.AE2"/>
          </calcext:conditional-format>
          <calcext:conditional-format calcext:target-range-address="januar.AF2:januar.AF32">
            <calcext:condition calcext:apply-style-name="cf40" calcext:value="=1" calcext:base-cell-address="januar.AF2"/>
            <calcext:condition calcext:apply-style-name="cf39" calcext:value="&gt;1" calcext:base-cell-address="januar.AF2"/>
          </calcext:conditional-format>
          <calcext:conditional-format calcext:target-range-address="januar.AG2:januar.AG32">
            <calcext:condition calcext:apply-style-name="cf38" calcext:value="&lt;2" calcext:base-cell-address="januar.AG2"/>
            <calcext:condition calcext:apply-style-name="cf39" calcext:value="&gt;2" calcext:base-cell-address="januar.AG2"/>
          </calcext:conditional-format>
        </calcext:conditional-formats>
      </table:table>
      <table:table table:name="februar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58" office:value-type="date" office:date-value="2021-02-01" calcext:value-type="date">
            <text:p>01/ feb</text:p>
          </table:table-cell>
          <table:table-cell table:style-name="ce159" table:formula="of:=TEXT([.A2];&quot;Ddd&quot;)" office:value-type="string" office:string-value="pon" calcext:value-type="string">
            <text:p>pon</text:p>
          </table:table-cell>
          <table:table-cell table:style-name="ce161" table:number-columns-repeated="14"/>
          <table:table-cell table:style-name="ce162"/>
          <table:table-cell table:style-name="ce161" table:number-columns-repeated="4"/>
          <table:table-cell table:style-name="ce164"/>
          <table:table-cell table:style-name="ce166" table:formula="of:=COUNTIF([.AI2:.AZ2];&quot;☻&quot;)" office:value-type="float" office:value="0" calcext:value-type="float">
            <text:p>0</text:p>
          </table:table-cell>
          <table:table-cell table:style-name="ce166" table:formula="of:=COUNTIF([.AI2:.AZ2];&quot;☺&quot;)" office:value-type="float" office:value="0" calcext:value-type="float">
            <text:p>0</text:p>
          </table:table-cell>
          <table:table-cell table:style-name="ce166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166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166" table:formula="of:=COUNTIF([.C2:.U2];&quot;51¶&quot;)" office:value-type="float" office:value="0" calcext:value-type="float">
            <text:p>0</text:p>
          </table:table-cell>
          <table:table-cell table:style-name="ce166" table:formula="of:=COUNTIF([.C2:.U2];&quot;52¶&quot;)" office:value-type="float" office:value="0" calcext:value-type="float">
            <text:p>0</text:p>
          </table:table-cell>
          <table:table-cell table:style-name="ce166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166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167" table:formula="of:=COUNTBLANK([.C2:.T2])-3" office:value-type="float" office:value="15" calcext:value-type="float">
            <text:p>15</text:p>
          </table:table-cell>
          <table:table-cell table:style-name="ce168" table:formula="of:=COUNTIF([.C2:.U2];&quot;x&quot;)" office:value-type="float" office:value="0" calcext:value-type="float">
            <text:p>0</text:p>
          </table:table-cell>
          <table:table-cell table:style-name="ce169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58" office:value-type="date" office:date-value="2021-02-02" calcext:value-type="date">
            <text:p>02/ feb</text:p>
          </table:table-cell>
          <table:table-cell table:style-name="ce159" table:formula="of:=TEXT([.A3];&quot;Ddd&quot;)" office:value-type="string" office:string-value="tor" calcext:value-type="string">
            <text:p>tor</text:p>
          </table:table-cell>
          <table:table-cell table:style-name="ce161" table:number-columns-repeated="14"/>
          <table:table-cell table:style-name="ce162"/>
          <table:table-cell table:style-name="ce161" table:number-columns-repeated="4"/>
          <table:table-cell table:style-name="ce164"/>
          <table:table-cell table:style-name="ce166" table:formula="of:=COUNTIF([.AI3:.AZ3];&quot;☻&quot;)" office:value-type="float" office:value="0" calcext:value-type="float">
            <text:p>0</text:p>
          </table:table-cell>
          <table:table-cell table:style-name="ce166" table:formula="of:=COUNTIF([.AI3:.AZ3];&quot;☺&quot;)" office:value-type="float" office:value="0" calcext:value-type="float">
            <text:p>0</text:p>
          </table:table-cell>
          <table:table-cell table:style-name="ce166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166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166" table:formula="of:=COUNTIF([.C3:.U3];&quot;51¶&quot;)" office:value-type="float" office:value="0" calcext:value-type="float">
            <text:p>0</text:p>
          </table:table-cell>
          <table:table-cell table:style-name="ce166" table:formula="of:=COUNTIF([.C3:.U3];&quot;52¶&quot;)" office:value-type="float" office:value="0" calcext:value-type="float">
            <text:p>0</text:p>
          </table:table-cell>
          <table:table-cell table:style-name="ce166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166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167" table:formula="of:=COUNTBLANK([.C3:.S3])-3" office:value-type="float" office:value="14" calcext:value-type="float">
            <text:p>14</text:p>
          </table:table-cell>
          <table:table-cell table:style-name="ce168" table:formula="of:=COUNTIF([.C3:.U3];&quot;x&quot;)" office:value-type="float" office:value="0" calcext:value-type="float">
            <text:p>0</text:p>
          </table:table-cell>
          <table:table-cell table:style-name="ce169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03" calcext:value-type="date">
            <text:p>03/ feb</text:p>
          </table:table-cell>
          <table:table-cell table:style-name="ce159" table:formula="of:=TEXT([.A4];&quot;Ddd&quot;)" office:value-type="string" office:string-value="sre" calcext:value-type="string">
            <text:p>sre</text:p>
          </table:table-cell>
          <table:table-cell table:style-name="ce161" table:number-columns-repeated="14"/>
          <table:table-cell table:style-name="ce162"/>
          <table:table-cell table:style-name="ce161" table:number-columns-repeated="4"/>
          <table:table-cell table:style-name="ce164"/>
          <table:table-cell table:style-name="ce166" table:formula="of:=COUNTIF([.AI4:.AZ4];&quot;☻&quot;)" office:value-type="float" office:value="0" calcext:value-type="float">
            <text:p>0</text:p>
          </table:table-cell>
          <table:table-cell table:style-name="ce166" table:formula="of:=COUNTIF([.AI4:.AZ4];&quot;☺&quot;)" office:value-type="float" office:value="0" calcext:value-type="float">
            <text:p>0</text:p>
          </table:table-cell>
          <table:table-cell table:style-name="ce166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166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166" table:formula="of:=COUNTIF([.C4:.U4];&quot;51¶&quot;)" office:value-type="float" office:value="0" calcext:value-type="float">
            <text:p>0</text:p>
          </table:table-cell>
          <table:table-cell table:style-name="ce166" table:formula="of:=COUNTIF([.C4:.U4];&quot;52¶&quot;)" office:value-type="float" office:value="0" calcext:value-type="float">
            <text:p>0</text:p>
          </table:table-cell>
          <table:table-cell table:style-name="ce166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166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167" table:formula="of:=COUNTBLANK([.C4:.S4])-3" office:value-type="float" office:value="14" calcext:value-type="float">
            <text:p>14</text:p>
          </table:table-cell>
          <table:table-cell table:style-name="ce168" table:formula="of:=COUNTIF([.C4:.U4];&quot;x&quot;)" office:value-type="float" office:value="0" calcext:value-type="float">
            <text:p>0</text:p>
          </table:table-cell>
          <table:table-cell table:style-name="ce169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04" calcext:value-type="date">
            <text:p>04/ feb</text:p>
          </table:table-cell>
          <table:table-cell table:style-name="ce159" table:formula="of:=TEXT([.A5];&quot;Ddd&quot;)" office:value-type="string" office:string-value="čet" calcext:value-type="string">
            <text:p>čet</text:p>
          </table:table-cell>
          <table:table-cell table:style-name="ce161" table:number-columns-repeated="19"/>
          <table:table-cell table:style-name="ce164"/>
          <table:table-cell table:style-name="ce166" table:formula="of:=COUNTIF([.AI5:.AZ5];&quot;☻&quot;)" office:value-type="float" office:value="0" calcext:value-type="float">
            <text:p>0</text:p>
          </table:table-cell>
          <table:table-cell table:style-name="ce166" table:formula="of:=COUNTIF([.AI5:.AZ5];&quot;☺&quot;)" office:value-type="float" office:value="0" calcext:value-type="float">
            <text:p>0</text:p>
          </table:table-cell>
          <table:table-cell table:style-name="ce166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166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166" table:formula="of:=COUNTIF([.C5:.U5];&quot;51¶&quot;)" office:value-type="float" office:value="0" calcext:value-type="float">
            <text:p>0</text:p>
          </table:table-cell>
          <table:table-cell table:style-name="ce166" table:formula="of:=COUNTIF([.C5:.U5];&quot;52¶&quot;)" office:value-type="float" office:value="0" calcext:value-type="float">
            <text:p>0</text:p>
          </table:table-cell>
          <table:table-cell table:style-name="ce166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166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167" table:formula="of:=COUNTBLANK([.C5:.S5])-3" office:value-type="float" office:value="14" calcext:value-type="float">
            <text:p>14</text:p>
          </table:table-cell>
          <table:table-cell table:style-name="ce168" table:formula="of:=COUNTIF([.C5:.U5];&quot;x&quot;)" office:value-type="float" office:value="0" calcext:value-type="float">
            <text:p>0</text:p>
          </table:table-cell>
          <table:table-cell table:style-name="ce169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05" calcext:value-type="date">
            <text:p>05/ feb</text:p>
          </table:table-cell>
          <table:table-cell table:style-name="ce159" table:formula="of:=TEXT([.A6];&quot;Ddd&quot;)" office:value-type="string" office:string-value="pet" calcext:value-type="string">
            <text:p>pet</text:p>
          </table:table-cell>
          <table:table-cell table:style-name="ce161" table:number-columns-repeated="19"/>
          <table:table-cell table:style-name="ce164"/>
          <table:table-cell table:style-name="ce166" table:formula="of:=COUNTIF([.AI6:.AZ6];&quot;☻&quot;)" office:value-type="float" office:value="0" calcext:value-type="float">
            <text:p>0</text:p>
          </table:table-cell>
          <table:table-cell table:style-name="ce166" table:formula="of:=COUNTIF([.AI6:.AZ6];&quot;☺&quot;)" office:value-type="float" office:value="0" calcext:value-type="float">
            <text:p>0</text:p>
          </table:table-cell>
          <table:table-cell table:style-name="ce166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166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166" table:formula="of:=COUNTIF([.C6:.U6];&quot;51¶&quot;)" office:value-type="float" office:value="0" calcext:value-type="float">
            <text:p>0</text:p>
          </table:table-cell>
          <table:table-cell table:style-name="ce166" table:formula="of:=COUNTIF([.C6:.U6];&quot;52¶&quot;)" office:value-type="float" office:value="0" calcext:value-type="float">
            <text:p>0</text:p>
          </table:table-cell>
          <table:table-cell table:style-name="ce166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166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167" table:formula="of:=COUNTBLANK([.C6:.S6])-3" office:value-type="float" office:value="14" calcext:value-type="float">
            <text:p>14</text:p>
          </table:table-cell>
          <table:table-cell table:style-name="ce168" table:formula="of:=COUNTIF([.C6:.U6];&quot;x&quot;)" office:value-type="float" office:value="0" calcext:value-type="float">
            <text:p>0</text:p>
          </table:table-cell>
          <table:table-cell table:style-name="ce169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06" calcext:value-type="date">
            <text:p>06/ feb</text:p>
          </table:table-cell>
          <table:table-cell table:style-name="ce159" table:formula="of:=TEXT([.A7];&quot;Ddd&quot;)" office:value-type="string" office:string-value="sob" calcext:value-type="string">
            <text:p>sob</text:p>
          </table:table-cell>
          <table:table-cell table:style-name="ce161" table:number-columns-repeated="19"/>
          <table:table-cell table:style-name="ce164"/>
          <table:table-cell table:style-name="ce166" table:formula="of:=COUNTIF([.AI7:.AZ7];&quot;☻&quot;)" office:value-type="float" office:value="0" calcext:value-type="float">
            <text:p>0</text:p>
          </table:table-cell>
          <table:table-cell table:style-name="ce166" table:formula="of:=COUNTIF([.AI7:.AZ7];&quot;☺&quot;)" office:value-type="float" office:value="0" calcext:value-type="float">
            <text:p>0</text:p>
          </table:table-cell>
          <table:table-cell table:style-name="ce166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166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166" table:formula="of:=COUNTIF([.C7:.U7];&quot;51¶&quot;)" office:value-type="float" office:value="0" calcext:value-type="float">
            <text:p>0</text:p>
          </table:table-cell>
          <table:table-cell table:style-name="ce166" table:formula="of:=COUNTIF([.C7:.U7];&quot;52¶&quot;)" office:value-type="float" office:value="0" calcext:value-type="float">
            <text:p>0</text:p>
          </table:table-cell>
          <table:table-cell table:style-name="ce166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166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167" table:formula="of:=COUNTBLANK([.C7:.S7])-3" office:value-type="float" office:value="14" calcext:value-type="float">
            <text:p>14</text:p>
          </table:table-cell>
          <table:table-cell table:style-name="ce168" table:formula="of:=COUNTIF([.C7:.U7];&quot;x&quot;)" office:value-type="float" office:value="0" calcext:value-type="float">
            <text:p>0</text:p>
          </table:table-cell>
          <table:table-cell table:style-name="ce169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07" calcext:value-type="date">
            <text:p>07/ feb</text:p>
          </table:table-cell>
          <table:table-cell table:style-name="ce159" table:formula="of:=TEXT([.A8];&quot;Ddd&quot;)" office:value-type="string" office:string-value="ned" calcext:value-type="string">
            <text:p>ned</text:p>
          </table:table-cell>
          <table:table-cell table:style-name="ce161" table:number-columns-repeated="8"/>
          <table:table-cell table:style-name="ce162"/>
          <table:table-cell table:style-name="ce161" table:number-columns-repeated="10"/>
          <table:table-cell table:style-name="ce164"/>
          <table:table-cell table:style-name="ce166" table:formula="of:=COUNTIF([.AI8:.AZ8];&quot;☻&quot;)" office:value-type="float" office:value="0" calcext:value-type="float">
            <text:p>0</text:p>
          </table:table-cell>
          <table:table-cell table:style-name="ce166" table:formula="of:=COUNTIF([.AI8:.AZ8];&quot;☺&quot;)" office:value-type="float" office:value="0" calcext:value-type="float">
            <text:p>0</text:p>
          </table:table-cell>
          <table:table-cell table:style-name="ce166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166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166" table:formula="of:=COUNTIF([.C8:.U8];&quot;51¶&quot;)" office:value-type="float" office:value="0" calcext:value-type="float">
            <text:p>0</text:p>
          </table:table-cell>
          <table:table-cell table:style-name="ce166" table:formula="of:=COUNTIF([.C8:.U8];&quot;52¶&quot;)" office:value-type="float" office:value="0" calcext:value-type="float">
            <text:p>0</text:p>
          </table:table-cell>
          <table:table-cell table:style-name="ce166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166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167" table:formula="of:=COUNTBLANK([.C8:.S8])-3" office:value-type="float" office:value="14" calcext:value-type="float">
            <text:p>14</text:p>
          </table:table-cell>
          <table:table-cell table:style-name="ce168" table:formula="of:=COUNTIF([.C8:.U8];&quot;x&quot;)" office:value-type="float" office:value="0" calcext:value-type="float">
            <text:p>0</text:p>
          </table:table-cell>
          <table:table-cell table:style-name="ce169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08" calcext:value-type="date">
            <text:p>08/ feb</text:p>
          </table:table-cell>
          <table:table-cell table:style-name="ce159" table:formula="of:=TEXT([.A9];&quot;Ddd&quot;)" office:value-type="string" office:string-value="pon" calcext:value-type="string">
            <text:p>pon</text:p>
          </table:table-cell>
          <table:table-cell table:style-name="ce161" table:number-columns-repeated="8"/>
          <table:table-cell table:style-name="ce162"/>
          <table:table-cell table:style-name="ce161" table:number-columns-repeated="10"/>
          <table:table-cell table:style-name="ce164"/>
          <table:table-cell table:style-name="ce166" table:formula="of:=COUNTIF([.AI9:.AZ9];&quot;☻&quot;)" office:value-type="float" office:value="0" calcext:value-type="float">
            <text:p>0</text:p>
          </table:table-cell>
          <table:table-cell table:style-name="ce166" table:formula="of:=COUNTIF([.AI9:.AZ9];&quot;☺&quot;)" office:value-type="float" office:value="0" calcext:value-type="float">
            <text:p>0</text:p>
          </table:table-cell>
          <table:table-cell table:style-name="ce166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166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166" table:formula="of:=COUNTIF([.C9:.U9];&quot;51¶&quot;)" office:value-type="float" office:value="0" calcext:value-type="float">
            <text:p>0</text:p>
          </table:table-cell>
          <table:table-cell table:style-name="ce166" table:formula="of:=COUNTIF([.C9:.U9];&quot;52¶&quot;)" office:value-type="float" office:value="0" calcext:value-type="float">
            <text:p>0</text:p>
          </table:table-cell>
          <table:table-cell table:style-name="ce166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166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167" table:formula="of:=COUNTBLANK([.C9:.S9])-3" office:value-type="float" office:value="14" calcext:value-type="float">
            <text:p>14</text:p>
          </table:table-cell>
          <table:table-cell table:style-name="ce168" table:formula="of:=COUNTIF([.C9:.U9];&quot;x&quot;)" office:value-type="float" office:value="0" calcext:value-type="float">
            <text:p>0</text:p>
          </table:table-cell>
          <table:table-cell table:style-name="ce169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09" calcext:value-type="date">
            <text:p>09/ feb</text:p>
          </table:table-cell>
          <table:table-cell table:style-name="ce159" table:formula="of:=TEXT([.A10];&quot;Ddd&quot;)" office:value-type="string" office:string-value="tor" calcext:value-type="string">
            <text:p>tor</text:p>
          </table:table-cell>
          <table:table-cell table:style-name="ce161" table:number-columns-repeated="8"/>
          <table:table-cell table:style-name="ce162"/>
          <table:table-cell table:style-name="ce161" table:number-columns-repeated="10"/>
          <table:table-cell table:style-name="ce164"/>
          <table:table-cell table:style-name="ce166" table:formula="of:=COUNTIF([.AI10:.AZ10];&quot;☻&quot;)" office:value-type="float" office:value="0" calcext:value-type="float">
            <text:p>0</text:p>
          </table:table-cell>
          <table:table-cell table:style-name="ce166" table:formula="of:=COUNTIF([.AI10:.AZ10];&quot;☺&quot;)" office:value-type="float" office:value="0" calcext:value-type="float">
            <text:p>0</text:p>
          </table:table-cell>
          <table:table-cell table:style-name="ce166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166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166" table:formula="of:=COUNTIF([.C10:.U10];&quot;51¶&quot;)" office:value-type="float" office:value="0" calcext:value-type="float">
            <text:p>0</text:p>
          </table:table-cell>
          <table:table-cell table:style-name="ce166" table:formula="of:=COUNTIF([.C10:.U10];&quot;52¶&quot;)" office:value-type="float" office:value="0" calcext:value-type="float">
            <text:p>0</text:p>
          </table:table-cell>
          <table:table-cell table:style-name="ce166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166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167" table:formula="of:=COUNTBLANK([.C10:.S10])-3" office:value-type="float" office:value="14" calcext:value-type="float">
            <text:p>14</text:p>
          </table:table-cell>
          <table:table-cell table:style-name="ce168" table:formula="of:=COUNTIF([.C10:.U10];&quot;x&quot;)" office:value-type="float" office:value="0" calcext:value-type="float">
            <text:p>0</text:p>
          </table:table-cell>
          <table:table-cell table:style-name="ce169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0" calcext:value-type="date">
            <text:p>10/ feb</text:p>
          </table:table-cell>
          <table:table-cell table:style-name="ce159" table:formula="of:=TEXT([.A11];&quot;Ddd&quot;)" office:value-type="string" office:string-value="sre" calcext:value-type="string">
            <text:p>sre</text:p>
          </table:table-cell>
          <table:table-cell table:style-name="ce161" table:number-columns-repeated="19"/>
          <table:table-cell table:style-name="ce164"/>
          <table:table-cell table:style-name="ce166" table:formula="of:=COUNTIF([.AI11:.AZ11];&quot;☻&quot;)" office:value-type="float" office:value="0" calcext:value-type="float">
            <text:p>0</text:p>
          </table:table-cell>
          <table:table-cell table:style-name="ce166" table:formula="of:=COUNTIF([.AI11:.AZ11];&quot;☺&quot;)" office:value-type="float" office:value="0" calcext:value-type="float">
            <text:p>0</text:p>
          </table:table-cell>
          <table:table-cell table:style-name="ce166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166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166" table:formula="of:=COUNTIF([.C11:.U11];&quot;51¶&quot;)" office:value-type="float" office:value="0" calcext:value-type="float">
            <text:p>0</text:p>
          </table:table-cell>
          <table:table-cell table:style-name="ce166" table:formula="of:=COUNTIF([.C11:.U11];&quot;52¶&quot;)" office:value-type="float" office:value="0" calcext:value-type="float">
            <text:p>0</text:p>
          </table:table-cell>
          <table:table-cell table:style-name="ce166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166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167" table:formula="of:=COUNTBLANK([.C11:.S11])-3" office:value-type="float" office:value="14" calcext:value-type="float">
            <text:p>14</text:p>
          </table:table-cell>
          <table:table-cell table:style-name="ce168" table:formula="of:=COUNTIF([.C11:.U11];&quot;x&quot;)" office:value-type="float" office:value="0" calcext:value-type="float">
            <text:p>0</text:p>
          </table:table-cell>
          <table:table-cell table:style-name="ce169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1" calcext:value-type="date">
            <text:p>11/ feb</text:p>
          </table:table-cell>
          <table:table-cell table:style-name="ce159" table:formula="of:=TEXT([.A12];&quot;Ddd&quot;)" office:value-type="string" office:string-value="čet" calcext:value-type="string">
            <text:p>čet</text:p>
          </table:table-cell>
          <table:table-cell table:style-name="ce162"/>
          <table:table-cell table:style-name="ce161" table:number-columns-repeated="18"/>
          <table:table-cell table:style-name="ce164"/>
          <table:table-cell table:style-name="ce166" table:formula="of:=COUNTIF([.AI12:.AZ12];&quot;☻&quot;)" office:value-type="float" office:value="0" calcext:value-type="float">
            <text:p>0</text:p>
          </table:table-cell>
          <table:table-cell table:style-name="ce166" table:formula="of:=COUNTIF([.AI12:.AZ12];&quot;☺&quot;)" office:value-type="float" office:value="0" calcext:value-type="float">
            <text:p>0</text:p>
          </table:table-cell>
          <table:table-cell table:style-name="ce166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166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166" table:formula="of:=COUNTIF([.C12:.U12];&quot;51¶&quot;)" office:value-type="float" office:value="0" calcext:value-type="float">
            <text:p>0</text:p>
          </table:table-cell>
          <table:table-cell table:style-name="ce166" table:formula="of:=COUNTIF([.C12:.U12];&quot;52¶&quot;)" office:value-type="float" office:value="0" calcext:value-type="float">
            <text:p>0</text:p>
          </table:table-cell>
          <table:table-cell table:style-name="ce166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166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167" table:formula="of:=COUNTBLANK([.C12:.S12])-3" office:value-type="float" office:value="14" calcext:value-type="float">
            <text:p>14</text:p>
          </table:table-cell>
          <table:table-cell table:style-name="ce168" table:formula="of:=COUNTIF([.C12:.U12];&quot;x&quot;)" office:value-type="float" office:value="0" calcext:value-type="float">
            <text:p>0</text:p>
          </table:table-cell>
          <table:table-cell table:style-name="ce169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2" calcext:value-type="date">
            <text:p>12/ feb</text:p>
          </table:table-cell>
          <table:table-cell table:style-name="ce159" table:formula="of:=TEXT([.A13];&quot;Ddd&quot;)" office:value-type="string" office:string-value="pet" calcext:value-type="string">
            <text:p>pet</text:p>
          </table:table-cell>
          <table:table-cell table:style-name="ce161" table:number-columns-repeated="19"/>
          <table:table-cell table:style-name="ce164"/>
          <table:table-cell table:style-name="ce166" table:formula="of:=COUNTIF([.AI13:.AZ13];&quot;☻&quot;)" office:value-type="float" office:value="0" calcext:value-type="float">
            <text:p>0</text:p>
          </table:table-cell>
          <table:table-cell table:style-name="ce166" table:formula="of:=COUNTIF([.AI13:.AZ13];&quot;☺&quot;)" office:value-type="float" office:value="0" calcext:value-type="float">
            <text:p>0</text:p>
          </table:table-cell>
          <table:table-cell table:style-name="ce166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166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166" table:formula="of:=COUNTIF([.C13:.U13];&quot;51¶&quot;)" office:value-type="float" office:value="0" calcext:value-type="float">
            <text:p>0</text:p>
          </table:table-cell>
          <table:table-cell table:style-name="ce166" table:formula="of:=COUNTIF([.C13:.U13];&quot;52¶&quot;)" office:value-type="float" office:value="0" calcext:value-type="float">
            <text:p>0</text:p>
          </table:table-cell>
          <table:table-cell table:style-name="ce166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166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167" table:formula="of:=COUNTBLANK([.C13:.S13])-3" office:value-type="float" office:value="14" calcext:value-type="float">
            <text:p>14</text:p>
          </table:table-cell>
          <table:table-cell table:style-name="ce168" table:formula="of:=COUNTIF([.C13:.U13];&quot;x&quot;)" office:value-type="float" office:value="0" calcext:value-type="float">
            <text:p>0</text:p>
          </table:table-cell>
          <table:table-cell table:style-name="ce169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3" calcext:value-type="date">
            <text:p>13/ feb</text:p>
          </table:table-cell>
          <table:table-cell table:style-name="ce159" table:formula="of:=TEXT([.A14];&quot;Ddd&quot;)" office:value-type="string" office:string-value="sob" calcext:value-type="string">
            <text:p>sob</text:p>
          </table:table-cell>
          <table:table-cell table:style-name="ce161" table:number-columns-repeated="19"/>
          <table:table-cell table:style-name="ce164"/>
          <table:table-cell table:style-name="ce166" table:formula="of:=COUNTIF([.AI14:.AZ14];&quot;☻&quot;)" office:value-type="float" office:value="0" calcext:value-type="float">
            <text:p>0</text:p>
          </table:table-cell>
          <table:table-cell table:style-name="ce166" table:formula="of:=COUNTIF([.AI14:.AZ14];&quot;☺&quot;)" office:value-type="float" office:value="0" calcext:value-type="float">
            <text:p>0</text:p>
          </table:table-cell>
          <table:table-cell table:style-name="ce166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166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166" table:formula="of:=COUNTIF([.C14:.U14];&quot;51¶&quot;)" office:value-type="float" office:value="0" calcext:value-type="float">
            <text:p>0</text:p>
          </table:table-cell>
          <table:table-cell table:style-name="ce166" table:formula="of:=COUNTIF([.C14:.U14];&quot;52¶&quot;)" office:value-type="float" office:value="0" calcext:value-type="float">
            <text:p>0</text:p>
          </table:table-cell>
          <table:table-cell table:style-name="ce166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166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167" table:formula="of:=COUNTBLANK([.C14:.S14])-3" office:value-type="float" office:value="14" calcext:value-type="float">
            <text:p>14</text:p>
          </table:table-cell>
          <table:table-cell table:style-name="ce168" table:formula="of:=COUNTIF([.C14:.U14];&quot;x&quot;)" office:value-type="float" office:value="0" calcext:value-type="float">
            <text:p>0</text:p>
          </table:table-cell>
          <table:table-cell table:style-name="ce169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4" calcext:value-type="date">
            <text:p>14/ feb</text:p>
          </table:table-cell>
          <table:table-cell table:style-name="ce159" table:formula="of:=TEXT([.A15];&quot;Ddd&quot;)" office:value-type="string" office:string-value="ned" calcext:value-type="string">
            <text:p>ned</text:p>
          </table:table-cell>
          <table:table-cell table:style-name="ce161" table:number-columns-repeated="19"/>
          <table:table-cell table:style-name="ce164"/>
          <table:table-cell table:style-name="ce166" table:formula="of:=COUNTIF([.AI15:.AZ15];&quot;☻&quot;)" office:value-type="float" office:value="0" calcext:value-type="float">
            <text:p>0</text:p>
          </table:table-cell>
          <table:table-cell table:style-name="ce166" table:formula="of:=COUNTIF([.AI15:.AZ15];&quot;☺&quot;)" office:value-type="float" office:value="0" calcext:value-type="float">
            <text:p>0</text:p>
          </table:table-cell>
          <table:table-cell table:style-name="ce166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166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166" table:formula="of:=COUNTIF([.C15:.U15];&quot;51¶&quot;)" office:value-type="float" office:value="0" calcext:value-type="float">
            <text:p>0</text:p>
          </table:table-cell>
          <table:table-cell table:style-name="ce166" table:formula="of:=COUNTIF([.C15:.U15];&quot;52¶&quot;)" office:value-type="float" office:value="0" calcext:value-type="float">
            <text:p>0</text:p>
          </table:table-cell>
          <table:table-cell table:style-name="ce166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166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167" table:formula="of:=COUNTBLANK([.C15:.S15])-3" office:value-type="float" office:value="14" calcext:value-type="float">
            <text:p>14</text:p>
          </table:table-cell>
          <table:table-cell table:style-name="ce168" table:formula="of:=COUNTIF([.C15:.U15];&quot;x&quot;)" office:value-type="float" office:value="0" calcext:value-type="float">
            <text:p>0</text:p>
          </table:table-cell>
          <table:table-cell table:style-name="ce169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5" calcext:value-type="date">
            <text:p>15/ feb</text:p>
          </table:table-cell>
          <table:table-cell table:style-name="ce159" table:formula="of:=TEXT([.A16];&quot;Ddd&quot;)" office:value-type="string" office:string-value="pon" calcext:value-type="string">
            <text:p>pon</text:p>
          </table:table-cell>
          <table:table-cell table:style-name="ce161" table:number-columns-repeated="19"/>
          <table:table-cell table:style-name="ce164"/>
          <table:table-cell table:style-name="ce166" table:formula="of:=COUNTIF([.AI16:.AZ16];&quot;☻&quot;)" office:value-type="float" office:value="0" calcext:value-type="float">
            <text:p>0</text:p>
          </table:table-cell>
          <table:table-cell table:style-name="ce166" table:formula="of:=COUNTIF([.AI16:.AZ16];&quot;☺&quot;)" office:value-type="float" office:value="0" calcext:value-type="float">
            <text:p>0</text:p>
          </table:table-cell>
          <table:table-cell table:style-name="ce166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166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166" table:formula="of:=COUNTIF([.C16:.U16];&quot;51¶&quot;)" office:value-type="float" office:value="0" calcext:value-type="float">
            <text:p>0</text:p>
          </table:table-cell>
          <table:table-cell table:style-name="ce166" table:formula="of:=COUNTIF([.C16:.U16];&quot;52¶&quot;)" office:value-type="float" office:value="0" calcext:value-type="float">
            <text:p>0</text:p>
          </table:table-cell>
          <table:table-cell table:style-name="ce166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166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167" table:formula="of:=COUNTBLANK([.C16:.S16])-3" office:value-type="float" office:value="14" calcext:value-type="float">
            <text:p>14</text:p>
          </table:table-cell>
          <table:table-cell table:style-name="ce168" table:formula="of:=COUNTIF([.C16:.U16];&quot;x&quot;)" office:value-type="float" office:value="0" calcext:value-type="float">
            <text:p>0</text:p>
          </table:table-cell>
          <table:table-cell table:style-name="ce169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6" calcext:value-type="date">
            <text:p>16/ feb</text:p>
          </table:table-cell>
          <table:table-cell table:style-name="ce159" table:formula="of:=TEXT([.A17];&quot;Ddd&quot;)" office:value-type="string" office:string-value="tor" calcext:value-type="string">
            <text:p>tor</text:p>
          </table:table-cell>
          <table:table-cell table:style-name="ce161" table:number-columns-repeated="19"/>
          <table:table-cell table:style-name="ce164"/>
          <table:table-cell table:style-name="ce166" table:formula="of:=COUNTIF([.AI17:.AZ17];&quot;☻&quot;)" office:value-type="float" office:value="0" calcext:value-type="float">
            <text:p>0</text:p>
          </table:table-cell>
          <table:table-cell table:style-name="ce166" table:formula="of:=COUNTIF([.AI17:.AZ17];&quot;☺&quot;)" office:value-type="float" office:value="0" calcext:value-type="float">
            <text:p>0</text:p>
          </table:table-cell>
          <table:table-cell table:style-name="ce166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166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166" table:formula="of:=COUNTIF([.C17:.U17];&quot;51¶&quot;)" office:value-type="float" office:value="0" calcext:value-type="float">
            <text:p>0</text:p>
          </table:table-cell>
          <table:table-cell table:style-name="ce166" table:formula="of:=COUNTIF([.C17:.U17];&quot;52¶&quot;)" office:value-type="float" office:value="0" calcext:value-type="float">
            <text:p>0</text:p>
          </table:table-cell>
          <table:table-cell table:style-name="ce166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166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167" table:formula="of:=COUNTBLANK([.C17:.S17])-3" office:value-type="float" office:value="14" calcext:value-type="float">
            <text:p>14</text:p>
          </table:table-cell>
          <table:table-cell table:style-name="ce168" table:formula="of:=COUNTIF([.C17:.U17];&quot;x&quot;)" office:value-type="float" office:value="0" calcext:value-type="float">
            <text:p>0</text:p>
          </table:table-cell>
          <table:table-cell table:style-name="ce169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7" calcext:value-type="date">
            <text:p>17/ feb</text:p>
          </table:table-cell>
          <table:table-cell table:style-name="ce159" table:formula="of:=TEXT([.A18];&quot;Ddd&quot;)" office:value-type="string" office:string-value="sre" calcext:value-type="string">
            <text:p>sre</text:p>
          </table:table-cell>
          <table:table-cell table:style-name="ce161" table:number-columns-repeated="19"/>
          <table:table-cell table:style-name="ce164"/>
          <table:table-cell table:style-name="ce166" table:formula="of:=COUNTIF([.AI18:.AZ18];&quot;☻&quot;)" office:value-type="float" office:value="0" calcext:value-type="float">
            <text:p>0</text:p>
          </table:table-cell>
          <table:table-cell table:style-name="ce166" table:formula="of:=COUNTIF([.AI18:.AZ18];&quot;☺&quot;)" office:value-type="float" office:value="0" calcext:value-type="float">
            <text:p>0</text:p>
          </table:table-cell>
          <table:table-cell table:style-name="ce166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166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166" table:formula="of:=COUNTIF([.C18:.U18];&quot;51¶&quot;)" office:value-type="float" office:value="0" calcext:value-type="float">
            <text:p>0</text:p>
          </table:table-cell>
          <table:table-cell table:style-name="ce166" table:formula="of:=COUNTIF([.C18:.U18];&quot;52¶&quot;)" office:value-type="float" office:value="0" calcext:value-type="float">
            <text:p>0</text:p>
          </table:table-cell>
          <table:table-cell table:style-name="ce166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166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167" table:formula="of:=COUNTBLANK([.C18:.S18])-3" office:value-type="float" office:value="14" calcext:value-type="float">
            <text:p>14</text:p>
          </table:table-cell>
          <table:table-cell table:style-name="ce168" table:formula="of:=COUNTIF([.C18:.U18];&quot;x&quot;)" office:value-type="float" office:value="0" calcext:value-type="float">
            <text:p>0</text:p>
          </table:table-cell>
          <table:table-cell table:style-name="ce169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8" calcext:value-type="date">
            <text:p>18/ feb</text:p>
          </table:table-cell>
          <table:table-cell table:style-name="ce159" table:formula="of:=TEXT([.A19];&quot;Ddd&quot;)" office:value-type="string" office:string-value="čet" calcext:value-type="string">
            <text:p>čet</text:p>
          </table:table-cell>
          <table:table-cell table:style-name="ce161" table:number-columns-repeated="19"/>
          <table:table-cell table:style-name="ce164"/>
          <table:table-cell table:style-name="ce166" table:formula="of:=COUNTIF([.AI19:.AZ19];&quot;☻&quot;)" office:value-type="float" office:value="0" calcext:value-type="float">
            <text:p>0</text:p>
          </table:table-cell>
          <table:table-cell table:style-name="ce166" table:formula="of:=COUNTIF([.AI19:.AZ19];&quot;☺&quot;)" office:value-type="float" office:value="0" calcext:value-type="float">
            <text:p>0</text:p>
          </table:table-cell>
          <table:table-cell table:style-name="ce166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166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166" table:formula="of:=COUNTIF([.C19:.U19];&quot;51¶&quot;)" office:value-type="float" office:value="0" calcext:value-type="float">
            <text:p>0</text:p>
          </table:table-cell>
          <table:table-cell table:style-name="ce166" table:formula="of:=COUNTIF([.C19:.U19];&quot;52¶&quot;)" office:value-type="float" office:value="0" calcext:value-type="float">
            <text:p>0</text:p>
          </table:table-cell>
          <table:table-cell table:style-name="ce166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166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167" table:formula="of:=COUNTBLANK([.C19:.S19])-3" office:value-type="float" office:value="14" calcext:value-type="float">
            <text:p>14</text:p>
          </table:table-cell>
          <table:table-cell table:style-name="ce168" table:formula="of:=COUNTIF([.C19:.U19];&quot;x&quot;)" office:value-type="float" office:value="0" calcext:value-type="float">
            <text:p>0</text:p>
          </table:table-cell>
          <table:table-cell table:style-name="ce169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19" calcext:value-type="date">
            <text:p>19/ feb</text:p>
          </table:table-cell>
          <table:table-cell table:style-name="ce159" table:formula="of:=TEXT([.A20];&quot;Ddd&quot;)" office:value-type="string" office:string-value="pet" calcext:value-type="string">
            <text:p>pet</text:p>
          </table:table-cell>
          <table:table-cell table:style-name="ce161" table:number-columns-repeated="19"/>
          <table:table-cell table:style-name="ce164"/>
          <table:table-cell table:style-name="ce166" table:formula="of:=COUNTIF([.AI20:.AZ20];&quot;☻&quot;)" office:value-type="float" office:value="0" calcext:value-type="float">
            <text:p>0</text:p>
          </table:table-cell>
          <table:table-cell table:style-name="ce166" table:formula="of:=COUNTIF([.AI20:.AZ20];&quot;☺&quot;)" office:value-type="float" office:value="0" calcext:value-type="float">
            <text:p>0</text:p>
          </table:table-cell>
          <table:table-cell table:style-name="ce166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166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166" table:formula="of:=COUNTIF([.C20:.U20];&quot;51¶&quot;)" office:value-type="float" office:value="0" calcext:value-type="float">
            <text:p>0</text:p>
          </table:table-cell>
          <table:table-cell table:style-name="ce166" table:formula="of:=COUNTIF([.C20:.U20];&quot;52¶&quot;)" office:value-type="float" office:value="0" calcext:value-type="float">
            <text:p>0</text:p>
          </table:table-cell>
          <table:table-cell table:style-name="ce166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166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167" table:formula="of:=COUNTBLANK([.C20:.S20])-3" office:value-type="float" office:value="14" calcext:value-type="float">
            <text:p>14</text:p>
          </table:table-cell>
          <table:table-cell table:style-name="ce168" table:formula="of:=COUNTIF([.C20:.U20];&quot;x&quot;)" office:value-type="float" office:value="0" calcext:value-type="float">
            <text:p>0</text:p>
          </table:table-cell>
          <table:table-cell table:style-name="ce169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0" calcext:value-type="date">
            <text:p>20/ feb</text:p>
          </table:table-cell>
          <table:table-cell table:style-name="ce159" table:formula="of:=TEXT([.A21];&quot;Ddd&quot;)" office:value-type="string" office:string-value="sob" calcext:value-type="string">
            <text:p>sob</text:p>
          </table:table-cell>
          <table:table-cell table:style-name="ce161" table:number-columns-repeated="19"/>
          <table:table-cell table:style-name="ce164"/>
          <table:table-cell table:style-name="ce166" table:formula="of:=COUNTIF([.AI21:.AZ21];&quot;☻&quot;)" office:value-type="float" office:value="0" calcext:value-type="float">
            <text:p>0</text:p>
          </table:table-cell>
          <table:table-cell table:style-name="ce166" table:formula="of:=COUNTIF([.AI21:.AZ21];&quot;☺&quot;)" office:value-type="float" office:value="0" calcext:value-type="float">
            <text:p>0</text:p>
          </table:table-cell>
          <table:table-cell table:style-name="ce166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166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166" table:formula="of:=COUNTIF([.C21:.U21];&quot;51¶&quot;)" office:value-type="float" office:value="0" calcext:value-type="float">
            <text:p>0</text:p>
          </table:table-cell>
          <table:table-cell table:style-name="ce166" table:formula="of:=COUNTIF([.C21:.U21];&quot;52¶&quot;)" office:value-type="float" office:value="0" calcext:value-type="float">
            <text:p>0</text:p>
          </table:table-cell>
          <table:table-cell table:style-name="ce166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166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167" table:formula="of:=COUNTBLANK([.C21:.S21])-3" office:value-type="float" office:value="14" calcext:value-type="float">
            <text:p>14</text:p>
          </table:table-cell>
          <table:table-cell table:style-name="ce168" table:formula="of:=COUNTIF([.C21:.U21];&quot;x&quot;)" office:value-type="float" office:value="0" calcext:value-type="float">
            <text:p>0</text:p>
          </table:table-cell>
          <table:table-cell table:style-name="ce169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1" calcext:value-type="date">
            <text:p>21/ feb</text:p>
          </table:table-cell>
          <table:table-cell table:style-name="ce159" table:formula="of:=TEXT([.A22];&quot;Ddd&quot;)" office:value-type="string" office:string-value="ned" calcext:value-type="string">
            <text:p>ned</text:p>
          </table:table-cell>
          <table:table-cell table:style-name="ce161" table:number-columns-repeated="19"/>
          <table:table-cell table:style-name="ce164"/>
          <table:table-cell table:style-name="ce166" table:formula="of:=COUNTIF([.AI22:.AZ22];&quot;☻&quot;)" office:value-type="float" office:value="0" calcext:value-type="float">
            <text:p>0</text:p>
          </table:table-cell>
          <table:table-cell table:style-name="ce166" table:formula="of:=COUNTIF([.AI22:.AZ22];&quot;☺&quot;)" office:value-type="float" office:value="0" calcext:value-type="float">
            <text:p>0</text:p>
          </table:table-cell>
          <table:table-cell table:style-name="ce166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166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166" table:formula="of:=COUNTIF([.C22:.U22];&quot;51¶&quot;)" office:value-type="float" office:value="0" calcext:value-type="float">
            <text:p>0</text:p>
          </table:table-cell>
          <table:table-cell table:style-name="ce166" table:formula="of:=COUNTIF([.C22:.U22];&quot;52¶&quot;)" office:value-type="float" office:value="0" calcext:value-type="float">
            <text:p>0</text:p>
          </table:table-cell>
          <table:table-cell table:style-name="ce166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166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167" table:formula="of:=COUNTBLANK([.C22:.S22])-3" office:value-type="float" office:value="14" calcext:value-type="float">
            <text:p>14</text:p>
          </table:table-cell>
          <table:table-cell table:style-name="ce168" table:formula="of:=COUNTIF([.C22:.U22];&quot;x&quot;)" office:value-type="float" office:value="0" calcext:value-type="float">
            <text:p>0</text:p>
          </table:table-cell>
          <table:table-cell table:style-name="ce169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2" calcext:value-type="date">
            <text:p>22/ feb</text:p>
          </table:table-cell>
          <table:table-cell table:style-name="ce159" table:formula="of:=TEXT([.A23];&quot;Ddd&quot;)" office:value-type="string" office:string-value="pon" calcext:value-type="string">
            <text:p>pon</text:p>
          </table:table-cell>
          <table:table-cell table:style-name="ce161" table:number-columns-repeated="19"/>
          <table:table-cell table:style-name="ce164"/>
          <table:table-cell table:style-name="ce166" table:formula="of:=COUNTIF([.AI23:.AZ23];&quot;☻&quot;)" office:value-type="float" office:value="0" calcext:value-type="float">
            <text:p>0</text:p>
          </table:table-cell>
          <table:table-cell table:style-name="ce166" table:formula="of:=COUNTIF([.AI23:.AZ23];&quot;☺&quot;)" office:value-type="float" office:value="0" calcext:value-type="float">
            <text:p>0</text:p>
          </table:table-cell>
          <table:table-cell table:style-name="ce166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166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166" table:formula="of:=COUNTIF([.C23:.U23];&quot;51¶&quot;)" office:value-type="float" office:value="0" calcext:value-type="float">
            <text:p>0</text:p>
          </table:table-cell>
          <table:table-cell table:style-name="ce166" table:formula="of:=COUNTIF([.C23:.U23];&quot;52¶&quot;)" office:value-type="float" office:value="0" calcext:value-type="float">
            <text:p>0</text:p>
          </table:table-cell>
          <table:table-cell table:style-name="ce166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166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167" table:formula="of:=COUNTBLANK([.C23:.S23])-3" office:value-type="float" office:value="14" calcext:value-type="float">
            <text:p>14</text:p>
          </table:table-cell>
          <table:table-cell table:style-name="ce168" table:formula="of:=COUNTIF([.C23:.U23];&quot;x&quot;)" office:value-type="float" office:value="0" calcext:value-type="float">
            <text:p>0</text:p>
          </table:table-cell>
          <table:table-cell table:style-name="ce169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3" calcext:value-type="date">
            <text:p>23/ feb</text:p>
          </table:table-cell>
          <table:table-cell table:style-name="ce159" table:formula="of:=TEXT([.A24];&quot;Ddd&quot;)" office:value-type="string" office:string-value="tor" calcext:value-type="string">
            <text:p>tor</text:p>
          </table:table-cell>
          <table:table-cell table:style-name="ce161" table:number-columns-repeated="19"/>
          <table:table-cell table:style-name="ce164"/>
          <table:table-cell table:style-name="ce166" table:formula="of:=COUNTIF([.AI24:.AZ24];&quot;☻&quot;)" office:value-type="float" office:value="0" calcext:value-type="float">
            <text:p>0</text:p>
          </table:table-cell>
          <table:table-cell table:style-name="ce166" table:formula="of:=COUNTIF([.AI24:.AZ24];&quot;☺&quot;)" office:value-type="float" office:value="0" calcext:value-type="float">
            <text:p>0</text:p>
          </table:table-cell>
          <table:table-cell table:style-name="ce166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166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166" table:formula="of:=COUNTIF([.C24:.U24];&quot;51¶&quot;)" office:value-type="float" office:value="0" calcext:value-type="float">
            <text:p>0</text:p>
          </table:table-cell>
          <table:table-cell table:style-name="ce166" table:formula="of:=COUNTIF([.C24:.U24];&quot;52¶&quot;)" office:value-type="float" office:value="0" calcext:value-type="float">
            <text:p>0</text:p>
          </table:table-cell>
          <table:table-cell table:style-name="ce166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166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167" table:formula="of:=COUNTBLANK([.C24:.S24])-3" office:value-type="float" office:value="14" calcext:value-type="float">
            <text:p>14</text:p>
          </table:table-cell>
          <table:table-cell table:style-name="ce168" table:formula="of:=COUNTIF([.C24:.U24];&quot;x&quot;)" office:value-type="float" office:value="0" calcext:value-type="float">
            <text:p>0</text:p>
          </table:table-cell>
          <table:table-cell table:style-name="ce169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4" calcext:value-type="date">
            <text:p>24/ feb</text:p>
          </table:table-cell>
          <table:table-cell table:style-name="ce159" table:formula="of:=TEXT([.A25];&quot;Ddd&quot;)" office:value-type="string" office:string-value="sre" calcext:value-type="string">
            <text:p>sre</text:p>
          </table:table-cell>
          <table:table-cell table:style-name="ce161" table:number-columns-repeated="19"/>
          <table:table-cell table:style-name="ce164"/>
          <table:table-cell table:style-name="ce166" table:formula="of:=COUNTIF([.AI25:.AZ25];&quot;☻&quot;)" office:value-type="float" office:value="0" calcext:value-type="float">
            <text:p>0</text:p>
          </table:table-cell>
          <table:table-cell table:style-name="ce166" table:formula="of:=COUNTIF([.AI25:.AZ25];&quot;☺&quot;)" office:value-type="float" office:value="0" calcext:value-type="float">
            <text:p>0</text:p>
          </table:table-cell>
          <table:table-cell table:style-name="ce166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166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166" table:formula="of:=COUNTIF([.C25:.U25];&quot;51¶&quot;)" office:value-type="float" office:value="0" calcext:value-type="float">
            <text:p>0</text:p>
          </table:table-cell>
          <table:table-cell table:style-name="ce166" table:formula="of:=COUNTIF([.C25:.U25];&quot;52¶&quot;)" office:value-type="float" office:value="0" calcext:value-type="float">
            <text:p>0</text:p>
          </table:table-cell>
          <table:table-cell table:style-name="ce166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166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167" table:formula="of:=COUNTBLANK([.C25:.S25])-3" office:value-type="float" office:value="14" calcext:value-type="float">
            <text:p>14</text:p>
          </table:table-cell>
          <table:table-cell table:style-name="ce168" table:formula="of:=COUNTIF([.C25:.U25];&quot;x&quot;)" office:value-type="float" office:value="0" calcext:value-type="float">
            <text:p>0</text:p>
          </table:table-cell>
          <table:table-cell table:style-name="ce169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5" calcext:value-type="date">
            <text:p>25/ feb</text:p>
          </table:table-cell>
          <table:table-cell table:style-name="ce160" table:formula="of:=TEXT([.A26];&quot;Ddd&quot;)" office:value-type="string" office:string-value="čet" calcext:value-type="string">
            <text:p>čet</text:p>
          </table:table-cell>
          <table:table-cell table:style-name="ce163" table:number-columns-repeated="19"/>
          <table:table-cell table:style-name="ce164"/>
          <table:table-cell table:style-name="ce166" table:formula="of:=COUNTIF([.AI26:.AZ26];&quot;☻&quot;)" office:value-type="float" office:value="0" calcext:value-type="float">
            <text:p>0</text:p>
          </table:table-cell>
          <table:table-cell table:style-name="ce166" table:formula="of:=COUNTIF([.AI26:.AZ26];&quot;☺&quot;)" office:value-type="float" office:value="0" calcext:value-type="float">
            <text:p>0</text:p>
          </table:table-cell>
          <table:table-cell table:style-name="ce166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166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166" table:formula="of:=COUNTIF([.C26:.U26];&quot;51¶&quot;)" office:value-type="float" office:value="0" calcext:value-type="float">
            <text:p>0</text:p>
          </table:table-cell>
          <table:table-cell table:style-name="ce166" table:formula="of:=COUNTIF([.C26:.U26];&quot;52¶&quot;)" office:value-type="float" office:value="0" calcext:value-type="float">
            <text:p>0</text:p>
          </table:table-cell>
          <table:table-cell table:style-name="ce166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166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167" table:formula="of:=COUNTBLANK([.C26:.S26])-3" office:value-type="float" office:value="14" calcext:value-type="float">
            <text:p>14</text:p>
          </table:table-cell>
          <table:table-cell table:style-name="ce168" table:formula="of:=COUNTIF([.C26:.U26];&quot;x&quot;)" office:value-type="float" office:value="0" calcext:value-type="float">
            <text:p>0</text:p>
          </table:table-cell>
          <table:table-cell table:style-name="ce169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6" calcext:value-type="date">
            <text:p>26/ feb</text:p>
          </table:table-cell>
          <table:table-cell table:style-name="ce160" table:formula="of:=TEXT([.A27];&quot;Ddd&quot;)" office:value-type="string" office:string-value="pet" calcext:value-type="string">
            <text:p>pet</text:p>
          </table:table-cell>
          <table:table-cell table:style-name="ce163" table:number-columns-repeated="19"/>
          <table:table-cell table:style-name="ce164"/>
          <table:table-cell table:style-name="ce166" table:formula="of:=COUNTIF([.AI27:.AZ27];&quot;☻&quot;)" office:value-type="float" office:value="0" calcext:value-type="float">
            <text:p>0</text:p>
          </table:table-cell>
          <table:table-cell table:style-name="ce166" table:formula="of:=COUNTIF([.AI27:.AZ27];&quot;☺&quot;)" office:value-type="float" office:value="0" calcext:value-type="float">
            <text:p>0</text:p>
          </table:table-cell>
          <table:table-cell table:style-name="ce166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166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166" table:formula="of:=COUNTIF([.C27:.U27];&quot;51¶&quot;)" office:value-type="float" office:value="0" calcext:value-type="float">
            <text:p>0</text:p>
          </table:table-cell>
          <table:table-cell table:style-name="ce166" table:formula="of:=COUNTIF([.C27:.U27];&quot;52¶&quot;)" office:value-type="float" office:value="0" calcext:value-type="float">
            <text:p>0</text:p>
          </table:table-cell>
          <table:table-cell table:style-name="ce166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166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167" table:formula="of:=COUNTBLANK([.C27:.S27])-3" office:value-type="float" office:value="14" calcext:value-type="float">
            <text:p>14</text:p>
          </table:table-cell>
          <table:table-cell table:style-name="ce168" table:formula="of:=COUNTIF([.C27:.U27];&quot;x&quot;)" office:value-type="float" office:value="0" calcext:value-type="float">
            <text:p>0</text:p>
          </table:table-cell>
          <table:table-cell table:style-name="ce169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7" calcext:value-type="date">
            <text:p>27/ feb</text:p>
          </table:table-cell>
          <table:table-cell table:style-name="ce160" table:formula="of:=TEXT([.A28];&quot;Ddd&quot;)" office:value-type="string" office:string-value="sob" calcext:value-type="string">
            <text:p>sob</text:p>
          </table:table-cell>
          <table:table-cell table:style-name="ce163" table:number-columns-repeated="19"/>
          <table:table-cell table:style-name="ce157"/>
          <table:table-cell table:style-name="ce166" table:formula="of:=COUNTIF([.AI28:.AZ28];&quot;☻&quot;)" office:value-type="float" office:value="0" calcext:value-type="float">
            <text:p>0</text:p>
          </table:table-cell>
          <table:table-cell table:style-name="ce166" table:formula="of:=COUNTIF([.AI28:.AZ28];&quot;☺&quot;)" office:value-type="float" office:value="0" calcext:value-type="float">
            <text:p>0</text:p>
          </table:table-cell>
          <table:table-cell table:style-name="ce166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166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166" table:formula="of:=COUNTIF([.C28:.U28];&quot;51¶&quot;)" office:value-type="float" office:value="0" calcext:value-type="float">
            <text:p>0</text:p>
          </table:table-cell>
          <table:table-cell table:style-name="ce166" table:formula="of:=COUNTIF([.C28:.U28];&quot;52¶&quot;)" office:value-type="float" office:value="0" calcext:value-type="float">
            <text:p>0</text:p>
          </table:table-cell>
          <table:table-cell table:style-name="ce166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166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167" table:formula="of:=COUNTBLANK([.C28:.S28])-3" office:value-type="float" office:value="14" calcext:value-type="float">
            <text:p>14</text:p>
          </table:table-cell>
          <table:table-cell table:style-name="ce168" table:formula="of:=COUNTIF([.C28:.U28];&quot;x&quot;)" office:value-type="float" office:value="0" calcext:value-type="float">
            <text:p>0</text:p>
          </table:table-cell>
          <table:table-cell table:style-name="ce169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58" office:value-type="date" office:date-value="2021-02-28" calcext:value-type="date">
            <text:p>28/ feb</text:p>
          </table:table-cell>
          <table:table-cell table:style-name="ce159" table:formula="of:=TEXT([.A29];&quot;Ddd&quot;)" office:value-type="string" office:string-value="ned" calcext:value-type="string">
            <text:p>ned</text:p>
          </table:table-cell>
          <table:table-cell table:style-name="ce161" table:number-columns-repeated="19"/>
          <table:table-cell table:style-name="ce164"/>
          <table:table-cell table:style-name="ce166" table:formula="of:=COUNTIF([.AI29:.AZ29];&quot;☻&quot;)" office:value-type="float" office:value="0" calcext:value-type="float">
            <text:p>0</text:p>
          </table:table-cell>
          <table:table-cell table:style-name="ce166" table:formula="of:=COUNTIF([.AI29:.AZ29];&quot;☺&quot;)" office:value-type="float" office:value="0" calcext:value-type="float">
            <text:p>0</text:p>
          </table:table-cell>
          <table:table-cell table:style-name="ce166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166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166" table:formula="of:=COUNTIF([.C29:.U29];&quot;51¶&quot;)" office:value-type="float" office:value="0" calcext:value-type="float">
            <text:p>0</text:p>
          </table:table-cell>
          <table:table-cell table:style-name="ce166" table:formula="of:=COUNTIF([.C29:.U29];&quot;52¶&quot;)" office:value-type="float" office:value="0" calcext:value-type="float">
            <text:p>0</text:p>
          </table:table-cell>
          <table:table-cell table:style-name="ce166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166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167" table:formula="of:=COUNTBLANK([.C29:.S29])-3" office:value-type="float" office:value="14" calcext:value-type="float">
            <text:p>14</text:p>
          </table:table-cell>
          <table:table-cell table:style-name="ce168" table:formula="of:=COUNTIF([.C29:.U29];&quot;x&quot;)" office:value-type="float" office:value="0" calcext:value-type="float">
            <text:p>0</text:p>
          </table:table-cell>
          <table:table-cell table:style-name="ce169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Default" table:number-columns-repeated="22"/>
          <table:table-cell table:style-name="ce166" table:formula="of:=COUNTIF([.AI30:.AZ30];&quot;☻&quot;)" office:value-type="float" office:value="0" calcext:value-type="float">
            <text:p>0</text:p>
          </table:table-cell>
          <table:table-cell table:style-name="ce166" table:formula="of:=COUNTIF([.AI30:.AZ30];&quot;☺&quot;)" office:value-type="float" office:value="0" calcext:value-type="float">
            <text:p>0</text:p>
          </table:table-cell>
          <table:table-cell table:style-name="ce166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166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166" table:formula="of:=COUNTIF([.C30:.U30];&quot;51¶&quot;)" office:value-type="float" office:value="0" calcext:value-type="float">
            <text:p>0</text:p>
          </table:table-cell>
          <table:table-cell table:style-name="ce166" table:formula="of:=COUNTIF([.C30:.U30];&quot;52¶&quot;)" office:value-type="float" office:value="0" calcext:value-type="float">
            <text:p>0</text:p>
          </table:table-cell>
          <table:table-cell table:style-name="ce166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166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167" table:formula="of:=COUNTBLANK([.C30:.S30])-3" office:value-type="float" office:value="14" calcext:value-type="float">
            <text:p>14</text:p>
          </table:table-cell>
          <table:table-cell table:style-name="ce168" table:formula="of:=COUNTIF([.C30:.U30];&quot;x&quot;)" office:value-type="float" office:value="0" calcext:value-type="float">
            <text:p>0</text:p>
          </table:table-cell>
          <table:table-cell table:style-name="ce169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Default" table:number-columns-repeated="22"/>
          <table:table-cell table:style-name="ce166" table:formula="of:=COUNTIF([.AI31:.AZ31];&quot;☻&quot;)" office:value-type="float" office:value="0" calcext:value-type="float">
            <text:p>0</text:p>
          </table:table-cell>
          <table:table-cell table:style-name="ce166" table:formula="of:=COUNTIF([.AI31:.AZ31];&quot;☺&quot;)" office:value-type="float" office:value="0" calcext:value-type="float">
            <text:p>0</text:p>
          </table:table-cell>
          <table:table-cell table:style-name="ce166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166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166" table:formula="of:=COUNTIF([.C31:.U31];&quot;51¶&quot;)" office:value-type="float" office:value="0" calcext:value-type="float">
            <text:p>0</text:p>
          </table:table-cell>
          <table:table-cell table:style-name="ce166" table:formula="of:=COUNTIF([.C31:.U31];&quot;52¶&quot;)" office:value-type="float" office:value="0" calcext:value-type="float">
            <text:p>0</text:p>
          </table:table-cell>
          <table:table-cell table:style-name="ce166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166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167" table:formula="of:=COUNTBLANK([.C31:.S31])-3" office:value-type="float" office:value="14" calcext:value-type="float">
            <text:p>14</text:p>
          </table:table-cell>
          <table:table-cell table:style-name="ce168" table:formula="of:=COUNTIF([.C31:.U31];&quot;x&quot;)" office:value-type="float" office:value="0" calcext:value-type="float">
            <text:p>0</text:p>
          </table:table-cell>
          <table:table-cell table:style-name="ce169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Default" table:number-columns-repeated="22"/>
          <table:table-cell table:style-name="ce166" table:formula="of:=COUNTIF([.AI32:.AZ32];&quot;☻&quot;)" office:value-type="float" office:value="0" calcext:value-type="float">
            <text:p>0</text:p>
          </table:table-cell>
          <table:table-cell table:style-name="ce166" table:formula="of:=COUNTIF([.AI32:.AZ32];&quot;☺&quot;)" office:value-type="float" office:value="0" calcext:value-type="float">
            <text:p>0</text:p>
          </table:table-cell>
          <table:table-cell table:style-name="ce166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166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166" table:formula="of:=COUNTIF([.C32:.U32];&quot;51¶&quot;)" office:value-type="float" office:value="0" calcext:value-type="float">
            <text:p>0</text:p>
          </table:table-cell>
          <table:table-cell table:style-name="ce166" table:formula="of:=COUNTIF([.C32:.U32];&quot;52¶&quot;)" office:value-type="float" office:value="0" calcext:value-type="float">
            <text:p>0</text:p>
          </table:table-cell>
          <table:table-cell table:style-name="ce166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166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167" table:formula="of:=COUNTBLANK([.C32:.S32])-3" office:value-type="float" office:value="14" calcext:value-type="float">
            <text:p>14</text:p>
          </table:table-cell>
          <table:table-cell table:style-name="ce168" table:formula="of:=COUNTIF([.C32:.U32];&quot;x&quot;)" office:value-type="float" office:value="0" calcext:value-type="float">
            <text:p>0</text:p>
          </table:table-cell>
          <table:table-cell table:style-name="ce169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13"/>
          <table:table-cell table:style-name="ce93" table:formula="of:=[$Predloge.$B$46]" office:value-type="string" office:string-value="©☻" calcext:value-type="string">
            <text:p>©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3" table:formula="of:=[$Predloge.$B$47]" office:value-type="string" office:string-value="®☻" calcext:value-type="string">
            <text:p>®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8]" office:value-type="string" office:string-value="©" calcext:value-type="string">
            <text:p>©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9]" office:value-type="string" office:string-value="®" calcext:value-type="string">
            <text:p>®</text:p>
          </table:table-cell>
          <table:table-cell table:number-columns-repeated="31"/>
        </table:table-row>
        <table:table-row table:style-name="ro6" table:number-rows-repeated="104852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februar.$A$1" table:cell-range-address="februar.$A$1:februar.$V$32"/>
        </table:named-expressions>
        <calcext:conditional-formats>
          <calcext:conditional-format calcext:target-range-address="februar.A2:februar.V29">
            <calcext:condition calcext:apply-style-name="cf37" calcext:value="formula-is(WEEKDAY([.$A2];2)=6)" calcext:base-cell-address="februar.A2"/>
            <calcext:condition calcext:apply-style-name="cf37" calcext:value="formula-is(WEEKDAY([.$A2];2)=7)" calcext:base-cell-address="februar.A2"/>
          </calcext:conditional-format>
          <calcext:conditional-format calcext:target-range-address="februar.W2:februar.AD32">
            <calcext:condition calcext:apply-style-name="cf38" calcext:value="&lt;1" calcext:base-cell-address="februar.W2"/>
            <calcext:condition calcext:apply-style-name="cf41" calcext:value="&gt;1" calcext:base-cell-address="februar.W2"/>
          </calcext:conditional-format>
          <calcext:conditional-format calcext:target-range-address="februar.AE2:februar.AE32">
            <calcext:condition calcext:apply-style-name="cf40" calcext:value="!=0" calcext:base-cell-address="februar.AE2"/>
          </calcext:conditional-format>
          <calcext:conditional-format calcext:target-range-address="februar.AF2:februar.AF32">
            <calcext:condition calcext:apply-style-name="cf40" calcext:value="=1" calcext:base-cell-address="februar.AF2"/>
            <calcext:condition calcext:apply-style-name="cf39" calcext:value="&gt;1" calcext:base-cell-address="februar.AF2"/>
          </calcext:conditional-format>
          <calcext:conditional-format calcext:target-range-address="februar.AG2:februar.AG32">
            <calcext:condition calcext:apply-style-name="cf38" calcext:value="&lt;2" calcext:base-cell-address="februar.AG2"/>
            <calcext:condition calcext:apply-style-name="cf39" calcext:value="&gt;2" calcext:base-cell-address="februar.AG2"/>
          </calcext:conditional-format>
        </calcext:conditional-formats>
      </table:table>
      <table:table table:name="marec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70" office:value-type="date" office:date-value="2021-03-01" calcext:value-type="date">
            <text:p>01/ mar</text:p>
          </table:table-cell>
          <table:table-cell table:style-name="ce171" table:formula="of:=TEXT([.A2];&quot;Ddd&quot;)" office:value-type="string" office:string-value="pon" calcext:value-type="string">
            <text:p>pon</text:p>
          </table:table-cell>
          <table:table-cell table:style-name="ce172" table:number-columns-repeated="14"/>
          <table:table-cell table:style-name="ce173"/>
          <table:table-cell table:style-name="ce172" table:number-columns-repeated="4"/>
          <table:table-cell table:style-name="ce174"/>
          <table:table-cell table:style-name="ce175" table:formula="of:=COUNTIF([.AI2:.AZ2];&quot;☻&quot;)" office:value-type="float" office:value="0" calcext:value-type="float">
            <text:p>0</text:p>
          </table:table-cell>
          <table:table-cell table:style-name="ce175" table:formula="of:=COUNTIF([.AI2:.AZ2];&quot;☺&quot;)" office:value-type="float" office:value="0" calcext:value-type="float">
            <text:p>0</text:p>
          </table:table-cell>
          <table:table-cell table:style-name="ce175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175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175" table:formula="of:=COUNTIF([.C2:.U2];&quot;51¶&quot;)" office:value-type="float" office:value="0" calcext:value-type="float">
            <text:p>0</text:p>
          </table:table-cell>
          <table:table-cell table:style-name="ce175" table:formula="of:=COUNTIF([.C2:.U2];&quot;52¶&quot;)" office:value-type="float" office:value="0" calcext:value-type="float">
            <text:p>0</text:p>
          </table:table-cell>
          <table:table-cell table:style-name="ce175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175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176" table:formula="of:=COUNTBLANK([.C2:.T2])-3" office:value-type="float" office:value="15" calcext:value-type="float">
            <text:p>15</text:p>
          </table:table-cell>
          <table:table-cell table:style-name="ce177" table:formula="of:=COUNTIF([.C2:.U2];&quot;x&quot;)" office:value-type="float" office:value="0" calcext:value-type="float">
            <text:p>0</text:p>
          </table:table-cell>
          <table:table-cell table:style-name="ce178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70" office:value-type="date" office:date-value="2021-03-02" calcext:value-type="date">
            <text:p>02/ mar</text:p>
          </table:table-cell>
          <table:table-cell table:style-name="ce171" table:formula="of:=TEXT([.A3];&quot;Ddd&quot;)" office:value-type="string" office:string-value="tor" calcext:value-type="string">
            <text:p>tor</text:p>
          </table:table-cell>
          <table:table-cell table:style-name="ce172" table:number-columns-repeated="14"/>
          <table:table-cell table:style-name="ce173"/>
          <table:table-cell table:style-name="ce172" table:number-columns-repeated="4"/>
          <table:table-cell table:style-name="ce174"/>
          <table:table-cell table:style-name="ce175" table:formula="of:=COUNTIF([.AI3:.AZ3];&quot;☻&quot;)" office:value-type="float" office:value="0" calcext:value-type="float">
            <text:p>0</text:p>
          </table:table-cell>
          <table:table-cell table:style-name="ce175" table:formula="of:=COUNTIF([.AI3:.AZ3];&quot;☺&quot;)" office:value-type="float" office:value="0" calcext:value-type="float">
            <text:p>0</text:p>
          </table:table-cell>
          <table:table-cell table:style-name="ce175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175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175" table:formula="of:=COUNTIF([.C3:.U3];&quot;51¶&quot;)" office:value-type="float" office:value="0" calcext:value-type="float">
            <text:p>0</text:p>
          </table:table-cell>
          <table:table-cell table:style-name="ce175" table:formula="of:=COUNTIF([.C3:.U3];&quot;52¶&quot;)" office:value-type="float" office:value="0" calcext:value-type="float">
            <text:p>0</text:p>
          </table:table-cell>
          <table:table-cell table:style-name="ce175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175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176" table:formula="of:=COUNTBLANK([.C3:.T3])-3" office:value-type="float" office:value="15" calcext:value-type="float">
            <text:p>15</text:p>
          </table:table-cell>
          <table:table-cell table:style-name="ce177" table:formula="of:=COUNTIF([.C3:.U3];&quot;x&quot;)" office:value-type="float" office:value="0" calcext:value-type="float">
            <text:p>0</text:p>
          </table:table-cell>
          <table:table-cell table:style-name="ce178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03" calcext:value-type="date">
            <text:p>03/ mar</text:p>
          </table:table-cell>
          <table:table-cell table:style-name="ce171" table:formula="of:=TEXT([.A4];&quot;Ddd&quot;)" office:value-type="string" office:string-value="sre" calcext:value-type="string">
            <text:p>sre</text:p>
          </table:table-cell>
          <table:table-cell table:style-name="ce172" table:number-columns-repeated="14"/>
          <table:table-cell table:style-name="ce173"/>
          <table:table-cell table:style-name="ce172" table:number-columns-repeated="4"/>
          <table:table-cell table:style-name="ce174"/>
          <table:table-cell table:style-name="ce175" table:formula="of:=COUNTIF([.AI4:.AZ4];&quot;☻&quot;)" office:value-type="float" office:value="0" calcext:value-type="float">
            <text:p>0</text:p>
          </table:table-cell>
          <table:table-cell table:style-name="ce175" table:formula="of:=COUNTIF([.AI4:.AZ4];&quot;☺&quot;)" office:value-type="float" office:value="0" calcext:value-type="float">
            <text:p>0</text:p>
          </table:table-cell>
          <table:table-cell table:style-name="ce175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175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175" table:formula="of:=COUNTIF([.C4:.U4];&quot;51¶&quot;)" office:value-type="float" office:value="0" calcext:value-type="float">
            <text:p>0</text:p>
          </table:table-cell>
          <table:table-cell table:style-name="ce175" table:formula="of:=COUNTIF([.C4:.U4];&quot;52¶&quot;)" office:value-type="float" office:value="0" calcext:value-type="float">
            <text:p>0</text:p>
          </table:table-cell>
          <table:table-cell table:style-name="ce175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175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176" table:formula="of:=COUNTBLANK([.C4:.T4])-3" office:value-type="float" office:value="15" calcext:value-type="float">
            <text:p>15</text:p>
          </table:table-cell>
          <table:table-cell table:style-name="ce177" table:formula="of:=COUNTIF([.C4:.U4];&quot;x&quot;)" office:value-type="float" office:value="0" calcext:value-type="float">
            <text:p>0</text:p>
          </table:table-cell>
          <table:table-cell table:style-name="ce178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04" calcext:value-type="date">
            <text:p>04/ mar</text:p>
          </table:table-cell>
          <table:table-cell table:style-name="ce171" table:formula="of:=TEXT([.A5];&quot;Ddd&quot;)" office:value-type="string" office:string-value="čet" calcext:value-type="string">
            <text:p>čet</text:p>
          </table:table-cell>
          <table:table-cell table:style-name="ce172" table:number-columns-repeated="19"/>
          <table:table-cell table:style-name="ce174"/>
          <table:table-cell table:style-name="ce175" table:formula="of:=COUNTIF([.AI5:.AZ5];&quot;☻&quot;)" office:value-type="float" office:value="0" calcext:value-type="float">
            <text:p>0</text:p>
          </table:table-cell>
          <table:table-cell table:style-name="ce175" table:formula="of:=COUNTIF([.AI5:.AZ5];&quot;☺&quot;)" office:value-type="float" office:value="0" calcext:value-type="float">
            <text:p>0</text:p>
          </table:table-cell>
          <table:table-cell table:style-name="ce175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175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175" table:formula="of:=COUNTIF([.C5:.U5];&quot;51¶&quot;)" office:value-type="float" office:value="0" calcext:value-type="float">
            <text:p>0</text:p>
          </table:table-cell>
          <table:table-cell table:style-name="ce175" table:formula="of:=COUNTIF([.C5:.U5];&quot;52¶&quot;)" office:value-type="float" office:value="0" calcext:value-type="float">
            <text:p>0</text:p>
          </table:table-cell>
          <table:table-cell table:style-name="ce175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175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176" table:formula="of:=COUNTBLANK([.C5:.T5])-3" office:value-type="float" office:value="15" calcext:value-type="float">
            <text:p>15</text:p>
          </table:table-cell>
          <table:table-cell table:style-name="ce177" table:formula="of:=COUNTIF([.C5:.U5];&quot;x&quot;)" office:value-type="float" office:value="0" calcext:value-type="float">
            <text:p>0</text:p>
          </table:table-cell>
          <table:table-cell table:style-name="ce178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05" calcext:value-type="date">
            <text:p>05/ mar</text:p>
          </table:table-cell>
          <table:table-cell table:style-name="ce171" table:formula="of:=TEXT([.A6];&quot;Ddd&quot;)" office:value-type="string" office:string-value="pet" calcext:value-type="string">
            <text:p>pet</text:p>
          </table:table-cell>
          <table:table-cell table:style-name="ce172" table:number-columns-repeated="19"/>
          <table:table-cell table:style-name="ce174"/>
          <table:table-cell table:style-name="ce175" table:formula="of:=COUNTIF([.AI6:.AZ6];&quot;☻&quot;)" office:value-type="float" office:value="0" calcext:value-type="float">
            <text:p>0</text:p>
          </table:table-cell>
          <table:table-cell table:style-name="ce175" table:formula="of:=COUNTIF([.AI6:.AZ6];&quot;☺&quot;)" office:value-type="float" office:value="0" calcext:value-type="float">
            <text:p>0</text:p>
          </table:table-cell>
          <table:table-cell table:style-name="ce175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175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175" table:formula="of:=COUNTIF([.C6:.U6];&quot;51¶&quot;)" office:value-type="float" office:value="0" calcext:value-type="float">
            <text:p>0</text:p>
          </table:table-cell>
          <table:table-cell table:style-name="ce175" table:formula="of:=COUNTIF([.C6:.U6];&quot;52¶&quot;)" office:value-type="float" office:value="0" calcext:value-type="float">
            <text:p>0</text:p>
          </table:table-cell>
          <table:table-cell table:style-name="ce175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175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176" table:formula="of:=COUNTBLANK([.C6:.T6])-3" office:value-type="float" office:value="15" calcext:value-type="float">
            <text:p>15</text:p>
          </table:table-cell>
          <table:table-cell table:style-name="ce177" table:formula="of:=COUNTIF([.C6:.U6];&quot;x&quot;)" office:value-type="float" office:value="0" calcext:value-type="float">
            <text:p>0</text:p>
          </table:table-cell>
          <table:table-cell table:style-name="ce178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06" calcext:value-type="date">
            <text:p>06/ mar</text:p>
          </table:table-cell>
          <table:table-cell table:style-name="ce171" table:formula="of:=TEXT([.A7];&quot;Ddd&quot;)" office:value-type="string" office:string-value="sob" calcext:value-type="string">
            <text:p>sob</text:p>
          </table:table-cell>
          <table:table-cell table:style-name="ce172" table:number-columns-repeated="19"/>
          <table:table-cell table:style-name="ce174"/>
          <table:table-cell table:style-name="ce175" table:formula="of:=COUNTIF([.AI7:.AZ7];&quot;☻&quot;)" office:value-type="float" office:value="0" calcext:value-type="float">
            <text:p>0</text:p>
          </table:table-cell>
          <table:table-cell table:style-name="ce175" table:formula="of:=COUNTIF([.AI7:.AZ7];&quot;☺&quot;)" office:value-type="float" office:value="0" calcext:value-type="float">
            <text:p>0</text:p>
          </table:table-cell>
          <table:table-cell table:style-name="ce175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175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175" table:formula="of:=COUNTIF([.C7:.U7];&quot;51¶&quot;)" office:value-type="float" office:value="0" calcext:value-type="float">
            <text:p>0</text:p>
          </table:table-cell>
          <table:table-cell table:style-name="ce175" table:formula="of:=COUNTIF([.C7:.U7];&quot;52¶&quot;)" office:value-type="float" office:value="0" calcext:value-type="float">
            <text:p>0</text:p>
          </table:table-cell>
          <table:table-cell table:style-name="ce175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175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176" table:formula="of:=COUNTBLANK([.C7:.T7])-3" office:value-type="float" office:value="15" calcext:value-type="float">
            <text:p>15</text:p>
          </table:table-cell>
          <table:table-cell table:style-name="ce177" table:formula="of:=COUNTIF([.C7:.U7];&quot;x&quot;)" office:value-type="float" office:value="0" calcext:value-type="float">
            <text:p>0</text:p>
          </table:table-cell>
          <table:table-cell table:style-name="ce178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07" calcext:value-type="date">
            <text:p>07/ mar</text:p>
          </table:table-cell>
          <table:table-cell table:style-name="ce171" table:formula="of:=TEXT([.A8];&quot;Ddd&quot;)" office:value-type="string" office:string-value="ned" calcext:value-type="string">
            <text:p>ned</text:p>
          </table:table-cell>
          <table:table-cell table:style-name="ce172" table:number-columns-repeated="8"/>
          <table:table-cell table:style-name="ce173"/>
          <table:table-cell table:style-name="ce172" table:number-columns-repeated="10"/>
          <table:table-cell table:style-name="ce174"/>
          <table:table-cell table:style-name="ce175" table:formula="of:=COUNTIF([.AI8:.AZ8];&quot;☻&quot;)" office:value-type="float" office:value="0" calcext:value-type="float">
            <text:p>0</text:p>
          </table:table-cell>
          <table:table-cell table:style-name="ce175" table:formula="of:=COUNTIF([.AI8:.AZ8];&quot;☺&quot;)" office:value-type="float" office:value="0" calcext:value-type="float">
            <text:p>0</text:p>
          </table:table-cell>
          <table:table-cell table:style-name="ce175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175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175" table:formula="of:=COUNTIF([.C8:.U8];&quot;51¶&quot;)" office:value-type="float" office:value="0" calcext:value-type="float">
            <text:p>0</text:p>
          </table:table-cell>
          <table:table-cell table:style-name="ce175" table:formula="of:=COUNTIF([.C8:.U8];&quot;52¶&quot;)" office:value-type="float" office:value="0" calcext:value-type="float">
            <text:p>0</text:p>
          </table:table-cell>
          <table:table-cell table:style-name="ce175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175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176" table:formula="of:=COUNTBLANK([.C8:.T8])-3" office:value-type="float" office:value="15" calcext:value-type="float">
            <text:p>15</text:p>
          </table:table-cell>
          <table:table-cell table:style-name="ce177" table:formula="of:=COUNTIF([.C8:.U8];&quot;x&quot;)" office:value-type="float" office:value="0" calcext:value-type="float">
            <text:p>0</text:p>
          </table:table-cell>
          <table:table-cell table:style-name="ce178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08" calcext:value-type="date">
            <text:p>08/ mar</text:p>
          </table:table-cell>
          <table:table-cell table:style-name="ce171" table:formula="of:=TEXT([.A9];&quot;Ddd&quot;)" office:value-type="string" office:string-value="pon" calcext:value-type="string">
            <text:p>pon</text:p>
          </table:table-cell>
          <table:table-cell table:style-name="ce172" table:number-columns-repeated="8"/>
          <table:table-cell table:style-name="ce173"/>
          <table:table-cell table:style-name="ce172" table:number-columns-repeated="10"/>
          <table:table-cell table:style-name="ce174"/>
          <table:table-cell table:style-name="ce175" table:formula="of:=COUNTIF([.AI9:.AZ9];&quot;☻&quot;)" office:value-type="float" office:value="0" calcext:value-type="float">
            <text:p>0</text:p>
          </table:table-cell>
          <table:table-cell table:style-name="ce175" table:formula="of:=COUNTIF([.AI9:.AZ9];&quot;☺&quot;)" office:value-type="float" office:value="0" calcext:value-type="float">
            <text:p>0</text:p>
          </table:table-cell>
          <table:table-cell table:style-name="ce175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175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175" table:formula="of:=COUNTIF([.C9:.U9];&quot;51¶&quot;)" office:value-type="float" office:value="0" calcext:value-type="float">
            <text:p>0</text:p>
          </table:table-cell>
          <table:table-cell table:style-name="ce175" table:formula="of:=COUNTIF([.C9:.U9];&quot;52¶&quot;)" office:value-type="float" office:value="0" calcext:value-type="float">
            <text:p>0</text:p>
          </table:table-cell>
          <table:table-cell table:style-name="ce175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175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176" table:formula="of:=COUNTBLANK([.C9:.T9])-3" office:value-type="float" office:value="15" calcext:value-type="float">
            <text:p>15</text:p>
          </table:table-cell>
          <table:table-cell table:style-name="ce177" table:formula="of:=COUNTIF([.C9:.U9];&quot;x&quot;)" office:value-type="float" office:value="0" calcext:value-type="float">
            <text:p>0</text:p>
          </table:table-cell>
          <table:table-cell table:style-name="ce178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09" calcext:value-type="date">
            <text:p>09/ mar</text:p>
          </table:table-cell>
          <table:table-cell table:style-name="ce171" table:formula="of:=TEXT([.A10];&quot;Ddd&quot;)" office:value-type="string" office:string-value="tor" calcext:value-type="string">
            <text:p>tor</text:p>
          </table:table-cell>
          <table:table-cell table:style-name="ce172" table:number-columns-repeated="8"/>
          <table:table-cell table:style-name="ce173"/>
          <table:table-cell table:style-name="ce172" table:number-columns-repeated="10"/>
          <table:table-cell table:style-name="ce174"/>
          <table:table-cell table:style-name="ce175" table:formula="of:=COUNTIF([.AI10:.AZ10];&quot;☻&quot;)" office:value-type="float" office:value="0" calcext:value-type="float">
            <text:p>0</text:p>
          </table:table-cell>
          <table:table-cell table:style-name="ce175" table:formula="of:=COUNTIF([.AI10:.AZ10];&quot;☺&quot;)" office:value-type="float" office:value="0" calcext:value-type="float">
            <text:p>0</text:p>
          </table:table-cell>
          <table:table-cell table:style-name="ce175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175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175" table:formula="of:=COUNTIF([.C10:.U10];&quot;51¶&quot;)" office:value-type="float" office:value="0" calcext:value-type="float">
            <text:p>0</text:p>
          </table:table-cell>
          <table:table-cell table:style-name="ce175" table:formula="of:=COUNTIF([.C10:.U10];&quot;52¶&quot;)" office:value-type="float" office:value="0" calcext:value-type="float">
            <text:p>0</text:p>
          </table:table-cell>
          <table:table-cell table:style-name="ce175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175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176" table:formula="of:=COUNTBLANK([.C10:.T10])-3" office:value-type="float" office:value="15" calcext:value-type="float">
            <text:p>15</text:p>
          </table:table-cell>
          <table:table-cell table:style-name="ce177" table:formula="of:=COUNTIF([.C10:.U10];&quot;x&quot;)" office:value-type="float" office:value="0" calcext:value-type="float">
            <text:p>0</text:p>
          </table:table-cell>
          <table:table-cell table:style-name="ce178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0" calcext:value-type="date">
            <text:p>10/ mar</text:p>
          </table:table-cell>
          <table:table-cell table:style-name="ce171" table:formula="of:=TEXT([.A11];&quot;Ddd&quot;)" office:value-type="string" office:string-value="sre" calcext:value-type="string">
            <text:p>sre</text:p>
          </table:table-cell>
          <table:table-cell table:style-name="ce172" table:number-columns-repeated="19"/>
          <table:table-cell table:style-name="ce174"/>
          <table:table-cell table:style-name="ce175" table:formula="of:=COUNTIF([.AI11:.AZ11];&quot;☻&quot;)" office:value-type="float" office:value="0" calcext:value-type="float">
            <text:p>0</text:p>
          </table:table-cell>
          <table:table-cell table:style-name="ce175" table:formula="of:=COUNTIF([.AI11:.AZ11];&quot;☺&quot;)" office:value-type="float" office:value="0" calcext:value-type="float">
            <text:p>0</text:p>
          </table:table-cell>
          <table:table-cell table:style-name="ce175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175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175" table:formula="of:=COUNTIF([.C11:.U11];&quot;51¶&quot;)" office:value-type="float" office:value="0" calcext:value-type="float">
            <text:p>0</text:p>
          </table:table-cell>
          <table:table-cell table:style-name="ce175" table:formula="of:=COUNTIF([.C11:.U11];&quot;52¶&quot;)" office:value-type="float" office:value="0" calcext:value-type="float">
            <text:p>0</text:p>
          </table:table-cell>
          <table:table-cell table:style-name="ce175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175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176" table:formula="of:=COUNTBLANK([.C11:.T11])-3" office:value-type="float" office:value="15" calcext:value-type="float">
            <text:p>15</text:p>
          </table:table-cell>
          <table:table-cell table:style-name="ce177" table:formula="of:=COUNTIF([.C11:.U11];&quot;x&quot;)" office:value-type="float" office:value="0" calcext:value-type="float">
            <text:p>0</text:p>
          </table:table-cell>
          <table:table-cell table:style-name="ce178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1" calcext:value-type="date">
            <text:p>11/ mar</text:p>
          </table:table-cell>
          <table:table-cell table:style-name="ce171" table:formula="of:=TEXT([.A12];&quot;Ddd&quot;)" office:value-type="string" office:string-value="čet" calcext:value-type="string">
            <text:p>čet</text:p>
          </table:table-cell>
          <table:table-cell table:style-name="ce173"/>
          <table:table-cell table:style-name="ce172" table:number-columns-repeated="18"/>
          <table:table-cell table:style-name="ce174"/>
          <table:table-cell table:style-name="ce175" table:formula="of:=COUNTIF([.AI12:.AZ12];&quot;☻&quot;)" office:value-type="float" office:value="0" calcext:value-type="float">
            <text:p>0</text:p>
          </table:table-cell>
          <table:table-cell table:style-name="ce175" table:formula="of:=COUNTIF([.AI12:.AZ12];&quot;☺&quot;)" office:value-type="float" office:value="0" calcext:value-type="float">
            <text:p>0</text:p>
          </table:table-cell>
          <table:table-cell table:style-name="ce175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175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175" table:formula="of:=COUNTIF([.C12:.U12];&quot;51¶&quot;)" office:value-type="float" office:value="0" calcext:value-type="float">
            <text:p>0</text:p>
          </table:table-cell>
          <table:table-cell table:style-name="ce175" table:formula="of:=COUNTIF([.C12:.U12];&quot;52¶&quot;)" office:value-type="float" office:value="0" calcext:value-type="float">
            <text:p>0</text:p>
          </table:table-cell>
          <table:table-cell table:style-name="ce175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175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176" table:formula="of:=COUNTBLANK([.C12:.T12])-3" office:value-type="float" office:value="15" calcext:value-type="float">
            <text:p>15</text:p>
          </table:table-cell>
          <table:table-cell table:style-name="ce177" table:formula="of:=COUNTIF([.C12:.U12];&quot;x&quot;)" office:value-type="float" office:value="0" calcext:value-type="float">
            <text:p>0</text:p>
          </table:table-cell>
          <table:table-cell table:style-name="ce178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2" calcext:value-type="date">
            <text:p>12/ mar</text:p>
          </table:table-cell>
          <table:table-cell table:style-name="ce171" table:formula="of:=TEXT([.A13];&quot;Ddd&quot;)" office:value-type="string" office:string-value="pet" calcext:value-type="string">
            <text:p>pet</text:p>
          </table:table-cell>
          <table:table-cell table:style-name="ce172" table:number-columns-repeated="19"/>
          <table:table-cell table:style-name="ce174"/>
          <table:table-cell table:style-name="ce175" table:formula="of:=COUNTIF([.AI13:.AZ13];&quot;☻&quot;)" office:value-type="float" office:value="0" calcext:value-type="float">
            <text:p>0</text:p>
          </table:table-cell>
          <table:table-cell table:style-name="ce175" table:formula="of:=COUNTIF([.AI13:.AZ13];&quot;☺&quot;)" office:value-type="float" office:value="0" calcext:value-type="float">
            <text:p>0</text:p>
          </table:table-cell>
          <table:table-cell table:style-name="ce175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175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175" table:formula="of:=COUNTIF([.C13:.U13];&quot;51¶&quot;)" office:value-type="float" office:value="0" calcext:value-type="float">
            <text:p>0</text:p>
          </table:table-cell>
          <table:table-cell table:style-name="ce175" table:formula="of:=COUNTIF([.C13:.U13];&quot;52¶&quot;)" office:value-type="float" office:value="0" calcext:value-type="float">
            <text:p>0</text:p>
          </table:table-cell>
          <table:table-cell table:style-name="ce175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175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176" table:formula="of:=COUNTBLANK([.C13:.T13])-3" office:value-type="float" office:value="15" calcext:value-type="float">
            <text:p>15</text:p>
          </table:table-cell>
          <table:table-cell table:style-name="ce177" table:formula="of:=COUNTIF([.C13:.U13];&quot;x&quot;)" office:value-type="float" office:value="0" calcext:value-type="float">
            <text:p>0</text:p>
          </table:table-cell>
          <table:table-cell table:style-name="ce178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3" calcext:value-type="date">
            <text:p>13/ mar</text:p>
          </table:table-cell>
          <table:table-cell table:style-name="ce171" table:formula="of:=TEXT([.A14];&quot;Ddd&quot;)" office:value-type="string" office:string-value="sob" calcext:value-type="string">
            <text:p>sob</text:p>
          </table:table-cell>
          <table:table-cell table:style-name="ce172" table:number-columns-repeated="19"/>
          <table:table-cell table:style-name="ce174"/>
          <table:table-cell table:style-name="ce175" table:formula="of:=COUNTIF([.AI14:.AZ14];&quot;☻&quot;)" office:value-type="float" office:value="0" calcext:value-type="float">
            <text:p>0</text:p>
          </table:table-cell>
          <table:table-cell table:style-name="ce175" table:formula="of:=COUNTIF([.AI14:.AZ14];&quot;☺&quot;)" office:value-type="float" office:value="0" calcext:value-type="float">
            <text:p>0</text:p>
          </table:table-cell>
          <table:table-cell table:style-name="ce175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175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175" table:formula="of:=COUNTIF([.C14:.U14];&quot;51¶&quot;)" office:value-type="float" office:value="0" calcext:value-type="float">
            <text:p>0</text:p>
          </table:table-cell>
          <table:table-cell table:style-name="ce175" table:formula="of:=COUNTIF([.C14:.U14];&quot;52¶&quot;)" office:value-type="float" office:value="0" calcext:value-type="float">
            <text:p>0</text:p>
          </table:table-cell>
          <table:table-cell table:style-name="ce175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175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176" table:formula="of:=COUNTBLANK([.C14:.T14])-3" office:value-type="float" office:value="15" calcext:value-type="float">
            <text:p>15</text:p>
          </table:table-cell>
          <table:table-cell table:style-name="ce177" table:formula="of:=COUNTIF([.C14:.U14];&quot;x&quot;)" office:value-type="float" office:value="0" calcext:value-type="float">
            <text:p>0</text:p>
          </table:table-cell>
          <table:table-cell table:style-name="ce178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4" calcext:value-type="date">
            <text:p>14/ mar</text:p>
          </table:table-cell>
          <table:table-cell table:style-name="ce171" table:formula="of:=TEXT([.A15];&quot;Ddd&quot;)" office:value-type="string" office:string-value="ned" calcext:value-type="string">
            <text:p>ned</text:p>
          </table:table-cell>
          <table:table-cell table:style-name="ce172" table:number-columns-repeated="19"/>
          <table:table-cell table:style-name="ce174"/>
          <table:table-cell table:style-name="ce175" table:formula="of:=COUNTIF([.AI15:.AZ15];&quot;☻&quot;)" office:value-type="float" office:value="0" calcext:value-type="float">
            <text:p>0</text:p>
          </table:table-cell>
          <table:table-cell table:style-name="ce175" table:formula="of:=COUNTIF([.AI15:.AZ15];&quot;☺&quot;)" office:value-type="float" office:value="0" calcext:value-type="float">
            <text:p>0</text:p>
          </table:table-cell>
          <table:table-cell table:style-name="ce175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175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175" table:formula="of:=COUNTIF([.C15:.U15];&quot;51¶&quot;)" office:value-type="float" office:value="0" calcext:value-type="float">
            <text:p>0</text:p>
          </table:table-cell>
          <table:table-cell table:style-name="ce175" table:formula="of:=COUNTIF([.C15:.U15];&quot;52¶&quot;)" office:value-type="float" office:value="0" calcext:value-type="float">
            <text:p>0</text:p>
          </table:table-cell>
          <table:table-cell table:style-name="ce175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175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176" table:formula="of:=COUNTBLANK([.C15:.T15])-3" office:value-type="float" office:value="15" calcext:value-type="float">
            <text:p>15</text:p>
          </table:table-cell>
          <table:table-cell table:style-name="ce177" table:formula="of:=COUNTIF([.C15:.U15];&quot;x&quot;)" office:value-type="float" office:value="0" calcext:value-type="float">
            <text:p>0</text:p>
          </table:table-cell>
          <table:table-cell table:style-name="ce178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5" calcext:value-type="date">
            <text:p>15/ mar</text:p>
          </table:table-cell>
          <table:table-cell table:style-name="ce171" table:formula="of:=TEXT([.A16];&quot;Ddd&quot;)" office:value-type="string" office:string-value="pon" calcext:value-type="string">
            <text:p>pon</text:p>
          </table:table-cell>
          <table:table-cell table:style-name="ce172" table:number-columns-repeated="19"/>
          <table:table-cell table:style-name="ce174"/>
          <table:table-cell table:style-name="ce175" table:formula="of:=COUNTIF([.AI16:.AZ16];&quot;☻&quot;)" office:value-type="float" office:value="0" calcext:value-type="float">
            <text:p>0</text:p>
          </table:table-cell>
          <table:table-cell table:style-name="ce175" table:formula="of:=COUNTIF([.AI16:.AZ16];&quot;☺&quot;)" office:value-type="float" office:value="0" calcext:value-type="float">
            <text:p>0</text:p>
          </table:table-cell>
          <table:table-cell table:style-name="ce175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175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175" table:formula="of:=COUNTIF([.C16:.U16];&quot;51¶&quot;)" office:value-type="float" office:value="0" calcext:value-type="float">
            <text:p>0</text:p>
          </table:table-cell>
          <table:table-cell table:style-name="ce175" table:formula="of:=COUNTIF([.C16:.U16];&quot;52¶&quot;)" office:value-type="float" office:value="0" calcext:value-type="float">
            <text:p>0</text:p>
          </table:table-cell>
          <table:table-cell table:style-name="ce175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175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176" table:formula="of:=COUNTBLANK([.C16:.T16])-3" office:value-type="float" office:value="15" calcext:value-type="float">
            <text:p>15</text:p>
          </table:table-cell>
          <table:table-cell table:style-name="ce177" table:formula="of:=COUNTIF([.C16:.U16];&quot;x&quot;)" office:value-type="float" office:value="0" calcext:value-type="float">
            <text:p>0</text:p>
          </table:table-cell>
          <table:table-cell table:style-name="ce178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6" calcext:value-type="date">
            <text:p>16/ mar</text:p>
          </table:table-cell>
          <table:table-cell table:style-name="ce171" table:formula="of:=TEXT([.A17];&quot;Ddd&quot;)" office:value-type="string" office:string-value="tor" calcext:value-type="string">
            <text:p>tor</text:p>
          </table:table-cell>
          <table:table-cell table:style-name="ce172" table:number-columns-repeated="19"/>
          <table:table-cell table:style-name="ce174"/>
          <table:table-cell table:style-name="ce175" table:formula="of:=COUNTIF([.AI17:.AZ17];&quot;☻&quot;)" office:value-type="float" office:value="0" calcext:value-type="float">
            <text:p>0</text:p>
          </table:table-cell>
          <table:table-cell table:style-name="ce175" table:formula="of:=COUNTIF([.AI17:.AZ17];&quot;☺&quot;)" office:value-type="float" office:value="0" calcext:value-type="float">
            <text:p>0</text:p>
          </table:table-cell>
          <table:table-cell table:style-name="ce175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175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175" table:formula="of:=COUNTIF([.C17:.U17];&quot;51¶&quot;)" office:value-type="float" office:value="0" calcext:value-type="float">
            <text:p>0</text:p>
          </table:table-cell>
          <table:table-cell table:style-name="ce175" table:formula="of:=COUNTIF([.C17:.U17];&quot;52¶&quot;)" office:value-type="float" office:value="0" calcext:value-type="float">
            <text:p>0</text:p>
          </table:table-cell>
          <table:table-cell table:style-name="ce175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175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176" table:formula="of:=COUNTBLANK([.C17:.T17])-3" office:value-type="float" office:value="15" calcext:value-type="float">
            <text:p>15</text:p>
          </table:table-cell>
          <table:table-cell table:style-name="ce177" table:formula="of:=COUNTIF([.C17:.U17];&quot;x&quot;)" office:value-type="float" office:value="0" calcext:value-type="float">
            <text:p>0</text:p>
          </table:table-cell>
          <table:table-cell table:style-name="ce178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7" calcext:value-type="date">
            <text:p>17/ mar</text:p>
          </table:table-cell>
          <table:table-cell table:style-name="ce171" table:formula="of:=TEXT([.A18];&quot;Ddd&quot;)" office:value-type="string" office:string-value="sre" calcext:value-type="string">
            <text:p>sre</text:p>
          </table:table-cell>
          <table:table-cell table:style-name="ce172" table:number-columns-repeated="19"/>
          <table:table-cell table:style-name="ce174"/>
          <table:table-cell table:style-name="ce175" table:formula="of:=COUNTIF([.AI18:.AZ18];&quot;☻&quot;)" office:value-type="float" office:value="0" calcext:value-type="float">
            <text:p>0</text:p>
          </table:table-cell>
          <table:table-cell table:style-name="ce175" table:formula="of:=COUNTIF([.AI18:.AZ18];&quot;☺&quot;)" office:value-type="float" office:value="0" calcext:value-type="float">
            <text:p>0</text:p>
          </table:table-cell>
          <table:table-cell table:style-name="ce175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175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175" table:formula="of:=COUNTIF([.C18:.U18];&quot;51¶&quot;)" office:value-type="float" office:value="0" calcext:value-type="float">
            <text:p>0</text:p>
          </table:table-cell>
          <table:table-cell table:style-name="ce175" table:formula="of:=COUNTIF([.C18:.U18];&quot;52¶&quot;)" office:value-type="float" office:value="0" calcext:value-type="float">
            <text:p>0</text:p>
          </table:table-cell>
          <table:table-cell table:style-name="ce175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175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176" table:formula="of:=COUNTBLANK([.C18:.T18])-3" office:value-type="float" office:value="15" calcext:value-type="float">
            <text:p>15</text:p>
          </table:table-cell>
          <table:table-cell table:style-name="ce177" table:formula="of:=COUNTIF([.C18:.U18];&quot;x&quot;)" office:value-type="float" office:value="0" calcext:value-type="float">
            <text:p>0</text:p>
          </table:table-cell>
          <table:table-cell table:style-name="ce178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8" calcext:value-type="date">
            <text:p>18/ mar</text:p>
          </table:table-cell>
          <table:table-cell table:style-name="ce171" table:formula="of:=TEXT([.A19];&quot;Ddd&quot;)" office:value-type="string" office:string-value="čet" calcext:value-type="string">
            <text:p>čet</text:p>
          </table:table-cell>
          <table:table-cell table:style-name="ce172" table:number-columns-repeated="19"/>
          <table:table-cell table:style-name="ce174"/>
          <table:table-cell table:style-name="ce175" table:formula="of:=COUNTIF([.AI19:.AZ19];&quot;☻&quot;)" office:value-type="float" office:value="0" calcext:value-type="float">
            <text:p>0</text:p>
          </table:table-cell>
          <table:table-cell table:style-name="ce175" table:formula="of:=COUNTIF([.AI19:.AZ19];&quot;☺&quot;)" office:value-type="float" office:value="0" calcext:value-type="float">
            <text:p>0</text:p>
          </table:table-cell>
          <table:table-cell table:style-name="ce175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175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175" table:formula="of:=COUNTIF([.C19:.U19];&quot;51¶&quot;)" office:value-type="float" office:value="0" calcext:value-type="float">
            <text:p>0</text:p>
          </table:table-cell>
          <table:table-cell table:style-name="ce175" table:formula="of:=COUNTIF([.C19:.U19];&quot;52¶&quot;)" office:value-type="float" office:value="0" calcext:value-type="float">
            <text:p>0</text:p>
          </table:table-cell>
          <table:table-cell table:style-name="ce175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175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176" table:formula="of:=COUNTBLANK([.C19:.T19])-3" office:value-type="float" office:value="15" calcext:value-type="float">
            <text:p>15</text:p>
          </table:table-cell>
          <table:table-cell table:style-name="ce177" table:formula="of:=COUNTIF([.C19:.U19];&quot;x&quot;)" office:value-type="float" office:value="0" calcext:value-type="float">
            <text:p>0</text:p>
          </table:table-cell>
          <table:table-cell table:style-name="ce178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19" calcext:value-type="date">
            <text:p>19/ mar</text:p>
          </table:table-cell>
          <table:table-cell table:style-name="ce171" table:formula="of:=TEXT([.A20];&quot;Ddd&quot;)" office:value-type="string" office:string-value="pet" calcext:value-type="string">
            <text:p>pet</text:p>
          </table:table-cell>
          <table:table-cell table:style-name="ce172" table:number-columns-repeated="19"/>
          <table:table-cell table:style-name="ce174"/>
          <table:table-cell table:style-name="ce175" table:formula="of:=COUNTIF([.AI20:.AZ20];&quot;☻&quot;)" office:value-type="float" office:value="0" calcext:value-type="float">
            <text:p>0</text:p>
          </table:table-cell>
          <table:table-cell table:style-name="ce175" table:formula="of:=COUNTIF([.AI20:.AZ20];&quot;☺&quot;)" office:value-type="float" office:value="0" calcext:value-type="float">
            <text:p>0</text:p>
          </table:table-cell>
          <table:table-cell table:style-name="ce175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175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175" table:formula="of:=COUNTIF([.C20:.U20];&quot;51¶&quot;)" office:value-type="float" office:value="0" calcext:value-type="float">
            <text:p>0</text:p>
          </table:table-cell>
          <table:table-cell table:style-name="ce175" table:formula="of:=COUNTIF([.C20:.U20];&quot;52¶&quot;)" office:value-type="float" office:value="0" calcext:value-type="float">
            <text:p>0</text:p>
          </table:table-cell>
          <table:table-cell table:style-name="ce175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175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176" table:formula="of:=COUNTBLANK([.C20:.T20])-3" office:value-type="float" office:value="15" calcext:value-type="float">
            <text:p>15</text:p>
          </table:table-cell>
          <table:table-cell table:style-name="ce177" table:formula="of:=COUNTIF([.C20:.U20];&quot;x&quot;)" office:value-type="float" office:value="0" calcext:value-type="float">
            <text:p>0</text:p>
          </table:table-cell>
          <table:table-cell table:style-name="ce178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0" calcext:value-type="date">
            <text:p>20/ mar</text:p>
          </table:table-cell>
          <table:table-cell table:style-name="ce171" table:formula="of:=TEXT([.A21];&quot;Ddd&quot;)" office:value-type="string" office:string-value="sob" calcext:value-type="string">
            <text:p>sob</text:p>
          </table:table-cell>
          <table:table-cell table:style-name="ce172" table:number-columns-repeated="19"/>
          <table:table-cell table:style-name="ce174"/>
          <table:table-cell table:style-name="ce175" table:formula="of:=COUNTIF([.AI21:.AZ21];&quot;☻&quot;)" office:value-type="float" office:value="0" calcext:value-type="float">
            <text:p>0</text:p>
          </table:table-cell>
          <table:table-cell table:style-name="ce175" table:formula="of:=COUNTIF([.AI21:.AZ21];&quot;☺&quot;)" office:value-type="float" office:value="0" calcext:value-type="float">
            <text:p>0</text:p>
          </table:table-cell>
          <table:table-cell table:style-name="ce175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175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175" table:formula="of:=COUNTIF([.C21:.U21];&quot;51¶&quot;)" office:value-type="float" office:value="0" calcext:value-type="float">
            <text:p>0</text:p>
          </table:table-cell>
          <table:table-cell table:style-name="ce175" table:formula="of:=COUNTIF([.C21:.U21];&quot;52¶&quot;)" office:value-type="float" office:value="0" calcext:value-type="float">
            <text:p>0</text:p>
          </table:table-cell>
          <table:table-cell table:style-name="ce175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175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176" table:formula="of:=COUNTBLANK([.C21:.T21])-3" office:value-type="float" office:value="15" calcext:value-type="float">
            <text:p>15</text:p>
          </table:table-cell>
          <table:table-cell table:style-name="ce177" table:formula="of:=COUNTIF([.C21:.U21];&quot;x&quot;)" office:value-type="float" office:value="0" calcext:value-type="float">
            <text:p>0</text:p>
          </table:table-cell>
          <table:table-cell table:style-name="ce178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1" calcext:value-type="date">
            <text:p>21/ mar</text:p>
          </table:table-cell>
          <table:table-cell table:style-name="ce171" table:formula="of:=TEXT([.A22];&quot;Ddd&quot;)" office:value-type="string" office:string-value="ned" calcext:value-type="string">
            <text:p>ned</text:p>
          </table:table-cell>
          <table:table-cell table:style-name="ce172" table:number-columns-repeated="19"/>
          <table:table-cell table:style-name="ce174"/>
          <table:table-cell table:style-name="ce175" table:formula="of:=COUNTIF([.AI22:.AZ22];&quot;☻&quot;)" office:value-type="float" office:value="0" calcext:value-type="float">
            <text:p>0</text:p>
          </table:table-cell>
          <table:table-cell table:style-name="ce175" table:formula="of:=COUNTIF([.AI22:.AZ22];&quot;☺&quot;)" office:value-type="float" office:value="0" calcext:value-type="float">
            <text:p>0</text:p>
          </table:table-cell>
          <table:table-cell table:style-name="ce175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175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175" table:formula="of:=COUNTIF([.C22:.U22];&quot;51¶&quot;)" office:value-type="float" office:value="0" calcext:value-type="float">
            <text:p>0</text:p>
          </table:table-cell>
          <table:table-cell table:style-name="ce175" table:formula="of:=COUNTIF([.C22:.U22];&quot;52¶&quot;)" office:value-type="float" office:value="0" calcext:value-type="float">
            <text:p>0</text:p>
          </table:table-cell>
          <table:table-cell table:style-name="ce175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175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176" table:formula="of:=COUNTBLANK([.C22:.T22])-3" office:value-type="float" office:value="15" calcext:value-type="float">
            <text:p>15</text:p>
          </table:table-cell>
          <table:table-cell table:style-name="ce177" table:formula="of:=COUNTIF([.C22:.U22];&quot;x&quot;)" office:value-type="float" office:value="0" calcext:value-type="float">
            <text:p>0</text:p>
          </table:table-cell>
          <table:table-cell table:style-name="ce178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2" calcext:value-type="date">
            <text:p>22/ mar</text:p>
          </table:table-cell>
          <table:table-cell table:style-name="ce171" table:formula="of:=TEXT([.A23];&quot;Ddd&quot;)" office:value-type="string" office:string-value="pon" calcext:value-type="string">
            <text:p>pon</text:p>
          </table:table-cell>
          <table:table-cell table:style-name="ce172" table:number-columns-repeated="19"/>
          <table:table-cell table:style-name="ce174"/>
          <table:table-cell table:style-name="ce175" table:formula="of:=COUNTIF([.AI23:.AZ23];&quot;☻&quot;)" office:value-type="float" office:value="0" calcext:value-type="float">
            <text:p>0</text:p>
          </table:table-cell>
          <table:table-cell table:style-name="ce175" table:formula="of:=COUNTIF([.AI23:.AZ23];&quot;☺&quot;)" office:value-type="float" office:value="0" calcext:value-type="float">
            <text:p>0</text:p>
          </table:table-cell>
          <table:table-cell table:style-name="ce175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175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175" table:formula="of:=COUNTIF([.C23:.U23];&quot;51¶&quot;)" office:value-type="float" office:value="0" calcext:value-type="float">
            <text:p>0</text:p>
          </table:table-cell>
          <table:table-cell table:style-name="ce175" table:formula="of:=COUNTIF([.C23:.U23];&quot;52¶&quot;)" office:value-type="float" office:value="0" calcext:value-type="float">
            <text:p>0</text:p>
          </table:table-cell>
          <table:table-cell table:style-name="ce175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175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176" table:formula="of:=COUNTBLANK([.C23:.T23])-3" office:value-type="float" office:value="15" calcext:value-type="float">
            <text:p>15</text:p>
          </table:table-cell>
          <table:table-cell table:style-name="ce177" table:formula="of:=COUNTIF([.C23:.U23];&quot;x&quot;)" office:value-type="float" office:value="0" calcext:value-type="float">
            <text:p>0</text:p>
          </table:table-cell>
          <table:table-cell table:style-name="ce178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3" calcext:value-type="date">
            <text:p>23/ mar</text:p>
          </table:table-cell>
          <table:table-cell table:style-name="ce171" table:formula="of:=TEXT([.A24];&quot;Ddd&quot;)" office:value-type="string" office:string-value="tor" calcext:value-type="string">
            <text:p>tor</text:p>
          </table:table-cell>
          <table:table-cell table:style-name="ce172" table:number-columns-repeated="19"/>
          <table:table-cell table:style-name="ce174"/>
          <table:table-cell table:style-name="ce175" table:formula="of:=COUNTIF([.AI24:.AZ24];&quot;☻&quot;)" office:value-type="float" office:value="0" calcext:value-type="float">
            <text:p>0</text:p>
          </table:table-cell>
          <table:table-cell table:style-name="ce175" table:formula="of:=COUNTIF([.AI24:.AZ24];&quot;☺&quot;)" office:value-type="float" office:value="0" calcext:value-type="float">
            <text:p>0</text:p>
          </table:table-cell>
          <table:table-cell table:style-name="ce175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175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175" table:formula="of:=COUNTIF([.C24:.U24];&quot;51¶&quot;)" office:value-type="float" office:value="0" calcext:value-type="float">
            <text:p>0</text:p>
          </table:table-cell>
          <table:table-cell table:style-name="ce175" table:formula="of:=COUNTIF([.C24:.U24];&quot;52¶&quot;)" office:value-type="float" office:value="0" calcext:value-type="float">
            <text:p>0</text:p>
          </table:table-cell>
          <table:table-cell table:style-name="ce175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175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176" table:formula="of:=COUNTBLANK([.C24:.T24])-3" office:value-type="float" office:value="15" calcext:value-type="float">
            <text:p>15</text:p>
          </table:table-cell>
          <table:table-cell table:style-name="ce177" table:formula="of:=COUNTIF([.C24:.U24];&quot;x&quot;)" office:value-type="float" office:value="0" calcext:value-type="float">
            <text:p>0</text:p>
          </table:table-cell>
          <table:table-cell table:style-name="ce178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4" calcext:value-type="date">
            <text:p>24/ mar</text:p>
          </table:table-cell>
          <table:table-cell table:style-name="ce171" table:formula="of:=TEXT([.A25];&quot;Ddd&quot;)" office:value-type="string" office:string-value="sre" calcext:value-type="string">
            <text:p>sre</text:p>
          </table:table-cell>
          <table:table-cell table:style-name="ce172" table:number-columns-repeated="19"/>
          <table:table-cell table:style-name="ce174"/>
          <table:table-cell table:style-name="ce175" table:formula="of:=COUNTIF([.AI25:.AZ25];&quot;☻&quot;)" office:value-type="float" office:value="0" calcext:value-type="float">
            <text:p>0</text:p>
          </table:table-cell>
          <table:table-cell table:style-name="ce175" table:formula="of:=COUNTIF([.AI25:.AZ25];&quot;☺&quot;)" office:value-type="float" office:value="0" calcext:value-type="float">
            <text:p>0</text:p>
          </table:table-cell>
          <table:table-cell table:style-name="ce175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175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175" table:formula="of:=COUNTIF([.C25:.U25];&quot;51¶&quot;)" office:value-type="float" office:value="0" calcext:value-type="float">
            <text:p>0</text:p>
          </table:table-cell>
          <table:table-cell table:style-name="ce175" table:formula="of:=COUNTIF([.C25:.U25];&quot;52¶&quot;)" office:value-type="float" office:value="0" calcext:value-type="float">
            <text:p>0</text:p>
          </table:table-cell>
          <table:table-cell table:style-name="ce175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175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176" table:formula="of:=COUNTBLANK([.C25:.T25])-3" office:value-type="float" office:value="15" calcext:value-type="float">
            <text:p>15</text:p>
          </table:table-cell>
          <table:table-cell table:style-name="ce177" table:formula="of:=COUNTIF([.C25:.U25];&quot;x&quot;)" office:value-type="float" office:value="0" calcext:value-type="float">
            <text:p>0</text:p>
          </table:table-cell>
          <table:table-cell table:style-name="ce178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5" calcext:value-type="date">
            <text:p>25/ mar</text:p>
          </table:table-cell>
          <table:table-cell table:style-name="ce171" table:formula="of:=TEXT([.A26];&quot;Ddd&quot;)" office:value-type="string" office:string-value="čet" calcext:value-type="string">
            <text:p>čet</text:p>
          </table:table-cell>
          <table:table-cell table:style-name="ce172" table:number-columns-repeated="19"/>
          <table:table-cell table:style-name="ce174"/>
          <table:table-cell table:style-name="ce175" table:formula="of:=COUNTIF([.AI26:.AZ26];&quot;☻&quot;)" office:value-type="float" office:value="0" calcext:value-type="float">
            <text:p>0</text:p>
          </table:table-cell>
          <table:table-cell table:style-name="ce175" table:formula="of:=COUNTIF([.AI26:.AZ26];&quot;☺&quot;)" office:value-type="float" office:value="0" calcext:value-type="float">
            <text:p>0</text:p>
          </table:table-cell>
          <table:table-cell table:style-name="ce175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175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175" table:formula="of:=COUNTIF([.C26:.U26];&quot;51¶&quot;)" office:value-type="float" office:value="0" calcext:value-type="float">
            <text:p>0</text:p>
          </table:table-cell>
          <table:table-cell table:style-name="ce175" table:formula="of:=COUNTIF([.C26:.U26];&quot;52¶&quot;)" office:value-type="float" office:value="0" calcext:value-type="float">
            <text:p>0</text:p>
          </table:table-cell>
          <table:table-cell table:style-name="ce175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175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176" table:formula="of:=COUNTBLANK([.C26:.T26])-3" office:value-type="float" office:value="15" calcext:value-type="float">
            <text:p>15</text:p>
          </table:table-cell>
          <table:table-cell table:style-name="ce177" table:formula="of:=COUNTIF([.C26:.U26];&quot;x&quot;)" office:value-type="float" office:value="0" calcext:value-type="float">
            <text:p>0</text:p>
          </table:table-cell>
          <table:table-cell table:style-name="ce178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6" calcext:value-type="date">
            <text:p>26/ mar</text:p>
          </table:table-cell>
          <table:table-cell table:style-name="ce171" table:formula="of:=TEXT([.A27];&quot;Ddd&quot;)" office:value-type="string" office:string-value="pet" calcext:value-type="string">
            <text:p>pet</text:p>
          </table:table-cell>
          <table:table-cell table:style-name="ce172" table:number-columns-repeated="19"/>
          <table:table-cell table:style-name="ce174"/>
          <table:table-cell table:style-name="ce175" table:formula="of:=COUNTIF([.AI27:.AZ27];&quot;☻&quot;)" office:value-type="float" office:value="0" calcext:value-type="float">
            <text:p>0</text:p>
          </table:table-cell>
          <table:table-cell table:style-name="ce175" table:formula="of:=COUNTIF([.AI27:.AZ27];&quot;☺&quot;)" office:value-type="float" office:value="0" calcext:value-type="float">
            <text:p>0</text:p>
          </table:table-cell>
          <table:table-cell table:style-name="ce175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175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175" table:formula="of:=COUNTIF([.C27:.U27];&quot;51¶&quot;)" office:value-type="float" office:value="0" calcext:value-type="float">
            <text:p>0</text:p>
          </table:table-cell>
          <table:table-cell table:style-name="ce175" table:formula="of:=COUNTIF([.C27:.U27];&quot;52¶&quot;)" office:value-type="float" office:value="0" calcext:value-type="float">
            <text:p>0</text:p>
          </table:table-cell>
          <table:table-cell table:style-name="ce175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175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176" table:formula="of:=COUNTBLANK([.C27:.T27])-3" office:value-type="float" office:value="15" calcext:value-type="float">
            <text:p>15</text:p>
          </table:table-cell>
          <table:table-cell table:style-name="ce177" table:formula="of:=COUNTIF([.C27:.U27];&quot;x&quot;)" office:value-type="float" office:value="0" calcext:value-type="float">
            <text:p>0</text:p>
          </table:table-cell>
          <table:table-cell table:style-name="ce178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7" calcext:value-type="date">
            <text:p>27/ mar</text:p>
          </table:table-cell>
          <table:table-cell table:style-name="ce171" table:formula="of:=TEXT([.A28];&quot;Ddd&quot;)" office:value-type="string" office:string-value="sob" calcext:value-type="string">
            <text:p>sob</text:p>
          </table:table-cell>
          <table:table-cell table:style-name="ce172" table:number-columns-repeated="19"/>
          <table:table-cell table:style-name="ce174"/>
          <table:table-cell table:style-name="ce175" table:formula="of:=COUNTIF([.AI28:.AZ28];&quot;☻&quot;)" office:value-type="float" office:value="0" calcext:value-type="float">
            <text:p>0</text:p>
          </table:table-cell>
          <table:table-cell table:style-name="ce175" table:formula="of:=COUNTIF([.AI28:.AZ28];&quot;☺&quot;)" office:value-type="float" office:value="0" calcext:value-type="float">
            <text:p>0</text:p>
          </table:table-cell>
          <table:table-cell table:style-name="ce175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175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175" table:formula="of:=COUNTIF([.C28:.U28];&quot;51¶&quot;)" office:value-type="float" office:value="0" calcext:value-type="float">
            <text:p>0</text:p>
          </table:table-cell>
          <table:table-cell table:style-name="ce175" table:formula="of:=COUNTIF([.C28:.U28];&quot;52¶&quot;)" office:value-type="float" office:value="0" calcext:value-type="float">
            <text:p>0</text:p>
          </table:table-cell>
          <table:table-cell table:style-name="ce175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175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176" table:formula="of:=COUNTBLANK([.C28:.T28])-3" office:value-type="float" office:value="15" calcext:value-type="float">
            <text:p>15</text:p>
          </table:table-cell>
          <table:table-cell table:style-name="ce177" table:formula="of:=COUNTIF([.C28:.U28];&quot;x&quot;)" office:value-type="float" office:value="0" calcext:value-type="float">
            <text:p>0</text:p>
          </table:table-cell>
          <table:table-cell table:style-name="ce178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8" calcext:value-type="date">
            <text:p>28/ mar</text:p>
          </table:table-cell>
          <table:table-cell table:style-name="ce171" table:formula="of:=TEXT([.A29];&quot;Ddd&quot;)" office:value-type="string" office:string-value="ned" calcext:value-type="string">
            <text:p>ned</text:p>
          </table:table-cell>
          <table:table-cell table:style-name="ce172" table:number-columns-repeated="19"/>
          <table:table-cell table:style-name="ce174"/>
          <table:table-cell table:style-name="ce175" table:formula="of:=COUNTIF([.AI29:.AZ29];&quot;☻&quot;)" office:value-type="float" office:value="0" calcext:value-type="float">
            <text:p>0</text:p>
          </table:table-cell>
          <table:table-cell table:style-name="ce175" table:formula="of:=COUNTIF([.AI29:.AZ29];&quot;☺&quot;)" office:value-type="float" office:value="0" calcext:value-type="float">
            <text:p>0</text:p>
          </table:table-cell>
          <table:table-cell table:style-name="ce175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175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175" table:formula="of:=COUNTIF([.C29:.U29];&quot;51¶&quot;)" office:value-type="float" office:value="0" calcext:value-type="float">
            <text:p>0</text:p>
          </table:table-cell>
          <table:table-cell table:style-name="ce175" table:formula="of:=COUNTIF([.C29:.U29];&quot;52¶&quot;)" office:value-type="float" office:value="0" calcext:value-type="float">
            <text:p>0</text:p>
          </table:table-cell>
          <table:table-cell table:style-name="ce175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175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176" table:formula="of:=COUNTBLANK([.C29:.T29])-3" office:value-type="float" office:value="15" calcext:value-type="float">
            <text:p>15</text:p>
          </table:table-cell>
          <table:table-cell table:style-name="ce177" table:formula="of:=COUNTIF([.C29:.U29];&quot;x&quot;)" office:value-type="float" office:value="0" calcext:value-type="float">
            <text:p>0</text:p>
          </table:table-cell>
          <table:table-cell table:style-name="ce178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29" calcext:value-type="date">
            <text:p>29/ mar</text:p>
          </table:table-cell>
          <table:table-cell table:style-name="ce171" table:formula="of:=TEXT([.A30];&quot;Ddd&quot;)" office:value-type="string" office:string-value="pon" calcext:value-type="string">
            <text:p>pon</text:p>
          </table:table-cell>
          <table:table-cell table:style-name="ce172" table:number-columns-repeated="19"/>
          <table:table-cell table:style-name="ce174"/>
          <table:table-cell table:style-name="ce175" table:formula="of:=COUNTIF([.AI30:.AZ30];&quot;☻&quot;)" office:value-type="float" office:value="0" calcext:value-type="float">
            <text:p>0</text:p>
          </table:table-cell>
          <table:table-cell table:style-name="ce175" table:formula="of:=COUNTIF([.AI30:.AZ30];&quot;☺&quot;)" office:value-type="float" office:value="0" calcext:value-type="float">
            <text:p>0</text:p>
          </table:table-cell>
          <table:table-cell table:style-name="ce175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175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175" table:formula="of:=COUNTIF([.C30:.U30];&quot;51¶&quot;)" office:value-type="float" office:value="0" calcext:value-type="float">
            <text:p>0</text:p>
          </table:table-cell>
          <table:table-cell table:style-name="ce175" table:formula="of:=COUNTIF([.C30:.U30];&quot;52¶&quot;)" office:value-type="float" office:value="0" calcext:value-type="float">
            <text:p>0</text:p>
          </table:table-cell>
          <table:table-cell table:style-name="ce175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175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176" table:formula="of:=COUNTBLANK([.C30:.T30])-3" office:value-type="float" office:value="15" calcext:value-type="float">
            <text:p>15</text:p>
          </table:table-cell>
          <table:table-cell table:style-name="ce177" table:formula="of:=COUNTIF([.C30:.U30];&quot;x&quot;)" office:value-type="float" office:value="0" calcext:value-type="float">
            <text:p>0</text:p>
          </table:table-cell>
          <table:table-cell table:style-name="ce178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30" calcext:value-type="date">
            <text:p>30/ mar</text:p>
          </table:table-cell>
          <table:table-cell table:style-name="ce171" table:formula="of:=TEXT([.A31];&quot;Ddd&quot;)" office:value-type="string" office:string-value="tor" calcext:value-type="string">
            <text:p>tor</text:p>
          </table:table-cell>
          <table:table-cell table:style-name="ce172" table:number-columns-repeated="19"/>
          <table:table-cell table:style-name="ce174"/>
          <table:table-cell table:style-name="ce175" table:formula="of:=COUNTIF([.AI31:.AZ31];&quot;☻&quot;)" office:value-type="float" office:value="0" calcext:value-type="float">
            <text:p>0</text:p>
          </table:table-cell>
          <table:table-cell table:style-name="ce175" table:formula="of:=COUNTIF([.AI31:.AZ31];&quot;☺&quot;)" office:value-type="float" office:value="0" calcext:value-type="float">
            <text:p>0</text:p>
          </table:table-cell>
          <table:table-cell table:style-name="ce175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175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175" table:formula="of:=COUNTIF([.C31:.U31];&quot;51¶&quot;)" office:value-type="float" office:value="0" calcext:value-type="float">
            <text:p>0</text:p>
          </table:table-cell>
          <table:table-cell table:style-name="ce175" table:formula="of:=COUNTIF([.C31:.U31];&quot;52¶&quot;)" office:value-type="float" office:value="0" calcext:value-type="float">
            <text:p>0</text:p>
          </table:table-cell>
          <table:table-cell table:style-name="ce175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175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176" table:formula="of:=COUNTBLANK([.C31:.T31])-3" office:value-type="float" office:value="15" calcext:value-type="float">
            <text:p>15</text:p>
          </table:table-cell>
          <table:table-cell table:style-name="ce177" table:formula="of:=COUNTIF([.C31:.U31];&quot;x&quot;)" office:value-type="float" office:value="0" calcext:value-type="float">
            <text:p>0</text:p>
          </table:table-cell>
          <table:table-cell table:style-name="ce178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0" office:value-type="date" office:date-value="2021-03-31" calcext:value-type="date">
            <text:p>31/ mar</text:p>
          </table:table-cell>
          <table:table-cell table:style-name="ce171" table:formula="of:=TEXT([.A32];&quot;Ddd&quot;)" office:value-type="string" office:string-value="sre" calcext:value-type="string">
            <text:p>sre</text:p>
          </table:table-cell>
          <table:table-cell table:style-name="ce172" table:number-columns-repeated="19"/>
          <table:table-cell table:style-name="ce174"/>
          <table:table-cell table:style-name="ce175" table:formula="of:=COUNTIF([.AI32:.AZ32];&quot;☻&quot;)" office:value-type="float" office:value="0" calcext:value-type="float">
            <text:p>0</text:p>
          </table:table-cell>
          <table:table-cell table:style-name="ce175" table:formula="of:=COUNTIF([.AI32:.AZ32];&quot;☺&quot;)" office:value-type="float" office:value="0" calcext:value-type="float">
            <text:p>0</text:p>
          </table:table-cell>
          <table:table-cell table:style-name="ce175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175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175" table:formula="of:=COUNTIF([.C32:.U32];&quot;51¶&quot;)" office:value-type="float" office:value="0" calcext:value-type="float">
            <text:p>0</text:p>
          </table:table-cell>
          <table:table-cell table:style-name="ce175" table:formula="of:=COUNTIF([.C32:.U32];&quot;52¶&quot;)" office:value-type="float" office:value="0" calcext:value-type="float">
            <text:p>0</text:p>
          </table:table-cell>
          <table:table-cell table:style-name="ce175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175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176" table:formula="of:=COUNTBLANK([.C32:.T32])-3" office:value-type="float" office:value="15" calcext:value-type="float">
            <text:p>15</text:p>
          </table:table-cell>
          <table:table-cell table:style-name="ce177" table:formula="of:=COUNTIF([.C32:.U32];&quot;x&quot;)" office:value-type="float" office:value="0" calcext:value-type="float">
            <text:p>0</text:p>
          </table:table-cell>
          <table:table-cell table:style-name="ce178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13"/>
          <table:table-cell table:style-name="ce93" table:formula="of:=[$Predloge.$B$46]" office:value-type="string" office:string-value="©☻" calcext:value-type="string">
            <text:p>©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3" table:formula="of:=[$Predloge.$B$47]" office:value-type="string" office:string-value="®☻" calcext:value-type="string">
            <text:p>®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8]" office:value-type="string" office:string-value="©" calcext:value-type="string">
            <text:p>©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9]" office:value-type="string" office:string-value="®" calcext:value-type="string">
            <text:p>®</text:p>
          </table:table-cell>
          <table:table-cell table:number-columns-repeated="31"/>
        </table:table-row>
        <table:table-row table:style-name="ro6" table:number-rows-repeated="104852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marec.$A$1" table:cell-range-address="marec.$A$1:marec.$V$32"/>
        </table:named-expressions>
        <calcext:conditional-formats>
          <calcext:conditional-format calcext:target-range-address="marec.A2:marec.V32">
            <calcext:condition calcext:apply-style-name="cf37" calcext:value="formula-is(WEEKDAY([.$A2];2)=6)" calcext:base-cell-address="marec.A2"/>
            <calcext:condition calcext:apply-style-name="cf37" calcext:value="formula-is(WEEKDAY([.$A2];2)=7)" calcext:base-cell-address="marec.A2"/>
          </calcext:conditional-format>
          <calcext:conditional-format calcext:target-range-address="marec.W2:marec.AD32">
            <calcext:condition calcext:apply-style-name="cf38" calcext:value="&lt;1" calcext:base-cell-address="marec.W2"/>
            <calcext:condition calcext:apply-style-name="cf41" calcext:value="&gt;1" calcext:base-cell-address="marec.W2"/>
          </calcext:conditional-format>
          <calcext:conditional-format calcext:target-range-address="marec.AE2:marec.AE32">
            <calcext:condition calcext:apply-style-name="cf40" calcext:value="!=0" calcext:base-cell-address="marec.AE2"/>
          </calcext:conditional-format>
          <calcext:conditional-format calcext:target-range-address="marec.AF2:marec.AF32">
            <calcext:condition calcext:apply-style-name="cf40" calcext:value="=1" calcext:base-cell-address="marec.AF2"/>
            <calcext:condition calcext:apply-style-name="cf39" calcext:value="&gt;1" calcext:base-cell-address="marec.AF2"/>
          </calcext:conditional-format>
          <calcext:conditional-format calcext:target-range-address="marec.AG2:marec.AG32">
            <calcext:condition calcext:apply-style-name="cf38" calcext:value="&lt;2" calcext:base-cell-address="marec.AG2"/>
            <calcext:condition calcext:apply-style-name="cf39" calcext:value="&gt;2" calcext:base-cell-address="marec.AG2"/>
          </calcext:conditional-format>
        </calcext:conditional-formats>
      </table:table>
      <table:table table:name="april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79" office:value-type="date" office:date-value="2021-04-01" calcext:value-type="date">
            <text:p>01/ apr</text:p>
          </table:table-cell>
          <table:table-cell table:style-name="ce180" table:formula="of:=TEXT([.A2];&quot;Ddd&quot;)" office:value-type="string" office:string-value="čet" calcext:value-type="string">
            <text:p>čet</text:p>
          </table:table-cell>
          <table:table-cell table:style-name="ce181" table:number-columns-repeated="19"/>
          <table:table-cell table:style-name="ce183"/>
          <table:table-cell table:style-name="ce184" table:formula="of:=COUNTIF([.AI2:.AZ2];&quot;☻&quot;)" office:value-type="float" office:value="0" calcext:value-type="float">
            <text:p>0</text:p>
          </table:table-cell>
          <table:table-cell table:style-name="ce184" table:formula="of:=COUNTIF([.AI2:.AZ2];&quot;☺&quot;)" office:value-type="float" office:value="0" calcext:value-type="float">
            <text:p>0</text:p>
          </table:table-cell>
          <table:table-cell table:style-name="ce184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184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184" table:formula="of:=COUNTIF([.C2:.U2];&quot;51¶&quot;)" office:value-type="float" office:value="0" calcext:value-type="float">
            <text:p>0</text:p>
          </table:table-cell>
          <table:table-cell table:style-name="ce184" table:formula="of:=COUNTIF([.C2:.U2];&quot;52¶&quot;)" office:value-type="float" office:value="0" calcext:value-type="float">
            <text:p>0</text:p>
          </table:table-cell>
          <table:table-cell table:style-name="ce184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184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185" table:formula="of:=COUNTBLANK([.C2:.T2])-3" office:value-type="float" office:value="15" calcext:value-type="float">
            <text:p>15</text:p>
          </table:table-cell>
          <table:table-cell table:style-name="ce186" table:formula="of:=COUNTIF([.C2:.U2];&quot;x&quot;)" office:value-type="float" office:value="0" calcext:value-type="float">
            <text:p>0</text:p>
          </table:table-cell>
          <table:table-cell table:style-name="ce187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79" office:value-type="date" office:date-value="2021-04-02" calcext:value-type="date">
            <text:p>02/ apr</text:p>
          </table:table-cell>
          <table:table-cell table:style-name="ce180" table:formula="of:=TEXT([.A3];&quot;Ddd&quot;)" office:value-type="string" office:string-value="pet" calcext:value-type="string">
            <text:p>pet</text:p>
          </table:table-cell>
          <table:table-cell table:style-name="ce181" table:number-columns-repeated="19"/>
          <table:table-cell table:style-name="ce183"/>
          <table:table-cell table:style-name="ce184" table:formula="of:=COUNTIF([.AI3:.AZ3];&quot;☻&quot;)" office:value-type="float" office:value="0" calcext:value-type="float">
            <text:p>0</text:p>
          </table:table-cell>
          <table:table-cell table:style-name="ce184" table:formula="of:=COUNTIF([.AI3:.AZ3];&quot;☺&quot;)" office:value-type="float" office:value="0" calcext:value-type="float">
            <text:p>0</text:p>
          </table:table-cell>
          <table:table-cell table:style-name="ce184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184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184" table:formula="of:=COUNTIF([.C3:.U3];&quot;51¶&quot;)" office:value-type="float" office:value="0" calcext:value-type="float">
            <text:p>0</text:p>
          </table:table-cell>
          <table:table-cell table:style-name="ce184" table:formula="of:=COUNTIF([.C3:.U3];&quot;52¶&quot;)" office:value-type="float" office:value="0" calcext:value-type="float">
            <text:p>0</text:p>
          </table:table-cell>
          <table:table-cell table:style-name="ce184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184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185" table:formula="of:=COUNTBLANK([.C3:.T3])-3" office:value-type="float" office:value="15" calcext:value-type="float">
            <text:p>15</text:p>
          </table:table-cell>
          <table:table-cell table:style-name="ce186" table:formula="of:=COUNTIF([.C3:.U3];&quot;x&quot;)" office:value-type="float" office:value="0" calcext:value-type="float">
            <text:p>0</text:p>
          </table:table-cell>
          <table:table-cell table:style-name="ce187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S3];1)">
            <text:p/>
          </table:table-cell>
          <table:table-cell table:style-name="ce142" table:formula="of:=RIGHT([.T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03" calcext:value-type="date">
            <text:p>03/ apr</text:p>
          </table:table-cell>
          <table:table-cell table:style-name="ce180" table:formula="of:=TEXT([.A4];&quot;Ddd&quot;)" office:value-type="string" office:string-value="sob" calcext:value-type="string">
            <text:p>sob</text:p>
          </table:table-cell>
          <table:table-cell table:style-name="ce181" table:number-columns-repeated="14"/>
          <table:table-cell table:style-name="ce182"/>
          <table:table-cell table:style-name="ce181" table:number-columns-repeated="4"/>
          <table:table-cell table:style-name="ce183"/>
          <table:table-cell table:style-name="ce184" table:formula="of:=COUNTIF([.AI4:.AZ4];&quot;☻&quot;)" office:value-type="float" office:value="0" calcext:value-type="float">
            <text:p>0</text:p>
          </table:table-cell>
          <table:table-cell table:style-name="ce184" table:formula="of:=COUNTIF([.AI4:.AZ4];&quot;☺&quot;)" office:value-type="float" office:value="0" calcext:value-type="float">
            <text:p>0</text:p>
          </table:table-cell>
          <table:table-cell table:style-name="ce184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184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184" table:formula="of:=COUNTIF([.C4:.U4];&quot;51¶&quot;)" office:value-type="float" office:value="0" calcext:value-type="float">
            <text:p>0</text:p>
          </table:table-cell>
          <table:table-cell table:style-name="ce184" table:formula="of:=COUNTIF([.C4:.U4];&quot;52¶&quot;)" office:value-type="float" office:value="0" calcext:value-type="float">
            <text:p>0</text:p>
          </table:table-cell>
          <table:table-cell table:style-name="ce184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184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185" table:formula="of:=COUNTBLANK([.C4:.T4])-3" office:value-type="float" office:value="15" calcext:value-type="float">
            <text:p>15</text:p>
          </table:table-cell>
          <table:table-cell table:style-name="ce186" table:formula="of:=COUNTIF([.C4:.U4];&quot;x&quot;)" office:value-type="float" office:value="0" calcext:value-type="float">
            <text:p>0</text:p>
          </table:table-cell>
          <table:table-cell table:style-name="ce187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S4];1)">
            <text:p/>
          </table:table-cell>
          <table:table-cell table:style-name="ce142" table:formula="of:=RIGHT([.T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04" calcext:value-type="date">
            <text:p>04/ apr</text:p>
          </table:table-cell>
          <table:table-cell table:style-name="ce180" table:formula="of:=TEXT([.A5];&quot;Ddd&quot;)" office:value-type="string" office:string-value="ned" calcext:value-type="string">
            <text:p>ned</text:p>
          </table:table-cell>
          <table:table-cell table:style-name="ce181" table:number-columns-repeated="19"/>
          <table:table-cell table:style-name="ce183"/>
          <table:table-cell table:style-name="ce184" table:formula="of:=COUNTIF([.AI5:.AZ5];&quot;☻&quot;)" office:value-type="float" office:value="0" calcext:value-type="float">
            <text:p>0</text:p>
          </table:table-cell>
          <table:table-cell table:style-name="ce184" table:formula="of:=COUNTIF([.AI5:.AZ5];&quot;☺&quot;)" office:value-type="float" office:value="0" calcext:value-type="float">
            <text:p>0</text:p>
          </table:table-cell>
          <table:table-cell table:style-name="ce184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184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184" table:formula="of:=COUNTIF([.C5:.U5];&quot;51¶&quot;)" office:value-type="float" office:value="0" calcext:value-type="float">
            <text:p>0</text:p>
          </table:table-cell>
          <table:table-cell table:style-name="ce184" table:formula="of:=COUNTIF([.C5:.U5];&quot;52¶&quot;)" office:value-type="float" office:value="0" calcext:value-type="float">
            <text:p>0</text:p>
          </table:table-cell>
          <table:table-cell table:style-name="ce184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184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185" table:formula="of:=COUNTBLANK([.C5:.T5])-3" office:value-type="float" office:value="15" calcext:value-type="float">
            <text:p>15</text:p>
          </table:table-cell>
          <table:table-cell table:style-name="ce186" table:formula="of:=COUNTIF([.C5:.U5];&quot;x&quot;)" office:value-type="float" office:value="0" calcext:value-type="float">
            <text:p>0</text:p>
          </table:table-cell>
          <table:table-cell table:style-name="ce187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S5];1)">
            <text:p/>
          </table:table-cell>
          <table:table-cell table:style-name="ce142" table:formula="of:=RIGHT([.T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05" calcext:value-type="date">
            <text:p>05/ apr</text:p>
          </table:table-cell>
          <table:table-cell table:style-name="ce180" table:formula="of:=TEXT([.A6];&quot;Ddd&quot;)" office:value-type="string" office:string-value="pon" calcext:value-type="string">
            <text:p>pon</text:p>
          </table:table-cell>
          <table:table-cell table:style-name="ce181" table:number-columns-repeated="19"/>
          <table:table-cell table:style-name="ce183"/>
          <table:table-cell table:style-name="ce184" table:formula="of:=COUNTIF([.AI6:.AZ6];&quot;☻&quot;)" office:value-type="float" office:value="0" calcext:value-type="float">
            <text:p>0</text:p>
          </table:table-cell>
          <table:table-cell table:style-name="ce184" table:formula="of:=COUNTIF([.AI6:.AZ6];&quot;☺&quot;)" office:value-type="float" office:value="0" calcext:value-type="float">
            <text:p>0</text:p>
          </table:table-cell>
          <table:table-cell table:style-name="ce184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184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184" table:formula="of:=COUNTIF([.C6:.U6];&quot;51¶&quot;)" office:value-type="float" office:value="0" calcext:value-type="float">
            <text:p>0</text:p>
          </table:table-cell>
          <table:table-cell table:style-name="ce184" table:formula="of:=COUNTIF([.C6:.U6];&quot;52¶&quot;)" office:value-type="float" office:value="0" calcext:value-type="float">
            <text:p>0</text:p>
          </table:table-cell>
          <table:table-cell table:style-name="ce184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184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185" table:formula="of:=COUNTBLANK([.C6:.T6])-3" office:value-type="float" office:value="15" calcext:value-type="float">
            <text:p>15</text:p>
          </table:table-cell>
          <table:table-cell table:style-name="ce186" table:formula="of:=COUNTIF([.C6:.U6];&quot;x&quot;)" office:value-type="float" office:value="0" calcext:value-type="float">
            <text:p>0</text:p>
          </table:table-cell>
          <table:table-cell table:style-name="ce187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S6];1)">
            <text:p/>
          </table:table-cell>
          <table:table-cell table:style-name="ce142" table:formula="of:=RIGHT([.T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06" calcext:value-type="date">
            <text:p>06/ apr</text:p>
          </table:table-cell>
          <table:table-cell table:style-name="ce180" table:formula="of:=TEXT([.A7];&quot;Ddd&quot;)" office:value-type="string" office:string-value="tor" calcext:value-type="string">
            <text:p>tor</text:p>
          </table:table-cell>
          <table:table-cell table:style-name="ce181" table:number-columns-repeated="19"/>
          <table:table-cell table:style-name="ce183"/>
          <table:table-cell table:style-name="ce184" table:formula="of:=COUNTIF([.AI7:.AZ7];&quot;☻&quot;)" office:value-type="float" office:value="0" calcext:value-type="float">
            <text:p>0</text:p>
          </table:table-cell>
          <table:table-cell table:style-name="ce184" table:formula="of:=COUNTIF([.AI7:.AZ7];&quot;☺&quot;)" office:value-type="float" office:value="0" calcext:value-type="float">
            <text:p>0</text:p>
          </table:table-cell>
          <table:table-cell table:style-name="ce184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184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184" table:formula="of:=COUNTIF([.C7:.U7];&quot;51¶&quot;)" office:value-type="float" office:value="0" calcext:value-type="float">
            <text:p>0</text:p>
          </table:table-cell>
          <table:table-cell table:style-name="ce184" table:formula="of:=COUNTIF([.C7:.U7];&quot;52¶&quot;)" office:value-type="float" office:value="0" calcext:value-type="float">
            <text:p>0</text:p>
          </table:table-cell>
          <table:table-cell table:style-name="ce184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184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185" table:formula="of:=COUNTBLANK([.C7:.T7])-3" office:value-type="float" office:value="15" calcext:value-type="float">
            <text:p>15</text:p>
          </table:table-cell>
          <table:table-cell table:style-name="ce186" table:formula="of:=COUNTIF([.C7:.U7];&quot;x&quot;)" office:value-type="float" office:value="0" calcext:value-type="float">
            <text:p>0</text:p>
          </table:table-cell>
          <table:table-cell table:style-name="ce187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S7];1)">
            <text:p/>
          </table:table-cell>
          <table:table-cell table:style-name="ce142" table:formula="of:=RIGHT([.T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07" calcext:value-type="date">
            <text:p>07/ apr</text:p>
          </table:table-cell>
          <table:table-cell table:style-name="ce180" table:formula="of:=TEXT([.A8];&quot;Ddd&quot;)" office:value-type="string" office:string-value="sre" calcext:value-type="string">
            <text:p>sre</text:p>
          </table:table-cell>
          <table:table-cell table:style-name="ce181" table:number-columns-repeated="8"/>
          <table:table-cell table:style-name="ce182"/>
          <table:table-cell table:style-name="ce181" table:number-columns-repeated="10"/>
          <table:table-cell table:style-name="ce183"/>
          <table:table-cell table:style-name="ce184" table:formula="of:=COUNTIF([.AI8:.AZ8];&quot;☻&quot;)" office:value-type="float" office:value="0" calcext:value-type="float">
            <text:p>0</text:p>
          </table:table-cell>
          <table:table-cell table:style-name="ce184" table:formula="of:=COUNTIF([.AI8:.AZ8];&quot;☺&quot;)" office:value-type="float" office:value="0" calcext:value-type="float">
            <text:p>0</text:p>
          </table:table-cell>
          <table:table-cell table:style-name="ce184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184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184" table:formula="of:=COUNTIF([.C8:.U8];&quot;51¶&quot;)" office:value-type="float" office:value="0" calcext:value-type="float">
            <text:p>0</text:p>
          </table:table-cell>
          <table:table-cell table:style-name="ce184" table:formula="of:=COUNTIF([.C8:.U8];&quot;52¶&quot;)" office:value-type="float" office:value="0" calcext:value-type="float">
            <text:p>0</text:p>
          </table:table-cell>
          <table:table-cell table:style-name="ce184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184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185" table:formula="of:=COUNTBLANK([.C8:.T8])-3" office:value-type="float" office:value="15" calcext:value-type="float">
            <text:p>15</text:p>
          </table:table-cell>
          <table:table-cell table:style-name="ce186" table:formula="of:=COUNTIF([.C8:.U8];&quot;x&quot;)" office:value-type="float" office:value="0" calcext:value-type="float">
            <text:p>0</text:p>
          </table:table-cell>
          <table:table-cell table:style-name="ce187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S8];1)">
            <text:p/>
          </table:table-cell>
          <table:table-cell table:style-name="ce142" table:formula="of:=RIGHT([.T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08" calcext:value-type="date">
            <text:p>08/ apr</text:p>
          </table:table-cell>
          <table:table-cell table:style-name="ce180" table:formula="of:=TEXT([.A9];&quot;Ddd&quot;)" office:value-type="string" office:string-value="čet" calcext:value-type="string">
            <text:p>čet</text:p>
          </table:table-cell>
          <table:table-cell table:style-name="ce181" table:number-columns-repeated="8"/>
          <table:table-cell table:style-name="ce182"/>
          <table:table-cell table:style-name="ce181" table:number-columns-repeated="10"/>
          <table:table-cell table:style-name="ce183"/>
          <table:table-cell table:style-name="ce184" table:formula="of:=COUNTIF([.AI9:.AZ9];&quot;☻&quot;)" office:value-type="float" office:value="0" calcext:value-type="float">
            <text:p>0</text:p>
          </table:table-cell>
          <table:table-cell table:style-name="ce184" table:formula="of:=COUNTIF([.AI9:.AZ9];&quot;☺&quot;)" office:value-type="float" office:value="0" calcext:value-type="float">
            <text:p>0</text:p>
          </table:table-cell>
          <table:table-cell table:style-name="ce184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184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184" table:formula="of:=COUNTIF([.C9:.U9];&quot;51¶&quot;)" office:value-type="float" office:value="0" calcext:value-type="float">
            <text:p>0</text:p>
          </table:table-cell>
          <table:table-cell table:style-name="ce184" table:formula="of:=COUNTIF([.C9:.U9];&quot;52¶&quot;)" office:value-type="float" office:value="0" calcext:value-type="float">
            <text:p>0</text:p>
          </table:table-cell>
          <table:table-cell table:style-name="ce184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184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185" table:formula="of:=COUNTBLANK([.C9:.T9])-3" office:value-type="float" office:value="15" calcext:value-type="float">
            <text:p>15</text:p>
          </table:table-cell>
          <table:table-cell table:style-name="ce186" table:formula="of:=COUNTIF([.C9:.U9];&quot;x&quot;)" office:value-type="float" office:value="0" calcext:value-type="float">
            <text:p>0</text:p>
          </table:table-cell>
          <table:table-cell table:style-name="ce187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S9];1)">
            <text:p/>
          </table:table-cell>
          <table:table-cell table:style-name="ce142" table:formula="of:=RIGHT([.T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09" calcext:value-type="date">
            <text:p>09/ apr</text:p>
          </table:table-cell>
          <table:table-cell table:style-name="ce180" table:formula="of:=TEXT([.A10];&quot;Ddd&quot;)" office:value-type="string" office:string-value="pet" calcext:value-type="string">
            <text:p>pet</text:p>
          </table:table-cell>
          <table:table-cell table:style-name="ce181" table:number-columns-repeated="8"/>
          <table:table-cell table:style-name="ce182"/>
          <table:table-cell table:style-name="ce181" table:number-columns-repeated="10"/>
          <table:table-cell table:style-name="ce183"/>
          <table:table-cell table:style-name="ce184" table:formula="of:=COUNTIF([.AI10:.AZ10];&quot;☻&quot;)" office:value-type="float" office:value="0" calcext:value-type="float">
            <text:p>0</text:p>
          </table:table-cell>
          <table:table-cell table:style-name="ce184" table:formula="of:=COUNTIF([.AI10:.AZ10];&quot;☺&quot;)" office:value-type="float" office:value="0" calcext:value-type="float">
            <text:p>0</text:p>
          </table:table-cell>
          <table:table-cell table:style-name="ce184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184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184" table:formula="of:=COUNTIF([.C10:.U10];&quot;51¶&quot;)" office:value-type="float" office:value="0" calcext:value-type="float">
            <text:p>0</text:p>
          </table:table-cell>
          <table:table-cell table:style-name="ce184" table:formula="of:=COUNTIF([.C10:.U10];&quot;52¶&quot;)" office:value-type="float" office:value="0" calcext:value-type="float">
            <text:p>0</text:p>
          </table:table-cell>
          <table:table-cell table:style-name="ce184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184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185" table:formula="of:=COUNTBLANK([.C10:.T10])-3" office:value-type="float" office:value="15" calcext:value-type="float">
            <text:p>15</text:p>
          </table:table-cell>
          <table:table-cell table:style-name="ce186" table:formula="of:=COUNTIF([.C10:.U10];&quot;x&quot;)" office:value-type="float" office:value="0" calcext:value-type="float">
            <text:p>0</text:p>
          </table:table-cell>
          <table:table-cell table:style-name="ce187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S10];1)">
            <text:p/>
          </table:table-cell>
          <table:table-cell table:style-name="ce142" table:formula="of:=RIGHT([.T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0" calcext:value-type="date">
            <text:p>10/ apr</text:p>
          </table:table-cell>
          <table:table-cell table:style-name="ce180" table:formula="of:=TEXT([.A11];&quot;Ddd&quot;)" office:value-type="string" office:string-value="sob" calcext:value-type="string">
            <text:p>sob</text:p>
          </table:table-cell>
          <table:table-cell table:style-name="ce181" table:number-columns-repeated="19"/>
          <table:table-cell table:style-name="ce183"/>
          <table:table-cell table:style-name="ce184" table:formula="of:=COUNTIF([.AI11:.AZ11];&quot;☻&quot;)" office:value-type="float" office:value="0" calcext:value-type="float">
            <text:p>0</text:p>
          </table:table-cell>
          <table:table-cell table:style-name="ce184" table:formula="of:=COUNTIF([.AI11:.AZ11];&quot;☺&quot;)" office:value-type="float" office:value="0" calcext:value-type="float">
            <text:p>0</text:p>
          </table:table-cell>
          <table:table-cell table:style-name="ce184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184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184" table:formula="of:=COUNTIF([.C11:.U11];&quot;51¶&quot;)" office:value-type="float" office:value="0" calcext:value-type="float">
            <text:p>0</text:p>
          </table:table-cell>
          <table:table-cell table:style-name="ce184" table:formula="of:=COUNTIF([.C11:.U11];&quot;52¶&quot;)" office:value-type="float" office:value="0" calcext:value-type="float">
            <text:p>0</text:p>
          </table:table-cell>
          <table:table-cell table:style-name="ce184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184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185" table:formula="of:=COUNTBLANK([.C11:.T11])-3" office:value-type="float" office:value="15" calcext:value-type="float">
            <text:p>15</text:p>
          </table:table-cell>
          <table:table-cell table:style-name="ce186" table:formula="of:=COUNTIF([.C11:.U11];&quot;x&quot;)" office:value-type="float" office:value="0" calcext:value-type="float">
            <text:p>0</text:p>
          </table:table-cell>
          <table:table-cell table:style-name="ce187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S11];1)">
            <text:p/>
          </table:table-cell>
          <table:table-cell table:style-name="ce142" table:formula="of:=RIGHT([.T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1" calcext:value-type="date">
            <text:p>11/ apr</text:p>
          </table:table-cell>
          <table:table-cell table:style-name="ce180" table:formula="of:=TEXT([.A12];&quot;Ddd&quot;)" office:value-type="string" office:string-value="ned" calcext:value-type="string">
            <text:p>ned</text:p>
          </table:table-cell>
          <table:table-cell table:style-name="ce182"/>
          <table:table-cell table:style-name="ce181" table:number-columns-repeated="18"/>
          <table:table-cell table:style-name="ce183"/>
          <table:table-cell table:style-name="ce184" table:formula="of:=COUNTIF([.AI12:.AZ12];&quot;☻&quot;)" office:value-type="float" office:value="0" calcext:value-type="float">
            <text:p>0</text:p>
          </table:table-cell>
          <table:table-cell table:style-name="ce184" table:formula="of:=COUNTIF([.AI12:.AZ12];&quot;☺&quot;)" office:value-type="float" office:value="0" calcext:value-type="float">
            <text:p>0</text:p>
          </table:table-cell>
          <table:table-cell table:style-name="ce184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184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184" table:formula="of:=COUNTIF([.C12:.U12];&quot;51¶&quot;)" office:value-type="float" office:value="0" calcext:value-type="float">
            <text:p>0</text:p>
          </table:table-cell>
          <table:table-cell table:style-name="ce184" table:formula="of:=COUNTIF([.C12:.U12];&quot;52¶&quot;)" office:value-type="float" office:value="0" calcext:value-type="float">
            <text:p>0</text:p>
          </table:table-cell>
          <table:table-cell table:style-name="ce184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184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185" table:formula="of:=COUNTBLANK([.C12:.T12])-3" office:value-type="float" office:value="15" calcext:value-type="float">
            <text:p>15</text:p>
          </table:table-cell>
          <table:table-cell table:style-name="ce186" table:formula="of:=COUNTIF([.C12:.U12];&quot;x&quot;)" office:value-type="float" office:value="0" calcext:value-type="float">
            <text:p>0</text:p>
          </table:table-cell>
          <table:table-cell table:style-name="ce187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S12];1)">
            <text:p/>
          </table:table-cell>
          <table:table-cell table:style-name="ce142" table:formula="of:=RIGHT([.T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2" calcext:value-type="date">
            <text:p>12/ apr</text:p>
          </table:table-cell>
          <table:table-cell table:style-name="ce180" table:formula="of:=TEXT([.A13];&quot;Ddd&quot;)" office:value-type="string" office:string-value="pon" calcext:value-type="string">
            <text:p>pon</text:p>
          </table:table-cell>
          <table:table-cell table:style-name="ce181" table:number-columns-repeated="19"/>
          <table:table-cell table:style-name="ce183"/>
          <table:table-cell table:style-name="ce184" table:formula="of:=COUNTIF([.AI13:.AZ13];&quot;☻&quot;)" office:value-type="float" office:value="0" calcext:value-type="float">
            <text:p>0</text:p>
          </table:table-cell>
          <table:table-cell table:style-name="ce184" table:formula="of:=COUNTIF([.AI13:.AZ13];&quot;☺&quot;)" office:value-type="float" office:value="0" calcext:value-type="float">
            <text:p>0</text:p>
          </table:table-cell>
          <table:table-cell table:style-name="ce184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184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184" table:formula="of:=COUNTIF([.C13:.U13];&quot;51¶&quot;)" office:value-type="float" office:value="0" calcext:value-type="float">
            <text:p>0</text:p>
          </table:table-cell>
          <table:table-cell table:style-name="ce184" table:formula="of:=COUNTIF([.C13:.U13];&quot;52¶&quot;)" office:value-type="float" office:value="0" calcext:value-type="float">
            <text:p>0</text:p>
          </table:table-cell>
          <table:table-cell table:style-name="ce184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184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185" table:formula="of:=COUNTBLANK([.C13:.T13])-3" office:value-type="float" office:value="15" calcext:value-type="float">
            <text:p>15</text:p>
          </table:table-cell>
          <table:table-cell table:style-name="ce186" table:formula="of:=COUNTIF([.C13:.U13];&quot;x&quot;)" office:value-type="float" office:value="0" calcext:value-type="float">
            <text:p>0</text:p>
          </table:table-cell>
          <table:table-cell table:style-name="ce187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S13];1)">
            <text:p/>
          </table:table-cell>
          <table:table-cell table:style-name="ce142" table:formula="of:=RIGHT([.T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3" calcext:value-type="date">
            <text:p>13/ apr</text:p>
          </table:table-cell>
          <table:table-cell table:style-name="ce180" table:formula="of:=TEXT([.A14];&quot;Ddd&quot;)" office:value-type="string" office:string-value="tor" calcext:value-type="string">
            <text:p>tor</text:p>
          </table:table-cell>
          <table:table-cell table:style-name="ce181" table:number-columns-repeated="19"/>
          <table:table-cell table:style-name="ce183"/>
          <table:table-cell table:style-name="ce184" table:formula="of:=COUNTIF([.AI14:.AZ14];&quot;☻&quot;)" office:value-type="float" office:value="0" calcext:value-type="float">
            <text:p>0</text:p>
          </table:table-cell>
          <table:table-cell table:style-name="ce184" table:formula="of:=COUNTIF([.AI14:.AZ14];&quot;☺&quot;)" office:value-type="float" office:value="0" calcext:value-type="float">
            <text:p>0</text:p>
          </table:table-cell>
          <table:table-cell table:style-name="ce184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184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184" table:formula="of:=COUNTIF([.C14:.U14];&quot;51¶&quot;)" office:value-type="float" office:value="0" calcext:value-type="float">
            <text:p>0</text:p>
          </table:table-cell>
          <table:table-cell table:style-name="ce184" table:formula="of:=COUNTIF([.C14:.U14];&quot;52¶&quot;)" office:value-type="float" office:value="0" calcext:value-type="float">
            <text:p>0</text:p>
          </table:table-cell>
          <table:table-cell table:style-name="ce184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184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185" table:formula="of:=COUNTBLANK([.C14:.T14])-3" office:value-type="float" office:value="15" calcext:value-type="float">
            <text:p>15</text:p>
          </table:table-cell>
          <table:table-cell table:style-name="ce186" table:formula="of:=COUNTIF([.C14:.U14];&quot;x&quot;)" office:value-type="float" office:value="0" calcext:value-type="float">
            <text:p>0</text:p>
          </table:table-cell>
          <table:table-cell table:style-name="ce187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S14];1)">
            <text:p/>
          </table:table-cell>
          <table:table-cell table:style-name="ce142" table:formula="of:=RIGHT([.T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4" calcext:value-type="date">
            <text:p>14/ apr</text:p>
          </table:table-cell>
          <table:table-cell table:style-name="ce180" table:formula="of:=TEXT([.A15];&quot;Ddd&quot;)" office:value-type="string" office:string-value="sre" calcext:value-type="string">
            <text:p>sre</text:p>
          </table:table-cell>
          <table:table-cell table:style-name="ce181" table:number-columns-repeated="19"/>
          <table:table-cell table:style-name="ce183"/>
          <table:table-cell table:style-name="ce184" table:formula="of:=COUNTIF([.AI15:.AZ15];&quot;☻&quot;)" office:value-type="float" office:value="0" calcext:value-type="float">
            <text:p>0</text:p>
          </table:table-cell>
          <table:table-cell table:style-name="ce184" table:formula="of:=COUNTIF([.AI15:.AZ15];&quot;☺&quot;)" office:value-type="float" office:value="0" calcext:value-type="float">
            <text:p>0</text:p>
          </table:table-cell>
          <table:table-cell table:style-name="ce184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184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184" table:formula="of:=COUNTIF([.C15:.U15];&quot;51¶&quot;)" office:value-type="float" office:value="0" calcext:value-type="float">
            <text:p>0</text:p>
          </table:table-cell>
          <table:table-cell table:style-name="ce184" table:formula="of:=COUNTIF([.C15:.U15];&quot;52¶&quot;)" office:value-type="float" office:value="0" calcext:value-type="float">
            <text:p>0</text:p>
          </table:table-cell>
          <table:table-cell table:style-name="ce184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184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185" table:formula="of:=COUNTBLANK([.C15:.T15])-3" office:value-type="float" office:value="15" calcext:value-type="float">
            <text:p>15</text:p>
          </table:table-cell>
          <table:table-cell table:style-name="ce186" table:formula="of:=COUNTIF([.C15:.U15];&quot;x&quot;)" office:value-type="float" office:value="0" calcext:value-type="float">
            <text:p>0</text:p>
          </table:table-cell>
          <table:table-cell table:style-name="ce187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S15];1)">
            <text:p/>
          </table:table-cell>
          <table:table-cell table:style-name="ce142" table:formula="of:=RIGHT([.T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5" calcext:value-type="date">
            <text:p>15/ apr</text:p>
          </table:table-cell>
          <table:table-cell table:style-name="ce180" table:formula="of:=TEXT([.A16];&quot;Ddd&quot;)" office:value-type="string" office:string-value="čet" calcext:value-type="string">
            <text:p>čet</text:p>
          </table:table-cell>
          <table:table-cell table:style-name="ce181" table:number-columns-repeated="19"/>
          <table:table-cell table:style-name="ce183"/>
          <table:table-cell table:style-name="ce184" table:formula="of:=COUNTIF([.AI16:.AZ16];&quot;☻&quot;)" office:value-type="float" office:value="0" calcext:value-type="float">
            <text:p>0</text:p>
          </table:table-cell>
          <table:table-cell table:style-name="ce184" table:formula="of:=COUNTIF([.AI16:.AZ16];&quot;☺&quot;)" office:value-type="float" office:value="0" calcext:value-type="float">
            <text:p>0</text:p>
          </table:table-cell>
          <table:table-cell table:style-name="ce184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184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184" table:formula="of:=COUNTIF([.C16:.U16];&quot;51¶&quot;)" office:value-type="float" office:value="0" calcext:value-type="float">
            <text:p>0</text:p>
          </table:table-cell>
          <table:table-cell table:style-name="ce184" table:formula="of:=COUNTIF([.C16:.U16];&quot;52¶&quot;)" office:value-type="float" office:value="0" calcext:value-type="float">
            <text:p>0</text:p>
          </table:table-cell>
          <table:table-cell table:style-name="ce184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184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185" table:formula="of:=COUNTBLANK([.C16:.T16])-3" office:value-type="float" office:value="15" calcext:value-type="float">
            <text:p>15</text:p>
          </table:table-cell>
          <table:table-cell table:style-name="ce186" table:formula="of:=COUNTIF([.C16:.U16];&quot;x&quot;)" office:value-type="float" office:value="0" calcext:value-type="float">
            <text:p>0</text:p>
          </table:table-cell>
          <table:table-cell table:style-name="ce187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S16];1)">
            <text:p/>
          </table:table-cell>
          <table:table-cell table:style-name="ce142" table:formula="of:=RIGHT([.T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6" calcext:value-type="date">
            <text:p>16/ apr</text:p>
          </table:table-cell>
          <table:table-cell table:style-name="ce180" table:formula="of:=TEXT([.A17];&quot;Ddd&quot;)" office:value-type="string" office:string-value="pet" calcext:value-type="string">
            <text:p>pet</text:p>
          </table:table-cell>
          <table:table-cell table:style-name="ce181" table:number-columns-repeated="19"/>
          <table:table-cell table:style-name="ce183"/>
          <table:table-cell table:style-name="ce184" table:formula="of:=COUNTIF([.AI17:.AZ17];&quot;☻&quot;)" office:value-type="float" office:value="0" calcext:value-type="float">
            <text:p>0</text:p>
          </table:table-cell>
          <table:table-cell table:style-name="ce184" table:formula="of:=COUNTIF([.AI17:.AZ17];&quot;☺&quot;)" office:value-type="float" office:value="0" calcext:value-type="float">
            <text:p>0</text:p>
          </table:table-cell>
          <table:table-cell table:style-name="ce184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184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184" table:formula="of:=COUNTIF([.C17:.U17];&quot;51¶&quot;)" office:value-type="float" office:value="0" calcext:value-type="float">
            <text:p>0</text:p>
          </table:table-cell>
          <table:table-cell table:style-name="ce184" table:formula="of:=COUNTIF([.C17:.U17];&quot;52¶&quot;)" office:value-type="float" office:value="0" calcext:value-type="float">
            <text:p>0</text:p>
          </table:table-cell>
          <table:table-cell table:style-name="ce184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184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185" table:formula="of:=COUNTBLANK([.C17:.T17])-3" office:value-type="float" office:value="15" calcext:value-type="float">
            <text:p>15</text:p>
          </table:table-cell>
          <table:table-cell table:style-name="ce186" table:formula="of:=COUNTIF([.C17:.U17];&quot;x&quot;)" office:value-type="float" office:value="0" calcext:value-type="float">
            <text:p>0</text:p>
          </table:table-cell>
          <table:table-cell table:style-name="ce187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S17];1)">
            <text:p/>
          </table:table-cell>
          <table:table-cell table:style-name="ce142" table:formula="of:=RIGHT([.T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7" calcext:value-type="date">
            <text:p>17/ apr</text:p>
          </table:table-cell>
          <table:table-cell table:style-name="ce180" table:formula="of:=TEXT([.A18];&quot;Ddd&quot;)" office:value-type="string" office:string-value="sob" calcext:value-type="string">
            <text:p>sob</text:p>
          </table:table-cell>
          <table:table-cell table:style-name="ce181" table:number-columns-repeated="19"/>
          <table:table-cell table:style-name="ce183"/>
          <table:table-cell table:style-name="ce184" table:formula="of:=COUNTIF([.AI18:.AZ18];&quot;☻&quot;)" office:value-type="float" office:value="0" calcext:value-type="float">
            <text:p>0</text:p>
          </table:table-cell>
          <table:table-cell table:style-name="ce184" table:formula="of:=COUNTIF([.AI18:.AZ18];&quot;☺&quot;)" office:value-type="float" office:value="0" calcext:value-type="float">
            <text:p>0</text:p>
          </table:table-cell>
          <table:table-cell table:style-name="ce184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184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184" table:formula="of:=COUNTIF([.C18:.U18];&quot;51¶&quot;)" office:value-type="float" office:value="0" calcext:value-type="float">
            <text:p>0</text:p>
          </table:table-cell>
          <table:table-cell table:style-name="ce184" table:formula="of:=COUNTIF([.C18:.U18];&quot;52¶&quot;)" office:value-type="float" office:value="0" calcext:value-type="float">
            <text:p>0</text:p>
          </table:table-cell>
          <table:table-cell table:style-name="ce184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184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185" table:formula="of:=COUNTBLANK([.C18:.T18])-3" office:value-type="float" office:value="15" calcext:value-type="float">
            <text:p>15</text:p>
          </table:table-cell>
          <table:table-cell table:style-name="ce186" table:formula="of:=COUNTIF([.C18:.U18];&quot;x&quot;)" office:value-type="float" office:value="0" calcext:value-type="float">
            <text:p>0</text:p>
          </table:table-cell>
          <table:table-cell table:style-name="ce187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S18];1)">
            <text:p/>
          </table:table-cell>
          <table:table-cell table:style-name="ce142" table:formula="of:=RIGHT([.T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8" calcext:value-type="date">
            <text:p>18/ apr</text:p>
          </table:table-cell>
          <table:table-cell table:style-name="ce180" table:formula="of:=TEXT([.A19];&quot;Ddd&quot;)" office:value-type="string" office:string-value="ned" calcext:value-type="string">
            <text:p>ned</text:p>
          </table:table-cell>
          <table:table-cell table:style-name="ce181" table:number-columns-repeated="19"/>
          <table:table-cell table:style-name="ce183"/>
          <table:table-cell table:style-name="ce184" table:formula="of:=COUNTIF([.AI19:.AZ19];&quot;☻&quot;)" office:value-type="float" office:value="0" calcext:value-type="float">
            <text:p>0</text:p>
          </table:table-cell>
          <table:table-cell table:style-name="ce184" table:formula="of:=COUNTIF([.AI19:.AZ19];&quot;☺&quot;)" office:value-type="float" office:value="0" calcext:value-type="float">
            <text:p>0</text:p>
          </table:table-cell>
          <table:table-cell table:style-name="ce184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184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184" table:formula="of:=COUNTIF([.C19:.U19];&quot;51¶&quot;)" office:value-type="float" office:value="0" calcext:value-type="float">
            <text:p>0</text:p>
          </table:table-cell>
          <table:table-cell table:style-name="ce184" table:formula="of:=COUNTIF([.C19:.U19];&quot;52¶&quot;)" office:value-type="float" office:value="0" calcext:value-type="float">
            <text:p>0</text:p>
          </table:table-cell>
          <table:table-cell table:style-name="ce184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184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185" table:formula="of:=COUNTBLANK([.C19:.T19])-3" office:value-type="float" office:value="15" calcext:value-type="float">
            <text:p>15</text:p>
          </table:table-cell>
          <table:table-cell table:style-name="ce186" table:formula="of:=COUNTIF([.C19:.U19];&quot;x&quot;)" office:value-type="float" office:value="0" calcext:value-type="float">
            <text:p>0</text:p>
          </table:table-cell>
          <table:table-cell table:style-name="ce187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S19];1)">
            <text:p/>
          </table:table-cell>
          <table:table-cell table:style-name="ce142" table:formula="of:=RIGHT([.T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19" calcext:value-type="date">
            <text:p>19/ apr</text:p>
          </table:table-cell>
          <table:table-cell table:style-name="ce180" table:formula="of:=TEXT([.A20];&quot;Ddd&quot;)" office:value-type="string" office:string-value="pon" calcext:value-type="string">
            <text:p>pon</text:p>
          </table:table-cell>
          <table:table-cell table:style-name="ce181" table:number-columns-repeated="19"/>
          <table:table-cell table:style-name="ce183"/>
          <table:table-cell table:style-name="ce184" table:formula="of:=COUNTIF([.AI20:.AZ20];&quot;☻&quot;)" office:value-type="float" office:value="0" calcext:value-type="float">
            <text:p>0</text:p>
          </table:table-cell>
          <table:table-cell table:style-name="ce184" table:formula="of:=COUNTIF([.AI20:.AZ20];&quot;☺&quot;)" office:value-type="float" office:value="0" calcext:value-type="float">
            <text:p>0</text:p>
          </table:table-cell>
          <table:table-cell table:style-name="ce184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184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184" table:formula="of:=COUNTIF([.C20:.U20];&quot;51¶&quot;)" office:value-type="float" office:value="0" calcext:value-type="float">
            <text:p>0</text:p>
          </table:table-cell>
          <table:table-cell table:style-name="ce184" table:formula="of:=COUNTIF([.C20:.U20];&quot;52¶&quot;)" office:value-type="float" office:value="0" calcext:value-type="float">
            <text:p>0</text:p>
          </table:table-cell>
          <table:table-cell table:style-name="ce184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184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185" table:formula="of:=COUNTBLANK([.C20:.T20])-3" office:value-type="float" office:value="15" calcext:value-type="float">
            <text:p>15</text:p>
          </table:table-cell>
          <table:table-cell table:style-name="ce186" table:formula="of:=COUNTIF([.C20:.U20];&quot;x&quot;)" office:value-type="float" office:value="0" calcext:value-type="float">
            <text:p>0</text:p>
          </table:table-cell>
          <table:table-cell table:style-name="ce187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S20];1)">
            <text:p/>
          </table:table-cell>
          <table:table-cell table:style-name="ce142" table:formula="of:=RIGHT([.T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0" calcext:value-type="date">
            <text:p>20/ apr</text:p>
          </table:table-cell>
          <table:table-cell table:style-name="ce180" table:formula="of:=TEXT([.A21];&quot;Ddd&quot;)" office:value-type="string" office:string-value="tor" calcext:value-type="string">
            <text:p>tor</text:p>
          </table:table-cell>
          <table:table-cell table:style-name="ce181" table:number-columns-repeated="19"/>
          <table:table-cell table:style-name="ce183"/>
          <table:table-cell table:style-name="ce184" table:formula="of:=COUNTIF([.AI21:.AZ21];&quot;☻&quot;)" office:value-type="float" office:value="0" calcext:value-type="float">
            <text:p>0</text:p>
          </table:table-cell>
          <table:table-cell table:style-name="ce184" table:formula="of:=COUNTIF([.AI21:.AZ21];&quot;☺&quot;)" office:value-type="float" office:value="0" calcext:value-type="float">
            <text:p>0</text:p>
          </table:table-cell>
          <table:table-cell table:style-name="ce184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184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184" table:formula="of:=COUNTIF([.C21:.U21];&quot;51¶&quot;)" office:value-type="float" office:value="0" calcext:value-type="float">
            <text:p>0</text:p>
          </table:table-cell>
          <table:table-cell table:style-name="ce184" table:formula="of:=COUNTIF([.C21:.U21];&quot;52¶&quot;)" office:value-type="float" office:value="0" calcext:value-type="float">
            <text:p>0</text:p>
          </table:table-cell>
          <table:table-cell table:style-name="ce184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184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185" table:formula="of:=COUNTBLANK([.C21:.T21])-3" office:value-type="float" office:value="15" calcext:value-type="float">
            <text:p>15</text:p>
          </table:table-cell>
          <table:table-cell table:style-name="ce186" table:formula="of:=COUNTIF([.C21:.U21];&quot;x&quot;)" office:value-type="float" office:value="0" calcext:value-type="float">
            <text:p>0</text:p>
          </table:table-cell>
          <table:table-cell table:style-name="ce187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S21];1)">
            <text:p/>
          </table:table-cell>
          <table:table-cell table:style-name="ce142" table:formula="of:=RIGHT([.T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1" calcext:value-type="date">
            <text:p>21/ apr</text:p>
          </table:table-cell>
          <table:table-cell table:style-name="ce180" table:formula="of:=TEXT([.A22];&quot;Ddd&quot;)" office:value-type="string" office:string-value="sre" calcext:value-type="string">
            <text:p>sre</text:p>
          </table:table-cell>
          <table:table-cell table:style-name="ce181" table:number-columns-repeated="19"/>
          <table:table-cell table:style-name="ce183"/>
          <table:table-cell table:style-name="ce184" table:formula="of:=COUNTIF([.AI22:.AZ22];&quot;☻&quot;)" office:value-type="float" office:value="0" calcext:value-type="float">
            <text:p>0</text:p>
          </table:table-cell>
          <table:table-cell table:style-name="ce184" table:formula="of:=COUNTIF([.AI22:.AZ22];&quot;☺&quot;)" office:value-type="float" office:value="0" calcext:value-type="float">
            <text:p>0</text:p>
          </table:table-cell>
          <table:table-cell table:style-name="ce184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184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184" table:formula="of:=COUNTIF([.C22:.U22];&quot;51¶&quot;)" office:value-type="float" office:value="0" calcext:value-type="float">
            <text:p>0</text:p>
          </table:table-cell>
          <table:table-cell table:style-name="ce184" table:formula="of:=COUNTIF([.C22:.U22];&quot;52¶&quot;)" office:value-type="float" office:value="0" calcext:value-type="float">
            <text:p>0</text:p>
          </table:table-cell>
          <table:table-cell table:style-name="ce184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184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185" table:formula="of:=COUNTBLANK([.C22:.T22])-3" office:value-type="float" office:value="15" calcext:value-type="float">
            <text:p>15</text:p>
          </table:table-cell>
          <table:table-cell table:style-name="ce186" table:formula="of:=COUNTIF([.C22:.U22];&quot;x&quot;)" office:value-type="float" office:value="0" calcext:value-type="float">
            <text:p>0</text:p>
          </table:table-cell>
          <table:table-cell table:style-name="ce187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S22];1)">
            <text:p/>
          </table:table-cell>
          <table:table-cell table:style-name="ce142" table:formula="of:=RIGHT([.T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2" calcext:value-type="date">
            <text:p>22/ apr</text:p>
          </table:table-cell>
          <table:table-cell table:style-name="ce180" table:formula="of:=TEXT([.A23];&quot;Ddd&quot;)" office:value-type="string" office:string-value="čet" calcext:value-type="string">
            <text:p>čet</text:p>
          </table:table-cell>
          <table:table-cell table:style-name="ce181" table:number-columns-repeated="19"/>
          <table:table-cell table:style-name="ce183"/>
          <table:table-cell table:style-name="ce184" table:formula="of:=COUNTIF([.AI23:.AZ23];&quot;☻&quot;)" office:value-type="float" office:value="0" calcext:value-type="float">
            <text:p>0</text:p>
          </table:table-cell>
          <table:table-cell table:style-name="ce184" table:formula="of:=COUNTIF([.AI23:.AZ23];&quot;☺&quot;)" office:value-type="float" office:value="0" calcext:value-type="float">
            <text:p>0</text:p>
          </table:table-cell>
          <table:table-cell table:style-name="ce184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184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184" table:formula="of:=COUNTIF([.C23:.U23];&quot;51¶&quot;)" office:value-type="float" office:value="0" calcext:value-type="float">
            <text:p>0</text:p>
          </table:table-cell>
          <table:table-cell table:style-name="ce184" table:formula="of:=COUNTIF([.C23:.U23];&quot;52¶&quot;)" office:value-type="float" office:value="0" calcext:value-type="float">
            <text:p>0</text:p>
          </table:table-cell>
          <table:table-cell table:style-name="ce184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184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185" table:formula="of:=COUNTBLANK([.C23:.T23])-3" office:value-type="float" office:value="15" calcext:value-type="float">
            <text:p>15</text:p>
          </table:table-cell>
          <table:table-cell table:style-name="ce186" table:formula="of:=COUNTIF([.C23:.U23];&quot;x&quot;)" office:value-type="float" office:value="0" calcext:value-type="float">
            <text:p>0</text:p>
          </table:table-cell>
          <table:table-cell table:style-name="ce187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S23];1)">
            <text:p/>
          </table:table-cell>
          <table:table-cell table:style-name="ce142" table:formula="of:=RIGHT([.T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3" calcext:value-type="date">
            <text:p>23/ apr</text:p>
          </table:table-cell>
          <table:table-cell table:style-name="ce180" table:formula="of:=TEXT([.A24];&quot;Ddd&quot;)" office:value-type="string" office:string-value="pet" calcext:value-type="string">
            <text:p>pet</text:p>
          </table:table-cell>
          <table:table-cell table:style-name="ce181" table:number-columns-repeated="19"/>
          <table:table-cell table:style-name="ce183"/>
          <table:table-cell table:style-name="ce184" table:formula="of:=COUNTIF([.AI24:.AZ24];&quot;☻&quot;)" office:value-type="float" office:value="0" calcext:value-type="float">
            <text:p>0</text:p>
          </table:table-cell>
          <table:table-cell table:style-name="ce184" table:formula="of:=COUNTIF([.AI24:.AZ24];&quot;☺&quot;)" office:value-type="float" office:value="0" calcext:value-type="float">
            <text:p>0</text:p>
          </table:table-cell>
          <table:table-cell table:style-name="ce184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184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184" table:formula="of:=COUNTIF([.C24:.U24];&quot;51¶&quot;)" office:value-type="float" office:value="0" calcext:value-type="float">
            <text:p>0</text:p>
          </table:table-cell>
          <table:table-cell table:style-name="ce184" table:formula="of:=COUNTIF([.C24:.U24];&quot;52¶&quot;)" office:value-type="float" office:value="0" calcext:value-type="float">
            <text:p>0</text:p>
          </table:table-cell>
          <table:table-cell table:style-name="ce184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184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185" table:formula="of:=COUNTBLANK([.C24:.T24])-3" office:value-type="float" office:value="15" calcext:value-type="float">
            <text:p>15</text:p>
          </table:table-cell>
          <table:table-cell table:style-name="ce186" table:formula="of:=COUNTIF([.C24:.U24];&quot;x&quot;)" office:value-type="float" office:value="0" calcext:value-type="float">
            <text:p>0</text:p>
          </table:table-cell>
          <table:table-cell table:style-name="ce187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S30];1)">
            <text:p/>
          </table:table-cell>
          <table:table-cell table:style-name="ce142" table:formula="of:=RIGHT([.T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4" calcext:value-type="date">
            <text:p>24/ apr</text:p>
          </table:table-cell>
          <table:table-cell table:style-name="ce180" table:formula="of:=TEXT([.A25];&quot;Ddd&quot;)" office:value-type="string" office:string-value="sob" calcext:value-type="string">
            <text:p>sob</text:p>
          </table:table-cell>
          <table:table-cell table:style-name="ce181" table:number-columns-repeated="19"/>
          <table:table-cell table:style-name="ce183"/>
          <table:table-cell table:style-name="ce184" table:formula="of:=COUNTIF([.AI25:.AZ25];&quot;☻&quot;)" office:value-type="float" office:value="0" calcext:value-type="float">
            <text:p>0</text:p>
          </table:table-cell>
          <table:table-cell table:style-name="ce184" table:formula="of:=COUNTIF([.AI25:.AZ25];&quot;☺&quot;)" office:value-type="float" office:value="0" calcext:value-type="float">
            <text:p>0</text:p>
          </table:table-cell>
          <table:table-cell table:style-name="ce184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184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184" table:formula="of:=COUNTIF([.C25:.U25];&quot;51¶&quot;)" office:value-type="float" office:value="0" calcext:value-type="float">
            <text:p>0</text:p>
          </table:table-cell>
          <table:table-cell table:style-name="ce184" table:formula="of:=COUNTIF([.C25:.U25];&quot;52¶&quot;)" office:value-type="float" office:value="0" calcext:value-type="float">
            <text:p>0</text:p>
          </table:table-cell>
          <table:table-cell table:style-name="ce184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184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185" table:formula="of:=COUNTBLANK([.C25:.T25])-3" office:value-type="float" office:value="15" calcext:value-type="float">
            <text:p>15</text:p>
          </table:table-cell>
          <table:table-cell table:style-name="ce186" table:formula="of:=COUNTIF([.C25:.U25];&quot;x&quot;)" office:value-type="float" office:value="0" calcext:value-type="float">
            <text:p>0</text:p>
          </table:table-cell>
          <table:table-cell table:style-name="ce187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S25];1)">
            <text:p/>
          </table:table-cell>
          <table:table-cell table:style-name="ce142" table:formula="of:=RIGHT([.T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5" calcext:value-type="date">
            <text:p>25/ apr</text:p>
          </table:table-cell>
          <table:table-cell table:style-name="ce180" table:formula="of:=TEXT([.A26];&quot;Ddd&quot;)" office:value-type="string" office:string-value="ned" calcext:value-type="string">
            <text:p>ned</text:p>
          </table:table-cell>
          <table:table-cell table:style-name="ce181" table:number-columns-repeated="19"/>
          <table:table-cell table:style-name="ce183"/>
          <table:table-cell table:style-name="ce184" table:formula="of:=COUNTIF([.AI26:.AZ26];&quot;☻&quot;)" office:value-type="float" office:value="0" calcext:value-type="float">
            <text:p>0</text:p>
          </table:table-cell>
          <table:table-cell table:style-name="ce184" table:formula="of:=COUNTIF([.AI26:.AZ26];&quot;☺&quot;)" office:value-type="float" office:value="0" calcext:value-type="float">
            <text:p>0</text:p>
          </table:table-cell>
          <table:table-cell table:style-name="ce184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184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184" table:formula="of:=COUNTIF([.C26:.U26];&quot;51¶&quot;)" office:value-type="float" office:value="0" calcext:value-type="float">
            <text:p>0</text:p>
          </table:table-cell>
          <table:table-cell table:style-name="ce184" table:formula="of:=COUNTIF([.C26:.U26];&quot;52¶&quot;)" office:value-type="float" office:value="0" calcext:value-type="float">
            <text:p>0</text:p>
          </table:table-cell>
          <table:table-cell table:style-name="ce184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184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185" table:formula="of:=COUNTBLANK([.C26:.T26])-3" office:value-type="float" office:value="15" calcext:value-type="float">
            <text:p>15</text:p>
          </table:table-cell>
          <table:table-cell table:style-name="ce186" table:formula="of:=COUNTIF([.C26:.U26];&quot;x&quot;)" office:value-type="float" office:value="0" calcext:value-type="float">
            <text:p>0</text:p>
          </table:table-cell>
          <table:table-cell table:style-name="ce187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S26];1)">
            <text:p/>
          </table:table-cell>
          <table:table-cell table:style-name="ce142" table:formula="of:=RIGHT([.T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6" calcext:value-type="date">
            <text:p>26/ apr</text:p>
          </table:table-cell>
          <table:table-cell table:style-name="ce180" table:formula="of:=TEXT([.A27];&quot;Ddd&quot;)" office:value-type="string" office:string-value="pon" calcext:value-type="string">
            <text:p>pon</text:p>
          </table:table-cell>
          <table:table-cell table:style-name="ce181" table:number-columns-repeated="19"/>
          <table:table-cell table:style-name="ce183"/>
          <table:table-cell table:style-name="ce184" table:formula="of:=COUNTIF([.AI27:.AZ27];&quot;☻&quot;)" office:value-type="float" office:value="0" calcext:value-type="float">
            <text:p>0</text:p>
          </table:table-cell>
          <table:table-cell table:style-name="ce184" table:formula="of:=COUNTIF([.AI27:.AZ27];&quot;☺&quot;)" office:value-type="float" office:value="0" calcext:value-type="float">
            <text:p>0</text:p>
          </table:table-cell>
          <table:table-cell table:style-name="ce184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184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184" table:formula="of:=COUNTIF([.C27:.U27];&quot;51¶&quot;)" office:value-type="float" office:value="0" calcext:value-type="float">
            <text:p>0</text:p>
          </table:table-cell>
          <table:table-cell table:style-name="ce184" table:formula="of:=COUNTIF([.C27:.U27];&quot;52¶&quot;)" office:value-type="float" office:value="0" calcext:value-type="float">
            <text:p>0</text:p>
          </table:table-cell>
          <table:table-cell table:style-name="ce184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184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185" table:formula="of:=COUNTBLANK([.C27:.T27])-3" office:value-type="float" office:value="15" calcext:value-type="float">
            <text:p>15</text:p>
          </table:table-cell>
          <table:table-cell table:style-name="ce186" table:formula="of:=COUNTIF([.C27:.U27];&quot;x&quot;)" office:value-type="float" office:value="0" calcext:value-type="float">
            <text:p>0</text:p>
          </table:table-cell>
          <table:table-cell table:style-name="ce187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S27];1)">
            <text:p/>
          </table:table-cell>
          <table:table-cell table:style-name="ce142" table:formula="of:=RIGHT([.T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7" calcext:value-type="date">
            <text:p>27/ apr</text:p>
          </table:table-cell>
          <table:table-cell table:style-name="ce180" table:formula="of:=TEXT([.A28];&quot;Ddd&quot;)" office:value-type="string" office:string-value="tor" calcext:value-type="string">
            <text:p>tor</text:p>
          </table:table-cell>
          <table:table-cell table:style-name="ce181" table:number-columns-repeated="19"/>
          <table:table-cell table:style-name="ce183"/>
          <table:table-cell table:style-name="ce184" table:formula="of:=COUNTIF([.AI28:.AZ28];&quot;☻&quot;)" office:value-type="float" office:value="0" calcext:value-type="float">
            <text:p>0</text:p>
          </table:table-cell>
          <table:table-cell table:style-name="ce184" table:formula="of:=COUNTIF([.AI28:.AZ28];&quot;☺&quot;)" office:value-type="float" office:value="0" calcext:value-type="float">
            <text:p>0</text:p>
          </table:table-cell>
          <table:table-cell table:style-name="ce184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184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184" table:formula="of:=COUNTIF([.C28:.U28];&quot;51¶&quot;)" office:value-type="float" office:value="0" calcext:value-type="float">
            <text:p>0</text:p>
          </table:table-cell>
          <table:table-cell table:style-name="ce184" table:formula="of:=COUNTIF([.C28:.U28];&quot;52¶&quot;)" office:value-type="float" office:value="0" calcext:value-type="float">
            <text:p>0</text:p>
          </table:table-cell>
          <table:table-cell table:style-name="ce184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184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185" table:formula="of:=COUNTBLANK([.C28:.T28])-3" office:value-type="float" office:value="15" calcext:value-type="float">
            <text:p>15</text:p>
          </table:table-cell>
          <table:table-cell table:style-name="ce186" table:formula="of:=COUNTIF([.C28:.U28];&quot;x&quot;)" office:value-type="float" office:value="0" calcext:value-type="float">
            <text:p>0</text:p>
          </table:table-cell>
          <table:table-cell table:style-name="ce187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S28];1)">
            <text:p/>
          </table:table-cell>
          <table:table-cell table:style-name="ce142" table:formula="of:=RIGHT([.T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8" calcext:value-type="date">
            <text:p>28/ apr</text:p>
          </table:table-cell>
          <table:table-cell table:style-name="ce180" table:formula="of:=TEXT([.A29];&quot;Ddd&quot;)" office:value-type="string" office:string-value="sre" calcext:value-type="string">
            <text:p>sre</text:p>
          </table:table-cell>
          <table:table-cell table:style-name="ce181" table:number-columns-repeated="19"/>
          <table:table-cell table:style-name="ce183"/>
          <table:table-cell table:style-name="ce184" table:formula="of:=COUNTIF([.AI29:.AZ29];&quot;☻&quot;)" office:value-type="float" office:value="0" calcext:value-type="float">
            <text:p>0</text:p>
          </table:table-cell>
          <table:table-cell table:style-name="ce184" table:formula="of:=COUNTIF([.AI29:.AZ29];&quot;☺&quot;)" office:value-type="float" office:value="0" calcext:value-type="float">
            <text:p>0</text:p>
          </table:table-cell>
          <table:table-cell table:style-name="ce184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184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184" table:formula="of:=COUNTIF([.C29:.U29];&quot;51¶&quot;)" office:value-type="float" office:value="0" calcext:value-type="float">
            <text:p>0</text:p>
          </table:table-cell>
          <table:table-cell table:style-name="ce184" table:formula="of:=COUNTIF([.C29:.U29];&quot;52¶&quot;)" office:value-type="float" office:value="0" calcext:value-type="float">
            <text:p>0</text:p>
          </table:table-cell>
          <table:table-cell table:style-name="ce184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184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185" table:formula="of:=COUNTBLANK([.C29:.T29])-3" office:value-type="float" office:value="15" calcext:value-type="float">
            <text:p>15</text:p>
          </table:table-cell>
          <table:table-cell table:style-name="ce186" table:formula="of:=COUNTIF([.C29:.U29];&quot;x&quot;)" office:value-type="float" office:value="0" calcext:value-type="float">
            <text:p>0</text:p>
          </table:table-cell>
          <table:table-cell table:style-name="ce187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S29];1)">
            <text:p/>
          </table:table-cell>
          <table:table-cell table:style-name="ce142" table:formula="of:=RIGHT([.T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29" calcext:value-type="date">
            <text:p>29/ apr</text:p>
          </table:table-cell>
          <table:table-cell table:style-name="ce180" table:formula="of:=TEXT([.A30];&quot;Ddd&quot;)" office:value-type="string" office:string-value="čet" calcext:value-type="string">
            <text:p>čet</text:p>
          </table:table-cell>
          <table:table-cell table:style-name="ce181" table:number-columns-repeated="19"/>
          <table:table-cell table:style-name="ce183"/>
          <table:table-cell table:style-name="ce184" table:formula="of:=COUNTIF([.AI30:.AZ30];&quot;☻&quot;)" office:value-type="float" office:value="0" calcext:value-type="float">
            <text:p>0</text:p>
          </table:table-cell>
          <table:table-cell table:style-name="ce184" table:formula="of:=COUNTIF([.AI30:.AZ30];&quot;☺&quot;)" office:value-type="float" office:value="0" calcext:value-type="float">
            <text:p>0</text:p>
          </table:table-cell>
          <table:table-cell table:style-name="ce184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184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184" table:formula="of:=COUNTIF([.C30:.U30];&quot;51¶&quot;)" office:value-type="float" office:value="0" calcext:value-type="float">
            <text:p>0</text:p>
          </table:table-cell>
          <table:table-cell table:style-name="ce184" table:formula="of:=COUNTIF([.C30:.U30];&quot;52¶&quot;)" office:value-type="float" office:value="0" calcext:value-type="float">
            <text:p>0</text:p>
          </table:table-cell>
          <table:table-cell table:style-name="ce184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184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185" table:formula="of:=COUNTBLANK([.C30:.T30])-3" office:value-type="float" office:value="15" calcext:value-type="float">
            <text:p>15</text:p>
          </table:table-cell>
          <table:table-cell table:style-name="ce186" table:formula="of:=COUNTIF([.C30:.U30];&quot;x&quot;)" office:value-type="float" office:value="0" calcext:value-type="float">
            <text:p>0</text:p>
          </table:table-cell>
          <table:table-cell table:style-name="ce187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S30];1)">
            <text:p/>
          </table:table-cell>
          <table:table-cell table:style-name="ce142" table:formula="of:=RIGHT([.T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79" office:value-type="date" office:date-value="2021-04-30" calcext:value-type="date">
            <text:p>30/ apr</text:p>
          </table:table-cell>
          <table:table-cell table:style-name="ce180" table:formula="of:=TEXT([.A31];&quot;Ddd&quot;)" office:value-type="string" office:string-value="pet" calcext:value-type="string">
            <text:p>pet</text:p>
          </table:table-cell>
          <table:table-cell table:style-name="ce181" table:number-columns-repeated="19"/>
          <table:table-cell table:style-name="ce183"/>
          <table:table-cell table:style-name="ce184" table:formula="of:=COUNTIF([.AI31:.AZ31];&quot;☻&quot;)" office:value-type="float" office:value="0" calcext:value-type="float">
            <text:p>0</text:p>
          </table:table-cell>
          <table:table-cell table:style-name="ce184" table:formula="of:=COUNTIF([.AI31:.AZ31];&quot;☺&quot;)" office:value-type="float" office:value="0" calcext:value-type="float">
            <text:p>0</text:p>
          </table:table-cell>
          <table:table-cell table:style-name="ce184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184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184" table:formula="of:=COUNTIF([.C31:.U31];&quot;51¶&quot;)" office:value-type="float" office:value="0" calcext:value-type="float">
            <text:p>0</text:p>
          </table:table-cell>
          <table:table-cell table:style-name="ce184" table:formula="of:=COUNTIF([.C31:.U31];&quot;52¶&quot;)" office:value-type="float" office:value="0" calcext:value-type="float">
            <text:p>0</text:p>
          </table:table-cell>
          <table:table-cell table:style-name="ce184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184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185" table:formula="of:=COUNTBLANK([.C31:.T31])-3" office:value-type="float" office:value="15" calcext:value-type="float">
            <text:p>15</text:p>
          </table:table-cell>
          <table:table-cell table:style-name="ce186" table:formula="of:=COUNTIF([.C31:.U31];&quot;x&quot;)" office:value-type="float" office:value="0" calcext:value-type="float">
            <text:p>0</text:p>
          </table:table-cell>
          <table:table-cell table:style-name="ce187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S31];1)">
            <text:p/>
          </table:table-cell>
          <table:table-cell table:style-name="ce142" table:formula="of:=RIGHT([.T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Default" table:number-columns-repeated="22"/>
          <table:table-cell table:style-name="ce184" table:formula="of:=COUNTIF([.AI32:.AZ32];&quot;☻&quot;)" office:value-type="float" office:value="0" calcext:value-type="float">
            <text:p>0</text:p>
          </table:table-cell>
          <table:table-cell table:style-name="ce184" table:formula="of:=COUNTIF([.AI32:.AZ32];&quot;☺&quot;)" office:value-type="float" office:value="0" calcext:value-type="float">
            <text:p>0</text:p>
          </table:table-cell>
          <table:table-cell table:style-name="ce184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184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184" table:formula="of:=COUNTIF([.C32:.U32];&quot;51¶&quot;)" office:value-type="float" office:value="0" calcext:value-type="float">
            <text:p>0</text:p>
          </table:table-cell>
          <table:table-cell table:style-name="ce184" table:formula="of:=COUNTIF([.C32:.U32];&quot;52¶&quot;)" office:value-type="float" office:value="0" calcext:value-type="float">
            <text:p>0</text:p>
          </table:table-cell>
          <table:table-cell table:style-name="ce184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184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185" table:formula="of:=COUNTBLANK([.C32:.T32])-3" office:value-type="float" office:value="15" calcext:value-type="float">
            <text:p>15</text:p>
          </table:table-cell>
          <table:table-cell table:style-name="ce186" table:formula="of:=COUNTIF([.C32:.U32];&quot;x&quot;)" office:value-type="float" office:value="0" calcext:value-type="float">
            <text:p>0</text:p>
          </table:table-cell>
          <table:table-cell table:style-name="ce187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S32];1)">
            <text:p/>
          </table:table-cell>
          <table:table-cell table:style-name="ce142" table:formula="of:=RIGHT([.T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13"/>
          <table:table-cell table:style-name="ce93" table:formula="of:=[$Predloge.$B$46]" office:value-type="string" office:string-value="©☻" calcext:value-type="string">
            <text:p>©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3" table:formula="of:=[$Predloge.$B$47]" office:value-type="string" office:string-value="®☻" calcext:value-type="string">
            <text:p>®☻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8]" office:value-type="string" office:string-value="©" calcext:value-type="string">
            <text:p>©</text:p>
          </table:table-cell>
          <table:table-cell table:number-columns-repeated="31"/>
        </table:table-row>
        <table:table-row table:style-name="ro6">
          <table:table-cell table:number-columns-repeated="33"/>
          <table:table-cell table:style-name="ce94" table:formula="of:=[$Predloge.$B$49]" office:value-type="string" office:string-value="®" calcext:value-type="string">
            <text:p>®</text:p>
          </table:table-cell>
          <table:table-cell table:number-columns-repeated="31"/>
        </table:table-row>
        <table:table-row table:style-name="ro6" table:number-rows-repeated="104852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april.$A$1" table:cell-range-address="april.$A$1:april.$V$32"/>
        </table:named-expressions>
        <calcext:conditional-formats>
          <calcext:conditional-format calcext:target-range-address="april.A2:april.V31">
            <calcext:condition calcext:apply-style-name="cf37" calcext:value="formula-is(WEEKDAY([.$A2];2)=6)" calcext:base-cell-address="april.A2"/>
            <calcext:condition calcext:apply-style-name="cf37" calcext:value="formula-is(WEEKDAY([.$A2];2)=7)" calcext:base-cell-address="april.A2"/>
          </calcext:conditional-format>
          <calcext:conditional-format calcext:target-range-address="april.W2:april.AD32">
            <calcext:condition calcext:apply-style-name="cf38" calcext:value="&lt;1" calcext:base-cell-address="april.W2"/>
            <calcext:condition calcext:apply-style-name="cf41" calcext:value="&gt;1" calcext:base-cell-address="april.W2"/>
          </calcext:conditional-format>
          <calcext:conditional-format calcext:target-range-address="april.AE2:april.AE32">
            <calcext:condition calcext:apply-style-name="cf40" calcext:value="!=0" calcext:base-cell-address="april.AE2"/>
          </calcext:conditional-format>
          <calcext:conditional-format calcext:target-range-address="april.AF2:april.AF32">
            <calcext:condition calcext:apply-style-name="cf40" calcext:value="=1" calcext:base-cell-address="april.AF2"/>
            <calcext:condition calcext:apply-style-name="cf39" calcext:value="&gt;1" calcext:base-cell-address="april.AF2"/>
          </calcext:conditional-format>
          <calcext:conditional-format calcext:target-range-address="april.AG2:april.AG32">
            <calcext:condition calcext:apply-style-name="cf38" calcext:value="&lt;2" calcext:base-cell-address="april.AG2"/>
            <calcext:condition calcext:apply-style-name="cf39" calcext:value="&gt;2" calcext:base-cell-address="april.AG2"/>
          </calcext:conditional-format>
        </calcext:conditional-formats>
      </table:table>
      <table:table table:name="maj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88" office:value-type="date" office:date-value="2021-05-01" calcext:value-type="date">
            <text:p>01/ maj</text:p>
          </table:table-cell>
          <table:table-cell table:style-name="ce189" table:formula="of:=TEXT([.A2];&quot;Ddd&quot;)" office:value-type="string" office:string-value="sob" calcext:value-type="string">
            <text:p>sob</text:p>
          </table:table-cell>
          <table:table-cell table:style-name="ce190" table:number-columns-repeated="14"/>
          <table:table-cell table:style-name="ce191"/>
          <table:table-cell table:style-name="ce190" table:number-columns-repeated="4"/>
          <table:table-cell table:style-name="ce192"/>
          <table:table-cell table:style-name="ce193" table:formula="of:=COUNTIF([.AI2:.AZ2];&quot;☻&quot;)" office:value-type="float" office:value="0" calcext:value-type="float">
            <text:p>0</text:p>
          </table:table-cell>
          <table:table-cell table:style-name="ce193" table:formula="of:=COUNTIF([.AI2:.AZ2];&quot;☺&quot;)" office:value-type="float" office:value="0" calcext:value-type="float">
            <text:p>0</text:p>
          </table:table-cell>
          <table:table-cell table:style-name="ce193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193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193" table:formula="of:=COUNTIF([.C2:.U2];&quot;51¶&quot;)" office:value-type="float" office:value="0" calcext:value-type="float">
            <text:p>0</text:p>
          </table:table-cell>
          <table:table-cell table:style-name="ce193" table:formula="of:=COUNTIF([.C2:.U2];&quot;52¶&quot;)" office:value-type="float" office:value="0" calcext:value-type="float">
            <text:p>0</text:p>
          </table:table-cell>
          <table:table-cell table:style-name="ce193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193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194" table:formula="of:=COUNTBLANK([.C2:.T2])-3" office:value-type="float" office:value="15" calcext:value-type="float">
            <text:p>15</text:p>
          </table:table-cell>
          <table:table-cell table:style-name="ce195" table:formula="of:=COUNTIF([.C2:.U2];&quot;x&quot;)" office:value-type="float" office:value="0" calcext:value-type="float">
            <text:p>0</text:p>
          </table:table-cell>
          <table:table-cell table:style-name="ce196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88" office:value-type="date" office:date-value="2021-05-02" calcext:value-type="date">
            <text:p>02/ maj</text:p>
          </table:table-cell>
          <table:table-cell table:style-name="ce189" table:formula="of:=TEXT([.A3];&quot;Ddd&quot;)" office:value-type="string" office:string-value="ned" calcext:value-type="string">
            <text:p>ned</text:p>
          </table:table-cell>
          <table:table-cell table:style-name="ce190" table:number-columns-repeated="14"/>
          <table:table-cell table:style-name="ce191"/>
          <table:table-cell table:style-name="ce190" table:number-columns-repeated="4"/>
          <table:table-cell table:style-name="ce192"/>
          <table:table-cell table:style-name="ce193" table:formula="of:=COUNTIF([.AI3:.AZ3];&quot;☻&quot;)" office:value-type="float" office:value="0" calcext:value-type="float">
            <text:p>0</text:p>
          </table:table-cell>
          <table:table-cell table:style-name="ce193" table:formula="of:=COUNTIF([.AI3:.AZ3];&quot;☺&quot;)" office:value-type="float" office:value="0" calcext:value-type="float">
            <text:p>0</text:p>
          </table:table-cell>
          <table:table-cell table:style-name="ce193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193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193" table:formula="of:=COUNTIF([.C3:.U3];&quot;51¶&quot;)" office:value-type="float" office:value="0" calcext:value-type="float">
            <text:p>0</text:p>
          </table:table-cell>
          <table:table-cell table:style-name="ce193" table:formula="of:=COUNTIF([.C3:.U3];&quot;52¶&quot;)" office:value-type="float" office:value="0" calcext:value-type="float">
            <text:p>0</text:p>
          </table:table-cell>
          <table:table-cell table:style-name="ce193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193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194" table:formula="of:=COUNTBLANK([.C3:.T3])-3" office:value-type="float" office:value="15" calcext:value-type="float">
            <text:p>15</text:p>
          </table:table-cell>
          <table:table-cell table:style-name="ce195" table:formula="of:=COUNTIF([.C3:.U3];&quot;x&quot;)" office:value-type="float" office:value="0" calcext:value-type="float">
            <text:p>0</text:p>
          </table:table-cell>
          <table:table-cell table:style-name="ce196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03" calcext:value-type="date">
            <text:p>03/ maj</text:p>
          </table:table-cell>
          <table:table-cell table:style-name="ce189" table:formula="of:=TEXT([.A4];&quot;Ddd&quot;)" office:value-type="string" office:string-value="pon" calcext:value-type="string">
            <text:p>pon</text:p>
          </table:table-cell>
          <table:table-cell table:style-name="ce190" table:number-columns-repeated="14"/>
          <table:table-cell table:style-name="ce191"/>
          <table:table-cell table:style-name="ce190" table:number-columns-repeated="4"/>
          <table:table-cell table:style-name="ce192"/>
          <table:table-cell table:style-name="ce193" table:formula="of:=COUNTIF([.AI4:.AZ4];&quot;☻&quot;)" office:value-type="float" office:value="0" calcext:value-type="float">
            <text:p>0</text:p>
          </table:table-cell>
          <table:table-cell table:style-name="ce193" table:formula="of:=COUNTIF([.AI4:.AZ4];&quot;☺&quot;)" office:value-type="float" office:value="0" calcext:value-type="float">
            <text:p>0</text:p>
          </table:table-cell>
          <table:table-cell table:style-name="ce193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193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193" table:formula="of:=COUNTIF([.C4:.U4];&quot;51¶&quot;)" office:value-type="float" office:value="0" calcext:value-type="float">
            <text:p>0</text:p>
          </table:table-cell>
          <table:table-cell table:style-name="ce193" table:formula="of:=COUNTIF([.C4:.U4];&quot;52¶&quot;)" office:value-type="float" office:value="0" calcext:value-type="float">
            <text:p>0</text:p>
          </table:table-cell>
          <table:table-cell table:style-name="ce193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193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194" table:formula="of:=COUNTBLANK([.C4:.T4])-3" office:value-type="float" office:value="15" calcext:value-type="float">
            <text:p>15</text:p>
          </table:table-cell>
          <table:table-cell table:style-name="ce195" table:formula="of:=COUNTIF([.C4:.U4];&quot;x&quot;)" office:value-type="float" office:value="0" calcext:value-type="float">
            <text:p>0</text:p>
          </table:table-cell>
          <table:table-cell table:style-name="ce196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04" calcext:value-type="date">
            <text:p>04/ maj</text:p>
          </table:table-cell>
          <table:table-cell table:style-name="ce189" table:formula="of:=TEXT([.A5];&quot;Ddd&quot;)" office:value-type="string" office:string-value="tor" calcext:value-type="string">
            <text:p>tor</text:p>
          </table:table-cell>
          <table:table-cell table:style-name="ce190" table:number-columns-repeated="19"/>
          <table:table-cell table:style-name="ce192"/>
          <table:table-cell table:style-name="ce193" table:formula="of:=COUNTIF([.AI5:.AZ5];&quot;☻&quot;)" office:value-type="float" office:value="0" calcext:value-type="float">
            <text:p>0</text:p>
          </table:table-cell>
          <table:table-cell table:style-name="ce193" table:formula="of:=COUNTIF([.AI5:.AZ5];&quot;☺&quot;)" office:value-type="float" office:value="0" calcext:value-type="float">
            <text:p>0</text:p>
          </table:table-cell>
          <table:table-cell table:style-name="ce193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193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193" table:formula="of:=COUNTIF([.C5:.U5];&quot;51¶&quot;)" office:value-type="float" office:value="0" calcext:value-type="float">
            <text:p>0</text:p>
          </table:table-cell>
          <table:table-cell table:style-name="ce193" table:formula="of:=COUNTIF([.C5:.U5];&quot;52¶&quot;)" office:value-type="float" office:value="0" calcext:value-type="float">
            <text:p>0</text:p>
          </table:table-cell>
          <table:table-cell table:style-name="ce193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193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194" table:formula="of:=COUNTBLANK([.C5:.T5])-3" office:value-type="float" office:value="15" calcext:value-type="float">
            <text:p>15</text:p>
          </table:table-cell>
          <table:table-cell table:style-name="ce195" table:formula="of:=COUNTIF([.C5:.U5];&quot;x&quot;)" office:value-type="float" office:value="0" calcext:value-type="float">
            <text:p>0</text:p>
          </table:table-cell>
          <table:table-cell table:style-name="ce196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05" calcext:value-type="date">
            <text:p>05/ maj</text:p>
          </table:table-cell>
          <table:table-cell table:style-name="ce189" table:formula="of:=TEXT([.A6];&quot;Ddd&quot;)" office:value-type="string" office:string-value="sre" calcext:value-type="string">
            <text:p>sre</text:p>
          </table:table-cell>
          <table:table-cell table:style-name="ce190" table:number-columns-repeated="19"/>
          <table:table-cell table:style-name="ce192"/>
          <table:table-cell table:style-name="ce193" table:formula="of:=COUNTIF([.AI6:.AZ6];&quot;☻&quot;)" office:value-type="float" office:value="0" calcext:value-type="float">
            <text:p>0</text:p>
          </table:table-cell>
          <table:table-cell table:style-name="ce193" table:formula="of:=COUNTIF([.AI6:.AZ6];&quot;☺&quot;)" office:value-type="float" office:value="0" calcext:value-type="float">
            <text:p>0</text:p>
          </table:table-cell>
          <table:table-cell table:style-name="ce193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193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193" table:formula="of:=COUNTIF([.C6:.U6];&quot;51¶&quot;)" office:value-type="float" office:value="0" calcext:value-type="float">
            <text:p>0</text:p>
          </table:table-cell>
          <table:table-cell table:style-name="ce193" table:formula="of:=COUNTIF([.C6:.U6];&quot;52¶&quot;)" office:value-type="float" office:value="0" calcext:value-type="float">
            <text:p>0</text:p>
          </table:table-cell>
          <table:table-cell table:style-name="ce193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193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194" table:formula="of:=COUNTBLANK([.C6:.T6])-3" office:value-type="float" office:value="15" calcext:value-type="float">
            <text:p>15</text:p>
          </table:table-cell>
          <table:table-cell table:style-name="ce195" table:formula="of:=COUNTIF([.C6:.U6];&quot;x&quot;)" office:value-type="float" office:value="0" calcext:value-type="float">
            <text:p>0</text:p>
          </table:table-cell>
          <table:table-cell table:style-name="ce196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06" calcext:value-type="date">
            <text:p>06/ maj</text:p>
          </table:table-cell>
          <table:table-cell table:style-name="ce189" table:formula="of:=TEXT([.A7];&quot;Ddd&quot;)" office:value-type="string" office:string-value="čet" calcext:value-type="string">
            <text:p>čet</text:p>
          </table:table-cell>
          <table:table-cell table:style-name="ce190" table:number-columns-repeated="19"/>
          <table:table-cell table:style-name="ce192"/>
          <table:table-cell table:style-name="ce193" table:formula="of:=COUNTIF([.AI7:.AZ7];&quot;☻&quot;)" office:value-type="float" office:value="0" calcext:value-type="float">
            <text:p>0</text:p>
          </table:table-cell>
          <table:table-cell table:style-name="ce193" table:formula="of:=COUNTIF([.AI7:.AZ7];&quot;☺&quot;)" office:value-type="float" office:value="0" calcext:value-type="float">
            <text:p>0</text:p>
          </table:table-cell>
          <table:table-cell table:style-name="ce193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193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193" table:formula="of:=COUNTIF([.C7:.U7];&quot;51¶&quot;)" office:value-type="float" office:value="0" calcext:value-type="float">
            <text:p>0</text:p>
          </table:table-cell>
          <table:table-cell table:style-name="ce193" table:formula="of:=COUNTIF([.C7:.U7];&quot;52¶&quot;)" office:value-type="float" office:value="0" calcext:value-type="float">
            <text:p>0</text:p>
          </table:table-cell>
          <table:table-cell table:style-name="ce193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193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194" table:formula="of:=COUNTBLANK([.C7:.T7])-3" office:value-type="float" office:value="15" calcext:value-type="float">
            <text:p>15</text:p>
          </table:table-cell>
          <table:table-cell table:style-name="ce195" table:formula="of:=COUNTIF([.C7:.U7];&quot;x&quot;)" office:value-type="float" office:value="0" calcext:value-type="float">
            <text:p>0</text:p>
          </table:table-cell>
          <table:table-cell table:style-name="ce196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07" calcext:value-type="date">
            <text:p>07/ maj</text:p>
          </table:table-cell>
          <table:table-cell table:style-name="ce189" table:formula="of:=TEXT([.A8];&quot;Ddd&quot;)" office:value-type="string" office:string-value="pet" calcext:value-type="string">
            <text:p>pet</text:p>
          </table:table-cell>
          <table:table-cell table:style-name="ce190" table:number-columns-repeated="8"/>
          <table:table-cell table:style-name="ce191"/>
          <table:table-cell table:style-name="ce190" table:number-columns-repeated="10"/>
          <table:table-cell table:style-name="ce192"/>
          <table:table-cell table:style-name="ce193" table:formula="of:=COUNTIF([.AI8:.AZ8];&quot;☻&quot;)" office:value-type="float" office:value="0" calcext:value-type="float">
            <text:p>0</text:p>
          </table:table-cell>
          <table:table-cell table:style-name="ce193" table:formula="of:=COUNTIF([.AI8:.AZ8];&quot;☺&quot;)" office:value-type="float" office:value="0" calcext:value-type="float">
            <text:p>0</text:p>
          </table:table-cell>
          <table:table-cell table:style-name="ce193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193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193" table:formula="of:=COUNTIF([.C8:.U8];&quot;51¶&quot;)" office:value-type="float" office:value="0" calcext:value-type="float">
            <text:p>0</text:p>
          </table:table-cell>
          <table:table-cell table:style-name="ce193" table:formula="of:=COUNTIF([.C8:.U8];&quot;52¶&quot;)" office:value-type="float" office:value="0" calcext:value-type="float">
            <text:p>0</text:p>
          </table:table-cell>
          <table:table-cell table:style-name="ce193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193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194" table:formula="of:=COUNTBLANK([.C8:.T8])-3" office:value-type="float" office:value="15" calcext:value-type="float">
            <text:p>15</text:p>
          </table:table-cell>
          <table:table-cell table:style-name="ce195" table:formula="of:=COUNTIF([.C8:.U8];&quot;x&quot;)" office:value-type="float" office:value="0" calcext:value-type="float">
            <text:p>0</text:p>
          </table:table-cell>
          <table:table-cell table:style-name="ce196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08" calcext:value-type="date">
            <text:p>08/ maj</text:p>
          </table:table-cell>
          <table:table-cell table:style-name="ce189" table:formula="of:=TEXT([.A9];&quot;Ddd&quot;)" office:value-type="string" office:string-value="sob" calcext:value-type="string">
            <text:p>sob</text:p>
          </table:table-cell>
          <table:table-cell table:style-name="ce190" table:number-columns-repeated="8"/>
          <table:table-cell table:style-name="ce191"/>
          <table:table-cell table:style-name="ce190" table:number-columns-repeated="10"/>
          <table:table-cell table:style-name="ce192"/>
          <table:table-cell table:style-name="ce193" table:formula="of:=COUNTIF([.AI9:.AZ9];&quot;☻&quot;)" office:value-type="float" office:value="0" calcext:value-type="float">
            <text:p>0</text:p>
          </table:table-cell>
          <table:table-cell table:style-name="ce193" table:formula="of:=COUNTIF([.AI9:.AZ9];&quot;☺&quot;)" office:value-type="float" office:value="0" calcext:value-type="float">
            <text:p>0</text:p>
          </table:table-cell>
          <table:table-cell table:style-name="ce193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193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193" table:formula="of:=COUNTIF([.C9:.U9];&quot;51¶&quot;)" office:value-type="float" office:value="0" calcext:value-type="float">
            <text:p>0</text:p>
          </table:table-cell>
          <table:table-cell table:style-name="ce193" table:formula="of:=COUNTIF([.C9:.U9];&quot;52¶&quot;)" office:value-type="float" office:value="0" calcext:value-type="float">
            <text:p>0</text:p>
          </table:table-cell>
          <table:table-cell table:style-name="ce193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193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194" table:formula="of:=COUNTBLANK([.C9:.T9])-3" office:value-type="float" office:value="15" calcext:value-type="float">
            <text:p>15</text:p>
          </table:table-cell>
          <table:table-cell table:style-name="ce195" table:formula="of:=COUNTIF([.C9:.U9];&quot;x&quot;)" office:value-type="float" office:value="0" calcext:value-type="float">
            <text:p>0</text:p>
          </table:table-cell>
          <table:table-cell table:style-name="ce196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09" calcext:value-type="date">
            <text:p>09/ maj</text:p>
          </table:table-cell>
          <table:table-cell table:style-name="ce189" table:formula="of:=TEXT([.A10];&quot;Ddd&quot;)" office:value-type="string" office:string-value="ned" calcext:value-type="string">
            <text:p>ned</text:p>
          </table:table-cell>
          <table:table-cell table:style-name="ce190" table:number-columns-repeated="8"/>
          <table:table-cell table:style-name="ce191"/>
          <table:table-cell table:style-name="ce190" table:number-columns-repeated="10"/>
          <table:table-cell table:style-name="ce192"/>
          <table:table-cell table:style-name="ce193" table:formula="of:=COUNTIF([.AI10:.AZ10];&quot;☻&quot;)" office:value-type="float" office:value="0" calcext:value-type="float">
            <text:p>0</text:p>
          </table:table-cell>
          <table:table-cell table:style-name="ce193" table:formula="of:=COUNTIF([.AI10:.AZ10];&quot;☺&quot;)" office:value-type="float" office:value="0" calcext:value-type="float">
            <text:p>0</text:p>
          </table:table-cell>
          <table:table-cell table:style-name="ce193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193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193" table:formula="of:=COUNTIF([.C10:.U10];&quot;51¶&quot;)" office:value-type="float" office:value="0" calcext:value-type="float">
            <text:p>0</text:p>
          </table:table-cell>
          <table:table-cell table:style-name="ce193" table:formula="of:=COUNTIF([.C10:.U10];&quot;52¶&quot;)" office:value-type="float" office:value="0" calcext:value-type="float">
            <text:p>0</text:p>
          </table:table-cell>
          <table:table-cell table:style-name="ce193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193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194" table:formula="of:=COUNTBLANK([.C10:.T10])-3" office:value-type="float" office:value="15" calcext:value-type="float">
            <text:p>15</text:p>
          </table:table-cell>
          <table:table-cell table:style-name="ce195" table:formula="of:=COUNTIF([.C10:.U10];&quot;x&quot;)" office:value-type="float" office:value="0" calcext:value-type="float">
            <text:p>0</text:p>
          </table:table-cell>
          <table:table-cell table:style-name="ce196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0" calcext:value-type="date">
            <text:p>10/ maj</text:p>
          </table:table-cell>
          <table:table-cell table:style-name="ce189" table:formula="of:=TEXT([.A11];&quot;Ddd&quot;)" office:value-type="string" office:string-value="pon" calcext:value-type="string">
            <text:p>pon</text:p>
          </table:table-cell>
          <table:table-cell table:style-name="ce190" table:number-columns-repeated="19"/>
          <table:table-cell table:style-name="ce192"/>
          <table:table-cell table:style-name="ce193" table:formula="of:=COUNTIF([.AI11:.AZ11];&quot;☻&quot;)" office:value-type="float" office:value="0" calcext:value-type="float">
            <text:p>0</text:p>
          </table:table-cell>
          <table:table-cell table:style-name="ce193" table:formula="of:=COUNTIF([.AI11:.AZ11];&quot;☺&quot;)" office:value-type="float" office:value="0" calcext:value-type="float">
            <text:p>0</text:p>
          </table:table-cell>
          <table:table-cell table:style-name="ce193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193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193" table:formula="of:=COUNTIF([.C11:.U11];&quot;51¶&quot;)" office:value-type="float" office:value="0" calcext:value-type="float">
            <text:p>0</text:p>
          </table:table-cell>
          <table:table-cell table:style-name="ce193" table:formula="of:=COUNTIF([.C11:.U11];&quot;52¶&quot;)" office:value-type="float" office:value="0" calcext:value-type="float">
            <text:p>0</text:p>
          </table:table-cell>
          <table:table-cell table:style-name="ce193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193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194" table:formula="of:=COUNTBLANK([.C11:.T11])-3" office:value-type="float" office:value="15" calcext:value-type="float">
            <text:p>15</text:p>
          </table:table-cell>
          <table:table-cell table:style-name="ce195" table:formula="of:=COUNTIF([.C11:.U11];&quot;x&quot;)" office:value-type="float" office:value="0" calcext:value-type="float">
            <text:p>0</text:p>
          </table:table-cell>
          <table:table-cell table:style-name="ce196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1" calcext:value-type="date">
            <text:p>11/ maj</text:p>
          </table:table-cell>
          <table:table-cell table:style-name="ce189" table:formula="of:=TEXT([.A12];&quot;Ddd&quot;)" office:value-type="string" office:string-value="tor" calcext:value-type="string">
            <text:p>tor</text:p>
          </table:table-cell>
          <table:table-cell table:style-name="ce191"/>
          <table:table-cell table:style-name="ce190" table:number-columns-repeated="18"/>
          <table:table-cell table:style-name="ce192"/>
          <table:table-cell table:style-name="ce193" table:formula="of:=COUNTIF([.AI12:.AZ12];&quot;☻&quot;)" office:value-type="float" office:value="0" calcext:value-type="float">
            <text:p>0</text:p>
          </table:table-cell>
          <table:table-cell table:style-name="ce193" table:formula="of:=COUNTIF([.AI12:.AZ12];&quot;☺&quot;)" office:value-type="float" office:value="0" calcext:value-type="float">
            <text:p>0</text:p>
          </table:table-cell>
          <table:table-cell table:style-name="ce193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193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193" table:formula="of:=COUNTIF([.C12:.U12];&quot;51¶&quot;)" office:value-type="float" office:value="0" calcext:value-type="float">
            <text:p>0</text:p>
          </table:table-cell>
          <table:table-cell table:style-name="ce193" table:formula="of:=COUNTIF([.C12:.U12];&quot;52¶&quot;)" office:value-type="float" office:value="0" calcext:value-type="float">
            <text:p>0</text:p>
          </table:table-cell>
          <table:table-cell table:style-name="ce193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193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194" table:formula="of:=COUNTBLANK([.C12:.T12])-3" office:value-type="float" office:value="15" calcext:value-type="float">
            <text:p>15</text:p>
          </table:table-cell>
          <table:table-cell table:style-name="ce195" table:formula="of:=COUNTIF([.C12:.U12];&quot;x&quot;)" office:value-type="float" office:value="0" calcext:value-type="float">
            <text:p>0</text:p>
          </table:table-cell>
          <table:table-cell table:style-name="ce196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2" calcext:value-type="date">
            <text:p>12/ maj</text:p>
          </table:table-cell>
          <table:table-cell table:style-name="ce189" table:formula="of:=TEXT([.A13];&quot;Ddd&quot;)" office:value-type="string" office:string-value="sre" calcext:value-type="string">
            <text:p>sre</text:p>
          </table:table-cell>
          <table:table-cell table:style-name="ce190" table:number-columns-repeated="19"/>
          <table:table-cell table:style-name="ce192"/>
          <table:table-cell table:style-name="ce193" table:formula="of:=COUNTIF([.AI13:.AZ13];&quot;☻&quot;)" office:value-type="float" office:value="0" calcext:value-type="float">
            <text:p>0</text:p>
          </table:table-cell>
          <table:table-cell table:style-name="ce193" table:formula="of:=COUNTIF([.AI13:.AZ13];&quot;☺&quot;)" office:value-type="float" office:value="0" calcext:value-type="float">
            <text:p>0</text:p>
          </table:table-cell>
          <table:table-cell table:style-name="ce193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193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193" table:formula="of:=COUNTIF([.C13:.U13];&quot;51¶&quot;)" office:value-type="float" office:value="0" calcext:value-type="float">
            <text:p>0</text:p>
          </table:table-cell>
          <table:table-cell table:style-name="ce193" table:formula="of:=COUNTIF([.C13:.U13];&quot;52¶&quot;)" office:value-type="float" office:value="0" calcext:value-type="float">
            <text:p>0</text:p>
          </table:table-cell>
          <table:table-cell table:style-name="ce193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193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194" table:formula="of:=COUNTBLANK([.C13:.T13])-3" office:value-type="float" office:value="15" calcext:value-type="float">
            <text:p>15</text:p>
          </table:table-cell>
          <table:table-cell table:style-name="ce195" table:formula="of:=COUNTIF([.C13:.U13];&quot;x&quot;)" office:value-type="float" office:value="0" calcext:value-type="float">
            <text:p>0</text:p>
          </table:table-cell>
          <table:table-cell table:style-name="ce196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3" calcext:value-type="date">
            <text:p>13/ maj</text:p>
          </table:table-cell>
          <table:table-cell table:style-name="ce189" table:formula="of:=TEXT([.A14];&quot;Ddd&quot;)" office:value-type="string" office:string-value="čet" calcext:value-type="string">
            <text:p>čet</text:p>
          </table:table-cell>
          <table:table-cell table:style-name="ce190" table:number-columns-repeated="19"/>
          <table:table-cell table:style-name="ce192"/>
          <table:table-cell table:style-name="ce193" table:formula="of:=COUNTIF([.AI14:.AZ14];&quot;☻&quot;)" office:value-type="float" office:value="0" calcext:value-type="float">
            <text:p>0</text:p>
          </table:table-cell>
          <table:table-cell table:style-name="ce193" table:formula="of:=COUNTIF([.AI14:.AZ14];&quot;☺&quot;)" office:value-type="float" office:value="0" calcext:value-type="float">
            <text:p>0</text:p>
          </table:table-cell>
          <table:table-cell table:style-name="ce193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193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193" table:formula="of:=COUNTIF([.C14:.U14];&quot;51¶&quot;)" office:value-type="float" office:value="0" calcext:value-type="float">
            <text:p>0</text:p>
          </table:table-cell>
          <table:table-cell table:style-name="ce193" table:formula="of:=COUNTIF([.C14:.U14];&quot;52¶&quot;)" office:value-type="float" office:value="0" calcext:value-type="float">
            <text:p>0</text:p>
          </table:table-cell>
          <table:table-cell table:style-name="ce193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193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194" table:formula="of:=COUNTBLANK([.C14:.T14])-3" office:value-type="float" office:value="15" calcext:value-type="float">
            <text:p>15</text:p>
          </table:table-cell>
          <table:table-cell table:style-name="ce195" table:formula="of:=COUNTIF([.C14:.U14];&quot;x&quot;)" office:value-type="float" office:value="0" calcext:value-type="float">
            <text:p>0</text:p>
          </table:table-cell>
          <table:table-cell table:style-name="ce196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4" calcext:value-type="date">
            <text:p>14/ maj</text:p>
          </table:table-cell>
          <table:table-cell table:style-name="ce189" table:formula="of:=TEXT([.A15];&quot;Ddd&quot;)" office:value-type="string" office:string-value="pet" calcext:value-type="string">
            <text:p>pet</text:p>
          </table:table-cell>
          <table:table-cell table:style-name="ce190" table:number-columns-repeated="19"/>
          <table:table-cell table:style-name="ce192"/>
          <table:table-cell table:style-name="ce193" table:formula="of:=COUNTIF([.AI15:.AZ15];&quot;☻&quot;)" office:value-type="float" office:value="0" calcext:value-type="float">
            <text:p>0</text:p>
          </table:table-cell>
          <table:table-cell table:style-name="ce193" table:formula="of:=COUNTIF([.AI15:.AZ15];&quot;☺&quot;)" office:value-type="float" office:value="0" calcext:value-type="float">
            <text:p>0</text:p>
          </table:table-cell>
          <table:table-cell table:style-name="ce193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193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193" table:formula="of:=COUNTIF([.C15:.U15];&quot;51¶&quot;)" office:value-type="float" office:value="0" calcext:value-type="float">
            <text:p>0</text:p>
          </table:table-cell>
          <table:table-cell table:style-name="ce193" table:formula="of:=COUNTIF([.C15:.U15];&quot;52¶&quot;)" office:value-type="float" office:value="0" calcext:value-type="float">
            <text:p>0</text:p>
          </table:table-cell>
          <table:table-cell table:style-name="ce193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193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194" table:formula="of:=COUNTBLANK([.C15:.T15])-3" office:value-type="float" office:value="15" calcext:value-type="float">
            <text:p>15</text:p>
          </table:table-cell>
          <table:table-cell table:style-name="ce195" table:formula="of:=COUNTIF([.C15:.U15];&quot;x&quot;)" office:value-type="float" office:value="0" calcext:value-type="float">
            <text:p>0</text:p>
          </table:table-cell>
          <table:table-cell table:style-name="ce196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5" calcext:value-type="date">
            <text:p>15/ maj</text:p>
          </table:table-cell>
          <table:table-cell table:style-name="ce189" table:formula="of:=TEXT([.A16];&quot;Ddd&quot;)" office:value-type="string" office:string-value="sob" calcext:value-type="string">
            <text:p>sob</text:p>
          </table:table-cell>
          <table:table-cell table:style-name="ce190" table:number-columns-repeated="19"/>
          <table:table-cell table:style-name="ce192"/>
          <table:table-cell table:style-name="ce193" table:formula="of:=COUNTIF([.AI16:.AZ16];&quot;☻&quot;)" office:value-type="float" office:value="0" calcext:value-type="float">
            <text:p>0</text:p>
          </table:table-cell>
          <table:table-cell table:style-name="ce193" table:formula="of:=COUNTIF([.AI16:.AZ16];&quot;☺&quot;)" office:value-type="float" office:value="0" calcext:value-type="float">
            <text:p>0</text:p>
          </table:table-cell>
          <table:table-cell table:style-name="ce193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193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193" table:formula="of:=COUNTIF([.C16:.U16];&quot;51¶&quot;)" office:value-type="float" office:value="0" calcext:value-type="float">
            <text:p>0</text:p>
          </table:table-cell>
          <table:table-cell table:style-name="ce193" table:formula="of:=COUNTIF([.C16:.U16];&quot;52¶&quot;)" office:value-type="float" office:value="0" calcext:value-type="float">
            <text:p>0</text:p>
          </table:table-cell>
          <table:table-cell table:style-name="ce193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193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194" table:formula="of:=COUNTBLANK([.C16:.T16])-3" office:value-type="float" office:value="15" calcext:value-type="float">
            <text:p>15</text:p>
          </table:table-cell>
          <table:table-cell table:style-name="ce195" table:formula="of:=COUNTIF([.C16:.U16];&quot;x&quot;)" office:value-type="float" office:value="0" calcext:value-type="float">
            <text:p>0</text:p>
          </table:table-cell>
          <table:table-cell table:style-name="ce196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6" calcext:value-type="date">
            <text:p>16/ maj</text:p>
          </table:table-cell>
          <table:table-cell table:style-name="ce189" table:formula="of:=TEXT([.A17];&quot;Ddd&quot;)" office:value-type="string" office:string-value="ned" calcext:value-type="string">
            <text:p>ned</text:p>
          </table:table-cell>
          <table:table-cell table:style-name="ce190" table:number-columns-repeated="19"/>
          <table:table-cell table:style-name="ce192"/>
          <table:table-cell table:style-name="ce193" table:formula="of:=COUNTIF([.AI17:.AZ17];&quot;☻&quot;)" office:value-type="float" office:value="0" calcext:value-type="float">
            <text:p>0</text:p>
          </table:table-cell>
          <table:table-cell table:style-name="ce193" table:formula="of:=COUNTIF([.AI17:.AZ17];&quot;☺&quot;)" office:value-type="float" office:value="0" calcext:value-type="float">
            <text:p>0</text:p>
          </table:table-cell>
          <table:table-cell table:style-name="ce193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193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193" table:formula="of:=COUNTIF([.C17:.U17];&quot;51¶&quot;)" office:value-type="float" office:value="0" calcext:value-type="float">
            <text:p>0</text:p>
          </table:table-cell>
          <table:table-cell table:style-name="ce193" table:formula="of:=COUNTIF([.C17:.U17];&quot;52¶&quot;)" office:value-type="float" office:value="0" calcext:value-type="float">
            <text:p>0</text:p>
          </table:table-cell>
          <table:table-cell table:style-name="ce193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193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194" table:formula="of:=COUNTBLANK([.C17:.T17])-3" office:value-type="float" office:value="15" calcext:value-type="float">
            <text:p>15</text:p>
          </table:table-cell>
          <table:table-cell table:style-name="ce195" table:formula="of:=COUNTIF([.C17:.U17];&quot;x&quot;)" office:value-type="float" office:value="0" calcext:value-type="float">
            <text:p>0</text:p>
          </table:table-cell>
          <table:table-cell table:style-name="ce196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7" calcext:value-type="date">
            <text:p>17/ maj</text:p>
          </table:table-cell>
          <table:table-cell table:style-name="ce189" table:formula="of:=TEXT([.A18];&quot;Ddd&quot;)" office:value-type="string" office:string-value="pon" calcext:value-type="string">
            <text:p>pon</text:p>
          </table:table-cell>
          <table:table-cell table:style-name="ce190" table:number-columns-repeated="19"/>
          <table:table-cell table:style-name="ce192"/>
          <table:table-cell table:style-name="ce193" table:formula="of:=COUNTIF([.AI18:.AZ18];&quot;☻&quot;)" office:value-type="float" office:value="0" calcext:value-type="float">
            <text:p>0</text:p>
          </table:table-cell>
          <table:table-cell table:style-name="ce193" table:formula="of:=COUNTIF([.AI18:.AZ18];&quot;☺&quot;)" office:value-type="float" office:value="0" calcext:value-type="float">
            <text:p>0</text:p>
          </table:table-cell>
          <table:table-cell table:style-name="ce193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193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193" table:formula="of:=COUNTIF([.C18:.U18];&quot;51¶&quot;)" office:value-type="float" office:value="0" calcext:value-type="float">
            <text:p>0</text:p>
          </table:table-cell>
          <table:table-cell table:style-name="ce193" table:formula="of:=COUNTIF([.C18:.U18];&quot;52¶&quot;)" office:value-type="float" office:value="0" calcext:value-type="float">
            <text:p>0</text:p>
          </table:table-cell>
          <table:table-cell table:style-name="ce193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193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194" table:formula="of:=COUNTBLANK([.C18:.T18])-3" office:value-type="float" office:value="15" calcext:value-type="float">
            <text:p>15</text:p>
          </table:table-cell>
          <table:table-cell table:style-name="ce195" table:formula="of:=COUNTIF([.C18:.U18];&quot;x&quot;)" office:value-type="float" office:value="0" calcext:value-type="float">
            <text:p>0</text:p>
          </table:table-cell>
          <table:table-cell table:style-name="ce196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8" calcext:value-type="date">
            <text:p>18/ maj</text:p>
          </table:table-cell>
          <table:table-cell table:style-name="ce189" table:formula="of:=TEXT([.A19];&quot;Ddd&quot;)" office:value-type="string" office:string-value="tor" calcext:value-type="string">
            <text:p>tor</text:p>
          </table:table-cell>
          <table:table-cell table:style-name="ce190" table:number-columns-repeated="19"/>
          <table:table-cell table:style-name="ce192"/>
          <table:table-cell table:style-name="ce193" table:formula="of:=COUNTIF([.AI19:.AZ19];&quot;☻&quot;)" office:value-type="float" office:value="0" calcext:value-type="float">
            <text:p>0</text:p>
          </table:table-cell>
          <table:table-cell table:style-name="ce193" table:formula="of:=COUNTIF([.AI19:.AZ19];&quot;☺&quot;)" office:value-type="float" office:value="0" calcext:value-type="float">
            <text:p>0</text:p>
          </table:table-cell>
          <table:table-cell table:style-name="ce193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193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193" table:formula="of:=COUNTIF([.C19:.U19];&quot;51¶&quot;)" office:value-type="float" office:value="0" calcext:value-type="float">
            <text:p>0</text:p>
          </table:table-cell>
          <table:table-cell table:style-name="ce193" table:formula="of:=COUNTIF([.C19:.U19];&quot;52¶&quot;)" office:value-type="float" office:value="0" calcext:value-type="float">
            <text:p>0</text:p>
          </table:table-cell>
          <table:table-cell table:style-name="ce193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193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194" table:formula="of:=COUNTBLANK([.C19:.T19])-3" office:value-type="float" office:value="15" calcext:value-type="float">
            <text:p>15</text:p>
          </table:table-cell>
          <table:table-cell table:style-name="ce195" table:formula="of:=COUNTIF([.C19:.U19];&quot;x&quot;)" office:value-type="float" office:value="0" calcext:value-type="float">
            <text:p>0</text:p>
          </table:table-cell>
          <table:table-cell table:style-name="ce196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19" calcext:value-type="date">
            <text:p>19/ maj</text:p>
          </table:table-cell>
          <table:table-cell table:style-name="ce189" table:formula="of:=TEXT([.A20];&quot;Ddd&quot;)" office:value-type="string" office:string-value="sre" calcext:value-type="string">
            <text:p>sre</text:p>
          </table:table-cell>
          <table:table-cell table:style-name="ce190" table:number-columns-repeated="19"/>
          <table:table-cell table:style-name="ce192"/>
          <table:table-cell table:style-name="ce193" table:formula="of:=COUNTIF([.AI20:.AZ20];&quot;☻&quot;)" office:value-type="float" office:value="0" calcext:value-type="float">
            <text:p>0</text:p>
          </table:table-cell>
          <table:table-cell table:style-name="ce193" table:formula="of:=COUNTIF([.AI20:.AZ20];&quot;☺&quot;)" office:value-type="float" office:value="0" calcext:value-type="float">
            <text:p>0</text:p>
          </table:table-cell>
          <table:table-cell table:style-name="ce193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193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193" table:formula="of:=COUNTIF([.C20:.U20];&quot;51¶&quot;)" office:value-type="float" office:value="0" calcext:value-type="float">
            <text:p>0</text:p>
          </table:table-cell>
          <table:table-cell table:style-name="ce193" table:formula="of:=COUNTIF([.C20:.U20];&quot;52¶&quot;)" office:value-type="float" office:value="0" calcext:value-type="float">
            <text:p>0</text:p>
          </table:table-cell>
          <table:table-cell table:style-name="ce193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193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194" table:formula="of:=COUNTBLANK([.C20:.T20])-3" office:value-type="float" office:value="15" calcext:value-type="float">
            <text:p>15</text:p>
          </table:table-cell>
          <table:table-cell table:style-name="ce195" table:formula="of:=COUNTIF([.C20:.U20];&quot;x&quot;)" office:value-type="float" office:value="0" calcext:value-type="float">
            <text:p>0</text:p>
          </table:table-cell>
          <table:table-cell table:style-name="ce196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0" calcext:value-type="date">
            <text:p>20/ maj</text:p>
          </table:table-cell>
          <table:table-cell table:style-name="ce189" table:formula="of:=TEXT([.A21];&quot;Ddd&quot;)" office:value-type="string" office:string-value="čet" calcext:value-type="string">
            <text:p>čet</text:p>
          </table:table-cell>
          <table:table-cell table:style-name="ce190" table:number-columns-repeated="19"/>
          <table:table-cell table:style-name="ce192"/>
          <table:table-cell table:style-name="ce193" table:formula="of:=COUNTIF([.AI21:.AZ21];&quot;☻&quot;)" office:value-type="float" office:value="0" calcext:value-type="float">
            <text:p>0</text:p>
          </table:table-cell>
          <table:table-cell table:style-name="ce193" table:formula="of:=COUNTIF([.AI21:.AZ21];&quot;☺&quot;)" office:value-type="float" office:value="0" calcext:value-type="float">
            <text:p>0</text:p>
          </table:table-cell>
          <table:table-cell table:style-name="ce193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193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193" table:formula="of:=COUNTIF([.C21:.U21];&quot;51¶&quot;)" office:value-type="float" office:value="0" calcext:value-type="float">
            <text:p>0</text:p>
          </table:table-cell>
          <table:table-cell table:style-name="ce193" table:formula="of:=COUNTIF([.C21:.U21];&quot;52¶&quot;)" office:value-type="float" office:value="0" calcext:value-type="float">
            <text:p>0</text:p>
          </table:table-cell>
          <table:table-cell table:style-name="ce193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193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194" table:formula="of:=COUNTBLANK([.C21:.T21])-3" office:value-type="float" office:value="15" calcext:value-type="float">
            <text:p>15</text:p>
          </table:table-cell>
          <table:table-cell table:style-name="ce195" table:formula="of:=COUNTIF([.C21:.U21];&quot;x&quot;)" office:value-type="float" office:value="0" calcext:value-type="float">
            <text:p>0</text:p>
          </table:table-cell>
          <table:table-cell table:style-name="ce196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1" calcext:value-type="date">
            <text:p>21/ maj</text:p>
          </table:table-cell>
          <table:table-cell table:style-name="ce189" table:formula="of:=TEXT([.A22];&quot;Ddd&quot;)" office:value-type="string" office:string-value="pet" calcext:value-type="string">
            <text:p>pet</text:p>
          </table:table-cell>
          <table:table-cell table:style-name="ce190" table:number-columns-repeated="19"/>
          <table:table-cell table:style-name="ce192"/>
          <table:table-cell table:style-name="ce193" table:formula="of:=COUNTIF([.AI22:.AZ22];&quot;☻&quot;)" office:value-type="float" office:value="0" calcext:value-type="float">
            <text:p>0</text:p>
          </table:table-cell>
          <table:table-cell table:style-name="ce193" table:formula="of:=COUNTIF([.AI22:.AZ22];&quot;☺&quot;)" office:value-type="float" office:value="0" calcext:value-type="float">
            <text:p>0</text:p>
          </table:table-cell>
          <table:table-cell table:style-name="ce193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193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193" table:formula="of:=COUNTIF([.C22:.U22];&quot;51¶&quot;)" office:value-type="float" office:value="0" calcext:value-type="float">
            <text:p>0</text:p>
          </table:table-cell>
          <table:table-cell table:style-name="ce193" table:formula="of:=COUNTIF([.C22:.U22];&quot;52¶&quot;)" office:value-type="float" office:value="0" calcext:value-type="float">
            <text:p>0</text:p>
          </table:table-cell>
          <table:table-cell table:style-name="ce193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193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194" table:formula="of:=COUNTBLANK([.C22:.T22])-3" office:value-type="float" office:value="15" calcext:value-type="float">
            <text:p>15</text:p>
          </table:table-cell>
          <table:table-cell table:style-name="ce195" table:formula="of:=COUNTIF([.C22:.U22];&quot;x&quot;)" office:value-type="float" office:value="0" calcext:value-type="float">
            <text:p>0</text:p>
          </table:table-cell>
          <table:table-cell table:style-name="ce196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2" calcext:value-type="date">
            <text:p>22/ maj</text:p>
          </table:table-cell>
          <table:table-cell table:style-name="ce189" table:formula="of:=TEXT([.A23];&quot;Ddd&quot;)" office:value-type="string" office:string-value="sob" calcext:value-type="string">
            <text:p>sob</text:p>
          </table:table-cell>
          <table:table-cell table:style-name="ce190" table:number-columns-repeated="19"/>
          <table:table-cell table:style-name="ce192"/>
          <table:table-cell table:style-name="ce193" table:formula="of:=COUNTIF([.AI23:.AZ23];&quot;☻&quot;)" office:value-type="float" office:value="0" calcext:value-type="float">
            <text:p>0</text:p>
          </table:table-cell>
          <table:table-cell table:style-name="ce193" table:formula="of:=COUNTIF([.AI23:.AZ23];&quot;☺&quot;)" office:value-type="float" office:value="0" calcext:value-type="float">
            <text:p>0</text:p>
          </table:table-cell>
          <table:table-cell table:style-name="ce193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193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193" table:formula="of:=COUNTIF([.C23:.U23];&quot;51¶&quot;)" office:value-type="float" office:value="0" calcext:value-type="float">
            <text:p>0</text:p>
          </table:table-cell>
          <table:table-cell table:style-name="ce193" table:formula="of:=COUNTIF([.C23:.U23];&quot;52¶&quot;)" office:value-type="float" office:value="0" calcext:value-type="float">
            <text:p>0</text:p>
          </table:table-cell>
          <table:table-cell table:style-name="ce193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193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194" table:formula="of:=COUNTBLANK([.C23:.T23])-3" office:value-type="float" office:value="15" calcext:value-type="float">
            <text:p>15</text:p>
          </table:table-cell>
          <table:table-cell table:style-name="ce195" table:formula="of:=COUNTIF([.C23:.U23];&quot;x&quot;)" office:value-type="float" office:value="0" calcext:value-type="float">
            <text:p>0</text:p>
          </table:table-cell>
          <table:table-cell table:style-name="ce196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3" calcext:value-type="date">
            <text:p>23/ maj</text:p>
          </table:table-cell>
          <table:table-cell table:style-name="ce189" table:formula="of:=TEXT([.A24];&quot;Ddd&quot;)" office:value-type="string" office:string-value="ned" calcext:value-type="string">
            <text:p>ned</text:p>
          </table:table-cell>
          <table:table-cell table:style-name="ce190" table:number-columns-repeated="19"/>
          <table:table-cell table:style-name="ce192"/>
          <table:table-cell table:style-name="ce193" table:formula="of:=COUNTIF([.AI24:.AZ24];&quot;☻&quot;)" office:value-type="float" office:value="0" calcext:value-type="float">
            <text:p>0</text:p>
          </table:table-cell>
          <table:table-cell table:style-name="ce193" table:formula="of:=COUNTIF([.AI24:.AZ24];&quot;☺&quot;)" office:value-type="float" office:value="0" calcext:value-type="float">
            <text:p>0</text:p>
          </table:table-cell>
          <table:table-cell table:style-name="ce193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193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193" table:formula="of:=COUNTIF([.C24:.U24];&quot;51¶&quot;)" office:value-type="float" office:value="0" calcext:value-type="float">
            <text:p>0</text:p>
          </table:table-cell>
          <table:table-cell table:style-name="ce193" table:formula="of:=COUNTIF([.C24:.U24];&quot;52¶&quot;)" office:value-type="float" office:value="0" calcext:value-type="float">
            <text:p>0</text:p>
          </table:table-cell>
          <table:table-cell table:style-name="ce193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193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194" table:formula="of:=COUNTBLANK([.C24:.T24])-3" office:value-type="float" office:value="15" calcext:value-type="float">
            <text:p>15</text:p>
          </table:table-cell>
          <table:table-cell table:style-name="ce195" table:formula="of:=COUNTIF([.C24:.U24];&quot;x&quot;)" office:value-type="float" office:value="0" calcext:value-type="float">
            <text:p>0</text:p>
          </table:table-cell>
          <table:table-cell table:style-name="ce196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4" calcext:value-type="date">
            <text:p>24/ maj</text:p>
          </table:table-cell>
          <table:table-cell table:style-name="ce189" table:formula="of:=TEXT([.A25];&quot;Ddd&quot;)" office:value-type="string" office:string-value="pon" calcext:value-type="string">
            <text:p>pon</text:p>
          </table:table-cell>
          <table:table-cell table:style-name="ce190" table:number-columns-repeated="19"/>
          <table:table-cell table:style-name="ce192"/>
          <table:table-cell table:style-name="ce193" table:formula="of:=COUNTIF([.AI25:.AZ25];&quot;☻&quot;)" office:value-type="float" office:value="0" calcext:value-type="float">
            <text:p>0</text:p>
          </table:table-cell>
          <table:table-cell table:style-name="ce193" table:formula="of:=COUNTIF([.AI25:.AZ25];&quot;☺&quot;)" office:value-type="float" office:value="0" calcext:value-type="float">
            <text:p>0</text:p>
          </table:table-cell>
          <table:table-cell table:style-name="ce193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193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193" table:formula="of:=COUNTIF([.C25:.U25];&quot;51¶&quot;)" office:value-type="float" office:value="0" calcext:value-type="float">
            <text:p>0</text:p>
          </table:table-cell>
          <table:table-cell table:style-name="ce193" table:formula="of:=COUNTIF([.C25:.U25];&quot;52¶&quot;)" office:value-type="float" office:value="0" calcext:value-type="float">
            <text:p>0</text:p>
          </table:table-cell>
          <table:table-cell table:style-name="ce193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193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194" table:formula="of:=COUNTBLANK([.C25:.T25])-3" office:value-type="float" office:value="15" calcext:value-type="float">
            <text:p>15</text:p>
          </table:table-cell>
          <table:table-cell table:style-name="ce195" table:formula="of:=COUNTIF([.C25:.U25];&quot;x&quot;)" office:value-type="float" office:value="0" calcext:value-type="float">
            <text:p>0</text:p>
          </table:table-cell>
          <table:table-cell table:style-name="ce196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5" calcext:value-type="date">
            <text:p>25/ maj</text:p>
          </table:table-cell>
          <table:table-cell table:style-name="ce189" table:formula="of:=TEXT([.A26];&quot;Ddd&quot;)" office:value-type="string" office:string-value="tor" calcext:value-type="string">
            <text:p>tor</text:p>
          </table:table-cell>
          <table:table-cell table:style-name="ce190" table:number-columns-repeated="19"/>
          <table:table-cell table:style-name="ce192"/>
          <table:table-cell table:style-name="ce193" table:formula="of:=COUNTIF([.AI26:.AZ26];&quot;☻&quot;)" office:value-type="float" office:value="0" calcext:value-type="float">
            <text:p>0</text:p>
          </table:table-cell>
          <table:table-cell table:style-name="ce193" table:formula="of:=COUNTIF([.AI26:.AZ26];&quot;☺&quot;)" office:value-type="float" office:value="0" calcext:value-type="float">
            <text:p>0</text:p>
          </table:table-cell>
          <table:table-cell table:style-name="ce193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193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193" table:formula="of:=COUNTIF([.C26:.U26];&quot;51¶&quot;)" office:value-type="float" office:value="0" calcext:value-type="float">
            <text:p>0</text:p>
          </table:table-cell>
          <table:table-cell table:style-name="ce193" table:formula="of:=COUNTIF([.C26:.U26];&quot;52¶&quot;)" office:value-type="float" office:value="0" calcext:value-type="float">
            <text:p>0</text:p>
          </table:table-cell>
          <table:table-cell table:style-name="ce193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193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194" table:formula="of:=COUNTBLANK([.C26:.T26])-3" office:value-type="float" office:value="15" calcext:value-type="float">
            <text:p>15</text:p>
          </table:table-cell>
          <table:table-cell table:style-name="ce195" table:formula="of:=COUNTIF([.C26:.U26];&quot;x&quot;)" office:value-type="float" office:value="0" calcext:value-type="float">
            <text:p>0</text:p>
          </table:table-cell>
          <table:table-cell table:style-name="ce196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6" calcext:value-type="date">
            <text:p>26/ maj</text:p>
          </table:table-cell>
          <table:table-cell table:style-name="ce189" table:formula="of:=TEXT([.A27];&quot;Ddd&quot;)" office:value-type="string" office:string-value="sre" calcext:value-type="string">
            <text:p>sre</text:p>
          </table:table-cell>
          <table:table-cell table:style-name="ce190" table:number-columns-repeated="19"/>
          <table:table-cell table:style-name="ce192"/>
          <table:table-cell table:style-name="ce193" table:formula="of:=COUNTIF([.AI27:.AZ27];&quot;☻&quot;)" office:value-type="float" office:value="0" calcext:value-type="float">
            <text:p>0</text:p>
          </table:table-cell>
          <table:table-cell table:style-name="ce193" table:formula="of:=COUNTIF([.AI27:.AZ27];&quot;☺&quot;)" office:value-type="float" office:value="0" calcext:value-type="float">
            <text:p>0</text:p>
          </table:table-cell>
          <table:table-cell table:style-name="ce193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193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193" table:formula="of:=COUNTIF([.C27:.U27];&quot;51¶&quot;)" office:value-type="float" office:value="0" calcext:value-type="float">
            <text:p>0</text:p>
          </table:table-cell>
          <table:table-cell table:style-name="ce193" table:formula="of:=COUNTIF([.C27:.U27];&quot;52¶&quot;)" office:value-type="float" office:value="0" calcext:value-type="float">
            <text:p>0</text:p>
          </table:table-cell>
          <table:table-cell table:style-name="ce193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193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194" table:formula="of:=COUNTBLANK([.C27:.T27])-3" office:value-type="float" office:value="15" calcext:value-type="float">
            <text:p>15</text:p>
          </table:table-cell>
          <table:table-cell table:style-name="ce195" table:formula="of:=COUNTIF([.C27:.U27];&quot;x&quot;)" office:value-type="float" office:value="0" calcext:value-type="float">
            <text:p>0</text:p>
          </table:table-cell>
          <table:table-cell table:style-name="ce196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7" calcext:value-type="date">
            <text:p>27/ maj</text:p>
          </table:table-cell>
          <table:table-cell table:style-name="ce189" table:formula="of:=TEXT([.A28];&quot;Ddd&quot;)" office:value-type="string" office:string-value="čet" calcext:value-type="string">
            <text:p>čet</text:p>
          </table:table-cell>
          <table:table-cell table:style-name="ce190" table:number-columns-repeated="19"/>
          <table:table-cell table:style-name="ce192"/>
          <table:table-cell table:style-name="ce193" table:formula="of:=COUNTIF([.AI28:.AZ28];&quot;☻&quot;)" office:value-type="float" office:value="0" calcext:value-type="float">
            <text:p>0</text:p>
          </table:table-cell>
          <table:table-cell table:style-name="ce193" table:formula="of:=COUNTIF([.AI28:.AZ28];&quot;☺&quot;)" office:value-type="float" office:value="0" calcext:value-type="float">
            <text:p>0</text:p>
          </table:table-cell>
          <table:table-cell table:style-name="ce193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193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193" table:formula="of:=COUNTIF([.C28:.U28];&quot;51¶&quot;)" office:value-type="float" office:value="0" calcext:value-type="float">
            <text:p>0</text:p>
          </table:table-cell>
          <table:table-cell table:style-name="ce193" table:formula="of:=COUNTIF([.C28:.U28];&quot;52¶&quot;)" office:value-type="float" office:value="0" calcext:value-type="float">
            <text:p>0</text:p>
          </table:table-cell>
          <table:table-cell table:style-name="ce193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193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194" table:formula="of:=COUNTBLANK([.C28:.T28])-3" office:value-type="float" office:value="15" calcext:value-type="float">
            <text:p>15</text:p>
          </table:table-cell>
          <table:table-cell table:style-name="ce195" table:formula="of:=COUNTIF([.C28:.U28];&quot;x&quot;)" office:value-type="float" office:value="0" calcext:value-type="float">
            <text:p>0</text:p>
          </table:table-cell>
          <table:table-cell table:style-name="ce196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8" calcext:value-type="date">
            <text:p>28/ maj</text:p>
          </table:table-cell>
          <table:table-cell table:style-name="ce189" table:formula="of:=TEXT([.A29];&quot;Ddd&quot;)" office:value-type="string" office:string-value="pet" calcext:value-type="string">
            <text:p>pet</text:p>
          </table:table-cell>
          <table:table-cell table:style-name="ce190" table:number-columns-repeated="19"/>
          <table:table-cell table:style-name="ce192"/>
          <table:table-cell table:style-name="ce193" table:formula="of:=COUNTIF([.AI29:.AZ29];&quot;☻&quot;)" office:value-type="float" office:value="0" calcext:value-type="float">
            <text:p>0</text:p>
          </table:table-cell>
          <table:table-cell table:style-name="ce193" table:formula="of:=COUNTIF([.AI29:.AZ29];&quot;☺&quot;)" office:value-type="float" office:value="0" calcext:value-type="float">
            <text:p>0</text:p>
          </table:table-cell>
          <table:table-cell table:style-name="ce193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193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193" table:formula="of:=COUNTIF([.C29:.U29];&quot;51¶&quot;)" office:value-type="float" office:value="0" calcext:value-type="float">
            <text:p>0</text:p>
          </table:table-cell>
          <table:table-cell table:style-name="ce193" table:formula="of:=COUNTIF([.C29:.U29];&quot;52¶&quot;)" office:value-type="float" office:value="0" calcext:value-type="float">
            <text:p>0</text:p>
          </table:table-cell>
          <table:table-cell table:style-name="ce193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193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194" table:formula="of:=COUNTBLANK([.C29:.T29])-3" office:value-type="float" office:value="15" calcext:value-type="float">
            <text:p>15</text:p>
          </table:table-cell>
          <table:table-cell table:style-name="ce195" table:formula="of:=COUNTIF([.C29:.U29];&quot;x&quot;)" office:value-type="float" office:value="0" calcext:value-type="float">
            <text:p>0</text:p>
          </table:table-cell>
          <table:table-cell table:style-name="ce196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29" calcext:value-type="date">
            <text:p>29/ maj</text:p>
          </table:table-cell>
          <table:table-cell table:style-name="ce189" table:formula="of:=TEXT([.A30];&quot;Ddd&quot;)" office:value-type="string" office:string-value="sob" calcext:value-type="string">
            <text:p>sob</text:p>
          </table:table-cell>
          <table:table-cell table:style-name="ce190" table:number-columns-repeated="19"/>
          <table:table-cell table:style-name="ce192"/>
          <table:table-cell table:style-name="ce193" table:formula="of:=COUNTIF([.AI30:.AZ30];&quot;☻&quot;)" office:value-type="float" office:value="0" calcext:value-type="float">
            <text:p>0</text:p>
          </table:table-cell>
          <table:table-cell table:style-name="ce193" table:formula="of:=COUNTIF([.AI30:.AZ30];&quot;☺&quot;)" office:value-type="float" office:value="0" calcext:value-type="float">
            <text:p>0</text:p>
          </table:table-cell>
          <table:table-cell table:style-name="ce193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193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193" table:formula="of:=COUNTIF([.C30:.U30];&quot;51¶&quot;)" office:value-type="float" office:value="0" calcext:value-type="float">
            <text:p>0</text:p>
          </table:table-cell>
          <table:table-cell table:style-name="ce193" table:formula="of:=COUNTIF([.C30:.U30];&quot;52¶&quot;)" office:value-type="float" office:value="0" calcext:value-type="float">
            <text:p>0</text:p>
          </table:table-cell>
          <table:table-cell table:style-name="ce193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193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194" table:formula="of:=COUNTBLANK([.C30:.T30])-3" office:value-type="float" office:value="15" calcext:value-type="float">
            <text:p>15</text:p>
          </table:table-cell>
          <table:table-cell table:style-name="ce195" table:formula="of:=COUNTIF([.C30:.U30];&quot;x&quot;)" office:value-type="float" office:value="0" calcext:value-type="float">
            <text:p>0</text:p>
          </table:table-cell>
          <table:table-cell table:style-name="ce196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30" calcext:value-type="date">
            <text:p>30/ maj</text:p>
          </table:table-cell>
          <table:table-cell table:style-name="ce189" table:formula="of:=TEXT([.A31];&quot;Ddd&quot;)" office:value-type="string" office:string-value="ned" calcext:value-type="string">
            <text:p>ned</text:p>
          </table:table-cell>
          <table:table-cell table:style-name="ce190" table:number-columns-repeated="19"/>
          <table:table-cell table:style-name="ce192"/>
          <table:table-cell table:style-name="ce193" table:formula="of:=COUNTIF([.AI31:.AZ31];&quot;☻&quot;)" office:value-type="float" office:value="0" calcext:value-type="float">
            <text:p>0</text:p>
          </table:table-cell>
          <table:table-cell table:style-name="ce193" table:formula="of:=COUNTIF([.AI31:.AZ31];&quot;☺&quot;)" office:value-type="float" office:value="0" calcext:value-type="float">
            <text:p>0</text:p>
          </table:table-cell>
          <table:table-cell table:style-name="ce193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193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193" table:formula="of:=COUNTIF([.C31:.U31];&quot;51¶&quot;)" office:value-type="float" office:value="0" calcext:value-type="float">
            <text:p>0</text:p>
          </table:table-cell>
          <table:table-cell table:style-name="ce193" table:formula="of:=COUNTIF([.C31:.U31];&quot;52¶&quot;)" office:value-type="float" office:value="0" calcext:value-type="float">
            <text:p>0</text:p>
          </table:table-cell>
          <table:table-cell table:style-name="ce193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193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194" table:formula="of:=COUNTBLANK([.C31:.T31])-3" office:value-type="float" office:value="15" calcext:value-type="float">
            <text:p>15</text:p>
          </table:table-cell>
          <table:table-cell table:style-name="ce195" table:formula="of:=COUNTIF([.C31:.U31];&quot;x&quot;)" office:value-type="float" office:value="0" calcext:value-type="float">
            <text:p>0</text:p>
          </table:table-cell>
          <table:table-cell table:style-name="ce196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88" office:value-type="date" office:date-value="2021-05-31" calcext:value-type="date">
            <text:p>31/ maj</text:p>
          </table:table-cell>
          <table:table-cell table:style-name="ce189" table:formula="of:=TEXT([.A32];&quot;Ddd&quot;)" office:value-type="string" office:string-value="pon" calcext:value-type="string">
            <text:p>pon</text:p>
          </table:table-cell>
          <table:table-cell table:style-name="ce190" table:number-columns-repeated="19"/>
          <table:table-cell table:style-name="ce192"/>
          <table:table-cell table:style-name="ce193" table:formula="of:=COUNTIF([.AI32:.AZ32];&quot;☻&quot;)" office:value-type="float" office:value="0" calcext:value-type="float">
            <text:p>0</text:p>
          </table:table-cell>
          <table:table-cell table:style-name="ce193" table:formula="of:=COUNTIF([.AI32:.AZ32];&quot;☺&quot;)" office:value-type="float" office:value="0" calcext:value-type="float">
            <text:p>0</text:p>
          </table:table-cell>
          <table:table-cell table:style-name="ce193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193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193" table:formula="of:=COUNTIF([.C32:.U32];&quot;51¶&quot;)" office:value-type="float" office:value="0" calcext:value-type="float">
            <text:p>0</text:p>
          </table:table-cell>
          <table:table-cell table:style-name="ce193" table:formula="of:=COUNTIF([.C32:.U32];&quot;52¶&quot;)" office:value-type="float" office:value="0" calcext:value-type="float">
            <text:p>0</text:p>
          </table:table-cell>
          <table:table-cell table:style-name="ce193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193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194" table:formula="of:=COUNTBLANK([.C32:.T32])-3" office:value-type="float" office:value="15" calcext:value-type="float">
            <text:p>15</text:p>
          </table:table-cell>
          <table:table-cell table:style-name="ce195" table:formula="of:=COUNTIF([.C32:.U32];&quot;x&quot;)" office:value-type="float" office:value="0" calcext:value-type="float">
            <text:p>0</text:p>
          </table:table-cell>
          <table:table-cell table:style-name="ce196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maj.$A$1" table:cell-range-address="maj.$A$1:maj.$V$32"/>
        </table:named-expressions>
        <calcext:conditional-formats>
          <calcext:conditional-format calcext:target-range-address="maj.A2:maj.V32">
            <calcext:condition calcext:apply-style-name="cf37" calcext:value="formula-is(WEEKDAY([.$A2];2)=6)" calcext:base-cell-address="maj.A2"/>
            <calcext:condition calcext:apply-style-name="cf37" calcext:value="formula-is(WEEKDAY([.$A2];2)=7)" calcext:base-cell-address="maj.A2"/>
          </calcext:conditional-format>
          <calcext:conditional-format calcext:target-range-address="maj.W2:maj.AD32">
            <calcext:condition calcext:apply-style-name="cf38" calcext:value="&lt;1" calcext:base-cell-address="maj.W2"/>
            <calcext:condition calcext:apply-style-name="cf41" calcext:value="&gt;1" calcext:base-cell-address="maj.W2"/>
          </calcext:conditional-format>
          <calcext:conditional-format calcext:target-range-address="maj.AE2:maj.AE32">
            <calcext:condition calcext:apply-style-name="cf40" calcext:value="!=0" calcext:base-cell-address="maj.AE2"/>
          </calcext:conditional-format>
          <calcext:conditional-format calcext:target-range-address="maj.AF2:maj.AF32">
            <calcext:condition calcext:apply-style-name="cf40" calcext:value="=1" calcext:base-cell-address="maj.AF2"/>
            <calcext:condition calcext:apply-style-name="cf39" calcext:value="&gt;1" calcext:base-cell-address="maj.AF2"/>
          </calcext:conditional-format>
          <calcext:conditional-format calcext:target-range-address="maj.AG2:maj.AG32">
            <calcext:condition calcext:apply-style-name="cf38" calcext:value="&lt;2" calcext:base-cell-address="maj.AG2"/>
            <calcext:condition calcext:apply-style-name="cf39" calcext:value="&gt;2" calcext:base-cell-address="maj.AG2"/>
          </calcext:conditional-format>
        </calcext:conditional-formats>
      </table:table>
      <table:table table:name="junij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97" office:value-type="date" office:date-value="2021-06-01" calcext:value-type="date">
            <text:p>01/ jun</text:p>
          </table:table-cell>
          <table:table-cell table:style-name="ce198" table:formula="of:=TEXT([.A2];&quot;Ddd&quot;)" office:value-type="string" office:string-value="tor" calcext:value-type="string">
            <text:p>tor</text:p>
          </table:table-cell>
          <table:table-cell table:style-name="ce199" table:number-columns-repeated="14"/>
          <table:table-cell table:style-name="ce200"/>
          <table:table-cell table:style-name="ce199" table:number-columns-repeated="4"/>
          <table:table-cell table:style-name="ce201"/>
          <table:table-cell table:style-name="ce202" table:formula="of:=COUNTIF([.AI2:.AZ2];&quot;☻&quot;)" office:value-type="float" office:value="0" calcext:value-type="float">
            <text:p>0</text:p>
          </table:table-cell>
          <table:table-cell table:style-name="ce202" table:formula="of:=COUNTIF([.AI2:.AZ2];&quot;☺&quot;)" office:value-type="float" office:value="0" calcext:value-type="float">
            <text:p>0</text:p>
          </table:table-cell>
          <table:table-cell table:style-name="ce202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202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202" table:formula="of:=COUNTIF([.C2:.U2];&quot;51¶&quot;)" office:value-type="float" office:value="0" calcext:value-type="float">
            <text:p>0</text:p>
          </table:table-cell>
          <table:table-cell table:style-name="ce202" table:formula="of:=COUNTIF([.C2:.U2];&quot;52¶&quot;)" office:value-type="float" office:value="0" calcext:value-type="float">
            <text:p>0</text:p>
          </table:table-cell>
          <table:table-cell table:style-name="ce202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202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203" table:formula="of:=COUNTBLANK([.C2:.T2])-3" office:value-type="float" office:value="15" calcext:value-type="float">
            <text:p>15</text:p>
          </table:table-cell>
          <table:table-cell table:style-name="ce204" table:formula="of:=COUNTIF([.C2:.U2];&quot;x&quot;)" office:value-type="float" office:value="0" calcext:value-type="float">
            <text:p>0</text:p>
          </table:table-cell>
          <table:table-cell table:style-name="ce205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197" office:value-type="date" office:date-value="2021-06-02" calcext:value-type="date">
            <text:p>02/ jun</text:p>
          </table:table-cell>
          <table:table-cell table:style-name="ce198" table:formula="of:=TEXT([.A3];&quot;Ddd&quot;)" office:value-type="string" office:string-value="sre" calcext:value-type="string">
            <text:p>sre</text:p>
          </table:table-cell>
          <table:table-cell table:style-name="ce199" table:number-columns-repeated="14"/>
          <table:table-cell table:style-name="ce200"/>
          <table:table-cell table:style-name="ce199" table:number-columns-repeated="4"/>
          <table:table-cell table:style-name="ce201"/>
          <table:table-cell table:style-name="ce202" table:formula="of:=COUNTIF([.AI3:.AZ3];&quot;☻&quot;)" office:value-type="float" office:value="0" calcext:value-type="float">
            <text:p>0</text:p>
          </table:table-cell>
          <table:table-cell table:style-name="ce202" table:formula="of:=COUNTIF([.AI3:.AZ3];&quot;☺&quot;)" office:value-type="float" office:value="0" calcext:value-type="float">
            <text:p>0</text:p>
          </table:table-cell>
          <table:table-cell table:style-name="ce202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202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202" table:formula="of:=COUNTIF([.C3:.U3];&quot;51¶&quot;)" office:value-type="float" office:value="0" calcext:value-type="float">
            <text:p>0</text:p>
          </table:table-cell>
          <table:table-cell table:style-name="ce202" table:formula="of:=COUNTIF([.C3:.U3];&quot;52¶&quot;)" office:value-type="float" office:value="0" calcext:value-type="float">
            <text:p>0</text:p>
          </table:table-cell>
          <table:table-cell table:style-name="ce202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202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203" table:formula="of:=COUNTBLANK([.C3:.T3])-3" office:value-type="float" office:value="15" calcext:value-type="float">
            <text:p>15</text:p>
          </table:table-cell>
          <table:table-cell table:style-name="ce204" table:formula="of:=COUNTIF([.C3:.U3];&quot;x&quot;)" office:value-type="float" office:value="0" calcext:value-type="float">
            <text:p>0</text:p>
          </table:table-cell>
          <table:table-cell table:style-name="ce205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03" calcext:value-type="date">
            <text:p>03/ jun</text:p>
          </table:table-cell>
          <table:table-cell table:style-name="ce198" table:formula="of:=TEXT([.A4];&quot;Ddd&quot;)" office:value-type="string" office:string-value="čet" calcext:value-type="string">
            <text:p>čet</text:p>
          </table:table-cell>
          <table:table-cell table:style-name="ce199" table:number-columns-repeated="14"/>
          <table:table-cell table:style-name="ce200"/>
          <table:table-cell table:style-name="ce199" table:number-columns-repeated="4"/>
          <table:table-cell table:style-name="ce201"/>
          <table:table-cell table:style-name="ce202" table:formula="of:=COUNTIF([.AI4:.AZ4];&quot;☻&quot;)" office:value-type="float" office:value="0" calcext:value-type="float">
            <text:p>0</text:p>
          </table:table-cell>
          <table:table-cell table:style-name="ce202" table:formula="of:=COUNTIF([.AI4:.AZ4];&quot;☺&quot;)" office:value-type="float" office:value="0" calcext:value-type="float">
            <text:p>0</text:p>
          </table:table-cell>
          <table:table-cell table:style-name="ce202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202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202" table:formula="of:=COUNTIF([.C4:.U4];&quot;51¶&quot;)" office:value-type="float" office:value="0" calcext:value-type="float">
            <text:p>0</text:p>
          </table:table-cell>
          <table:table-cell table:style-name="ce202" table:formula="of:=COUNTIF([.C4:.U4];&quot;52¶&quot;)" office:value-type="float" office:value="0" calcext:value-type="float">
            <text:p>0</text:p>
          </table:table-cell>
          <table:table-cell table:style-name="ce202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202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203" table:formula="of:=COUNTBLANK([.C4:.T4])-3" office:value-type="float" office:value="15" calcext:value-type="float">
            <text:p>15</text:p>
          </table:table-cell>
          <table:table-cell table:style-name="ce204" table:formula="of:=COUNTIF([.C4:.U4];&quot;x&quot;)" office:value-type="float" office:value="0" calcext:value-type="float">
            <text:p>0</text:p>
          </table:table-cell>
          <table:table-cell table:style-name="ce205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04" calcext:value-type="date">
            <text:p>04/ jun</text:p>
          </table:table-cell>
          <table:table-cell table:style-name="ce198" table:formula="of:=TEXT([.A5];&quot;Ddd&quot;)" office:value-type="string" office:string-value="pet" calcext:value-type="string">
            <text:p>pet</text:p>
          </table:table-cell>
          <table:table-cell table:style-name="ce199" table:number-columns-repeated="19"/>
          <table:table-cell table:style-name="ce201"/>
          <table:table-cell table:style-name="ce202" table:formula="of:=COUNTIF([.AI5:.AZ5];&quot;☻&quot;)" office:value-type="float" office:value="0" calcext:value-type="float">
            <text:p>0</text:p>
          </table:table-cell>
          <table:table-cell table:style-name="ce202" table:formula="of:=COUNTIF([.AI5:.AZ5];&quot;☺&quot;)" office:value-type="float" office:value="0" calcext:value-type="float">
            <text:p>0</text:p>
          </table:table-cell>
          <table:table-cell table:style-name="ce202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202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202" table:formula="of:=COUNTIF([.C5:.U5];&quot;51¶&quot;)" office:value-type="float" office:value="0" calcext:value-type="float">
            <text:p>0</text:p>
          </table:table-cell>
          <table:table-cell table:style-name="ce202" table:formula="of:=COUNTIF([.C5:.U5];&quot;52¶&quot;)" office:value-type="float" office:value="0" calcext:value-type="float">
            <text:p>0</text:p>
          </table:table-cell>
          <table:table-cell table:style-name="ce202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202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203" table:formula="of:=COUNTBLANK([.C5:.T5])-3" office:value-type="float" office:value="15" calcext:value-type="float">
            <text:p>15</text:p>
          </table:table-cell>
          <table:table-cell table:style-name="ce204" table:formula="of:=COUNTIF([.C5:.U5];&quot;x&quot;)" office:value-type="float" office:value="0" calcext:value-type="float">
            <text:p>0</text:p>
          </table:table-cell>
          <table:table-cell table:style-name="ce205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05" calcext:value-type="date">
            <text:p>05/ jun</text:p>
          </table:table-cell>
          <table:table-cell table:style-name="ce198" table:formula="of:=TEXT([.A6];&quot;Ddd&quot;)" office:value-type="string" office:string-value="sob" calcext:value-type="string">
            <text:p>sob</text:p>
          </table:table-cell>
          <table:table-cell table:style-name="ce199" table:number-columns-repeated="19"/>
          <table:table-cell table:style-name="ce201"/>
          <table:table-cell table:style-name="ce202" table:formula="of:=COUNTIF([.AI6:.AZ6];&quot;☻&quot;)" office:value-type="float" office:value="0" calcext:value-type="float">
            <text:p>0</text:p>
          </table:table-cell>
          <table:table-cell table:style-name="ce202" table:formula="of:=COUNTIF([.AI6:.AZ6];&quot;☺&quot;)" office:value-type="float" office:value="0" calcext:value-type="float">
            <text:p>0</text:p>
          </table:table-cell>
          <table:table-cell table:style-name="ce202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202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202" table:formula="of:=COUNTIF([.C6:.U6];&quot;51¶&quot;)" office:value-type="float" office:value="0" calcext:value-type="float">
            <text:p>0</text:p>
          </table:table-cell>
          <table:table-cell table:style-name="ce202" table:formula="of:=COUNTIF([.C6:.U6];&quot;52¶&quot;)" office:value-type="float" office:value="0" calcext:value-type="float">
            <text:p>0</text:p>
          </table:table-cell>
          <table:table-cell table:style-name="ce202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202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203" table:formula="of:=COUNTBLANK([.C6:.T6])-3" office:value-type="float" office:value="15" calcext:value-type="float">
            <text:p>15</text:p>
          </table:table-cell>
          <table:table-cell table:style-name="ce204" table:formula="of:=COUNTIF([.C6:.U6];&quot;x&quot;)" office:value-type="float" office:value="0" calcext:value-type="float">
            <text:p>0</text:p>
          </table:table-cell>
          <table:table-cell table:style-name="ce205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06" calcext:value-type="date">
            <text:p>06/ jun</text:p>
          </table:table-cell>
          <table:table-cell table:style-name="ce198" table:formula="of:=TEXT([.A7];&quot;Ddd&quot;)" office:value-type="string" office:string-value="ned" calcext:value-type="string">
            <text:p>ned</text:p>
          </table:table-cell>
          <table:table-cell table:style-name="ce199" table:number-columns-repeated="19"/>
          <table:table-cell table:style-name="ce201"/>
          <table:table-cell table:style-name="ce202" table:formula="of:=COUNTIF([.AI7:.AZ7];&quot;☻&quot;)" office:value-type="float" office:value="0" calcext:value-type="float">
            <text:p>0</text:p>
          </table:table-cell>
          <table:table-cell table:style-name="ce202" table:formula="of:=COUNTIF([.AI7:.AZ7];&quot;☺&quot;)" office:value-type="float" office:value="0" calcext:value-type="float">
            <text:p>0</text:p>
          </table:table-cell>
          <table:table-cell table:style-name="ce202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202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202" table:formula="of:=COUNTIF([.C7:.U7];&quot;51¶&quot;)" office:value-type="float" office:value="0" calcext:value-type="float">
            <text:p>0</text:p>
          </table:table-cell>
          <table:table-cell table:style-name="ce202" table:formula="of:=COUNTIF([.C7:.U7];&quot;52¶&quot;)" office:value-type="float" office:value="0" calcext:value-type="float">
            <text:p>0</text:p>
          </table:table-cell>
          <table:table-cell table:style-name="ce202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202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203" table:formula="of:=COUNTBLANK([.C7:.T7])-3" office:value-type="float" office:value="15" calcext:value-type="float">
            <text:p>15</text:p>
          </table:table-cell>
          <table:table-cell table:style-name="ce204" table:formula="of:=COUNTIF([.C7:.U7];&quot;x&quot;)" office:value-type="float" office:value="0" calcext:value-type="float">
            <text:p>0</text:p>
          </table:table-cell>
          <table:table-cell table:style-name="ce205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07" calcext:value-type="date">
            <text:p>07/ jun</text:p>
          </table:table-cell>
          <table:table-cell table:style-name="ce198" table:formula="of:=TEXT([.A8];&quot;Ddd&quot;)" office:value-type="string" office:string-value="pon" calcext:value-type="string">
            <text:p>pon</text:p>
          </table:table-cell>
          <table:table-cell table:style-name="ce199" table:number-columns-repeated="8"/>
          <table:table-cell table:style-name="ce200"/>
          <table:table-cell table:style-name="ce199" table:number-columns-repeated="10"/>
          <table:table-cell table:style-name="ce201"/>
          <table:table-cell table:style-name="ce202" table:formula="of:=COUNTIF([.AI8:.AZ8];&quot;☻&quot;)" office:value-type="float" office:value="0" calcext:value-type="float">
            <text:p>0</text:p>
          </table:table-cell>
          <table:table-cell table:style-name="ce202" table:formula="of:=COUNTIF([.AI8:.AZ8];&quot;☺&quot;)" office:value-type="float" office:value="0" calcext:value-type="float">
            <text:p>0</text:p>
          </table:table-cell>
          <table:table-cell table:style-name="ce202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202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202" table:formula="of:=COUNTIF([.C8:.U8];&quot;51¶&quot;)" office:value-type="float" office:value="0" calcext:value-type="float">
            <text:p>0</text:p>
          </table:table-cell>
          <table:table-cell table:style-name="ce202" table:formula="of:=COUNTIF([.C8:.U8];&quot;52¶&quot;)" office:value-type="float" office:value="0" calcext:value-type="float">
            <text:p>0</text:p>
          </table:table-cell>
          <table:table-cell table:style-name="ce202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202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203" table:formula="of:=COUNTBLANK([.C8:.T8])-3" office:value-type="float" office:value="15" calcext:value-type="float">
            <text:p>15</text:p>
          </table:table-cell>
          <table:table-cell table:style-name="ce204" table:formula="of:=COUNTIF([.C8:.U8];&quot;x&quot;)" office:value-type="float" office:value="0" calcext:value-type="float">
            <text:p>0</text:p>
          </table:table-cell>
          <table:table-cell table:style-name="ce205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08" calcext:value-type="date">
            <text:p>08/ jun</text:p>
          </table:table-cell>
          <table:table-cell table:style-name="ce198" table:formula="of:=TEXT([.A9];&quot;Ddd&quot;)" office:value-type="string" office:string-value="tor" calcext:value-type="string">
            <text:p>tor</text:p>
          </table:table-cell>
          <table:table-cell table:style-name="ce199" table:number-columns-repeated="8"/>
          <table:table-cell table:style-name="ce200"/>
          <table:table-cell table:style-name="ce199" table:number-columns-repeated="10"/>
          <table:table-cell table:style-name="ce201"/>
          <table:table-cell table:style-name="ce202" table:formula="of:=COUNTIF([.AI9:.AZ9];&quot;☻&quot;)" office:value-type="float" office:value="0" calcext:value-type="float">
            <text:p>0</text:p>
          </table:table-cell>
          <table:table-cell table:style-name="ce202" table:formula="of:=COUNTIF([.AI9:.AZ9];&quot;☺&quot;)" office:value-type="float" office:value="0" calcext:value-type="float">
            <text:p>0</text:p>
          </table:table-cell>
          <table:table-cell table:style-name="ce202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202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202" table:formula="of:=COUNTIF([.C9:.U9];&quot;51¶&quot;)" office:value-type="float" office:value="0" calcext:value-type="float">
            <text:p>0</text:p>
          </table:table-cell>
          <table:table-cell table:style-name="ce202" table:formula="of:=COUNTIF([.C9:.U9];&quot;52¶&quot;)" office:value-type="float" office:value="0" calcext:value-type="float">
            <text:p>0</text:p>
          </table:table-cell>
          <table:table-cell table:style-name="ce202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202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203" table:formula="of:=COUNTBLANK([.C9:.T9])-3" office:value-type="float" office:value="15" calcext:value-type="float">
            <text:p>15</text:p>
          </table:table-cell>
          <table:table-cell table:style-name="ce204" table:formula="of:=COUNTIF([.C9:.U9];&quot;x&quot;)" office:value-type="float" office:value="0" calcext:value-type="float">
            <text:p>0</text:p>
          </table:table-cell>
          <table:table-cell table:style-name="ce205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09" calcext:value-type="date">
            <text:p>09/ jun</text:p>
          </table:table-cell>
          <table:table-cell table:style-name="ce198" table:formula="of:=TEXT([.A10];&quot;Ddd&quot;)" office:value-type="string" office:string-value="sre" calcext:value-type="string">
            <text:p>sre</text:p>
          </table:table-cell>
          <table:table-cell table:style-name="ce199" table:number-columns-repeated="8"/>
          <table:table-cell table:style-name="ce200"/>
          <table:table-cell table:style-name="ce199" table:number-columns-repeated="10"/>
          <table:table-cell table:style-name="ce201"/>
          <table:table-cell table:style-name="ce202" table:formula="of:=COUNTIF([.AI10:.AZ10];&quot;☻&quot;)" office:value-type="float" office:value="0" calcext:value-type="float">
            <text:p>0</text:p>
          </table:table-cell>
          <table:table-cell table:style-name="ce202" table:formula="of:=COUNTIF([.AI10:.AZ10];&quot;☺&quot;)" office:value-type="float" office:value="0" calcext:value-type="float">
            <text:p>0</text:p>
          </table:table-cell>
          <table:table-cell table:style-name="ce202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202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202" table:formula="of:=COUNTIF([.C10:.U10];&quot;51¶&quot;)" office:value-type="float" office:value="0" calcext:value-type="float">
            <text:p>0</text:p>
          </table:table-cell>
          <table:table-cell table:style-name="ce202" table:formula="of:=COUNTIF([.C10:.U10];&quot;52¶&quot;)" office:value-type="float" office:value="0" calcext:value-type="float">
            <text:p>0</text:p>
          </table:table-cell>
          <table:table-cell table:style-name="ce202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202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203" table:formula="of:=COUNTBLANK([.C10:.T10])-3" office:value-type="float" office:value="15" calcext:value-type="float">
            <text:p>15</text:p>
          </table:table-cell>
          <table:table-cell table:style-name="ce204" table:formula="of:=COUNTIF([.C10:.U10];&quot;x&quot;)" office:value-type="float" office:value="0" calcext:value-type="float">
            <text:p>0</text:p>
          </table:table-cell>
          <table:table-cell table:style-name="ce205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0" calcext:value-type="date">
            <text:p>10/ jun</text:p>
          </table:table-cell>
          <table:table-cell table:style-name="ce198" table:formula="of:=TEXT([.A11];&quot;Ddd&quot;)" office:value-type="string" office:string-value="čet" calcext:value-type="string">
            <text:p>čet</text:p>
          </table:table-cell>
          <table:table-cell table:style-name="ce199" table:number-columns-repeated="19"/>
          <table:table-cell table:style-name="ce201"/>
          <table:table-cell table:style-name="ce202" table:formula="of:=COUNTIF([.AI11:.AZ11];&quot;☻&quot;)" office:value-type="float" office:value="0" calcext:value-type="float">
            <text:p>0</text:p>
          </table:table-cell>
          <table:table-cell table:style-name="ce202" table:formula="of:=COUNTIF([.AI11:.AZ11];&quot;☺&quot;)" office:value-type="float" office:value="0" calcext:value-type="float">
            <text:p>0</text:p>
          </table:table-cell>
          <table:table-cell table:style-name="ce202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202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202" table:formula="of:=COUNTIF([.C11:.U11];&quot;51¶&quot;)" office:value-type="float" office:value="0" calcext:value-type="float">
            <text:p>0</text:p>
          </table:table-cell>
          <table:table-cell table:style-name="ce202" table:formula="of:=COUNTIF([.C11:.U11];&quot;52¶&quot;)" office:value-type="float" office:value="0" calcext:value-type="float">
            <text:p>0</text:p>
          </table:table-cell>
          <table:table-cell table:style-name="ce202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202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203" table:formula="of:=COUNTBLANK([.C11:.T11])-3" office:value-type="float" office:value="15" calcext:value-type="float">
            <text:p>15</text:p>
          </table:table-cell>
          <table:table-cell table:style-name="ce204" table:formula="of:=COUNTIF([.C11:.U11];&quot;x&quot;)" office:value-type="float" office:value="0" calcext:value-type="float">
            <text:p>0</text:p>
          </table:table-cell>
          <table:table-cell table:style-name="ce205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1" calcext:value-type="date">
            <text:p>11/ jun</text:p>
          </table:table-cell>
          <table:table-cell table:style-name="ce198" table:formula="of:=TEXT([.A12];&quot;Ddd&quot;)" office:value-type="string" office:string-value="pet" calcext:value-type="string">
            <text:p>pet</text:p>
          </table:table-cell>
          <table:table-cell table:style-name="ce200"/>
          <table:table-cell table:style-name="ce199" table:number-columns-repeated="18"/>
          <table:table-cell table:style-name="ce201"/>
          <table:table-cell table:style-name="ce202" table:formula="of:=COUNTIF([.AI12:.AZ12];&quot;☻&quot;)" office:value-type="float" office:value="0" calcext:value-type="float">
            <text:p>0</text:p>
          </table:table-cell>
          <table:table-cell table:style-name="ce202" table:formula="of:=COUNTIF([.AI12:.AZ12];&quot;☺&quot;)" office:value-type="float" office:value="0" calcext:value-type="float">
            <text:p>0</text:p>
          </table:table-cell>
          <table:table-cell table:style-name="ce202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202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202" table:formula="of:=COUNTIF([.C12:.U12];&quot;51¶&quot;)" office:value-type="float" office:value="0" calcext:value-type="float">
            <text:p>0</text:p>
          </table:table-cell>
          <table:table-cell table:style-name="ce202" table:formula="of:=COUNTIF([.C12:.U12];&quot;52¶&quot;)" office:value-type="float" office:value="0" calcext:value-type="float">
            <text:p>0</text:p>
          </table:table-cell>
          <table:table-cell table:style-name="ce202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202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203" table:formula="of:=COUNTBLANK([.C12:.T12])-3" office:value-type="float" office:value="15" calcext:value-type="float">
            <text:p>15</text:p>
          </table:table-cell>
          <table:table-cell table:style-name="ce204" table:formula="of:=COUNTIF([.C12:.U12];&quot;x&quot;)" office:value-type="float" office:value="0" calcext:value-type="float">
            <text:p>0</text:p>
          </table:table-cell>
          <table:table-cell table:style-name="ce205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2" calcext:value-type="date">
            <text:p>12/ jun</text:p>
          </table:table-cell>
          <table:table-cell table:style-name="ce198" table:formula="of:=TEXT([.A13];&quot;Ddd&quot;)" office:value-type="string" office:string-value="sob" calcext:value-type="string">
            <text:p>sob</text:p>
          </table:table-cell>
          <table:table-cell table:style-name="ce199" table:number-columns-repeated="19"/>
          <table:table-cell table:style-name="ce201"/>
          <table:table-cell table:style-name="ce202" table:formula="of:=COUNTIF([.AI13:.AZ13];&quot;☻&quot;)" office:value-type="float" office:value="0" calcext:value-type="float">
            <text:p>0</text:p>
          </table:table-cell>
          <table:table-cell table:style-name="ce202" table:formula="of:=COUNTIF([.AI13:.AZ13];&quot;☺&quot;)" office:value-type="float" office:value="0" calcext:value-type="float">
            <text:p>0</text:p>
          </table:table-cell>
          <table:table-cell table:style-name="ce202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202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202" table:formula="of:=COUNTIF([.C13:.U13];&quot;51¶&quot;)" office:value-type="float" office:value="0" calcext:value-type="float">
            <text:p>0</text:p>
          </table:table-cell>
          <table:table-cell table:style-name="ce202" table:formula="of:=COUNTIF([.C13:.U13];&quot;52¶&quot;)" office:value-type="float" office:value="0" calcext:value-type="float">
            <text:p>0</text:p>
          </table:table-cell>
          <table:table-cell table:style-name="ce202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202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203" table:formula="of:=COUNTBLANK([.C13:.T13])-3" office:value-type="float" office:value="15" calcext:value-type="float">
            <text:p>15</text:p>
          </table:table-cell>
          <table:table-cell table:style-name="ce204" table:formula="of:=COUNTIF([.C13:.U13];&quot;x&quot;)" office:value-type="float" office:value="0" calcext:value-type="float">
            <text:p>0</text:p>
          </table:table-cell>
          <table:table-cell table:style-name="ce205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3" calcext:value-type="date">
            <text:p>13/ jun</text:p>
          </table:table-cell>
          <table:table-cell table:style-name="ce198" table:formula="of:=TEXT([.A14];&quot;Ddd&quot;)" office:value-type="string" office:string-value="ned" calcext:value-type="string">
            <text:p>ned</text:p>
          </table:table-cell>
          <table:table-cell table:style-name="ce199" table:number-columns-repeated="19"/>
          <table:table-cell table:style-name="ce201"/>
          <table:table-cell table:style-name="ce202" table:formula="of:=COUNTIF([.AI14:.AZ14];&quot;☻&quot;)" office:value-type="float" office:value="0" calcext:value-type="float">
            <text:p>0</text:p>
          </table:table-cell>
          <table:table-cell table:style-name="ce202" table:formula="of:=COUNTIF([.AI14:.AZ14];&quot;☺&quot;)" office:value-type="float" office:value="0" calcext:value-type="float">
            <text:p>0</text:p>
          </table:table-cell>
          <table:table-cell table:style-name="ce202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202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202" table:formula="of:=COUNTIF([.C14:.U14];&quot;51¶&quot;)" office:value-type="float" office:value="0" calcext:value-type="float">
            <text:p>0</text:p>
          </table:table-cell>
          <table:table-cell table:style-name="ce202" table:formula="of:=COUNTIF([.C14:.U14];&quot;52¶&quot;)" office:value-type="float" office:value="0" calcext:value-type="float">
            <text:p>0</text:p>
          </table:table-cell>
          <table:table-cell table:style-name="ce202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202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203" table:formula="of:=COUNTBLANK([.C14:.T14])-3" office:value-type="float" office:value="15" calcext:value-type="float">
            <text:p>15</text:p>
          </table:table-cell>
          <table:table-cell table:style-name="ce204" table:formula="of:=COUNTIF([.C14:.U14];&quot;x&quot;)" office:value-type="float" office:value="0" calcext:value-type="float">
            <text:p>0</text:p>
          </table:table-cell>
          <table:table-cell table:style-name="ce205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4" calcext:value-type="date">
            <text:p>14/ jun</text:p>
          </table:table-cell>
          <table:table-cell table:style-name="ce198" table:formula="of:=TEXT([.A15];&quot;Ddd&quot;)" office:value-type="string" office:string-value="pon" calcext:value-type="string">
            <text:p>pon</text:p>
          </table:table-cell>
          <table:table-cell table:style-name="ce199" table:number-columns-repeated="19"/>
          <table:table-cell table:style-name="ce201"/>
          <table:table-cell table:style-name="ce202" table:formula="of:=COUNTIF([.AI15:.AZ15];&quot;☻&quot;)" office:value-type="float" office:value="0" calcext:value-type="float">
            <text:p>0</text:p>
          </table:table-cell>
          <table:table-cell table:style-name="ce202" table:formula="of:=COUNTIF([.AI15:.AZ15];&quot;☺&quot;)" office:value-type="float" office:value="0" calcext:value-type="float">
            <text:p>0</text:p>
          </table:table-cell>
          <table:table-cell table:style-name="ce202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202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202" table:formula="of:=COUNTIF([.C15:.U15];&quot;51¶&quot;)" office:value-type="float" office:value="0" calcext:value-type="float">
            <text:p>0</text:p>
          </table:table-cell>
          <table:table-cell table:style-name="ce202" table:formula="of:=COUNTIF([.C15:.U15];&quot;52¶&quot;)" office:value-type="float" office:value="0" calcext:value-type="float">
            <text:p>0</text:p>
          </table:table-cell>
          <table:table-cell table:style-name="ce202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202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203" table:formula="of:=COUNTBLANK([.C15:.T15])-3" office:value-type="float" office:value="15" calcext:value-type="float">
            <text:p>15</text:p>
          </table:table-cell>
          <table:table-cell table:style-name="ce204" table:formula="of:=COUNTIF([.C15:.U15];&quot;x&quot;)" office:value-type="float" office:value="0" calcext:value-type="float">
            <text:p>0</text:p>
          </table:table-cell>
          <table:table-cell table:style-name="ce205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5" calcext:value-type="date">
            <text:p>15/ jun</text:p>
          </table:table-cell>
          <table:table-cell table:style-name="ce198" table:formula="of:=TEXT([.A16];&quot;Ddd&quot;)" office:value-type="string" office:string-value="tor" calcext:value-type="string">
            <text:p>tor</text:p>
          </table:table-cell>
          <table:table-cell table:style-name="ce199" table:number-columns-repeated="19"/>
          <table:table-cell table:style-name="ce201"/>
          <table:table-cell table:style-name="ce202" table:formula="of:=COUNTIF([.AI16:.AZ16];&quot;☻&quot;)" office:value-type="float" office:value="0" calcext:value-type="float">
            <text:p>0</text:p>
          </table:table-cell>
          <table:table-cell table:style-name="ce202" table:formula="of:=COUNTIF([.AI16:.AZ16];&quot;☺&quot;)" office:value-type="float" office:value="0" calcext:value-type="float">
            <text:p>0</text:p>
          </table:table-cell>
          <table:table-cell table:style-name="ce202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202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202" table:formula="of:=COUNTIF([.C16:.U16];&quot;51¶&quot;)" office:value-type="float" office:value="0" calcext:value-type="float">
            <text:p>0</text:p>
          </table:table-cell>
          <table:table-cell table:style-name="ce202" table:formula="of:=COUNTIF([.C16:.U16];&quot;52¶&quot;)" office:value-type="float" office:value="0" calcext:value-type="float">
            <text:p>0</text:p>
          </table:table-cell>
          <table:table-cell table:style-name="ce202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202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203" table:formula="of:=COUNTBLANK([.C16:.T16])-3" office:value-type="float" office:value="15" calcext:value-type="float">
            <text:p>15</text:p>
          </table:table-cell>
          <table:table-cell table:style-name="ce204" table:formula="of:=COUNTIF([.C16:.U16];&quot;x&quot;)" office:value-type="float" office:value="0" calcext:value-type="float">
            <text:p>0</text:p>
          </table:table-cell>
          <table:table-cell table:style-name="ce205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6" calcext:value-type="date">
            <text:p>16/ jun</text:p>
          </table:table-cell>
          <table:table-cell table:style-name="ce198" table:formula="of:=TEXT([.A17];&quot;Ddd&quot;)" office:value-type="string" office:string-value="sre" calcext:value-type="string">
            <text:p>sre</text:p>
          </table:table-cell>
          <table:table-cell table:style-name="ce199" table:number-columns-repeated="19"/>
          <table:table-cell table:style-name="ce201"/>
          <table:table-cell table:style-name="ce202" table:formula="of:=COUNTIF([.AI17:.AZ17];&quot;☻&quot;)" office:value-type="float" office:value="0" calcext:value-type="float">
            <text:p>0</text:p>
          </table:table-cell>
          <table:table-cell table:style-name="ce202" table:formula="of:=COUNTIF([.AI17:.AZ17];&quot;☺&quot;)" office:value-type="float" office:value="0" calcext:value-type="float">
            <text:p>0</text:p>
          </table:table-cell>
          <table:table-cell table:style-name="ce202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202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202" table:formula="of:=COUNTIF([.C17:.U17];&quot;51¶&quot;)" office:value-type="float" office:value="0" calcext:value-type="float">
            <text:p>0</text:p>
          </table:table-cell>
          <table:table-cell table:style-name="ce202" table:formula="of:=COUNTIF([.C17:.U17];&quot;52¶&quot;)" office:value-type="float" office:value="0" calcext:value-type="float">
            <text:p>0</text:p>
          </table:table-cell>
          <table:table-cell table:style-name="ce202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202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203" table:formula="of:=COUNTBLANK([.C17:.T17])-3" office:value-type="float" office:value="15" calcext:value-type="float">
            <text:p>15</text:p>
          </table:table-cell>
          <table:table-cell table:style-name="ce204" table:formula="of:=COUNTIF([.C17:.U17];&quot;x&quot;)" office:value-type="float" office:value="0" calcext:value-type="float">
            <text:p>0</text:p>
          </table:table-cell>
          <table:table-cell table:style-name="ce205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7" calcext:value-type="date">
            <text:p>17/ jun</text:p>
          </table:table-cell>
          <table:table-cell table:style-name="ce198" table:formula="of:=TEXT([.A18];&quot;Ddd&quot;)" office:value-type="string" office:string-value="čet" calcext:value-type="string">
            <text:p>čet</text:p>
          </table:table-cell>
          <table:table-cell table:style-name="ce199" table:number-columns-repeated="19"/>
          <table:table-cell table:style-name="ce201"/>
          <table:table-cell table:style-name="ce202" table:formula="of:=COUNTIF([.AI18:.AZ18];&quot;☻&quot;)" office:value-type="float" office:value="0" calcext:value-type="float">
            <text:p>0</text:p>
          </table:table-cell>
          <table:table-cell table:style-name="ce202" table:formula="of:=COUNTIF([.AI18:.AZ18];&quot;☺&quot;)" office:value-type="float" office:value="0" calcext:value-type="float">
            <text:p>0</text:p>
          </table:table-cell>
          <table:table-cell table:style-name="ce202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202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202" table:formula="of:=COUNTIF([.C18:.U18];&quot;51¶&quot;)" office:value-type="float" office:value="0" calcext:value-type="float">
            <text:p>0</text:p>
          </table:table-cell>
          <table:table-cell table:style-name="ce202" table:formula="of:=COUNTIF([.C18:.U18];&quot;52¶&quot;)" office:value-type="float" office:value="0" calcext:value-type="float">
            <text:p>0</text:p>
          </table:table-cell>
          <table:table-cell table:style-name="ce202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202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203" table:formula="of:=COUNTBLANK([.C18:.T18])-3" office:value-type="float" office:value="15" calcext:value-type="float">
            <text:p>15</text:p>
          </table:table-cell>
          <table:table-cell table:style-name="ce204" table:formula="of:=COUNTIF([.C18:.U18];&quot;x&quot;)" office:value-type="float" office:value="0" calcext:value-type="float">
            <text:p>0</text:p>
          </table:table-cell>
          <table:table-cell table:style-name="ce205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8" calcext:value-type="date">
            <text:p>18/ jun</text:p>
          </table:table-cell>
          <table:table-cell table:style-name="ce198" table:formula="of:=TEXT([.A19];&quot;Ddd&quot;)" office:value-type="string" office:string-value="pet" calcext:value-type="string">
            <text:p>pet</text:p>
          </table:table-cell>
          <table:table-cell table:style-name="ce199" table:number-columns-repeated="19"/>
          <table:table-cell table:style-name="ce201"/>
          <table:table-cell table:style-name="ce202" table:formula="of:=COUNTIF([.AI19:.AZ19];&quot;☻&quot;)" office:value-type="float" office:value="0" calcext:value-type="float">
            <text:p>0</text:p>
          </table:table-cell>
          <table:table-cell table:style-name="ce202" table:formula="of:=COUNTIF([.AI19:.AZ19];&quot;☺&quot;)" office:value-type="float" office:value="0" calcext:value-type="float">
            <text:p>0</text:p>
          </table:table-cell>
          <table:table-cell table:style-name="ce202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202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202" table:formula="of:=COUNTIF([.C19:.U19];&quot;51¶&quot;)" office:value-type="float" office:value="0" calcext:value-type="float">
            <text:p>0</text:p>
          </table:table-cell>
          <table:table-cell table:style-name="ce202" table:formula="of:=COUNTIF([.C19:.U19];&quot;52¶&quot;)" office:value-type="float" office:value="0" calcext:value-type="float">
            <text:p>0</text:p>
          </table:table-cell>
          <table:table-cell table:style-name="ce202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202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203" table:formula="of:=COUNTBLANK([.C19:.T19])-3" office:value-type="float" office:value="15" calcext:value-type="float">
            <text:p>15</text:p>
          </table:table-cell>
          <table:table-cell table:style-name="ce204" table:formula="of:=COUNTIF([.C19:.U19];&quot;x&quot;)" office:value-type="float" office:value="0" calcext:value-type="float">
            <text:p>0</text:p>
          </table:table-cell>
          <table:table-cell table:style-name="ce205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19" calcext:value-type="date">
            <text:p>19/ jun</text:p>
          </table:table-cell>
          <table:table-cell table:style-name="ce198" table:formula="of:=TEXT([.A20];&quot;Ddd&quot;)" office:value-type="string" office:string-value="sob" calcext:value-type="string">
            <text:p>sob</text:p>
          </table:table-cell>
          <table:table-cell table:style-name="ce199" table:number-columns-repeated="19"/>
          <table:table-cell table:style-name="ce201"/>
          <table:table-cell table:style-name="ce202" table:formula="of:=COUNTIF([.AI20:.AZ20];&quot;☻&quot;)" office:value-type="float" office:value="0" calcext:value-type="float">
            <text:p>0</text:p>
          </table:table-cell>
          <table:table-cell table:style-name="ce202" table:formula="of:=COUNTIF([.AI20:.AZ20];&quot;☺&quot;)" office:value-type="float" office:value="0" calcext:value-type="float">
            <text:p>0</text:p>
          </table:table-cell>
          <table:table-cell table:style-name="ce202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202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202" table:formula="of:=COUNTIF([.C20:.U20];&quot;51¶&quot;)" office:value-type="float" office:value="0" calcext:value-type="float">
            <text:p>0</text:p>
          </table:table-cell>
          <table:table-cell table:style-name="ce202" table:formula="of:=COUNTIF([.C20:.U20];&quot;52¶&quot;)" office:value-type="float" office:value="0" calcext:value-type="float">
            <text:p>0</text:p>
          </table:table-cell>
          <table:table-cell table:style-name="ce202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202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203" table:formula="of:=COUNTBLANK([.C20:.T20])-3" office:value-type="float" office:value="15" calcext:value-type="float">
            <text:p>15</text:p>
          </table:table-cell>
          <table:table-cell table:style-name="ce204" table:formula="of:=COUNTIF([.C20:.U20];&quot;x&quot;)" office:value-type="float" office:value="0" calcext:value-type="float">
            <text:p>0</text:p>
          </table:table-cell>
          <table:table-cell table:style-name="ce205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0" calcext:value-type="date">
            <text:p>20/ jun</text:p>
          </table:table-cell>
          <table:table-cell table:style-name="ce198" table:formula="of:=TEXT([.A21];&quot;Ddd&quot;)" office:value-type="string" office:string-value="ned" calcext:value-type="string">
            <text:p>ned</text:p>
          </table:table-cell>
          <table:table-cell table:style-name="ce199" table:number-columns-repeated="19"/>
          <table:table-cell table:style-name="ce201"/>
          <table:table-cell table:style-name="ce202" table:formula="of:=COUNTIF([.AI21:.AZ21];&quot;☻&quot;)" office:value-type="float" office:value="0" calcext:value-type="float">
            <text:p>0</text:p>
          </table:table-cell>
          <table:table-cell table:style-name="ce202" table:formula="of:=COUNTIF([.AI21:.AZ21];&quot;☺&quot;)" office:value-type="float" office:value="0" calcext:value-type="float">
            <text:p>0</text:p>
          </table:table-cell>
          <table:table-cell table:style-name="ce202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202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202" table:formula="of:=COUNTIF([.C21:.U21];&quot;51¶&quot;)" office:value-type="float" office:value="0" calcext:value-type="float">
            <text:p>0</text:p>
          </table:table-cell>
          <table:table-cell table:style-name="ce202" table:formula="of:=COUNTIF([.C21:.U21];&quot;52¶&quot;)" office:value-type="float" office:value="0" calcext:value-type="float">
            <text:p>0</text:p>
          </table:table-cell>
          <table:table-cell table:style-name="ce202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202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203" table:formula="of:=COUNTBLANK([.C21:.T21])-3" office:value-type="float" office:value="15" calcext:value-type="float">
            <text:p>15</text:p>
          </table:table-cell>
          <table:table-cell table:style-name="ce204" table:formula="of:=COUNTIF([.C21:.U21];&quot;x&quot;)" office:value-type="float" office:value="0" calcext:value-type="float">
            <text:p>0</text:p>
          </table:table-cell>
          <table:table-cell table:style-name="ce205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1" calcext:value-type="date">
            <text:p>21/ jun</text:p>
          </table:table-cell>
          <table:table-cell table:style-name="ce198" table:formula="of:=TEXT([.A22];&quot;Ddd&quot;)" office:value-type="string" office:string-value="pon" calcext:value-type="string">
            <text:p>pon</text:p>
          </table:table-cell>
          <table:table-cell table:style-name="ce199" table:number-columns-repeated="19"/>
          <table:table-cell table:style-name="ce201"/>
          <table:table-cell table:style-name="ce202" table:formula="of:=COUNTIF([.AI22:.AZ22];&quot;☻&quot;)" office:value-type="float" office:value="0" calcext:value-type="float">
            <text:p>0</text:p>
          </table:table-cell>
          <table:table-cell table:style-name="ce202" table:formula="of:=COUNTIF([.AI22:.AZ22];&quot;☺&quot;)" office:value-type="float" office:value="0" calcext:value-type="float">
            <text:p>0</text:p>
          </table:table-cell>
          <table:table-cell table:style-name="ce202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202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202" table:formula="of:=COUNTIF([.C22:.U22];&quot;51¶&quot;)" office:value-type="float" office:value="0" calcext:value-type="float">
            <text:p>0</text:p>
          </table:table-cell>
          <table:table-cell table:style-name="ce202" table:formula="of:=COUNTIF([.C22:.U22];&quot;52¶&quot;)" office:value-type="float" office:value="0" calcext:value-type="float">
            <text:p>0</text:p>
          </table:table-cell>
          <table:table-cell table:style-name="ce202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202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203" table:formula="of:=COUNTBLANK([.C22:.T22])-3" office:value-type="float" office:value="15" calcext:value-type="float">
            <text:p>15</text:p>
          </table:table-cell>
          <table:table-cell table:style-name="ce204" table:formula="of:=COUNTIF([.C22:.U22];&quot;x&quot;)" office:value-type="float" office:value="0" calcext:value-type="float">
            <text:p>0</text:p>
          </table:table-cell>
          <table:table-cell table:style-name="ce205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2" calcext:value-type="date">
            <text:p>22/ jun</text:p>
          </table:table-cell>
          <table:table-cell table:style-name="ce198" table:formula="of:=TEXT([.A23];&quot;Ddd&quot;)" office:value-type="string" office:string-value="tor" calcext:value-type="string">
            <text:p>tor</text:p>
          </table:table-cell>
          <table:table-cell table:style-name="ce199" table:number-columns-repeated="19"/>
          <table:table-cell table:style-name="ce201"/>
          <table:table-cell table:style-name="ce202" table:formula="of:=COUNTIF([.AI23:.AZ23];&quot;☻&quot;)" office:value-type="float" office:value="0" calcext:value-type="float">
            <text:p>0</text:p>
          </table:table-cell>
          <table:table-cell table:style-name="ce202" table:formula="of:=COUNTIF([.AI23:.AZ23];&quot;☺&quot;)" office:value-type="float" office:value="0" calcext:value-type="float">
            <text:p>0</text:p>
          </table:table-cell>
          <table:table-cell table:style-name="ce202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202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202" table:formula="of:=COUNTIF([.C23:.U23];&quot;51¶&quot;)" office:value-type="float" office:value="0" calcext:value-type="float">
            <text:p>0</text:p>
          </table:table-cell>
          <table:table-cell table:style-name="ce202" table:formula="of:=COUNTIF([.C23:.U23];&quot;52¶&quot;)" office:value-type="float" office:value="0" calcext:value-type="float">
            <text:p>0</text:p>
          </table:table-cell>
          <table:table-cell table:style-name="ce202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202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203" table:formula="of:=COUNTBLANK([.C23:.T23])-3" office:value-type="float" office:value="15" calcext:value-type="float">
            <text:p>15</text:p>
          </table:table-cell>
          <table:table-cell table:style-name="ce204" table:formula="of:=COUNTIF([.C23:.U23];&quot;x&quot;)" office:value-type="float" office:value="0" calcext:value-type="float">
            <text:p>0</text:p>
          </table:table-cell>
          <table:table-cell table:style-name="ce205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3" calcext:value-type="date">
            <text:p>23/ jun</text:p>
          </table:table-cell>
          <table:table-cell table:style-name="ce198" table:formula="of:=TEXT([.A24];&quot;Ddd&quot;)" office:value-type="string" office:string-value="sre" calcext:value-type="string">
            <text:p>sre</text:p>
          </table:table-cell>
          <table:table-cell table:style-name="ce199" table:number-columns-repeated="19"/>
          <table:table-cell table:style-name="ce201"/>
          <table:table-cell table:style-name="ce202" table:formula="of:=COUNTIF([.AI24:.AZ24];&quot;☻&quot;)" office:value-type="float" office:value="0" calcext:value-type="float">
            <text:p>0</text:p>
          </table:table-cell>
          <table:table-cell table:style-name="ce202" table:formula="of:=COUNTIF([.AI24:.AZ24];&quot;☺&quot;)" office:value-type="float" office:value="0" calcext:value-type="float">
            <text:p>0</text:p>
          </table:table-cell>
          <table:table-cell table:style-name="ce202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202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202" table:formula="of:=COUNTIF([.C24:.U24];&quot;51¶&quot;)" office:value-type="float" office:value="0" calcext:value-type="float">
            <text:p>0</text:p>
          </table:table-cell>
          <table:table-cell table:style-name="ce202" table:formula="of:=COUNTIF([.C24:.U24];&quot;52¶&quot;)" office:value-type="float" office:value="0" calcext:value-type="float">
            <text:p>0</text:p>
          </table:table-cell>
          <table:table-cell table:style-name="ce202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202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203" table:formula="of:=COUNTBLANK([.C24:.T24])-3" office:value-type="float" office:value="15" calcext:value-type="float">
            <text:p>15</text:p>
          </table:table-cell>
          <table:table-cell table:style-name="ce204" table:formula="of:=COUNTIF([.C24:.U24];&quot;x&quot;)" office:value-type="float" office:value="0" calcext:value-type="float">
            <text:p>0</text:p>
          </table:table-cell>
          <table:table-cell table:style-name="ce205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4" calcext:value-type="date">
            <text:p>24/ jun</text:p>
          </table:table-cell>
          <table:table-cell table:style-name="ce198" table:formula="of:=TEXT([.A25];&quot;Ddd&quot;)" office:value-type="string" office:string-value="čet" calcext:value-type="string">
            <text:p>čet</text:p>
          </table:table-cell>
          <table:table-cell table:style-name="ce199" table:number-columns-repeated="19"/>
          <table:table-cell table:style-name="ce201"/>
          <table:table-cell table:style-name="ce202" table:formula="of:=COUNTIF([.AI25:.AZ25];&quot;☻&quot;)" office:value-type="float" office:value="0" calcext:value-type="float">
            <text:p>0</text:p>
          </table:table-cell>
          <table:table-cell table:style-name="ce202" table:formula="of:=COUNTIF([.AI25:.AZ25];&quot;☺&quot;)" office:value-type="float" office:value="0" calcext:value-type="float">
            <text:p>0</text:p>
          </table:table-cell>
          <table:table-cell table:style-name="ce202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202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202" table:formula="of:=COUNTIF([.C25:.U25];&quot;51¶&quot;)" office:value-type="float" office:value="0" calcext:value-type="float">
            <text:p>0</text:p>
          </table:table-cell>
          <table:table-cell table:style-name="ce202" table:formula="of:=COUNTIF([.C25:.U25];&quot;52¶&quot;)" office:value-type="float" office:value="0" calcext:value-type="float">
            <text:p>0</text:p>
          </table:table-cell>
          <table:table-cell table:style-name="ce202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202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203" table:formula="of:=COUNTBLANK([.C25:.T25])-3" office:value-type="float" office:value="15" calcext:value-type="float">
            <text:p>15</text:p>
          </table:table-cell>
          <table:table-cell table:style-name="ce204" table:formula="of:=COUNTIF([.C25:.U25];&quot;x&quot;)" office:value-type="float" office:value="0" calcext:value-type="float">
            <text:p>0</text:p>
          </table:table-cell>
          <table:table-cell table:style-name="ce205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5" calcext:value-type="date">
            <text:p>25/ jun</text:p>
          </table:table-cell>
          <table:table-cell table:style-name="ce198" table:formula="of:=TEXT([.A26];&quot;Ddd&quot;)" office:value-type="string" office:string-value="pet" calcext:value-type="string">
            <text:p>pet</text:p>
          </table:table-cell>
          <table:table-cell table:style-name="ce199" table:number-columns-repeated="19"/>
          <table:table-cell table:style-name="ce201"/>
          <table:table-cell table:style-name="ce202" table:formula="of:=COUNTIF([.AI26:.AZ26];&quot;☻&quot;)" office:value-type="float" office:value="0" calcext:value-type="float">
            <text:p>0</text:p>
          </table:table-cell>
          <table:table-cell table:style-name="ce202" table:formula="of:=COUNTIF([.AI26:.AZ26];&quot;☺&quot;)" office:value-type="float" office:value="0" calcext:value-type="float">
            <text:p>0</text:p>
          </table:table-cell>
          <table:table-cell table:style-name="ce202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202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202" table:formula="of:=COUNTIF([.C26:.U26];&quot;51¶&quot;)" office:value-type="float" office:value="0" calcext:value-type="float">
            <text:p>0</text:p>
          </table:table-cell>
          <table:table-cell table:style-name="ce202" table:formula="of:=COUNTIF([.C26:.U26];&quot;52¶&quot;)" office:value-type="float" office:value="0" calcext:value-type="float">
            <text:p>0</text:p>
          </table:table-cell>
          <table:table-cell table:style-name="ce202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202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203" table:formula="of:=COUNTBLANK([.C26:.T26])-3" office:value-type="float" office:value="15" calcext:value-type="float">
            <text:p>15</text:p>
          </table:table-cell>
          <table:table-cell table:style-name="ce204" table:formula="of:=COUNTIF([.C26:.U26];&quot;x&quot;)" office:value-type="float" office:value="0" calcext:value-type="float">
            <text:p>0</text:p>
          </table:table-cell>
          <table:table-cell table:style-name="ce205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6" calcext:value-type="date">
            <text:p>26/ jun</text:p>
          </table:table-cell>
          <table:table-cell table:style-name="ce198" table:formula="of:=TEXT([.A27];&quot;Ddd&quot;)" office:value-type="string" office:string-value="sob" calcext:value-type="string">
            <text:p>sob</text:p>
          </table:table-cell>
          <table:table-cell table:style-name="ce199" table:number-columns-repeated="19"/>
          <table:table-cell table:style-name="ce201"/>
          <table:table-cell table:style-name="ce202" table:formula="of:=COUNTIF([.AI27:.AZ27];&quot;☻&quot;)" office:value-type="float" office:value="0" calcext:value-type="float">
            <text:p>0</text:p>
          </table:table-cell>
          <table:table-cell table:style-name="ce202" table:formula="of:=COUNTIF([.AI27:.AZ27];&quot;☺&quot;)" office:value-type="float" office:value="0" calcext:value-type="float">
            <text:p>0</text:p>
          </table:table-cell>
          <table:table-cell table:style-name="ce202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202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202" table:formula="of:=COUNTIF([.C27:.U27];&quot;51¶&quot;)" office:value-type="float" office:value="0" calcext:value-type="float">
            <text:p>0</text:p>
          </table:table-cell>
          <table:table-cell table:style-name="ce202" table:formula="of:=COUNTIF([.C27:.U27];&quot;52¶&quot;)" office:value-type="float" office:value="0" calcext:value-type="float">
            <text:p>0</text:p>
          </table:table-cell>
          <table:table-cell table:style-name="ce202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202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203" table:formula="of:=COUNTBLANK([.C27:.T27])-3" office:value-type="float" office:value="15" calcext:value-type="float">
            <text:p>15</text:p>
          </table:table-cell>
          <table:table-cell table:style-name="ce204" table:formula="of:=COUNTIF([.C27:.U27];&quot;x&quot;)" office:value-type="float" office:value="0" calcext:value-type="float">
            <text:p>0</text:p>
          </table:table-cell>
          <table:table-cell table:style-name="ce205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7" calcext:value-type="date">
            <text:p>27/ jun</text:p>
          </table:table-cell>
          <table:table-cell table:style-name="ce198" table:formula="of:=TEXT([.A28];&quot;Ddd&quot;)" office:value-type="string" office:string-value="ned" calcext:value-type="string">
            <text:p>ned</text:p>
          </table:table-cell>
          <table:table-cell table:style-name="ce199" table:number-columns-repeated="19"/>
          <table:table-cell table:style-name="ce201"/>
          <table:table-cell table:style-name="ce202" table:formula="of:=COUNTIF([.AI28:.AZ28];&quot;☻&quot;)" office:value-type="float" office:value="0" calcext:value-type="float">
            <text:p>0</text:p>
          </table:table-cell>
          <table:table-cell table:style-name="ce202" table:formula="of:=COUNTIF([.AI28:.AZ28];&quot;☺&quot;)" office:value-type="float" office:value="0" calcext:value-type="float">
            <text:p>0</text:p>
          </table:table-cell>
          <table:table-cell table:style-name="ce202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202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202" table:formula="of:=COUNTIF([.C28:.U28];&quot;51¶&quot;)" office:value-type="float" office:value="0" calcext:value-type="float">
            <text:p>0</text:p>
          </table:table-cell>
          <table:table-cell table:style-name="ce202" table:formula="of:=COUNTIF([.C28:.U28];&quot;52¶&quot;)" office:value-type="float" office:value="0" calcext:value-type="float">
            <text:p>0</text:p>
          </table:table-cell>
          <table:table-cell table:style-name="ce202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202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203" table:formula="of:=COUNTBLANK([.C28:.T28])-3" office:value-type="float" office:value="15" calcext:value-type="float">
            <text:p>15</text:p>
          </table:table-cell>
          <table:table-cell table:style-name="ce204" table:formula="of:=COUNTIF([.C28:.U28];&quot;x&quot;)" office:value-type="float" office:value="0" calcext:value-type="float">
            <text:p>0</text:p>
          </table:table-cell>
          <table:table-cell table:style-name="ce205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8" calcext:value-type="date">
            <text:p>28/ jun</text:p>
          </table:table-cell>
          <table:table-cell table:style-name="ce198" table:formula="of:=TEXT([.A29];&quot;Ddd&quot;)" office:value-type="string" office:string-value="pon" calcext:value-type="string">
            <text:p>pon</text:p>
          </table:table-cell>
          <table:table-cell table:style-name="ce199" table:number-columns-repeated="19"/>
          <table:table-cell table:style-name="ce201"/>
          <table:table-cell table:style-name="ce202" table:formula="of:=COUNTIF([.AI29:.AZ29];&quot;☻&quot;)" office:value-type="float" office:value="0" calcext:value-type="float">
            <text:p>0</text:p>
          </table:table-cell>
          <table:table-cell table:style-name="ce202" table:formula="of:=COUNTIF([.AI29:.AZ29];&quot;☺&quot;)" office:value-type="float" office:value="0" calcext:value-type="float">
            <text:p>0</text:p>
          </table:table-cell>
          <table:table-cell table:style-name="ce202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202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202" table:formula="of:=COUNTIF([.C29:.U29];&quot;51¶&quot;)" office:value-type="float" office:value="0" calcext:value-type="float">
            <text:p>0</text:p>
          </table:table-cell>
          <table:table-cell table:style-name="ce202" table:formula="of:=COUNTIF([.C29:.U29];&quot;52¶&quot;)" office:value-type="float" office:value="0" calcext:value-type="float">
            <text:p>0</text:p>
          </table:table-cell>
          <table:table-cell table:style-name="ce202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202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203" table:formula="of:=COUNTBLANK([.C29:.T29])-3" office:value-type="float" office:value="15" calcext:value-type="float">
            <text:p>15</text:p>
          </table:table-cell>
          <table:table-cell table:style-name="ce204" table:formula="of:=COUNTIF([.C29:.U29];&quot;x&quot;)" office:value-type="float" office:value="0" calcext:value-type="float">
            <text:p>0</text:p>
          </table:table-cell>
          <table:table-cell table:style-name="ce205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29" calcext:value-type="date">
            <text:p>29/ jun</text:p>
          </table:table-cell>
          <table:table-cell table:style-name="ce198" table:formula="of:=TEXT([.A30];&quot;Ddd&quot;)" office:value-type="string" office:string-value="tor" calcext:value-type="string">
            <text:p>tor</text:p>
          </table:table-cell>
          <table:table-cell table:style-name="ce199" table:number-columns-repeated="19"/>
          <table:table-cell table:style-name="ce201"/>
          <table:table-cell table:style-name="ce202" table:formula="of:=COUNTIF([.AI30:.AZ30];&quot;☻&quot;)" office:value-type="float" office:value="0" calcext:value-type="float">
            <text:p>0</text:p>
          </table:table-cell>
          <table:table-cell table:style-name="ce202" table:formula="of:=COUNTIF([.AI30:.AZ30];&quot;☺&quot;)" office:value-type="float" office:value="0" calcext:value-type="float">
            <text:p>0</text:p>
          </table:table-cell>
          <table:table-cell table:style-name="ce202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202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202" table:formula="of:=COUNTIF([.C30:.U30];&quot;51¶&quot;)" office:value-type="float" office:value="0" calcext:value-type="float">
            <text:p>0</text:p>
          </table:table-cell>
          <table:table-cell table:style-name="ce202" table:formula="of:=COUNTIF([.C30:.U30];&quot;52¶&quot;)" office:value-type="float" office:value="0" calcext:value-type="float">
            <text:p>0</text:p>
          </table:table-cell>
          <table:table-cell table:style-name="ce202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202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203" table:formula="of:=COUNTBLANK([.C30:.T30])-3" office:value-type="float" office:value="15" calcext:value-type="float">
            <text:p>15</text:p>
          </table:table-cell>
          <table:table-cell table:style-name="ce204" table:formula="of:=COUNTIF([.C30:.U30];&quot;x&quot;)" office:value-type="float" office:value="0" calcext:value-type="float">
            <text:p>0</text:p>
          </table:table-cell>
          <table:table-cell table:style-name="ce205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197" office:value-type="date" office:date-value="2021-06-30" calcext:value-type="date">
            <text:p>30/ jun</text:p>
          </table:table-cell>
          <table:table-cell table:style-name="ce198" table:formula="of:=TEXT([.A31];&quot;Ddd&quot;)" office:value-type="string" office:string-value="sre" calcext:value-type="string">
            <text:p>sre</text:p>
          </table:table-cell>
          <table:table-cell table:style-name="ce199" table:number-columns-repeated="19"/>
          <table:table-cell table:style-name="ce201"/>
          <table:table-cell table:style-name="ce202" table:formula="of:=COUNTIF([.AI31:.AZ31];&quot;☻&quot;)" office:value-type="float" office:value="0" calcext:value-type="float">
            <text:p>0</text:p>
          </table:table-cell>
          <table:table-cell table:style-name="ce202" table:formula="of:=COUNTIF([.AI31:.AZ31];&quot;☺&quot;)" office:value-type="float" office:value="0" calcext:value-type="float">
            <text:p>0</text:p>
          </table:table-cell>
          <table:table-cell table:style-name="ce202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202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202" table:formula="of:=COUNTIF([.C31:.U31];&quot;51¶&quot;)" office:value-type="float" office:value="0" calcext:value-type="float">
            <text:p>0</text:p>
          </table:table-cell>
          <table:table-cell table:style-name="ce202" table:formula="of:=COUNTIF([.C31:.U31];&quot;52¶&quot;)" office:value-type="float" office:value="0" calcext:value-type="float">
            <text:p>0</text:p>
          </table:table-cell>
          <table:table-cell table:style-name="ce202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202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203" table:formula="of:=COUNTBLANK([.C31:.T31])-3" office:value-type="float" office:value="15" calcext:value-type="float">
            <text:p>15</text:p>
          </table:table-cell>
          <table:table-cell table:style-name="ce204" table:formula="of:=COUNTIF([.C31:.U31];&quot;x&quot;)" office:value-type="float" office:value="0" calcext:value-type="float">
            <text:p>0</text:p>
          </table:table-cell>
          <table:table-cell table:style-name="ce205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Default" table:number-columns-repeated="22"/>
          <table:table-cell table:style-name="ce202" table:formula="of:=COUNTIF([.AI32:.AZ32];&quot;☻&quot;)" office:value-type="float" office:value="0" calcext:value-type="float">
            <text:p>0</text:p>
          </table:table-cell>
          <table:table-cell table:style-name="ce202" table:formula="of:=COUNTIF([.AI32:.AZ32];&quot;☺&quot;)" office:value-type="float" office:value="0" calcext:value-type="float">
            <text:p>0</text:p>
          </table:table-cell>
          <table:table-cell table:style-name="ce202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202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202" table:formula="of:=COUNTIF([.C32:.U32];&quot;51¶&quot;)" office:value-type="float" office:value="0" calcext:value-type="float">
            <text:p>0</text:p>
          </table:table-cell>
          <table:table-cell table:style-name="ce202" table:formula="of:=COUNTIF([.C32:.U32];&quot;52¶&quot;)" office:value-type="float" office:value="0" calcext:value-type="float">
            <text:p>0</text:p>
          </table:table-cell>
          <table:table-cell table:style-name="ce202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202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203" table:formula="of:=COUNTBLANK([.C32:.T32])-3" office:value-type="float" office:value="15" calcext:value-type="float">
            <text:p>15</text:p>
          </table:table-cell>
          <table:table-cell table:style-name="ce204" table:formula="of:=COUNTIF([.C32:.U32];&quot;x&quot;)" office:value-type="float" office:value="0" calcext:value-type="float">
            <text:p>0</text:p>
          </table:table-cell>
          <table:table-cell table:style-name="ce205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junij.$A$1" table:cell-range-address="junij.$A$1:junij.$V$32"/>
        </table:named-expressions>
        <calcext:conditional-formats>
          <calcext:conditional-format calcext:target-range-address="junij.A2:junij.V31">
            <calcext:condition calcext:apply-style-name="cf37" calcext:value="formula-is(WEEKDAY([.$A2];2)=6)" calcext:base-cell-address="junij.A2"/>
            <calcext:condition calcext:apply-style-name="cf37" calcext:value="formula-is(WEEKDAY([.$A2];2)=7)" calcext:base-cell-address="junij.A2"/>
          </calcext:conditional-format>
          <calcext:conditional-format calcext:target-range-address="junij.W2:junij.AD32">
            <calcext:condition calcext:apply-style-name="cf38" calcext:value="&lt;1" calcext:base-cell-address="junij.W2"/>
            <calcext:condition calcext:apply-style-name="cf41" calcext:value="&gt;1" calcext:base-cell-address="junij.W2"/>
          </calcext:conditional-format>
          <calcext:conditional-format calcext:target-range-address="junij.AE2:junij.AE32">
            <calcext:condition calcext:apply-style-name="cf40" calcext:value="!=0" calcext:base-cell-address="junij.AE2"/>
          </calcext:conditional-format>
          <calcext:conditional-format calcext:target-range-address="junij.AF2:junij.AF32">
            <calcext:condition calcext:apply-style-name="cf40" calcext:value="=1" calcext:base-cell-address="junij.AF2"/>
            <calcext:condition calcext:apply-style-name="cf39" calcext:value="&gt;1" calcext:base-cell-address="junij.AF2"/>
          </calcext:conditional-format>
          <calcext:conditional-format calcext:target-range-address="junij.AG2:junij.AG32">
            <calcext:condition calcext:apply-style-name="cf38" calcext:value="&lt;2" calcext:base-cell-address="junij.AG2"/>
            <calcext:condition calcext:apply-style-name="cf39" calcext:value="&gt;2" calcext:base-cell-address="junij.AG2"/>
          </calcext:conditional-format>
        </calcext:conditional-formats>
      </table:table>
      <table:table table:name="julij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06" office:value-type="date" office:date-value="2021-07-01" calcext:value-type="date">
            <text:p>01/ jul</text:p>
          </table:table-cell>
          <table:table-cell table:style-name="ce207" table:formula="of:=TEXT([.A2];&quot;Ddd&quot;)" office:value-type="string" office:string-value="čet" calcext:value-type="string">
            <text:p>čet</text:p>
          </table:table-cell>
          <table:table-cell table:style-name="ce208" table:number-columns-repeated="14"/>
          <table:table-cell table:style-name="ce209"/>
          <table:table-cell table:style-name="ce208" table:number-columns-repeated="4"/>
          <table:table-cell table:style-name="ce210"/>
          <table:table-cell table:style-name="ce211" table:formula="of:=COUNTIF([.AI2:.AZ2];&quot;☻&quot;)" office:value-type="float" office:value="0" calcext:value-type="float">
            <text:p>0</text:p>
          </table:table-cell>
          <table:table-cell table:style-name="ce211" table:formula="of:=COUNTIF([.AI2:.AZ2];&quot;☺&quot;)" office:value-type="float" office:value="0" calcext:value-type="float">
            <text:p>0</text:p>
          </table:table-cell>
          <table:table-cell table:style-name="ce211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211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211" table:formula="of:=COUNTIF([.C2:.U2];&quot;51¶&quot;)" office:value-type="float" office:value="0" calcext:value-type="float">
            <text:p>0</text:p>
          </table:table-cell>
          <table:table-cell table:style-name="ce211" table:formula="of:=COUNTIF([.C2:.U2];&quot;52¶&quot;)" office:value-type="float" office:value="0" calcext:value-type="float">
            <text:p>0</text:p>
          </table:table-cell>
          <table:table-cell table:style-name="ce211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211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212" table:formula="of:=COUNTBLANK([.C2:.T2])-3" office:value-type="float" office:value="15" calcext:value-type="float">
            <text:p>15</text:p>
          </table:table-cell>
          <table:table-cell table:style-name="ce213" table:formula="of:=COUNTIF([.C2:.U2];&quot;x&quot;)" office:value-type="float" office:value="0" calcext:value-type="float">
            <text:p>0</text:p>
          </table:table-cell>
          <table:table-cell table:style-name="ce214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06" office:value-type="date" office:date-value="2021-07-02" calcext:value-type="date">
            <text:p>02/ jul</text:p>
          </table:table-cell>
          <table:table-cell table:style-name="ce207" table:formula="of:=TEXT([.A3];&quot;Ddd&quot;)" office:value-type="string" office:string-value="pet" calcext:value-type="string">
            <text:p>pet</text:p>
          </table:table-cell>
          <table:table-cell table:style-name="ce208" table:number-columns-repeated="14"/>
          <table:table-cell table:style-name="ce209"/>
          <table:table-cell table:style-name="ce208" table:number-columns-repeated="4"/>
          <table:table-cell table:style-name="ce210"/>
          <table:table-cell table:style-name="ce211" table:formula="of:=COUNTIF([.AI3:.AZ3];&quot;☻&quot;)" office:value-type="float" office:value="0" calcext:value-type="float">
            <text:p>0</text:p>
          </table:table-cell>
          <table:table-cell table:style-name="ce211" table:formula="of:=COUNTIF([.AI3:.AZ3];&quot;☺&quot;)" office:value-type="float" office:value="0" calcext:value-type="float">
            <text:p>0</text:p>
          </table:table-cell>
          <table:table-cell table:style-name="ce211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211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211" table:formula="of:=COUNTIF([.C3:.U3];&quot;51¶&quot;)" office:value-type="float" office:value="0" calcext:value-type="float">
            <text:p>0</text:p>
          </table:table-cell>
          <table:table-cell table:style-name="ce211" table:formula="of:=COUNTIF([.C3:.U3];&quot;52¶&quot;)" office:value-type="float" office:value="0" calcext:value-type="float">
            <text:p>0</text:p>
          </table:table-cell>
          <table:table-cell table:style-name="ce211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211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212" table:formula="of:=COUNTBLANK([.C3:.T3])-3" office:value-type="float" office:value="15" calcext:value-type="float">
            <text:p>15</text:p>
          </table:table-cell>
          <table:table-cell table:style-name="ce213" table:formula="of:=COUNTIF([.C3:.U3];&quot;x&quot;)" office:value-type="float" office:value="0" calcext:value-type="float">
            <text:p>0</text:p>
          </table:table-cell>
          <table:table-cell table:style-name="ce214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03" calcext:value-type="date">
            <text:p>03/ jul</text:p>
          </table:table-cell>
          <table:table-cell table:style-name="ce207" table:formula="of:=TEXT([.A4];&quot;Ddd&quot;)" office:value-type="string" office:string-value="sob" calcext:value-type="string">
            <text:p>sob</text:p>
          </table:table-cell>
          <table:table-cell table:style-name="ce208" table:number-columns-repeated="14"/>
          <table:table-cell table:style-name="ce209"/>
          <table:table-cell table:style-name="ce208" table:number-columns-repeated="4"/>
          <table:table-cell table:style-name="ce210"/>
          <table:table-cell table:style-name="ce211" table:formula="of:=COUNTIF([.AI4:.AZ4];&quot;☻&quot;)" office:value-type="float" office:value="0" calcext:value-type="float">
            <text:p>0</text:p>
          </table:table-cell>
          <table:table-cell table:style-name="ce211" table:formula="of:=COUNTIF([.AI4:.AZ4];&quot;☺&quot;)" office:value-type="float" office:value="0" calcext:value-type="float">
            <text:p>0</text:p>
          </table:table-cell>
          <table:table-cell table:style-name="ce211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211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211" table:formula="of:=COUNTIF([.C4:.U4];&quot;51¶&quot;)" office:value-type="float" office:value="0" calcext:value-type="float">
            <text:p>0</text:p>
          </table:table-cell>
          <table:table-cell table:style-name="ce211" table:formula="of:=COUNTIF([.C4:.U4];&quot;52¶&quot;)" office:value-type="float" office:value="0" calcext:value-type="float">
            <text:p>0</text:p>
          </table:table-cell>
          <table:table-cell table:style-name="ce211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211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212" table:formula="of:=COUNTBLANK([.C4:.T4])-3" office:value-type="float" office:value="15" calcext:value-type="float">
            <text:p>15</text:p>
          </table:table-cell>
          <table:table-cell table:style-name="ce213" table:formula="of:=COUNTIF([.C4:.U4];&quot;x&quot;)" office:value-type="float" office:value="0" calcext:value-type="float">
            <text:p>0</text:p>
          </table:table-cell>
          <table:table-cell table:style-name="ce214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04" calcext:value-type="date">
            <text:p>04/ jul</text:p>
          </table:table-cell>
          <table:table-cell table:style-name="ce207" table:formula="of:=TEXT([.A5];&quot;Ddd&quot;)" office:value-type="string" office:string-value="ned" calcext:value-type="string">
            <text:p>ned</text:p>
          </table:table-cell>
          <table:table-cell table:style-name="ce208" table:number-columns-repeated="19"/>
          <table:table-cell table:style-name="ce210"/>
          <table:table-cell table:style-name="ce211" table:formula="of:=COUNTIF([.AI5:.AZ5];&quot;☻&quot;)" office:value-type="float" office:value="0" calcext:value-type="float">
            <text:p>0</text:p>
          </table:table-cell>
          <table:table-cell table:style-name="ce211" table:formula="of:=COUNTIF([.AI5:.AZ5];&quot;☺&quot;)" office:value-type="float" office:value="0" calcext:value-type="float">
            <text:p>0</text:p>
          </table:table-cell>
          <table:table-cell table:style-name="ce211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211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211" table:formula="of:=COUNTIF([.C5:.U5];&quot;51¶&quot;)" office:value-type="float" office:value="0" calcext:value-type="float">
            <text:p>0</text:p>
          </table:table-cell>
          <table:table-cell table:style-name="ce211" table:formula="of:=COUNTIF([.C5:.U5];&quot;52¶&quot;)" office:value-type="float" office:value="0" calcext:value-type="float">
            <text:p>0</text:p>
          </table:table-cell>
          <table:table-cell table:style-name="ce211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211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212" table:formula="of:=COUNTBLANK([.C5:.T5])-3" office:value-type="float" office:value="15" calcext:value-type="float">
            <text:p>15</text:p>
          </table:table-cell>
          <table:table-cell table:style-name="ce213" table:formula="of:=COUNTIF([.C5:.U5];&quot;x&quot;)" office:value-type="float" office:value="0" calcext:value-type="float">
            <text:p>0</text:p>
          </table:table-cell>
          <table:table-cell table:style-name="ce214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05" calcext:value-type="date">
            <text:p>05/ jul</text:p>
          </table:table-cell>
          <table:table-cell table:style-name="ce207" table:formula="of:=TEXT([.A6];&quot;Ddd&quot;)" office:value-type="string" office:string-value="pon" calcext:value-type="string">
            <text:p>pon</text:p>
          </table:table-cell>
          <table:table-cell table:style-name="ce208" table:number-columns-repeated="19"/>
          <table:table-cell table:style-name="ce210"/>
          <table:table-cell table:style-name="ce211" table:formula="of:=COUNTIF([.AI6:.AZ6];&quot;☻&quot;)" office:value-type="float" office:value="0" calcext:value-type="float">
            <text:p>0</text:p>
          </table:table-cell>
          <table:table-cell table:style-name="ce211" table:formula="of:=COUNTIF([.AI6:.AZ6];&quot;☺&quot;)" office:value-type="float" office:value="0" calcext:value-type="float">
            <text:p>0</text:p>
          </table:table-cell>
          <table:table-cell table:style-name="ce211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211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211" table:formula="of:=COUNTIF([.C6:.U6];&quot;51¶&quot;)" office:value-type="float" office:value="0" calcext:value-type="float">
            <text:p>0</text:p>
          </table:table-cell>
          <table:table-cell table:style-name="ce211" table:formula="of:=COUNTIF([.C6:.U6];&quot;52¶&quot;)" office:value-type="float" office:value="0" calcext:value-type="float">
            <text:p>0</text:p>
          </table:table-cell>
          <table:table-cell table:style-name="ce211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211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212" table:formula="of:=COUNTBLANK([.C6:.T6])-3" office:value-type="float" office:value="15" calcext:value-type="float">
            <text:p>15</text:p>
          </table:table-cell>
          <table:table-cell table:style-name="ce213" table:formula="of:=COUNTIF([.C6:.U6];&quot;x&quot;)" office:value-type="float" office:value="0" calcext:value-type="float">
            <text:p>0</text:p>
          </table:table-cell>
          <table:table-cell table:style-name="ce214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06" calcext:value-type="date">
            <text:p>06/ jul</text:p>
          </table:table-cell>
          <table:table-cell table:style-name="ce207" table:formula="of:=TEXT([.A7];&quot;Ddd&quot;)" office:value-type="string" office:string-value="tor" calcext:value-type="string">
            <text:p>tor</text:p>
          </table:table-cell>
          <table:table-cell table:style-name="ce208" table:number-columns-repeated="19"/>
          <table:table-cell table:style-name="ce210"/>
          <table:table-cell table:style-name="ce211" table:formula="of:=COUNTIF([.AI7:.AZ7];&quot;☻&quot;)" office:value-type="float" office:value="0" calcext:value-type="float">
            <text:p>0</text:p>
          </table:table-cell>
          <table:table-cell table:style-name="ce211" table:formula="of:=COUNTIF([.AI7:.AZ7];&quot;☺&quot;)" office:value-type="float" office:value="0" calcext:value-type="float">
            <text:p>0</text:p>
          </table:table-cell>
          <table:table-cell table:style-name="ce211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211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211" table:formula="of:=COUNTIF([.C7:.U7];&quot;51¶&quot;)" office:value-type="float" office:value="0" calcext:value-type="float">
            <text:p>0</text:p>
          </table:table-cell>
          <table:table-cell table:style-name="ce211" table:formula="of:=COUNTIF([.C7:.U7];&quot;52¶&quot;)" office:value-type="float" office:value="0" calcext:value-type="float">
            <text:p>0</text:p>
          </table:table-cell>
          <table:table-cell table:style-name="ce211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211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212" table:formula="of:=COUNTBLANK([.C7:.T7])-3" office:value-type="float" office:value="15" calcext:value-type="float">
            <text:p>15</text:p>
          </table:table-cell>
          <table:table-cell table:style-name="ce213" table:formula="of:=COUNTIF([.C7:.U7];&quot;x&quot;)" office:value-type="float" office:value="0" calcext:value-type="float">
            <text:p>0</text:p>
          </table:table-cell>
          <table:table-cell table:style-name="ce214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07" calcext:value-type="date">
            <text:p>07/ jul</text:p>
          </table:table-cell>
          <table:table-cell table:style-name="ce207" table:formula="of:=TEXT([.A8];&quot;Ddd&quot;)" office:value-type="string" office:string-value="sre" calcext:value-type="string">
            <text:p>sre</text:p>
          </table:table-cell>
          <table:table-cell table:style-name="ce208" table:number-columns-repeated="8"/>
          <table:table-cell table:style-name="ce209"/>
          <table:table-cell table:style-name="ce208" table:number-columns-repeated="10"/>
          <table:table-cell table:style-name="ce210"/>
          <table:table-cell table:style-name="ce211" table:formula="of:=COUNTIF([.AI8:.AZ8];&quot;☻&quot;)" office:value-type="float" office:value="0" calcext:value-type="float">
            <text:p>0</text:p>
          </table:table-cell>
          <table:table-cell table:style-name="ce211" table:formula="of:=COUNTIF([.AI8:.AZ8];&quot;☺&quot;)" office:value-type="float" office:value="0" calcext:value-type="float">
            <text:p>0</text:p>
          </table:table-cell>
          <table:table-cell table:style-name="ce211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211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211" table:formula="of:=COUNTIF([.C8:.U8];&quot;51¶&quot;)" office:value-type="float" office:value="0" calcext:value-type="float">
            <text:p>0</text:p>
          </table:table-cell>
          <table:table-cell table:style-name="ce211" table:formula="of:=COUNTIF([.C8:.U8];&quot;52¶&quot;)" office:value-type="float" office:value="0" calcext:value-type="float">
            <text:p>0</text:p>
          </table:table-cell>
          <table:table-cell table:style-name="ce211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211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212" table:formula="of:=COUNTBLANK([.C8:.T8])-3" office:value-type="float" office:value="15" calcext:value-type="float">
            <text:p>15</text:p>
          </table:table-cell>
          <table:table-cell table:style-name="ce213" table:formula="of:=COUNTIF([.C8:.U8];&quot;x&quot;)" office:value-type="float" office:value="0" calcext:value-type="float">
            <text:p>0</text:p>
          </table:table-cell>
          <table:table-cell table:style-name="ce214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08" calcext:value-type="date">
            <text:p>08/ jul</text:p>
          </table:table-cell>
          <table:table-cell table:style-name="ce207" table:formula="of:=TEXT([.A9];&quot;Ddd&quot;)" office:value-type="string" office:string-value="čet" calcext:value-type="string">
            <text:p>čet</text:p>
          </table:table-cell>
          <table:table-cell table:style-name="ce208" table:number-columns-repeated="8"/>
          <table:table-cell table:style-name="ce209"/>
          <table:table-cell table:style-name="ce208" table:number-columns-repeated="10"/>
          <table:table-cell table:style-name="ce210"/>
          <table:table-cell table:style-name="ce211" table:formula="of:=COUNTIF([.AI9:.AZ9];&quot;☻&quot;)" office:value-type="float" office:value="0" calcext:value-type="float">
            <text:p>0</text:p>
          </table:table-cell>
          <table:table-cell table:style-name="ce211" table:formula="of:=COUNTIF([.AI9:.AZ9];&quot;☺&quot;)" office:value-type="float" office:value="0" calcext:value-type="float">
            <text:p>0</text:p>
          </table:table-cell>
          <table:table-cell table:style-name="ce211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211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211" table:formula="of:=COUNTIF([.C9:.U9];&quot;51¶&quot;)" office:value-type="float" office:value="0" calcext:value-type="float">
            <text:p>0</text:p>
          </table:table-cell>
          <table:table-cell table:style-name="ce211" table:formula="of:=COUNTIF([.C9:.U9];&quot;52¶&quot;)" office:value-type="float" office:value="0" calcext:value-type="float">
            <text:p>0</text:p>
          </table:table-cell>
          <table:table-cell table:style-name="ce211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211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212" table:formula="of:=COUNTBLANK([.C9:.T9])-3" office:value-type="float" office:value="15" calcext:value-type="float">
            <text:p>15</text:p>
          </table:table-cell>
          <table:table-cell table:style-name="ce213" table:formula="of:=COUNTIF([.C9:.U9];&quot;x&quot;)" office:value-type="float" office:value="0" calcext:value-type="float">
            <text:p>0</text:p>
          </table:table-cell>
          <table:table-cell table:style-name="ce214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09" calcext:value-type="date">
            <text:p>09/ jul</text:p>
          </table:table-cell>
          <table:table-cell table:style-name="ce207" table:formula="of:=TEXT([.A10];&quot;Ddd&quot;)" office:value-type="string" office:string-value="pet" calcext:value-type="string">
            <text:p>pet</text:p>
          </table:table-cell>
          <table:table-cell table:style-name="ce208" table:number-columns-repeated="8"/>
          <table:table-cell table:style-name="ce209"/>
          <table:table-cell table:style-name="ce208" table:number-columns-repeated="10"/>
          <table:table-cell table:style-name="ce210"/>
          <table:table-cell table:style-name="ce211" table:formula="of:=COUNTIF([.AI10:.AZ10];&quot;☻&quot;)" office:value-type="float" office:value="0" calcext:value-type="float">
            <text:p>0</text:p>
          </table:table-cell>
          <table:table-cell table:style-name="ce211" table:formula="of:=COUNTIF([.AI10:.AZ10];&quot;☺&quot;)" office:value-type="float" office:value="0" calcext:value-type="float">
            <text:p>0</text:p>
          </table:table-cell>
          <table:table-cell table:style-name="ce211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211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211" table:formula="of:=COUNTIF([.C10:.U10];&quot;51¶&quot;)" office:value-type="float" office:value="0" calcext:value-type="float">
            <text:p>0</text:p>
          </table:table-cell>
          <table:table-cell table:style-name="ce211" table:formula="of:=COUNTIF([.C10:.U10];&quot;52¶&quot;)" office:value-type="float" office:value="0" calcext:value-type="float">
            <text:p>0</text:p>
          </table:table-cell>
          <table:table-cell table:style-name="ce211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211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212" table:formula="of:=COUNTBLANK([.C10:.T10])-3" office:value-type="float" office:value="15" calcext:value-type="float">
            <text:p>15</text:p>
          </table:table-cell>
          <table:table-cell table:style-name="ce213" table:formula="of:=COUNTIF([.C10:.U10];&quot;x&quot;)" office:value-type="float" office:value="0" calcext:value-type="float">
            <text:p>0</text:p>
          </table:table-cell>
          <table:table-cell table:style-name="ce214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0" calcext:value-type="date">
            <text:p>10/ jul</text:p>
          </table:table-cell>
          <table:table-cell table:style-name="ce207" table:formula="of:=TEXT([.A11];&quot;Ddd&quot;)" office:value-type="string" office:string-value="sob" calcext:value-type="string">
            <text:p>sob</text:p>
          </table:table-cell>
          <table:table-cell table:style-name="ce208" table:number-columns-repeated="19"/>
          <table:table-cell table:style-name="ce210"/>
          <table:table-cell table:style-name="ce211" table:formula="of:=COUNTIF([.AI11:.AZ11];&quot;☻&quot;)" office:value-type="float" office:value="0" calcext:value-type="float">
            <text:p>0</text:p>
          </table:table-cell>
          <table:table-cell table:style-name="ce211" table:formula="of:=COUNTIF([.AI11:.AZ11];&quot;☺&quot;)" office:value-type="float" office:value="0" calcext:value-type="float">
            <text:p>0</text:p>
          </table:table-cell>
          <table:table-cell table:style-name="ce211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211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211" table:formula="of:=COUNTIF([.C11:.U11];&quot;51¶&quot;)" office:value-type="float" office:value="0" calcext:value-type="float">
            <text:p>0</text:p>
          </table:table-cell>
          <table:table-cell table:style-name="ce211" table:formula="of:=COUNTIF([.C11:.U11];&quot;52¶&quot;)" office:value-type="float" office:value="0" calcext:value-type="float">
            <text:p>0</text:p>
          </table:table-cell>
          <table:table-cell table:style-name="ce211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211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212" table:formula="of:=COUNTBLANK([.C11:.T11])-3" office:value-type="float" office:value="15" calcext:value-type="float">
            <text:p>15</text:p>
          </table:table-cell>
          <table:table-cell table:style-name="ce213" table:formula="of:=COUNTIF([.C11:.U11];&quot;x&quot;)" office:value-type="float" office:value="0" calcext:value-type="float">
            <text:p>0</text:p>
          </table:table-cell>
          <table:table-cell table:style-name="ce214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1" calcext:value-type="date">
            <text:p>11/ jul</text:p>
          </table:table-cell>
          <table:table-cell table:style-name="ce207" table:formula="of:=TEXT([.A12];&quot;Ddd&quot;)" office:value-type="string" office:string-value="ned" calcext:value-type="string">
            <text:p>ned</text:p>
          </table:table-cell>
          <table:table-cell table:style-name="ce209"/>
          <table:table-cell table:style-name="ce208" table:number-columns-repeated="18"/>
          <table:table-cell table:style-name="ce210"/>
          <table:table-cell table:style-name="ce211" table:formula="of:=COUNTIF([.AI12:.AZ12];&quot;☻&quot;)" office:value-type="float" office:value="0" calcext:value-type="float">
            <text:p>0</text:p>
          </table:table-cell>
          <table:table-cell table:style-name="ce211" table:formula="of:=COUNTIF([.AI12:.AZ12];&quot;☺&quot;)" office:value-type="float" office:value="0" calcext:value-type="float">
            <text:p>0</text:p>
          </table:table-cell>
          <table:table-cell table:style-name="ce211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211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211" table:formula="of:=COUNTIF([.C12:.U12];&quot;51¶&quot;)" office:value-type="float" office:value="0" calcext:value-type="float">
            <text:p>0</text:p>
          </table:table-cell>
          <table:table-cell table:style-name="ce211" table:formula="of:=COUNTIF([.C12:.U12];&quot;52¶&quot;)" office:value-type="float" office:value="0" calcext:value-type="float">
            <text:p>0</text:p>
          </table:table-cell>
          <table:table-cell table:style-name="ce211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211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212" table:formula="of:=COUNTBLANK([.C12:.T12])-3" office:value-type="float" office:value="15" calcext:value-type="float">
            <text:p>15</text:p>
          </table:table-cell>
          <table:table-cell table:style-name="ce213" table:formula="of:=COUNTIF([.C12:.U12];&quot;x&quot;)" office:value-type="float" office:value="0" calcext:value-type="float">
            <text:p>0</text:p>
          </table:table-cell>
          <table:table-cell table:style-name="ce214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2" calcext:value-type="date">
            <text:p>12/ jul</text:p>
          </table:table-cell>
          <table:table-cell table:style-name="ce207" table:formula="of:=TEXT([.A13];&quot;Ddd&quot;)" office:value-type="string" office:string-value="pon" calcext:value-type="string">
            <text:p>pon</text:p>
          </table:table-cell>
          <table:table-cell table:style-name="ce208" table:number-columns-repeated="19"/>
          <table:table-cell table:style-name="ce210"/>
          <table:table-cell table:style-name="ce211" table:formula="of:=COUNTIF([.AI13:.AZ13];&quot;☻&quot;)" office:value-type="float" office:value="0" calcext:value-type="float">
            <text:p>0</text:p>
          </table:table-cell>
          <table:table-cell table:style-name="ce211" table:formula="of:=COUNTIF([.AI13:.AZ13];&quot;☺&quot;)" office:value-type="float" office:value="0" calcext:value-type="float">
            <text:p>0</text:p>
          </table:table-cell>
          <table:table-cell table:style-name="ce211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211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211" table:formula="of:=COUNTIF([.C13:.U13];&quot;51¶&quot;)" office:value-type="float" office:value="0" calcext:value-type="float">
            <text:p>0</text:p>
          </table:table-cell>
          <table:table-cell table:style-name="ce211" table:formula="of:=COUNTIF([.C13:.U13];&quot;52¶&quot;)" office:value-type="float" office:value="0" calcext:value-type="float">
            <text:p>0</text:p>
          </table:table-cell>
          <table:table-cell table:style-name="ce211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211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212" table:formula="of:=COUNTBLANK([.C13:.T13])-3" office:value-type="float" office:value="15" calcext:value-type="float">
            <text:p>15</text:p>
          </table:table-cell>
          <table:table-cell table:style-name="ce213" table:formula="of:=COUNTIF([.C13:.U13];&quot;x&quot;)" office:value-type="float" office:value="0" calcext:value-type="float">
            <text:p>0</text:p>
          </table:table-cell>
          <table:table-cell table:style-name="ce214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3" calcext:value-type="date">
            <text:p>13/ jul</text:p>
          </table:table-cell>
          <table:table-cell table:style-name="ce207" table:formula="of:=TEXT([.A14];&quot;Ddd&quot;)" office:value-type="string" office:string-value="tor" calcext:value-type="string">
            <text:p>tor</text:p>
          </table:table-cell>
          <table:table-cell table:style-name="ce208" table:number-columns-repeated="19"/>
          <table:table-cell table:style-name="ce210"/>
          <table:table-cell table:style-name="ce211" table:formula="of:=COUNTIF([.AI14:.AZ14];&quot;☻&quot;)" office:value-type="float" office:value="0" calcext:value-type="float">
            <text:p>0</text:p>
          </table:table-cell>
          <table:table-cell table:style-name="ce211" table:formula="of:=COUNTIF([.AI14:.AZ14];&quot;☺&quot;)" office:value-type="float" office:value="0" calcext:value-type="float">
            <text:p>0</text:p>
          </table:table-cell>
          <table:table-cell table:style-name="ce211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211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211" table:formula="of:=COUNTIF([.C14:.U14];&quot;51¶&quot;)" office:value-type="float" office:value="0" calcext:value-type="float">
            <text:p>0</text:p>
          </table:table-cell>
          <table:table-cell table:style-name="ce211" table:formula="of:=COUNTIF([.C14:.U14];&quot;52¶&quot;)" office:value-type="float" office:value="0" calcext:value-type="float">
            <text:p>0</text:p>
          </table:table-cell>
          <table:table-cell table:style-name="ce211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211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212" table:formula="of:=COUNTBLANK([.C14:.T14])-3" office:value-type="float" office:value="15" calcext:value-type="float">
            <text:p>15</text:p>
          </table:table-cell>
          <table:table-cell table:style-name="ce213" table:formula="of:=COUNTIF([.C14:.U14];&quot;x&quot;)" office:value-type="float" office:value="0" calcext:value-type="float">
            <text:p>0</text:p>
          </table:table-cell>
          <table:table-cell table:style-name="ce214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4" calcext:value-type="date">
            <text:p>14/ jul</text:p>
          </table:table-cell>
          <table:table-cell table:style-name="ce207" table:formula="of:=TEXT([.A15];&quot;Ddd&quot;)" office:value-type="string" office:string-value="sre" calcext:value-type="string">
            <text:p>sre</text:p>
          </table:table-cell>
          <table:table-cell table:style-name="ce208" table:number-columns-repeated="19"/>
          <table:table-cell table:style-name="ce210"/>
          <table:table-cell table:style-name="ce211" table:formula="of:=COUNTIF([.AI15:.AZ15];&quot;☻&quot;)" office:value-type="float" office:value="0" calcext:value-type="float">
            <text:p>0</text:p>
          </table:table-cell>
          <table:table-cell table:style-name="ce211" table:formula="of:=COUNTIF([.AI15:.AZ15];&quot;☺&quot;)" office:value-type="float" office:value="0" calcext:value-type="float">
            <text:p>0</text:p>
          </table:table-cell>
          <table:table-cell table:style-name="ce211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211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211" table:formula="of:=COUNTIF([.C15:.U15];&quot;51¶&quot;)" office:value-type="float" office:value="0" calcext:value-type="float">
            <text:p>0</text:p>
          </table:table-cell>
          <table:table-cell table:style-name="ce211" table:formula="of:=COUNTIF([.C15:.U15];&quot;52¶&quot;)" office:value-type="float" office:value="0" calcext:value-type="float">
            <text:p>0</text:p>
          </table:table-cell>
          <table:table-cell table:style-name="ce211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211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212" table:formula="of:=COUNTBLANK([.C15:.T15])-3" office:value-type="float" office:value="15" calcext:value-type="float">
            <text:p>15</text:p>
          </table:table-cell>
          <table:table-cell table:style-name="ce213" table:formula="of:=COUNTIF([.C15:.U15];&quot;x&quot;)" office:value-type="float" office:value="0" calcext:value-type="float">
            <text:p>0</text:p>
          </table:table-cell>
          <table:table-cell table:style-name="ce214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5" calcext:value-type="date">
            <text:p>15/ jul</text:p>
          </table:table-cell>
          <table:table-cell table:style-name="ce207" table:formula="of:=TEXT([.A16];&quot;Ddd&quot;)" office:value-type="string" office:string-value="čet" calcext:value-type="string">
            <text:p>čet</text:p>
          </table:table-cell>
          <table:table-cell table:style-name="ce208" table:number-columns-repeated="19"/>
          <table:table-cell table:style-name="ce210"/>
          <table:table-cell table:style-name="ce211" table:formula="of:=COUNTIF([.AI16:.AZ16];&quot;☻&quot;)" office:value-type="float" office:value="0" calcext:value-type="float">
            <text:p>0</text:p>
          </table:table-cell>
          <table:table-cell table:style-name="ce211" table:formula="of:=COUNTIF([.AI16:.AZ16];&quot;☺&quot;)" office:value-type="float" office:value="0" calcext:value-type="float">
            <text:p>0</text:p>
          </table:table-cell>
          <table:table-cell table:style-name="ce211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211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211" table:formula="of:=COUNTIF([.C16:.U16];&quot;51¶&quot;)" office:value-type="float" office:value="0" calcext:value-type="float">
            <text:p>0</text:p>
          </table:table-cell>
          <table:table-cell table:style-name="ce211" table:formula="of:=COUNTIF([.C16:.U16];&quot;52¶&quot;)" office:value-type="float" office:value="0" calcext:value-type="float">
            <text:p>0</text:p>
          </table:table-cell>
          <table:table-cell table:style-name="ce211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211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212" table:formula="of:=COUNTBLANK([.C16:.T16])-3" office:value-type="float" office:value="15" calcext:value-type="float">
            <text:p>15</text:p>
          </table:table-cell>
          <table:table-cell table:style-name="ce213" table:formula="of:=COUNTIF([.C16:.U16];&quot;x&quot;)" office:value-type="float" office:value="0" calcext:value-type="float">
            <text:p>0</text:p>
          </table:table-cell>
          <table:table-cell table:style-name="ce214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6" calcext:value-type="date">
            <text:p>16/ jul</text:p>
          </table:table-cell>
          <table:table-cell table:style-name="ce207" table:formula="of:=TEXT([.A17];&quot;Ddd&quot;)" office:value-type="string" office:string-value="pet" calcext:value-type="string">
            <text:p>pet</text:p>
          </table:table-cell>
          <table:table-cell table:style-name="ce208" table:number-columns-repeated="19"/>
          <table:table-cell table:style-name="ce210"/>
          <table:table-cell table:style-name="ce211" table:formula="of:=COUNTIF([.AI17:.AZ17];&quot;☻&quot;)" office:value-type="float" office:value="0" calcext:value-type="float">
            <text:p>0</text:p>
          </table:table-cell>
          <table:table-cell table:style-name="ce211" table:formula="of:=COUNTIF([.AI17:.AZ17];&quot;☺&quot;)" office:value-type="float" office:value="0" calcext:value-type="float">
            <text:p>0</text:p>
          </table:table-cell>
          <table:table-cell table:style-name="ce211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211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211" table:formula="of:=COUNTIF([.C17:.U17];&quot;51¶&quot;)" office:value-type="float" office:value="0" calcext:value-type="float">
            <text:p>0</text:p>
          </table:table-cell>
          <table:table-cell table:style-name="ce211" table:formula="of:=COUNTIF([.C17:.U17];&quot;52¶&quot;)" office:value-type="float" office:value="0" calcext:value-type="float">
            <text:p>0</text:p>
          </table:table-cell>
          <table:table-cell table:style-name="ce211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211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212" table:formula="of:=COUNTBLANK([.C17:.T17])-3" office:value-type="float" office:value="15" calcext:value-type="float">
            <text:p>15</text:p>
          </table:table-cell>
          <table:table-cell table:style-name="ce213" table:formula="of:=COUNTIF([.C17:.U17];&quot;x&quot;)" office:value-type="float" office:value="0" calcext:value-type="float">
            <text:p>0</text:p>
          </table:table-cell>
          <table:table-cell table:style-name="ce214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7" calcext:value-type="date">
            <text:p>17/ jul</text:p>
          </table:table-cell>
          <table:table-cell table:style-name="ce207" table:formula="of:=TEXT([.A18];&quot;Ddd&quot;)" office:value-type="string" office:string-value="sob" calcext:value-type="string">
            <text:p>sob</text:p>
          </table:table-cell>
          <table:table-cell table:style-name="ce208" table:number-columns-repeated="19"/>
          <table:table-cell table:style-name="ce210"/>
          <table:table-cell table:style-name="ce211" table:formula="of:=COUNTIF([.AI18:.AZ18];&quot;☻&quot;)" office:value-type="float" office:value="0" calcext:value-type="float">
            <text:p>0</text:p>
          </table:table-cell>
          <table:table-cell table:style-name="ce211" table:formula="of:=COUNTIF([.AI18:.AZ18];&quot;☺&quot;)" office:value-type="float" office:value="0" calcext:value-type="float">
            <text:p>0</text:p>
          </table:table-cell>
          <table:table-cell table:style-name="ce211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211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211" table:formula="of:=COUNTIF([.C18:.U18];&quot;51¶&quot;)" office:value-type="float" office:value="0" calcext:value-type="float">
            <text:p>0</text:p>
          </table:table-cell>
          <table:table-cell table:style-name="ce211" table:formula="of:=COUNTIF([.C18:.U18];&quot;52¶&quot;)" office:value-type="float" office:value="0" calcext:value-type="float">
            <text:p>0</text:p>
          </table:table-cell>
          <table:table-cell table:style-name="ce211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211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212" table:formula="of:=COUNTBLANK([.C18:.T18])-3" office:value-type="float" office:value="15" calcext:value-type="float">
            <text:p>15</text:p>
          </table:table-cell>
          <table:table-cell table:style-name="ce213" table:formula="of:=COUNTIF([.C18:.U18];&quot;x&quot;)" office:value-type="float" office:value="0" calcext:value-type="float">
            <text:p>0</text:p>
          </table:table-cell>
          <table:table-cell table:style-name="ce214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8" calcext:value-type="date">
            <text:p>18/ jul</text:p>
          </table:table-cell>
          <table:table-cell table:style-name="ce207" table:formula="of:=TEXT([.A19];&quot;Ddd&quot;)" office:value-type="string" office:string-value="ned" calcext:value-type="string">
            <text:p>ned</text:p>
          </table:table-cell>
          <table:table-cell table:style-name="ce208" table:number-columns-repeated="19"/>
          <table:table-cell table:style-name="ce210"/>
          <table:table-cell table:style-name="ce211" table:formula="of:=COUNTIF([.AI19:.AZ19];&quot;☻&quot;)" office:value-type="float" office:value="0" calcext:value-type="float">
            <text:p>0</text:p>
          </table:table-cell>
          <table:table-cell table:style-name="ce211" table:formula="of:=COUNTIF([.AI19:.AZ19];&quot;☺&quot;)" office:value-type="float" office:value="0" calcext:value-type="float">
            <text:p>0</text:p>
          </table:table-cell>
          <table:table-cell table:style-name="ce211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211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211" table:formula="of:=COUNTIF([.C19:.U19];&quot;51¶&quot;)" office:value-type="float" office:value="0" calcext:value-type="float">
            <text:p>0</text:p>
          </table:table-cell>
          <table:table-cell table:style-name="ce211" table:formula="of:=COUNTIF([.C19:.U19];&quot;52¶&quot;)" office:value-type="float" office:value="0" calcext:value-type="float">
            <text:p>0</text:p>
          </table:table-cell>
          <table:table-cell table:style-name="ce211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211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212" table:formula="of:=COUNTBLANK([.C19:.T19])-3" office:value-type="float" office:value="15" calcext:value-type="float">
            <text:p>15</text:p>
          </table:table-cell>
          <table:table-cell table:style-name="ce213" table:formula="of:=COUNTIF([.C19:.U19];&quot;x&quot;)" office:value-type="float" office:value="0" calcext:value-type="float">
            <text:p>0</text:p>
          </table:table-cell>
          <table:table-cell table:style-name="ce214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19" calcext:value-type="date">
            <text:p>19/ jul</text:p>
          </table:table-cell>
          <table:table-cell table:style-name="ce207" table:formula="of:=TEXT([.A20];&quot;Ddd&quot;)" office:value-type="string" office:string-value="pon" calcext:value-type="string">
            <text:p>pon</text:p>
          </table:table-cell>
          <table:table-cell table:style-name="ce208" table:number-columns-repeated="19"/>
          <table:table-cell table:style-name="ce210"/>
          <table:table-cell table:style-name="ce211" table:formula="of:=COUNTIF([.AI20:.AZ20];&quot;☻&quot;)" office:value-type="float" office:value="0" calcext:value-type="float">
            <text:p>0</text:p>
          </table:table-cell>
          <table:table-cell table:style-name="ce211" table:formula="of:=COUNTIF([.AI20:.AZ20];&quot;☺&quot;)" office:value-type="float" office:value="0" calcext:value-type="float">
            <text:p>0</text:p>
          </table:table-cell>
          <table:table-cell table:style-name="ce211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211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211" table:formula="of:=COUNTIF([.C20:.U20];&quot;51¶&quot;)" office:value-type="float" office:value="0" calcext:value-type="float">
            <text:p>0</text:p>
          </table:table-cell>
          <table:table-cell table:style-name="ce211" table:formula="of:=COUNTIF([.C20:.U20];&quot;52¶&quot;)" office:value-type="float" office:value="0" calcext:value-type="float">
            <text:p>0</text:p>
          </table:table-cell>
          <table:table-cell table:style-name="ce211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211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212" table:formula="of:=COUNTBLANK([.C20:.T20])-3" office:value-type="float" office:value="15" calcext:value-type="float">
            <text:p>15</text:p>
          </table:table-cell>
          <table:table-cell table:style-name="ce213" table:formula="of:=COUNTIF([.C20:.U20];&quot;x&quot;)" office:value-type="float" office:value="0" calcext:value-type="float">
            <text:p>0</text:p>
          </table:table-cell>
          <table:table-cell table:style-name="ce214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0" calcext:value-type="date">
            <text:p>20/ jul</text:p>
          </table:table-cell>
          <table:table-cell table:style-name="ce207" table:formula="of:=TEXT([.A21];&quot;Ddd&quot;)" office:value-type="string" office:string-value="tor" calcext:value-type="string">
            <text:p>tor</text:p>
          </table:table-cell>
          <table:table-cell table:style-name="ce208" table:number-columns-repeated="19"/>
          <table:table-cell table:style-name="ce210"/>
          <table:table-cell table:style-name="ce211" table:formula="of:=COUNTIF([.AI21:.AZ21];&quot;☻&quot;)" office:value-type="float" office:value="0" calcext:value-type="float">
            <text:p>0</text:p>
          </table:table-cell>
          <table:table-cell table:style-name="ce211" table:formula="of:=COUNTIF([.AI21:.AZ21];&quot;☺&quot;)" office:value-type="float" office:value="0" calcext:value-type="float">
            <text:p>0</text:p>
          </table:table-cell>
          <table:table-cell table:style-name="ce211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211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211" table:formula="of:=COUNTIF([.C21:.U21];&quot;51¶&quot;)" office:value-type="float" office:value="0" calcext:value-type="float">
            <text:p>0</text:p>
          </table:table-cell>
          <table:table-cell table:style-name="ce211" table:formula="of:=COUNTIF([.C21:.U21];&quot;52¶&quot;)" office:value-type="float" office:value="0" calcext:value-type="float">
            <text:p>0</text:p>
          </table:table-cell>
          <table:table-cell table:style-name="ce211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211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212" table:formula="of:=COUNTBLANK([.C21:.T21])-3" office:value-type="float" office:value="15" calcext:value-type="float">
            <text:p>15</text:p>
          </table:table-cell>
          <table:table-cell table:style-name="ce213" table:formula="of:=COUNTIF([.C21:.U21];&quot;x&quot;)" office:value-type="float" office:value="0" calcext:value-type="float">
            <text:p>0</text:p>
          </table:table-cell>
          <table:table-cell table:style-name="ce214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1" calcext:value-type="date">
            <text:p>21/ jul</text:p>
          </table:table-cell>
          <table:table-cell table:style-name="ce207" table:formula="of:=TEXT([.A22];&quot;Ddd&quot;)" office:value-type="string" office:string-value="sre" calcext:value-type="string">
            <text:p>sre</text:p>
          </table:table-cell>
          <table:table-cell table:style-name="ce208" table:number-columns-repeated="19"/>
          <table:table-cell table:style-name="ce210"/>
          <table:table-cell table:style-name="ce211" table:formula="of:=COUNTIF([.AI22:.AZ22];&quot;☻&quot;)" office:value-type="float" office:value="0" calcext:value-type="float">
            <text:p>0</text:p>
          </table:table-cell>
          <table:table-cell table:style-name="ce211" table:formula="of:=COUNTIF([.AI22:.AZ22];&quot;☺&quot;)" office:value-type="float" office:value="0" calcext:value-type="float">
            <text:p>0</text:p>
          </table:table-cell>
          <table:table-cell table:style-name="ce211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211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211" table:formula="of:=COUNTIF([.C22:.U22];&quot;51¶&quot;)" office:value-type="float" office:value="0" calcext:value-type="float">
            <text:p>0</text:p>
          </table:table-cell>
          <table:table-cell table:style-name="ce211" table:formula="of:=COUNTIF([.C22:.U22];&quot;52¶&quot;)" office:value-type="float" office:value="0" calcext:value-type="float">
            <text:p>0</text:p>
          </table:table-cell>
          <table:table-cell table:style-name="ce211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211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212" table:formula="of:=COUNTBLANK([.C22:.T22])-3" office:value-type="float" office:value="15" calcext:value-type="float">
            <text:p>15</text:p>
          </table:table-cell>
          <table:table-cell table:style-name="ce213" table:formula="of:=COUNTIF([.C22:.U22];&quot;x&quot;)" office:value-type="float" office:value="0" calcext:value-type="float">
            <text:p>0</text:p>
          </table:table-cell>
          <table:table-cell table:style-name="ce214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2" calcext:value-type="date">
            <text:p>22/ jul</text:p>
          </table:table-cell>
          <table:table-cell table:style-name="ce207" table:formula="of:=TEXT([.A23];&quot;Ddd&quot;)" office:value-type="string" office:string-value="čet" calcext:value-type="string">
            <text:p>čet</text:p>
          </table:table-cell>
          <table:table-cell table:style-name="ce208" table:number-columns-repeated="19"/>
          <table:table-cell table:style-name="ce210"/>
          <table:table-cell table:style-name="ce211" table:formula="of:=COUNTIF([.AI23:.AZ23];&quot;☻&quot;)" office:value-type="float" office:value="0" calcext:value-type="float">
            <text:p>0</text:p>
          </table:table-cell>
          <table:table-cell table:style-name="ce211" table:formula="of:=COUNTIF([.AI23:.AZ23];&quot;☺&quot;)" office:value-type="float" office:value="0" calcext:value-type="float">
            <text:p>0</text:p>
          </table:table-cell>
          <table:table-cell table:style-name="ce211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211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211" table:formula="of:=COUNTIF([.C23:.U23];&quot;51¶&quot;)" office:value-type="float" office:value="0" calcext:value-type="float">
            <text:p>0</text:p>
          </table:table-cell>
          <table:table-cell table:style-name="ce211" table:formula="of:=COUNTIF([.C23:.U23];&quot;52¶&quot;)" office:value-type="float" office:value="0" calcext:value-type="float">
            <text:p>0</text:p>
          </table:table-cell>
          <table:table-cell table:style-name="ce211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211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212" table:formula="of:=COUNTBLANK([.C23:.T23])-3" office:value-type="float" office:value="15" calcext:value-type="float">
            <text:p>15</text:p>
          </table:table-cell>
          <table:table-cell table:style-name="ce213" table:formula="of:=COUNTIF([.C23:.U23];&quot;x&quot;)" office:value-type="float" office:value="0" calcext:value-type="float">
            <text:p>0</text:p>
          </table:table-cell>
          <table:table-cell table:style-name="ce214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3" calcext:value-type="date">
            <text:p>23/ jul</text:p>
          </table:table-cell>
          <table:table-cell table:style-name="ce207" table:formula="of:=TEXT([.A24];&quot;Ddd&quot;)" office:value-type="string" office:string-value="pet" calcext:value-type="string">
            <text:p>pet</text:p>
          </table:table-cell>
          <table:table-cell table:style-name="ce208" table:number-columns-repeated="19"/>
          <table:table-cell table:style-name="ce210"/>
          <table:table-cell table:style-name="ce211" table:formula="of:=COUNTIF([.AI24:.AZ24];&quot;☻&quot;)" office:value-type="float" office:value="0" calcext:value-type="float">
            <text:p>0</text:p>
          </table:table-cell>
          <table:table-cell table:style-name="ce211" table:formula="of:=COUNTIF([.AI24:.AZ24];&quot;☺&quot;)" office:value-type="float" office:value="0" calcext:value-type="float">
            <text:p>0</text:p>
          </table:table-cell>
          <table:table-cell table:style-name="ce211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211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211" table:formula="of:=COUNTIF([.C24:.U24];&quot;51¶&quot;)" office:value-type="float" office:value="0" calcext:value-type="float">
            <text:p>0</text:p>
          </table:table-cell>
          <table:table-cell table:style-name="ce211" table:formula="of:=COUNTIF([.C24:.U24];&quot;52¶&quot;)" office:value-type="float" office:value="0" calcext:value-type="float">
            <text:p>0</text:p>
          </table:table-cell>
          <table:table-cell table:style-name="ce211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211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212" table:formula="of:=COUNTBLANK([.C24:.T24])-3" office:value-type="float" office:value="15" calcext:value-type="float">
            <text:p>15</text:p>
          </table:table-cell>
          <table:table-cell table:style-name="ce213" table:formula="of:=COUNTIF([.C24:.U24];&quot;x&quot;)" office:value-type="float" office:value="0" calcext:value-type="float">
            <text:p>0</text:p>
          </table:table-cell>
          <table:table-cell table:style-name="ce214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4" calcext:value-type="date">
            <text:p>24/ jul</text:p>
          </table:table-cell>
          <table:table-cell table:style-name="ce207" table:formula="of:=TEXT([.A25];&quot;Ddd&quot;)" office:value-type="string" office:string-value="sob" calcext:value-type="string">
            <text:p>sob</text:p>
          </table:table-cell>
          <table:table-cell table:style-name="ce208" table:number-columns-repeated="19"/>
          <table:table-cell table:style-name="ce210"/>
          <table:table-cell table:style-name="ce211" table:formula="of:=COUNTIF([.AI25:.AZ25];&quot;☻&quot;)" office:value-type="float" office:value="0" calcext:value-type="float">
            <text:p>0</text:p>
          </table:table-cell>
          <table:table-cell table:style-name="ce211" table:formula="of:=COUNTIF([.AI25:.AZ25];&quot;☺&quot;)" office:value-type="float" office:value="0" calcext:value-type="float">
            <text:p>0</text:p>
          </table:table-cell>
          <table:table-cell table:style-name="ce211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211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211" table:formula="of:=COUNTIF([.C25:.U25];&quot;51¶&quot;)" office:value-type="float" office:value="0" calcext:value-type="float">
            <text:p>0</text:p>
          </table:table-cell>
          <table:table-cell table:style-name="ce211" table:formula="of:=COUNTIF([.C25:.U25];&quot;52¶&quot;)" office:value-type="float" office:value="0" calcext:value-type="float">
            <text:p>0</text:p>
          </table:table-cell>
          <table:table-cell table:style-name="ce211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211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212" table:formula="of:=COUNTBLANK([.C25:.T25])-3" office:value-type="float" office:value="15" calcext:value-type="float">
            <text:p>15</text:p>
          </table:table-cell>
          <table:table-cell table:style-name="ce213" table:formula="of:=COUNTIF([.C25:.U25];&quot;x&quot;)" office:value-type="float" office:value="0" calcext:value-type="float">
            <text:p>0</text:p>
          </table:table-cell>
          <table:table-cell table:style-name="ce214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5" calcext:value-type="date">
            <text:p>25/ jul</text:p>
          </table:table-cell>
          <table:table-cell table:style-name="ce207" table:formula="of:=TEXT([.A26];&quot;Ddd&quot;)" office:value-type="string" office:string-value="ned" calcext:value-type="string">
            <text:p>ned</text:p>
          </table:table-cell>
          <table:table-cell table:style-name="ce208" table:number-columns-repeated="19"/>
          <table:table-cell table:style-name="ce210"/>
          <table:table-cell table:style-name="ce211" table:formula="of:=COUNTIF([.AI26:.AZ26];&quot;☻&quot;)" office:value-type="float" office:value="0" calcext:value-type="float">
            <text:p>0</text:p>
          </table:table-cell>
          <table:table-cell table:style-name="ce211" table:formula="of:=COUNTIF([.AI26:.AZ26];&quot;☺&quot;)" office:value-type="float" office:value="0" calcext:value-type="float">
            <text:p>0</text:p>
          </table:table-cell>
          <table:table-cell table:style-name="ce211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211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211" table:formula="of:=COUNTIF([.C26:.U26];&quot;51¶&quot;)" office:value-type="float" office:value="0" calcext:value-type="float">
            <text:p>0</text:p>
          </table:table-cell>
          <table:table-cell table:style-name="ce211" table:formula="of:=COUNTIF([.C26:.U26];&quot;52¶&quot;)" office:value-type="float" office:value="0" calcext:value-type="float">
            <text:p>0</text:p>
          </table:table-cell>
          <table:table-cell table:style-name="ce211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211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212" table:formula="of:=COUNTBLANK([.C26:.T26])-3" office:value-type="float" office:value="15" calcext:value-type="float">
            <text:p>15</text:p>
          </table:table-cell>
          <table:table-cell table:style-name="ce213" table:formula="of:=COUNTIF([.C26:.U26];&quot;x&quot;)" office:value-type="float" office:value="0" calcext:value-type="float">
            <text:p>0</text:p>
          </table:table-cell>
          <table:table-cell table:style-name="ce214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6" calcext:value-type="date">
            <text:p>26/ jul</text:p>
          </table:table-cell>
          <table:table-cell table:style-name="ce207" table:formula="of:=TEXT([.A27];&quot;Ddd&quot;)" office:value-type="string" office:string-value="pon" calcext:value-type="string">
            <text:p>pon</text:p>
          </table:table-cell>
          <table:table-cell table:style-name="ce208" table:number-columns-repeated="19"/>
          <table:table-cell table:style-name="ce210"/>
          <table:table-cell table:style-name="ce211" table:formula="of:=COUNTIF([.AI27:.AZ27];&quot;☻&quot;)" office:value-type="float" office:value="0" calcext:value-type="float">
            <text:p>0</text:p>
          </table:table-cell>
          <table:table-cell table:style-name="ce211" table:formula="of:=COUNTIF([.AI27:.AZ27];&quot;☺&quot;)" office:value-type="float" office:value="0" calcext:value-type="float">
            <text:p>0</text:p>
          </table:table-cell>
          <table:table-cell table:style-name="ce211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211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211" table:formula="of:=COUNTIF([.C27:.U27];&quot;51¶&quot;)" office:value-type="float" office:value="0" calcext:value-type="float">
            <text:p>0</text:p>
          </table:table-cell>
          <table:table-cell table:style-name="ce211" table:formula="of:=COUNTIF([.C27:.U27];&quot;52¶&quot;)" office:value-type="float" office:value="0" calcext:value-type="float">
            <text:p>0</text:p>
          </table:table-cell>
          <table:table-cell table:style-name="ce211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211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212" table:formula="of:=COUNTBLANK([.C27:.T27])-3" office:value-type="float" office:value="15" calcext:value-type="float">
            <text:p>15</text:p>
          </table:table-cell>
          <table:table-cell table:style-name="ce213" table:formula="of:=COUNTIF([.C27:.U27];&quot;x&quot;)" office:value-type="float" office:value="0" calcext:value-type="float">
            <text:p>0</text:p>
          </table:table-cell>
          <table:table-cell table:style-name="ce214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7" calcext:value-type="date">
            <text:p>27/ jul</text:p>
          </table:table-cell>
          <table:table-cell table:style-name="ce207" table:formula="of:=TEXT([.A28];&quot;Ddd&quot;)" office:value-type="string" office:string-value="tor" calcext:value-type="string">
            <text:p>tor</text:p>
          </table:table-cell>
          <table:table-cell table:style-name="ce208" table:number-columns-repeated="19"/>
          <table:table-cell table:style-name="ce210"/>
          <table:table-cell table:style-name="ce211" table:formula="of:=COUNTIF([.AI28:.AZ28];&quot;☻&quot;)" office:value-type="float" office:value="0" calcext:value-type="float">
            <text:p>0</text:p>
          </table:table-cell>
          <table:table-cell table:style-name="ce211" table:formula="of:=COUNTIF([.AI28:.AZ28];&quot;☺&quot;)" office:value-type="float" office:value="0" calcext:value-type="float">
            <text:p>0</text:p>
          </table:table-cell>
          <table:table-cell table:style-name="ce211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211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211" table:formula="of:=COUNTIF([.C28:.U28];&quot;51¶&quot;)" office:value-type="float" office:value="0" calcext:value-type="float">
            <text:p>0</text:p>
          </table:table-cell>
          <table:table-cell table:style-name="ce211" table:formula="of:=COUNTIF([.C28:.U28];&quot;52¶&quot;)" office:value-type="float" office:value="0" calcext:value-type="float">
            <text:p>0</text:p>
          </table:table-cell>
          <table:table-cell table:style-name="ce211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211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212" table:formula="of:=COUNTBLANK([.C28:.T28])-3" office:value-type="float" office:value="15" calcext:value-type="float">
            <text:p>15</text:p>
          </table:table-cell>
          <table:table-cell table:style-name="ce213" table:formula="of:=COUNTIF([.C28:.U28];&quot;x&quot;)" office:value-type="float" office:value="0" calcext:value-type="float">
            <text:p>0</text:p>
          </table:table-cell>
          <table:table-cell table:style-name="ce214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8" calcext:value-type="date">
            <text:p>28/ jul</text:p>
          </table:table-cell>
          <table:table-cell table:style-name="ce207" table:formula="of:=TEXT([.A29];&quot;Ddd&quot;)" office:value-type="string" office:string-value="sre" calcext:value-type="string">
            <text:p>sre</text:p>
          </table:table-cell>
          <table:table-cell table:style-name="ce208" table:number-columns-repeated="19"/>
          <table:table-cell table:style-name="ce210"/>
          <table:table-cell table:style-name="ce211" table:formula="of:=COUNTIF([.AI29:.AZ29];&quot;☻&quot;)" office:value-type="float" office:value="0" calcext:value-type="float">
            <text:p>0</text:p>
          </table:table-cell>
          <table:table-cell table:style-name="ce211" table:formula="of:=COUNTIF([.AI29:.AZ29];&quot;☺&quot;)" office:value-type="float" office:value="0" calcext:value-type="float">
            <text:p>0</text:p>
          </table:table-cell>
          <table:table-cell table:style-name="ce211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211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211" table:formula="of:=COUNTIF([.C29:.U29];&quot;51¶&quot;)" office:value-type="float" office:value="0" calcext:value-type="float">
            <text:p>0</text:p>
          </table:table-cell>
          <table:table-cell table:style-name="ce211" table:formula="of:=COUNTIF([.C29:.U29];&quot;52¶&quot;)" office:value-type="float" office:value="0" calcext:value-type="float">
            <text:p>0</text:p>
          </table:table-cell>
          <table:table-cell table:style-name="ce211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211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212" table:formula="of:=COUNTBLANK([.C29:.T29])-3" office:value-type="float" office:value="15" calcext:value-type="float">
            <text:p>15</text:p>
          </table:table-cell>
          <table:table-cell table:style-name="ce213" table:formula="of:=COUNTIF([.C29:.U29];&quot;x&quot;)" office:value-type="float" office:value="0" calcext:value-type="float">
            <text:p>0</text:p>
          </table:table-cell>
          <table:table-cell table:style-name="ce214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29" calcext:value-type="date">
            <text:p>29/ jul</text:p>
          </table:table-cell>
          <table:table-cell table:style-name="ce207" table:formula="of:=TEXT([.A30];&quot;Ddd&quot;)" office:value-type="string" office:string-value="čet" calcext:value-type="string">
            <text:p>čet</text:p>
          </table:table-cell>
          <table:table-cell table:style-name="ce208" table:number-columns-repeated="19"/>
          <table:table-cell table:style-name="ce210"/>
          <table:table-cell table:style-name="ce211" table:formula="of:=COUNTIF([.AI30:.AZ30];&quot;☻&quot;)" office:value-type="float" office:value="0" calcext:value-type="float">
            <text:p>0</text:p>
          </table:table-cell>
          <table:table-cell table:style-name="ce211" table:formula="of:=COUNTIF([.AI30:.AZ30];&quot;☺&quot;)" office:value-type="float" office:value="0" calcext:value-type="float">
            <text:p>0</text:p>
          </table:table-cell>
          <table:table-cell table:style-name="ce211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211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211" table:formula="of:=COUNTIF([.C30:.U30];&quot;51¶&quot;)" office:value-type="float" office:value="0" calcext:value-type="float">
            <text:p>0</text:p>
          </table:table-cell>
          <table:table-cell table:style-name="ce211" table:formula="of:=COUNTIF([.C30:.U30];&quot;52¶&quot;)" office:value-type="float" office:value="0" calcext:value-type="float">
            <text:p>0</text:p>
          </table:table-cell>
          <table:table-cell table:style-name="ce211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211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212" table:formula="of:=COUNTBLANK([.C30:.T30])-3" office:value-type="float" office:value="15" calcext:value-type="float">
            <text:p>15</text:p>
          </table:table-cell>
          <table:table-cell table:style-name="ce213" table:formula="of:=COUNTIF([.C30:.U30];&quot;x&quot;)" office:value-type="float" office:value="0" calcext:value-type="float">
            <text:p>0</text:p>
          </table:table-cell>
          <table:table-cell table:style-name="ce214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30" calcext:value-type="date">
            <text:p>30/ jul</text:p>
          </table:table-cell>
          <table:table-cell table:style-name="ce207" table:formula="of:=TEXT([.A31];&quot;Ddd&quot;)" office:value-type="string" office:string-value="pet" calcext:value-type="string">
            <text:p>pet</text:p>
          </table:table-cell>
          <table:table-cell table:style-name="ce208" table:number-columns-repeated="19"/>
          <table:table-cell table:style-name="ce210"/>
          <table:table-cell table:style-name="ce211" table:formula="of:=COUNTIF([.AI31:.AZ31];&quot;☻&quot;)" office:value-type="float" office:value="0" calcext:value-type="float">
            <text:p>0</text:p>
          </table:table-cell>
          <table:table-cell table:style-name="ce211" table:formula="of:=COUNTIF([.AI31:.AZ31];&quot;☺&quot;)" office:value-type="float" office:value="0" calcext:value-type="float">
            <text:p>0</text:p>
          </table:table-cell>
          <table:table-cell table:style-name="ce211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211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211" table:formula="of:=COUNTIF([.C31:.U31];&quot;51¶&quot;)" office:value-type="float" office:value="0" calcext:value-type="float">
            <text:p>0</text:p>
          </table:table-cell>
          <table:table-cell table:style-name="ce211" table:formula="of:=COUNTIF([.C31:.U31];&quot;52¶&quot;)" office:value-type="float" office:value="0" calcext:value-type="float">
            <text:p>0</text:p>
          </table:table-cell>
          <table:table-cell table:style-name="ce211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211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212" table:formula="of:=COUNTBLANK([.C31:.T31])-3" office:value-type="float" office:value="15" calcext:value-type="float">
            <text:p>15</text:p>
          </table:table-cell>
          <table:table-cell table:style-name="ce213" table:formula="of:=COUNTIF([.C31:.U31];&quot;x&quot;)" office:value-type="float" office:value="0" calcext:value-type="float">
            <text:p>0</text:p>
          </table:table-cell>
          <table:table-cell table:style-name="ce214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06" office:value-type="date" office:date-value="2021-07-31" calcext:value-type="date">
            <text:p>31/ jul</text:p>
          </table:table-cell>
          <table:table-cell table:style-name="ce207" table:formula="of:=TEXT([.A32];&quot;Ddd&quot;)" office:value-type="string" office:string-value="sob" calcext:value-type="string">
            <text:p>sob</text:p>
          </table:table-cell>
          <table:table-cell table:style-name="ce208" table:number-columns-repeated="19"/>
          <table:table-cell table:style-name="ce210"/>
          <table:table-cell table:style-name="ce211" table:formula="of:=COUNTIF([.AI32:.AZ32];&quot;☻&quot;)" office:value-type="float" office:value="0" calcext:value-type="float">
            <text:p>0</text:p>
          </table:table-cell>
          <table:table-cell table:style-name="ce211" table:formula="of:=COUNTIF([.AI32:.AZ32];&quot;☺&quot;)" office:value-type="float" office:value="0" calcext:value-type="float">
            <text:p>0</text:p>
          </table:table-cell>
          <table:table-cell table:style-name="ce211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211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211" table:formula="of:=COUNTIF([.C32:.U32];&quot;51¶&quot;)" office:value-type="float" office:value="0" calcext:value-type="float">
            <text:p>0</text:p>
          </table:table-cell>
          <table:table-cell table:style-name="ce211" table:formula="of:=COUNTIF([.C32:.U32];&quot;52¶&quot;)" office:value-type="float" office:value="0" calcext:value-type="float">
            <text:p>0</text:p>
          </table:table-cell>
          <table:table-cell table:style-name="ce211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211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212" table:formula="of:=COUNTBLANK([.C32:.T32])-3" office:value-type="float" office:value="15" calcext:value-type="float">
            <text:p>15</text:p>
          </table:table-cell>
          <table:table-cell table:style-name="ce213" table:formula="of:=COUNTIF([.C32:.U32];&quot;x&quot;)" office:value-type="float" office:value="0" calcext:value-type="float">
            <text:p>0</text:p>
          </table:table-cell>
          <table:table-cell table:style-name="ce214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julij.$A$1" table:cell-range-address="julij.$A$1:julij.$V$32"/>
        </table:named-expressions>
        <calcext:conditional-formats>
          <calcext:conditional-format calcext:target-range-address="julij.A2:julij.V32">
            <calcext:condition calcext:apply-style-name="cf37" calcext:value="formula-is(WEEKDAY([.$A2];2)=6)" calcext:base-cell-address="julij.A2"/>
            <calcext:condition calcext:apply-style-name="cf37" calcext:value="formula-is(WEEKDAY([.$A2];2)=7)" calcext:base-cell-address="julij.A2"/>
          </calcext:conditional-format>
          <calcext:conditional-format calcext:target-range-address="julij.W2:julij.AD32">
            <calcext:condition calcext:apply-style-name="cf38" calcext:value="&lt;1" calcext:base-cell-address="julij.W2"/>
            <calcext:condition calcext:apply-style-name="cf41" calcext:value="&gt;1" calcext:base-cell-address="julij.W2"/>
          </calcext:conditional-format>
          <calcext:conditional-format calcext:target-range-address="julij.AE2:julij.AE32">
            <calcext:condition calcext:apply-style-name="cf40" calcext:value="!=0" calcext:base-cell-address="julij.AE2"/>
          </calcext:conditional-format>
          <calcext:conditional-format calcext:target-range-address="julij.AF2:julij.AF32">
            <calcext:condition calcext:apply-style-name="cf40" calcext:value="=1" calcext:base-cell-address="julij.AF2"/>
            <calcext:condition calcext:apply-style-name="cf39" calcext:value="&gt;1" calcext:base-cell-address="julij.AF2"/>
          </calcext:conditional-format>
          <calcext:conditional-format calcext:target-range-address="julij.AG2:julij.AG32">
            <calcext:condition calcext:apply-style-name="cf38" calcext:value="&lt;2" calcext:base-cell-address="julij.AG2"/>
            <calcext:condition calcext:apply-style-name="cf39" calcext:value="&gt;2" calcext:base-cell-address="julij.AG2"/>
          </calcext:conditional-format>
        </calcext:conditional-formats>
      </table:table>
      <table:table table:name="avgust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15" office:value-type="date" office:date-value="2021-08-01" calcext:value-type="date">
            <text:p>01/ avg</text:p>
          </table:table-cell>
          <table:table-cell table:style-name="ce216" table:formula="of:=TEXT([.A2];&quot;Ddd&quot;)" office:value-type="string" office:string-value="ned" calcext:value-type="string">
            <text:p>ned</text:p>
          </table:table-cell>
          <table:table-cell table:style-name="ce217" table:number-columns-repeated="14"/>
          <table:table-cell table:style-name="ce218"/>
          <table:table-cell table:style-name="ce217" table:number-columns-repeated="4"/>
          <table:table-cell table:style-name="ce219"/>
          <table:table-cell table:style-name="ce220" table:formula="of:=COUNTIF([.AI2:.AZ2];&quot;☻&quot;)" office:value-type="float" office:value="0" calcext:value-type="float">
            <text:p>0</text:p>
          </table:table-cell>
          <table:table-cell table:style-name="ce220" table:formula="of:=COUNTIF([.AI2:.AZ2];&quot;☺&quot;)" office:value-type="float" office:value="0" calcext:value-type="float">
            <text:p>0</text:p>
          </table:table-cell>
          <table:table-cell table:style-name="ce220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220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220" table:formula="of:=COUNTIF([.C2:.U2];&quot;51¶&quot;)" office:value-type="float" office:value="0" calcext:value-type="float">
            <text:p>0</text:p>
          </table:table-cell>
          <table:table-cell table:style-name="ce220" table:formula="of:=COUNTIF([.C2:.U2];&quot;52¶&quot;)" office:value-type="float" office:value="0" calcext:value-type="float">
            <text:p>0</text:p>
          </table:table-cell>
          <table:table-cell table:style-name="ce220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220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221" table:formula="of:=COUNTBLANK([.C2:.T2])-3" office:value-type="float" office:value="15" calcext:value-type="float">
            <text:p>15</text:p>
          </table:table-cell>
          <table:table-cell table:style-name="ce222" table:formula="of:=COUNTIF([.C2:.U2];&quot;x&quot;)" office:value-type="float" office:value="0" calcext:value-type="float">
            <text:p>0</text:p>
          </table:table-cell>
          <table:table-cell table:style-name="ce223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15" office:value-type="date" office:date-value="2021-08-02" calcext:value-type="date">
            <text:p>02/ avg</text:p>
          </table:table-cell>
          <table:table-cell table:style-name="ce216" table:formula="of:=TEXT([.A3];&quot;Ddd&quot;)" office:value-type="string" office:string-value="pon" calcext:value-type="string">
            <text:p>pon</text:p>
          </table:table-cell>
          <table:table-cell table:style-name="ce217" table:number-columns-repeated="14"/>
          <table:table-cell table:style-name="ce218"/>
          <table:table-cell table:style-name="ce217" table:number-columns-repeated="4"/>
          <table:table-cell table:style-name="ce219"/>
          <table:table-cell table:style-name="ce220" table:formula="of:=COUNTIF([.AI3:.AZ3];&quot;☻&quot;)" office:value-type="float" office:value="0" calcext:value-type="float">
            <text:p>0</text:p>
          </table:table-cell>
          <table:table-cell table:style-name="ce220" table:formula="of:=COUNTIF([.AI3:.AZ3];&quot;☺&quot;)" office:value-type="float" office:value="0" calcext:value-type="float">
            <text:p>0</text:p>
          </table:table-cell>
          <table:table-cell table:style-name="ce220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220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220" table:formula="of:=COUNTIF([.C3:.U3];&quot;51¶&quot;)" office:value-type="float" office:value="0" calcext:value-type="float">
            <text:p>0</text:p>
          </table:table-cell>
          <table:table-cell table:style-name="ce220" table:formula="of:=COUNTIF([.C3:.U3];&quot;52¶&quot;)" office:value-type="float" office:value="0" calcext:value-type="float">
            <text:p>0</text:p>
          </table:table-cell>
          <table:table-cell table:style-name="ce220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220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221" table:formula="of:=COUNTBLANK([.C3:.T3])-3" office:value-type="float" office:value="15" calcext:value-type="float">
            <text:p>15</text:p>
          </table:table-cell>
          <table:table-cell table:style-name="ce222" table:formula="of:=COUNTIF([.C3:.U3];&quot;x&quot;)" office:value-type="float" office:value="0" calcext:value-type="float">
            <text:p>0</text:p>
          </table:table-cell>
          <table:table-cell table:style-name="ce223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03" calcext:value-type="date">
            <text:p>03/ avg</text:p>
          </table:table-cell>
          <table:table-cell table:style-name="ce216" table:formula="of:=TEXT([.A4];&quot;Ddd&quot;)" office:value-type="string" office:string-value="tor" calcext:value-type="string">
            <text:p>tor</text:p>
          </table:table-cell>
          <table:table-cell table:style-name="ce217" table:number-columns-repeated="14"/>
          <table:table-cell table:style-name="ce218"/>
          <table:table-cell table:style-name="ce217" table:number-columns-repeated="4"/>
          <table:table-cell table:style-name="ce219"/>
          <table:table-cell table:style-name="ce220" table:formula="of:=COUNTIF([.AI4:.AZ4];&quot;☻&quot;)" office:value-type="float" office:value="0" calcext:value-type="float">
            <text:p>0</text:p>
          </table:table-cell>
          <table:table-cell table:style-name="ce220" table:formula="of:=COUNTIF([.AI4:.AZ4];&quot;☺&quot;)" office:value-type="float" office:value="0" calcext:value-type="float">
            <text:p>0</text:p>
          </table:table-cell>
          <table:table-cell table:style-name="ce220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220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220" table:formula="of:=COUNTIF([.C4:.U4];&quot;51¶&quot;)" office:value-type="float" office:value="0" calcext:value-type="float">
            <text:p>0</text:p>
          </table:table-cell>
          <table:table-cell table:style-name="ce220" table:formula="of:=COUNTIF([.C4:.U4];&quot;52¶&quot;)" office:value-type="float" office:value="0" calcext:value-type="float">
            <text:p>0</text:p>
          </table:table-cell>
          <table:table-cell table:style-name="ce220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220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221" table:formula="of:=COUNTBLANK([.C4:.T4])-3" office:value-type="float" office:value="15" calcext:value-type="float">
            <text:p>15</text:p>
          </table:table-cell>
          <table:table-cell table:style-name="ce222" table:formula="of:=COUNTIF([.C4:.U4];&quot;x&quot;)" office:value-type="float" office:value="0" calcext:value-type="float">
            <text:p>0</text:p>
          </table:table-cell>
          <table:table-cell table:style-name="ce223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04" calcext:value-type="date">
            <text:p>04/ avg</text:p>
          </table:table-cell>
          <table:table-cell table:style-name="ce216" table:formula="of:=TEXT([.A5];&quot;Ddd&quot;)" office:value-type="string" office:string-value="sre" calcext:value-type="string">
            <text:p>sre</text:p>
          </table:table-cell>
          <table:table-cell table:style-name="ce217" table:number-columns-repeated="19"/>
          <table:table-cell table:style-name="ce219"/>
          <table:table-cell table:style-name="ce220" table:formula="of:=COUNTIF([.AI5:.AZ5];&quot;☻&quot;)" office:value-type="float" office:value="0" calcext:value-type="float">
            <text:p>0</text:p>
          </table:table-cell>
          <table:table-cell table:style-name="ce220" table:formula="of:=COUNTIF([.AI5:.AZ5];&quot;☺&quot;)" office:value-type="float" office:value="0" calcext:value-type="float">
            <text:p>0</text:p>
          </table:table-cell>
          <table:table-cell table:style-name="ce220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220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220" table:formula="of:=COUNTIF([.C5:.U5];&quot;51¶&quot;)" office:value-type="float" office:value="0" calcext:value-type="float">
            <text:p>0</text:p>
          </table:table-cell>
          <table:table-cell table:style-name="ce220" table:formula="of:=COUNTIF([.C5:.U5];&quot;52¶&quot;)" office:value-type="float" office:value="0" calcext:value-type="float">
            <text:p>0</text:p>
          </table:table-cell>
          <table:table-cell table:style-name="ce220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220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221" table:formula="of:=COUNTBLANK([.C5:.T5])-3" office:value-type="float" office:value="15" calcext:value-type="float">
            <text:p>15</text:p>
          </table:table-cell>
          <table:table-cell table:style-name="ce222" table:formula="of:=COUNTIF([.C5:.U5];&quot;x&quot;)" office:value-type="float" office:value="0" calcext:value-type="float">
            <text:p>0</text:p>
          </table:table-cell>
          <table:table-cell table:style-name="ce223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05" calcext:value-type="date">
            <text:p>05/ avg</text:p>
          </table:table-cell>
          <table:table-cell table:style-name="ce216" table:formula="of:=TEXT([.A6];&quot;Ddd&quot;)" office:value-type="string" office:string-value="čet" calcext:value-type="string">
            <text:p>čet</text:p>
          </table:table-cell>
          <table:table-cell table:style-name="ce217" table:number-columns-repeated="19"/>
          <table:table-cell table:style-name="ce219"/>
          <table:table-cell table:style-name="ce220" table:formula="of:=COUNTIF([.AI6:.AZ6];&quot;☻&quot;)" office:value-type="float" office:value="0" calcext:value-type="float">
            <text:p>0</text:p>
          </table:table-cell>
          <table:table-cell table:style-name="ce220" table:formula="of:=COUNTIF([.AI6:.AZ6];&quot;☺&quot;)" office:value-type="float" office:value="0" calcext:value-type="float">
            <text:p>0</text:p>
          </table:table-cell>
          <table:table-cell table:style-name="ce220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220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220" table:formula="of:=COUNTIF([.C6:.U6];&quot;51¶&quot;)" office:value-type="float" office:value="0" calcext:value-type="float">
            <text:p>0</text:p>
          </table:table-cell>
          <table:table-cell table:style-name="ce220" table:formula="of:=COUNTIF([.C6:.U6];&quot;52¶&quot;)" office:value-type="float" office:value="0" calcext:value-type="float">
            <text:p>0</text:p>
          </table:table-cell>
          <table:table-cell table:style-name="ce220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220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221" table:formula="of:=COUNTBLANK([.C6:.T6])-3" office:value-type="float" office:value="15" calcext:value-type="float">
            <text:p>15</text:p>
          </table:table-cell>
          <table:table-cell table:style-name="ce222" table:formula="of:=COUNTIF([.C6:.U6];&quot;x&quot;)" office:value-type="float" office:value="0" calcext:value-type="float">
            <text:p>0</text:p>
          </table:table-cell>
          <table:table-cell table:style-name="ce223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06" calcext:value-type="date">
            <text:p>06/ avg</text:p>
          </table:table-cell>
          <table:table-cell table:style-name="ce216" table:formula="of:=TEXT([.A7];&quot;Ddd&quot;)" office:value-type="string" office:string-value="pet" calcext:value-type="string">
            <text:p>pet</text:p>
          </table:table-cell>
          <table:table-cell table:style-name="ce217" table:number-columns-repeated="19"/>
          <table:table-cell table:style-name="ce219"/>
          <table:table-cell table:style-name="ce220" table:formula="of:=COUNTIF([.AI7:.AZ7];&quot;☻&quot;)" office:value-type="float" office:value="0" calcext:value-type="float">
            <text:p>0</text:p>
          </table:table-cell>
          <table:table-cell table:style-name="ce220" table:formula="of:=COUNTIF([.AI7:.AZ7];&quot;☺&quot;)" office:value-type="float" office:value="0" calcext:value-type="float">
            <text:p>0</text:p>
          </table:table-cell>
          <table:table-cell table:style-name="ce220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220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220" table:formula="of:=COUNTIF([.C7:.U7];&quot;51¶&quot;)" office:value-type="float" office:value="0" calcext:value-type="float">
            <text:p>0</text:p>
          </table:table-cell>
          <table:table-cell table:style-name="ce220" table:formula="of:=COUNTIF([.C7:.U7];&quot;52¶&quot;)" office:value-type="float" office:value="0" calcext:value-type="float">
            <text:p>0</text:p>
          </table:table-cell>
          <table:table-cell table:style-name="ce220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220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221" table:formula="of:=COUNTBLANK([.C7:.T7])-3" office:value-type="float" office:value="15" calcext:value-type="float">
            <text:p>15</text:p>
          </table:table-cell>
          <table:table-cell table:style-name="ce222" table:formula="of:=COUNTIF([.C7:.U7];&quot;x&quot;)" office:value-type="float" office:value="0" calcext:value-type="float">
            <text:p>0</text:p>
          </table:table-cell>
          <table:table-cell table:style-name="ce223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07" calcext:value-type="date">
            <text:p>07/ avg</text:p>
          </table:table-cell>
          <table:table-cell table:style-name="ce216" table:formula="of:=TEXT([.A8];&quot;Ddd&quot;)" office:value-type="string" office:string-value="sob" calcext:value-type="string">
            <text:p>sob</text:p>
          </table:table-cell>
          <table:table-cell table:style-name="ce217" table:number-columns-repeated="8"/>
          <table:table-cell table:style-name="ce218"/>
          <table:table-cell table:style-name="ce217" table:number-columns-repeated="10"/>
          <table:table-cell table:style-name="ce219"/>
          <table:table-cell table:style-name="ce220" table:formula="of:=COUNTIF([.AI8:.AZ8];&quot;☻&quot;)" office:value-type="float" office:value="0" calcext:value-type="float">
            <text:p>0</text:p>
          </table:table-cell>
          <table:table-cell table:style-name="ce220" table:formula="of:=COUNTIF([.AI8:.AZ8];&quot;☺&quot;)" office:value-type="float" office:value="0" calcext:value-type="float">
            <text:p>0</text:p>
          </table:table-cell>
          <table:table-cell table:style-name="ce220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220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220" table:formula="of:=COUNTIF([.C8:.U8];&quot;51¶&quot;)" office:value-type="float" office:value="0" calcext:value-type="float">
            <text:p>0</text:p>
          </table:table-cell>
          <table:table-cell table:style-name="ce220" table:formula="of:=COUNTIF([.C8:.U8];&quot;52¶&quot;)" office:value-type="float" office:value="0" calcext:value-type="float">
            <text:p>0</text:p>
          </table:table-cell>
          <table:table-cell table:style-name="ce220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220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221" table:formula="of:=COUNTBLANK([.C8:.T8])-3" office:value-type="float" office:value="15" calcext:value-type="float">
            <text:p>15</text:p>
          </table:table-cell>
          <table:table-cell table:style-name="ce222" table:formula="of:=COUNTIF([.C8:.U8];&quot;x&quot;)" office:value-type="float" office:value="0" calcext:value-type="float">
            <text:p>0</text:p>
          </table:table-cell>
          <table:table-cell table:style-name="ce223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08" calcext:value-type="date">
            <text:p>08/ avg</text:p>
          </table:table-cell>
          <table:table-cell table:style-name="ce216" table:formula="of:=TEXT([.A9];&quot;Ddd&quot;)" office:value-type="string" office:string-value="ned" calcext:value-type="string">
            <text:p>ned</text:p>
          </table:table-cell>
          <table:table-cell table:style-name="ce217" table:number-columns-repeated="8"/>
          <table:table-cell table:style-name="ce218"/>
          <table:table-cell table:style-name="ce217" table:number-columns-repeated="10"/>
          <table:table-cell table:style-name="ce219"/>
          <table:table-cell table:style-name="ce220" table:formula="of:=COUNTIF([.AI9:.AZ9];&quot;☻&quot;)" office:value-type="float" office:value="0" calcext:value-type="float">
            <text:p>0</text:p>
          </table:table-cell>
          <table:table-cell table:style-name="ce220" table:formula="of:=COUNTIF([.AI9:.AZ9];&quot;☺&quot;)" office:value-type="float" office:value="0" calcext:value-type="float">
            <text:p>0</text:p>
          </table:table-cell>
          <table:table-cell table:style-name="ce220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220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220" table:formula="of:=COUNTIF([.C9:.U9];&quot;51¶&quot;)" office:value-type="float" office:value="0" calcext:value-type="float">
            <text:p>0</text:p>
          </table:table-cell>
          <table:table-cell table:style-name="ce220" table:formula="of:=COUNTIF([.C9:.U9];&quot;52¶&quot;)" office:value-type="float" office:value="0" calcext:value-type="float">
            <text:p>0</text:p>
          </table:table-cell>
          <table:table-cell table:style-name="ce220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220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221" table:formula="of:=COUNTBLANK([.C9:.T9])-3" office:value-type="float" office:value="15" calcext:value-type="float">
            <text:p>15</text:p>
          </table:table-cell>
          <table:table-cell table:style-name="ce222" table:formula="of:=COUNTIF([.C9:.U9];&quot;x&quot;)" office:value-type="float" office:value="0" calcext:value-type="float">
            <text:p>0</text:p>
          </table:table-cell>
          <table:table-cell table:style-name="ce223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09" calcext:value-type="date">
            <text:p>09/ avg</text:p>
          </table:table-cell>
          <table:table-cell table:style-name="ce216" table:formula="of:=TEXT([.A10];&quot;Ddd&quot;)" office:value-type="string" office:string-value="pon" calcext:value-type="string">
            <text:p>pon</text:p>
          </table:table-cell>
          <table:table-cell table:style-name="ce217" table:number-columns-repeated="8"/>
          <table:table-cell table:style-name="ce218"/>
          <table:table-cell table:style-name="ce217" table:number-columns-repeated="10"/>
          <table:table-cell table:style-name="ce219"/>
          <table:table-cell table:style-name="ce220" table:formula="of:=COUNTIF([.AI10:.AZ10];&quot;☻&quot;)" office:value-type="float" office:value="0" calcext:value-type="float">
            <text:p>0</text:p>
          </table:table-cell>
          <table:table-cell table:style-name="ce220" table:formula="of:=COUNTIF([.AI10:.AZ10];&quot;☺&quot;)" office:value-type="float" office:value="0" calcext:value-type="float">
            <text:p>0</text:p>
          </table:table-cell>
          <table:table-cell table:style-name="ce220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220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220" table:formula="of:=COUNTIF([.C10:.U10];&quot;51¶&quot;)" office:value-type="float" office:value="0" calcext:value-type="float">
            <text:p>0</text:p>
          </table:table-cell>
          <table:table-cell table:style-name="ce220" table:formula="of:=COUNTIF([.C10:.U10];&quot;52¶&quot;)" office:value-type="float" office:value="0" calcext:value-type="float">
            <text:p>0</text:p>
          </table:table-cell>
          <table:table-cell table:style-name="ce220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220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221" table:formula="of:=COUNTBLANK([.C10:.T10])-3" office:value-type="float" office:value="15" calcext:value-type="float">
            <text:p>15</text:p>
          </table:table-cell>
          <table:table-cell table:style-name="ce222" table:formula="of:=COUNTIF([.C10:.U10];&quot;x&quot;)" office:value-type="float" office:value="0" calcext:value-type="float">
            <text:p>0</text:p>
          </table:table-cell>
          <table:table-cell table:style-name="ce223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0" calcext:value-type="date">
            <text:p>10/ avg</text:p>
          </table:table-cell>
          <table:table-cell table:style-name="ce216" table:formula="of:=TEXT([.A11];&quot;Ddd&quot;)" office:value-type="string" office:string-value="tor" calcext:value-type="string">
            <text:p>tor</text:p>
          </table:table-cell>
          <table:table-cell table:style-name="ce217" table:number-columns-repeated="19"/>
          <table:table-cell table:style-name="ce219"/>
          <table:table-cell table:style-name="ce220" table:formula="of:=COUNTIF([.AI11:.AZ11];&quot;☻&quot;)" office:value-type="float" office:value="0" calcext:value-type="float">
            <text:p>0</text:p>
          </table:table-cell>
          <table:table-cell table:style-name="ce220" table:formula="of:=COUNTIF([.AI11:.AZ11];&quot;☺&quot;)" office:value-type="float" office:value="0" calcext:value-type="float">
            <text:p>0</text:p>
          </table:table-cell>
          <table:table-cell table:style-name="ce220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220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220" table:formula="of:=COUNTIF([.C11:.U11];&quot;51¶&quot;)" office:value-type="float" office:value="0" calcext:value-type="float">
            <text:p>0</text:p>
          </table:table-cell>
          <table:table-cell table:style-name="ce220" table:formula="of:=COUNTIF([.C11:.U11];&quot;52¶&quot;)" office:value-type="float" office:value="0" calcext:value-type="float">
            <text:p>0</text:p>
          </table:table-cell>
          <table:table-cell table:style-name="ce220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220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221" table:formula="of:=COUNTBLANK([.C11:.T11])-3" office:value-type="float" office:value="15" calcext:value-type="float">
            <text:p>15</text:p>
          </table:table-cell>
          <table:table-cell table:style-name="ce222" table:formula="of:=COUNTIF([.C11:.U11];&quot;x&quot;)" office:value-type="float" office:value="0" calcext:value-type="float">
            <text:p>0</text:p>
          </table:table-cell>
          <table:table-cell table:style-name="ce223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1" calcext:value-type="date">
            <text:p>11/ avg</text:p>
          </table:table-cell>
          <table:table-cell table:style-name="ce216" table:formula="of:=TEXT([.A12];&quot;Ddd&quot;)" office:value-type="string" office:string-value="sre" calcext:value-type="string">
            <text:p>sre</text:p>
          </table:table-cell>
          <table:table-cell table:style-name="ce218"/>
          <table:table-cell table:style-name="ce217" table:number-columns-repeated="18"/>
          <table:table-cell table:style-name="ce219"/>
          <table:table-cell table:style-name="ce220" table:formula="of:=COUNTIF([.AI12:.AZ12];&quot;☻&quot;)" office:value-type="float" office:value="0" calcext:value-type="float">
            <text:p>0</text:p>
          </table:table-cell>
          <table:table-cell table:style-name="ce220" table:formula="of:=COUNTIF([.AI12:.AZ12];&quot;☺&quot;)" office:value-type="float" office:value="0" calcext:value-type="float">
            <text:p>0</text:p>
          </table:table-cell>
          <table:table-cell table:style-name="ce220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220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220" table:formula="of:=COUNTIF([.C12:.U12];&quot;51¶&quot;)" office:value-type="float" office:value="0" calcext:value-type="float">
            <text:p>0</text:p>
          </table:table-cell>
          <table:table-cell table:style-name="ce220" table:formula="of:=COUNTIF([.C12:.U12];&quot;52¶&quot;)" office:value-type="float" office:value="0" calcext:value-type="float">
            <text:p>0</text:p>
          </table:table-cell>
          <table:table-cell table:style-name="ce220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220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221" table:formula="of:=COUNTBLANK([.C12:.T12])-3" office:value-type="float" office:value="15" calcext:value-type="float">
            <text:p>15</text:p>
          </table:table-cell>
          <table:table-cell table:style-name="ce222" table:formula="of:=COUNTIF([.C12:.U12];&quot;x&quot;)" office:value-type="float" office:value="0" calcext:value-type="float">
            <text:p>0</text:p>
          </table:table-cell>
          <table:table-cell table:style-name="ce223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2" calcext:value-type="date">
            <text:p>12/ avg</text:p>
          </table:table-cell>
          <table:table-cell table:style-name="ce216" table:formula="of:=TEXT([.A13];&quot;Ddd&quot;)" office:value-type="string" office:string-value="čet" calcext:value-type="string">
            <text:p>čet</text:p>
          </table:table-cell>
          <table:table-cell table:style-name="ce217" table:number-columns-repeated="19"/>
          <table:table-cell table:style-name="ce219"/>
          <table:table-cell table:style-name="ce220" table:formula="of:=COUNTIF([.AI13:.AZ13];&quot;☻&quot;)" office:value-type="float" office:value="0" calcext:value-type="float">
            <text:p>0</text:p>
          </table:table-cell>
          <table:table-cell table:style-name="ce220" table:formula="of:=COUNTIF([.AI13:.AZ13];&quot;☺&quot;)" office:value-type="float" office:value="0" calcext:value-type="float">
            <text:p>0</text:p>
          </table:table-cell>
          <table:table-cell table:style-name="ce220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220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220" table:formula="of:=COUNTIF([.C13:.U13];&quot;51¶&quot;)" office:value-type="float" office:value="0" calcext:value-type="float">
            <text:p>0</text:p>
          </table:table-cell>
          <table:table-cell table:style-name="ce220" table:formula="of:=COUNTIF([.C13:.U13];&quot;52¶&quot;)" office:value-type="float" office:value="0" calcext:value-type="float">
            <text:p>0</text:p>
          </table:table-cell>
          <table:table-cell table:style-name="ce220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220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221" table:formula="of:=COUNTBLANK([.C13:.T13])-3" office:value-type="float" office:value="15" calcext:value-type="float">
            <text:p>15</text:p>
          </table:table-cell>
          <table:table-cell table:style-name="ce222" table:formula="of:=COUNTIF([.C13:.U13];&quot;x&quot;)" office:value-type="float" office:value="0" calcext:value-type="float">
            <text:p>0</text:p>
          </table:table-cell>
          <table:table-cell table:style-name="ce223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3" calcext:value-type="date">
            <text:p>13/ avg</text:p>
          </table:table-cell>
          <table:table-cell table:style-name="ce216" table:formula="of:=TEXT([.A14];&quot;Ddd&quot;)" office:value-type="string" office:string-value="pet" calcext:value-type="string">
            <text:p>pet</text:p>
          </table:table-cell>
          <table:table-cell table:style-name="ce217" table:number-columns-repeated="19"/>
          <table:table-cell table:style-name="ce219"/>
          <table:table-cell table:style-name="ce220" table:formula="of:=COUNTIF([.AI14:.AZ14];&quot;☻&quot;)" office:value-type="float" office:value="0" calcext:value-type="float">
            <text:p>0</text:p>
          </table:table-cell>
          <table:table-cell table:style-name="ce220" table:formula="of:=COUNTIF([.AI14:.AZ14];&quot;☺&quot;)" office:value-type="float" office:value="0" calcext:value-type="float">
            <text:p>0</text:p>
          </table:table-cell>
          <table:table-cell table:style-name="ce220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220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220" table:formula="of:=COUNTIF([.C14:.U14];&quot;51¶&quot;)" office:value-type="float" office:value="0" calcext:value-type="float">
            <text:p>0</text:p>
          </table:table-cell>
          <table:table-cell table:style-name="ce220" table:formula="of:=COUNTIF([.C14:.U14];&quot;52¶&quot;)" office:value-type="float" office:value="0" calcext:value-type="float">
            <text:p>0</text:p>
          </table:table-cell>
          <table:table-cell table:style-name="ce220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220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221" table:formula="of:=COUNTBLANK([.C14:.T14])-3" office:value-type="float" office:value="15" calcext:value-type="float">
            <text:p>15</text:p>
          </table:table-cell>
          <table:table-cell table:style-name="ce222" table:formula="of:=COUNTIF([.C14:.U14];&quot;x&quot;)" office:value-type="float" office:value="0" calcext:value-type="float">
            <text:p>0</text:p>
          </table:table-cell>
          <table:table-cell table:style-name="ce223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4" calcext:value-type="date">
            <text:p>14/ avg</text:p>
          </table:table-cell>
          <table:table-cell table:style-name="ce216" table:formula="of:=TEXT([.A15];&quot;Ddd&quot;)" office:value-type="string" office:string-value="sob" calcext:value-type="string">
            <text:p>sob</text:p>
          </table:table-cell>
          <table:table-cell table:style-name="ce217" table:number-columns-repeated="19"/>
          <table:table-cell table:style-name="ce219"/>
          <table:table-cell table:style-name="ce220" table:formula="of:=COUNTIF([.AI15:.AZ15];&quot;☻&quot;)" office:value-type="float" office:value="0" calcext:value-type="float">
            <text:p>0</text:p>
          </table:table-cell>
          <table:table-cell table:style-name="ce220" table:formula="of:=COUNTIF([.AI15:.AZ15];&quot;☺&quot;)" office:value-type="float" office:value="0" calcext:value-type="float">
            <text:p>0</text:p>
          </table:table-cell>
          <table:table-cell table:style-name="ce220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220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220" table:formula="of:=COUNTIF([.C15:.U15];&quot;51¶&quot;)" office:value-type="float" office:value="0" calcext:value-type="float">
            <text:p>0</text:p>
          </table:table-cell>
          <table:table-cell table:style-name="ce220" table:formula="of:=COUNTIF([.C15:.U15];&quot;52¶&quot;)" office:value-type="float" office:value="0" calcext:value-type="float">
            <text:p>0</text:p>
          </table:table-cell>
          <table:table-cell table:style-name="ce220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220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221" table:formula="of:=COUNTBLANK([.C15:.T15])-3" office:value-type="float" office:value="15" calcext:value-type="float">
            <text:p>15</text:p>
          </table:table-cell>
          <table:table-cell table:style-name="ce222" table:formula="of:=COUNTIF([.C15:.U15];&quot;x&quot;)" office:value-type="float" office:value="0" calcext:value-type="float">
            <text:p>0</text:p>
          </table:table-cell>
          <table:table-cell table:style-name="ce223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5" calcext:value-type="date">
            <text:p>15/ avg</text:p>
          </table:table-cell>
          <table:table-cell table:style-name="ce216" table:formula="of:=TEXT([.A16];&quot;Ddd&quot;)" office:value-type="string" office:string-value="ned" calcext:value-type="string">
            <text:p>ned</text:p>
          </table:table-cell>
          <table:table-cell table:style-name="ce217" table:number-columns-repeated="19"/>
          <table:table-cell table:style-name="ce219"/>
          <table:table-cell table:style-name="ce220" table:formula="of:=COUNTIF([.AI16:.AZ16];&quot;☻&quot;)" office:value-type="float" office:value="0" calcext:value-type="float">
            <text:p>0</text:p>
          </table:table-cell>
          <table:table-cell table:style-name="ce220" table:formula="of:=COUNTIF([.AI16:.AZ16];&quot;☺&quot;)" office:value-type="float" office:value="0" calcext:value-type="float">
            <text:p>0</text:p>
          </table:table-cell>
          <table:table-cell table:style-name="ce220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220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220" table:formula="of:=COUNTIF([.C16:.U16];&quot;51¶&quot;)" office:value-type="float" office:value="0" calcext:value-type="float">
            <text:p>0</text:p>
          </table:table-cell>
          <table:table-cell table:style-name="ce220" table:formula="of:=COUNTIF([.C16:.U16];&quot;52¶&quot;)" office:value-type="float" office:value="0" calcext:value-type="float">
            <text:p>0</text:p>
          </table:table-cell>
          <table:table-cell table:style-name="ce220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220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221" table:formula="of:=COUNTBLANK([.C16:.T16])-3" office:value-type="float" office:value="15" calcext:value-type="float">
            <text:p>15</text:p>
          </table:table-cell>
          <table:table-cell table:style-name="ce222" table:formula="of:=COUNTIF([.C16:.U16];&quot;x&quot;)" office:value-type="float" office:value="0" calcext:value-type="float">
            <text:p>0</text:p>
          </table:table-cell>
          <table:table-cell table:style-name="ce223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6" calcext:value-type="date">
            <text:p>16/ avg</text:p>
          </table:table-cell>
          <table:table-cell table:style-name="ce216" table:formula="of:=TEXT([.A17];&quot;Ddd&quot;)" office:value-type="string" office:string-value="pon" calcext:value-type="string">
            <text:p>pon</text:p>
          </table:table-cell>
          <table:table-cell table:style-name="ce217" table:number-columns-repeated="19"/>
          <table:table-cell table:style-name="ce219"/>
          <table:table-cell table:style-name="ce220" table:formula="of:=COUNTIF([.AI17:.AZ17];&quot;☻&quot;)" office:value-type="float" office:value="0" calcext:value-type="float">
            <text:p>0</text:p>
          </table:table-cell>
          <table:table-cell table:style-name="ce220" table:formula="of:=COUNTIF([.AI17:.AZ17];&quot;☺&quot;)" office:value-type="float" office:value="0" calcext:value-type="float">
            <text:p>0</text:p>
          </table:table-cell>
          <table:table-cell table:style-name="ce220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220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220" table:formula="of:=COUNTIF([.C17:.U17];&quot;51¶&quot;)" office:value-type="float" office:value="0" calcext:value-type="float">
            <text:p>0</text:p>
          </table:table-cell>
          <table:table-cell table:style-name="ce220" table:formula="of:=COUNTIF([.C17:.U17];&quot;52¶&quot;)" office:value-type="float" office:value="0" calcext:value-type="float">
            <text:p>0</text:p>
          </table:table-cell>
          <table:table-cell table:style-name="ce220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220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221" table:formula="of:=COUNTBLANK([.C17:.T17])-3" office:value-type="float" office:value="15" calcext:value-type="float">
            <text:p>15</text:p>
          </table:table-cell>
          <table:table-cell table:style-name="ce222" table:formula="of:=COUNTIF([.C17:.U17];&quot;x&quot;)" office:value-type="float" office:value="0" calcext:value-type="float">
            <text:p>0</text:p>
          </table:table-cell>
          <table:table-cell table:style-name="ce223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7" calcext:value-type="date">
            <text:p>17/ avg</text:p>
          </table:table-cell>
          <table:table-cell table:style-name="ce216" table:formula="of:=TEXT([.A18];&quot;Ddd&quot;)" office:value-type="string" office:string-value="tor" calcext:value-type="string">
            <text:p>tor</text:p>
          </table:table-cell>
          <table:table-cell table:style-name="ce217" table:number-columns-repeated="19"/>
          <table:table-cell table:style-name="ce219"/>
          <table:table-cell table:style-name="ce220" table:formula="of:=COUNTIF([.AI18:.AZ18];&quot;☻&quot;)" office:value-type="float" office:value="0" calcext:value-type="float">
            <text:p>0</text:p>
          </table:table-cell>
          <table:table-cell table:style-name="ce220" table:formula="of:=COUNTIF([.AI18:.AZ18];&quot;☺&quot;)" office:value-type="float" office:value="0" calcext:value-type="float">
            <text:p>0</text:p>
          </table:table-cell>
          <table:table-cell table:style-name="ce220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220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220" table:formula="of:=COUNTIF([.C18:.U18];&quot;51¶&quot;)" office:value-type="float" office:value="0" calcext:value-type="float">
            <text:p>0</text:p>
          </table:table-cell>
          <table:table-cell table:style-name="ce220" table:formula="of:=COUNTIF([.C18:.U18];&quot;52¶&quot;)" office:value-type="float" office:value="0" calcext:value-type="float">
            <text:p>0</text:p>
          </table:table-cell>
          <table:table-cell table:style-name="ce220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220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221" table:formula="of:=COUNTBLANK([.C18:.T18])-3" office:value-type="float" office:value="15" calcext:value-type="float">
            <text:p>15</text:p>
          </table:table-cell>
          <table:table-cell table:style-name="ce222" table:formula="of:=COUNTIF([.C18:.U18];&quot;x&quot;)" office:value-type="float" office:value="0" calcext:value-type="float">
            <text:p>0</text:p>
          </table:table-cell>
          <table:table-cell table:style-name="ce223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8" calcext:value-type="date">
            <text:p>18/ avg</text:p>
          </table:table-cell>
          <table:table-cell table:style-name="ce216" table:formula="of:=TEXT([.A19];&quot;Ddd&quot;)" office:value-type="string" office:string-value="sre" calcext:value-type="string">
            <text:p>sre</text:p>
          </table:table-cell>
          <table:table-cell table:style-name="ce217" table:number-columns-repeated="19"/>
          <table:table-cell table:style-name="ce219"/>
          <table:table-cell table:style-name="ce220" table:formula="of:=COUNTIF([.AI19:.AZ19];&quot;☻&quot;)" office:value-type="float" office:value="0" calcext:value-type="float">
            <text:p>0</text:p>
          </table:table-cell>
          <table:table-cell table:style-name="ce220" table:formula="of:=COUNTIF([.AI19:.AZ19];&quot;☺&quot;)" office:value-type="float" office:value="0" calcext:value-type="float">
            <text:p>0</text:p>
          </table:table-cell>
          <table:table-cell table:style-name="ce220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220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220" table:formula="of:=COUNTIF([.C19:.U19];&quot;51¶&quot;)" office:value-type="float" office:value="0" calcext:value-type="float">
            <text:p>0</text:p>
          </table:table-cell>
          <table:table-cell table:style-name="ce220" table:formula="of:=COUNTIF([.C19:.U19];&quot;52¶&quot;)" office:value-type="float" office:value="0" calcext:value-type="float">
            <text:p>0</text:p>
          </table:table-cell>
          <table:table-cell table:style-name="ce220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220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221" table:formula="of:=COUNTBLANK([.C19:.T19])-3" office:value-type="float" office:value="15" calcext:value-type="float">
            <text:p>15</text:p>
          </table:table-cell>
          <table:table-cell table:style-name="ce222" table:formula="of:=COUNTIF([.C19:.U19];&quot;x&quot;)" office:value-type="float" office:value="0" calcext:value-type="float">
            <text:p>0</text:p>
          </table:table-cell>
          <table:table-cell table:style-name="ce223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19" calcext:value-type="date">
            <text:p>19/ avg</text:p>
          </table:table-cell>
          <table:table-cell table:style-name="ce216" table:formula="of:=TEXT([.A20];&quot;Ddd&quot;)" office:value-type="string" office:string-value="čet" calcext:value-type="string">
            <text:p>čet</text:p>
          </table:table-cell>
          <table:table-cell table:style-name="ce217" table:number-columns-repeated="19"/>
          <table:table-cell table:style-name="ce219"/>
          <table:table-cell table:style-name="ce220" table:formula="of:=COUNTIF([.AI20:.AZ20];&quot;☻&quot;)" office:value-type="float" office:value="0" calcext:value-type="float">
            <text:p>0</text:p>
          </table:table-cell>
          <table:table-cell table:style-name="ce220" table:formula="of:=COUNTIF([.AI20:.AZ20];&quot;☺&quot;)" office:value-type="float" office:value="0" calcext:value-type="float">
            <text:p>0</text:p>
          </table:table-cell>
          <table:table-cell table:style-name="ce220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220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220" table:formula="of:=COUNTIF([.C20:.U20];&quot;51¶&quot;)" office:value-type="float" office:value="0" calcext:value-type="float">
            <text:p>0</text:p>
          </table:table-cell>
          <table:table-cell table:style-name="ce220" table:formula="of:=COUNTIF([.C20:.U20];&quot;52¶&quot;)" office:value-type="float" office:value="0" calcext:value-type="float">
            <text:p>0</text:p>
          </table:table-cell>
          <table:table-cell table:style-name="ce220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220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221" table:formula="of:=COUNTBLANK([.C20:.T20])-3" office:value-type="float" office:value="15" calcext:value-type="float">
            <text:p>15</text:p>
          </table:table-cell>
          <table:table-cell table:style-name="ce222" table:formula="of:=COUNTIF([.C20:.U20];&quot;x&quot;)" office:value-type="float" office:value="0" calcext:value-type="float">
            <text:p>0</text:p>
          </table:table-cell>
          <table:table-cell table:style-name="ce223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0" calcext:value-type="date">
            <text:p>20/ avg</text:p>
          </table:table-cell>
          <table:table-cell table:style-name="ce216" table:formula="of:=TEXT([.A21];&quot;Ddd&quot;)" office:value-type="string" office:string-value="pet" calcext:value-type="string">
            <text:p>pet</text:p>
          </table:table-cell>
          <table:table-cell table:style-name="ce217" table:number-columns-repeated="19"/>
          <table:table-cell table:style-name="ce219"/>
          <table:table-cell table:style-name="ce220" table:formula="of:=COUNTIF([.AI21:.AZ21];&quot;☻&quot;)" office:value-type="float" office:value="0" calcext:value-type="float">
            <text:p>0</text:p>
          </table:table-cell>
          <table:table-cell table:style-name="ce220" table:formula="of:=COUNTIF([.AI21:.AZ21];&quot;☺&quot;)" office:value-type="float" office:value="0" calcext:value-type="float">
            <text:p>0</text:p>
          </table:table-cell>
          <table:table-cell table:style-name="ce220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220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220" table:formula="of:=COUNTIF([.C21:.U21];&quot;51¶&quot;)" office:value-type="float" office:value="0" calcext:value-type="float">
            <text:p>0</text:p>
          </table:table-cell>
          <table:table-cell table:style-name="ce220" table:formula="of:=COUNTIF([.C21:.U21];&quot;52¶&quot;)" office:value-type="float" office:value="0" calcext:value-type="float">
            <text:p>0</text:p>
          </table:table-cell>
          <table:table-cell table:style-name="ce220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220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221" table:formula="of:=COUNTBLANK([.C21:.T21])-3" office:value-type="float" office:value="15" calcext:value-type="float">
            <text:p>15</text:p>
          </table:table-cell>
          <table:table-cell table:style-name="ce222" table:formula="of:=COUNTIF([.C21:.U21];&quot;x&quot;)" office:value-type="float" office:value="0" calcext:value-type="float">
            <text:p>0</text:p>
          </table:table-cell>
          <table:table-cell table:style-name="ce223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1" calcext:value-type="date">
            <text:p>21/ avg</text:p>
          </table:table-cell>
          <table:table-cell table:style-name="ce216" table:formula="of:=TEXT([.A22];&quot;Ddd&quot;)" office:value-type="string" office:string-value="sob" calcext:value-type="string">
            <text:p>sob</text:p>
          </table:table-cell>
          <table:table-cell table:style-name="ce217" table:number-columns-repeated="19"/>
          <table:table-cell table:style-name="ce219"/>
          <table:table-cell table:style-name="ce220" table:formula="of:=COUNTIF([.AI22:.AZ22];&quot;☻&quot;)" office:value-type="float" office:value="0" calcext:value-type="float">
            <text:p>0</text:p>
          </table:table-cell>
          <table:table-cell table:style-name="ce220" table:formula="of:=COUNTIF([.AI22:.AZ22];&quot;☺&quot;)" office:value-type="float" office:value="0" calcext:value-type="float">
            <text:p>0</text:p>
          </table:table-cell>
          <table:table-cell table:style-name="ce220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220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220" table:formula="of:=COUNTIF([.C22:.U22];&quot;51¶&quot;)" office:value-type="float" office:value="0" calcext:value-type="float">
            <text:p>0</text:p>
          </table:table-cell>
          <table:table-cell table:style-name="ce220" table:formula="of:=COUNTIF([.C22:.U22];&quot;52¶&quot;)" office:value-type="float" office:value="0" calcext:value-type="float">
            <text:p>0</text:p>
          </table:table-cell>
          <table:table-cell table:style-name="ce220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220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221" table:formula="of:=COUNTBLANK([.C22:.T22])-3" office:value-type="float" office:value="15" calcext:value-type="float">
            <text:p>15</text:p>
          </table:table-cell>
          <table:table-cell table:style-name="ce222" table:formula="of:=COUNTIF([.C22:.U22];&quot;x&quot;)" office:value-type="float" office:value="0" calcext:value-type="float">
            <text:p>0</text:p>
          </table:table-cell>
          <table:table-cell table:style-name="ce223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2" calcext:value-type="date">
            <text:p>22/ avg</text:p>
          </table:table-cell>
          <table:table-cell table:style-name="ce216" table:formula="of:=TEXT([.A23];&quot;Ddd&quot;)" office:value-type="string" office:string-value="ned" calcext:value-type="string">
            <text:p>ned</text:p>
          </table:table-cell>
          <table:table-cell table:style-name="ce217" table:number-columns-repeated="19"/>
          <table:table-cell table:style-name="ce219"/>
          <table:table-cell table:style-name="ce220" table:formula="of:=COUNTIF([.AI23:.AZ23];&quot;☻&quot;)" office:value-type="float" office:value="0" calcext:value-type="float">
            <text:p>0</text:p>
          </table:table-cell>
          <table:table-cell table:style-name="ce220" table:formula="of:=COUNTIF([.AI23:.AZ23];&quot;☺&quot;)" office:value-type="float" office:value="0" calcext:value-type="float">
            <text:p>0</text:p>
          </table:table-cell>
          <table:table-cell table:style-name="ce220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220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220" table:formula="of:=COUNTIF([.C23:.U23];&quot;51¶&quot;)" office:value-type="float" office:value="0" calcext:value-type="float">
            <text:p>0</text:p>
          </table:table-cell>
          <table:table-cell table:style-name="ce220" table:formula="of:=COUNTIF([.C23:.U23];&quot;52¶&quot;)" office:value-type="float" office:value="0" calcext:value-type="float">
            <text:p>0</text:p>
          </table:table-cell>
          <table:table-cell table:style-name="ce220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220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221" table:formula="of:=COUNTBLANK([.C23:.T23])-3" office:value-type="float" office:value="15" calcext:value-type="float">
            <text:p>15</text:p>
          </table:table-cell>
          <table:table-cell table:style-name="ce222" table:formula="of:=COUNTIF([.C23:.U23];&quot;x&quot;)" office:value-type="float" office:value="0" calcext:value-type="float">
            <text:p>0</text:p>
          </table:table-cell>
          <table:table-cell table:style-name="ce223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3" calcext:value-type="date">
            <text:p>23/ avg</text:p>
          </table:table-cell>
          <table:table-cell table:style-name="ce216" table:formula="of:=TEXT([.A24];&quot;Ddd&quot;)" office:value-type="string" office:string-value="pon" calcext:value-type="string">
            <text:p>pon</text:p>
          </table:table-cell>
          <table:table-cell table:style-name="ce217" table:number-columns-repeated="19"/>
          <table:table-cell table:style-name="ce219"/>
          <table:table-cell table:style-name="ce220" table:formula="of:=COUNTIF([.AI24:.AZ24];&quot;☻&quot;)" office:value-type="float" office:value="0" calcext:value-type="float">
            <text:p>0</text:p>
          </table:table-cell>
          <table:table-cell table:style-name="ce220" table:formula="of:=COUNTIF([.AI24:.AZ24];&quot;☺&quot;)" office:value-type="float" office:value="0" calcext:value-type="float">
            <text:p>0</text:p>
          </table:table-cell>
          <table:table-cell table:style-name="ce220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220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220" table:formula="of:=COUNTIF([.C24:.U24];&quot;51¶&quot;)" office:value-type="float" office:value="0" calcext:value-type="float">
            <text:p>0</text:p>
          </table:table-cell>
          <table:table-cell table:style-name="ce220" table:formula="of:=COUNTIF([.C24:.U24];&quot;52¶&quot;)" office:value-type="float" office:value="0" calcext:value-type="float">
            <text:p>0</text:p>
          </table:table-cell>
          <table:table-cell table:style-name="ce220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220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221" table:formula="of:=COUNTBLANK([.C24:.T24])-3" office:value-type="float" office:value="15" calcext:value-type="float">
            <text:p>15</text:p>
          </table:table-cell>
          <table:table-cell table:style-name="ce222" table:formula="of:=COUNTIF([.C24:.U24];&quot;x&quot;)" office:value-type="float" office:value="0" calcext:value-type="float">
            <text:p>0</text:p>
          </table:table-cell>
          <table:table-cell table:style-name="ce223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4" calcext:value-type="date">
            <text:p>24/ avg</text:p>
          </table:table-cell>
          <table:table-cell table:style-name="ce216" table:formula="of:=TEXT([.A25];&quot;Ddd&quot;)" office:value-type="string" office:string-value="tor" calcext:value-type="string">
            <text:p>tor</text:p>
          </table:table-cell>
          <table:table-cell table:style-name="ce217" table:number-columns-repeated="19"/>
          <table:table-cell table:style-name="ce219"/>
          <table:table-cell table:style-name="ce220" table:formula="of:=COUNTIF([.AI25:.AZ25];&quot;☻&quot;)" office:value-type="float" office:value="0" calcext:value-type="float">
            <text:p>0</text:p>
          </table:table-cell>
          <table:table-cell table:style-name="ce220" table:formula="of:=COUNTIF([.AI25:.AZ25];&quot;☺&quot;)" office:value-type="float" office:value="0" calcext:value-type="float">
            <text:p>0</text:p>
          </table:table-cell>
          <table:table-cell table:style-name="ce220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220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220" table:formula="of:=COUNTIF([.C25:.U25];&quot;51¶&quot;)" office:value-type="float" office:value="0" calcext:value-type="float">
            <text:p>0</text:p>
          </table:table-cell>
          <table:table-cell table:style-name="ce220" table:formula="of:=COUNTIF([.C25:.U25];&quot;52¶&quot;)" office:value-type="float" office:value="0" calcext:value-type="float">
            <text:p>0</text:p>
          </table:table-cell>
          <table:table-cell table:style-name="ce220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220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221" table:formula="of:=COUNTBLANK([.C25:.T25])-3" office:value-type="float" office:value="15" calcext:value-type="float">
            <text:p>15</text:p>
          </table:table-cell>
          <table:table-cell table:style-name="ce222" table:formula="of:=COUNTIF([.C25:.U25];&quot;x&quot;)" office:value-type="float" office:value="0" calcext:value-type="float">
            <text:p>0</text:p>
          </table:table-cell>
          <table:table-cell table:style-name="ce223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5" calcext:value-type="date">
            <text:p>25/ avg</text:p>
          </table:table-cell>
          <table:table-cell table:style-name="ce216" table:formula="of:=TEXT([.A26];&quot;Ddd&quot;)" office:value-type="string" office:string-value="sre" calcext:value-type="string">
            <text:p>sre</text:p>
          </table:table-cell>
          <table:table-cell table:style-name="ce217" table:number-columns-repeated="19"/>
          <table:table-cell table:style-name="ce219"/>
          <table:table-cell table:style-name="ce220" table:formula="of:=COUNTIF([.AI26:.AZ26];&quot;☻&quot;)" office:value-type="float" office:value="0" calcext:value-type="float">
            <text:p>0</text:p>
          </table:table-cell>
          <table:table-cell table:style-name="ce220" table:formula="of:=COUNTIF([.AI26:.AZ26];&quot;☺&quot;)" office:value-type="float" office:value="0" calcext:value-type="float">
            <text:p>0</text:p>
          </table:table-cell>
          <table:table-cell table:style-name="ce220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220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220" table:formula="of:=COUNTIF([.C26:.U26];&quot;51¶&quot;)" office:value-type="float" office:value="0" calcext:value-type="float">
            <text:p>0</text:p>
          </table:table-cell>
          <table:table-cell table:style-name="ce220" table:formula="of:=COUNTIF([.C26:.U26];&quot;52¶&quot;)" office:value-type="float" office:value="0" calcext:value-type="float">
            <text:p>0</text:p>
          </table:table-cell>
          <table:table-cell table:style-name="ce220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220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221" table:formula="of:=COUNTBLANK([.C26:.T26])-3" office:value-type="float" office:value="15" calcext:value-type="float">
            <text:p>15</text:p>
          </table:table-cell>
          <table:table-cell table:style-name="ce222" table:formula="of:=COUNTIF([.C26:.U26];&quot;x&quot;)" office:value-type="float" office:value="0" calcext:value-type="float">
            <text:p>0</text:p>
          </table:table-cell>
          <table:table-cell table:style-name="ce223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6" calcext:value-type="date">
            <text:p>26/ avg</text:p>
          </table:table-cell>
          <table:table-cell table:style-name="ce216" table:formula="of:=TEXT([.A27];&quot;Ddd&quot;)" office:value-type="string" office:string-value="čet" calcext:value-type="string">
            <text:p>čet</text:p>
          </table:table-cell>
          <table:table-cell table:style-name="ce217" table:number-columns-repeated="19"/>
          <table:table-cell table:style-name="ce219"/>
          <table:table-cell table:style-name="ce220" table:formula="of:=COUNTIF([.AI27:.AZ27];&quot;☻&quot;)" office:value-type="float" office:value="0" calcext:value-type="float">
            <text:p>0</text:p>
          </table:table-cell>
          <table:table-cell table:style-name="ce220" table:formula="of:=COUNTIF([.AI27:.AZ27];&quot;☺&quot;)" office:value-type="float" office:value="0" calcext:value-type="float">
            <text:p>0</text:p>
          </table:table-cell>
          <table:table-cell table:style-name="ce220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220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220" table:formula="of:=COUNTIF([.C27:.U27];&quot;51¶&quot;)" office:value-type="float" office:value="0" calcext:value-type="float">
            <text:p>0</text:p>
          </table:table-cell>
          <table:table-cell table:style-name="ce220" table:formula="of:=COUNTIF([.C27:.U27];&quot;52¶&quot;)" office:value-type="float" office:value="0" calcext:value-type="float">
            <text:p>0</text:p>
          </table:table-cell>
          <table:table-cell table:style-name="ce220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220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221" table:formula="of:=COUNTBLANK([.C27:.T27])-3" office:value-type="float" office:value="15" calcext:value-type="float">
            <text:p>15</text:p>
          </table:table-cell>
          <table:table-cell table:style-name="ce222" table:formula="of:=COUNTIF([.C27:.U27];&quot;x&quot;)" office:value-type="float" office:value="0" calcext:value-type="float">
            <text:p>0</text:p>
          </table:table-cell>
          <table:table-cell table:style-name="ce223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7" calcext:value-type="date">
            <text:p>27/ avg</text:p>
          </table:table-cell>
          <table:table-cell table:style-name="ce216" table:formula="of:=TEXT([.A28];&quot;Ddd&quot;)" office:value-type="string" office:string-value="pet" calcext:value-type="string">
            <text:p>pet</text:p>
          </table:table-cell>
          <table:table-cell table:style-name="ce217" table:number-columns-repeated="19"/>
          <table:table-cell table:style-name="ce219"/>
          <table:table-cell table:style-name="ce220" table:formula="of:=COUNTIF([.AI28:.AZ28];&quot;☻&quot;)" office:value-type="float" office:value="0" calcext:value-type="float">
            <text:p>0</text:p>
          </table:table-cell>
          <table:table-cell table:style-name="ce220" table:formula="of:=COUNTIF([.AI28:.AZ28];&quot;☺&quot;)" office:value-type="float" office:value="0" calcext:value-type="float">
            <text:p>0</text:p>
          </table:table-cell>
          <table:table-cell table:style-name="ce220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220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220" table:formula="of:=COUNTIF([.C28:.U28];&quot;51¶&quot;)" office:value-type="float" office:value="0" calcext:value-type="float">
            <text:p>0</text:p>
          </table:table-cell>
          <table:table-cell table:style-name="ce220" table:formula="of:=COUNTIF([.C28:.U28];&quot;52¶&quot;)" office:value-type="float" office:value="0" calcext:value-type="float">
            <text:p>0</text:p>
          </table:table-cell>
          <table:table-cell table:style-name="ce220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220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221" table:formula="of:=COUNTBLANK([.C28:.T28])-3" office:value-type="float" office:value="15" calcext:value-type="float">
            <text:p>15</text:p>
          </table:table-cell>
          <table:table-cell table:style-name="ce222" table:formula="of:=COUNTIF([.C28:.U28];&quot;x&quot;)" office:value-type="float" office:value="0" calcext:value-type="float">
            <text:p>0</text:p>
          </table:table-cell>
          <table:table-cell table:style-name="ce223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8" calcext:value-type="date">
            <text:p>28/ avg</text:p>
          </table:table-cell>
          <table:table-cell table:style-name="ce216" table:formula="of:=TEXT([.A29];&quot;Ddd&quot;)" office:value-type="string" office:string-value="sob" calcext:value-type="string">
            <text:p>sob</text:p>
          </table:table-cell>
          <table:table-cell table:style-name="ce217" table:number-columns-repeated="19"/>
          <table:table-cell table:style-name="ce219"/>
          <table:table-cell table:style-name="ce220" table:formula="of:=COUNTIF([.AI29:.AZ29];&quot;☻&quot;)" office:value-type="float" office:value="0" calcext:value-type="float">
            <text:p>0</text:p>
          </table:table-cell>
          <table:table-cell table:style-name="ce220" table:formula="of:=COUNTIF([.AI29:.AZ29];&quot;☺&quot;)" office:value-type="float" office:value="0" calcext:value-type="float">
            <text:p>0</text:p>
          </table:table-cell>
          <table:table-cell table:style-name="ce220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220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220" table:formula="of:=COUNTIF([.C29:.U29];&quot;51¶&quot;)" office:value-type="float" office:value="0" calcext:value-type="float">
            <text:p>0</text:p>
          </table:table-cell>
          <table:table-cell table:style-name="ce220" table:formula="of:=COUNTIF([.C29:.U29];&quot;52¶&quot;)" office:value-type="float" office:value="0" calcext:value-type="float">
            <text:p>0</text:p>
          </table:table-cell>
          <table:table-cell table:style-name="ce220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220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221" table:formula="of:=COUNTBLANK([.C29:.T29])-3" office:value-type="float" office:value="15" calcext:value-type="float">
            <text:p>15</text:p>
          </table:table-cell>
          <table:table-cell table:style-name="ce222" table:formula="of:=COUNTIF([.C29:.U29];&quot;x&quot;)" office:value-type="float" office:value="0" calcext:value-type="float">
            <text:p>0</text:p>
          </table:table-cell>
          <table:table-cell table:style-name="ce223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29" calcext:value-type="date">
            <text:p>29/ avg</text:p>
          </table:table-cell>
          <table:table-cell table:style-name="ce216" table:formula="of:=TEXT([.A30];&quot;Ddd&quot;)" office:value-type="string" office:string-value="ned" calcext:value-type="string">
            <text:p>ned</text:p>
          </table:table-cell>
          <table:table-cell table:style-name="ce217" table:number-columns-repeated="19"/>
          <table:table-cell table:style-name="ce219"/>
          <table:table-cell table:style-name="ce220" table:formula="of:=COUNTIF([.AI30:.AZ30];&quot;☻&quot;)" office:value-type="float" office:value="0" calcext:value-type="float">
            <text:p>0</text:p>
          </table:table-cell>
          <table:table-cell table:style-name="ce220" table:formula="of:=COUNTIF([.AI30:.AZ30];&quot;☺&quot;)" office:value-type="float" office:value="0" calcext:value-type="float">
            <text:p>0</text:p>
          </table:table-cell>
          <table:table-cell table:style-name="ce220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220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220" table:formula="of:=COUNTIF([.C30:.U30];&quot;51¶&quot;)" office:value-type="float" office:value="0" calcext:value-type="float">
            <text:p>0</text:p>
          </table:table-cell>
          <table:table-cell table:style-name="ce220" table:formula="of:=COUNTIF([.C30:.U30];&quot;52¶&quot;)" office:value-type="float" office:value="0" calcext:value-type="float">
            <text:p>0</text:p>
          </table:table-cell>
          <table:table-cell table:style-name="ce220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220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221" table:formula="of:=COUNTBLANK([.C30:.T30])-3" office:value-type="float" office:value="15" calcext:value-type="float">
            <text:p>15</text:p>
          </table:table-cell>
          <table:table-cell table:style-name="ce222" table:formula="of:=COUNTIF([.C30:.U30];&quot;x&quot;)" office:value-type="float" office:value="0" calcext:value-type="float">
            <text:p>0</text:p>
          </table:table-cell>
          <table:table-cell table:style-name="ce223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30" calcext:value-type="date">
            <text:p>30/ avg</text:p>
          </table:table-cell>
          <table:table-cell table:style-name="ce216" table:formula="of:=TEXT([.A31];&quot;Ddd&quot;)" office:value-type="string" office:string-value="pon" calcext:value-type="string">
            <text:p>pon</text:p>
          </table:table-cell>
          <table:table-cell table:style-name="ce217" table:number-columns-repeated="19"/>
          <table:table-cell table:style-name="ce219"/>
          <table:table-cell table:style-name="ce220" table:formula="of:=COUNTIF([.AI31:.AZ31];&quot;☻&quot;)" office:value-type="float" office:value="0" calcext:value-type="float">
            <text:p>0</text:p>
          </table:table-cell>
          <table:table-cell table:style-name="ce220" table:formula="of:=COUNTIF([.AI31:.AZ31];&quot;☺&quot;)" office:value-type="float" office:value="0" calcext:value-type="float">
            <text:p>0</text:p>
          </table:table-cell>
          <table:table-cell table:style-name="ce220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220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220" table:formula="of:=COUNTIF([.C31:.U31];&quot;51¶&quot;)" office:value-type="float" office:value="0" calcext:value-type="float">
            <text:p>0</text:p>
          </table:table-cell>
          <table:table-cell table:style-name="ce220" table:formula="of:=COUNTIF([.C31:.U31];&quot;52¶&quot;)" office:value-type="float" office:value="0" calcext:value-type="float">
            <text:p>0</text:p>
          </table:table-cell>
          <table:table-cell table:style-name="ce220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220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221" table:formula="of:=COUNTBLANK([.C31:.T31])-3" office:value-type="float" office:value="15" calcext:value-type="float">
            <text:p>15</text:p>
          </table:table-cell>
          <table:table-cell table:style-name="ce222" table:formula="of:=COUNTIF([.C31:.U31];&quot;x&quot;)" office:value-type="float" office:value="0" calcext:value-type="float">
            <text:p>0</text:p>
          </table:table-cell>
          <table:table-cell table:style-name="ce223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15" office:value-type="date" office:date-value="2021-08-31" calcext:value-type="date">
            <text:p>31/ avg</text:p>
          </table:table-cell>
          <table:table-cell table:style-name="ce216" table:formula="of:=TEXT([.A32];&quot;Ddd&quot;)" office:value-type="string" office:string-value="tor" calcext:value-type="string">
            <text:p>tor</text:p>
          </table:table-cell>
          <table:table-cell table:style-name="ce217" table:number-columns-repeated="19"/>
          <table:table-cell table:style-name="ce219"/>
          <table:table-cell table:style-name="ce220" table:formula="of:=COUNTIF([.AI32:.AZ32];&quot;☻&quot;)" office:value-type="float" office:value="0" calcext:value-type="float">
            <text:p>0</text:p>
          </table:table-cell>
          <table:table-cell table:style-name="ce220" table:formula="of:=COUNTIF([.AI32:.AZ32];&quot;☺&quot;)" office:value-type="float" office:value="0" calcext:value-type="float">
            <text:p>0</text:p>
          </table:table-cell>
          <table:table-cell table:style-name="ce220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220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220" table:formula="of:=COUNTIF([.C32:.U32];&quot;51¶&quot;)" office:value-type="float" office:value="0" calcext:value-type="float">
            <text:p>0</text:p>
          </table:table-cell>
          <table:table-cell table:style-name="ce220" table:formula="of:=COUNTIF([.C32:.U32];&quot;52¶&quot;)" office:value-type="float" office:value="0" calcext:value-type="float">
            <text:p>0</text:p>
          </table:table-cell>
          <table:table-cell table:style-name="ce220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220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221" table:formula="of:=COUNTBLANK([.C32:.T32])-3" office:value-type="float" office:value="15" calcext:value-type="float">
            <text:p>15</text:p>
          </table:table-cell>
          <table:table-cell table:style-name="ce222" table:formula="of:=COUNTIF([.C32:.U32];&quot;x&quot;)" office:value-type="float" office:value="0" calcext:value-type="float">
            <text:p>0</text:p>
          </table:table-cell>
          <table:table-cell table:style-name="ce223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avgust.$A$1" table:cell-range-address="avgust.$A$1:avgust.$V$32"/>
        </table:named-expressions>
        <calcext:conditional-formats>
          <calcext:conditional-format calcext:target-range-address="avgust.A2:avgust.V32">
            <calcext:condition calcext:apply-style-name="cf37" calcext:value="formula-is(WEEKDAY([.$A2];2)=6)" calcext:base-cell-address="avgust.A2"/>
            <calcext:condition calcext:apply-style-name="cf37" calcext:value="formula-is(WEEKDAY([.$A2];2)=7)" calcext:base-cell-address="avgust.A2"/>
          </calcext:conditional-format>
          <calcext:conditional-format calcext:target-range-address="avgust.W2:avgust.AD32">
            <calcext:condition calcext:apply-style-name="cf38" calcext:value="&lt;1" calcext:base-cell-address="avgust.W2"/>
            <calcext:condition calcext:apply-style-name="cf41" calcext:value="&gt;1" calcext:base-cell-address="avgust.W2"/>
          </calcext:conditional-format>
          <calcext:conditional-format calcext:target-range-address="avgust.AE2:avgust.AE32">
            <calcext:condition calcext:apply-style-name="cf40" calcext:value="!=0" calcext:base-cell-address="avgust.AE2"/>
          </calcext:conditional-format>
          <calcext:conditional-format calcext:target-range-address="avgust.AF2:avgust.AF32">
            <calcext:condition calcext:apply-style-name="cf40" calcext:value="=1" calcext:base-cell-address="avgust.AF2"/>
            <calcext:condition calcext:apply-style-name="cf39" calcext:value="&gt;1" calcext:base-cell-address="avgust.AF2"/>
          </calcext:conditional-format>
          <calcext:conditional-format calcext:target-range-address="avgust.AG2:avgust.AG32">
            <calcext:condition calcext:apply-style-name="cf38" calcext:value="&lt;2" calcext:base-cell-address="avgust.AG2"/>
            <calcext:condition calcext:apply-style-name="cf39" calcext:value="&gt;2" calcext:base-cell-address="avgust.AG2"/>
          </calcext:conditional-format>
        </calcext:conditional-formats>
      </table:table>
      <table:table table:name="september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24" office:value-type="date" office:date-value="2021-09-01" calcext:value-type="date">
            <text:p>01/ sep</text:p>
          </table:table-cell>
          <table:table-cell table:style-name="ce225" table:formula="of:=TEXT([.A2];&quot;Ddd&quot;)" office:value-type="string" office:string-value="sre" calcext:value-type="string">
            <text:p>sre</text:p>
          </table:table-cell>
          <table:table-cell table:style-name="ce226" table:number-columns-repeated="14"/>
          <table:table-cell table:style-name="ce227"/>
          <table:table-cell table:style-name="ce226" table:number-columns-repeated="4"/>
          <table:table-cell table:style-name="ce228"/>
          <table:table-cell table:style-name="ce229" table:formula="of:=COUNTIF([.AI2:.AZ2];&quot;☻&quot;)" office:value-type="float" office:value="0" calcext:value-type="float">
            <text:p>0</text:p>
          </table:table-cell>
          <table:table-cell table:style-name="ce229" table:formula="of:=COUNTIF([.AI2:.AZ2];&quot;☺&quot;)" office:value-type="float" office:value="0" calcext:value-type="float">
            <text:p>0</text:p>
          </table:table-cell>
          <table:table-cell table:style-name="ce229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229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229" table:formula="of:=COUNTIF([.C2:.U2];&quot;51¶&quot;)" office:value-type="float" office:value="0" calcext:value-type="float">
            <text:p>0</text:p>
          </table:table-cell>
          <table:table-cell table:style-name="ce229" table:formula="of:=COUNTIF([.C2:.U2];&quot;52¶&quot;)" office:value-type="float" office:value="0" calcext:value-type="float">
            <text:p>0</text:p>
          </table:table-cell>
          <table:table-cell table:style-name="ce229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229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230" table:formula="of:=COUNTBLANK([.C2:.T2])-3" office:value-type="float" office:value="15" calcext:value-type="float">
            <text:p>15</text:p>
          </table:table-cell>
          <table:table-cell table:style-name="ce231" table:formula="of:=COUNTIF([.C2:.U2];&quot;x&quot;)" office:value-type="float" office:value="0" calcext:value-type="float">
            <text:p>0</text:p>
          </table:table-cell>
          <table:table-cell table:style-name="ce232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24" office:value-type="date" office:date-value="2021-09-02" calcext:value-type="date">
            <text:p>02/ sep</text:p>
          </table:table-cell>
          <table:table-cell table:style-name="ce225" table:formula="of:=TEXT([.A3];&quot;Ddd&quot;)" office:value-type="string" office:string-value="čet" calcext:value-type="string">
            <text:p>čet</text:p>
          </table:table-cell>
          <table:table-cell table:style-name="ce226" table:number-columns-repeated="14"/>
          <table:table-cell table:style-name="ce227"/>
          <table:table-cell table:style-name="ce226" table:number-columns-repeated="4"/>
          <table:table-cell table:style-name="ce228"/>
          <table:table-cell table:style-name="ce229" table:formula="of:=COUNTIF([.AI3:.AZ3];&quot;☻&quot;)" office:value-type="float" office:value="0" calcext:value-type="float">
            <text:p>0</text:p>
          </table:table-cell>
          <table:table-cell table:style-name="ce229" table:formula="of:=COUNTIF([.AI3:.AZ3];&quot;☺&quot;)" office:value-type="float" office:value="0" calcext:value-type="float">
            <text:p>0</text:p>
          </table:table-cell>
          <table:table-cell table:style-name="ce229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229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229" table:formula="of:=COUNTIF([.C3:.U3];&quot;51¶&quot;)" office:value-type="float" office:value="0" calcext:value-type="float">
            <text:p>0</text:p>
          </table:table-cell>
          <table:table-cell table:style-name="ce229" table:formula="of:=COUNTIF([.C3:.U3];&quot;52¶&quot;)" office:value-type="float" office:value="0" calcext:value-type="float">
            <text:p>0</text:p>
          </table:table-cell>
          <table:table-cell table:style-name="ce229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229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230" table:formula="of:=COUNTBLANK([.C3:.T3])-3" office:value-type="float" office:value="15" calcext:value-type="float">
            <text:p>15</text:p>
          </table:table-cell>
          <table:table-cell table:style-name="ce231" table:formula="of:=COUNTIF([.C3:.U3];&quot;x&quot;)" office:value-type="float" office:value="0" calcext:value-type="float">
            <text:p>0</text:p>
          </table:table-cell>
          <table:table-cell table:style-name="ce232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03" calcext:value-type="date">
            <text:p>03/ sep</text:p>
          </table:table-cell>
          <table:table-cell table:style-name="ce225" table:formula="of:=TEXT([.A4];&quot;Ddd&quot;)" office:value-type="string" office:string-value="pet" calcext:value-type="string">
            <text:p>pet</text:p>
          </table:table-cell>
          <table:table-cell table:style-name="ce226" table:number-columns-repeated="14"/>
          <table:table-cell table:style-name="ce227"/>
          <table:table-cell table:style-name="ce226" table:number-columns-repeated="4"/>
          <table:table-cell table:style-name="ce228"/>
          <table:table-cell table:style-name="ce229" table:formula="of:=COUNTIF([.AI4:.AZ4];&quot;☻&quot;)" office:value-type="float" office:value="0" calcext:value-type="float">
            <text:p>0</text:p>
          </table:table-cell>
          <table:table-cell table:style-name="ce229" table:formula="of:=COUNTIF([.AI4:.AZ4];&quot;☺&quot;)" office:value-type="float" office:value="0" calcext:value-type="float">
            <text:p>0</text:p>
          </table:table-cell>
          <table:table-cell table:style-name="ce229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229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229" table:formula="of:=COUNTIF([.C4:.U4];&quot;51¶&quot;)" office:value-type="float" office:value="0" calcext:value-type="float">
            <text:p>0</text:p>
          </table:table-cell>
          <table:table-cell table:style-name="ce229" table:formula="of:=COUNTIF([.C4:.U4];&quot;52¶&quot;)" office:value-type="float" office:value="0" calcext:value-type="float">
            <text:p>0</text:p>
          </table:table-cell>
          <table:table-cell table:style-name="ce229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229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230" table:formula="of:=COUNTBLANK([.C4:.T4])-3" office:value-type="float" office:value="15" calcext:value-type="float">
            <text:p>15</text:p>
          </table:table-cell>
          <table:table-cell table:style-name="ce231" table:formula="of:=COUNTIF([.C4:.U4];&quot;x&quot;)" office:value-type="float" office:value="0" calcext:value-type="float">
            <text:p>0</text:p>
          </table:table-cell>
          <table:table-cell table:style-name="ce232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04" calcext:value-type="date">
            <text:p>04/ sep</text:p>
          </table:table-cell>
          <table:table-cell table:style-name="ce225" table:formula="of:=TEXT([.A5];&quot;Ddd&quot;)" office:value-type="string" office:string-value="sob" calcext:value-type="string">
            <text:p>sob</text:p>
          </table:table-cell>
          <table:table-cell table:style-name="ce226" table:number-columns-repeated="19"/>
          <table:table-cell table:style-name="ce228"/>
          <table:table-cell table:style-name="ce229" table:formula="of:=COUNTIF([.AI5:.AZ5];&quot;☻&quot;)" office:value-type="float" office:value="0" calcext:value-type="float">
            <text:p>0</text:p>
          </table:table-cell>
          <table:table-cell table:style-name="ce229" table:formula="of:=COUNTIF([.AI5:.AZ5];&quot;☺&quot;)" office:value-type="float" office:value="0" calcext:value-type="float">
            <text:p>0</text:p>
          </table:table-cell>
          <table:table-cell table:style-name="ce229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229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229" table:formula="of:=COUNTIF([.C5:.U5];&quot;51¶&quot;)" office:value-type="float" office:value="0" calcext:value-type="float">
            <text:p>0</text:p>
          </table:table-cell>
          <table:table-cell table:style-name="ce229" table:formula="of:=COUNTIF([.C5:.U5];&quot;52¶&quot;)" office:value-type="float" office:value="0" calcext:value-type="float">
            <text:p>0</text:p>
          </table:table-cell>
          <table:table-cell table:style-name="ce229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229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230" table:formula="of:=COUNTBLANK([.C5:.T5])-3" office:value-type="float" office:value="15" calcext:value-type="float">
            <text:p>15</text:p>
          </table:table-cell>
          <table:table-cell table:style-name="ce231" table:formula="of:=COUNTIF([.C5:.U5];&quot;x&quot;)" office:value-type="float" office:value="0" calcext:value-type="float">
            <text:p>0</text:p>
          </table:table-cell>
          <table:table-cell table:style-name="ce232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05" calcext:value-type="date">
            <text:p>05/ sep</text:p>
          </table:table-cell>
          <table:table-cell table:style-name="ce225" table:formula="of:=TEXT([.A6];&quot;Ddd&quot;)" office:value-type="string" office:string-value="ned" calcext:value-type="string">
            <text:p>ned</text:p>
          </table:table-cell>
          <table:table-cell table:style-name="ce226" table:number-columns-repeated="19"/>
          <table:table-cell table:style-name="ce228"/>
          <table:table-cell table:style-name="ce229" table:formula="of:=COUNTIF([.AI6:.AZ6];&quot;☻&quot;)" office:value-type="float" office:value="0" calcext:value-type="float">
            <text:p>0</text:p>
          </table:table-cell>
          <table:table-cell table:style-name="ce229" table:formula="of:=COUNTIF([.AI6:.AZ6];&quot;☺&quot;)" office:value-type="float" office:value="0" calcext:value-type="float">
            <text:p>0</text:p>
          </table:table-cell>
          <table:table-cell table:style-name="ce229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229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229" table:formula="of:=COUNTIF([.C6:.U6];&quot;51¶&quot;)" office:value-type="float" office:value="0" calcext:value-type="float">
            <text:p>0</text:p>
          </table:table-cell>
          <table:table-cell table:style-name="ce229" table:formula="of:=COUNTIF([.C6:.U6];&quot;52¶&quot;)" office:value-type="float" office:value="0" calcext:value-type="float">
            <text:p>0</text:p>
          </table:table-cell>
          <table:table-cell table:style-name="ce229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229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230" table:formula="of:=COUNTBLANK([.C6:.T6])-3" office:value-type="float" office:value="15" calcext:value-type="float">
            <text:p>15</text:p>
          </table:table-cell>
          <table:table-cell table:style-name="ce231" table:formula="of:=COUNTIF([.C6:.U6];&quot;x&quot;)" office:value-type="float" office:value="0" calcext:value-type="float">
            <text:p>0</text:p>
          </table:table-cell>
          <table:table-cell table:style-name="ce232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06" calcext:value-type="date">
            <text:p>06/ sep</text:p>
          </table:table-cell>
          <table:table-cell table:style-name="ce225" table:formula="of:=TEXT([.A7];&quot;Ddd&quot;)" office:value-type="string" office:string-value="pon" calcext:value-type="string">
            <text:p>pon</text:p>
          </table:table-cell>
          <table:table-cell table:style-name="ce226" table:number-columns-repeated="19"/>
          <table:table-cell table:style-name="ce228"/>
          <table:table-cell table:style-name="ce229" table:formula="of:=COUNTIF([.AI7:.AZ7];&quot;☻&quot;)" office:value-type="float" office:value="0" calcext:value-type="float">
            <text:p>0</text:p>
          </table:table-cell>
          <table:table-cell table:style-name="ce229" table:formula="of:=COUNTIF([.AI7:.AZ7];&quot;☺&quot;)" office:value-type="float" office:value="0" calcext:value-type="float">
            <text:p>0</text:p>
          </table:table-cell>
          <table:table-cell table:style-name="ce229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229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229" table:formula="of:=COUNTIF([.C7:.U7];&quot;51¶&quot;)" office:value-type="float" office:value="0" calcext:value-type="float">
            <text:p>0</text:p>
          </table:table-cell>
          <table:table-cell table:style-name="ce229" table:formula="of:=COUNTIF([.C7:.U7];&quot;52¶&quot;)" office:value-type="float" office:value="0" calcext:value-type="float">
            <text:p>0</text:p>
          </table:table-cell>
          <table:table-cell table:style-name="ce229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229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230" table:formula="of:=COUNTBLANK([.C7:.T7])-3" office:value-type="float" office:value="15" calcext:value-type="float">
            <text:p>15</text:p>
          </table:table-cell>
          <table:table-cell table:style-name="ce231" table:formula="of:=COUNTIF([.C7:.U7];&quot;x&quot;)" office:value-type="float" office:value="0" calcext:value-type="float">
            <text:p>0</text:p>
          </table:table-cell>
          <table:table-cell table:style-name="ce232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07" calcext:value-type="date">
            <text:p>07/ sep</text:p>
          </table:table-cell>
          <table:table-cell table:style-name="ce225" table:formula="of:=TEXT([.A8];&quot;Ddd&quot;)" office:value-type="string" office:string-value="tor" calcext:value-type="string">
            <text:p>tor</text:p>
          </table:table-cell>
          <table:table-cell table:style-name="ce226" table:number-columns-repeated="8"/>
          <table:table-cell table:style-name="ce227"/>
          <table:table-cell table:style-name="ce226" table:number-columns-repeated="10"/>
          <table:table-cell table:style-name="ce228"/>
          <table:table-cell table:style-name="ce229" table:formula="of:=COUNTIF([.AI8:.AZ8];&quot;☻&quot;)" office:value-type="float" office:value="0" calcext:value-type="float">
            <text:p>0</text:p>
          </table:table-cell>
          <table:table-cell table:style-name="ce229" table:formula="of:=COUNTIF([.AI8:.AZ8];&quot;☺&quot;)" office:value-type="float" office:value="0" calcext:value-type="float">
            <text:p>0</text:p>
          </table:table-cell>
          <table:table-cell table:style-name="ce229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229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229" table:formula="of:=COUNTIF([.C8:.U8];&quot;51¶&quot;)" office:value-type="float" office:value="0" calcext:value-type="float">
            <text:p>0</text:p>
          </table:table-cell>
          <table:table-cell table:style-name="ce229" table:formula="of:=COUNTIF([.C8:.U8];&quot;52¶&quot;)" office:value-type="float" office:value="0" calcext:value-type="float">
            <text:p>0</text:p>
          </table:table-cell>
          <table:table-cell table:style-name="ce229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229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230" table:formula="of:=COUNTBLANK([.C8:.T8])-3" office:value-type="float" office:value="15" calcext:value-type="float">
            <text:p>15</text:p>
          </table:table-cell>
          <table:table-cell table:style-name="ce231" table:formula="of:=COUNTIF([.C8:.U8];&quot;x&quot;)" office:value-type="float" office:value="0" calcext:value-type="float">
            <text:p>0</text:p>
          </table:table-cell>
          <table:table-cell table:style-name="ce232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08" calcext:value-type="date">
            <text:p>08/ sep</text:p>
          </table:table-cell>
          <table:table-cell table:style-name="ce225" table:formula="of:=TEXT([.A9];&quot;Ddd&quot;)" office:value-type="string" office:string-value="sre" calcext:value-type="string">
            <text:p>sre</text:p>
          </table:table-cell>
          <table:table-cell table:style-name="ce226" table:number-columns-repeated="8"/>
          <table:table-cell table:style-name="ce227"/>
          <table:table-cell table:style-name="ce226" table:number-columns-repeated="10"/>
          <table:table-cell table:style-name="ce228"/>
          <table:table-cell table:style-name="ce229" table:formula="of:=COUNTIF([.AI9:.AZ9];&quot;☻&quot;)" office:value-type="float" office:value="0" calcext:value-type="float">
            <text:p>0</text:p>
          </table:table-cell>
          <table:table-cell table:style-name="ce229" table:formula="of:=COUNTIF([.AI9:.AZ9];&quot;☺&quot;)" office:value-type="float" office:value="0" calcext:value-type="float">
            <text:p>0</text:p>
          </table:table-cell>
          <table:table-cell table:style-name="ce229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229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229" table:formula="of:=COUNTIF([.C9:.U9];&quot;51¶&quot;)" office:value-type="float" office:value="0" calcext:value-type="float">
            <text:p>0</text:p>
          </table:table-cell>
          <table:table-cell table:style-name="ce229" table:formula="of:=COUNTIF([.C9:.U9];&quot;52¶&quot;)" office:value-type="float" office:value="0" calcext:value-type="float">
            <text:p>0</text:p>
          </table:table-cell>
          <table:table-cell table:style-name="ce229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229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230" table:formula="of:=COUNTBLANK([.C9:.T9])-3" office:value-type="float" office:value="15" calcext:value-type="float">
            <text:p>15</text:p>
          </table:table-cell>
          <table:table-cell table:style-name="ce231" table:formula="of:=COUNTIF([.C9:.U9];&quot;x&quot;)" office:value-type="float" office:value="0" calcext:value-type="float">
            <text:p>0</text:p>
          </table:table-cell>
          <table:table-cell table:style-name="ce232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09" calcext:value-type="date">
            <text:p>09/ sep</text:p>
          </table:table-cell>
          <table:table-cell table:style-name="ce225" table:formula="of:=TEXT([.A10];&quot;Ddd&quot;)" office:value-type="string" office:string-value="čet" calcext:value-type="string">
            <text:p>čet</text:p>
          </table:table-cell>
          <table:table-cell table:style-name="ce226" table:number-columns-repeated="8"/>
          <table:table-cell table:style-name="ce227"/>
          <table:table-cell table:style-name="ce226" table:number-columns-repeated="10"/>
          <table:table-cell table:style-name="ce228"/>
          <table:table-cell table:style-name="ce229" table:formula="of:=COUNTIF([.AI10:.AZ10];&quot;☻&quot;)" office:value-type="float" office:value="0" calcext:value-type="float">
            <text:p>0</text:p>
          </table:table-cell>
          <table:table-cell table:style-name="ce229" table:formula="of:=COUNTIF([.AI10:.AZ10];&quot;☺&quot;)" office:value-type="float" office:value="0" calcext:value-type="float">
            <text:p>0</text:p>
          </table:table-cell>
          <table:table-cell table:style-name="ce229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229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229" table:formula="of:=COUNTIF([.C10:.U10];&quot;51¶&quot;)" office:value-type="float" office:value="0" calcext:value-type="float">
            <text:p>0</text:p>
          </table:table-cell>
          <table:table-cell table:style-name="ce229" table:formula="of:=COUNTIF([.C10:.U10];&quot;52¶&quot;)" office:value-type="float" office:value="0" calcext:value-type="float">
            <text:p>0</text:p>
          </table:table-cell>
          <table:table-cell table:style-name="ce229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229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230" table:formula="of:=COUNTBLANK([.C10:.T10])-3" office:value-type="float" office:value="15" calcext:value-type="float">
            <text:p>15</text:p>
          </table:table-cell>
          <table:table-cell table:style-name="ce231" table:formula="of:=COUNTIF([.C10:.U10];&quot;x&quot;)" office:value-type="float" office:value="0" calcext:value-type="float">
            <text:p>0</text:p>
          </table:table-cell>
          <table:table-cell table:style-name="ce232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0" calcext:value-type="date">
            <text:p>10/ sep</text:p>
          </table:table-cell>
          <table:table-cell table:style-name="ce225" table:formula="of:=TEXT([.A11];&quot;Ddd&quot;)" office:value-type="string" office:string-value="pet" calcext:value-type="string">
            <text:p>pet</text:p>
          </table:table-cell>
          <table:table-cell table:style-name="ce226" table:number-columns-repeated="19"/>
          <table:table-cell table:style-name="ce228"/>
          <table:table-cell table:style-name="ce229" table:formula="of:=COUNTIF([.AI11:.AZ11];&quot;☻&quot;)" office:value-type="float" office:value="0" calcext:value-type="float">
            <text:p>0</text:p>
          </table:table-cell>
          <table:table-cell table:style-name="ce229" table:formula="of:=COUNTIF([.AI11:.AZ11];&quot;☺&quot;)" office:value-type="float" office:value="0" calcext:value-type="float">
            <text:p>0</text:p>
          </table:table-cell>
          <table:table-cell table:style-name="ce229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229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229" table:formula="of:=COUNTIF([.C11:.U11];&quot;51¶&quot;)" office:value-type="float" office:value="0" calcext:value-type="float">
            <text:p>0</text:p>
          </table:table-cell>
          <table:table-cell table:style-name="ce229" table:formula="of:=COUNTIF([.C11:.U11];&quot;52¶&quot;)" office:value-type="float" office:value="0" calcext:value-type="float">
            <text:p>0</text:p>
          </table:table-cell>
          <table:table-cell table:style-name="ce229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229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230" table:formula="of:=COUNTBLANK([.C11:.T11])-3" office:value-type="float" office:value="15" calcext:value-type="float">
            <text:p>15</text:p>
          </table:table-cell>
          <table:table-cell table:style-name="ce231" table:formula="of:=COUNTIF([.C11:.U11];&quot;x&quot;)" office:value-type="float" office:value="0" calcext:value-type="float">
            <text:p>0</text:p>
          </table:table-cell>
          <table:table-cell table:style-name="ce232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1" calcext:value-type="date">
            <text:p>11/ sep</text:p>
          </table:table-cell>
          <table:table-cell table:style-name="ce225" table:formula="of:=TEXT([.A12];&quot;Ddd&quot;)" office:value-type="string" office:string-value="sob" calcext:value-type="string">
            <text:p>sob</text:p>
          </table:table-cell>
          <table:table-cell table:style-name="ce227"/>
          <table:table-cell table:style-name="ce226" table:number-columns-repeated="18"/>
          <table:table-cell table:style-name="ce228"/>
          <table:table-cell table:style-name="ce229" table:formula="of:=COUNTIF([.AI12:.AZ12];&quot;☻&quot;)" office:value-type="float" office:value="0" calcext:value-type="float">
            <text:p>0</text:p>
          </table:table-cell>
          <table:table-cell table:style-name="ce229" table:formula="of:=COUNTIF([.AI12:.AZ12];&quot;☺&quot;)" office:value-type="float" office:value="0" calcext:value-type="float">
            <text:p>0</text:p>
          </table:table-cell>
          <table:table-cell table:style-name="ce229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229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229" table:formula="of:=COUNTIF([.C12:.U12];&quot;51¶&quot;)" office:value-type="float" office:value="0" calcext:value-type="float">
            <text:p>0</text:p>
          </table:table-cell>
          <table:table-cell table:style-name="ce229" table:formula="of:=COUNTIF([.C12:.U12];&quot;52¶&quot;)" office:value-type="float" office:value="0" calcext:value-type="float">
            <text:p>0</text:p>
          </table:table-cell>
          <table:table-cell table:style-name="ce229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229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230" table:formula="of:=COUNTBLANK([.C12:.T12])-3" office:value-type="float" office:value="15" calcext:value-type="float">
            <text:p>15</text:p>
          </table:table-cell>
          <table:table-cell table:style-name="ce231" table:formula="of:=COUNTIF([.C12:.U12];&quot;x&quot;)" office:value-type="float" office:value="0" calcext:value-type="float">
            <text:p>0</text:p>
          </table:table-cell>
          <table:table-cell table:style-name="ce232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2" calcext:value-type="date">
            <text:p>12/ sep</text:p>
          </table:table-cell>
          <table:table-cell table:style-name="ce225" table:formula="of:=TEXT([.A13];&quot;Ddd&quot;)" office:value-type="string" office:string-value="ned" calcext:value-type="string">
            <text:p>ned</text:p>
          </table:table-cell>
          <table:table-cell table:style-name="ce226" table:number-columns-repeated="19"/>
          <table:table-cell table:style-name="ce228"/>
          <table:table-cell table:style-name="ce229" table:formula="of:=COUNTIF([.AI13:.AZ13];&quot;☻&quot;)" office:value-type="float" office:value="0" calcext:value-type="float">
            <text:p>0</text:p>
          </table:table-cell>
          <table:table-cell table:style-name="ce229" table:formula="of:=COUNTIF([.AI13:.AZ13];&quot;☺&quot;)" office:value-type="float" office:value="0" calcext:value-type="float">
            <text:p>0</text:p>
          </table:table-cell>
          <table:table-cell table:style-name="ce229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229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229" table:formula="of:=COUNTIF([.C13:.U13];&quot;51¶&quot;)" office:value-type="float" office:value="0" calcext:value-type="float">
            <text:p>0</text:p>
          </table:table-cell>
          <table:table-cell table:style-name="ce229" table:formula="of:=COUNTIF([.C13:.U13];&quot;52¶&quot;)" office:value-type="float" office:value="0" calcext:value-type="float">
            <text:p>0</text:p>
          </table:table-cell>
          <table:table-cell table:style-name="ce229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229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230" table:formula="of:=COUNTBLANK([.C13:.T13])-3" office:value-type="float" office:value="15" calcext:value-type="float">
            <text:p>15</text:p>
          </table:table-cell>
          <table:table-cell table:style-name="ce231" table:formula="of:=COUNTIF([.C13:.U13];&quot;x&quot;)" office:value-type="float" office:value="0" calcext:value-type="float">
            <text:p>0</text:p>
          </table:table-cell>
          <table:table-cell table:style-name="ce232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3" calcext:value-type="date">
            <text:p>13/ sep</text:p>
          </table:table-cell>
          <table:table-cell table:style-name="ce225" table:formula="of:=TEXT([.A14];&quot;Ddd&quot;)" office:value-type="string" office:string-value="pon" calcext:value-type="string">
            <text:p>pon</text:p>
          </table:table-cell>
          <table:table-cell table:style-name="ce226" table:number-columns-repeated="19"/>
          <table:table-cell table:style-name="ce228"/>
          <table:table-cell table:style-name="ce229" table:formula="of:=COUNTIF([.AI14:.AZ14];&quot;☻&quot;)" office:value-type="float" office:value="0" calcext:value-type="float">
            <text:p>0</text:p>
          </table:table-cell>
          <table:table-cell table:style-name="ce229" table:formula="of:=COUNTIF([.AI14:.AZ14];&quot;☺&quot;)" office:value-type="float" office:value="0" calcext:value-type="float">
            <text:p>0</text:p>
          </table:table-cell>
          <table:table-cell table:style-name="ce229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229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229" table:formula="of:=COUNTIF([.C14:.U14];&quot;51¶&quot;)" office:value-type="float" office:value="0" calcext:value-type="float">
            <text:p>0</text:p>
          </table:table-cell>
          <table:table-cell table:style-name="ce229" table:formula="of:=COUNTIF([.C14:.U14];&quot;52¶&quot;)" office:value-type="float" office:value="0" calcext:value-type="float">
            <text:p>0</text:p>
          </table:table-cell>
          <table:table-cell table:style-name="ce229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229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230" table:formula="of:=COUNTBLANK([.C14:.T14])-3" office:value-type="float" office:value="15" calcext:value-type="float">
            <text:p>15</text:p>
          </table:table-cell>
          <table:table-cell table:style-name="ce231" table:formula="of:=COUNTIF([.C14:.U14];&quot;x&quot;)" office:value-type="float" office:value="0" calcext:value-type="float">
            <text:p>0</text:p>
          </table:table-cell>
          <table:table-cell table:style-name="ce232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4" calcext:value-type="date">
            <text:p>14/ sep</text:p>
          </table:table-cell>
          <table:table-cell table:style-name="ce225" table:formula="of:=TEXT([.A15];&quot;Ddd&quot;)" office:value-type="string" office:string-value="tor" calcext:value-type="string">
            <text:p>tor</text:p>
          </table:table-cell>
          <table:table-cell table:style-name="ce226" table:number-columns-repeated="19"/>
          <table:table-cell table:style-name="ce228"/>
          <table:table-cell table:style-name="ce229" table:formula="of:=COUNTIF([.AI15:.AZ15];&quot;☻&quot;)" office:value-type="float" office:value="0" calcext:value-type="float">
            <text:p>0</text:p>
          </table:table-cell>
          <table:table-cell table:style-name="ce229" table:formula="of:=COUNTIF([.AI15:.AZ15];&quot;☺&quot;)" office:value-type="float" office:value="0" calcext:value-type="float">
            <text:p>0</text:p>
          </table:table-cell>
          <table:table-cell table:style-name="ce229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229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229" table:formula="of:=COUNTIF([.C15:.U15];&quot;51¶&quot;)" office:value-type="float" office:value="0" calcext:value-type="float">
            <text:p>0</text:p>
          </table:table-cell>
          <table:table-cell table:style-name="ce229" table:formula="of:=COUNTIF([.C15:.U15];&quot;52¶&quot;)" office:value-type="float" office:value="0" calcext:value-type="float">
            <text:p>0</text:p>
          </table:table-cell>
          <table:table-cell table:style-name="ce229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229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230" table:formula="of:=COUNTBLANK([.C15:.T15])-3" office:value-type="float" office:value="15" calcext:value-type="float">
            <text:p>15</text:p>
          </table:table-cell>
          <table:table-cell table:style-name="ce231" table:formula="of:=COUNTIF([.C15:.U15];&quot;x&quot;)" office:value-type="float" office:value="0" calcext:value-type="float">
            <text:p>0</text:p>
          </table:table-cell>
          <table:table-cell table:style-name="ce232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5" calcext:value-type="date">
            <text:p>15/ sep</text:p>
          </table:table-cell>
          <table:table-cell table:style-name="ce225" table:formula="of:=TEXT([.A16];&quot;Ddd&quot;)" office:value-type="string" office:string-value="sre" calcext:value-type="string">
            <text:p>sre</text:p>
          </table:table-cell>
          <table:table-cell table:style-name="ce226" table:number-columns-repeated="19"/>
          <table:table-cell table:style-name="ce228"/>
          <table:table-cell table:style-name="ce229" table:formula="of:=COUNTIF([.AI16:.AZ16];&quot;☻&quot;)" office:value-type="float" office:value="0" calcext:value-type="float">
            <text:p>0</text:p>
          </table:table-cell>
          <table:table-cell table:style-name="ce229" table:formula="of:=COUNTIF([.AI16:.AZ16];&quot;☺&quot;)" office:value-type="float" office:value="0" calcext:value-type="float">
            <text:p>0</text:p>
          </table:table-cell>
          <table:table-cell table:style-name="ce229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229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229" table:formula="of:=COUNTIF([.C16:.U16];&quot;51¶&quot;)" office:value-type="float" office:value="0" calcext:value-type="float">
            <text:p>0</text:p>
          </table:table-cell>
          <table:table-cell table:style-name="ce229" table:formula="of:=COUNTIF([.C16:.U16];&quot;52¶&quot;)" office:value-type="float" office:value="0" calcext:value-type="float">
            <text:p>0</text:p>
          </table:table-cell>
          <table:table-cell table:style-name="ce229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229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230" table:formula="of:=COUNTBLANK([.C16:.T16])-3" office:value-type="float" office:value="15" calcext:value-type="float">
            <text:p>15</text:p>
          </table:table-cell>
          <table:table-cell table:style-name="ce231" table:formula="of:=COUNTIF([.C16:.U16];&quot;x&quot;)" office:value-type="float" office:value="0" calcext:value-type="float">
            <text:p>0</text:p>
          </table:table-cell>
          <table:table-cell table:style-name="ce232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6" calcext:value-type="date">
            <text:p>16/ sep</text:p>
          </table:table-cell>
          <table:table-cell table:style-name="ce225" table:formula="of:=TEXT([.A17];&quot;Ddd&quot;)" office:value-type="string" office:string-value="čet" calcext:value-type="string">
            <text:p>čet</text:p>
          </table:table-cell>
          <table:table-cell table:style-name="ce226" table:number-columns-repeated="19"/>
          <table:table-cell table:style-name="ce228"/>
          <table:table-cell table:style-name="ce229" table:formula="of:=COUNTIF([.AI17:.AZ17];&quot;☻&quot;)" office:value-type="float" office:value="0" calcext:value-type="float">
            <text:p>0</text:p>
          </table:table-cell>
          <table:table-cell table:style-name="ce229" table:formula="of:=COUNTIF([.AI17:.AZ17];&quot;☺&quot;)" office:value-type="float" office:value="0" calcext:value-type="float">
            <text:p>0</text:p>
          </table:table-cell>
          <table:table-cell table:style-name="ce229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229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229" table:formula="of:=COUNTIF([.C17:.U17];&quot;51¶&quot;)" office:value-type="float" office:value="0" calcext:value-type="float">
            <text:p>0</text:p>
          </table:table-cell>
          <table:table-cell table:style-name="ce229" table:formula="of:=COUNTIF([.C17:.U17];&quot;52¶&quot;)" office:value-type="float" office:value="0" calcext:value-type="float">
            <text:p>0</text:p>
          </table:table-cell>
          <table:table-cell table:style-name="ce229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229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230" table:formula="of:=COUNTBLANK([.C17:.T17])-3" office:value-type="float" office:value="15" calcext:value-type="float">
            <text:p>15</text:p>
          </table:table-cell>
          <table:table-cell table:style-name="ce231" table:formula="of:=COUNTIF([.C17:.U17];&quot;x&quot;)" office:value-type="float" office:value="0" calcext:value-type="float">
            <text:p>0</text:p>
          </table:table-cell>
          <table:table-cell table:style-name="ce232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7" calcext:value-type="date">
            <text:p>17/ sep</text:p>
          </table:table-cell>
          <table:table-cell table:style-name="ce225" table:formula="of:=TEXT([.A18];&quot;Ddd&quot;)" office:value-type="string" office:string-value="pet" calcext:value-type="string">
            <text:p>pet</text:p>
          </table:table-cell>
          <table:table-cell table:style-name="ce226" table:number-columns-repeated="19"/>
          <table:table-cell table:style-name="ce228"/>
          <table:table-cell table:style-name="ce229" table:formula="of:=COUNTIF([.AI18:.AZ18];&quot;☻&quot;)" office:value-type="float" office:value="0" calcext:value-type="float">
            <text:p>0</text:p>
          </table:table-cell>
          <table:table-cell table:style-name="ce229" table:formula="of:=COUNTIF([.AI18:.AZ18];&quot;☺&quot;)" office:value-type="float" office:value="0" calcext:value-type="float">
            <text:p>0</text:p>
          </table:table-cell>
          <table:table-cell table:style-name="ce229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229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229" table:formula="of:=COUNTIF([.C18:.U18];&quot;51¶&quot;)" office:value-type="float" office:value="0" calcext:value-type="float">
            <text:p>0</text:p>
          </table:table-cell>
          <table:table-cell table:style-name="ce229" table:formula="of:=COUNTIF([.C18:.U18];&quot;52¶&quot;)" office:value-type="float" office:value="0" calcext:value-type="float">
            <text:p>0</text:p>
          </table:table-cell>
          <table:table-cell table:style-name="ce229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229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230" table:formula="of:=COUNTBLANK([.C18:.T18])-3" office:value-type="float" office:value="15" calcext:value-type="float">
            <text:p>15</text:p>
          </table:table-cell>
          <table:table-cell table:style-name="ce231" table:formula="of:=COUNTIF([.C18:.U18];&quot;x&quot;)" office:value-type="float" office:value="0" calcext:value-type="float">
            <text:p>0</text:p>
          </table:table-cell>
          <table:table-cell table:style-name="ce232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8" calcext:value-type="date">
            <text:p>18/ sep</text:p>
          </table:table-cell>
          <table:table-cell table:style-name="ce225" table:formula="of:=TEXT([.A19];&quot;Ddd&quot;)" office:value-type="string" office:string-value="sob" calcext:value-type="string">
            <text:p>sob</text:p>
          </table:table-cell>
          <table:table-cell table:style-name="ce226" table:number-columns-repeated="19"/>
          <table:table-cell table:style-name="ce228"/>
          <table:table-cell table:style-name="ce229" table:formula="of:=COUNTIF([.AI19:.AZ19];&quot;☻&quot;)" office:value-type="float" office:value="0" calcext:value-type="float">
            <text:p>0</text:p>
          </table:table-cell>
          <table:table-cell table:style-name="ce229" table:formula="of:=COUNTIF([.AI19:.AZ19];&quot;☺&quot;)" office:value-type="float" office:value="0" calcext:value-type="float">
            <text:p>0</text:p>
          </table:table-cell>
          <table:table-cell table:style-name="ce229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229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229" table:formula="of:=COUNTIF([.C19:.U19];&quot;51¶&quot;)" office:value-type="float" office:value="0" calcext:value-type="float">
            <text:p>0</text:p>
          </table:table-cell>
          <table:table-cell table:style-name="ce229" table:formula="of:=COUNTIF([.C19:.U19];&quot;52¶&quot;)" office:value-type="float" office:value="0" calcext:value-type="float">
            <text:p>0</text:p>
          </table:table-cell>
          <table:table-cell table:style-name="ce229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229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230" table:formula="of:=COUNTBLANK([.C19:.T19])-3" office:value-type="float" office:value="15" calcext:value-type="float">
            <text:p>15</text:p>
          </table:table-cell>
          <table:table-cell table:style-name="ce231" table:formula="of:=COUNTIF([.C19:.U19];&quot;x&quot;)" office:value-type="float" office:value="0" calcext:value-type="float">
            <text:p>0</text:p>
          </table:table-cell>
          <table:table-cell table:style-name="ce232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19" calcext:value-type="date">
            <text:p>19/ sep</text:p>
          </table:table-cell>
          <table:table-cell table:style-name="ce225" table:formula="of:=TEXT([.A20];&quot;Ddd&quot;)" office:value-type="string" office:string-value="ned" calcext:value-type="string">
            <text:p>ned</text:p>
          </table:table-cell>
          <table:table-cell table:style-name="ce226" table:number-columns-repeated="19"/>
          <table:table-cell table:style-name="ce228"/>
          <table:table-cell table:style-name="ce229" table:formula="of:=COUNTIF([.AI20:.AZ20];&quot;☻&quot;)" office:value-type="float" office:value="0" calcext:value-type="float">
            <text:p>0</text:p>
          </table:table-cell>
          <table:table-cell table:style-name="ce229" table:formula="of:=COUNTIF([.AI20:.AZ20];&quot;☺&quot;)" office:value-type="float" office:value="0" calcext:value-type="float">
            <text:p>0</text:p>
          </table:table-cell>
          <table:table-cell table:style-name="ce229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229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229" table:formula="of:=COUNTIF([.C20:.U20];&quot;51¶&quot;)" office:value-type="float" office:value="0" calcext:value-type="float">
            <text:p>0</text:p>
          </table:table-cell>
          <table:table-cell table:style-name="ce229" table:formula="of:=COUNTIF([.C20:.U20];&quot;52¶&quot;)" office:value-type="float" office:value="0" calcext:value-type="float">
            <text:p>0</text:p>
          </table:table-cell>
          <table:table-cell table:style-name="ce229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229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230" table:formula="of:=COUNTBLANK([.C20:.T20])-3" office:value-type="float" office:value="15" calcext:value-type="float">
            <text:p>15</text:p>
          </table:table-cell>
          <table:table-cell table:style-name="ce231" table:formula="of:=COUNTIF([.C20:.U20];&quot;x&quot;)" office:value-type="float" office:value="0" calcext:value-type="float">
            <text:p>0</text:p>
          </table:table-cell>
          <table:table-cell table:style-name="ce232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0" calcext:value-type="date">
            <text:p>20/ sep</text:p>
          </table:table-cell>
          <table:table-cell table:style-name="ce225" table:formula="of:=TEXT([.A21];&quot;Ddd&quot;)" office:value-type="string" office:string-value="pon" calcext:value-type="string">
            <text:p>pon</text:p>
          </table:table-cell>
          <table:table-cell table:style-name="ce226" table:number-columns-repeated="19"/>
          <table:table-cell table:style-name="ce228"/>
          <table:table-cell table:style-name="ce229" table:formula="of:=COUNTIF([.AI21:.AZ21];&quot;☻&quot;)" office:value-type="float" office:value="0" calcext:value-type="float">
            <text:p>0</text:p>
          </table:table-cell>
          <table:table-cell table:style-name="ce229" table:formula="of:=COUNTIF([.AI21:.AZ21];&quot;☺&quot;)" office:value-type="float" office:value="0" calcext:value-type="float">
            <text:p>0</text:p>
          </table:table-cell>
          <table:table-cell table:style-name="ce229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229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229" table:formula="of:=COUNTIF([.C21:.U21];&quot;51¶&quot;)" office:value-type="float" office:value="0" calcext:value-type="float">
            <text:p>0</text:p>
          </table:table-cell>
          <table:table-cell table:style-name="ce229" table:formula="of:=COUNTIF([.C21:.U21];&quot;52¶&quot;)" office:value-type="float" office:value="0" calcext:value-type="float">
            <text:p>0</text:p>
          </table:table-cell>
          <table:table-cell table:style-name="ce229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229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230" table:formula="of:=COUNTBLANK([.C21:.T21])-3" office:value-type="float" office:value="15" calcext:value-type="float">
            <text:p>15</text:p>
          </table:table-cell>
          <table:table-cell table:style-name="ce231" table:formula="of:=COUNTIF([.C21:.U21];&quot;x&quot;)" office:value-type="float" office:value="0" calcext:value-type="float">
            <text:p>0</text:p>
          </table:table-cell>
          <table:table-cell table:style-name="ce232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1" calcext:value-type="date">
            <text:p>21/ sep</text:p>
          </table:table-cell>
          <table:table-cell table:style-name="ce225" table:formula="of:=TEXT([.A22];&quot;Ddd&quot;)" office:value-type="string" office:string-value="tor" calcext:value-type="string">
            <text:p>tor</text:p>
          </table:table-cell>
          <table:table-cell table:style-name="ce226" table:number-columns-repeated="19"/>
          <table:table-cell table:style-name="ce228"/>
          <table:table-cell table:style-name="ce229" table:formula="of:=COUNTIF([.AI22:.AZ22];&quot;☻&quot;)" office:value-type="float" office:value="0" calcext:value-type="float">
            <text:p>0</text:p>
          </table:table-cell>
          <table:table-cell table:style-name="ce229" table:formula="of:=COUNTIF([.AI22:.AZ22];&quot;☺&quot;)" office:value-type="float" office:value="0" calcext:value-type="float">
            <text:p>0</text:p>
          </table:table-cell>
          <table:table-cell table:style-name="ce229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229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229" table:formula="of:=COUNTIF([.C22:.U22];&quot;51¶&quot;)" office:value-type="float" office:value="0" calcext:value-type="float">
            <text:p>0</text:p>
          </table:table-cell>
          <table:table-cell table:style-name="ce229" table:formula="of:=COUNTIF([.C22:.U22];&quot;52¶&quot;)" office:value-type="float" office:value="0" calcext:value-type="float">
            <text:p>0</text:p>
          </table:table-cell>
          <table:table-cell table:style-name="ce229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229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230" table:formula="of:=COUNTBLANK([.C22:.T22])-3" office:value-type="float" office:value="15" calcext:value-type="float">
            <text:p>15</text:p>
          </table:table-cell>
          <table:table-cell table:style-name="ce231" table:formula="of:=COUNTIF([.C22:.U22];&quot;x&quot;)" office:value-type="float" office:value="0" calcext:value-type="float">
            <text:p>0</text:p>
          </table:table-cell>
          <table:table-cell table:style-name="ce232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2" calcext:value-type="date">
            <text:p>22/ sep</text:p>
          </table:table-cell>
          <table:table-cell table:style-name="ce225" table:formula="of:=TEXT([.A23];&quot;Ddd&quot;)" office:value-type="string" office:string-value="sre" calcext:value-type="string">
            <text:p>sre</text:p>
          </table:table-cell>
          <table:table-cell table:style-name="ce226" table:number-columns-repeated="19"/>
          <table:table-cell table:style-name="ce228"/>
          <table:table-cell table:style-name="ce229" table:formula="of:=COUNTIF([.AI23:.AZ23];&quot;☻&quot;)" office:value-type="float" office:value="0" calcext:value-type="float">
            <text:p>0</text:p>
          </table:table-cell>
          <table:table-cell table:style-name="ce229" table:formula="of:=COUNTIF([.AI23:.AZ23];&quot;☺&quot;)" office:value-type="float" office:value="0" calcext:value-type="float">
            <text:p>0</text:p>
          </table:table-cell>
          <table:table-cell table:style-name="ce229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229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229" table:formula="of:=COUNTIF([.C23:.U23];&quot;51¶&quot;)" office:value-type="float" office:value="0" calcext:value-type="float">
            <text:p>0</text:p>
          </table:table-cell>
          <table:table-cell table:style-name="ce229" table:formula="of:=COUNTIF([.C23:.U23];&quot;52¶&quot;)" office:value-type="float" office:value="0" calcext:value-type="float">
            <text:p>0</text:p>
          </table:table-cell>
          <table:table-cell table:style-name="ce229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229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230" table:formula="of:=COUNTBLANK([.C23:.T23])-3" office:value-type="float" office:value="15" calcext:value-type="float">
            <text:p>15</text:p>
          </table:table-cell>
          <table:table-cell table:style-name="ce231" table:formula="of:=COUNTIF([.C23:.U23];&quot;x&quot;)" office:value-type="float" office:value="0" calcext:value-type="float">
            <text:p>0</text:p>
          </table:table-cell>
          <table:table-cell table:style-name="ce232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3" calcext:value-type="date">
            <text:p>23/ sep</text:p>
          </table:table-cell>
          <table:table-cell table:style-name="ce225" table:formula="of:=TEXT([.A24];&quot;Ddd&quot;)" office:value-type="string" office:string-value="čet" calcext:value-type="string">
            <text:p>čet</text:p>
          </table:table-cell>
          <table:table-cell table:style-name="ce226" table:number-columns-repeated="19"/>
          <table:table-cell table:style-name="ce228"/>
          <table:table-cell table:style-name="ce229" table:formula="of:=COUNTIF([.AI24:.AZ24];&quot;☻&quot;)" office:value-type="float" office:value="0" calcext:value-type="float">
            <text:p>0</text:p>
          </table:table-cell>
          <table:table-cell table:style-name="ce229" table:formula="of:=COUNTIF([.AI24:.AZ24];&quot;☺&quot;)" office:value-type="float" office:value="0" calcext:value-type="float">
            <text:p>0</text:p>
          </table:table-cell>
          <table:table-cell table:style-name="ce229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229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229" table:formula="of:=COUNTIF([.C24:.U24];&quot;51¶&quot;)" office:value-type="float" office:value="0" calcext:value-type="float">
            <text:p>0</text:p>
          </table:table-cell>
          <table:table-cell table:style-name="ce229" table:formula="of:=COUNTIF([.C24:.U24];&quot;52¶&quot;)" office:value-type="float" office:value="0" calcext:value-type="float">
            <text:p>0</text:p>
          </table:table-cell>
          <table:table-cell table:style-name="ce229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229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230" table:formula="of:=COUNTBLANK([.C24:.T24])-3" office:value-type="float" office:value="15" calcext:value-type="float">
            <text:p>15</text:p>
          </table:table-cell>
          <table:table-cell table:style-name="ce231" table:formula="of:=COUNTIF([.C24:.U24];&quot;x&quot;)" office:value-type="float" office:value="0" calcext:value-type="float">
            <text:p>0</text:p>
          </table:table-cell>
          <table:table-cell table:style-name="ce232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4" calcext:value-type="date">
            <text:p>24/ sep</text:p>
          </table:table-cell>
          <table:table-cell table:style-name="ce225" table:formula="of:=TEXT([.A25];&quot;Ddd&quot;)" office:value-type="string" office:string-value="pet" calcext:value-type="string">
            <text:p>pet</text:p>
          </table:table-cell>
          <table:table-cell table:style-name="ce226" table:number-columns-repeated="19"/>
          <table:table-cell table:style-name="ce228"/>
          <table:table-cell table:style-name="ce229" table:formula="of:=COUNTIF([.AI25:.AZ25];&quot;☻&quot;)" office:value-type="float" office:value="0" calcext:value-type="float">
            <text:p>0</text:p>
          </table:table-cell>
          <table:table-cell table:style-name="ce229" table:formula="of:=COUNTIF([.AI25:.AZ25];&quot;☺&quot;)" office:value-type="float" office:value="0" calcext:value-type="float">
            <text:p>0</text:p>
          </table:table-cell>
          <table:table-cell table:style-name="ce229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229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229" table:formula="of:=COUNTIF([.C25:.U25];&quot;51¶&quot;)" office:value-type="float" office:value="0" calcext:value-type="float">
            <text:p>0</text:p>
          </table:table-cell>
          <table:table-cell table:style-name="ce229" table:formula="of:=COUNTIF([.C25:.U25];&quot;52¶&quot;)" office:value-type="float" office:value="0" calcext:value-type="float">
            <text:p>0</text:p>
          </table:table-cell>
          <table:table-cell table:style-name="ce229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229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230" table:formula="of:=COUNTBLANK([.C25:.T25])-3" office:value-type="float" office:value="15" calcext:value-type="float">
            <text:p>15</text:p>
          </table:table-cell>
          <table:table-cell table:style-name="ce231" table:formula="of:=COUNTIF([.C25:.U25];&quot;x&quot;)" office:value-type="float" office:value="0" calcext:value-type="float">
            <text:p>0</text:p>
          </table:table-cell>
          <table:table-cell table:style-name="ce232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5" calcext:value-type="date">
            <text:p>25/ sep</text:p>
          </table:table-cell>
          <table:table-cell table:style-name="ce225" table:formula="of:=TEXT([.A26];&quot;Ddd&quot;)" office:value-type="string" office:string-value="sob" calcext:value-type="string">
            <text:p>sob</text:p>
          </table:table-cell>
          <table:table-cell table:style-name="ce226" table:number-columns-repeated="19"/>
          <table:table-cell table:style-name="ce228"/>
          <table:table-cell table:style-name="ce229" table:formula="of:=COUNTIF([.AI26:.AZ26];&quot;☻&quot;)" office:value-type="float" office:value="0" calcext:value-type="float">
            <text:p>0</text:p>
          </table:table-cell>
          <table:table-cell table:style-name="ce229" table:formula="of:=COUNTIF([.AI26:.AZ26];&quot;☺&quot;)" office:value-type="float" office:value="0" calcext:value-type="float">
            <text:p>0</text:p>
          </table:table-cell>
          <table:table-cell table:style-name="ce229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229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229" table:formula="of:=COUNTIF([.C26:.U26];&quot;51¶&quot;)" office:value-type="float" office:value="0" calcext:value-type="float">
            <text:p>0</text:p>
          </table:table-cell>
          <table:table-cell table:style-name="ce229" table:formula="of:=COUNTIF([.C26:.U26];&quot;52¶&quot;)" office:value-type="float" office:value="0" calcext:value-type="float">
            <text:p>0</text:p>
          </table:table-cell>
          <table:table-cell table:style-name="ce229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229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230" table:formula="of:=COUNTBLANK([.C26:.T26])-3" office:value-type="float" office:value="15" calcext:value-type="float">
            <text:p>15</text:p>
          </table:table-cell>
          <table:table-cell table:style-name="ce231" table:formula="of:=COUNTIF([.C26:.U26];&quot;x&quot;)" office:value-type="float" office:value="0" calcext:value-type="float">
            <text:p>0</text:p>
          </table:table-cell>
          <table:table-cell table:style-name="ce232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6" calcext:value-type="date">
            <text:p>26/ sep</text:p>
          </table:table-cell>
          <table:table-cell table:style-name="ce225" table:formula="of:=TEXT([.A27];&quot;Ddd&quot;)" office:value-type="string" office:string-value="ned" calcext:value-type="string">
            <text:p>ned</text:p>
          </table:table-cell>
          <table:table-cell table:style-name="ce226" table:number-columns-repeated="19"/>
          <table:table-cell table:style-name="ce228"/>
          <table:table-cell table:style-name="ce229" table:formula="of:=COUNTIF([.AI27:.AZ27];&quot;☻&quot;)" office:value-type="float" office:value="0" calcext:value-type="float">
            <text:p>0</text:p>
          </table:table-cell>
          <table:table-cell table:style-name="ce229" table:formula="of:=COUNTIF([.AI27:.AZ27];&quot;☺&quot;)" office:value-type="float" office:value="0" calcext:value-type="float">
            <text:p>0</text:p>
          </table:table-cell>
          <table:table-cell table:style-name="ce229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229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229" table:formula="of:=COUNTIF([.C27:.U27];&quot;51¶&quot;)" office:value-type="float" office:value="0" calcext:value-type="float">
            <text:p>0</text:p>
          </table:table-cell>
          <table:table-cell table:style-name="ce229" table:formula="of:=COUNTIF([.C27:.U27];&quot;52¶&quot;)" office:value-type="float" office:value="0" calcext:value-type="float">
            <text:p>0</text:p>
          </table:table-cell>
          <table:table-cell table:style-name="ce229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229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230" table:formula="of:=COUNTBLANK([.C27:.T27])-3" office:value-type="float" office:value="15" calcext:value-type="float">
            <text:p>15</text:p>
          </table:table-cell>
          <table:table-cell table:style-name="ce231" table:formula="of:=COUNTIF([.C27:.U27];&quot;x&quot;)" office:value-type="float" office:value="0" calcext:value-type="float">
            <text:p>0</text:p>
          </table:table-cell>
          <table:table-cell table:style-name="ce232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7" calcext:value-type="date">
            <text:p>27/ sep</text:p>
          </table:table-cell>
          <table:table-cell table:style-name="ce225" table:formula="of:=TEXT([.A28];&quot;Ddd&quot;)" office:value-type="string" office:string-value="pon" calcext:value-type="string">
            <text:p>pon</text:p>
          </table:table-cell>
          <table:table-cell table:style-name="ce226" table:number-columns-repeated="19"/>
          <table:table-cell table:style-name="ce228"/>
          <table:table-cell table:style-name="ce229" table:formula="of:=COUNTIF([.AI28:.AZ28];&quot;☻&quot;)" office:value-type="float" office:value="0" calcext:value-type="float">
            <text:p>0</text:p>
          </table:table-cell>
          <table:table-cell table:style-name="ce229" table:formula="of:=COUNTIF([.AI28:.AZ28];&quot;☺&quot;)" office:value-type="float" office:value="0" calcext:value-type="float">
            <text:p>0</text:p>
          </table:table-cell>
          <table:table-cell table:style-name="ce229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229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229" table:formula="of:=COUNTIF([.C28:.U28];&quot;51¶&quot;)" office:value-type="float" office:value="0" calcext:value-type="float">
            <text:p>0</text:p>
          </table:table-cell>
          <table:table-cell table:style-name="ce229" table:formula="of:=COUNTIF([.C28:.U28];&quot;52¶&quot;)" office:value-type="float" office:value="0" calcext:value-type="float">
            <text:p>0</text:p>
          </table:table-cell>
          <table:table-cell table:style-name="ce229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229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230" table:formula="of:=COUNTBLANK([.C28:.T28])-3" office:value-type="float" office:value="15" calcext:value-type="float">
            <text:p>15</text:p>
          </table:table-cell>
          <table:table-cell table:style-name="ce231" table:formula="of:=COUNTIF([.C28:.U28];&quot;x&quot;)" office:value-type="float" office:value="0" calcext:value-type="float">
            <text:p>0</text:p>
          </table:table-cell>
          <table:table-cell table:style-name="ce232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8" calcext:value-type="date">
            <text:p>28/ sep</text:p>
          </table:table-cell>
          <table:table-cell table:style-name="ce225" table:formula="of:=TEXT([.A29];&quot;Ddd&quot;)" office:value-type="string" office:string-value="tor" calcext:value-type="string">
            <text:p>tor</text:p>
          </table:table-cell>
          <table:table-cell table:style-name="ce226" table:number-columns-repeated="19"/>
          <table:table-cell table:style-name="ce228"/>
          <table:table-cell table:style-name="ce229" table:formula="of:=COUNTIF([.AI29:.AZ29];&quot;☻&quot;)" office:value-type="float" office:value="0" calcext:value-type="float">
            <text:p>0</text:p>
          </table:table-cell>
          <table:table-cell table:style-name="ce229" table:formula="of:=COUNTIF([.AI29:.AZ29];&quot;☺&quot;)" office:value-type="float" office:value="0" calcext:value-type="float">
            <text:p>0</text:p>
          </table:table-cell>
          <table:table-cell table:style-name="ce229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229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229" table:formula="of:=COUNTIF([.C29:.U29];&quot;51¶&quot;)" office:value-type="float" office:value="0" calcext:value-type="float">
            <text:p>0</text:p>
          </table:table-cell>
          <table:table-cell table:style-name="ce229" table:formula="of:=COUNTIF([.C29:.U29];&quot;52¶&quot;)" office:value-type="float" office:value="0" calcext:value-type="float">
            <text:p>0</text:p>
          </table:table-cell>
          <table:table-cell table:style-name="ce229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229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230" table:formula="of:=COUNTBLANK([.C29:.T29])-3" office:value-type="float" office:value="15" calcext:value-type="float">
            <text:p>15</text:p>
          </table:table-cell>
          <table:table-cell table:style-name="ce231" table:formula="of:=COUNTIF([.C29:.U29];&quot;x&quot;)" office:value-type="float" office:value="0" calcext:value-type="float">
            <text:p>0</text:p>
          </table:table-cell>
          <table:table-cell table:style-name="ce232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29" calcext:value-type="date">
            <text:p>29/ sep</text:p>
          </table:table-cell>
          <table:table-cell table:style-name="ce225" table:formula="of:=TEXT([.A30];&quot;Ddd&quot;)" office:value-type="string" office:string-value="sre" calcext:value-type="string">
            <text:p>sre</text:p>
          </table:table-cell>
          <table:table-cell table:style-name="ce226" table:number-columns-repeated="19"/>
          <table:table-cell table:style-name="ce228"/>
          <table:table-cell table:style-name="ce229" table:formula="of:=COUNTIF([.AI30:.AZ30];&quot;☻&quot;)" office:value-type="float" office:value="0" calcext:value-type="float">
            <text:p>0</text:p>
          </table:table-cell>
          <table:table-cell table:style-name="ce229" table:formula="of:=COUNTIF([.AI30:.AZ30];&quot;☺&quot;)" office:value-type="float" office:value="0" calcext:value-type="float">
            <text:p>0</text:p>
          </table:table-cell>
          <table:table-cell table:style-name="ce229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229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229" table:formula="of:=COUNTIF([.C30:.U30];&quot;51¶&quot;)" office:value-type="float" office:value="0" calcext:value-type="float">
            <text:p>0</text:p>
          </table:table-cell>
          <table:table-cell table:style-name="ce229" table:formula="of:=COUNTIF([.C30:.U30];&quot;52¶&quot;)" office:value-type="float" office:value="0" calcext:value-type="float">
            <text:p>0</text:p>
          </table:table-cell>
          <table:table-cell table:style-name="ce229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229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230" table:formula="of:=COUNTBLANK([.C30:.T30])-3" office:value-type="float" office:value="15" calcext:value-type="float">
            <text:p>15</text:p>
          </table:table-cell>
          <table:table-cell table:style-name="ce231" table:formula="of:=COUNTIF([.C30:.U30];&quot;x&quot;)" office:value-type="float" office:value="0" calcext:value-type="float">
            <text:p>0</text:p>
          </table:table-cell>
          <table:table-cell table:style-name="ce232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24" office:value-type="date" office:date-value="2021-09-30" calcext:value-type="date">
            <text:p>30/ sep</text:p>
          </table:table-cell>
          <table:table-cell table:style-name="ce225" table:formula="of:=TEXT([.A31];&quot;Ddd&quot;)" office:value-type="string" office:string-value="čet" calcext:value-type="string">
            <text:p>čet</text:p>
          </table:table-cell>
          <table:table-cell table:style-name="ce226" table:number-columns-repeated="19"/>
          <table:table-cell table:style-name="ce228"/>
          <table:table-cell table:style-name="ce229" table:formula="of:=COUNTIF([.AI31:.AZ31];&quot;☻&quot;)" office:value-type="float" office:value="0" calcext:value-type="float">
            <text:p>0</text:p>
          </table:table-cell>
          <table:table-cell table:style-name="ce229" table:formula="of:=COUNTIF([.AI31:.AZ31];&quot;☺&quot;)" office:value-type="float" office:value="0" calcext:value-type="float">
            <text:p>0</text:p>
          </table:table-cell>
          <table:table-cell table:style-name="ce229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229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229" table:formula="of:=COUNTIF([.C31:.U31];&quot;51¶&quot;)" office:value-type="float" office:value="0" calcext:value-type="float">
            <text:p>0</text:p>
          </table:table-cell>
          <table:table-cell table:style-name="ce229" table:formula="of:=COUNTIF([.C31:.U31];&quot;52¶&quot;)" office:value-type="float" office:value="0" calcext:value-type="float">
            <text:p>0</text:p>
          </table:table-cell>
          <table:table-cell table:style-name="ce229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229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230" table:formula="of:=COUNTBLANK([.C31:.T31])-3" office:value-type="float" office:value="15" calcext:value-type="float">
            <text:p>15</text:p>
          </table:table-cell>
          <table:table-cell table:style-name="ce231" table:formula="of:=COUNTIF([.C31:.U31];&quot;x&quot;)" office:value-type="float" office:value="0" calcext:value-type="float">
            <text:p>0</text:p>
          </table:table-cell>
          <table:table-cell table:style-name="ce232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Default" table:number-columns-repeated="22"/>
          <table:table-cell table:style-name="ce229" table:formula="of:=COUNTIF([.AI32:.AZ32];&quot;☻&quot;)" office:value-type="float" office:value="0" calcext:value-type="float">
            <text:p>0</text:p>
          </table:table-cell>
          <table:table-cell table:style-name="ce229" table:formula="of:=COUNTIF([.AI32:.AZ32];&quot;☺&quot;)" office:value-type="float" office:value="0" calcext:value-type="float">
            <text:p>0</text:p>
          </table:table-cell>
          <table:table-cell table:style-name="ce229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229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229" table:formula="of:=COUNTIF([.C32:.U32];&quot;51¶&quot;)" office:value-type="float" office:value="0" calcext:value-type="float">
            <text:p>0</text:p>
          </table:table-cell>
          <table:table-cell table:style-name="ce229" table:formula="of:=COUNTIF([.C32:.U32];&quot;52¶&quot;)" office:value-type="float" office:value="0" calcext:value-type="float">
            <text:p>0</text:p>
          </table:table-cell>
          <table:table-cell table:style-name="ce229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229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230" table:formula="of:=COUNTBLANK([.C32:.T32])-3" office:value-type="float" office:value="15" calcext:value-type="float">
            <text:p>15</text:p>
          </table:table-cell>
          <table:table-cell table:style-name="ce231" table:formula="of:=COUNTIF([.C32:.U32];&quot;x&quot;)" office:value-type="float" office:value="0" calcext:value-type="float">
            <text:p>0</text:p>
          </table:table-cell>
          <table:table-cell table:style-name="ce232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september.$A$1" table:cell-range-address="september.$A$1:september.$V$32"/>
        </table:named-expressions>
        <calcext:conditional-formats>
          <calcext:conditional-format calcext:target-range-address="september.A2:september.V31">
            <calcext:condition calcext:apply-style-name="cf37" calcext:value="formula-is(WEEKDAY([.$A2];2)=6)" calcext:base-cell-address="september.A2"/>
            <calcext:condition calcext:apply-style-name="cf37" calcext:value="formula-is(WEEKDAY([.$A2];2)=7)" calcext:base-cell-address="september.A2"/>
          </calcext:conditional-format>
          <calcext:conditional-format calcext:target-range-address="september.W2:september.AD32">
            <calcext:condition calcext:apply-style-name="cf38" calcext:value="&lt;1" calcext:base-cell-address="september.W2"/>
            <calcext:condition calcext:apply-style-name="cf41" calcext:value="&gt;1" calcext:base-cell-address="september.W2"/>
          </calcext:conditional-format>
          <calcext:conditional-format calcext:target-range-address="september.AE2:september.AE32">
            <calcext:condition calcext:apply-style-name="cf40" calcext:value="!=0" calcext:base-cell-address="september.AE2"/>
          </calcext:conditional-format>
          <calcext:conditional-format calcext:target-range-address="september.AF2:september.AF32">
            <calcext:condition calcext:apply-style-name="cf40" calcext:value="=1" calcext:base-cell-address="september.AF2"/>
            <calcext:condition calcext:apply-style-name="cf39" calcext:value="&gt;1" calcext:base-cell-address="september.AF2"/>
          </calcext:conditional-format>
          <calcext:conditional-format calcext:target-range-address="september.AG2:september.AG32">
            <calcext:condition calcext:apply-style-name="cf38" calcext:value="&lt;2" calcext:base-cell-address="september.AG2"/>
            <calcext:condition calcext:apply-style-name="cf39" calcext:value="&gt;2" calcext:base-cell-address="september.AG2"/>
          </calcext:conditional-format>
        </calcext:conditional-formats>
      </table:table>
      <table:table table:name="oktober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33" office:value-type="date" office:date-value="2021-10-01" calcext:value-type="date">
            <text:p>01/ okt</text:p>
          </table:table-cell>
          <table:table-cell table:style-name="ce234" table:formula="of:=TEXT([.A2];&quot;Ddd&quot;)" office:value-type="string" office:string-value="pet" calcext:value-type="string">
            <text:p>pet</text:p>
          </table:table-cell>
          <table:table-cell table:style-name="ce235" table:number-columns-repeated="14"/>
          <table:table-cell table:style-name="ce236"/>
          <table:table-cell table:style-name="ce235" table:number-columns-repeated="4"/>
          <table:table-cell table:style-name="ce237"/>
          <table:table-cell table:style-name="ce238" table:formula="of:=COUNTIF([.AI2:.AZ2];&quot;☻&quot;)" office:value-type="float" office:value="0" calcext:value-type="float">
            <text:p>0</text:p>
          </table:table-cell>
          <table:table-cell table:style-name="ce238" table:formula="of:=COUNTIF([.AI2:.AZ2];&quot;☺&quot;)" office:value-type="float" office:value="0" calcext:value-type="float">
            <text:p>0</text:p>
          </table:table-cell>
          <table:table-cell table:style-name="ce238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238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238" table:formula="of:=COUNTIF([.C2:.U2];&quot;51¶&quot;)" office:value-type="float" office:value="0" calcext:value-type="float">
            <text:p>0</text:p>
          </table:table-cell>
          <table:table-cell table:style-name="ce238" table:formula="of:=COUNTIF([.C2:.U2];&quot;52¶&quot;)" office:value-type="float" office:value="0" calcext:value-type="float">
            <text:p>0</text:p>
          </table:table-cell>
          <table:table-cell table:style-name="ce238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238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239" table:formula="of:=COUNTBLANK([.C2:.T2])-3" office:value-type="float" office:value="15" calcext:value-type="float">
            <text:p>15</text:p>
          </table:table-cell>
          <table:table-cell table:style-name="ce240" table:formula="of:=COUNTIF([.C2:.U2];&quot;x&quot;)" office:value-type="float" office:value="0" calcext:value-type="float">
            <text:p>0</text:p>
          </table:table-cell>
          <table:table-cell table:style-name="ce241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33" office:value-type="date" office:date-value="2021-10-02" calcext:value-type="date">
            <text:p>02/ okt</text:p>
          </table:table-cell>
          <table:table-cell table:style-name="ce234" table:formula="of:=TEXT([.A3];&quot;Ddd&quot;)" office:value-type="string" office:string-value="sob" calcext:value-type="string">
            <text:p>sob</text:p>
          </table:table-cell>
          <table:table-cell table:style-name="ce235" table:number-columns-repeated="14"/>
          <table:table-cell table:style-name="ce236"/>
          <table:table-cell table:style-name="ce235" table:number-columns-repeated="4"/>
          <table:table-cell table:style-name="ce237"/>
          <table:table-cell table:style-name="ce238" table:formula="of:=COUNTIF([.AI3:.AZ3];&quot;☻&quot;)" office:value-type="float" office:value="0" calcext:value-type="float">
            <text:p>0</text:p>
          </table:table-cell>
          <table:table-cell table:style-name="ce238" table:formula="of:=COUNTIF([.AI3:.AZ3];&quot;☺&quot;)" office:value-type="float" office:value="0" calcext:value-type="float">
            <text:p>0</text:p>
          </table:table-cell>
          <table:table-cell table:style-name="ce238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238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238" table:formula="of:=COUNTIF([.C3:.U3];&quot;51¶&quot;)" office:value-type="float" office:value="0" calcext:value-type="float">
            <text:p>0</text:p>
          </table:table-cell>
          <table:table-cell table:style-name="ce238" table:formula="of:=COUNTIF([.C3:.U3];&quot;52¶&quot;)" office:value-type="float" office:value="0" calcext:value-type="float">
            <text:p>0</text:p>
          </table:table-cell>
          <table:table-cell table:style-name="ce238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238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239" table:formula="of:=COUNTBLANK([.C3:.T3])-3" office:value-type="float" office:value="15" calcext:value-type="float">
            <text:p>15</text:p>
          </table:table-cell>
          <table:table-cell table:style-name="ce240" table:formula="of:=COUNTIF([.C3:.U3];&quot;x&quot;)" office:value-type="float" office:value="0" calcext:value-type="float">
            <text:p>0</text:p>
          </table:table-cell>
          <table:table-cell table:style-name="ce241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03" calcext:value-type="date">
            <text:p>03/ okt</text:p>
          </table:table-cell>
          <table:table-cell table:style-name="ce234" table:formula="of:=TEXT([.A4];&quot;Ddd&quot;)" office:value-type="string" office:string-value="ned" calcext:value-type="string">
            <text:p>ned</text:p>
          </table:table-cell>
          <table:table-cell table:style-name="ce235" table:number-columns-repeated="14"/>
          <table:table-cell table:style-name="ce236"/>
          <table:table-cell table:style-name="ce235" table:number-columns-repeated="4"/>
          <table:table-cell table:style-name="ce237"/>
          <table:table-cell table:style-name="ce238" table:formula="of:=COUNTIF([.AI4:.AZ4];&quot;☻&quot;)" office:value-type="float" office:value="0" calcext:value-type="float">
            <text:p>0</text:p>
          </table:table-cell>
          <table:table-cell table:style-name="ce238" table:formula="of:=COUNTIF([.AI4:.AZ4];&quot;☺&quot;)" office:value-type="float" office:value="0" calcext:value-type="float">
            <text:p>0</text:p>
          </table:table-cell>
          <table:table-cell table:style-name="ce238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238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238" table:formula="of:=COUNTIF([.C4:.U4];&quot;51¶&quot;)" office:value-type="float" office:value="0" calcext:value-type="float">
            <text:p>0</text:p>
          </table:table-cell>
          <table:table-cell table:style-name="ce238" table:formula="of:=COUNTIF([.C4:.U4];&quot;52¶&quot;)" office:value-type="float" office:value="0" calcext:value-type="float">
            <text:p>0</text:p>
          </table:table-cell>
          <table:table-cell table:style-name="ce238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238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239" table:formula="of:=COUNTBLANK([.C4:.T4])-3" office:value-type="float" office:value="15" calcext:value-type="float">
            <text:p>15</text:p>
          </table:table-cell>
          <table:table-cell table:style-name="ce240" table:formula="of:=COUNTIF([.C4:.U4];&quot;x&quot;)" office:value-type="float" office:value="0" calcext:value-type="float">
            <text:p>0</text:p>
          </table:table-cell>
          <table:table-cell table:style-name="ce241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04" calcext:value-type="date">
            <text:p>04/ okt</text:p>
          </table:table-cell>
          <table:table-cell table:style-name="ce234" table:formula="of:=TEXT([.A5];&quot;Ddd&quot;)" office:value-type="string" office:string-value="pon" calcext:value-type="string">
            <text:p>pon</text:p>
          </table:table-cell>
          <table:table-cell table:style-name="ce235" table:number-columns-repeated="19"/>
          <table:table-cell table:style-name="ce237"/>
          <table:table-cell table:style-name="ce238" table:formula="of:=COUNTIF([.AI5:.AZ5];&quot;☻&quot;)" office:value-type="float" office:value="0" calcext:value-type="float">
            <text:p>0</text:p>
          </table:table-cell>
          <table:table-cell table:style-name="ce238" table:formula="of:=COUNTIF([.AI5:.AZ5];&quot;☺&quot;)" office:value-type="float" office:value="0" calcext:value-type="float">
            <text:p>0</text:p>
          </table:table-cell>
          <table:table-cell table:style-name="ce238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238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238" table:formula="of:=COUNTIF([.C5:.U5];&quot;51¶&quot;)" office:value-type="float" office:value="0" calcext:value-type="float">
            <text:p>0</text:p>
          </table:table-cell>
          <table:table-cell table:style-name="ce238" table:formula="of:=COUNTIF([.C5:.U5];&quot;52¶&quot;)" office:value-type="float" office:value="0" calcext:value-type="float">
            <text:p>0</text:p>
          </table:table-cell>
          <table:table-cell table:style-name="ce238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238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239" table:formula="of:=COUNTBLANK([.C5:.T5])-3" office:value-type="float" office:value="15" calcext:value-type="float">
            <text:p>15</text:p>
          </table:table-cell>
          <table:table-cell table:style-name="ce240" table:formula="of:=COUNTIF([.C5:.U5];&quot;x&quot;)" office:value-type="float" office:value="0" calcext:value-type="float">
            <text:p>0</text:p>
          </table:table-cell>
          <table:table-cell table:style-name="ce241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05" calcext:value-type="date">
            <text:p>05/ okt</text:p>
          </table:table-cell>
          <table:table-cell table:style-name="ce234" table:formula="of:=TEXT([.A6];&quot;Ddd&quot;)" office:value-type="string" office:string-value="tor" calcext:value-type="string">
            <text:p>tor</text:p>
          </table:table-cell>
          <table:table-cell table:style-name="ce235" table:number-columns-repeated="19"/>
          <table:table-cell table:style-name="ce237"/>
          <table:table-cell table:style-name="ce238" table:formula="of:=COUNTIF([.AI6:.AZ6];&quot;☻&quot;)" office:value-type="float" office:value="0" calcext:value-type="float">
            <text:p>0</text:p>
          </table:table-cell>
          <table:table-cell table:style-name="ce238" table:formula="of:=COUNTIF([.AI6:.AZ6];&quot;☺&quot;)" office:value-type="float" office:value="0" calcext:value-type="float">
            <text:p>0</text:p>
          </table:table-cell>
          <table:table-cell table:style-name="ce238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238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238" table:formula="of:=COUNTIF([.C6:.U6];&quot;51¶&quot;)" office:value-type="float" office:value="0" calcext:value-type="float">
            <text:p>0</text:p>
          </table:table-cell>
          <table:table-cell table:style-name="ce238" table:formula="of:=COUNTIF([.C6:.U6];&quot;52¶&quot;)" office:value-type="float" office:value="0" calcext:value-type="float">
            <text:p>0</text:p>
          </table:table-cell>
          <table:table-cell table:style-name="ce238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238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239" table:formula="of:=COUNTBLANK([.C6:.T6])-3" office:value-type="float" office:value="15" calcext:value-type="float">
            <text:p>15</text:p>
          </table:table-cell>
          <table:table-cell table:style-name="ce240" table:formula="of:=COUNTIF([.C6:.U6];&quot;x&quot;)" office:value-type="float" office:value="0" calcext:value-type="float">
            <text:p>0</text:p>
          </table:table-cell>
          <table:table-cell table:style-name="ce241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06" calcext:value-type="date">
            <text:p>06/ okt</text:p>
          </table:table-cell>
          <table:table-cell table:style-name="ce234" table:formula="of:=TEXT([.A7];&quot;Ddd&quot;)" office:value-type="string" office:string-value="sre" calcext:value-type="string">
            <text:p>sre</text:p>
          </table:table-cell>
          <table:table-cell table:style-name="ce235" table:number-columns-repeated="19"/>
          <table:table-cell table:style-name="ce237"/>
          <table:table-cell table:style-name="ce238" table:formula="of:=COUNTIF([.AI7:.AZ7];&quot;☻&quot;)" office:value-type="float" office:value="0" calcext:value-type="float">
            <text:p>0</text:p>
          </table:table-cell>
          <table:table-cell table:style-name="ce238" table:formula="of:=COUNTIF([.AI7:.AZ7];&quot;☺&quot;)" office:value-type="float" office:value="0" calcext:value-type="float">
            <text:p>0</text:p>
          </table:table-cell>
          <table:table-cell table:style-name="ce238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238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238" table:formula="of:=COUNTIF([.C7:.U7];&quot;51¶&quot;)" office:value-type="float" office:value="0" calcext:value-type="float">
            <text:p>0</text:p>
          </table:table-cell>
          <table:table-cell table:style-name="ce238" table:formula="of:=COUNTIF([.C7:.U7];&quot;52¶&quot;)" office:value-type="float" office:value="0" calcext:value-type="float">
            <text:p>0</text:p>
          </table:table-cell>
          <table:table-cell table:style-name="ce238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238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239" table:formula="of:=COUNTBLANK([.C7:.T7])-3" office:value-type="float" office:value="15" calcext:value-type="float">
            <text:p>15</text:p>
          </table:table-cell>
          <table:table-cell table:style-name="ce240" table:formula="of:=COUNTIF([.C7:.U7];&quot;x&quot;)" office:value-type="float" office:value="0" calcext:value-type="float">
            <text:p>0</text:p>
          </table:table-cell>
          <table:table-cell table:style-name="ce241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07" calcext:value-type="date">
            <text:p>07/ okt</text:p>
          </table:table-cell>
          <table:table-cell table:style-name="ce234" table:formula="of:=TEXT([.A8];&quot;Ddd&quot;)" office:value-type="string" office:string-value="čet" calcext:value-type="string">
            <text:p>čet</text:p>
          </table:table-cell>
          <table:table-cell table:style-name="ce235" table:number-columns-repeated="8"/>
          <table:table-cell table:style-name="ce236"/>
          <table:table-cell table:style-name="ce235" table:number-columns-repeated="10"/>
          <table:table-cell table:style-name="ce237"/>
          <table:table-cell table:style-name="ce238" table:formula="of:=COUNTIF([.AI8:.AZ8];&quot;☻&quot;)" office:value-type="float" office:value="0" calcext:value-type="float">
            <text:p>0</text:p>
          </table:table-cell>
          <table:table-cell table:style-name="ce238" table:formula="of:=COUNTIF([.AI8:.AZ8];&quot;☺&quot;)" office:value-type="float" office:value="0" calcext:value-type="float">
            <text:p>0</text:p>
          </table:table-cell>
          <table:table-cell table:style-name="ce238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238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238" table:formula="of:=COUNTIF([.C8:.U8];&quot;51¶&quot;)" office:value-type="float" office:value="0" calcext:value-type="float">
            <text:p>0</text:p>
          </table:table-cell>
          <table:table-cell table:style-name="ce238" table:formula="of:=COUNTIF([.C8:.U8];&quot;52¶&quot;)" office:value-type="float" office:value="0" calcext:value-type="float">
            <text:p>0</text:p>
          </table:table-cell>
          <table:table-cell table:style-name="ce238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238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239" table:formula="of:=COUNTBLANK([.C8:.T8])-3" office:value-type="float" office:value="15" calcext:value-type="float">
            <text:p>15</text:p>
          </table:table-cell>
          <table:table-cell table:style-name="ce240" table:formula="of:=COUNTIF([.C8:.U8];&quot;x&quot;)" office:value-type="float" office:value="0" calcext:value-type="float">
            <text:p>0</text:p>
          </table:table-cell>
          <table:table-cell table:style-name="ce241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08" calcext:value-type="date">
            <text:p>08/ okt</text:p>
          </table:table-cell>
          <table:table-cell table:style-name="ce234" table:formula="of:=TEXT([.A9];&quot;Ddd&quot;)" office:value-type="string" office:string-value="pet" calcext:value-type="string">
            <text:p>pet</text:p>
          </table:table-cell>
          <table:table-cell table:style-name="ce235" table:number-columns-repeated="8"/>
          <table:table-cell table:style-name="ce236"/>
          <table:table-cell table:style-name="ce235" table:number-columns-repeated="10"/>
          <table:table-cell table:style-name="ce237"/>
          <table:table-cell table:style-name="ce238" table:formula="of:=COUNTIF([.AI9:.AZ9];&quot;☻&quot;)" office:value-type="float" office:value="0" calcext:value-type="float">
            <text:p>0</text:p>
          </table:table-cell>
          <table:table-cell table:style-name="ce238" table:formula="of:=COUNTIF([.AI9:.AZ9];&quot;☺&quot;)" office:value-type="float" office:value="0" calcext:value-type="float">
            <text:p>0</text:p>
          </table:table-cell>
          <table:table-cell table:style-name="ce238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238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238" table:formula="of:=COUNTIF([.C9:.U9];&quot;51¶&quot;)" office:value-type="float" office:value="0" calcext:value-type="float">
            <text:p>0</text:p>
          </table:table-cell>
          <table:table-cell table:style-name="ce238" table:formula="of:=COUNTIF([.C9:.U9];&quot;52¶&quot;)" office:value-type="float" office:value="0" calcext:value-type="float">
            <text:p>0</text:p>
          </table:table-cell>
          <table:table-cell table:style-name="ce238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238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239" table:formula="of:=COUNTBLANK([.C9:.T9])-3" office:value-type="float" office:value="15" calcext:value-type="float">
            <text:p>15</text:p>
          </table:table-cell>
          <table:table-cell table:style-name="ce240" table:formula="of:=COUNTIF([.C9:.U9];&quot;x&quot;)" office:value-type="float" office:value="0" calcext:value-type="float">
            <text:p>0</text:p>
          </table:table-cell>
          <table:table-cell table:style-name="ce241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09" calcext:value-type="date">
            <text:p>09/ okt</text:p>
          </table:table-cell>
          <table:table-cell table:style-name="ce234" table:formula="of:=TEXT([.A10];&quot;Ddd&quot;)" office:value-type="string" office:string-value="sob" calcext:value-type="string">
            <text:p>sob</text:p>
          </table:table-cell>
          <table:table-cell table:style-name="ce235" table:number-columns-repeated="8"/>
          <table:table-cell table:style-name="ce236"/>
          <table:table-cell table:style-name="ce235" table:number-columns-repeated="10"/>
          <table:table-cell table:style-name="ce237"/>
          <table:table-cell table:style-name="ce238" table:formula="of:=COUNTIF([.AI10:.AZ10];&quot;☻&quot;)" office:value-type="float" office:value="0" calcext:value-type="float">
            <text:p>0</text:p>
          </table:table-cell>
          <table:table-cell table:style-name="ce238" table:formula="of:=COUNTIF([.AI10:.AZ10];&quot;☺&quot;)" office:value-type="float" office:value="0" calcext:value-type="float">
            <text:p>0</text:p>
          </table:table-cell>
          <table:table-cell table:style-name="ce238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238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238" table:formula="of:=COUNTIF([.C10:.U10];&quot;51¶&quot;)" office:value-type="float" office:value="0" calcext:value-type="float">
            <text:p>0</text:p>
          </table:table-cell>
          <table:table-cell table:style-name="ce238" table:formula="of:=COUNTIF([.C10:.U10];&quot;52¶&quot;)" office:value-type="float" office:value="0" calcext:value-type="float">
            <text:p>0</text:p>
          </table:table-cell>
          <table:table-cell table:style-name="ce238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238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239" table:formula="of:=COUNTBLANK([.C10:.T10])-3" office:value-type="float" office:value="15" calcext:value-type="float">
            <text:p>15</text:p>
          </table:table-cell>
          <table:table-cell table:style-name="ce240" table:formula="of:=COUNTIF([.C10:.U10];&quot;x&quot;)" office:value-type="float" office:value="0" calcext:value-type="float">
            <text:p>0</text:p>
          </table:table-cell>
          <table:table-cell table:style-name="ce241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0" calcext:value-type="date">
            <text:p>10/ okt</text:p>
          </table:table-cell>
          <table:table-cell table:style-name="ce234" table:formula="of:=TEXT([.A11];&quot;Ddd&quot;)" office:value-type="string" office:string-value="ned" calcext:value-type="string">
            <text:p>ned</text:p>
          </table:table-cell>
          <table:table-cell table:style-name="ce235" table:number-columns-repeated="19"/>
          <table:table-cell table:style-name="ce237"/>
          <table:table-cell table:style-name="ce238" table:formula="of:=COUNTIF([.AI11:.AZ11];&quot;☻&quot;)" office:value-type="float" office:value="0" calcext:value-type="float">
            <text:p>0</text:p>
          </table:table-cell>
          <table:table-cell table:style-name="ce238" table:formula="of:=COUNTIF([.AI11:.AZ11];&quot;☺&quot;)" office:value-type="float" office:value="0" calcext:value-type="float">
            <text:p>0</text:p>
          </table:table-cell>
          <table:table-cell table:style-name="ce238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238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238" table:formula="of:=COUNTIF([.C11:.U11];&quot;51¶&quot;)" office:value-type="float" office:value="0" calcext:value-type="float">
            <text:p>0</text:p>
          </table:table-cell>
          <table:table-cell table:style-name="ce238" table:formula="of:=COUNTIF([.C11:.U11];&quot;52¶&quot;)" office:value-type="float" office:value="0" calcext:value-type="float">
            <text:p>0</text:p>
          </table:table-cell>
          <table:table-cell table:style-name="ce238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238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239" table:formula="of:=COUNTBLANK([.C11:.T11])-3" office:value-type="float" office:value="15" calcext:value-type="float">
            <text:p>15</text:p>
          </table:table-cell>
          <table:table-cell table:style-name="ce240" table:formula="of:=COUNTIF([.C11:.U11];&quot;x&quot;)" office:value-type="float" office:value="0" calcext:value-type="float">
            <text:p>0</text:p>
          </table:table-cell>
          <table:table-cell table:style-name="ce241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1" calcext:value-type="date">
            <text:p>11/ okt</text:p>
          </table:table-cell>
          <table:table-cell table:style-name="ce234" table:formula="of:=TEXT([.A12];&quot;Ddd&quot;)" office:value-type="string" office:string-value="pon" calcext:value-type="string">
            <text:p>pon</text:p>
          </table:table-cell>
          <table:table-cell table:style-name="ce236"/>
          <table:table-cell table:style-name="ce235" table:number-columns-repeated="18"/>
          <table:table-cell table:style-name="ce237"/>
          <table:table-cell table:style-name="ce238" table:formula="of:=COUNTIF([.AI12:.AZ12];&quot;☻&quot;)" office:value-type="float" office:value="0" calcext:value-type="float">
            <text:p>0</text:p>
          </table:table-cell>
          <table:table-cell table:style-name="ce238" table:formula="of:=COUNTIF([.AI12:.AZ12];&quot;☺&quot;)" office:value-type="float" office:value="0" calcext:value-type="float">
            <text:p>0</text:p>
          </table:table-cell>
          <table:table-cell table:style-name="ce238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238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238" table:formula="of:=COUNTIF([.C12:.U12];&quot;51¶&quot;)" office:value-type="float" office:value="0" calcext:value-type="float">
            <text:p>0</text:p>
          </table:table-cell>
          <table:table-cell table:style-name="ce238" table:formula="of:=COUNTIF([.C12:.U12];&quot;52¶&quot;)" office:value-type="float" office:value="0" calcext:value-type="float">
            <text:p>0</text:p>
          </table:table-cell>
          <table:table-cell table:style-name="ce238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238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239" table:formula="of:=COUNTBLANK([.C12:.T12])-3" office:value-type="float" office:value="15" calcext:value-type="float">
            <text:p>15</text:p>
          </table:table-cell>
          <table:table-cell table:style-name="ce240" table:formula="of:=COUNTIF([.C12:.U12];&quot;x&quot;)" office:value-type="float" office:value="0" calcext:value-type="float">
            <text:p>0</text:p>
          </table:table-cell>
          <table:table-cell table:style-name="ce241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2" calcext:value-type="date">
            <text:p>12/ okt</text:p>
          </table:table-cell>
          <table:table-cell table:style-name="ce234" table:formula="of:=TEXT([.A13];&quot;Ddd&quot;)" office:value-type="string" office:string-value="tor" calcext:value-type="string">
            <text:p>tor</text:p>
          </table:table-cell>
          <table:table-cell table:style-name="ce235" table:number-columns-repeated="19"/>
          <table:table-cell table:style-name="ce237"/>
          <table:table-cell table:style-name="ce238" table:formula="of:=COUNTIF([.AI13:.AZ13];&quot;☻&quot;)" office:value-type="float" office:value="0" calcext:value-type="float">
            <text:p>0</text:p>
          </table:table-cell>
          <table:table-cell table:style-name="ce238" table:formula="of:=COUNTIF([.AI13:.AZ13];&quot;☺&quot;)" office:value-type="float" office:value="0" calcext:value-type="float">
            <text:p>0</text:p>
          </table:table-cell>
          <table:table-cell table:style-name="ce238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238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238" table:formula="of:=COUNTIF([.C13:.U13];&quot;51¶&quot;)" office:value-type="float" office:value="0" calcext:value-type="float">
            <text:p>0</text:p>
          </table:table-cell>
          <table:table-cell table:style-name="ce238" table:formula="of:=COUNTIF([.C13:.U13];&quot;52¶&quot;)" office:value-type="float" office:value="0" calcext:value-type="float">
            <text:p>0</text:p>
          </table:table-cell>
          <table:table-cell table:style-name="ce238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238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239" table:formula="of:=COUNTBLANK([.C13:.T13])-3" office:value-type="float" office:value="15" calcext:value-type="float">
            <text:p>15</text:p>
          </table:table-cell>
          <table:table-cell table:style-name="ce240" table:formula="of:=COUNTIF([.C13:.U13];&quot;x&quot;)" office:value-type="float" office:value="0" calcext:value-type="float">
            <text:p>0</text:p>
          </table:table-cell>
          <table:table-cell table:style-name="ce241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3" calcext:value-type="date">
            <text:p>13/ okt</text:p>
          </table:table-cell>
          <table:table-cell table:style-name="ce234" table:formula="of:=TEXT([.A14];&quot;Ddd&quot;)" office:value-type="string" office:string-value="sre" calcext:value-type="string">
            <text:p>sre</text:p>
          </table:table-cell>
          <table:table-cell table:style-name="ce235" table:number-columns-repeated="19"/>
          <table:table-cell table:style-name="ce237"/>
          <table:table-cell table:style-name="ce238" table:formula="of:=COUNTIF([.AI14:.AZ14];&quot;☻&quot;)" office:value-type="float" office:value="0" calcext:value-type="float">
            <text:p>0</text:p>
          </table:table-cell>
          <table:table-cell table:style-name="ce238" table:formula="of:=COUNTIF([.AI14:.AZ14];&quot;☺&quot;)" office:value-type="float" office:value="0" calcext:value-type="float">
            <text:p>0</text:p>
          </table:table-cell>
          <table:table-cell table:style-name="ce238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238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238" table:formula="of:=COUNTIF([.C14:.U14];&quot;51¶&quot;)" office:value-type="float" office:value="0" calcext:value-type="float">
            <text:p>0</text:p>
          </table:table-cell>
          <table:table-cell table:style-name="ce238" table:formula="of:=COUNTIF([.C14:.U14];&quot;52¶&quot;)" office:value-type="float" office:value="0" calcext:value-type="float">
            <text:p>0</text:p>
          </table:table-cell>
          <table:table-cell table:style-name="ce238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238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239" table:formula="of:=COUNTBLANK([.C14:.T14])-3" office:value-type="float" office:value="15" calcext:value-type="float">
            <text:p>15</text:p>
          </table:table-cell>
          <table:table-cell table:style-name="ce240" table:formula="of:=COUNTIF([.C14:.U14];&quot;x&quot;)" office:value-type="float" office:value="0" calcext:value-type="float">
            <text:p>0</text:p>
          </table:table-cell>
          <table:table-cell table:style-name="ce241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4" calcext:value-type="date">
            <text:p>14/ okt</text:p>
          </table:table-cell>
          <table:table-cell table:style-name="ce234" table:formula="of:=TEXT([.A15];&quot;Ddd&quot;)" office:value-type="string" office:string-value="čet" calcext:value-type="string">
            <text:p>čet</text:p>
          </table:table-cell>
          <table:table-cell table:style-name="ce235" table:number-columns-repeated="19"/>
          <table:table-cell table:style-name="ce237"/>
          <table:table-cell table:style-name="ce238" table:formula="of:=COUNTIF([.AI15:.AZ15];&quot;☻&quot;)" office:value-type="float" office:value="0" calcext:value-type="float">
            <text:p>0</text:p>
          </table:table-cell>
          <table:table-cell table:style-name="ce238" table:formula="of:=COUNTIF([.AI15:.AZ15];&quot;☺&quot;)" office:value-type="float" office:value="0" calcext:value-type="float">
            <text:p>0</text:p>
          </table:table-cell>
          <table:table-cell table:style-name="ce238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238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238" table:formula="of:=COUNTIF([.C15:.U15];&quot;51¶&quot;)" office:value-type="float" office:value="0" calcext:value-type="float">
            <text:p>0</text:p>
          </table:table-cell>
          <table:table-cell table:style-name="ce238" table:formula="of:=COUNTIF([.C15:.U15];&quot;52¶&quot;)" office:value-type="float" office:value="0" calcext:value-type="float">
            <text:p>0</text:p>
          </table:table-cell>
          <table:table-cell table:style-name="ce238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238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239" table:formula="of:=COUNTBLANK([.C15:.T15])-3" office:value-type="float" office:value="15" calcext:value-type="float">
            <text:p>15</text:p>
          </table:table-cell>
          <table:table-cell table:style-name="ce240" table:formula="of:=COUNTIF([.C15:.U15];&quot;x&quot;)" office:value-type="float" office:value="0" calcext:value-type="float">
            <text:p>0</text:p>
          </table:table-cell>
          <table:table-cell table:style-name="ce241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5" calcext:value-type="date">
            <text:p>15/ okt</text:p>
          </table:table-cell>
          <table:table-cell table:style-name="ce234" table:formula="of:=TEXT([.A16];&quot;Ddd&quot;)" office:value-type="string" office:string-value="pet" calcext:value-type="string">
            <text:p>pet</text:p>
          </table:table-cell>
          <table:table-cell table:style-name="ce235" table:number-columns-repeated="19"/>
          <table:table-cell table:style-name="ce237"/>
          <table:table-cell table:style-name="ce238" table:formula="of:=COUNTIF([.AI16:.AZ16];&quot;☻&quot;)" office:value-type="float" office:value="0" calcext:value-type="float">
            <text:p>0</text:p>
          </table:table-cell>
          <table:table-cell table:style-name="ce238" table:formula="of:=COUNTIF([.AI16:.AZ16];&quot;☺&quot;)" office:value-type="float" office:value="0" calcext:value-type="float">
            <text:p>0</text:p>
          </table:table-cell>
          <table:table-cell table:style-name="ce238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238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238" table:formula="of:=COUNTIF([.C16:.U16];&quot;51¶&quot;)" office:value-type="float" office:value="0" calcext:value-type="float">
            <text:p>0</text:p>
          </table:table-cell>
          <table:table-cell table:style-name="ce238" table:formula="of:=COUNTIF([.C16:.U16];&quot;52¶&quot;)" office:value-type="float" office:value="0" calcext:value-type="float">
            <text:p>0</text:p>
          </table:table-cell>
          <table:table-cell table:style-name="ce238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238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239" table:formula="of:=COUNTBLANK([.C16:.T16])-3" office:value-type="float" office:value="15" calcext:value-type="float">
            <text:p>15</text:p>
          </table:table-cell>
          <table:table-cell table:style-name="ce240" table:formula="of:=COUNTIF([.C16:.U16];&quot;x&quot;)" office:value-type="float" office:value="0" calcext:value-type="float">
            <text:p>0</text:p>
          </table:table-cell>
          <table:table-cell table:style-name="ce241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6" calcext:value-type="date">
            <text:p>16/ okt</text:p>
          </table:table-cell>
          <table:table-cell table:style-name="ce234" table:formula="of:=TEXT([.A17];&quot;Ddd&quot;)" office:value-type="string" office:string-value="sob" calcext:value-type="string">
            <text:p>sob</text:p>
          </table:table-cell>
          <table:table-cell table:style-name="ce235" table:number-columns-repeated="19"/>
          <table:table-cell table:style-name="ce237"/>
          <table:table-cell table:style-name="ce238" table:formula="of:=COUNTIF([.AI17:.AZ17];&quot;☻&quot;)" office:value-type="float" office:value="0" calcext:value-type="float">
            <text:p>0</text:p>
          </table:table-cell>
          <table:table-cell table:style-name="ce238" table:formula="of:=COUNTIF([.AI17:.AZ17];&quot;☺&quot;)" office:value-type="float" office:value="0" calcext:value-type="float">
            <text:p>0</text:p>
          </table:table-cell>
          <table:table-cell table:style-name="ce238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238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238" table:formula="of:=COUNTIF([.C17:.U17];&quot;51¶&quot;)" office:value-type="float" office:value="0" calcext:value-type="float">
            <text:p>0</text:p>
          </table:table-cell>
          <table:table-cell table:style-name="ce238" table:formula="of:=COUNTIF([.C17:.U17];&quot;52¶&quot;)" office:value-type="float" office:value="0" calcext:value-type="float">
            <text:p>0</text:p>
          </table:table-cell>
          <table:table-cell table:style-name="ce238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238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239" table:formula="of:=COUNTBLANK([.C17:.T17])-3" office:value-type="float" office:value="15" calcext:value-type="float">
            <text:p>15</text:p>
          </table:table-cell>
          <table:table-cell table:style-name="ce240" table:formula="of:=COUNTIF([.C17:.U17];&quot;x&quot;)" office:value-type="float" office:value="0" calcext:value-type="float">
            <text:p>0</text:p>
          </table:table-cell>
          <table:table-cell table:style-name="ce241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7" calcext:value-type="date">
            <text:p>17/ okt</text:p>
          </table:table-cell>
          <table:table-cell table:style-name="ce234" table:formula="of:=TEXT([.A18];&quot;Ddd&quot;)" office:value-type="string" office:string-value="ned" calcext:value-type="string">
            <text:p>ned</text:p>
          </table:table-cell>
          <table:table-cell table:style-name="ce235" table:number-columns-repeated="19"/>
          <table:table-cell table:style-name="ce237"/>
          <table:table-cell table:style-name="ce238" table:formula="of:=COUNTIF([.AI18:.AZ18];&quot;☻&quot;)" office:value-type="float" office:value="0" calcext:value-type="float">
            <text:p>0</text:p>
          </table:table-cell>
          <table:table-cell table:style-name="ce238" table:formula="of:=COUNTIF([.AI18:.AZ18];&quot;☺&quot;)" office:value-type="float" office:value="0" calcext:value-type="float">
            <text:p>0</text:p>
          </table:table-cell>
          <table:table-cell table:style-name="ce238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238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238" table:formula="of:=COUNTIF([.C18:.U18];&quot;51¶&quot;)" office:value-type="float" office:value="0" calcext:value-type="float">
            <text:p>0</text:p>
          </table:table-cell>
          <table:table-cell table:style-name="ce238" table:formula="of:=COUNTIF([.C18:.U18];&quot;52¶&quot;)" office:value-type="float" office:value="0" calcext:value-type="float">
            <text:p>0</text:p>
          </table:table-cell>
          <table:table-cell table:style-name="ce238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238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239" table:formula="of:=COUNTBLANK([.C18:.T18])-3" office:value-type="float" office:value="15" calcext:value-type="float">
            <text:p>15</text:p>
          </table:table-cell>
          <table:table-cell table:style-name="ce240" table:formula="of:=COUNTIF([.C18:.U18];&quot;x&quot;)" office:value-type="float" office:value="0" calcext:value-type="float">
            <text:p>0</text:p>
          </table:table-cell>
          <table:table-cell table:style-name="ce241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8" calcext:value-type="date">
            <text:p>18/ okt</text:p>
          </table:table-cell>
          <table:table-cell table:style-name="ce234" table:formula="of:=TEXT([.A19];&quot;Ddd&quot;)" office:value-type="string" office:string-value="pon" calcext:value-type="string">
            <text:p>pon</text:p>
          </table:table-cell>
          <table:table-cell table:style-name="ce235" table:number-columns-repeated="19"/>
          <table:table-cell table:style-name="ce237"/>
          <table:table-cell table:style-name="ce238" table:formula="of:=COUNTIF([.AI19:.AZ19];&quot;☻&quot;)" office:value-type="float" office:value="0" calcext:value-type="float">
            <text:p>0</text:p>
          </table:table-cell>
          <table:table-cell table:style-name="ce238" table:formula="of:=COUNTIF([.AI19:.AZ19];&quot;☺&quot;)" office:value-type="float" office:value="0" calcext:value-type="float">
            <text:p>0</text:p>
          </table:table-cell>
          <table:table-cell table:style-name="ce238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238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238" table:formula="of:=COUNTIF([.C19:.U19];&quot;51¶&quot;)" office:value-type="float" office:value="0" calcext:value-type="float">
            <text:p>0</text:p>
          </table:table-cell>
          <table:table-cell table:style-name="ce238" table:formula="of:=COUNTIF([.C19:.U19];&quot;52¶&quot;)" office:value-type="float" office:value="0" calcext:value-type="float">
            <text:p>0</text:p>
          </table:table-cell>
          <table:table-cell table:style-name="ce238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238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239" table:formula="of:=COUNTBLANK([.C19:.T19])-3" office:value-type="float" office:value="15" calcext:value-type="float">
            <text:p>15</text:p>
          </table:table-cell>
          <table:table-cell table:style-name="ce240" table:formula="of:=COUNTIF([.C19:.U19];&quot;x&quot;)" office:value-type="float" office:value="0" calcext:value-type="float">
            <text:p>0</text:p>
          </table:table-cell>
          <table:table-cell table:style-name="ce241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19" calcext:value-type="date">
            <text:p>19/ okt</text:p>
          </table:table-cell>
          <table:table-cell table:style-name="ce234" table:formula="of:=TEXT([.A20];&quot;Ddd&quot;)" office:value-type="string" office:string-value="tor" calcext:value-type="string">
            <text:p>tor</text:p>
          </table:table-cell>
          <table:table-cell table:style-name="ce235" table:number-columns-repeated="19"/>
          <table:table-cell table:style-name="ce237"/>
          <table:table-cell table:style-name="ce238" table:formula="of:=COUNTIF([.AI20:.AZ20];&quot;☻&quot;)" office:value-type="float" office:value="0" calcext:value-type="float">
            <text:p>0</text:p>
          </table:table-cell>
          <table:table-cell table:style-name="ce238" table:formula="of:=COUNTIF([.AI20:.AZ20];&quot;☺&quot;)" office:value-type="float" office:value="0" calcext:value-type="float">
            <text:p>0</text:p>
          </table:table-cell>
          <table:table-cell table:style-name="ce238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238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238" table:formula="of:=COUNTIF([.C20:.U20];&quot;51¶&quot;)" office:value-type="float" office:value="0" calcext:value-type="float">
            <text:p>0</text:p>
          </table:table-cell>
          <table:table-cell table:style-name="ce238" table:formula="of:=COUNTIF([.C20:.U20];&quot;52¶&quot;)" office:value-type="float" office:value="0" calcext:value-type="float">
            <text:p>0</text:p>
          </table:table-cell>
          <table:table-cell table:style-name="ce238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238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239" table:formula="of:=COUNTBLANK([.C20:.T20])-3" office:value-type="float" office:value="15" calcext:value-type="float">
            <text:p>15</text:p>
          </table:table-cell>
          <table:table-cell table:style-name="ce240" table:formula="of:=COUNTIF([.C20:.U20];&quot;x&quot;)" office:value-type="float" office:value="0" calcext:value-type="float">
            <text:p>0</text:p>
          </table:table-cell>
          <table:table-cell table:style-name="ce241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0" calcext:value-type="date">
            <text:p>20/ okt</text:p>
          </table:table-cell>
          <table:table-cell table:style-name="ce234" table:formula="of:=TEXT([.A21];&quot;Ddd&quot;)" office:value-type="string" office:string-value="sre" calcext:value-type="string">
            <text:p>sre</text:p>
          </table:table-cell>
          <table:table-cell table:style-name="ce235" table:number-columns-repeated="19"/>
          <table:table-cell table:style-name="ce237"/>
          <table:table-cell table:style-name="ce238" table:formula="of:=COUNTIF([.AI21:.AZ21];&quot;☻&quot;)" office:value-type="float" office:value="0" calcext:value-type="float">
            <text:p>0</text:p>
          </table:table-cell>
          <table:table-cell table:style-name="ce238" table:formula="of:=COUNTIF([.AI21:.AZ21];&quot;☺&quot;)" office:value-type="float" office:value="0" calcext:value-type="float">
            <text:p>0</text:p>
          </table:table-cell>
          <table:table-cell table:style-name="ce238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238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238" table:formula="of:=COUNTIF([.C21:.U21];&quot;51¶&quot;)" office:value-type="float" office:value="0" calcext:value-type="float">
            <text:p>0</text:p>
          </table:table-cell>
          <table:table-cell table:style-name="ce238" table:formula="of:=COUNTIF([.C21:.U21];&quot;52¶&quot;)" office:value-type="float" office:value="0" calcext:value-type="float">
            <text:p>0</text:p>
          </table:table-cell>
          <table:table-cell table:style-name="ce238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238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239" table:formula="of:=COUNTBLANK([.C21:.T21])-3" office:value-type="float" office:value="15" calcext:value-type="float">
            <text:p>15</text:p>
          </table:table-cell>
          <table:table-cell table:style-name="ce240" table:formula="of:=COUNTIF([.C21:.U21];&quot;x&quot;)" office:value-type="float" office:value="0" calcext:value-type="float">
            <text:p>0</text:p>
          </table:table-cell>
          <table:table-cell table:style-name="ce241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1" calcext:value-type="date">
            <text:p>21/ okt</text:p>
          </table:table-cell>
          <table:table-cell table:style-name="ce234" table:formula="of:=TEXT([.A22];&quot;Ddd&quot;)" office:value-type="string" office:string-value="čet" calcext:value-type="string">
            <text:p>čet</text:p>
          </table:table-cell>
          <table:table-cell table:style-name="ce235" table:number-columns-repeated="19"/>
          <table:table-cell table:style-name="ce237"/>
          <table:table-cell table:style-name="ce238" table:formula="of:=COUNTIF([.AI22:.AZ22];&quot;☻&quot;)" office:value-type="float" office:value="0" calcext:value-type="float">
            <text:p>0</text:p>
          </table:table-cell>
          <table:table-cell table:style-name="ce238" table:formula="of:=COUNTIF([.AI22:.AZ22];&quot;☺&quot;)" office:value-type="float" office:value="0" calcext:value-type="float">
            <text:p>0</text:p>
          </table:table-cell>
          <table:table-cell table:style-name="ce238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238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238" table:formula="of:=COUNTIF([.C22:.U22];&quot;51¶&quot;)" office:value-type="float" office:value="0" calcext:value-type="float">
            <text:p>0</text:p>
          </table:table-cell>
          <table:table-cell table:style-name="ce238" table:formula="of:=COUNTIF([.C22:.U22];&quot;52¶&quot;)" office:value-type="float" office:value="0" calcext:value-type="float">
            <text:p>0</text:p>
          </table:table-cell>
          <table:table-cell table:style-name="ce238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238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239" table:formula="of:=COUNTBLANK([.C22:.T22])-3" office:value-type="float" office:value="15" calcext:value-type="float">
            <text:p>15</text:p>
          </table:table-cell>
          <table:table-cell table:style-name="ce240" table:formula="of:=COUNTIF([.C22:.U22];&quot;x&quot;)" office:value-type="float" office:value="0" calcext:value-type="float">
            <text:p>0</text:p>
          </table:table-cell>
          <table:table-cell table:style-name="ce241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2" calcext:value-type="date">
            <text:p>22/ okt</text:p>
          </table:table-cell>
          <table:table-cell table:style-name="ce234" table:formula="of:=TEXT([.A23];&quot;Ddd&quot;)" office:value-type="string" office:string-value="pet" calcext:value-type="string">
            <text:p>pet</text:p>
          </table:table-cell>
          <table:table-cell table:style-name="ce235" table:number-columns-repeated="19"/>
          <table:table-cell table:style-name="ce237"/>
          <table:table-cell table:style-name="ce238" table:formula="of:=COUNTIF([.AI23:.AZ23];&quot;☻&quot;)" office:value-type="float" office:value="0" calcext:value-type="float">
            <text:p>0</text:p>
          </table:table-cell>
          <table:table-cell table:style-name="ce238" table:formula="of:=COUNTIF([.AI23:.AZ23];&quot;☺&quot;)" office:value-type="float" office:value="0" calcext:value-type="float">
            <text:p>0</text:p>
          </table:table-cell>
          <table:table-cell table:style-name="ce238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238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238" table:formula="of:=COUNTIF([.C23:.U23];&quot;51¶&quot;)" office:value-type="float" office:value="0" calcext:value-type="float">
            <text:p>0</text:p>
          </table:table-cell>
          <table:table-cell table:style-name="ce238" table:formula="of:=COUNTIF([.C23:.U23];&quot;52¶&quot;)" office:value-type="float" office:value="0" calcext:value-type="float">
            <text:p>0</text:p>
          </table:table-cell>
          <table:table-cell table:style-name="ce238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238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239" table:formula="of:=COUNTBLANK([.C23:.T23])-3" office:value-type="float" office:value="15" calcext:value-type="float">
            <text:p>15</text:p>
          </table:table-cell>
          <table:table-cell table:style-name="ce240" table:formula="of:=COUNTIF([.C23:.U23];&quot;x&quot;)" office:value-type="float" office:value="0" calcext:value-type="float">
            <text:p>0</text:p>
          </table:table-cell>
          <table:table-cell table:style-name="ce241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3" calcext:value-type="date">
            <text:p>23/ okt</text:p>
          </table:table-cell>
          <table:table-cell table:style-name="ce234" table:formula="of:=TEXT([.A24];&quot;Ddd&quot;)" office:value-type="string" office:string-value="sob" calcext:value-type="string">
            <text:p>sob</text:p>
          </table:table-cell>
          <table:table-cell table:style-name="ce235" table:number-columns-repeated="19"/>
          <table:table-cell table:style-name="ce237"/>
          <table:table-cell table:style-name="ce238" table:formula="of:=COUNTIF([.AI24:.AZ24];&quot;☻&quot;)" office:value-type="float" office:value="0" calcext:value-type="float">
            <text:p>0</text:p>
          </table:table-cell>
          <table:table-cell table:style-name="ce238" table:formula="of:=COUNTIF([.AI24:.AZ24];&quot;☺&quot;)" office:value-type="float" office:value="0" calcext:value-type="float">
            <text:p>0</text:p>
          </table:table-cell>
          <table:table-cell table:style-name="ce238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238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238" table:formula="of:=COUNTIF([.C24:.U24];&quot;51¶&quot;)" office:value-type="float" office:value="0" calcext:value-type="float">
            <text:p>0</text:p>
          </table:table-cell>
          <table:table-cell table:style-name="ce238" table:formula="of:=COUNTIF([.C24:.U24];&quot;52¶&quot;)" office:value-type="float" office:value="0" calcext:value-type="float">
            <text:p>0</text:p>
          </table:table-cell>
          <table:table-cell table:style-name="ce238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238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239" table:formula="of:=COUNTBLANK([.C24:.T24])-3" office:value-type="float" office:value="15" calcext:value-type="float">
            <text:p>15</text:p>
          </table:table-cell>
          <table:table-cell table:style-name="ce240" table:formula="of:=COUNTIF([.C24:.U24];&quot;x&quot;)" office:value-type="float" office:value="0" calcext:value-type="float">
            <text:p>0</text:p>
          </table:table-cell>
          <table:table-cell table:style-name="ce241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4" calcext:value-type="date">
            <text:p>24/ okt</text:p>
          </table:table-cell>
          <table:table-cell table:style-name="ce234" table:formula="of:=TEXT([.A25];&quot;Ddd&quot;)" office:value-type="string" office:string-value="ned" calcext:value-type="string">
            <text:p>ned</text:p>
          </table:table-cell>
          <table:table-cell table:style-name="ce235" table:number-columns-repeated="19"/>
          <table:table-cell table:style-name="ce237"/>
          <table:table-cell table:style-name="ce238" table:formula="of:=COUNTIF([.AI25:.AZ25];&quot;☻&quot;)" office:value-type="float" office:value="0" calcext:value-type="float">
            <text:p>0</text:p>
          </table:table-cell>
          <table:table-cell table:style-name="ce238" table:formula="of:=COUNTIF([.AI25:.AZ25];&quot;☺&quot;)" office:value-type="float" office:value="0" calcext:value-type="float">
            <text:p>0</text:p>
          </table:table-cell>
          <table:table-cell table:style-name="ce238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238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238" table:formula="of:=COUNTIF([.C25:.U25];&quot;51¶&quot;)" office:value-type="float" office:value="0" calcext:value-type="float">
            <text:p>0</text:p>
          </table:table-cell>
          <table:table-cell table:style-name="ce238" table:formula="of:=COUNTIF([.C25:.U25];&quot;52¶&quot;)" office:value-type="float" office:value="0" calcext:value-type="float">
            <text:p>0</text:p>
          </table:table-cell>
          <table:table-cell table:style-name="ce238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238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239" table:formula="of:=COUNTBLANK([.C25:.T25])-3" office:value-type="float" office:value="15" calcext:value-type="float">
            <text:p>15</text:p>
          </table:table-cell>
          <table:table-cell table:style-name="ce240" table:formula="of:=COUNTIF([.C25:.U25];&quot;x&quot;)" office:value-type="float" office:value="0" calcext:value-type="float">
            <text:p>0</text:p>
          </table:table-cell>
          <table:table-cell table:style-name="ce241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5" calcext:value-type="date">
            <text:p>25/ okt</text:p>
          </table:table-cell>
          <table:table-cell table:style-name="ce234" table:formula="of:=TEXT([.A26];&quot;Ddd&quot;)" office:value-type="string" office:string-value="pon" calcext:value-type="string">
            <text:p>pon</text:p>
          </table:table-cell>
          <table:table-cell table:style-name="ce235" table:number-columns-repeated="19"/>
          <table:table-cell table:style-name="ce237"/>
          <table:table-cell table:style-name="ce238" table:formula="of:=COUNTIF([.AI26:.AZ26];&quot;☻&quot;)" office:value-type="float" office:value="0" calcext:value-type="float">
            <text:p>0</text:p>
          </table:table-cell>
          <table:table-cell table:style-name="ce238" table:formula="of:=COUNTIF([.AI26:.AZ26];&quot;☺&quot;)" office:value-type="float" office:value="0" calcext:value-type="float">
            <text:p>0</text:p>
          </table:table-cell>
          <table:table-cell table:style-name="ce238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238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238" table:formula="of:=COUNTIF([.C26:.U26];&quot;51¶&quot;)" office:value-type="float" office:value="0" calcext:value-type="float">
            <text:p>0</text:p>
          </table:table-cell>
          <table:table-cell table:style-name="ce238" table:formula="of:=COUNTIF([.C26:.U26];&quot;52¶&quot;)" office:value-type="float" office:value="0" calcext:value-type="float">
            <text:p>0</text:p>
          </table:table-cell>
          <table:table-cell table:style-name="ce238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238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239" table:formula="of:=COUNTBLANK([.C26:.T26])-3" office:value-type="float" office:value="15" calcext:value-type="float">
            <text:p>15</text:p>
          </table:table-cell>
          <table:table-cell table:style-name="ce240" table:formula="of:=COUNTIF([.C26:.U26];&quot;x&quot;)" office:value-type="float" office:value="0" calcext:value-type="float">
            <text:p>0</text:p>
          </table:table-cell>
          <table:table-cell table:style-name="ce241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6" calcext:value-type="date">
            <text:p>26/ okt</text:p>
          </table:table-cell>
          <table:table-cell table:style-name="ce234" table:formula="of:=TEXT([.A27];&quot;Ddd&quot;)" office:value-type="string" office:string-value="tor" calcext:value-type="string">
            <text:p>tor</text:p>
          </table:table-cell>
          <table:table-cell table:style-name="ce235" table:number-columns-repeated="19"/>
          <table:table-cell table:style-name="ce237"/>
          <table:table-cell table:style-name="ce238" table:formula="of:=COUNTIF([.AI27:.AZ27];&quot;☻&quot;)" office:value-type="float" office:value="0" calcext:value-type="float">
            <text:p>0</text:p>
          </table:table-cell>
          <table:table-cell table:style-name="ce238" table:formula="of:=COUNTIF([.AI27:.AZ27];&quot;☺&quot;)" office:value-type="float" office:value="0" calcext:value-type="float">
            <text:p>0</text:p>
          </table:table-cell>
          <table:table-cell table:style-name="ce238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238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238" table:formula="of:=COUNTIF([.C27:.U27];&quot;51¶&quot;)" office:value-type="float" office:value="0" calcext:value-type="float">
            <text:p>0</text:p>
          </table:table-cell>
          <table:table-cell table:style-name="ce238" table:formula="of:=COUNTIF([.C27:.U27];&quot;52¶&quot;)" office:value-type="float" office:value="0" calcext:value-type="float">
            <text:p>0</text:p>
          </table:table-cell>
          <table:table-cell table:style-name="ce238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238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239" table:formula="of:=COUNTBLANK([.C27:.T27])-3" office:value-type="float" office:value="15" calcext:value-type="float">
            <text:p>15</text:p>
          </table:table-cell>
          <table:table-cell table:style-name="ce240" table:formula="of:=COUNTIF([.C27:.U27];&quot;x&quot;)" office:value-type="float" office:value="0" calcext:value-type="float">
            <text:p>0</text:p>
          </table:table-cell>
          <table:table-cell table:style-name="ce241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7" calcext:value-type="date">
            <text:p>27/ okt</text:p>
          </table:table-cell>
          <table:table-cell table:style-name="ce234" table:formula="of:=TEXT([.A28];&quot;Ddd&quot;)" office:value-type="string" office:string-value="sre" calcext:value-type="string">
            <text:p>sre</text:p>
          </table:table-cell>
          <table:table-cell table:style-name="ce235" table:number-columns-repeated="19"/>
          <table:table-cell table:style-name="ce237"/>
          <table:table-cell table:style-name="ce238" table:formula="of:=COUNTIF([.AI28:.AZ28];&quot;☻&quot;)" office:value-type="float" office:value="0" calcext:value-type="float">
            <text:p>0</text:p>
          </table:table-cell>
          <table:table-cell table:style-name="ce238" table:formula="of:=COUNTIF([.AI28:.AZ28];&quot;☺&quot;)" office:value-type="float" office:value="0" calcext:value-type="float">
            <text:p>0</text:p>
          </table:table-cell>
          <table:table-cell table:style-name="ce238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238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238" table:formula="of:=COUNTIF([.C28:.U28];&quot;51¶&quot;)" office:value-type="float" office:value="0" calcext:value-type="float">
            <text:p>0</text:p>
          </table:table-cell>
          <table:table-cell table:style-name="ce238" table:formula="of:=COUNTIF([.C28:.U28];&quot;52¶&quot;)" office:value-type="float" office:value="0" calcext:value-type="float">
            <text:p>0</text:p>
          </table:table-cell>
          <table:table-cell table:style-name="ce238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238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239" table:formula="of:=COUNTBLANK([.C28:.T28])-3" office:value-type="float" office:value="15" calcext:value-type="float">
            <text:p>15</text:p>
          </table:table-cell>
          <table:table-cell table:style-name="ce240" table:formula="of:=COUNTIF([.C28:.U28];&quot;x&quot;)" office:value-type="float" office:value="0" calcext:value-type="float">
            <text:p>0</text:p>
          </table:table-cell>
          <table:table-cell table:style-name="ce241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8" calcext:value-type="date">
            <text:p>28/ okt</text:p>
          </table:table-cell>
          <table:table-cell table:style-name="ce234" table:formula="of:=TEXT([.A29];&quot;Ddd&quot;)" office:value-type="string" office:string-value="čet" calcext:value-type="string">
            <text:p>čet</text:p>
          </table:table-cell>
          <table:table-cell table:style-name="ce235" table:number-columns-repeated="19"/>
          <table:table-cell table:style-name="ce237"/>
          <table:table-cell table:style-name="ce238" table:formula="of:=COUNTIF([.AI29:.AZ29];&quot;☻&quot;)" office:value-type="float" office:value="0" calcext:value-type="float">
            <text:p>0</text:p>
          </table:table-cell>
          <table:table-cell table:style-name="ce238" table:formula="of:=COUNTIF([.AI29:.AZ29];&quot;☺&quot;)" office:value-type="float" office:value="0" calcext:value-type="float">
            <text:p>0</text:p>
          </table:table-cell>
          <table:table-cell table:style-name="ce238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238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238" table:formula="of:=COUNTIF([.C29:.U29];&quot;51¶&quot;)" office:value-type="float" office:value="0" calcext:value-type="float">
            <text:p>0</text:p>
          </table:table-cell>
          <table:table-cell table:style-name="ce238" table:formula="of:=COUNTIF([.C29:.U29];&quot;52¶&quot;)" office:value-type="float" office:value="0" calcext:value-type="float">
            <text:p>0</text:p>
          </table:table-cell>
          <table:table-cell table:style-name="ce238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238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239" table:formula="of:=COUNTBLANK([.C29:.T29])-3" office:value-type="float" office:value="15" calcext:value-type="float">
            <text:p>15</text:p>
          </table:table-cell>
          <table:table-cell table:style-name="ce240" table:formula="of:=COUNTIF([.C29:.U29];&quot;x&quot;)" office:value-type="float" office:value="0" calcext:value-type="float">
            <text:p>0</text:p>
          </table:table-cell>
          <table:table-cell table:style-name="ce241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29" calcext:value-type="date">
            <text:p>29/ okt</text:p>
          </table:table-cell>
          <table:table-cell table:style-name="ce234" table:formula="of:=TEXT([.A30];&quot;Ddd&quot;)" office:value-type="string" office:string-value="pet" calcext:value-type="string">
            <text:p>pet</text:p>
          </table:table-cell>
          <table:table-cell table:style-name="ce235" table:number-columns-repeated="19"/>
          <table:table-cell table:style-name="ce237"/>
          <table:table-cell table:style-name="ce238" table:formula="of:=COUNTIF([.AI30:.AZ30];&quot;☻&quot;)" office:value-type="float" office:value="0" calcext:value-type="float">
            <text:p>0</text:p>
          </table:table-cell>
          <table:table-cell table:style-name="ce238" table:formula="of:=COUNTIF([.AI30:.AZ30];&quot;☺&quot;)" office:value-type="float" office:value="0" calcext:value-type="float">
            <text:p>0</text:p>
          </table:table-cell>
          <table:table-cell table:style-name="ce238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238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238" table:formula="of:=COUNTIF([.C30:.U30];&quot;51¶&quot;)" office:value-type="float" office:value="0" calcext:value-type="float">
            <text:p>0</text:p>
          </table:table-cell>
          <table:table-cell table:style-name="ce238" table:formula="of:=COUNTIF([.C30:.U30];&quot;52¶&quot;)" office:value-type="float" office:value="0" calcext:value-type="float">
            <text:p>0</text:p>
          </table:table-cell>
          <table:table-cell table:style-name="ce238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238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239" table:formula="of:=COUNTBLANK([.C30:.T30])-3" office:value-type="float" office:value="15" calcext:value-type="float">
            <text:p>15</text:p>
          </table:table-cell>
          <table:table-cell table:style-name="ce240" table:formula="of:=COUNTIF([.C30:.U30];&quot;x&quot;)" office:value-type="float" office:value="0" calcext:value-type="float">
            <text:p>0</text:p>
          </table:table-cell>
          <table:table-cell table:style-name="ce241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30" calcext:value-type="date">
            <text:p>30/ okt</text:p>
          </table:table-cell>
          <table:table-cell table:style-name="ce234" table:formula="of:=TEXT([.A31];&quot;Ddd&quot;)" office:value-type="string" office:string-value="sob" calcext:value-type="string">
            <text:p>sob</text:p>
          </table:table-cell>
          <table:table-cell table:style-name="ce235" table:number-columns-repeated="19"/>
          <table:table-cell table:style-name="ce237"/>
          <table:table-cell table:style-name="ce238" table:formula="of:=COUNTIF([.AI31:.AZ31];&quot;☻&quot;)" office:value-type="float" office:value="0" calcext:value-type="float">
            <text:p>0</text:p>
          </table:table-cell>
          <table:table-cell table:style-name="ce238" table:formula="of:=COUNTIF([.AI31:.AZ31];&quot;☺&quot;)" office:value-type="float" office:value="0" calcext:value-type="float">
            <text:p>0</text:p>
          </table:table-cell>
          <table:table-cell table:style-name="ce238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238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238" table:formula="of:=COUNTIF([.C31:.U31];&quot;51¶&quot;)" office:value-type="float" office:value="0" calcext:value-type="float">
            <text:p>0</text:p>
          </table:table-cell>
          <table:table-cell table:style-name="ce238" table:formula="of:=COUNTIF([.C31:.U31];&quot;52¶&quot;)" office:value-type="float" office:value="0" calcext:value-type="float">
            <text:p>0</text:p>
          </table:table-cell>
          <table:table-cell table:style-name="ce238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238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239" table:formula="of:=COUNTBLANK([.C31:.T31])-3" office:value-type="float" office:value="15" calcext:value-type="float">
            <text:p>15</text:p>
          </table:table-cell>
          <table:table-cell table:style-name="ce240" table:formula="of:=COUNTIF([.C31:.U31];&quot;x&quot;)" office:value-type="float" office:value="0" calcext:value-type="float">
            <text:p>0</text:p>
          </table:table-cell>
          <table:table-cell table:style-name="ce241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33" office:value-type="date" office:date-value="2021-10-31" calcext:value-type="date">
            <text:p>31/ okt</text:p>
          </table:table-cell>
          <table:table-cell table:style-name="ce234" table:formula="of:=TEXT([.A32];&quot;Ddd&quot;)" office:value-type="string" office:string-value="ned" calcext:value-type="string">
            <text:p>ned</text:p>
          </table:table-cell>
          <table:table-cell table:style-name="ce235" table:number-columns-repeated="19"/>
          <table:table-cell table:style-name="ce237"/>
          <table:table-cell table:style-name="ce238" table:formula="of:=COUNTIF([.AI32:.AZ32];&quot;☻&quot;)" office:value-type="float" office:value="0" calcext:value-type="float">
            <text:p>0</text:p>
          </table:table-cell>
          <table:table-cell table:style-name="ce238" table:formula="of:=COUNTIF([.AI32:.AZ32];&quot;☺&quot;)" office:value-type="float" office:value="0" calcext:value-type="float">
            <text:p>0</text:p>
          </table:table-cell>
          <table:table-cell table:style-name="ce238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238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238" table:formula="of:=COUNTIF([.C32:.U32];&quot;51¶&quot;)" office:value-type="float" office:value="0" calcext:value-type="float">
            <text:p>0</text:p>
          </table:table-cell>
          <table:table-cell table:style-name="ce238" table:formula="of:=COUNTIF([.C32:.U32];&quot;52¶&quot;)" office:value-type="float" office:value="0" calcext:value-type="float">
            <text:p>0</text:p>
          </table:table-cell>
          <table:table-cell table:style-name="ce238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238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239" table:formula="of:=COUNTBLANK([.C32:.T32])-3" office:value-type="float" office:value="15" calcext:value-type="float">
            <text:p>15</text:p>
          </table:table-cell>
          <table:table-cell table:style-name="ce240" table:formula="of:=COUNTIF([.C32:.U32];&quot;x&quot;)" office:value-type="float" office:value="0" calcext:value-type="float">
            <text:p>0</text:p>
          </table:table-cell>
          <table:table-cell table:style-name="ce241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oktober.$A$1" table:cell-range-address="oktober.$A$1:oktober.$V$32"/>
        </table:named-expressions>
        <calcext:conditional-formats>
          <calcext:conditional-format calcext:target-range-address="oktober.A2:oktober.V32">
            <calcext:condition calcext:apply-style-name="cf37" calcext:value="formula-is(WEEKDAY([.$A2];2)=6)" calcext:base-cell-address="oktober.A2"/>
            <calcext:condition calcext:apply-style-name="cf37" calcext:value="formula-is(WEEKDAY([.$A2];2)=7)" calcext:base-cell-address="oktober.A2"/>
          </calcext:conditional-format>
          <calcext:conditional-format calcext:target-range-address="oktober.W2:oktober.AD32">
            <calcext:condition calcext:apply-style-name="cf38" calcext:value="&lt;1" calcext:base-cell-address="oktober.W2"/>
            <calcext:condition calcext:apply-style-name="cf41" calcext:value="&gt;1" calcext:base-cell-address="oktober.W2"/>
          </calcext:conditional-format>
          <calcext:conditional-format calcext:target-range-address="oktober.AE2:oktober.AE32">
            <calcext:condition calcext:apply-style-name="cf40" calcext:value="!=0" calcext:base-cell-address="oktober.AE2"/>
          </calcext:conditional-format>
          <calcext:conditional-format calcext:target-range-address="oktober.AF2:oktober.AF32">
            <calcext:condition calcext:apply-style-name="cf40" calcext:value="=1" calcext:base-cell-address="oktober.AF2"/>
            <calcext:condition calcext:apply-style-name="cf39" calcext:value="&gt;1" calcext:base-cell-address="oktober.AF2"/>
          </calcext:conditional-format>
          <calcext:conditional-format calcext:target-range-address="oktober.AG2:oktober.AG32">
            <calcext:condition calcext:apply-style-name="cf38" calcext:value="&lt;2" calcext:base-cell-address="oktober.AG2"/>
            <calcext:condition calcext:apply-style-name="cf39" calcext:value="&gt;2" calcext:base-cell-address="oktober.AG2"/>
          </calcext:conditional-format>
        </calcext:conditional-formats>
      </table:table>
      <table:table table:name="november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42" office:value-type="date" office:date-value="2021-11-01" calcext:value-type="date">
            <text:p>01/ nov</text:p>
          </table:table-cell>
          <table:table-cell table:style-name="ce243" table:formula="of:=TEXT([.A2];&quot;Ddd&quot;)" office:value-type="string" office:string-value="pon" calcext:value-type="string">
            <text:p>pon</text:p>
          </table:table-cell>
          <table:table-cell table:style-name="ce244" table:number-columns-repeated="14"/>
          <table:table-cell table:style-name="ce245"/>
          <table:table-cell table:style-name="ce244" table:number-columns-repeated="4"/>
          <table:table-cell table:style-name="ce246"/>
          <table:table-cell table:style-name="ce247" table:formula="of:=COUNTIF([.AI2:.AZ2];&quot;☻&quot;)" office:value-type="float" office:value="0" calcext:value-type="float">
            <text:p>0</text:p>
          </table:table-cell>
          <table:table-cell table:style-name="ce247" table:formula="of:=COUNTIF([.AI2:.AZ2];&quot;☺&quot;)" office:value-type="float" office:value="0" calcext:value-type="float">
            <text:p>0</text:p>
          </table:table-cell>
          <table:table-cell table:style-name="ce247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247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247" table:formula="of:=COUNTIF([.C2:.U2];&quot;51¶&quot;)" office:value-type="float" office:value="0" calcext:value-type="float">
            <text:p>0</text:p>
          </table:table-cell>
          <table:table-cell table:style-name="ce247" table:formula="of:=COUNTIF([.C2:.U2];&quot;52¶&quot;)" office:value-type="float" office:value="0" calcext:value-type="float">
            <text:p>0</text:p>
          </table:table-cell>
          <table:table-cell table:style-name="ce247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247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248" table:formula="of:=COUNTBLANK([.C2:.T2])-3" office:value-type="float" office:value="15" calcext:value-type="float">
            <text:p>15</text:p>
          </table:table-cell>
          <table:table-cell table:style-name="ce249" table:formula="of:=COUNTIF([.C2:.U2];&quot;x&quot;)" office:value-type="float" office:value="0" calcext:value-type="float">
            <text:p>0</text:p>
          </table:table-cell>
          <table:table-cell table:style-name="ce250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42" office:value-type="date" office:date-value="2021-11-02" calcext:value-type="date">
            <text:p>02/ nov</text:p>
          </table:table-cell>
          <table:table-cell table:style-name="ce243" table:formula="of:=TEXT([.A3];&quot;Ddd&quot;)" office:value-type="string" office:string-value="tor" calcext:value-type="string">
            <text:p>tor</text:p>
          </table:table-cell>
          <table:table-cell table:style-name="ce244" table:number-columns-repeated="14"/>
          <table:table-cell table:style-name="ce245"/>
          <table:table-cell table:style-name="ce244" table:number-columns-repeated="4"/>
          <table:table-cell table:style-name="ce246"/>
          <table:table-cell table:style-name="ce247" table:formula="of:=COUNTIF([.AI3:.AZ3];&quot;☻&quot;)" office:value-type="float" office:value="0" calcext:value-type="float">
            <text:p>0</text:p>
          </table:table-cell>
          <table:table-cell table:style-name="ce247" table:formula="of:=COUNTIF([.AI3:.AZ3];&quot;☺&quot;)" office:value-type="float" office:value="0" calcext:value-type="float">
            <text:p>0</text:p>
          </table:table-cell>
          <table:table-cell table:style-name="ce247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247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247" table:formula="of:=COUNTIF([.C3:.U3];&quot;51¶&quot;)" office:value-type="float" office:value="0" calcext:value-type="float">
            <text:p>0</text:p>
          </table:table-cell>
          <table:table-cell table:style-name="ce247" table:formula="of:=COUNTIF([.C3:.U3];&quot;52¶&quot;)" office:value-type="float" office:value="0" calcext:value-type="float">
            <text:p>0</text:p>
          </table:table-cell>
          <table:table-cell table:style-name="ce247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247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248" table:formula="of:=COUNTBLANK([.C3:.T3])-3" office:value-type="float" office:value="15" calcext:value-type="float">
            <text:p>15</text:p>
          </table:table-cell>
          <table:table-cell table:style-name="ce249" table:formula="of:=COUNTIF([.C3:.U3];&quot;x&quot;)" office:value-type="float" office:value="0" calcext:value-type="float">
            <text:p>0</text:p>
          </table:table-cell>
          <table:table-cell table:style-name="ce250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03" calcext:value-type="date">
            <text:p>03/ nov</text:p>
          </table:table-cell>
          <table:table-cell table:style-name="ce243" table:formula="of:=TEXT([.A4];&quot;Ddd&quot;)" office:value-type="string" office:string-value="sre" calcext:value-type="string">
            <text:p>sre</text:p>
          </table:table-cell>
          <table:table-cell table:style-name="ce244" table:number-columns-repeated="14"/>
          <table:table-cell table:style-name="ce245"/>
          <table:table-cell table:style-name="ce244" table:number-columns-repeated="4"/>
          <table:table-cell table:style-name="ce246"/>
          <table:table-cell table:style-name="ce247" table:formula="of:=COUNTIF([.AI4:.AZ4];&quot;☻&quot;)" office:value-type="float" office:value="0" calcext:value-type="float">
            <text:p>0</text:p>
          </table:table-cell>
          <table:table-cell table:style-name="ce247" table:formula="of:=COUNTIF([.AI4:.AZ4];&quot;☺&quot;)" office:value-type="float" office:value="0" calcext:value-type="float">
            <text:p>0</text:p>
          </table:table-cell>
          <table:table-cell table:style-name="ce247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247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247" table:formula="of:=COUNTIF([.C4:.U4];&quot;51¶&quot;)" office:value-type="float" office:value="0" calcext:value-type="float">
            <text:p>0</text:p>
          </table:table-cell>
          <table:table-cell table:style-name="ce247" table:formula="of:=COUNTIF([.C4:.U4];&quot;52¶&quot;)" office:value-type="float" office:value="0" calcext:value-type="float">
            <text:p>0</text:p>
          </table:table-cell>
          <table:table-cell table:style-name="ce247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247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248" table:formula="of:=COUNTBLANK([.C4:.T4])-3" office:value-type="float" office:value="15" calcext:value-type="float">
            <text:p>15</text:p>
          </table:table-cell>
          <table:table-cell table:style-name="ce249" table:formula="of:=COUNTIF([.C4:.U4];&quot;x&quot;)" office:value-type="float" office:value="0" calcext:value-type="float">
            <text:p>0</text:p>
          </table:table-cell>
          <table:table-cell table:style-name="ce250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04" calcext:value-type="date">
            <text:p>04/ nov</text:p>
          </table:table-cell>
          <table:table-cell table:style-name="ce243" table:formula="of:=TEXT([.A5];&quot;Ddd&quot;)" office:value-type="string" office:string-value="čet" calcext:value-type="string">
            <text:p>čet</text:p>
          </table:table-cell>
          <table:table-cell table:style-name="ce244" table:number-columns-repeated="19"/>
          <table:table-cell table:style-name="ce246"/>
          <table:table-cell table:style-name="ce247" table:formula="of:=COUNTIF([.AI5:.AZ5];&quot;☻&quot;)" office:value-type="float" office:value="0" calcext:value-type="float">
            <text:p>0</text:p>
          </table:table-cell>
          <table:table-cell table:style-name="ce247" table:formula="of:=COUNTIF([.AI5:.AZ5];&quot;☺&quot;)" office:value-type="float" office:value="0" calcext:value-type="float">
            <text:p>0</text:p>
          </table:table-cell>
          <table:table-cell table:style-name="ce247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247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247" table:formula="of:=COUNTIF([.C5:.U5];&quot;51¶&quot;)" office:value-type="float" office:value="0" calcext:value-type="float">
            <text:p>0</text:p>
          </table:table-cell>
          <table:table-cell table:style-name="ce247" table:formula="of:=COUNTIF([.C5:.U5];&quot;52¶&quot;)" office:value-type="float" office:value="0" calcext:value-type="float">
            <text:p>0</text:p>
          </table:table-cell>
          <table:table-cell table:style-name="ce247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247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248" table:formula="of:=COUNTBLANK([.C5:.T5])-3" office:value-type="float" office:value="15" calcext:value-type="float">
            <text:p>15</text:p>
          </table:table-cell>
          <table:table-cell table:style-name="ce249" table:formula="of:=COUNTIF([.C5:.U5];&quot;x&quot;)" office:value-type="float" office:value="0" calcext:value-type="float">
            <text:p>0</text:p>
          </table:table-cell>
          <table:table-cell table:style-name="ce250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05" calcext:value-type="date">
            <text:p>05/ nov</text:p>
          </table:table-cell>
          <table:table-cell table:style-name="ce243" table:formula="of:=TEXT([.A6];&quot;Ddd&quot;)" office:value-type="string" office:string-value="pet" calcext:value-type="string">
            <text:p>pet</text:p>
          </table:table-cell>
          <table:table-cell table:style-name="ce244" table:number-columns-repeated="19"/>
          <table:table-cell table:style-name="ce246"/>
          <table:table-cell table:style-name="ce247" table:formula="of:=COUNTIF([.AI6:.AZ6];&quot;☻&quot;)" office:value-type="float" office:value="0" calcext:value-type="float">
            <text:p>0</text:p>
          </table:table-cell>
          <table:table-cell table:style-name="ce247" table:formula="of:=COUNTIF([.AI6:.AZ6];&quot;☺&quot;)" office:value-type="float" office:value="0" calcext:value-type="float">
            <text:p>0</text:p>
          </table:table-cell>
          <table:table-cell table:style-name="ce247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247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247" table:formula="of:=COUNTIF([.C6:.U6];&quot;51¶&quot;)" office:value-type="float" office:value="0" calcext:value-type="float">
            <text:p>0</text:p>
          </table:table-cell>
          <table:table-cell table:style-name="ce247" table:formula="of:=COUNTIF([.C6:.U6];&quot;52¶&quot;)" office:value-type="float" office:value="0" calcext:value-type="float">
            <text:p>0</text:p>
          </table:table-cell>
          <table:table-cell table:style-name="ce247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247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248" table:formula="of:=COUNTBLANK([.C6:.T6])-3" office:value-type="float" office:value="15" calcext:value-type="float">
            <text:p>15</text:p>
          </table:table-cell>
          <table:table-cell table:style-name="ce249" table:formula="of:=COUNTIF([.C6:.U6];&quot;x&quot;)" office:value-type="float" office:value="0" calcext:value-type="float">
            <text:p>0</text:p>
          </table:table-cell>
          <table:table-cell table:style-name="ce250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06" calcext:value-type="date">
            <text:p>06/ nov</text:p>
          </table:table-cell>
          <table:table-cell table:style-name="ce243" table:formula="of:=TEXT([.A7];&quot;Ddd&quot;)" office:value-type="string" office:string-value="sob" calcext:value-type="string">
            <text:p>sob</text:p>
          </table:table-cell>
          <table:table-cell table:style-name="ce244" table:number-columns-repeated="19"/>
          <table:table-cell table:style-name="ce246"/>
          <table:table-cell table:style-name="ce247" table:formula="of:=COUNTIF([.AI7:.AZ7];&quot;☻&quot;)" office:value-type="float" office:value="0" calcext:value-type="float">
            <text:p>0</text:p>
          </table:table-cell>
          <table:table-cell table:style-name="ce247" table:formula="of:=COUNTIF([.AI7:.AZ7];&quot;☺&quot;)" office:value-type="float" office:value="0" calcext:value-type="float">
            <text:p>0</text:p>
          </table:table-cell>
          <table:table-cell table:style-name="ce247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247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247" table:formula="of:=COUNTIF([.C7:.U7];&quot;51¶&quot;)" office:value-type="float" office:value="0" calcext:value-type="float">
            <text:p>0</text:p>
          </table:table-cell>
          <table:table-cell table:style-name="ce247" table:formula="of:=COUNTIF([.C7:.U7];&quot;52¶&quot;)" office:value-type="float" office:value="0" calcext:value-type="float">
            <text:p>0</text:p>
          </table:table-cell>
          <table:table-cell table:style-name="ce247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247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248" table:formula="of:=COUNTBLANK([.C7:.T7])-3" office:value-type="float" office:value="15" calcext:value-type="float">
            <text:p>15</text:p>
          </table:table-cell>
          <table:table-cell table:style-name="ce249" table:formula="of:=COUNTIF([.C7:.U7];&quot;x&quot;)" office:value-type="float" office:value="0" calcext:value-type="float">
            <text:p>0</text:p>
          </table:table-cell>
          <table:table-cell table:style-name="ce250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07" calcext:value-type="date">
            <text:p>07/ nov</text:p>
          </table:table-cell>
          <table:table-cell table:style-name="ce243" table:formula="of:=TEXT([.A8];&quot;Ddd&quot;)" office:value-type="string" office:string-value="ned" calcext:value-type="string">
            <text:p>ned</text:p>
          </table:table-cell>
          <table:table-cell table:style-name="ce244" table:number-columns-repeated="8"/>
          <table:table-cell table:style-name="ce245"/>
          <table:table-cell table:style-name="ce244" table:number-columns-repeated="10"/>
          <table:table-cell table:style-name="ce246"/>
          <table:table-cell table:style-name="ce247" table:formula="of:=COUNTIF([.AI8:.AZ8];&quot;☻&quot;)" office:value-type="float" office:value="0" calcext:value-type="float">
            <text:p>0</text:p>
          </table:table-cell>
          <table:table-cell table:style-name="ce247" table:formula="of:=COUNTIF([.AI8:.AZ8];&quot;☺&quot;)" office:value-type="float" office:value="0" calcext:value-type="float">
            <text:p>0</text:p>
          </table:table-cell>
          <table:table-cell table:style-name="ce247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247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247" table:formula="of:=COUNTIF([.C8:.U8];&quot;51¶&quot;)" office:value-type="float" office:value="0" calcext:value-type="float">
            <text:p>0</text:p>
          </table:table-cell>
          <table:table-cell table:style-name="ce247" table:formula="of:=COUNTIF([.C8:.U8];&quot;52¶&quot;)" office:value-type="float" office:value="0" calcext:value-type="float">
            <text:p>0</text:p>
          </table:table-cell>
          <table:table-cell table:style-name="ce247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247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248" table:formula="of:=COUNTBLANK([.C8:.T8])-3" office:value-type="float" office:value="15" calcext:value-type="float">
            <text:p>15</text:p>
          </table:table-cell>
          <table:table-cell table:style-name="ce249" table:formula="of:=COUNTIF([.C8:.U8];&quot;x&quot;)" office:value-type="float" office:value="0" calcext:value-type="float">
            <text:p>0</text:p>
          </table:table-cell>
          <table:table-cell table:style-name="ce250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08" calcext:value-type="date">
            <text:p>08/ nov</text:p>
          </table:table-cell>
          <table:table-cell table:style-name="ce243" table:formula="of:=TEXT([.A9];&quot;Ddd&quot;)" office:value-type="string" office:string-value="pon" calcext:value-type="string">
            <text:p>pon</text:p>
          </table:table-cell>
          <table:table-cell table:style-name="ce244" table:number-columns-repeated="8"/>
          <table:table-cell table:style-name="ce245"/>
          <table:table-cell table:style-name="ce244" table:number-columns-repeated="10"/>
          <table:table-cell table:style-name="ce246"/>
          <table:table-cell table:style-name="ce247" table:formula="of:=COUNTIF([.AI9:.AZ9];&quot;☻&quot;)" office:value-type="float" office:value="0" calcext:value-type="float">
            <text:p>0</text:p>
          </table:table-cell>
          <table:table-cell table:style-name="ce247" table:formula="of:=COUNTIF([.AI9:.AZ9];&quot;☺&quot;)" office:value-type="float" office:value="0" calcext:value-type="float">
            <text:p>0</text:p>
          </table:table-cell>
          <table:table-cell table:style-name="ce247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247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247" table:formula="of:=COUNTIF([.C9:.U9];&quot;51¶&quot;)" office:value-type="float" office:value="0" calcext:value-type="float">
            <text:p>0</text:p>
          </table:table-cell>
          <table:table-cell table:style-name="ce247" table:formula="of:=COUNTIF([.C9:.U9];&quot;52¶&quot;)" office:value-type="float" office:value="0" calcext:value-type="float">
            <text:p>0</text:p>
          </table:table-cell>
          <table:table-cell table:style-name="ce247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247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248" table:formula="of:=COUNTBLANK([.C9:.T9])-3" office:value-type="float" office:value="15" calcext:value-type="float">
            <text:p>15</text:p>
          </table:table-cell>
          <table:table-cell table:style-name="ce249" table:formula="of:=COUNTIF([.C9:.U9];&quot;x&quot;)" office:value-type="float" office:value="0" calcext:value-type="float">
            <text:p>0</text:p>
          </table:table-cell>
          <table:table-cell table:style-name="ce250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09" calcext:value-type="date">
            <text:p>09/ nov</text:p>
          </table:table-cell>
          <table:table-cell table:style-name="ce243" table:formula="of:=TEXT([.A10];&quot;Ddd&quot;)" office:value-type="string" office:string-value="tor" calcext:value-type="string">
            <text:p>tor</text:p>
          </table:table-cell>
          <table:table-cell table:style-name="ce244" table:number-columns-repeated="8"/>
          <table:table-cell table:style-name="ce245"/>
          <table:table-cell table:style-name="ce244" table:number-columns-repeated="10"/>
          <table:table-cell table:style-name="ce246"/>
          <table:table-cell table:style-name="ce247" table:formula="of:=COUNTIF([.AI10:.AZ10];&quot;☻&quot;)" office:value-type="float" office:value="0" calcext:value-type="float">
            <text:p>0</text:p>
          </table:table-cell>
          <table:table-cell table:style-name="ce247" table:formula="of:=COUNTIF([.AI10:.AZ10];&quot;☺&quot;)" office:value-type="float" office:value="0" calcext:value-type="float">
            <text:p>0</text:p>
          </table:table-cell>
          <table:table-cell table:style-name="ce247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247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247" table:formula="of:=COUNTIF([.C10:.U10];&quot;51¶&quot;)" office:value-type="float" office:value="0" calcext:value-type="float">
            <text:p>0</text:p>
          </table:table-cell>
          <table:table-cell table:style-name="ce247" table:formula="of:=COUNTIF([.C10:.U10];&quot;52¶&quot;)" office:value-type="float" office:value="0" calcext:value-type="float">
            <text:p>0</text:p>
          </table:table-cell>
          <table:table-cell table:style-name="ce247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247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248" table:formula="of:=COUNTBLANK([.C10:.T10])-3" office:value-type="float" office:value="15" calcext:value-type="float">
            <text:p>15</text:p>
          </table:table-cell>
          <table:table-cell table:style-name="ce249" table:formula="of:=COUNTIF([.C10:.U10];&quot;x&quot;)" office:value-type="float" office:value="0" calcext:value-type="float">
            <text:p>0</text:p>
          </table:table-cell>
          <table:table-cell table:style-name="ce250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0" calcext:value-type="date">
            <text:p>10/ nov</text:p>
          </table:table-cell>
          <table:table-cell table:style-name="ce243" table:formula="of:=TEXT([.A11];&quot;Ddd&quot;)" office:value-type="string" office:string-value="sre" calcext:value-type="string">
            <text:p>sre</text:p>
          </table:table-cell>
          <table:table-cell table:style-name="ce244" table:number-columns-repeated="19"/>
          <table:table-cell table:style-name="ce246"/>
          <table:table-cell table:style-name="ce247" table:formula="of:=COUNTIF([.AI11:.AZ11];&quot;☻&quot;)" office:value-type="float" office:value="0" calcext:value-type="float">
            <text:p>0</text:p>
          </table:table-cell>
          <table:table-cell table:style-name="ce247" table:formula="of:=COUNTIF([.AI11:.AZ11];&quot;☺&quot;)" office:value-type="float" office:value="0" calcext:value-type="float">
            <text:p>0</text:p>
          </table:table-cell>
          <table:table-cell table:style-name="ce247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247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247" table:formula="of:=COUNTIF([.C11:.U11];&quot;51¶&quot;)" office:value-type="float" office:value="0" calcext:value-type="float">
            <text:p>0</text:p>
          </table:table-cell>
          <table:table-cell table:style-name="ce247" table:formula="of:=COUNTIF([.C11:.U11];&quot;52¶&quot;)" office:value-type="float" office:value="0" calcext:value-type="float">
            <text:p>0</text:p>
          </table:table-cell>
          <table:table-cell table:style-name="ce247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247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248" table:formula="of:=COUNTBLANK([.C11:.T11])-3" office:value-type="float" office:value="15" calcext:value-type="float">
            <text:p>15</text:p>
          </table:table-cell>
          <table:table-cell table:style-name="ce249" table:formula="of:=COUNTIF([.C11:.U11];&quot;x&quot;)" office:value-type="float" office:value="0" calcext:value-type="float">
            <text:p>0</text:p>
          </table:table-cell>
          <table:table-cell table:style-name="ce250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1" calcext:value-type="date">
            <text:p>11/ nov</text:p>
          </table:table-cell>
          <table:table-cell table:style-name="ce243" table:formula="of:=TEXT([.A12];&quot;Ddd&quot;)" office:value-type="string" office:string-value="čet" calcext:value-type="string">
            <text:p>čet</text:p>
          </table:table-cell>
          <table:table-cell table:style-name="ce245"/>
          <table:table-cell table:style-name="ce244" table:number-columns-repeated="18"/>
          <table:table-cell table:style-name="ce246"/>
          <table:table-cell table:style-name="ce247" table:formula="of:=COUNTIF([.AI12:.AZ12];&quot;☻&quot;)" office:value-type="float" office:value="0" calcext:value-type="float">
            <text:p>0</text:p>
          </table:table-cell>
          <table:table-cell table:style-name="ce247" table:formula="of:=COUNTIF([.AI12:.AZ12];&quot;☺&quot;)" office:value-type="float" office:value="0" calcext:value-type="float">
            <text:p>0</text:p>
          </table:table-cell>
          <table:table-cell table:style-name="ce247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247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247" table:formula="of:=COUNTIF([.C12:.U12];&quot;51¶&quot;)" office:value-type="float" office:value="0" calcext:value-type="float">
            <text:p>0</text:p>
          </table:table-cell>
          <table:table-cell table:style-name="ce247" table:formula="of:=COUNTIF([.C12:.U12];&quot;52¶&quot;)" office:value-type="float" office:value="0" calcext:value-type="float">
            <text:p>0</text:p>
          </table:table-cell>
          <table:table-cell table:style-name="ce247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247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248" table:formula="of:=COUNTBLANK([.C12:.T12])-3" office:value-type="float" office:value="15" calcext:value-type="float">
            <text:p>15</text:p>
          </table:table-cell>
          <table:table-cell table:style-name="ce249" table:formula="of:=COUNTIF([.C12:.U12];&quot;x&quot;)" office:value-type="float" office:value="0" calcext:value-type="float">
            <text:p>0</text:p>
          </table:table-cell>
          <table:table-cell table:style-name="ce250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2" calcext:value-type="date">
            <text:p>12/ nov</text:p>
          </table:table-cell>
          <table:table-cell table:style-name="ce243" table:formula="of:=TEXT([.A13];&quot;Ddd&quot;)" office:value-type="string" office:string-value="pet" calcext:value-type="string">
            <text:p>pet</text:p>
          </table:table-cell>
          <table:table-cell table:style-name="ce244" table:number-columns-repeated="19"/>
          <table:table-cell table:style-name="ce246"/>
          <table:table-cell table:style-name="ce247" table:formula="of:=COUNTIF([.AI13:.AZ13];&quot;☻&quot;)" office:value-type="float" office:value="0" calcext:value-type="float">
            <text:p>0</text:p>
          </table:table-cell>
          <table:table-cell table:style-name="ce247" table:formula="of:=COUNTIF([.AI13:.AZ13];&quot;☺&quot;)" office:value-type="float" office:value="0" calcext:value-type="float">
            <text:p>0</text:p>
          </table:table-cell>
          <table:table-cell table:style-name="ce247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247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247" table:formula="of:=COUNTIF([.C13:.U13];&quot;51¶&quot;)" office:value-type="float" office:value="0" calcext:value-type="float">
            <text:p>0</text:p>
          </table:table-cell>
          <table:table-cell table:style-name="ce247" table:formula="of:=COUNTIF([.C13:.U13];&quot;52¶&quot;)" office:value-type="float" office:value="0" calcext:value-type="float">
            <text:p>0</text:p>
          </table:table-cell>
          <table:table-cell table:style-name="ce247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247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248" table:formula="of:=COUNTBLANK([.C13:.T13])-3" office:value-type="float" office:value="15" calcext:value-type="float">
            <text:p>15</text:p>
          </table:table-cell>
          <table:table-cell table:style-name="ce249" table:formula="of:=COUNTIF([.C13:.U13];&quot;x&quot;)" office:value-type="float" office:value="0" calcext:value-type="float">
            <text:p>0</text:p>
          </table:table-cell>
          <table:table-cell table:style-name="ce250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3" calcext:value-type="date">
            <text:p>13/ nov</text:p>
          </table:table-cell>
          <table:table-cell table:style-name="ce243" table:formula="of:=TEXT([.A14];&quot;Ddd&quot;)" office:value-type="string" office:string-value="sob" calcext:value-type="string">
            <text:p>sob</text:p>
          </table:table-cell>
          <table:table-cell table:style-name="ce244" table:number-columns-repeated="19"/>
          <table:table-cell table:style-name="ce246"/>
          <table:table-cell table:style-name="ce247" table:formula="of:=COUNTIF([.AI14:.AZ14];&quot;☻&quot;)" office:value-type="float" office:value="0" calcext:value-type="float">
            <text:p>0</text:p>
          </table:table-cell>
          <table:table-cell table:style-name="ce247" table:formula="of:=COUNTIF([.AI14:.AZ14];&quot;☺&quot;)" office:value-type="float" office:value="0" calcext:value-type="float">
            <text:p>0</text:p>
          </table:table-cell>
          <table:table-cell table:style-name="ce247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247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247" table:formula="of:=COUNTIF([.C14:.U14];&quot;51¶&quot;)" office:value-type="float" office:value="0" calcext:value-type="float">
            <text:p>0</text:p>
          </table:table-cell>
          <table:table-cell table:style-name="ce247" table:formula="of:=COUNTIF([.C14:.U14];&quot;52¶&quot;)" office:value-type="float" office:value="0" calcext:value-type="float">
            <text:p>0</text:p>
          </table:table-cell>
          <table:table-cell table:style-name="ce247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247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248" table:formula="of:=COUNTBLANK([.C14:.T14])-3" office:value-type="float" office:value="15" calcext:value-type="float">
            <text:p>15</text:p>
          </table:table-cell>
          <table:table-cell table:style-name="ce249" table:formula="of:=COUNTIF([.C14:.U14];&quot;x&quot;)" office:value-type="float" office:value="0" calcext:value-type="float">
            <text:p>0</text:p>
          </table:table-cell>
          <table:table-cell table:style-name="ce250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4" calcext:value-type="date">
            <text:p>14/ nov</text:p>
          </table:table-cell>
          <table:table-cell table:style-name="ce243" table:formula="of:=TEXT([.A15];&quot;Ddd&quot;)" office:value-type="string" office:string-value="ned" calcext:value-type="string">
            <text:p>ned</text:p>
          </table:table-cell>
          <table:table-cell table:style-name="ce244" table:number-columns-repeated="19"/>
          <table:table-cell table:style-name="ce246"/>
          <table:table-cell table:style-name="ce247" table:formula="of:=COUNTIF([.AI15:.AZ15];&quot;☻&quot;)" office:value-type="float" office:value="0" calcext:value-type="float">
            <text:p>0</text:p>
          </table:table-cell>
          <table:table-cell table:style-name="ce247" table:formula="of:=COUNTIF([.AI15:.AZ15];&quot;☺&quot;)" office:value-type="float" office:value="0" calcext:value-type="float">
            <text:p>0</text:p>
          </table:table-cell>
          <table:table-cell table:style-name="ce247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247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247" table:formula="of:=COUNTIF([.C15:.U15];&quot;51¶&quot;)" office:value-type="float" office:value="0" calcext:value-type="float">
            <text:p>0</text:p>
          </table:table-cell>
          <table:table-cell table:style-name="ce247" table:formula="of:=COUNTIF([.C15:.U15];&quot;52¶&quot;)" office:value-type="float" office:value="0" calcext:value-type="float">
            <text:p>0</text:p>
          </table:table-cell>
          <table:table-cell table:style-name="ce247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247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248" table:formula="of:=COUNTBLANK([.C15:.T15])-3" office:value-type="float" office:value="15" calcext:value-type="float">
            <text:p>15</text:p>
          </table:table-cell>
          <table:table-cell table:style-name="ce249" table:formula="of:=COUNTIF([.C15:.U15];&quot;x&quot;)" office:value-type="float" office:value="0" calcext:value-type="float">
            <text:p>0</text:p>
          </table:table-cell>
          <table:table-cell table:style-name="ce250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5" calcext:value-type="date">
            <text:p>15/ nov</text:p>
          </table:table-cell>
          <table:table-cell table:style-name="ce243" table:formula="of:=TEXT([.A16];&quot;Ddd&quot;)" office:value-type="string" office:string-value="pon" calcext:value-type="string">
            <text:p>pon</text:p>
          </table:table-cell>
          <table:table-cell table:style-name="ce244" table:number-columns-repeated="19"/>
          <table:table-cell table:style-name="ce246"/>
          <table:table-cell table:style-name="ce247" table:formula="of:=COUNTIF([.AI16:.AZ16];&quot;☻&quot;)" office:value-type="float" office:value="0" calcext:value-type="float">
            <text:p>0</text:p>
          </table:table-cell>
          <table:table-cell table:style-name="ce247" table:formula="of:=COUNTIF([.AI16:.AZ16];&quot;☺&quot;)" office:value-type="float" office:value="0" calcext:value-type="float">
            <text:p>0</text:p>
          </table:table-cell>
          <table:table-cell table:style-name="ce247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247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247" table:formula="of:=COUNTIF([.C16:.U16];&quot;51¶&quot;)" office:value-type="float" office:value="0" calcext:value-type="float">
            <text:p>0</text:p>
          </table:table-cell>
          <table:table-cell table:style-name="ce247" table:formula="of:=COUNTIF([.C16:.U16];&quot;52¶&quot;)" office:value-type="float" office:value="0" calcext:value-type="float">
            <text:p>0</text:p>
          </table:table-cell>
          <table:table-cell table:style-name="ce247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247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248" table:formula="of:=COUNTBLANK([.C16:.T16])-3" office:value-type="float" office:value="15" calcext:value-type="float">
            <text:p>15</text:p>
          </table:table-cell>
          <table:table-cell table:style-name="ce249" table:formula="of:=COUNTIF([.C16:.U16];&quot;x&quot;)" office:value-type="float" office:value="0" calcext:value-type="float">
            <text:p>0</text:p>
          </table:table-cell>
          <table:table-cell table:style-name="ce250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6" calcext:value-type="date">
            <text:p>16/ nov</text:p>
          </table:table-cell>
          <table:table-cell table:style-name="ce243" table:formula="of:=TEXT([.A17];&quot;Ddd&quot;)" office:value-type="string" office:string-value="tor" calcext:value-type="string">
            <text:p>tor</text:p>
          </table:table-cell>
          <table:table-cell table:style-name="ce244" table:number-columns-repeated="19"/>
          <table:table-cell table:style-name="ce246"/>
          <table:table-cell table:style-name="ce247" table:formula="of:=COUNTIF([.AI17:.AZ17];&quot;☻&quot;)" office:value-type="float" office:value="0" calcext:value-type="float">
            <text:p>0</text:p>
          </table:table-cell>
          <table:table-cell table:style-name="ce247" table:formula="of:=COUNTIF([.AI17:.AZ17];&quot;☺&quot;)" office:value-type="float" office:value="0" calcext:value-type="float">
            <text:p>0</text:p>
          </table:table-cell>
          <table:table-cell table:style-name="ce247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247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247" table:formula="of:=COUNTIF([.C17:.U17];&quot;51¶&quot;)" office:value-type="float" office:value="0" calcext:value-type="float">
            <text:p>0</text:p>
          </table:table-cell>
          <table:table-cell table:style-name="ce247" table:formula="of:=COUNTIF([.C17:.U17];&quot;52¶&quot;)" office:value-type="float" office:value="0" calcext:value-type="float">
            <text:p>0</text:p>
          </table:table-cell>
          <table:table-cell table:style-name="ce247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247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248" table:formula="of:=COUNTBLANK([.C17:.T17])-3" office:value-type="float" office:value="15" calcext:value-type="float">
            <text:p>15</text:p>
          </table:table-cell>
          <table:table-cell table:style-name="ce249" table:formula="of:=COUNTIF([.C17:.U17];&quot;x&quot;)" office:value-type="float" office:value="0" calcext:value-type="float">
            <text:p>0</text:p>
          </table:table-cell>
          <table:table-cell table:style-name="ce250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7" calcext:value-type="date">
            <text:p>17/ nov</text:p>
          </table:table-cell>
          <table:table-cell table:style-name="ce243" table:formula="of:=TEXT([.A18];&quot;Ddd&quot;)" office:value-type="string" office:string-value="sre" calcext:value-type="string">
            <text:p>sre</text:p>
          </table:table-cell>
          <table:table-cell table:style-name="ce244" table:number-columns-repeated="19"/>
          <table:table-cell table:style-name="ce246"/>
          <table:table-cell table:style-name="ce247" table:formula="of:=COUNTIF([.AI18:.AZ18];&quot;☻&quot;)" office:value-type="float" office:value="0" calcext:value-type="float">
            <text:p>0</text:p>
          </table:table-cell>
          <table:table-cell table:style-name="ce247" table:formula="of:=COUNTIF([.AI18:.AZ18];&quot;☺&quot;)" office:value-type="float" office:value="0" calcext:value-type="float">
            <text:p>0</text:p>
          </table:table-cell>
          <table:table-cell table:style-name="ce247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247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247" table:formula="of:=COUNTIF([.C18:.U18];&quot;51¶&quot;)" office:value-type="float" office:value="0" calcext:value-type="float">
            <text:p>0</text:p>
          </table:table-cell>
          <table:table-cell table:style-name="ce247" table:formula="of:=COUNTIF([.C18:.U18];&quot;52¶&quot;)" office:value-type="float" office:value="0" calcext:value-type="float">
            <text:p>0</text:p>
          </table:table-cell>
          <table:table-cell table:style-name="ce247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247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248" table:formula="of:=COUNTBLANK([.C18:.T18])-3" office:value-type="float" office:value="15" calcext:value-type="float">
            <text:p>15</text:p>
          </table:table-cell>
          <table:table-cell table:style-name="ce249" table:formula="of:=COUNTIF([.C18:.U18];&quot;x&quot;)" office:value-type="float" office:value="0" calcext:value-type="float">
            <text:p>0</text:p>
          </table:table-cell>
          <table:table-cell table:style-name="ce250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8" calcext:value-type="date">
            <text:p>18/ nov</text:p>
          </table:table-cell>
          <table:table-cell table:style-name="ce243" table:formula="of:=TEXT([.A19];&quot;Ddd&quot;)" office:value-type="string" office:string-value="čet" calcext:value-type="string">
            <text:p>čet</text:p>
          </table:table-cell>
          <table:table-cell table:style-name="ce244" table:number-columns-repeated="19"/>
          <table:table-cell table:style-name="ce246"/>
          <table:table-cell table:style-name="ce247" table:formula="of:=COUNTIF([.AI19:.AZ19];&quot;☻&quot;)" office:value-type="float" office:value="0" calcext:value-type="float">
            <text:p>0</text:p>
          </table:table-cell>
          <table:table-cell table:style-name="ce247" table:formula="of:=COUNTIF([.AI19:.AZ19];&quot;☺&quot;)" office:value-type="float" office:value="0" calcext:value-type="float">
            <text:p>0</text:p>
          </table:table-cell>
          <table:table-cell table:style-name="ce247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247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247" table:formula="of:=COUNTIF([.C19:.U19];&quot;51¶&quot;)" office:value-type="float" office:value="0" calcext:value-type="float">
            <text:p>0</text:p>
          </table:table-cell>
          <table:table-cell table:style-name="ce247" table:formula="of:=COUNTIF([.C19:.U19];&quot;52¶&quot;)" office:value-type="float" office:value="0" calcext:value-type="float">
            <text:p>0</text:p>
          </table:table-cell>
          <table:table-cell table:style-name="ce247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247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248" table:formula="of:=COUNTBLANK([.C19:.T19])-3" office:value-type="float" office:value="15" calcext:value-type="float">
            <text:p>15</text:p>
          </table:table-cell>
          <table:table-cell table:style-name="ce249" table:formula="of:=COUNTIF([.C19:.U19];&quot;x&quot;)" office:value-type="float" office:value="0" calcext:value-type="float">
            <text:p>0</text:p>
          </table:table-cell>
          <table:table-cell table:style-name="ce250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19" calcext:value-type="date">
            <text:p>19/ nov</text:p>
          </table:table-cell>
          <table:table-cell table:style-name="ce243" table:formula="of:=TEXT([.A20];&quot;Ddd&quot;)" office:value-type="string" office:string-value="pet" calcext:value-type="string">
            <text:p>pet</text:p>
          </table:table-cell>
          <table:table-cell table:style-name="ce244" table:number-columns-repeated="19"/>
          <table:table-cell table:style-name="ce246"/>
          <table:table-cell table:style-name="ce247" table:formula="of:=COUNTIF([.AI20:.AZ20];&quot;☻&quot;)" office:value-type="float" office:value="0" calcext:value-type="float">
            <text:p>0</text:p>
          </table:table-cell>
          <table:table-cell table:style-name="ce247" table:formula="of:=COUNTIF([.AI20:.AZ20];&quot;☺&quot;)" office:value-type="float" office:value="0" calcext:value-type="float">
            <text:p>0</text:p>
          </table:table-cell>
          <table:table-cell table:style-name="ce247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247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247" table:formula="of:=COUNTIF([.C20:.U20];&quot;51¶&quot;)" office:value-type="float" office:value="0" calcext:value-type="float">
            <text:p>0</text:p>
          </table:table-cell>
          <table:table-cell table:style-name="ce247" table:formula="of:=COUNTIF([.C20:.U20];&quot;52¶&quot;)" office:value-type="float" office:value="0" calcext:value-type="float">
            <text:p>0</text:p>
          </table:table-cell>
          <table:table-cell table:style-name="ce247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247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248" table:formula="of:=COUNTBLANK([.C20:.T20])-3" office:value-type="float" office:value="15" calcext:value-type="float">
            <text:p>15</text:p>
          </table:table-cell>
          <table:table-cell table:style-name="ce249" table:formula="of:=COUNTIF([.C20:.U20];&quot;x&quot;)" office:value-type="float" office:value="0" calcext:value-type="float">
            <text:p>0</text:p>
          </table:table-cell>
          <table:table-cell table:style-name="ce250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0" calcext:value-type="date">
            <text:p>20/ nov</text:p>
          </table:table-cell>
          <table:table-cell table:style-name="ce243" table:formula="of:=TEXT([.A21];&quot;Ddd&quot;)" office:value-type="string" office:string-value="sob" calcext:value-type="string">
            <text:p>sob</text:p>
          </table:table-cell>
          <table:table-cell table:style-name="ce244" table:number-columns-repeated="19"/>
          <table:table-cell table:style-name="ce246"/>
          <table:table-cell table:style-name="ce247" table:formula="of:=COUNTIF([.AI21:.AZ21];&quot;☻&quot;)" office:value-type="float" office:value="0" calcext:value-type="float">
            <text:p>0</text:p>
          </table:table-cell>
          <table:table-cell table:style-name="ce247" table:formula="of:=COUNTIF([.AI21:.AZ21];&quot;☺&quot;)" office:value-type="float" office:value="0" calcext:value-type="float">
            <text:p>0</text:p>
          </table:table-cell>
          <table:table-cell table:style-name="ce247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247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247" table:formula="of:=COUNTIF([.C21:.U21];&quot;51¶&quot;)" office:value-type="float" office:value="0" calcext:value-type="float">
            <text:p>0</text:p>
          </table:table-cell>
          <table:table-cell table:style-name="ce247" table:formula="of:=COUNTIF([.C21:.U21];&quot;52¶&quot;)" office:value-type="float" office:value="0" calcext:value-type="float">
            <text:p>0</text:p>
          </table:table-cell>
          <table:table-cell table:style-name="ce247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247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248" table:formula="of:=COUNTBLANK([.C21:.T21])-3" office:value-type="float" office:value="15" calcext:value-type="float">
            <text:p>15</text:p>
          </table:table-cell>
          <table:table-cell table:style-name="ce249" table:formula="of:=COUNTIF([.C21:.U21];&quot;x&quot;)" office:value-type="float" office:value="0" calcext:value-type="float">
            <text:p>0</text:p>
          </table:table-cell>
          <table:table-cell table:style-name="ce250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1" calcext:value-type="date">
            <text:p>21/ nov</text:p>
          </table:table-cell>
          <table:table-cell table:style-name="ce243" table:formula="of:=TEXT([.A22];&quot;Ddd&quot;)" office:value-type="string" office:string-value="ned" calcext:value-type="string">
            <text:p>ned</text:p>
          </table:table-cell>
          <table:table-cell table:style-name="ce244" table:number-columns-repeated="19"/>
          <table:table-cell table:style-name="ce246"/>
          <table:table-cell table:style-name="ce247" table:formula="of:=COUNTIF([.AI22:.AZ22];&quot;☻&quot;)" office:value-type="float" office:value="0" calcext:value-type="float">
            <text:p>0</text:p>
          </table:table-cell>
          <table:table-cell table:style-name="ce247" table:formula="of:=COUNTIF([.AI22:.AZ22];&quot;☺&quot;)" office:value-type="float" office:value="0" calcext:value-type="float">
            <text:p>0</text:p>
          </table:table-cell>
          <table:table-cell table:style-name="ce247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247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247" table:formula="of:=COUNTIF([.C22:.U22];&quot;51¶&quot;)" office:value-type="float" office:value="0" calcext:value-type="float">
            <text:p>0</text:p>
          </table:table-cell>
          <table:table-cell table:style-name="ce247" table:formula="of:=COUNTIF([.C22:.U22];&quot;52¶&quot;)" office:value-type="float" office:value="0" calcext:value-type="float">
            <text:p>0</text:p>
          </table:table-cell>
          <table:table-cell table:style-name="ce247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247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248" table:formula="of:=COUNTBLANK([.C22:.T22])-3" office:value-type="float" office:value="15" calcext:value-type="float">
            <text:p>15</text:p>
          </table:table-cell>
          <table:table-cell table:style-name="ce249" table:formula="of:=COUNTIF([.C22:.U22];&quot;x&quot;)" office:value-type="float" office:value="0" calcext:value-type="float">
            <text:p>0</text:p>
          </table:table-cell>
          <table:table-cell table:style-name="ce250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2" calcext:value-type="date">
            <text:p>22/ nov</text:p>
          </table:table-cell>
          <table:table-cell table:style-name="ce243" table:formula="of:=TEXT([.A23];&quot;Ddd&quot;)" office:value-type="string" office:string-value="pon" calcext:value-type="string">
            <text:p>pon</text:p>
          </table:table-cell>
          <table:table-cell table:style-name="ce244" table:number-columns-repeated="19"/>
          <table:table-cell table:style-name="ce246"/>
          <table:table-cell table:style-name="ce247" table:formula="of:=COUNTIF([.AI23:.AZ23];&quot;☻&quot;)" office:value-type="float" office:value="0" calcext:value-type="float">
            <text:p>0</text:p>
          </table:table-cell>
          <table:table-cell table:style-name="ce247" table:formula="of:=COUNTIF([.AI23:.AZ23];&quot;☺&quot;)" office:value-type="float" office:value="0" calcext:value-type="float">
            <text:p>0</text:p>
          </table:table-cell>
          <table:table-cell table:style-name="ce247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247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247" table:formula="of:=COUNTIF([.C23:.U23];&quot;51¶&quot;)" office:value-type="float" office:value="0" calcext:value-type="float">
            <text:p>0</text:p>
          </table:table-cell>
          <table:table-cell table:style-name="ce247" table:formula="of:=COUNTIF([.C23:.U23];&quot;52¶&quot;)" office:value-type="float" office:value="0" calcext:value-type="float">
            <text:p>0</text:p>
          </table:table-cell>
          <table:table-cell table:style-name="ce247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247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248" table:formula="of:=COUNTBLANK([.C23:.T23])-3" office:value-type="float" office:value="15" calcext:value-type="float">
            <text:p>15</text:p>
          </table:table-cell>
          <table:table-cell table:style-name="ce249" table:formula="of:=COUNTIF([.C23:.U23];&quot;x&quot;)" office:value-type="float" office:value="0" calcext:value-type="float">
            <text:p>0</text:p>
          </table:table-cell>
          <table:table-cell table:style-name="ce250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3" calcext:value-type="date">
            <text:p>23/ nov</text:p>
          </table:table-cell>
          <table:table-cell table:style-name="ce243" table:formula="of:=TEXT([.A24];&quot;Ddd&quot;)" office:value-type="string" office:string-value="tor" calcext:value-type="string">
            <text:p>tor</text:p>
          </table:table-cell>
          <table:table-cell table:style-name="ce244" table:number-columns-repeated="19"/>
          <table:table-cell table:style-name="ce246"/>
          <table:table-cell table:style-name="ce247" table:formula="of:=COUNTIF([.AI24:.AZ24];&quot;☻&quot;)" office:value-type="float" office:value="0" calcext:value-type="float">
            <text:p>0</text:p>
          </table:table-cell>
          <table:table-cell table:style-name="ce247" table:formula="of:=COUNTIF([.AI24:.AZ24];&quot;☺&quot;)" office:value-type="float" office:value="0" calcext:value-type="float">
            <text:p>0</text:p>
          </table:table-cell>
          <table:table-cell table:style-name="ce247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247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247" table:formula="of:=COUNTIF([.C24:.U24];&quot;51¶&quot;)" office:value-type="float" office:value="0" calcext:value-type="float">
            <text:p>0</text:p>
          </table:table-cell>
          <table:table-cell table:style-name="ce247" table:formula="of:=COUNTIF([.C24:.U24];&quot;52¶&quot;)" office:value-type="float" office:value="0" calcext:value-type="float">
            <text:p>0</text:p>
          </table:table-cell>
          <table:table-cell table:style-name="ce247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247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248" table:formula="of:=COUNTBLANK([.C24:.T24])-3" office:value-type="float" office:value="15" calcext:value-type="float">
            <text:p>15</text:p>
          </table:table-cell>
          <table:table-cell table:style-name="ce249" table:formula="of:=COUNTIF([.C24:.U24];&quot;x&quot;)" office:value-type="float" office:value="0" calcext:value-type="float">
            <text:p>0</text:p>
          </table:table-cell>
          <table:table-cell table:style-name="ce250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4" calcext:value-type="date">
            <text:p>24/ nov</text:p>
          </table:table-cell>
          <table:table-cell table:style-name="ce243" table:formula="of:=TEXT([.A25];&quot;Ddd&quot;)" office:value-type="string" office:string-value="sre" calcext:value-type="string">
            <text:p>sre</text:p>
          </table:table-cell>
          <table:table-cell table:style-name="ce244" table:number-columns-repeated="19"/>
          <table:table-cell table:style-name="ce246"/>
          <table:table-cell table:style-name="ce247" table:formula="of:=COUNTIF([.AI25:.AZ25];&quot;☻&quot;)" office:value-type="float" office:value="0" calcext:value-type="float">
            <text:p>0</text:p>
          </table:table-cell>
          <table:table-cell table:style-name="ce247" table:formula="of:=COUNTIF([.AI25:.AZ25];&quot;☺&quot;)" office:value-type="float" office:value="0" calcext:value-type="float">
            <text:p>0</text:p>
          </table:table-cell>
          <table:table-cell table:style-name="ce247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247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247" table:formula="of:=COUNTIF([.C25:.U25];&quot;51¶&quot;)" office:value-type="float" office:value="0" calcext:value-type="float">
            <text:p>0</text:p>
          </table:table-cell>
          <table:table-cell table:style-name="ce247" table:formula="of:=COUNTIF([.C25:.U25];&quot;52¶&quot;)" office:value-type="float" office:value="0" calcext:value-type="float">
            <text:p>0</text:p>
          </table:table-cell>
          <table:table-cell table:style-name="ce247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247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248" table:formula="of:=COUNTBLANK([.C25:.T25])-3" office:value-type="float" office:value="15" calcext:value-type="float">
            <text:p>15</text:p>
          </table:table-cell>
          <table:table-cell table:style-name="ce249" table:formula="of:=COUNTIF([.C25:.U25];&quot;x&quot;)" office:value-type="float" office:value="0" calcext:value-type="float">
            <text:p>0</text:p>
          </table:table-cell>
          <table:table-cell table:style-name="ce250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5" calcext:value-type="date">
            <text:p>25/ nov</text:p>
          </table:table-cell>
          <table:table-cell table:style-name="ce243" table:formula="of:=TEXT([.A26];&quot;Ddd&quot;)" office:value-type="string" office:string-value="čet" calcext:value-type="string">
            <text:p>čet</text:p>
          </table:table-cell>
          <table:table-cell table:style-name="ce244" table:number-columns-repeated="19"/>
          <table:table-cell table:style-name="ce246"/>
          <table:table-cell table:style-name="ce247" table:formula="of:=COUNTIF([.AI26:.AZ26];&quot;☻&quot;)" office:value-type="float" office:value="0" calcext:value-type="float">
            <text:p>0</text:p>
          </table:table-cell>
          <table:table-cell table:style-name="ce247" table:formula="of:=COUNTIF([.AI26:.AZ26];&quot;☺&quot;)" office:value-type="float" office:value="0" calcext:value-type="float">
            <text:p>0</text:p>
          </table:table-cell>
          <table:table-cell table:style-name="ce247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247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247" table:formula="of:=COUNTIF([.C26:.U26];&quot;51¶&quot;)" office:value-type="float" office:value="0" calcext:value-type="float">
            <text:p>0</text:p>
          </table:table-cell>
          <table:table-cell table:style-name="ce247" table:formula="of:=COUNTIF([.C26:.U26];&quot;52¶&quot;)" office:value-type="float" office:value="0" calcext:value-type="float">
            <text:p>0</text:p>
          </table:table-cell>
          <table:table-cell table:style-name="ce247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247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248" table:formula="of:=COUNTBLANK([.C26:.T26])-3" office:value-type="float" office:value="15" calcext:value-type="float">
            <text:p>15</text:p>
          </table:table-cell>
          <table:table-cell table:style-name="ce249" table:formula="of:=COUNTIF([.C26:.U26];&quot;x&quot;)" office:value-type="float" office:value="0" calcext:value-type="float">
            <text:p>0</text:p>
          </table:table-cell>
          <table:table-cell table:style-name="ce250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6" calcext:value-type="date">
            <text:p>26/ nov</text:p>
          </table:table-cell>
          <table:table-cell table:style-name="ce243" table:formula="of:=TEXT([.A27];&quot;Ddd&quot;)" office:value-type="string" office:string-value="pet" calcext:value-type="string">
            <text:p>pet</text:p>
          </table:table-cell>
          <table:table-cell table:style-name="ce244" table:number-columns-repeated="19"/>
          <table:table-cell table:style-name="ce246"/>
          <table:table-cell table:style-name="ce247" table:formula="of:=COUNTIF([.AI27:.AZ27];&quot;☻&quot;)" office:value-type="float" office:value="0" calcext:value-type="float">
            <text:p>0</text:p>
          </table:table-cell>
          <table:table-cell table:style-name="ce247" table:formula="of:=COUNTIF([.AI27:.AZ27];&quot;☺&quot;)" office:value-type="float" office:value="0" calcext:value-type="float">
            <text:p>0</text:p>
          </table:table-cell>
          <table:table-cell table:style-name="ce247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247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247" table:formula="of:=COUNTIF([.C27:.U27];&quot;51¶&quot;)" office:value-type="float" office:value="0" calcext:value-type="float">
            <text:p>0</text:p>
          </table:table-cell>
          <table:table-cell table:style-name="ce247" table:formula="of:=COUNTIF([.C27:.U27];&quot;52¶&quot;)" office:value-type="float" office:value="0" calcext:value-type="float">
            <text:p>0</text:p>
          </table:table-cell>
          <table:table-cell table:style-name="ce247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247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248" table:formula="of:=COUNTBLANK([.C27:.T27])-3" office:value-type="float" office:value="15" calcext:value-type="float">
            <text:p>15</text:p>
          </table:table-cell>
          <table:table-cell table:style-name="ce249" table:formula="of:=COUNTIF([.C27:.U27];&quot;x&quot;)" office:value-type="float" office:value="0" calcext:value-type="float">
            <text:p>0</text:p>
          </table:table-cell>
          <table:table-cell table:style-name="ce250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7" calcext:value-type="date">
            <text:p>27/ nov</text:p>
          </table:table-cell>
          <table:table-cell table:style-name="ce243" table:formula="of:=TEXT([.A28];&quot;Ddd&quot;)" office:value-type="string" office:string-value="sob" calcext:value-type="string">
            <text:p>sob</text:p>
          </table:table-cell>
          <table:table-cell table:style-name="ce244" table:number-columns-repeated="19"/>
          <table:table-cell table:style-name="ce246"/>
          <table:table-cell table:style-name="ce247" table:formula="of:=COUNTIF([.AI28:.AZ28];&quot;☻&quot;)" office:value-type="float" office:value="0" calcext:value-type="float">
            <text:p>0</text:p>
          </table:table-cell>
          <table:table-cell table:style-name="ce247" table:formula="of:=COUNTIF([.AI28:.AZ28];&quot;☺&quot;)" office:value-type="float" office:value="0" calcext:value-type="float">
            <text:p>0</text:p>
          </table:table-cell>
          <table:table-cell table:style-name="ce247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247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247" table:formula="of:=COUNTIF([.C28:.U28];&quot;51¶&quot;)" office:value-type="float" office:value="0" calcext:value-type="float">
            <text:p>0</text:p>
          </table:table-cell>
          <table:table-cell table:style-name="ce247" table:formula="of:=COUNTIF([.C28:.U28];&quot;52¶&quot;)" office:value-type="float" office:value="0" calcext:value-type="float">
            <text:p>0</text:p>
          </table:table-cell>
          <table:table-cell table:style-name="ce247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247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248" table:formula="of:=COUNTBLANK([.C28:.T28])-3" office:value-type="float" office:value="15" calcext:value-type="float">
            <text:p>15</text:p>
          </table:table-cell>
          <table:table-cell table:style-name="ce249" table:formula="of:=COUNTIF([.C28:.U28];&quot;x&quot;)" office:value-type="float" office:value="0" calcext:value-type="float">
            <text:p>0</text:p>
          </table:table-cell>
          <table:table-cell table:style-name="ce250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8" calcext:value-type="date">
            <text:p>28/ nov</text:p>
          </table:table-cell>
          <table:table-cell table:style-name="ce243" table:formula="of:=TEXT([.A29];&quot;Ddd&quot;)" office:value-type="string" office:string-value="ned" calcext:value-type="string">
            <text:p>ned</text:p>
          </table:table-cell>
          <table:table-cell table:style-name="ce244" table:number-columns-repeated="19"/>
          <table:table-cell table:style-name="ce246"/>
          <table:table-cell table:style-name="ce247" table:formula="of:=COUNTIF([.AI29:.AZ29];&quot;☻&quot;)" office:value-type="float" office:value="0" calcext:value-type="float">
            <text:p>0</text:p>
          </table:table-cell>
          <table:table-cell table:style-name="ce247" table:formula="of:=COUNTIF([.AI29:.AZ29];&quot;☺&quot;)" office:value-type="float" office:value="0" calcext:value-type="float">
            <text:p>0</text:p>
          </table:table-cell>
          <table:table-cell table:style-name="ce247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247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247" table:formula="of:=COUNTIF([.C29:.U29];&quot;51¶&quot;)" office:value-type="float" office:value="0" calcext:value-type="float">
            <text:p>0</text:p>
          </table:table-cell>
          <table:table-cell table:style-name="ce247" table:formula="of:=COUNTIF([.C29:.U29];&quot;52¶&quot;)" office:value-type="float" office:value="0" calcext:value-type="float">
            <text:p>0</text:p>
          </table:table-cell>
          <table:table-cell table:style-name="ce247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247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248" table:formula="of:=COUNTBLANK([.C29:.T29])-3" office:value-type="float" office:value="15" calcext:value-type="float">
            <text:p>15</text:p>
          </table:table-cell>
          <table:table-cell table:style-name="ce249" table:formula="of:=COUNTIF([.C29:.U29];&quot;x&quot;)" office:value-type="float" office:value="0" calcext:value-type="float">
            <text:p>0</text:p>
          </table:table-cell>
          <table:table-cell table:style-name="ce250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29" calcext:value-type="date">
            <text:p>29/ nov</text:p>
          </table:table-cell>
          <table:table-cell table:style-name="ce243" table:formula="of:=TEXT([.A30];&quot;Ddd&quot;)" office:value-type="string" office:string-value="pon" calcext:value-type="string">
            <text:p>pon</text:p>
          </table:table-cell>
          <table:table-cell table:style-name="ce244" table:number-columns-repeated="19"/>
          <table:table-cell table:style-name="ce246"/>
          <table:table-cell table:style-name="ce247" table:formula="of:=COUNTIF([.AI30:.AZ30];&quot;☻&quot;)" office:value-type="float" office:value="0" calcext:value-type="float">
            <text:p>0</text:p>
          </table:table-cell>
          <table:table-cell table:style-name="ce247" table:formula="of:=COUNTIF([.AI30:.AZ30];&quot;☺&quot;)" office:value-type="float" office:value="0" calcext:value-type="float">
            <text:p>0</text:p>
          </table:table-cell>
          <table:table-cell table:style-name="ce247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247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247" table:formula="of:=COUNTIF([.C30:.U30];&quot;51¶&quot;)" office:value-type="float" office:value="0" calcext:value-type="float">
            <text:p>0</text:p>
          </table:table-cell>
          <table:table-cell table:style-name="ce247" table:formula="of:=COUNTIF([.C30:.U30];&quot;52¶&quot;)" office:value-type="float" office:value="0" calcext:value-type="float">
            <text:p>0</text:p>
          </table:table-cell>
          <table:table-cell table:style-name="ce247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247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248" table:formula="of:=COUNTBLANK([.C30:.T30])-3" office:value-type="float" office:value="15" calcext:value-type="float">
            <text:p>15</text:p>
          </table:table-cell>
          <table:table-cell table:style-name="ce249" table:formula="of:=COUNTIF([.C30:.U30];&quot;x&quot;)" office:value-type="float" office:value="0" calcext:value-type="float">
            <text:p>0</text:p>
          </table:table-cell>
          <table:table-cell table:style-name="ce250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42" office:value-type="date" office:date-value="2021-11-30" calcext:value-type="date">
            <text:p>30/ nov</text:p>
          </table:table-cell>
          <table:table-cell table:style-name="ce243" table:formula="of:=TEXT([.A31];&quot;Ddd&quot;)" office:value-type="string" office:string-value="tor" calcext:value-type="string">
            <text:p>tor</text:p>
          </table:table-cell>
          <table:table-cell table:style-name="ce244" table:number-columns-repeated="19"/>
          <table:table-cell table:style-name="ce246"/>
          <table:table-cell table:style-name="ce247" table:formula="of:=COUNTIF([.AI31:.AZ31];&quot;☻&quot;)" office:value-type="float" office:value="0" calcext:value-type="float">
            <text:p>0</text:p>
          </table:table-cell>
          <table:table-cell table:style-name="ce247" table:formula="of:=COUNTIF([.AI31:.AZ31];&quot;☺&quot;)" office:value-type="float" office:value="0" calcext:value-type="float">
            <text:p>0</text:p>
          </table:table-cell>
          <table:table-cell table:style-name="ce247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247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247" table:formula="of:=COUNTIF([.C31:.U31];&quot;51¶&quot;)" office:value-type="float" office:value="0" calcext:value-type="float">
            <text:p>0</text:p>
          </table:table-cell>
          <table:table-cell table:style-name="ce247" table:formula="of:=COUNTIF([.C31:.U31];&quot;52¶&quot;)" office:value-type="float" office:value="0" calcext:value-type="float">
            <text:p>0</text:p>
          </table:table-cell>
          <table:table-cell table:style-name="ce247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247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248" table:formula="of:=COUNTBLANK([.C31:.T31])-3" office:value-type="float" office:value="15" calcext:value-type="float">
            <text:p>15</text:p>
          </table:table-cell>
          <table:table-cell table:style-name="ce249" table:formula="of:=COUNTIF([.C31:.U31];&quot;x&quot;)" office:value-type="float" office:value="0" calcext:value-type="float">
            <text:p>0</text:p>
          </table:table-cell>
          <table:table-cell table:style-name="ce250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Default" table:number-columns-repeated="22"/>
          <table:table-cell table:style-name="ce247" table:formula="of:=COUNTIF([.AI32:.AZ32];&quot;☻&quot;)" office:value-type="float" office:value="0" calcext:value-type="float">
            <text:p>0</text:p>
          </table:table-cell>
          <table:table-cell table:style-name="ce247" table:formula="of:=COUNTIF([.AI32:.AZ32];&quot;☺&quot;)" office:value-type="float" office:value="0" calcext:value-type="float">
            <text:p>0</text:p>
          </table:table-cell>
          <table:table-cell table:style-name="ce247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247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247" table:formula="of:=COUNTIF([.C32:.U32];&quot;51¶&quot;)" office:value-type="float" office:value="0" calcext:value-type="float">
            <text:p>0</text:p>
          </table:table-cell>
          <table:table-cell table:style-name="ce247" table:formula="of:=COUNTIF([.C32:.U32];&quot;52¶&quot;)" office:value-type="float" office:value="0" calcext:value-type="float">
            <text:p>0</text:p>
          </table:table-cell>
          <table:table-cell table:style-name="ce247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247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248" table:formula="of:=COUNTBLANK([.C32:.T32])-3" office:value-type="float" office:value="15" calcext:value-type="float">
            <text:p>15</text:p>
          </table:table-cell>
          <table:table-cell table:style-name="ce249" table:formula="of:=COUNTIF([.C32:.U32];&quot;x&quot;)" office:value-type="float" office:value="0" calcext:value-type="float">
            <text:p>0</text:p>
          </table:table-cell>
          <table:table-cell table:style-name="ce250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november.$A$1" table:cell-range-address="november.$A$1:november.$V$32"/>
        </table:named-expressions>
        <calcext:conditional-formats>
          <calcext:conditional-format calcext:target-range-address="november.A2:november.V31">
            <calcext:condition calcext:apply-style-name="cf37" calcext:value="formula-is(WEEKDAY([.$A2];2)=6)" calcext:base-cell-address="november.A2"/>
            <calcext:condition calcext:apply-style-name="cf37" calcext:value="formula-is(WEEKDAY([.$A2];2)=7)" calcext:base-cell-address="november.A2"/>
          </calcext:conditional-format>
          <calcext:conditional-format calcext:target-range-address="november.W2:november.AD32">
            <calcext:condition calcext:apply-style-name="cf38" calcext:value="&lt;1" calcext:base-cell-address="november.W2"/>
            <calcext:condition calcext:apply-style-name="cf41" calcext:value="&gt;1" calcext:base-cell-address="november.W2"/>
          </calcext:conditional-format>
          <calcext:conditional-format calcext:target-range-address="november.AE2:november.AE32">
            <calcext:condition calcext:apply-style-name="cf40" calcext:value="!=0" calcext:base-cell-address="november.AE2"/>
          </calcext:conditional-format>
          <calcext:conditional-format calcext:target-range-address="november.AF2:november.AF32">
            <calcext:condition calcext:apply-style-name="cf40" calcext:value="=1" calcext:base-cell-address="november.AF2"/>
            <calcext:condition calcext:apply-style-name="cf39" calcext:value="&gt;1" calcext:base-cell-address="november.AF2"/>
          </calcext:conditional-format>
          <calcext:conditional-format calcext:target-range-address="november.AG2:november.AG32">
            <calcext:condition calcext:apply-style-name="cf38" calcext:value="&lt;2" calcext:base-cell-address="november.AG2"/>
            <calcext:condition calcext:apply-style-name="cf39" calcext:value="&gt;2" calcext:base-cell-address="november.AG2"/>
          </calcext:conditional-format>
        </calcext:conditional-formats>
      </table:table>
      <table:table table:name="december" table:style-name="ta1">
        <table:table-column table:style-name="co7" table:default-cell-style-name="ce26"/>
        <table:table-column table:style-name="co8" table:default-cell-style-name="ce31"/>
        <table:table-column table:style-name="co9" table:number-columns-repeated="12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9" table:visibility="collapse" table:default-cell-style-name="ce37"/>
        <table:table-column table:style-name="co9" table:default-cell-style-name="ce37"/>
        <table:table-column table:style-name="co9" table:visibility="collapse" table:default-cell-style-name="ce37"/>
        <table:table-column table:style-name="co9" table:number-columns-repeated="2" table:default-cell-style-name="ce37"/>
        <table:table-column table:style-name="co10" table:number-columns-repeated="11" table:default-cell-style-name="ce37"/>
        <table:table-column table:style-name="co9" table:default-cell-style-name="ce2"/>
        <table:table-column table:style-name="co11" table:number-columns-repeated="17" table:default-cell-style-name="ce20"/>
        <table:table-column table:style-name="co12" table:default-cell-style-name="ce19"/>
        <table:table-column table:style-name="co5" table:number-columns-repeated="7" table:default-cell-style-name="ce19"/>
        <table:table-column table:style-name="co5" table:number-columns-repeated="6" table:default-cell-style-name="ce20"/>
        <table:table-row table:style-name="ro4">
          <table:table-cell table:style-name="ce23" office:value-type="string" calcext:value-type="string">
            <text:p>2021</text:p>
          </table:table-cell>
          <table:table-cell table:style-name="ce28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style-name="ce40" office:value-type="string" calcext:value-type="string">
            <text:p>ZUN</text:p>
          </table:table-cell>
          <table:table-cell table:style-name="ce41" office:value-type="string" calcext:value-type="string">
            <text:p>TX</text:p>
          </table:table-cell>
          <table:table-cell table:style-name="ce45" table:formula="of:=['file:///D:/MojiDokumenti/web/Kardiosi/dlavnica/kardio/razpis/openofice/2020.ods'#$Vzorci_vnosov.$A$16]" office:value-type="string" office:string-value="☻" calcext:value-type="string">
            <text:p>☻</text:p>
          </table:table-cell>
          <table:table-cell table:style-name="ce47" office:value-type="string" calcext:value-type="string">
            <text:p>☺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8" office:value-type="string" calcext:value-type="string">
            <text:p>X</text:p>
          </table:table-cell>
          <table:table-cell table:style-name="ce54" office:value-type="string" calcext:value-type="string">
            <text:p>Op</text:p>
          </table:table-cell>
          <table:table-cell/>
          <table:table-cell table:style-name="ce21" table:formula="of:=['file:///D:/MojiDokumenti/web/Kardiosi/dlavnica/kardio/razpis/openofice/2020.ods'#$Vzorci_vnosov.$C$2]" office:value-type="string" office:string-value="GOR" calcext:value-type="string">
            <text:p>GOR</text:p>
          </table:table-cell>
          <table:table-cell table:style-name="ce21" table:formula="of:=['file:///D:/MojiDokumenti/web/Kardiosi/dlavnica/kardio/razpis/openofice/2020.ods'#$Vzorci_vnosov.$C$3]" office:value-type="string" office:string-value="ŠOŠ" calcext:value-type="string">
            <text:p>ŠOŠ</text:p>
          </table:table-cell>
          <table:table-cell table:style-name="ce21" table:formula="of:=['file:///D:/MojiDokumenti/web/Kardiosi/dlavnica/kardio/razpis/openofice/2020.ods'#$Vzorci_vnosov.$C$4]" office:value-type="string" office:string-value="PIN" calcext:value-type="string">
            <text:p>PIN</text:p>
          </table:table-cell>
          <table:table-cell table:style-name="ce21" table:formula="of:=['file:///D:/MojiDokumenti/web/Kardiosi/dlavnica/kardio/razpis/openofice/2020.ods'#$Vzorci_vnosov.$C$5]" office:value-type="string" office:string-value="KON" calcext:value-type="string">
            <text:p>KON</text:p>
          </table:table-cell>
          <table:table-cell table:style-name="ce21" table:formula="of:=['file:///D:/MojiDokumenti/web/Kardiosi/dlavnica/kardio/razpis/openofice/2020.ods'#$Vzorci_vnosov.$C$6]" office:value-type="string" office:string-value="ORO" calcext:value-type="string">
            <text:p>ORO</text:p>
          </table:table-cell>
          <table:table-cell table:style-name="ce21" table:formula="of:=['file:///D:/MojiDokumenti/web/Kardiosi/dlavnica/kardio/razpis/openofice/2020.ods'#$Vzorci_vnosov.$C$7]" office:value-type="string" office:string-value="MIO" calcext:value-type="string">
            <text:p>MIO</text:p>
          </table:table-cell>
          <table:table-cell table:style-name="ce21" table:formula="of:=['file:///D:/MojiDokumenti/web/Kardiosi/dlavnica/kardio/razpis/openofice/2020.ods'#$Vzorci_vnosov.$C$8]" office:value-type="string" office:string-value="BOŽ" calcext:value-type="string">
            <text:p>BOŽ</text:p>
          </table:table-cell>
          <table:table-cell table:style-name="ce21" table:formula="of:=['file:///D:/MojiDokumenti/web/Kardiosi/dlavnica/kardio/razpis/openofice/2020.ods'#$Vzorci_vnosov.$C$9]" office:value-type="string" office:string-value="TOM" calcext:value-type="string">
            <text:p>TOM</text:p>
          </table:table-cell>
          <table:table-cell table:style-name="ce21" table:formula="of:=['file:///D:/MojiDokumenti/web/Kardiosi/dlavnica/kardio/razpis/openofice/2020.ods'#$Vzorci_vnosov.$C$10]" office:value-type="string" office:string-value="MŠŠ" calcext:value-type="string">
            <text:p>MŠŠ</text:p>
          </table:table-cell>
          <table:table-cell table:style-name="ce21" table:formula="of:=['file:///D:/MojiDokumenti/web/Kardiosi/dlavnica/kardio/razpis/openofice/2020.ods'#$Vzorci_vnosov.$C$11]" office:value-type="string" office:string-value="ŽIV" calcext:value-type="string">
            <text:p>ŽIV</text:p>
          </table:table-cell>
          <table:table-cell table:style-name="ce21" table:formula="of:=['file:///D:/MojiDokumenti/web/Kardiosi/dlavnica/kardio/razpis/openofice/2020.ods'#$Vzorci_vnosov.$C$12]" office:value-type="string" office:string-value="TAL" calcext:value-type="string">
            <text:p>TAL</text:p>
          </table:table-cell>
          <table:table-cell table:style-name="ce21" table:formula="of:=['file:///D:/MojiDokumenti/web/Kardiosi/dlavnica/kardio/razpis/openofice/2020.ods'#$Vzorci_vnosov.$C$13]" office:value-type="string" office:string-value="PIR" calcext:value-type="string">
            <text:p>PIR</text:p>
          </table:table-cell>
          <table:table-cell table:style-name="ce21" table:formula="of:=['file:///D:/MojiDokumenti/web/Kardiosi/dlavnica/kardio/razpis/openofice/2020.ods'#$Vzorci_vnosov.$C$14]" office:value-type="string" office:string-value="HOL" calcext:value-type="string">
            <text:p>HOL</text:p>
          </table:table-cell>
          <table:table-cell table:style-name="ce21" table:formula="of:=['file:///D:/MojiDokumenti/web/Kardiosi/dlavnica/kardio/razpis/openofice/2020.ods'#$Vzorci_vnosov.$C$15]" office:value-type="string" office:string-value="BUT" calcext:value-type="string">
            <text:p>BUT</text:p>
          </table:table-cell>
          <table:table-cell table:style-name="ce21" table:formula="of:=['file:///D:/MojiDokumenti/web/Kardiosi/dlavnica/kardio/razpis/openofice/2020.ods'#$Vzorci_vnosov.$C$16]" office:value-type="string" office:string-value="ŽRJ" calcext:value-type="string">
            <text:p>ŽRJ</text:p>
          </table:table-cell>
          <table:table-cell table:style-name="ce21" table:formula="of:=['file:///D:/MojiDokumenti/web/Kardiosi/dlavnica/kardio/razpis/openofice/2020.ods'#$Vzorci_vnosov.$C$17]" office:value-type="string" office:string-value="NOV3" calcext:value-type="string">
            <text:p>NOV3</text:p>
          </table:table-cell>
          <table:table-cell table:style-name="ce21" table:formula="of:=['file:///D:/MojiDokumenti/web/Kardiosi/dlavnica/kardio/razpis/openofice/2020.ods'#$Vzorci_vnosov.$C$18]" office:value-type="string" office:string-value="JNK" calcext:value-type="string">
            <text:p>JNK</text:p>
          </table:table-cell>
          <table:table-cell table:style-name="ce21" table:formula="of:=['file:///D:/MojiDokumenti/web/Kardiosi/dlavnica/kardio/razpis/openofice/2020.ods'#$Vzorci_vnosov.$C$19]" office:value-type="string" office:string-value="NOV4" calcext:value-type="string">
            <text:p>NOV4</text:p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51" office:value-type="date" office:date-value="2021-12-01" calcext:value-type="date">
            <text:p>01/ dec</text:p>
          </table:table-cell>
          <table:table-cell table:style-name="ce252" table:formula="of:=TEXT([.A2];&quot;Ddd&quot;)" office:value-type="string" office:string-value="sre" calcext:value-type="string">
            <text:p>sre</text:p>
          </table:table-cell>
          <table:table-cell table:style-name="ce254" table:number-columns-repeated="14"/>
          <table:table-cell table:style-name="ce257"/>
          <table:table-cell table:style-name="ce254" table:number-columns-repeated="4"/>
          <table:table-cell table:style-name="ce259"/>
          <table:table-cell table:style-name="ce261" table:formula="of:=COUNTIF([.AI2:.AZ2];&quot;☻&quot;)" office:value-type="float" office:value="0" calcext:value-type="float">
            <text:p>0</text:p>
          </table:table-cell>
          <table:table-cell table:style-name="ce261" table:formula="of:=COUNTIF([.AI2:.AZ2];&quot;☺&quot;)" office:value-type="float" office:value="0" calcext:value-type="float">
            <text:p>0</text:p>
          </table:table-cell>
          <table:table-cell table:style-name="ce261" table:formula="of:=COUNTIF([.C2:.U2];&quot;51&quot;)+COUNTIF([.C2:.U2];&quot;51$&quot;)+COUNTIF([.C2:.U2];&quot;51☻&quot;)" office:value-type="float" office:value="0" calcext:value-type="float">
            <text:p>0</text:p>
          </table:table-cell>
          <table:table-cell table:style-name="ce261" table:formula="of:=COUNTIF([.C2:.U2];&quot;52&quot;)+COUNTIF([.C2:.U2];&quot;52$&quot;)+COUNTIF([.C2:.U2];&quot;52☻&quot;)" office:value-type="float" office:value="0" calcext:value-type="float">
            <text:p>0</text:p>
          </table:table-cell>
          <table:table-cell table:style-name="ce261" table:formula="of:=COUNTIF([.C2:.U2];&quot;51¶&quot;)" office:value-type="float" office:value="0" calcext:value-type="float">
            <text:p>0</text:p>
          </table:table-cell>
          <table:table-cell table:style-name="ce261" table:formula="of:=COUNTIF([.C2:.U2];&quot;52¶&quot;)" office:value-type="float" office:value="0" calcext:value-type="float">
            <text:p>0</text:p>
          </table:table-cell>
          <table:table-cell table:style-name="ce261" table:formula="of:=COUNTIF([.C2:.U2];&quot;U&quot;)+COUNTIF([.C2:.U2];&quot;U☻&quot;)+COUNTIF([.C2:.U2];&quot;U☺&quot;)" office:value-type="float" office:value="0" calcext:value-type="float">
            <text:p>0</text:p>
          </table:table-cell>
          <table:table-cell table:style-name="ce261" table:formula="of:=COUNTIF([.C2:.U2];&quot;KVIT&quot;)+COUNTIF([.C2:.U2];&quot;KVIT☻&quot;)+COUNTIF([.C2:.U2];&quot;kvit$&quot;)" office:value-type="float" office:value="0" calcext:value-type="float">
            <text:p>0</text:p>
          </table:table-cell>
          <table:table-cell table:style-name="ce262" table:formula="of:=COUNTBLANK([.C2:.T2])-3" office:value-type="float" office:value="15" calcext:value-type="float">
            <text:p>15</text:p>
          </table:table-cell>
          <table:table-cell table:style-name="ce263" table:formula="of:=COUNTIF([.C2:.U2];&quot;x&quot;)" office:value-type="float" office:value="0" calcext:value-type="float">
            <text:p>0</text:p>
          </table:table-cell>
          <table:table-cell table:style-name="ce264" table:formula="of:=COUNTIF([.C2:.U2];&quot;51&quot;)+COUNTIF([.C2:.U2];&quot;51☻&quot;)+COUNTIF([.C2:.U2];&quot;2&quot;)+COUNTIF([.C2:.U2];&quot;52&quot;)+COUNTIF([.C2:.U2];&quot;52☻&quot;)+COUNTIF([.C2:.U2];&quot;51$&quot;)+COUNTIF([.C2:.U2];&quot;52$&quot;)" office:value-type="float" office:value="0" calcext:value-type="float">
            <text:p>0</text:p>
          </table:table-cell>
          <table:table-cell table:style-name="ce3" table:formula="of:=[$Predloge.$B$2]" office:value-type="string" office:string-value="51☻" calcext:value-type="string">
            <text:p>51☻</text:p>
          </table:table-cell>
          <table:table-cell table:style-name="ce142" table:formula="of:=RIGHT([.C2];1)">
            <text:p/>
          </table:table-cell>
          <table:table-cell table:style-name="ce142" table:formula="of:=RIGHT([.D2];1)">
            <text:p/>
          </table:table-cell>
          <table:table-cell table:style-name="ce142" table:formula="of:=RIGHT([.E2];1)">
            <text:p/>
          </table:table-cell>
          <table:table-cell table:style-name="ce142" table:formula="of:=RIGHT([.F2];1)">
            <text:p/>
          </table:table-cell>
          <table:table-cell table:style-name="ce142" table:formula="of:=RIGHT([.G2];1)">
            <text:p/>
          </table:table-cell>
          <table:table-cell table:style-name="ce142" table:formula="of:=RIGHT([.H2];1)">
            <text:p/>
          </table:table-cell>
          <table:table-cell table:style-name="ce142" table:formula="of:=RIGHT([.I2];1)">
            <text:p/>
          </table:table-cell>
          <table:table-cell table:style-name="ce142" table:formula="of:=RIGHT([.J2];1)">
            <text:p/>
          </table:table-cell>
          <table:table-cell table:style-name="ce142" table:formula="of:=RIGHT([.K2];1)">
            <text:p/>
          </table:table-cell>
          <table:table-cell table:style-name="ce142" table:formula="of:=RIGHT([.L2];1)">
            <text:p/>
          </table:table-cell>
          <table:table-cell table:style-name="ce142" table:formula="of:=RIGHT([.M2];1)">
            <text:p/>
          </table:table-cell>
          <table:table-cell table:style-name="ce142" table:formula="of:=RIGHT([.N2];1)">
            <text:p/>
          </table:table-cell>
          <table:table-cell table:style-name="ce142" table:formula="of:=RIGHT([.O2];1)">
            <text:p/>
          </table:table-cell>
          <table:table-cell table:style-name="ce142" table:formula="of:=RIGHT([.P2];1)">
            <text:p/>
          </table:table-cell>
          <table:table-cell table:style-name="ce142" table:formula="of:=RIGHT([.Q2];1)">
            <text:p/>
          </table:table-cell>
          <table:table-cell table:style-name="ce142" table:formula="of:=RIGHT([.R2];1)">
            <text:p/>
          </table:table-cell>
          <table:table-cell table:style-name="ce142" table:formula="of:=RIGHT([.S2];1)">
            <text:p/>
          </table:table-cell>
          <table:table-cell table:style-name="ce142" table:formula="of:=RIGHT([.T2];1)">
            <text:p/>
          </table:table-cell>
          <table:table-cell table:style-name="ce59" table:number-columns-repeated="7"/>
          <table:table-cell table:style-name="ce62" table:number-columns-repeated="6"/>
        </table:table-row>
        <table:table-row table:style-name="ro4">
          <table:table-cell table:style-name="ce251" office:value-type="date" office:date-value="2021-12-02" calcext:value-type="date">
            <text:p>02/ dec</text:p>
          </table:table-cell>
          <table:table-cell table:style-name="ce252" table:formula="of:=TEXT([.A3];&quot;Ddd&quot;)" office:value-type="string" office:string-value="čet" calcext:value-type="string">
            <text:p>čet</text:p>
          </table:table-cell>
          <table:table-cell table:style-name="ce254" table:number-columns-repeated="14"/>
          <table:table-cell table:style-name="ce257"/>
          <table:table-cell table:style-name="ce254" table:number-columns-repeated="4"/>
          <table:table-cell table:style-name="ce259"/>
          <table:table-cell table:style-name="ce261" table:formula="of:=COUNTIF([.AI3:.AZ3];&quot;☻&quot;)" office:value-type="float" office:value="0" calcext:value-type="float">
            <text:p>0</text:p>
          </table:table-cell>
          <table:table-cell table:style-name="ce261" table:formula="of:=COUNTIF([.AI3:.AZ3];&quot;☺&quot;)" office:value-type="float" office:value="0" calcext:value-type="float">
            <text:p>0</text:p>
          </table:table-cell>
          <table:table-cell table:style-name="ce261" table:formula="of:=COUNTIF([.C3:.U3];&quot;51&quot;)+COUNTIF([.C3:.U3];&quot;51$&quot;)+COUNTIF([.C3:.U3];&quot;51☻&quot;)" office:value-type="float" office:value="0" calcext:value-type="float">
            <text:p>0</text:p>
          </table:table-cell>
          <table:table-cell table:style-name="ce261" table:formula="of:=COUNTIF([.C3:.U3];&quot;52&quot;)+COUNTIF([.C3:.U3];&quot;52$&quot;)+COUNTIF([.C3:.U3];&quot;52☻&quot;)" office:value-type="float" office:value="0" calcext:value-type="float">
            <text:p>0</text:p>
          </table:table-cell>
          <table:table-cell table:style-name="ce261" table:formula="of:=COUNTIF([.C3:.U3];&quot;51¶&quot;)" office:value-type="float" office:value="0" calcext:value-type="float">
            <text:p>0</text:p>
          </table:table-cell>
          <table:table-cell table:style-name="ce261" table:formula="of:=COUNTIF([.C3:.U3];&quot;52¶&quot;)" office:value-type="float" office:value="0" calcext:value-type="float">
            <text:p>0</text:p>
          </table:table-cell>
          <table:table-cell table:style-name="ce261" table:formula="of:=COUNTIF([.C3:.U3];&quot;U&quot;)+COUNTIF([.C3:.U3];&quot;U☻&quot;)+COUNTIF([.C3:.U3];&quot;U☺&quot;)" office:value-type="float" office:value="0" calcext:value-type="float">
            <text:p>0</text:p>
          </table:table-cell>
          <table:table-cell table:style-name="ce261" table:formula="of:=COUNTIF([.C3:.U3];&quot;KVIT&quot;)+COUNTIF([.C3:.U3];&quot;KVIT☻&quot;)+COUNTIF([.C3:.U3];&quot;kvit$&quot;)" office:value-type="float" office:value="0" calcext:value-type="float">
            <text:p>0</text:p>
          </table:table-cell>
          <table:table-cell table:style-name="ce262" table:formula="of:=COUNTBLANK([.C3:.T3])-3" office:value-type="float" office:value="15" calcext:value-type="float">
            <text:p>15</text:p>
          </table:table-cell>
          <table:table-cell table:style-name="ce263" table:formula="of:=COUNTIF([.C3:.U3];&quot;x&quot;)" office:value-type="float" office:value="0" calcext:value-type="float">
            <text:p>0</text:p>
          </table:table-cell>
          <table:table-cell table:style-name="ce264" table:formula="of:=COUNTIF([.C3:.U3];&quot;51&quot;)+COUNTIF([.C3:.U3];&quot;51☻&quot;)+COUNTIF([.C3:.U3];&quot;2&quot;)+COUNTIF([.C3:.U3];&quot;52&quot;)+COUNTIF([.C3:.U3];&quot;52☻&quot;)+COUNTIF([.C3:.U3];&quot;51$&quot;)+COUNTIF([.C3:.U3];&quot;52$&quot;)" office:value-type="float" office:value="0" calcext:value-type="float">
            <text:p>0</text:p>
          </table:table-cell>
          <table:table-cell table:style-name="ce3" table:formula="of:=[$Predloge.$B$3]" office:value-type="string" office:string-value="52☻" calcext:value-type="string">
            <text:p>52☻</text:p>
          </table:table-cell>
          <table:table-cell table:style-name="ce142" table:formula="of:=RIGHT([.C3];1)">
            <text:p/>
          </table:table-cell>
          <table:table-cell table:style-name="ce142" table:formula="of:=RIGHT([.D3];1)">
            <text:p/>
          </table:table-cell>
          <table:table-cell table:style-name="ce142" table:formula="of:=RIGHT([.E3];1)">
            <text:p/>
          </table:table-cell>
          <table:table-cell table:style-name="ce142" table:formula="of:=RIGHT([.F3];1)">
            <text:p/>
          </table:table-cell>
          <table:table-cell table:style-name="ce142" table:formula="of:=RIGHT([.G3];1)">
            <text:p/>
          </table:table-cell>
          <table:table-cell table:style-name="ce142" table:formula="of:=RIGHT([.H3];1)">
            <text:p/>
          </table:table-cell>
          <table:table-cell table:style-name="ce142" table:formula="of:=RIGHT([.I3];1)">
            <text:p/>
          </table:table-cell>
          <table:table-cell table:style-name="ce142" table:formula="of:=RIGHT([.J3];1)">
            <text:p/>
          </table:table-cell>
          <table:table-cell table:style-name="ce142" table:formula="of:=RIGHT([.K3];1)">
            <text:p/>
          </table:table-cell>
          <table:table-cell table:style-name="ce142" table:formula="of:=RIGHT([.L3];1)">
            <text:p/>
          </table:table-cell>
          <table:table-cell table:style-name="ce142" table:formula="of:=RIGHT([.M3];1)">
            <text:p/>
          </table:table-cell>
          <table:table-cell table:style-name="ce142" table:formula="of:=RIGHT([.N3];1)">
            <text:p/>
          </table:table-cell>
          <table:table-cell table:style-name="ce142" table:formula="of:=RIGHT([.O3];1)">
            <text:p/>
          </table:table-cell>
          <table:table-cell table:style-name="ce142" table:formula="of:=RIGHT([.P3];1)">
            <text:p/>
          </table:table-cell>
          <table:table-cell table:style-name="ce142" table:formula="of:=RIGHT([.Q3];1)">
            <text:p/>
          </table:table-cell>
          <table:table-cell table:style-name="ce142" table:formula="of:=RIGHT([.R3];1)">
            <text:p/>
          </table:table-cell>
          <table:table-cell table:style-name="ce142" table:formula="of:=RIGHT([.U3];1)">
            <text:p/>
          </table:table-cell>
          <table:table-cell table:style-name="ce142" table:formula="of:=RIGHT([.V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03" calcext:value-type="date">
            <text:p>03/ dec</text:p>
          </table:table-cell>
          <table:table-cell table:style-name="ce252" table:formula="of:=TEXT([.A4];&quot;Ddd&quot;)" office:value-type="string" office:string-value="pet" calcext:value-type="string">
            <text:p>pet</text:p>
          </table:table-cell>
          <table:table-cell table:style-name="ce254" table:number-columns-repeated="14"/>
          <table:table-cell table:style-name="ce257"/>
          <table:table-cell table:style-name="ce254" table:number-columns-repeated="4"/>
          <table:table-cell table:style-name="ce259"/>
          <table:table-cell table:style-name="ce261" table:formula="of:=COUNTIF([.AI4:.AZ4];&quot;☻&quot;)" office:value-type="float" office:value="0" calcext:value-type="float">
            <text:p>0</text:p>
          </table:table-cell>
          <table:table-cell table:style-name="ce261" table:formula="of:=COUNTIF([.AI4:.AZ4];&quot;☺&quot;)" office:value-type="float" office:value="0" calcext:value-type="float">
            <text:p>0</text:p>
          </table:table-cell>
          <table:table-cell table:style-name="ce261" table:formula="of:=COUNTIF([.C4:.U4];&quot;51&quot;)+COUNTIF([.C4:.U4];&quot;51$&quot;)+COUNTIF([.C4:.U4];&quot;51☻&quot;)" office:value-type="float" office:value="0" calcext:value-type="float">
            <text:p>0</text:p>
          </table:table-cell>
          <table:table-cell table:style-name="ce261" table:formula="of:=COUNTIF([.C4:.U4];&quot;52&quot;)+COUNTIF([.C4:.U4];&quot;52$&quot;)+COUNTIF([.C4:.U4];&quot;52☻&quot;)" office:value-type="float" office:value="0" calcext:value-type="float">
            <text:p>0</text:p>
          </table:table-cell>
          <table:table-cell table:style-name="ce261" table:formula="of:=COUNTIF([.C4:.U4];&quot;51¶&quot;)" office:value-type="float" office:value="0" calcext:value-type="float">
            <text:p>0</text:p>
          </table:table-cell>
          <table:table-cell table:style-name="ce261" table:formula="of:=COUNTIF([.C4:.U4];&quot;52¶&quot;)" office:value-type="float" office:value="0" calcext:value-type="float">
            <text:p>0</text:p>
          </table:table-cell>
          <table:table-cell table:style-name="ce261" table:formula="of:=COUNTIF([.C4:.U4];&quot;U&quot;)+COUNTIF([.C4:.U4];&quot;U☻&quot;)+COUNTIF([.C4:.U4];&quot;U☺&quot;)" office:value-type="float" office:value="0" calcext:value-type="float">
            <text:p>0</text:p>
          </table:table-cell>
          <table:table-cell table:style-name="ce261" table:formula="of:=COUNTIF([.C4:.U4];&quot;KVIT&quot;)+COUNTIF([.C4:.U4];&quot;KVIT☻&quot;)+COUNTIF([.C4:.U4];&quot;kvit$&quot;)" office:value-type="float" office:value="0" calcext:value-type="float">
            <text:p>0</text:p>
          </table:table-cell>
          <table:table-cell table:style-name="ce262" table:formula="of:=COUNTBLANK([.C4:.T4])-3" office:value-type="float" office:value="15" calcext:value-type="float">
            <text:p>15</text:p>
          </table:table-cell>
          <table:table-cell table:style-name="ce263" table:formula="of:=COUNTIF([.C4:.U4];&quot;x&quot;)" office:value-type="float" office:value="0" calcext:value-type="float">
            <text:p>0</text:p>
          </table:table-cell>
          <table:table-cell table:style-name="ce264" table:formula="of:=COUNTIF([.C4:.U4];&quot;51&quot;)+COUNTIF([.C4:.U4];&quot;51☻&quot;)+COUNTIF([.C4:.U4];&quot;2&quot;)+COUNTIF([.C4:.U4];&quot;52&quot;)+COUNTIF([.C4:.U4];&quot;52☻&quot;)+COUNTIF([.C4:.U4];&quot;51$&quot;)+COUNTIF([.C4:.U4];&quot;52$&quot;)" office:value-type="float" office:value="0" calcext:value-type="float">
            <text:p>0</text:p>
          </table:table-cell>
          <table:table-cell table:style-name="ce3" table:formula="of:=[$Predloge.$B$4]" office:value-type="string" office:string-value="51" calcext:value-type="string">
            <text:p>51</text:p>
          </table:table-cell>
          <table:table-cell table:style-name="ce142" table:formula="of:=RIGHT([.C4];1)">
            <text:p/>
          </table:table-cell>
          <table:table-cell table:style-name="ce142" table:formula="of:=RIGHT([.D4];1)">
            <text:p/>
          </table:table-cell>
          <table:table-cell table:style-name="ce142" table:formula="of:=RIGHT([.E4];1)">
            <text:p/>
          </table:table-cell>
          <table:table-cell table:style-name="ce142" table:formula="of:=RIGHT([.F4];1)">
            <text:p/>
          </table:table-cell>
          <table:table-cell table:style-name="ce142" table:formula="of:=RIGHT([.G4];1)">
            <text:p/>
          </table:table-cell>
          <table:table-cell table:style-name="ce142" table:formula="of:=RIGHT([.H4];1)">
            <text:p/>
          </table:table-cell>
          <table:table-cell table:style-name="ce142" table:formula="of:=RIGHT([.I4];1)">
            <text:p/>
          </table:table-cell>
          <table:table-cell table:style-name="ce142" table:formula="of:=RIGHT([.J4];1)">
            <text:p/>
          </table:table-cell>
          <table:table-cell table:style-name="ce142" table:formula="of:=RIGHT([.K4];1)">
            <text:p/>
          </table:table-cell>
          <table:table-cell table:style-name="ce142" table:formula="of:=RIGHT([.L4];1)">
            <text:p/>
          </table:table-cell>
          <table:table-cell table:style-name="ce142" table:formula="of:=RIGHT([.M4];1)">
            <text:p/>
          </table:table-cell>
          <table:table-cell table:style-name="ce142" table:formula="of:=RIGHT([.N4];1)">
            <text:p/>
          </table:table-cell>
          <table:table-cell table:style-name="ce142" table:formula="of:=RIGHT([.O4];1)">
            <text:p/>
          </table:table-cell>
          <table:table-cell table:style-name="ce142" table:formula="of:=RIGHT([.P4];1)">
            <text:p/>
          </table:table-cell>
          <table:table-cell table:style-name="ce142" table:formula="of:=RIGHT([.Q4];1)">
            <text:p/>
          </table:table-cell>
          <table:table-cell table:style-name="ce142" table:formula="of:=RIGHT([.R4];1)">
            <text:p/>
          </table:table-cell>
          <table:table-cell table:style-name="ce142" table:formula="of:=RIGHT([.U4];1)">
            <text:p/>
          </table:table-cell>
          <table:table-cell table:style-name="ce142" table:formula="of:=RIGHT([.V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04" calcext:value-type="date">
            <text:p>04/ dec</text:p>
          </table:table-cell>
          <table:table-cell table:style-name="ce252" table:formula="of:=TEXT([.A5];&quot;Ddd&quot;)" office:value-type="string" office:string-value="sob" calcext:value-type="string">
            <text:p>sob</text:p>
          </table:table-cell>
          <table:table-cell table:style-name="ce254" table:number-columns-repeated="19"/>
          <table:table-cell table:style-name="ce259"/>
          <table:table-cell table:style-name="ce261" table:formula="of:=COUNTIF([.AI5:.AZ5];&quot;☻&quot;)" office:value-type="float" office:value="0" calcext:value-type="float">
            <text:p>0</text:p>
          </table:table-cell>
          <table:table-cell table:style-name="ce261" table:formula="of:=COUNTIF([.AI5:.AZ5];&quot;☺&quot;)" office:value-type="float" office:value="0" calcext:value-type="float">
            <text:p>0</text:p>
          </table:table-cell>
          <table:table-cell table:style-name="ce261" table:formula="of:=COUNTIF([.C5:.U5];&quot;51&quot;)+COUNTIF([.C5:.U5];&quot;51$&quot;)+COUNTIF([.C5:.U5];&quot;51☻&quot;)" office:value-type="float" office:value="0" calcext:value-type="float">
            <text:p>0</text:p>
          </table:table-cell>
          <table:table-cell table:style-name="ce261" table:formula="of:=COUNTIF([.C5:.U5];&quot;52&quot;)+COUNTIF([.C5:.U5];&quot;52$&quot;)+COUNTIF([.C5:.U5];&quot;52☻&quot;)" office:value-type="float" office:value="0" calcext:value-type="float">
            <text:p>0</text:p>
          </table:table-cell>
          <table:table-cell table:style-name="ce261" table:formula="of:=COUNTIF([.C5:.U5];&quot;51¶&quot;)" office:value-type="float" office:value="0" calcext:value-type="float">
            <text:p>0</text:p>
          </table:table-cell>
          <table:table-cell table:style-name="ce261" table:formula="of:=COUNTIF([.C5:.U5];&quot;52¶&quot;)" office:value-type="float" office:value="0" calcext:value-type="float">
            <text:p>0</text:p>
          </table:table-cell>
          <table:table-cell table:style-name="ce261" table:formula="of:=COUNTIF([.C5:.U5];&quot;U&quot;)+COUNTIF([.C5:.U5];&quot;U☻&quot;)+COUNTIF([.C5:.U5];&quot;U☺&quot;)" office:value-type="float" office:value="0" calcext:value-type="float">
            <text:p>0</text:p>
          </table:table-cell>
          <table:table-cell table:style-name="ce261" table:formula="of:=COUNTIF([.C5:.U5];&quot;KVIT&quot;)+COUNTIF([.C5:.U5];&quot;KVIT☻&quot;)+COUNTIF([.C5:.U5];&quot;kvit$&quot;)" office:value-type="float" office:value="0" calcext:value-type="float">
            <text:p>0</text:p>
          </table:table-cell>
          <table:table-cell table:style-name="ce262" table:formula="of:=COUNTBLANK([.C5:.T5])-3" office:value-type="float" office:value="15" calcext:value-type="float">
            <text:p>15</text:p>
          </table:table-cell>
          <table:table-cell table:style-name="ce263" table:formula="of:=COUNTIF([.C5:.U5];&quot;x&quot;)" office:value-type="float" office:value="0" calcext:value-type="float">
            <text:p>0</text:p>
          </table:table-cell>
          <table:table-cell table:style-name="ce264" table:formula="of:=COUNTIF([.C5:.U5];&quot;51&quot;)+COUNTIF([.C5:.U5];&quot;51☻&quot;)+COUNTIF([.C5:.U5];&quot;2&quot;)+COUNTIF([.C5:.U5];&quot;52&quot;)+COUNTIF([.C5:.U5];&quot;52☻&quot;)+COUNTIF([.C5:.U5];&quot;51$&quot;)+COUNTIF([.C5:.U5];&quot;52$&quot;)" office:value-type="float" office:value="0" calcext:value-type="float">
            <text:p>0</text:p>
          </table:table-cell>
          <table:table-cell table:style-name="ce3" table:formula="of:=[$Predloge.$B$5]" office:value-type="string" office:string-value="52" calcext:value-type="string">
            <text:p>52</text:p>
          </table:table-cell>
          <table:table-cell table:style-name="ce142" table:formula="of:=RIGHT([.C5];1)">
            <text:p/>
          </table:table-cell>
          <table:table-cell table:style-name="ce142" table:formula="of:=RIGHT([.D5];1)">
            <text:p/>
          </table:table-cell>
          <table:table-cell table:style-name="ce142" table:formula="of:=RIGHT([.E5];1)">
            <text:p/>
          </table:table-cell>
          <table:table-cell table:style-name="ce142" table:formula="of:=RIGHT([.F5];1)">
            <text:p/>
          </table:table-cell>
          <table:table-cell table:style-name="ce142" table:formula="of:=RIGHT([.G5];1)">
            <text:p/>
          </table:table-cell>
          <table:table-cell table:style-name="ce142" table:formula="of:=RIGHT([.H5];1)">
            <text:p/>
          </table:table-cell>
          <table:table-cell table:style-name="ce142" table:formula="of:=RIGHT([.I5];1)">
            <text:p/>
          </table:table-cell>
          <table:table-cell table:style-name="ce142" table:formula="of:=RIGHT([.J5];1)">
            <text:p/>
          </table:table-cell>
          <table:table-cell table:style-name="ce142" table:formula="of:=RIGHT([.K5];1)">
            <text:p/>
          </table:table-cell>
          <table:table-cell table:style-name="ce142" table:formula="of:=RIGHT([.L5];1)">
            <text:p/>
          </table:table-cell>
          <table:table-cell table:style-name="ce142" table:formula="of:=RIGHT([.M5];1)">
            <text:p/>
          </table:table-cell>
          <table:table-cell table:style-name="ce142" table:formula="of:=RIGHT([.N5];1)">
            <text:p/>
          </table:table-cell>
          <table:table-cell table:style-name="ce142" table:formula="of:=RIGHT([.O5];1)">
            <text:p/>
          </table:table-cell>
          <table:table-cell table:style-name="ce142" table:formula="of:=RIGHT([.P5];1)">
            <text:p/>
          </table:table-cell>
          <table:table-cell table:style-name="ce142" table:formula="of:=RIGHT([.Q5];1)">
            <text:p/>
          </table:table-cell>
          <table:table-cell table:style-name="ce142" table:formula="of:=RIGHT([.R5];1)">
            <text:p/>
          </table:table-cell>
          <table:table-cell table:style-name="ce142" table:formula="of:=RIGHT([.U5];1)">
            <text:p/>
          </table:table-cell>
          <table:table-cell table:style-name="ce142" table:formula="of:=RIGHT([.V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05" calcext:value-type="date">
            <text:p>05/ dec</text:p>
          </table:table-cell>
          <table:table-cell table:style-name="ce252" table:formula="of:=TEXT([.A6];&quot;Ddd&quot;)" office:value-type="string" office:string-value="ned" calcext:value-type="string">
            <text:p>ned</text:p>
          </table:table-cell>
          <table:table-cell table:style-name="ce254" table:number-columns-repeated="19"/>
          <table:table-cell table:style-name="ce259"/>
          <table:table-cell table:style-name="ce261" table:formula="of:=COUNTIF([.AI6:.AZ6];&quot;☻&quot;)" office:value-type="float" office:value="0" calcext:value-type="float">
            <text:p>0</text:p>
          </table:table-cell>
          <table:table-cell table:style-name="ce261" table:formula="of:=COUNTIF([.AI6:.AZ6];&quot;☺&quot;)" office:value-type="float" office:value="0" calcext:value-type="float">
            <text:p>0</text:p>
          </table:table-cell>
          <table:table-cell table:style-name="ce261" table:formula="of:=COUNTIF([.C6:.U6];&quot;51&quot;)+COUNTIF([.C6:.U6];&quot;51$&quot;)+COUNTIF([.C6:.U6];&quot;51☻&quot;)" office:value-type="float" office:value="0" calcext:value-type="float">
            <text:p>0</text:p>
          </table:table-cell>
          <table:table-cell table:style-name="ce261" table:formula="of:=COUNTIF([.C6:.U6];&quot;52&quot;)+COUNTIF([.C6:.U6];&quot;52$&quot;)+COUNTIF([.C6:.U6];&quot;52☻&quot;)" office:value-type="float" office:value="0" calcext:value-type="float">
            <text:p>0</text:p>
          </table:table-cell>
          <table:table-cell table:style-name="ce261" table:formula="of:=COUNTIF([.C6:.U6];&quot;51¶&quot;)" office:value-type="float" office:value="0" calcext:value-type="float">
            <text:p>0</text:p>
          </table:table-cell>
          <table:table-cell table:style-name="ce261" table:formula="of:=COUNTIF([.C6:.U6];&quot;52¶&quot;)" office:value-type="float" office:value="0" calcext:value-type="float">
            <text:p>0</text:p>
          </table:table-cell>
          <table:table-cell table:style-name="ce261" table:formula="of:=COUNTIF([.C6:.U6];&quot;U&quot;)+COUNTIF([.C6:.U6];&quot;U☻&quot;)+COUNTIF([.C6:.U6];&quot;U☺&quot;)" office:value-type="float" office:value="0" calcext:value-type="float">
            <text:p>0</text:p>
          </table:table-cell>
          <table:table-cell table:style-name="ce261" table:formula="of:=COUNTIF([.C6:.U6];&quot;KVIT&quot;)+COUNTIF([.C6:.U6];&quot;KVIT☻&quot;)+COUNTIF([.C6:.U6];&quot;kvit$&quot;)" office:value-type="float" office:value="0" calcext:value-type="float">
            <text:p>0</text:p>
          </table:table-cell>
          <table:table-cell table:style-name="ce262" table:formula="of:=COUNTBLANK([.C6:.T6])-3" office:value-type="float" office:value="15" calcext:value-type="float">
            <text:p>15</text:p>
          </table:table-cell>
          <table:table-cell table:style-name="ce263" table:formula="of:=COUNTIF([.C6:.U6];&quot;x&quot;)" office:value-type="float" office:value="0" calcext:value-type="float">
            <text:p>0</text:p>
          </table:table-cell>
          <table:table-cell table:style-name="ce264" table:formula="of:=COUNTIF([.C6:.U6];&quot;51&quot;)+COUNTIF([.C6:.U6];&quot;51☻&quot;)+COUNTIF([.C6:.U6];&quot;2&quot;)+COUNTIF([.C6:.U6];&quot;52&quot;)+COUNTIF([.C6:.U6];&quot;52☻&quot;)+COUNTIF([.C6:.U6];&quot;51$&quot;)+COUNTIF([.C6:.U6];&quot;52$&quot;)" office:value-type="float" office:value="0" calcext:value-type="float">
            <text:p>0</text:p>
          </table:table-cell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142" table:formula="of:=RIGHT([.C6];1)">
            <text:p/>
          </table:table-cell>
          <table:table-cell table:style-name="ce142" table:formula="of:=RIGHT([.D6];1)">
            <text:p/>
          </table:table-cell>
          <table:table-cell table:style-name="ce142" table:formula="of:=RIGHT([.E6];1)">
            <text:p/>
          </table:table-cell>
          <table:table-cell table:style-name="ce142" table:formula="of:=RIGHT([.F6];1)">
            <text:p/>
          </table:table-cell>
          <table:table-cell table:style-name="ce142" table:formula="of:=RIGHT([.G6];1)">
            <text:p/>
          </table:table-cell>
          <table:table-cell table:style-name="ce142" table:formula="of:=RIGHT([.H6];1)">
            <text:p/>
          </table:table-cell>
          <table:table-cell table:style-name="ce142" table:formula="of:=RIGHT([.I6];1)">
            <text:p/>
          </table:table-cell>
          <table:table-cell table:style-name="ce142" table:formula="of:=RIGHT([.J6];1)">
            <text:p/>
          </table:table-cell>
          <table:table-cell table:style-name="ce142" table:formula="of:=RIGHT([.K6];1)">
            <text:p/>
          </table:table-cell>
          <table:table-cell table:style-name="ce142" table:formula="of:=RIGHT([.L6];1)">
            <text:p/>
          </table:table-cell>
          <table:table-cell table:style-name="ce142" table:formula="of:=RIGHT([.M6];1)">
            <text:p/>
          </table:table-cell>
          <table:table-cell table:style-name="ce142" table:formula="of:=RIGHT([.N6];1)">
            <text:p/>
          </table:table-cell>
          <table:table-cell table:style-name="ce142" table:formula="of:=RIGHT([.O6];1)">
            <text:p/>
          </table:table-cell>
          <table:table-cell table:style-name="ce142" table:formula="of:=RIGHT([.P6];1)">
            <text:p/>
          </table:table-cell>
          <table:table-cell table:style-name="ce142" table:formula="of:=RIGHT([.Q6];1)">
            <text:p/>
          </table:table-cell>
          <table:table-cell table:style-name="ce142" table:formula="of:=RIGHT([.R6];1)">
            <text:p/>
          </table:table-cell>
          <table:table-cell table:style-name="ce142" table:formula="of:=RIGHT([.U6];1)">
            <text:p/>
          </table:table-cell>
          <table:table-cell table:style-name="ce142" table:formula="of:=RIGHT([.V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06" calcext:value-type="date">
            <text:p>06/ dec</text:p>
          </table:table-cell>
          <table:table-cell table:style-name="ce252" table:formula="of:=TEXT([.A7];&quot;Ddd&quot;)" office:value-type="string" office:string-value="pon" calcext:value-type="string">
            <text:p>pon</text:p>
          </table:table-cell>
          <table:table-cell table:style-name="ce254" table:number-columns-repeated="19"/>
          <table:table-cell table:style-name="ce259"/>
          <table:table-cell table:style-name="ce261" table:formula="of:=COUNTIF([.AI7:.AZ7];&quot;☻&quot;)" office:value-type="float" office:value="0" calcext:value-type="float">
            <text:p>0</text:p>
          </table:table-cell>
          <table:table-cell table:style-name="ce261" table:formula="of:=COUNTIF([.AI7:.AZ7];&quot;☺&quot;)" office:value-type="float" office:value="0" calcext:value-type="float">
            <text:p>0</text:p>
          </table:table-cell>
          <table:table-cell table:style-name="ce261" table:formula="of:=COUNTIF([.C7:.U7];&quot;51&quot;)+COUNTIF([.C7:.U7];&quot;51$&quot;)+COUNTIF([.C7:.U7];&quot;51☻&quot;)" office:value-type="float" office:value="0" calcext:value-type="float">
            <text:p>0</text:p>
          </table:table-cell>
          <table:table-cell table:style-name="ce261" table:formula="of:=COUNTIF([.C7:.U7];&quot;52&quot;)+COUNTIF([.C7:.U7];&quot;52$&quot;)+COUNTIF([.C7:.U7];&quot;52☻&quot;)" office:value-type="float" office:value="0" calcext:value-type="float">
            <text:p>0</text:p>
          </table:table-cell>
          <table:table-cell table:style-name="ce261" table:formula="of:=COUNTIF([.C7:.U7];&quot;51¶&quot;)" office:value-type="float" office:value="0" calcext:value-type="float">
            <text:p>0</text:p>
          </table:table-cell>
          <table:table-cell table:style-name="ce261" table:formula="of:=COUNTIF([.C7:.U7];&quot;52¶&quot;)" office:value-type="float" office:value="0" calcext:value-type="float">
            <text:p>0</text:p>
          </table:table-cell>
          <table:table-cell table:style-name="ce261" table:formula="of:=COUNTIF([.C7:.U7];&quot;U&quot;)+COUNTIF([.C7:.U7];&quot;U☻&quot;)+COUNTIF([.C7:.U7];&quot;U☺&quot;)" office:value-type="float" office:value="0" calcext:value-type="float">
            <text:p>0</text:p>
          </table:table-cell>
          <table:table-cell table:style-name="ce261" table:formula="of:=COUNTIF([.C7:.U7];&quot;KVIT&quot;)+COUNTIF([.C7:.U7];&quot;KVIT☻&quot;)+COUNTIF([.C7:.U7];&quot;kvit$&quot;)" office:value-type="float" office:value="0" calcext:value-type="float">
            <text:p>0</text:p>
          </table:table-cell>
          <table:table-cell table:style-name="ce262" table:formula="of:=COUNTBLANK([.C7:.T7])-3" office:value-type="float" office:value="15" calcext:value-type="float">
            <text:p>15</text:p>
          </table:table-cell>
          <table:table-cell table:style-name="ce263" table:formula="of:=COUNTIF([.C7:.U7];&quot;x&quot;)" office:value-type="float" office:value="0" calcext:value-type="float">
            <text:p>0</text:p>
          </table:table-cell>
          <table:table-cell table:style-name="ce264" table:formula="of:=COUNTIF([.C7:.U7];&quot;51&quot;)+COUNTIF([.C7:.U7];&quot;51☻&quot;)+COUNTIF([.C7:.U7];&quot;2&quot;)+COUNTIF([.C7:.U7];&quot;52&quot;)+COUNTIF([.C7:.U7];&quot;52☻&quot;)+COUNTIF([.C7:.U7];&quot;51$&quot;)+COUNTIF([.C7:.U7];&quot;52$&quot;)" office:value-type="float" office:value="0" calcext:value-type="float">
            <text:p>0</text:p>
          </table:table-cell>
          <table:table-cell table:style-name="ce4" table:formula="of:=[$Predloge.$B$7]" office:value-type="string" office:string-value="KVIT☻" calcext:value-type="string">
            <text:p>KVIT☻</text:p>
          </table:table-cell>
          <table:table-cell table:style-name="ce142" table:formula="of:=RIGHT([.C7];1)">
            <text:p/>
          </table:table-cell>
          <table:table-cell table:style-name="ce142" table:formula="of:=RIGHT([.D7];1)">
            <text:p/>
          </table:table-cell>
          <table:table-cell table:style-name="ce142" table:formula="of:=RIGHT([.E7];1)">
            <text:p/>
          </table:table-cell>
          <table:table-cell table:style-name="ce142" table:formula="of:=RIGHT([.F7];1)">
            <text:p/>
          </table:table-cell>
          <table:table-cell table:style-name="ce142" table:formula="of:=RIGHT([.G7];1)">
            <text:p/>
          </table:table-cell>
          <table:table-cell table:style-name="ce142" table:formula="of:=RIGHT([.H7];1)">
            <text:p/>
          </table:table-cell>
          <table:table-cell table:style-name="ce142" table:formula="of:=RIGHT([.I7];1)">
            <text:p/>
          </table:table-cell>
          <table:table-cell table:style-name="ce142" table:formula="of:=RIGHT([.J7];1)">
            <text:p/>
          </table:table-cell>
          <table:table-cell table:style-name="ce142" table:formula="of:=RIGHT([.K7];1)">
            <text:p/>
          </table:table-cell>
          <table:table-cell table:style-name="ce142" table:formula="of:=RIGHT([.L7];1)">
            <text:p/>
          </table:table-cell>
          <table:table-cell table:style-name="ce142" table:formula="of:=RIGHT([.M7];1)">
            <text:p/>
          </table:table-cell>
          <table:table-cell table:style-name="ce142" table:formula="of:=RIGHT([.N7];1)">
            <text:p/>
          </table:table-cell>
          <table:table-cell table:style-name="ce142" table:formula="of:=RIGHT([.O7];1)">
            <text:p/>
          </table:table-cell>
          <table:table-cell table:style-name="ce142" table:formula="of:=RIGHT([.P7];1)">
            <text:p/>
          </table:table-cell>
          <table:table-cell table:style-name="ce142" table:formula="of:=RIGHT([.Q7];1)">
            <text:p/>
          </table:table-cell>
          <table:table-cell table:style-name="ce142" table:formula="of:=RIGHT([.R7];1)">
            <text:p/>
          </table:table-cell>
          <table:table-cell table:style-name="ce142" table:formula="of:=RIGHT([.U7];1)">
            <text:p/>
          </table:table-cell>
          <table:table-cell table:style-name="ce142" table:formula="of:=RIGHT([.V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07" calcext:value-type="date">
            <text:p>07/ dec</text:p>
          </table:table-cell>
          <table:table-cell table:style-name="ce252" table:formula="of:=TEXT([.A8];&quot;Ddd&quot;)" office:value-type="string" office:string-value="tor" calcext:value-type="string">
            <text:p>tor</text:p>
          </table:table-cell>
          <table:table-cell table:style-name="ce254" table:number-columns-repeated="8"/>
          <table:table-cell table:style-name="ce257"/>
          <table:table-cell table:style-name="ce254" table:number-columns-repeated="10"/>
          <table:table-cell table:style-name="ce259"/>
          <table:table-cell table:style-name="ce261" table:formula="of:=COUNTIF([.AI8:.AZ8];&quot;☻&quot;)" office:value-type="float" office:value="0" calcext:value-type="float">
            <text:p>0</text:p>
          </table:table-cell>
          <table:table-cell table:style-name="ce261" table:formula="of:=COUNTIF([.AI8:.AZ8];&quot;☺&quot;)" office:value-type="float" office:value="0" calcext:value-type="float">
            <text:p>0</text:p>
          </table:table-cell>
          <table:table-cell table:style-name="ce261" table:formula="of:=COUNTIF([.C8:.U8];&quot;51&quot;)+COUNTIF([.C8:.U8];&quot;51$&quot;)+COUNTIF([.C8:.U8];&quot;51☻&quot;)" office:value-type="float" office:value="0" calcext:value-type="float">
            <text:p>0</text:p>
          </table:table-cell>
          <table:table-cell table:style-name="ce261" table:formula="of:=COUNTIF([.C8:.U8];&quot;52&quot;)+COUNTIF([.C8:.U8];&quot;52$&quot;)+COUNTIF([.C8:.U8];&quot;52☻&quot;)" office:value-type="float" office:value="0" calcext:value-type="float">
            <text:p>0</text:p>
          </table:table-cell>
          <table:table-cell table:style-name="ce261" table:formula="of:=COUNTIF([.C8:.U8];&quot;51¶&quot;)" office:value-type="float" office:value="0" calcext:value-type="float">
            <text:p>0</text:p>
          </table:table-cell>
          <table:table-cell table:style-name="ce261" table:formula="of:=COUNTIF([.C8:.U8];&quot;52¶&quot;)" office:value-type="float" office:value="0" calcext:value-type="float">
            <text:p>0</text:p>
          </table:table-cell>
          <table:table-cell table:style-name="ce261" table:formula="of:=COUNTIF([.C8:.U8];&quot;U&quot;)+COUNTIF([.C8:.U8];&quot;U☻&quot;)+COUNTIF([.C8:.U8];&quot;U☺&quot;)" office:value-type="float" office:value="0" calcext:value-type="float">
            <text:p>0</text:p>
          </table:table-cell>
          <table:table-cell table:style-name="ce261" table:formula="of:=COUNTIF([.C8:.U8];&quot;KVIT&quot;)+COUNTIF([.C8:.U8];&quot;KVIT☻&quot;)+COUNTIF([.C8:.U8];&quot;kvit$&quot;)" office:value-type="float" office:value="0" calcext:value-type="float">
            <text:p>0</text:p>
          </table:table-cell>
          <table:table-cell table:style-name="ce262" table:formula="of:=COUNTBLANK([.C8:.T8])-3" office:value-type="float" office:value="15" calcext:value-type="float">
            <text:p>15</text:p>
          </table:table-cell>
          <table:table-cell table:style-name="ce263" table:formula="of:=COUNTIF([.C8:.U8];&quot;x&quot;)" office:value-type="float" office:value="0" calcext:value-type="float">
            <text:p>0</text:p>
          </table:table-cell>
          <table:table-cell table:style-name="ce264" table:formula="of:=COUNTIF([.C8:.U8];&quot;51&quot;)+COUNTIF([.C8:.U8];&quot;51☻&quot;)+COUNTIF([.C8:.U8];&quot;2&quot;)+COUNTIF([.C8:.U8];&quot;52&quot;)+COUNTIF([.C8:.U8];&quot;52☻&quot;)+COUNTIF([.C8:.U8];&quot;51$&quot;)+COUNTIF([.C8:.U8];&quot;52$&quot;)" office:value-type="float" office:value="0" calcext:value-type="float">
            <text:p>0</text:p>
          </table:table-cell>
          <table:table-cell table:style-name="ce3" table:formula="of:=[$Predloge.$B$8]" office:value-type="string" office:string-value="U" calcext:value-type="string">
            <text:p>U</text:p>
          </table:table-cell>
          <table:table-cell table:style-name="ce142" table:formula="of:=RIGHT([.C8];1)">
            <text:p/>
          </table:table-cell>
          <table:table-cell table:style-name="ce142" table:formula="of:=RIGHT([.D8];1)">
            <text:p/>
          </table:table-cell>
          <table:table-cell table:style-name="ce142" table:formula="of:=RIGHT([.E8];1)">
            <text:p/>
          </table:table-cell>
          <table:table-cell table:style-name="ce142" table:formula="of:=RIGHT([.F8];1)">
            <text:p/>
          </table:table-cell>
          <table:table-cell table:style-name="ce142" table:formula="of:=RIGHT([.G8];1)">
            <text:p/>
          </table:table-cell>
          <table:table-cell table:style-name="ce142" table:formula="of:=RIGHT([.H8];1)">
            <text:p/>
          </table:table-cell>
          <table:table-cell table:style-name="ce142" table:formula="of:=RIGHT([.I8];1)">
            <text:p/>
          </table:table-cell>
          <table:table-cell table:style-name="ce142" table:formula="of:=RIGHT([.J8];1)">
            <text:p/>
          </table:table-cell>
          <table:table-cell table:style-name="ce142" table:formula="of:=RIGHT([.K8];1)">
            <text:p/>
          </table:table-cell>
          <table:table-cell table:style-name="ce142" table:formula="of:=RIGHT([.L8];1)">
            <text:p/>
          </table:table-cell>
          <table:table-cell table:style-name="ce142" table:formula="of:=RIGHT([.M8];1)">
            <text:p/>
          </table:table-cell>
          <table:table-cell table:style-name="ce142" table:formula="of:=RIGHT([.N8];1)">
            <text:p/>
          </table:table-cell>
          <table:table-cell table:style-name="ce142" table:formula="of:=RIGHT([.O8];1)">
            <text:p/>
          </table:table-cell>
          <table:table-cell table:style-name="ce142" table:formula="of:=RIGHT([.P8];1)">
            <text:p/>
          </table:table-cell>
          <table:table-cell table:style-name="ce142" table:formula="of:=RIGHT([.Q8];1)">
            <text:p/>
          </table:table-cell>
          <table:table-cell table:style-name="ce142" table:formula="of:=RIGHT([.R8];1)">
            <text:p/>
          </table:table-cell>
          <table:table-cell table:style-name="ce142" table:formula="of:=RIGHT([.U8];1)">
            <text:p/>
          </table:table-cell>
          <table:table-cell table:style-name="ce142" table:formula="of:=RIGHT([.V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08" calcext:value-type="date">
            <text:p>08/ dec</text:p>
          </table:table-cell>
          <table:table-cell table:style-name="ce252" table:formula="of:=TEXT([.A9];&quot;Ddd&quot;)" office:value-type="string" office:string-value="sre" calcext:value-type="string">
            <text:p>sre</text:p>
          </table:table-cell>
          <table:table-cell table:style-name="ce254" table:number-columns-repeated="8"/>
          <table:table-cell table:style-name="ce257"/>
          <table:table-cell table:style-name="ce254" table:number-columns-repeated="10"/>
          <table:table-cell table:style-name="ce259"/>
          <table:table-cell table:style-name="ce261" table:formula="of:=COUNTIF([.AI9:.AZ9];&quot;☻&quot;)" office:value-type="float" office:value="0" calcext:value-type="float">
            <text:p>0</text:p>
          </table:table-cell>
          <table:table-cell table:style-name="ce261" table:formula="of:=COUNTIF([.AI9:.AZ9];&quot;☺&quot;)" office:value-type="float" office:value="0" calcext:value-type="float">
            <text:p>0</text:p>
          </table:table-cell>
          <table:table-cell table:style-name="ce261" table:formula="of:=COUNTIF([.C9:.U9];&quot;51&quot;)+COUNTIF([.C9:.U9];&quot;51$&quot;)+COUNTIF([.C9:.U9];&quot;51☻&quot;)" office:value-type="float" office:value="0" calcext:value-type="float">
            <text:p>0</text:p>
          </table:table-cell>
          <table:table-cell table:style-name="ce261" table:formula="of:=COUNTIF([.C9:.U9];&quot;52&quot;)+COUNTIF([.C9:.U9];&quot;52$&quot;)+COUNTIF([.C9:.U9];&quot;52☻&quot;)" office:value-type="float" office:value="0" calcext:value-type="float">
            <text:p>0</text:p>
          </table:table-cell>
          <table:table-cell table:style-name="ce261" table:formula="of:=COUNTIF([.C9:.U9];&quot;51¶&quot;)" office:value-type="float" office:value="0" calcext:value-type="float">
            <text:p>0</text:p>
          </table:table-cell>
          <table:table-cell table:style-name="ce261" table:formula="of:=COUNTIF([.C9:.U9];&quot;52¶&quot;)" office:value-type="float" office:value="0" calcext:value-type="float">
            <text:p>0</text:p>
          </table:table-cell>
          <table:table-cell table:style-name="ce261" table:formula="of:=COUNTIF([.C9:.U9];&quot;U&quot;)+COUNTIF([.C9:.U9];&quot;U☻&quot;)+COUNTIF([.C9:.U9];&quot;U☺&quot;)" office:value-type="float" office:value="0" calcext:value-type="float">
            <text:p>0</text:p>
          </table:table-cell>
          <table:table-cell table:style-name="ce261" table:formula="of:=COUNTIF([.C9:.U9];&quot;KVIT&quot;)+COUNTIF([.C9:.U9];&quot;KVIT☻&quot;)+COUNTIF([.C9:.U9];&quot;kvit$&quot;)" office:value-type="float" office:value="0" calcext:value-type="float">
            <text:p>0</text:p>
          </table:table-cell>
          <table:table-cell table:style-name="ce262" table:formula="of:=COUNTBLANK([.C9:.T9])-3" office:value-type="float" office:value="15" calcext:value-type="float">
            <text:p>15</text:p>
          </table:table-cell>
          <table:table-cell table:style-name="ce263" table:formula="of:=COUNTIF([.C9:.U9];&quot;x&quot;)" office:value-type="float" office:value="0" calcext:value-type="float">
            <text:p>0</text:p>
          </table:table-cell>
          <table:table-cell table:style-name="ce264" table:formula="of:=COUNTIF([.C9:.U9];&quot;51&quot;)+COUNTIF([.C9:.U9];&quot;51☻&quot;)+COUNTIF([.C9:.U9];&quot;2&quot;)+COUNTIF([.C9:.U9];&quot;52&quot;)+COUNTIF([.C9:.U9];&quot;52☻&quot;)+COUNTIF([.C9:.U9];&quot;51$&quot;)+COUNTIF([.C9:.U9];&quot;52$&quot;)" office:value-type="float" office:value="0" calcext:value-type="float">
            <text:p>0</text:p>
          </table:table-cell>
          <table:table-cell table:style-name="ce3" table:formula="of:=[$Predloge.$B$9]" office:value-type="string" office:string-value="U☻" calcext:value-type="string">
            <text:p>U☻</text:p>
          </table:table-cell>
          <table:table-cell table:style-name="ce142" table:formula="of:=RIGHT([.C9];1)">
            <text:p/>
          </table:table-cell>
          <table:table-cell table:style-name="ce142" table:formula="of:=RIGHT([.D9];1)">
            <text:p/>
          </table:table-cell>
          <table:table-cell table:style-name="ce142" table:formula="of:=RIGHT([.E9];1)">
            <text:p/>
          </table:table-cell>
          <table:table-cell table:style-name="ce142" table:formula="of:=RIGHT([.F9];1)">
            <text:p/>
          </table:table-cell>
          <table:table-cell table:style-name="ce142" table:formula="of:=RIGHT([.G9];1)">
            <text:p/>
          </table:table-cell>
          <table:table-cell table:style-name="ce142" table:formula="of:=RIGHT([.H9];1)">
            <text:p/>
          </table:table-cell>
          <table:table-cell table:style-name="ce142" table:formula="of:=RIGHT([.I9];1)">
            <text:p/>
          </table:table-cell>
          <table:table-cell table:style-name="ce142" table:formula="of:=RIGHT([.J9];1)">
            <text:p/>
          </table:table-cell>
          <table:table-cell table:style-name="ce142" table:formula="of:=RIGHT([.K9];1)">
            <text:p/>
          </table:table-cell>
          <table:table-cell table:style-name="ce142" table:formula="of:=RIGHT([.L9];1)">
            <text:p/>
          </table:table-cell>
          <table:table-cell table:style-name="ce142" table:formula="of:=RIGHT([.M9];1)">
            <text:p/>
          </table:table-cell>
          <table:table-cell table:style-name="ce142" table:formula="of:=RIGHT([.N9];1)">
            <text:p/>
          </table:table-cell>
          <table:table-cell table:style-name="ce142" table:formula="of:=RIGHT([.O9];1)">
            <text:p/>
          </table:table-cell>
          <table:table-cell table:style-name="ce142" table:formula="of:=RIGHT([.P9];1)">
            <text:p/>
          </table:table-cell>
          <table:table-cell table:style-name="ce142" table:formula="of:=RIGHT([.Q9];1)">
            <text:p/>
          </table:table-cell>
          <table:table-cell table:style-name="ce142" table:formula="of:=RIGHT([.R9];1)">
            <text:p/>
          </table:table-cell>
          <table:table-cell table:style-name="ce142" table:formula="of:=RIGHT([.U9];1)">
            <text:p/>
          </table:table-cell>
          <table:table-cell table:style-name="ce142" table:formula="of:=RIGHT([.V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09" calcext:value-type="date">
            <text:p>09/ dec</text:p>
          </table:table-cell>
          <table:table-cell table:style-name="ce252" table:formula="of:=TEXT([.A10];&quot;Ddd&quot;)" office:value-type="string" office:string-value="čet" calcext:value-type="string">
            <text:p>čet</text:p>
          </table:table-cell>
          <table:table-cell table:style-name="ce254" table:number-columns-repeated="8"/>
          <table:table-cell table:style-name="ce257"/>
          <table:table-cell table:style-name="ce254" table:number-columns-repeated="10"/>
          <table:table-cell table:style-name="ce259"/>
          <table:table-cell table:style-name="ce261" table:formula="of:=COUNTIF([.AI10:.AZ10];&quot;☻&quot;)" office:value-type="float" office:value="0" calcext:value-type="float">
            <text:p>0</text:p>
          </table:table-cell>
          <table:table-cell table:style-name="ce261" table:formula="of:=COUNTIF([.AI10:.AZ10];&quot;☺&quot;)" office:value-type="float" office:value="0" calcext:value-type="float">
            <text:p>0</text:p>
          </table:table-cell>
          <table:table-cell table:style-name="ce261" table:formula="of:=COUNTIF([.C10:.U10];&quot;51&quot;)+COUNTIF([.C10:.U10];&quot;51$&quot;)+COUNTIF([.C10:.U10];&quot;51☻&quot;)" office:value-type="float" office:value="0" calcext:value-type="float">
            <text:p>0</text:p>
          </table:table-cell>
          <table:table-cell table:style-name="ce261" table:formula="of:=COUNTIF([.C10:.U10];&quot;52&quot;)+COUNTIF([.C10:.U10];&quot;52$&quot;)+COUNTIF([.C10:.U10];&quot;52☻&quot;)" office:value-type="float" office:value="0" calcext:value-type="float">
            <text:p>0</text:p>
          </table:table-cell>
          <table:table-cell table:style-name="ce261" table:formula="of:=COUNTIF([.C10:.U10];&quot;51¶&quot;)" office:value-type="float" office:value="0" calcext:value-type="float">
            <text:p>0</text:p>
          </table:table-cell>
          <table:table-cell table:style-name="ce261" table:formula="of:=COUNTIF([.C10:.U10];&quot;52¶&quot;)" office:value-type="float" office:value="0" calcext:value-type="float">
            <text:p>0</text:p>
          </table:table-cell>
          <table:table-cell table:style-name="ce261" table:formula="of:=COUNTIF([.C10:.U10];&quot;U&quot;)+COUNTIF([.C10:.U10];&quot;U☻&quot;)+COUNTIF([.C10:.U10];&quot;U☺&quot;)" office:value-type="float" office:value="0" calcext:value-type="float">
            <text:p>0</text:p>
          </table:table-cell>
          <table:table-cell table:style-name="ce261" table:formula="of:=COUNTIF([.C10:.U10];&quot;KVIT&quot;)+COUNTIF([.C10:.U10];&quot;KVIT☻&quot;)+COUNTIF([.C10:.U10];&quot;kvit$&quot;)" office:value-type="float" office:value="0" calcext:value-type="float">
            <text:p>0</text:p>
          </table:table-cell>
          <table:table-cell table:style-name="ce262" table:formula="of:=COUNTBLANK([.C10:.T10])-3" office:value-type="float" office:value="15" calcext:value-type="float">
            <text:p>15</text:p>
          </table:table-cell>
          <table:table-cell table:style-name="ce263" table:formula="of:=COUNTIF([.C10:.U10];&quot;x&quot;)" office:value-type="float" office:value="0" calcext:value-type="float">
            <text:p>0</text:p>
          </table:table-cell>
          <table:table-cell table:style-name="ce264" table:formula="of:=COUNTIF([.C10:.U10];&quot;51&quot;)+COUNTIF([.C10:.U10];&quot;51☻&quot;)+COUNTIF([.C10:.U10];&quot;2&quot;)+COUNTIF([.C10:.U10];&quot;52&quot;)+COUNTIF([.C10:.U10];&quot;52☻&quot;)+COUNTIF([.C10:.U10];&quot;51$&quot;)+COUNTIF([.C10:.U10];&quot;52$&quot;)" office:value-type="float" office:value="0" calcext:value-type="float">
            <text:p>0</text:p>
          </table:table-cell>
          <table:table-cell table:style-name="ce3" table:formula="of:=[$Predloge.$B$10]" office:value-type="string" office:string-value="12-20" calcext:value-type="string">
            <text:p>12-20</text:p>
          </table:table-cell>
          <table:table-cell table:style-name="ce142" table:formula="of:=RIGHT([.C10];1)">
            <text:p/>
          </table:table-cell>
          <table:table-cell table:style-name="ce142" table:formula="of:=RIGHT([.D10];1)">
            <text:p/>
          </table:table-cell>
          <table:table-cell table:style-name="ce142" table:formula="of:=RIGHT([.E10];1)">
            <text:p/>
          </table:table-cell>
          <table:table-cell table:style-name="ce142" table:formula="of:=RIGHT([.F10];1)">
            <text:p/>
          </table:table-cell>
          <table:table-cell table:style-name="ce142" table:formula="of:=RIGHT([.G10];1)">
            <text:p/>
          </table:table-cell>
          <table:table-cell table:style-name="ce142" table:formula="of:=RIGHT([.H10];1)">
            <text:p/>
          </table:table-cell>
          <table:table-cell table:style-name="ce142" table:formula="of:=RIGHT([.I10];1)">
            <text:p/>
          </table:table-cell>
          <table:table-cell table:style-name="ce142" table:formula="of:=RIGHT([.J10];1)">
            <text:p/>
          </table:table-cell>
          <table:table-cell table:style-name="ce142" table:formula="of:=RIGHT([.K10];1)">
            <text:p/>
          </table:table-cell>
          <table:table-cell table:style-name="ce142" table:formula="of:=RIGHT([.L10];1)">
            <text:p/>
          </table:table-cell>
          <table:table-cell table:style-name="ce142" table:formula="of:=RIGHT([.M10];1)">
            <text:p/>
          </table:table-cell>
          <table:table-cell table:style-name="ce142" table:formula="of:=RIGHT([.N10];1)">
            <text:p/>
          </table:table-cell>
          <table:table-cell table:style-name="ce142" table:formula="of:=RIGHT([.O10];1)">
            <text:p/>
          </table:table-cell>
          <table:table-cell table:style-name="ce142" table:formula="of:=RIGHT([.P10];1)">
            <text:p/>
          </table:table-cell>
          <table:table-cell table:style-name="ce142" table:formula="of:=RIGHT([.Q10];1)">
            <text:p/>
          </table:table-cell>
          <table:table-cell table:style-name="ce142" table:formula="of:=RIGHT([.R10];1)">
            <text:p/>
          </table:table-cell>
          <table:table-cell table:style-name="ce142" table:formula="of:=RIGHT([.U10];1)">
            <text:p/>
          </table:table-cell>
          <table:table-cell table:style-name="ce142" table:formula="of:=RIGHT([.V1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0" calcext:value-type="date">
            <text:p>10/ dec</text:p>
          </table:table-cell>
          <table:table-cell table:style-name="ce252" table:formula="of:=TEXT([.A11];&quot;Ddd&quot;)" office:value-type="string" office:string-value="pet" calcext:value-type="string">
            <text:p>pet</text:p>
          </table:table-cell>
          <table:table-cell table:style-name="ce254" table:number-columns-repeated="19"/>
          <table:table-cell table:style-name="ce259"/>
          <table:table-cell table:style-name="ce261" table:formula="of:=COUNTIF([.AI11:.AZ11];&quot;☻&quot;)" office:value-type="float" office:value="0" calcext:value-type="float">
            <text:p>0</text:p>
          </table:table-cell>
          <table:table-cell table:style-name="ce261" table:formula="of:=COUNTIF([.AI11:.AZ11];&quot;☺&quot;)" office:value-type="float" office:value="0" calcext:value-type="float">
            <text:p>0</text:p>
          </table:table-cell>
          <table:table-cell table:style-name="ce261" table:formula="of:=COUNTIF([.C11:.U11];&quot;51&quot;)+COUNTIF([.C11:.U11];&quot;51$&quot;)+COUNTIF([.C11:.U11];&quot;51☻&quot;)" office:value-type="float" office:value="0" calcext:value-type="float">
            <text:p>0</text:p>
          </table:table-cell>
          <table:table-cell table:style-name="ce261" table:formula="of:=COUNTIF([.C11:.U11];&quot;52&quot;)+COUNTIF([.C11:.U11];&quot;52$&quot;)+COUNTIF([.C11:.U11];&quot;52☻&quot;)" office:value-type="float" office:value="0" calcext:value-type="float">
            <text:p>0</text:p>
          </table:table-cell>
          <table:table-cell table:style-name="ce261" table:formula="of:=COUNTIF([.C11:.U11];&quot;51¶&quot;)" office:value-type="float" office:value="0" calcext:value-type="float">
            <text:p>0</text:p>
          </table:table-cell>
          <table:table-cell table:style-name="ce261" table:formula="of:=COUNTIF([.C11:.U11];&quot;52¶&quot;)" office:value-type="float" office:value="0" calcext:value-type="float">
            <text:p>0</text:p>
          </table:table-cell>
          <table:table-cell table:style-name="ce261" table:formula="of:=COUNTIF([.C11:.U11];&quot;U&quot;)+COUNTIF([.C11:.U11];&quot;U☻&quot;)+COUNTIF([.C11:.U11];&quot;U☺&quot;)" office:value-type="float" office:value="0" calcext:value-type="float">
            <text:p>0</text:p>
          </table:table-cell>
          <table:table-cell table:style-name="ce261" table:formula="of:=COUNTIF([.C11:.U11];&quot;KVIT&quot;)+COUNTIF([.C11:.U11];&quot;KVIT☻&quot;)+COUNTIF([.C11:.U11];&quot;kvit$&quot;)" office:value-type="float" office:value="0" calcext:value-type="float">
            <text:p>0</text:p>
          </table:table-cell>
          <table:table-cell table:style-name="ce262" table:formula="of:=COUNTBLANK([.C11:.T11])-3" office:value-type="float" office:value="15" calcext:value-type="float">
            <text:p>15</text:p>
          </table:table-cell>
          <table:table-cell table:style-name="ce263" table:formula="of:=COUNTIF([.C11:.U11];&quot;x&quot;)" office:value-type="float" office:value="0" calcext:value-type="float">
            <text:p>0</text:p>
          </table:table-cell>
          <table:table-cell table:style-name="ce264" table:formula="of:=COUNTIF([.C11:.U11];&quot;51&quot;)+COUNTIF([.C11:.U11];&quot;51☻&quot;)+COUNTIF([.C11:.U11];&quot;2&quot;)+COUNTIF([.C11:.U11];&quot;52&quot;)+COUNTIF([.C11:.U11];&quot;52☻&quot;)+COUNTIF([.C11:.U11];&quot;51$&quot;)+COUNTIF([.C11:.U11];&quot;52$&quot;)" office:value-type="float" office:value="0" calcext:value-type="float">
            <text:p>0</text:p>
          </table:table-cell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142" table:formula="of:=RIGHT([.C11];1)">
            <text:p/>
          </table:table-cell>
          <table:table-cell table:style-name="ce142" table:formula="of:=RIGHT([.D11];1)">
            <text:p/>
          </table:table-cell>
          <table:table-cell table:style-name="ce142" table:formula="of:=RIGHT([.E11];1)">
            <text:p/>
          </table:table-cell>
          <table:table-cell table:style-name="ce142" table:formula="of:=RIGHT([.F11];1)">
            <text:p/>
          </table:table-cell>
          <table:table-cell table:style-name="ce142" table:formula="of:=RIGHT([.G11];1)">
            <text:p/>
          </table:table-cell>
          <table:table-cell table:style-name="ce142" table:formula="of:=RIGHT([.H11];1)">
            <text:p/>
          </table:table-cell>
          <table:table-cell table:style-name="ce142" table:formula="of:=RIGHT([.I11];1)">
            <text:p/>
          </table:table-cell>
          <table:table-cell table:style-name="ce142" table:formula="of:=RIGHT([.J11];1)">
            <text:p/>
          </table:table-cell>
          <table:table-cell table:style-name="ce142" table:formula="of:=RIGHT([.K11];1)">
            <text:p/>
          </table:table-cell>
          <table:table-cell table:style-name="ce142" table:formula="of:=RIGHT([.L11];1)">
            <text:p/>
          </table:table-cell>
          <table:table-cell table:style-name="ce142" table:formula="of:=RIGHT([.M11];1)">
            <text:p/>
          </table:table-cell>
          <table:table-cell table:style-name="ce142" table:formula="of:=RIGHT([.N11];1)">
            <text:p/>
          </table:table-cell>
          <table:table-cell table:style-name="ce142" table:formula="of:=RIGHT([.O11];1)">
            <text:p/>
          </table:table-cell>
          <table:table-cell table:style-name="ce142" table:formula="of:=RIGHT([.P11];1)">
            <text:p/>
          </table:table-cell>
          <table:table-cell table:style-name="ce142" table:formula="of:=RIGHT([.Q11];1)">
            <text:p/>
          </table:table-cell>
          <table:table-cell table:style-name="ce142" table:formula="of:=RIGHT([.R11];1)">
            <text:p/>
          </table:table-cell>
          <table:table-cell table:style-name="ce142" table:formula="of:=RIGHT([.U11];1)">
            <text:p/>
          </table:table-cell>
          <table:table-cell table:style-name="ce142" table:formula="of:=RIGHT([.V1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1" calcext:value-type="date">
            <text:p>11/ dec</text:p>
          </table:table-cell>
          <table:table-cell table:style-name="ce252" table:formula="of:=TEXT([.A12];&quot;Ddd&quot;)" office:value-type="string" office:string-value="sob" calcext:value-type="string">
            <text:p>sob</text:p>
          </table:table-cell>
          <table:table-cell table:style-name="ce257"/>
          <table:table-cell table:style-name="ce254" table:number-columns-repeated="18"/>
          <table:table-cell table:style-name="ce259"/>
          <table:table-cell table:style-name="ce261" table:formula="of:=COUNTIF([.AI12:.AZ12];&quot;☻&quot;)" office:value-type="float" office:value="0" calcext:value-type="float">
            <text:p>0</text:p>
          </table:table-cell>
          <table:table-cell table:style-name="ce261" table:formula="of:=COUNTIF([.AI12:.AZ12];&quot;☺&quot;)" office:value-type="float" office:value="0" calcext:value-type="float">
            <text:p>0</text:p>
          </table:table-cell>
          <table:table-cell table:style-name="ce261" table:formula="of:=COUNTIF([.C12:.U12];&quot;51&quot;)+COUNTIF([.C12:.U12];&quot;51$&quot;)+COUNTIF([.C12:.U12];&quot;51☻&quot;)" office:value-type="float" office:value="0" calcext:value-type="float">
            <text:p>0</text:p>
          </table:table-cell>
          <table:table-cell table:style-name="ce261" table:formula="of:=COUNTIF([.C12:.U12];&quot;52&quot;)+COUNTIF([.C12:.U12];&quot;52$&quot;)+COUNTIF([.C12:.U12];&quot;52☻&quot;)" office:value-type="float" office:value="0" calcext:value-type="float">
            <text:p>0</text:p>
          </table:table-cell>
          <table:table-cell table:style-name="ce261" table:formula="of:=COUNTIF([.C12:.U12];&quot;51¶&quot;)" office:value-type="float" office:value="0" calcext:value-type="float">
            <text:p>0</text:p>
          </table:table-cell>
          <table:table-cell table:style-name="ce261" table:formula="of:=COUNTIF([.C12:.U12];&quot;52¶&quot;)" office:value-type="float" office:value="0" calcext:value-type="float">
            <text:p>0</text:p>
          </table:table-cell>
          <table:table-cell table:style-name="ce261" table:formula="of:=COUNTIF([.C12:.U12];&quot;U&quot;)+COUNTIF([.C12:.U12];&quot;U☻&quot;)+COUNTIF([.C12:.U12];&quot;U☺&quot;)" office:value-type="float" office:value="0" calcext:value-type="float">
            <text:p>0</text:p>
          </table:table-cell>
          <table:table-cell table:style-name="ce261" table:formula="of:=COUNTIF([.C12:.U12];&quot;KVIT&quot;)+COUNTIF([.C12:.U12];&quot;KVIT☻&quot;)+COUNTIF([.C12:.U12];&quot;kvit$&quot;)" office:value-type="float" office:value="0" calcext:value-type="float">
            <text:p>0</text:p>
          </table:table-cell>
          <table:table-cell table:style-name="ce262" table:formula="of:=COUNTBLANK([.C12:.T12])-3" office:value-type="float" office:value="15" calcext:value-type="float">
            <text:p>15</text:p>
          </table:table-cell>
          <table:table-cell table:style-name="ce263" table:formula="of:=COUNTIF([.C12:.U12];&quot;x&quot;)" office:value-type="float" office:value="0" calcext:value-type="float">
            <text:p>0</text:p>
          </table:table-cell>
          <table:table-cell table:style-name="ce264" table:formula="of:=COUNTIF([.C12:.U12];&quot;51&quot;)+COUNTIF([.C12:.U12];&quot;51☻&quot;)+COUNTIF([.C12:.U12];&quot;2&quot;)+COUNTIF([.C12:.U12];&quot;52&quot;)+COUNTIF([.C12:.U12];&quot;52☻&quot;)+COUNTIF([.C12:.U12];&quot;51$&quot;)+COUNTIF([.C12:.U12];&quot;52$&quot;)" office:value-type="float" office:value="0" calcext:value-type="float">
            <text:p>0</text:p>
          </table:table-cell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142" table:formula="of:=RIGHT([.C12];1)">
            <text:p/>
          </table:table-cell>
          <table:table-cell table:style-name="ce142" table:formula="of:=RIGHT([.D12];1)">
            <text:p/>
          </table:table-cell>
          <table:table-cell table:style-name="ce142" table:formula="of:=RIGHT([.E12];1)">
            <text:p/>
          </table:table-cell>
          <table:table-cell table:style-name="ce142" table:formula="of:=RIGHT([.F12];1)">
            <text:p/>
          </table:table-cell>
          <table:table-cell table:style-name="ce142" table:formula="of:=RIGHT([.G12];1)">
            <text:p/>
          </table:table-cell>
          <table:table-cell table:style-name="ce142" table:formula="of:=RIGHT([.H12];1)">
            <text:p/>
          </table:table-cell>
          <table:table-cell table:style-name="ce142" table:formula="of:=RIGHT([.I12];1)">
            <text:p/>
          </table:table-cell>
          <table:table-cell table:style-name="ce142" table:formula="of:=RIGHT([.J12];1)">
            <text:p/>
          </table:table-cell>
          <table:table-cell table:style-name="ce142" table:formula="of:=RIGHT([.K12];1)">
            <text:p/>
          </table:table-cell>
          <table:table-cell table:style-name="ce142" table:formula="of:=RIGHT([.L12];1)">
            <text:p/>
          </table:table-cell>
          <table:table-cell table:style-name="ce142" table:formula="of:=RIGHT([.M12];1)">
            <text:p/>
          </table:table-cell>
          <table:table-cell table:style-name="ce142" table:formula="of:=RIGHT([.N12];1)">
            <text:p/>
          </table:table-cell>
          <table:table-cell table:style-name="ce142" table:formula="of:=RIGHT([.O12];1)">
            <text:p/>
          </table:table-cell>
          <table:table-cell table:style-name="ce142" table:formula="of:=RIGHT([.P12];1)">
            <text:p/>
          </table:table-cell>
          <table:table-cell table:style-name="ce142" table:formula="of:=RIGHT([.Q12];1)">
            <text:p/>
          </table:table-cell>
          <table:table-cell table:style-name="ce142" table:formula="of:=RIGHT([.R12];1)">
            <text:p/>
          </table:table-cell>
          <table:table-cell table:style-name="ce142" table:formula="of:=RIGHT([.U12];1)">
            <text:p/>
          </table:table-cell>
          <table:table-cell table:style-name="ce142" table:formula="of:=RIGHT([.V1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2" calcext:value-type="date">
            <text:p>12/ dec</text:p>
          </table:table-cell>
          <table:table-cell table:style-name="ce252" table:formula="of:=TEXT([.A13];&quot;Ddd&quot;)" office:value-type="string" office:string-value="ned" calcext:value-type="string">
            <text:p>ned</text:p>
          </table:table-cell>
          <table:table-cell table:style-name="ce254" table:number-columns-repeated="19"/>
          <table:table-cell table:style-name="ce259"/>
          <table:table-cell table:style-name="ce261" table:formula="of:=COUNTIF([.AI13:.AZ13];&quot;☻&quot;)" office:value-type="float" office:value="0" calcext:value-type="float">
            <text:p>0</text:p>
          </table:table-cell>
          <table:table-cell table:style-name="ce261" table:formula="of:=COUNTIF([.AI13:.AZ13];&quot;☺&quot;)" office:value-type="float" office:value="0" calcext:value-type="float">
            <text:p>0</text:p>
          </table:table-cell>
          <table:table-cell table:style-name="ce261" table:formula="of:=COUNTIF([.C13:.U13];&quot;51&quot;)+COUNTIF([.C13:.U13];&quot;51$&quot;)+COUNTIF([.C13:.U13];&quot;51☻&quot;)" office:value-type="float" office:value="0" calcext:value-type="float">
            <text:p>0</text:p>
          </table:table-cell>
          <table:table-cell table:style-name="ce261" table:formula="of:=COUNTIF([.C13:.U13];&quot;52&quot;)+COUNTIF([.C13:.U13];&quot;52$&quot;)+COUNTIF([.C13:.U13];&quot;52☻&quot;)" office:value-type="float" office:value="0" calcext:value-type="float">
            <text:p>0</text:p>
          </table:table-cell>
          <table:table-cell table:style-name="ce261" table:formula="of:=COUNTIF([.C13:.U13];&quot;51¶&quot;)" office:value-type="float" office:value="0" calcext:value-type="float">
            <text:p>0</text:p>
          </table:table-cell>
          <table:table-cell table:style-name="ce261" table:formula="of:=COUNTIF([.C13:.U13];&quot;52¶&quot;)" office:value-type="float" office:value="0" calcext:value-type="float">
            <text:p>0</text:p>
          </table:table-cell>
          <table:table-cell table:style-name="ce261" table:formula="of:=COUNTIF([.C13:.U13];&quot;U&quot;)+COUNTIF([.C13:.U13];&quot;U☻&quot;)+COUNTIF([.C13:.U13];&quot;U☺&quot;)" office:value-type="float" office:value="0" calcext:value-type="float">
            <text:p>0</text:p>
          </table:table-cell>
          <table:table-cell table:style-name="ce261" table:formula="of:=COUNTIF([.C13:.U13];&quot;KVIT&quot;)+COUNTIF([.C13:.U13];&quot;KVIT☻&quot;)+COUNTIF([.C13:.U13];&quot;kvit$&quot;)" office:value-type="float" office:value="0" calcext:value-type="float">
            <text:p>0</text:p>
          </table:table-cell>
          <table:table-cell table:style-name="ce262" table:formula="of:=COUNTBLANK([.C13:.T13])-3" office:value-type="float" office:value="15" calcext:value-type="float">
            <text:p>15</text:p>
          </table:table-cell>
          <table:table-cell table:style-name="ce263" table:formula="of:=COUNTIF([.C13:.U13];&quot;x&quot;)" office:value-type="float" office:value="0" calcext:value-type="float">
            <text:p>0</text:p>
          </table:table-cell>
          <table:table-cell table:style-name="ce264" table:formula="of:=COUNTIF([.C13:.U13];&quot;51&quot;)+COUNTIF([.C13:.U13];&quot;51☻&quot;)+COUNTIF([.C13:.U13];&quot;2&quot;)+COUNTIF([.C13:.U13];&quot;52&quot;)+COUNTIF([.C13:.U13];&quot;52☻&quot;)+COUNTIF([.C13:.U13];&quot;51$&quot;)+COUNTIF([.C13:.U13];&quot;52$&quot;)" office:value-type="float" office:value="0" calcext:value-type="float">
            <text:p>0</text:p>
          </table:table-cell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142" table:formula="of:=RIGHT([.C13];1)">
            <text:p/>
          </table:table-cell>
          <table:table-cell table:style-name="ce142" table:formula="of:=RIGHT([.D13];1)">
            <text:p/>
          </table:table-cell>
          <table:table-cell table:style-name="ce142" table:formula="of:=RIGHT([.E13];1)">
            <text:p/>
          </table:table-cell>
          <table:table-cell table:style-name="ce142" table:formula="of:=RIGHT([.F13];1)">
            <text:p/>
          </table:table-cell>
          <table:table-cell table:style-name="ce142" table:formula="of:=RIGHT([.G13];1)">
            <text:p/>
          </table:table-cell>
          <table:table-cell table:style-name="ce142" table:formula="of:=RIGHT([.H13];1)">
            <text:p/>
          </table:table-cell>
          <table:table-cell table:style-name="ce142" table:formula="of:=RIGHT([.I13];1)">
            <text:p/>
          </table:table-cell>
          <table:table-cell table:style-name="ce142" table:formula="of:=RIGHT([.J13];1)">
            <text:p/>
          </table:table-cell>
          <table:table-cell table:style-name="ce142" table:formula="of:=RIGHT([.K13];1)">
            <text:p/>
          </table:table-cell>
          <table:table-cell table:style-name="ce142" table:formula="of:=RIGHT([.L13];1)">
            <text:p/>
          </table:table-cell>
          <table:table-cell table:style-name="ce142" table:formula="of:=RIGHT([.M13];1)">
            <text:p/>
          </table:table-cell>
          <table:table-cell table:style-name="ce142" table:formula="of:=RIGHT([.N13];1)">
            <text:p/>
          </table:table-cell>
          <table:table-cell table:style-name="ce142" table:formula="of:=RIGHT([.O13];1)">
            <text:p/>
          </table:table-cell>
          <table:table-cell table:style-name="ce142" table:formula="of:=RIGHT([.P13];1)">
            <text:p/>
          </table:table-cell>
          <table:table-cell table:style-name="ce142" table:formula="of:=RIGHT([.Q13];1)">
            <text:p/>
          </table:table-cell>
          <table:table-cell table:style-name="ce142" table:formula="of:=RIGHT([.R13];1)">
            <text:p/>
          </table:table-cell>
          <table:table-cell table:style-name="ce142" table:formula="of:=RIGHT([.U13];1)">
            <text:p/>
          </table:table-cell>
          <table:table-cell table:style-name="ce142" table:formula="of:=RIGHT([.V1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3" calcext:value-type="date">
            <text:p>13/ dec</text:p>
          </table:table-cell>
          <table:table-cell table:style-name="ce252" table:formula="of:=TEXT([.A14];&quot;Ddd&quot;)" office:value-type="string" office:string-value="pon" calcext:value-type="string">
            <text:p>pon</text:p>
          </table:table-cell>
          <table:table-cell table:style-name="ce254" table:number-columns-repeated="19"/>
          <table:table-cell table:style-name="ce259"/>
          <table:table-cell table:style-name="ce261" table:formula="of:=COUNTIF([.AI14:.AZ14];&quot;☻&quot;)" office:value-type="float" office:value="0" calcext:value-type="float">
            <text:p>0</text:p>
          </table:table-cell>
          <table:table-cell table:style-name="ce261" table:formula="of:=COUNTIF([.AI14:.AZ14];&quot;☺&quot;)" office:value-type="float" office:value="0" calcext:value-type="float">
            <text:p>0</text:p>
          </table:table-cell>
          <table:table-cell table:style-name="ce261" table:formula="of:=COUNTIF([.C14:.U14];&quot;51&quot;)+COUNTIF([.C14:.U14];&quot;51$&quot;)+COUNTIF([.C14:.U14];&quot;51☻&quot;)" office:value-type="float" office:value="0" calcext:value-type="float">
            <text:p>0</text:p>
          </table:table-cell>
          <table:table-cell table:style-name="ce261" table:formula="of:=COUNTIF([.C14:.U14];&quot;52&quot;)+COUNTIF([.C14:.U14];&quot;52$&quot;)+COUNTIF([.C14:.U14];&quot;52☻&quot;)" office:value-type="float" office:value="0" calcext:value-type="float">
            <text:p>0</text:p>
          </table:table-cell>
          <table:table-cell table:style-name="ce261" table:formula="of:=COUNTIF([.C14:.U14];&quot;51¶&quot;)" office:value-type="float" office:value="0" calcext:value-type="float">
            <text:p>0</text:p>
          </table:table-cell>
          <table:table-cell table:style-name="ce261" table:formula="of:=COUNTIF([.C14:.U14];&quot;52¶&quot;)" office:value-type="float" office:value="0" calcext:value-type="float">
            <text:p>0</text:p>
          </table:table-cell>
          <table:table-cell table:style-name="ce261" table:formula="of:=COUNTIF([.C14:.U14];&quot;U&quot;)+COUNTIF([.C14:.U14];&quot;U☻&quot;)+COUNTIF([.C14:.U14];&quot;U☺&quot;)" office:value-type="float" office:value="0" calcext:value-type="float">
            <text:p>0</text:p>
          </table:table-cell>
          <table:table-cell table:style-name="ce261" table:formula="of:=COUNTIF([.C14:.U14];&quot;KVIT&quot;)+COUNTIF([.C14:.U14];&quot;KVIT☻&quot;)+COUNTIF([.C14:.U14];&quot;kvit$&quot;)" office:value-type="float" office:value="0" calcext:value-type="float">
            <text:p>0</text:p>
          </table:table-cell>
          <table:table-cell table:style-name="ce262" table:formula="of:=COUNTBLANK([.C14:.T14])-3" office:value-type="float" office:value="15" calcext:value-type="float">
            <text:p>15</text:p>
          </table:table-cell>
          <table:table-cell table:style-name="ce263" table:formula="of:=COUNTIF([.C14:.U14];&quot;x&quot;)" office:value-type="float" office:value="0" calcext:value-type="float">
            <text:p>0</text:p>
          </table:table-cell>
          <table:table-cell table:style-name="ce264" table:formula="of:=COUNTIF([.C14:.U14];&quot;51&quot;)+COUNTIF([.C14:.U14];&quot;51☻&quot;)+COUNTIF([.C14:.U14];&quot;2&quot;)+COUNTIF([.C14:.U14];&quot;52&quot;)+COUNTIF([.C14:.U14];&quot;52☻&quot;)+COUNTIF([.C14:.U14];&quot;51$&quot;)+COUNTIF([.C14:.U14];&quot;52$&quot;)" office:value-type="float" office:value="0" calcext:value-type="float">
            <text:p>0</text:p>
          </table:table-cell>
          <table:table-cell table:style-name="ce6" table:formula="of:=[$Predloge.$B$14]" office:value-type="string" office:string-value="☻" calcext:value-type="string">
            <text:p>☻</text:p>
          </table:table-cell>
          <table:table-cell table:style-name="ce142" table:formula="of:=RIGHT([.C14];1)">
            <text:p/>
          </table:table-cell>
          <table:table-cell table:style-name="ce142" table:formula="of:=RIGHT([.D14];1)">
            <text:p/>
          </table:table-cell>
          <table:table-cell table:style-name="ce142" table:formula="of:=RIGHT([.E14];1)">
            <text:p/>
          </table:table-cell>
          <table:table-cell table:style-name="ce142" table:formula="of:=RIGHT([.F14];1)">
            <text:p/>
          </table:table-cell>
          <table:table-cell table:style-name="ce142" table:formula="of:=RIGHT([.G14];1)">
            <text:p/>
          </table:table-cell>
          <table:table-cell table:style-name="ce142" table:formula="of:=RIGHT([.H14];1)">
            <text:p/>
          </table:table-cell>
          <table:table-cell table:style-name="ce142" table:formula="of:=RIGHT([.I14];1)">
            <text:p/>
          </table:table-cell>
          <table:table-cell table:style-name="ce142" table:formula="of:=RIGHT([.J14];1)">
            <text:p/>
          </table:table-cell>
          <table:table-cell table:style-name="ce142" table:formula="of:=RIGHT([.K14];1)">
            <text:p/>
          </table:table-cell>
          <table:table-cell table:style-name="ce142" table:formula="of:=RIGHT([.L14];1)">
            <text:p/>
          </table:table-cell>
          <table:table-cell table:style-name="ce142" table:formula="of:=RIGHT([.M14];1)">
            <text:p/>
          </table:table-cell>
          <table:table-cell table:style-name="ce142" table:formula="of:=RIGHT([.N14];1)">
            <text:p/>
          </table:table-cell>
          <table:table-cell table:style-name="ce142" table:formula="of:=RIGHT([.O14];1)">
            <text:p/>
          </table:table-cell>
          <table:table-cell table:style-name="ce142" table:formula="of:=RIGHT([.P14];1)">
            <text:p/>
          </table:table-cell>
          <table:table-cell table:style-name="ce142" table:formula="of:=RIGHT([.Q14];1)">
            <text:p/>
          </table:table-cell>
          <table:table-cell table:style-name="ce142" table:formula="of:=RIGHT([.R14];1)">
            <text:p/>
          </table:table-cell>
          <table:table-cell table:style-name="ce142" table:formula="of:=RIGHT([.U14];1)">
            <text:p/>
          </table:table-cell>
          <table:table-cell table:style-name="ce142" table:formula="of:=RIGHT([.V14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4" calcext:value-type="date">
            <text:p>14/ dec</text:p>
          </table:table-cell>
          <table:table-cell table:style-name="ce252" table:formula="of:=TEXT([.A15];&quot;Ddd&quot;)" office:value-type="string" office:string-value="tor" calcext:value-type="string">
            <text:p>tor</text:p>
          </table:table-cell>
          <table:table-cell table:style-name="ce254" table:number-columns-repeated="19"/>
          <table:table-cell table:style-name="ce259"/>
          <table:table-cell table:style-name="ce261" table:formula="of:=COUNTIF([.AI15:.AZ15];&quot;☻&quot;)" office:value-type="float" office:value="0" calcext:value-type="float">
            <text:p>0</text:p>
          </table:table-cell>
          <table:table-cell table:style-name="ce261" table:formula="of:=COUNTIF([.AI15:.AZ15];&quot;☺&quot;)" office:value-type="float" office:value="0" calcext:value-type="float">
            <text:p>0</text:p>
          </table:table-cell>
          <table:table-cell table:style-name="ce261" table:formula="of:=COUNTIF([.C15:.U15];&quot;51&quot;)+COUNTIF([.C15:.U15];&quot;51$&quot;)+COUNTIF([.C15:.U15];&quot;51☻&quot;)" office:value-type="float" office:value="0" calcext:value-type="float">
            <text:p>0</text:p>
          </table:table-cell>
          <table:table-cell table:style-name="ce261" table:formula="of:=COUNTIF([.C15:.U15];&quot;52&quot;)+COUNTIF([.C15:.U15];&quot;52$&quot;)+COUNTIF([.C15:.U15];&quot;52☻&quot;)" office:value-type="float" office:value="0" calcext:value-type="float">
            <text:p>0</text:p>
          </table:table-cell>
          <table:table-cell table:style-name="ce261" table:formula="of:=COUNTIF([.C15:.U15];&quot;51¶&quot;)" office:value-type="float" office:value="0" calcext:value-type="float">
            <text:p>0</text:p>
          </table:table-cell>
          <table:table-cell table:style-name="ce261" table:formula="of:=COUNTIF([.C15:.U15];&quot;52¶&quot;)" office:value-type="float" office:value="0" calcext:value-type="float">
            <text:p>0</text:p>
          </table:table-cell>
          <table:table-cell table:style-name="ce261" table:formula="of:=COUNTIF([.C15:.U15];&quot;U&quot;)+COUNTIF([.C15:.U15];&quot;U☻&quot;)+COUNTIF([.C15:.U15];&quot;U☺&quot;)" office:value-type="float" office:value="0" calcext:value-type="float">
            <text:p>0</text:p>
          </table:table-cell>
          <table:table-cell table:style-name="ce261" table:formula="of:=COUNTIF([.C15:.U15];&quot;KVIT&quot;)+COUNTIF([.C15:.U15];&quot;KVIT☻&quot;)+COUNTIF([.C15:.U15];&quot;kvit$&quot;)" office:value-type="float" office:value="0" calcext:value-type="float">
            <text:p>0</text:p>
          </table:table-cell>
          <table:table-cell table:style-name="ce262" table:formula="of:=COUNTBLANK([.C15:.T15])-3" office:value-type="float" office:value="15" calcext:value-type="float">
            <text:p>15</text:p>
          </table:table-cell>
          <table:table-cell table:style-name="ce263" table:formula="of:=COUNTIF([.C15:.U15];&quot;x&quot;)" office:value-type="float" office:value="0" calcext:value-type="float">
            <text:p>0</text:p>
          </table:table-cell>
          <table:table-cell table:style-name="ce264" table:formula="of:=COUNTIF([.C15:.U15];&quot;51&quot;)+COUNTIF([.C15:.U15];&quot;51☻&quot;)+COUNTIF([.C15:.U15];&quot;2&quot;)+COUNTIF([.C15:.U15];&quot;52&quot;)+COUNTIF([.C15:.U15];&quot;52☻&quot;)+COUNTIF([.C15:.U15];&quot;51$&quot;)+COUNTIF([.C15:.U15];&quot;52$&quot;)" office:value-type="float" office:value="0" calcext:value-type="float">
            <text:p>0</text:p>
          </table:table-cell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142" table:formula="of:=RIGHT([.C15];1)">
            <text:p/>
          </table:table-cell>
          <table:table-cell table:style-name="ce142" table:formula="of:=RIGHT([.D15];1)">
            <text:p/>
          </table:table-cell>
          <table:table-cell table:style-name="ce142" table:formula="of:=RIGHT([.E15];1)">
            <text:p/>
          </table:table-cell>
          <table:table-cell table:style-name="ce142" table:formula="of:=RIGHT([.F15];1)">
            <text:p/>
          </table:table-cell>
          <table:table-cell table:style-name="ce142" table:formula="of:=RIGHT([.G15];1)">
            <text:p/>
          </table:table-cell>
          <table:table-cell table:style-name="ce142" table:formula="of:=RIGHT([.H15];1)">
            <text:p/>
          </table:table-cell>
          <table:table-cell table:style-name="ce142" table:formula="of:=RIGHT([.I15];1)">
            <text:p/>
          </table:table-cell>
          <table:table-cell table:style-name="ce142" table:formula="of:=RIGHT([.J15];1)">
            <text:p/>
          </table:table-cell>
          <table:table-cell table:style-name="ce142" table:formula="of:=RIGHT([.K15];1)">
            <text:p/>
          </table:table-cell>
          <table:table-cell table:style-name="ce142" table:formula="of:=RIGHT([.L15];1)">
            <text:p/>
          </table:table-cell>
          <table:table-cell table:style-name="ce142" table:formula="of:=RIGHT([.M15];1)">
            <text:p/>
          </table:table-cell>
          <table:table-cell table:style-name="ce142" table:formula="of:=RIGHT([.N15];1)">
            <text:p/>
          </table:table-cell>
          <table:table-cell table:style-name="ce142" table:formula="of:=RIGHT([.O15];1)">
            <text:p/>
          </table:table-cell>
          <table:table-cell table:style-name="ce142" table:formula="of:=RIGHT([.P15];1)">
            <text:p/>
          </table:table-cell>
          <table:table-cell table:style-name="ce142" table:formula="of:=RIGHT([.Q15];1)">
            <text:p/>
          </table:table-cell>
          <table:table-cell table:style-name="ce142" table:formula="of:=RIGHT([.R15];1)">
            <text:p/>
          </table:table-cell>
          <table:table-cell table:style-name="ce142" table:formula="of:=RIGHT([.U15];1)">
            <text:p/>
          </table:table-cell>
          <table:table-cell table:style-name="ce142" table:formula="of:=RIGHT([.V1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5" calcext:value-type="date">
            <text:p>15/ dec</text:p>
          </table:table-cell>
          <table:table-cell table:style-name="ce252" table:formula="of:=TEXT([.A16];&quot;Ddd&quot;)" office:value-type="string" office:string-value="sre" calcext:value-type="string">
            <text:p>sre</text:p>
          </table:table-cell>
          <table:table-cell table:style-name="ce254" table:number-columns-repeated="19"/>
          <table:table-cell table:style-name="ce259"/>
          <table:table-cell table:style-name="ce261" table:formula="of:=COUNTIF([.AI16:.AZ16];&quot;☻&quot;)" office:value-type="float" office:value="0" calcext:value-type="float">
            <text:p>0</text:p>
          </table:table-cell>
          <table:table-cell table:style-name="ce261" table:formula="of:=COUNTIF([.AI16:.AZ16];&quot;☺&quot;)" office:value-type="float" office:value="0" calcext:value-type="float">
            <text:p>0</text:p>
          </table:table-cell>
          <table:table-cell table:style-name="ce261" table:formula="of:=COUNTIF([.C16:.U16];&quot;51&quot;)+COUNTIF([.C16:.U16];&quot;51$&quot;)+COUNTIF([.C16:.U16];&quot;51☻&quot;)" office:value-type="float" office:value="0" calcext:value-type="float">
            <text:p>0</text:p>
          </table:table-cell>
          <table:table-cell table:style-name="ce261" table:formula="of:=COUNTIF([.C16:.U16];&quot;52&quot;)+COUNTIF([.C16:.U16];&quot;52$&quot;)+COUNTIF([.C16:.U16];&quot;52☻&quot;)" office:value-type="float" office:value="0" calcext:value-type="float">
            <text:p>0</text:p>
          </table:table-cell>
          <table:table-cell table:style-name="ce261" table:formula="of:=COUNTIF([.C16:.U16];&quot;51¶&quot;)" office:value-type="float" office:value="0" calcext:value-type="float">
            <text:p>0</text:p>
          </table:table-cell>
          <table:table-cell table:style-name="ce261" table:formula="of:=COUNTIF([.C16:.U16];&quot;52¶&quot;)" office:value-type="float" office:value="0" calcext:value-type="float">
            <text:p>0</text:p>
          </table:table-cell>
          <table:table-cell table:style-name="ce261" table:formula="of:=COUNTIF([.C16:.U16];&quot;U&quot;)+COUNTIF([.C16:.U16];&quot;U☻&quot;)+COUNTIF([.C16:.U16];&quot;U☺&quot;)" office:value-type="float" office:value="0" calcext:value-type="float">
            <text:p>0</text:p>
          </table:table-cell>
          <table:table-cell table:style-name="ce261" table:formula="of:=COUNTIF([.C16:.U16];&quot;KVIT&quot;)+COUNTIF([.C16:.U16];&quot;KVIT☻&quot;)+COUNTIF([.C16:.U16];&quot;kvit$&quot;)" office:value-type="float" office:value="0" calcext:value-type="float">
            <text:p>0</text:p>
          </table:table-cell>
          <table:table-cell table:style-name="ce262" table:formula="of:=COUNTBLANK([.C16:.T16])-3" office:value-type="float" office:value="15" calcext:value-type="float">
            <text:p>15</text:p>
          </table:table-cell>
          <table:table-cell table:style-name="ce263" table:formula="of:=COUNTIF([.C16:.U16];&quot;x&quot;)" office:value-type="float" office:value="0" calcext:value-type="float">
            <text:p>0</text:p>
          </table:table-cell>
          <table:table-cell table:style-name="ce264" table:formula="of:=COUNTIF([.C16:.U16];&quot;51&quot;)+COUNTIF([.C16:.U16];&quot;51☻&quot;)+COUNTIF([.C16:.U16];&quot;2&quot;)+COUNTIF([.C16:.U16];&quot;52&quot;)+COUNTIF([.C16:.U16];&quot;52☻&quot;)+COUNTIF([.C16:.U16];&quot;51$&quot;)+COUNTIF([.C16:.U16];&quot;52$&quot;)" office:value-type="float" office:value="0" calcext:value-type="float">
            <text:p>0</text:p>
          </table:table-cell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142" table:formula="of:=RIGHT([.C16];1)">
            <text:p/>
          </table:table-cell>
          <table:table-cell table:style-name="ce142" table:formula="of:=RIGHT([.D16];1)">
            <text:p/>
          </table:table-cell>
          <table:table-cell table:style-name="ce142" table:formula="of:=RIGHT([.E16];1)">
            <text:p/>
          </table:table-cell>
          <table:table-cell table:style-name="ce142" table:formula="of:=RIGHT([.F16];1)">
            <text:p/>
          </table:table-cell>
          <table:table-cell table:style-name="ce142" table:formula="of:=RIGHT([.G16];1)">
            <text:p/>
          </table:table-cell>
          <table:table-cell table:style-name="ce142" table:formula="of:=RIGHT([.H16];1)">
            <text:p/>
          </table:table-cell>
          <table:table-cell table:style-name="ce142" table:formula="of:=RIGHT([.I16];1)">
            <text:p/>
          </table:table-cell>
          <table:table-cell table:style-name="ce142" table:formula="of:=RIGHT([.J16];1)">
            <text:p/>
          </table:table-cell>
          <table:table-cell table:style-name="ce142" table:formula="of:=RIGHT([.K16];1)">
            <text:p/>
          </table:table-cell>
          <table:table-cell table:style-name="ce142" table:formula="of:=RIGHT([.L16];1)">
            <text:p/>
          </table:table-cell>
          <table:table-cell table:style-name="ce142" table:formula="of:=RIGHT([.M16];1)">
            <text:p/>
          </table:table-cell>
          <table:table-cell table:style-name="ce142" table:formula="of:=RIGHT([.N16];1)">
            <text:p/>
          </table:table-cell>
          <table:table-cell table:style-name="ce142" table:formula="of:=RIGHT([.O16];1)">
            <text:p/>
          </table:table-cell>
          <table:table-cell table:style-name="ce142" table:formula="of:=RIGHT([.P16];1)">
            <text:p/>
          </table:table-cell>
          <table:table-cell table:style-name="ce142" table:formula="of:=RIGHT([.Q16];1)">
            <text:p/>
          </table:table-cell>
          <table:table-cell table:style-name="ce142" table:formula="of:=RIGHT([.R16];1)">
            <text:p/>
          </table:table-cell>
          <table:table-cell table:style-name="ce142" table:formula="of:=RIGHT([.U16];1)">
            <text:p/>
          </table:table-cell>
          <table:table-cell table:style-name="ce142" table:formula="of:=RIGHT([.V1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6" calcext:value-type="date">
            <text:p>16/ dec</text:p>
          </table:table-cell>
          <table:table-cell table:style-name="ce252" table:formula="of:=TEXT([.A17];&quot;Ddd&quot;)" office:value-type="string" office:string-value="čet" calcext:value-type="string">
            <text:p>čet</text:p>
          </table:table-cell>
          <table:table-cell table:style-name="ce254" table:number-columns-repeated="19"/>
          <table:table-cell table:style-name="ce259"/>
          <table:table-cell table:style-name="ce261" table:formula="of:=COUNTIF([.AI17:.AZ17];&quot;☻&quot;)" office:value-type="float" office:value="0" calcext:value-type="float">
            <text:p>0</text:p>
          </table:table-cell>
          <table:table-cell table:style-name="ce261" table:formula="of:=COUNTIF([.AI17:.AZ17];&quot;☺&quot;)" office:value-type="float" office:value="0" calcext:value-type="float">
            <text:p>0</text:p>
          </table:table-cell>
          <table:table-cell table:style-name="ce261" table:formula="of:=COUNTIF([.C17:.U17];&quot;51&quot;)+COUNTIF([.C17:.U17];&quot;51$&quot;)+COUNTIF([.C17:.U17];&quot;51☻&quot;)" office:value-type="float" office:value="0" calcext:value-type="float">
            <text:p>0</text:p>
          </table:table-cell>
          <table:table-cell table:style-name="ce261" table:formula="of:=COUNTIF([.C17:.U17];&quot;52&quot;)+COUNTIF([.C17:.U17];&quot;52$&quot;)+COUNTIF([.C17:.U17];&quot;52☻&quot;)" office:value-type="float" office:value="0" calcext:value-type="float">
            <text:p>0</text:p>
          </table:table-cell>
          <table:table-cell table:style-name="ce261" table:formula="of:=COUNTIF([.C17:.U17];&quot;51¶&quot;)" office:value-type="float" office:value="0" calcext:value-type="float">
            <text:p>0</text:p>
          </table:table-cell>
          <table:table-cell table:style-name="ce261" table:formula="of:=COUNTIF([.C17:.U17];&quot;52¶&quot;)" office:value-type="float" office:value="0" calcext:value-type="float">
            <text:p>0</text:p>
          </table:table-cell>
          <table:table-cell table:style-name="ce261" table:formula="of:=COUNTIF([.C17:.U17];&quot;U&quot;)+COUNTIF([.C17:.U17];&quot;U☻&quot;)+COUNTIF([.C17:.U17];&quot;U☺&quot;)" office:value-type="float" office:value="0" calcext:value-type="float">
            <text:p>0</text:p>
          </table:table-cell>
          <table:table-cell table:style-name="ce261" table:formula="of:=COUNTIF([.C17:.U17];&quot;KVIT&quot;)+COUNTIF([.C17:.U17];&quot;KVIT☻&quot;)+COUNTIF([.C17:.U17];&quot;kvit$&quot;)" office:value-type="float" office:value="0" calcext:value-type="float">
            <text:p>0</text:p>
          </table:table-cell>
          <table:table-cell table:style-name="ce262" table:formula="of:=COUNTBLANK([.C17:.T17])-3" office:value-type="float" office:value="15" calcext:value-type="float">
            <text:p>15</text:p>
          </table:table-cell>
          <table:table-cell table:style-name="ce263" table:formula="of:=COUNTIF([.C17:.U17];&quot;x&quot;)" office:value-type="float" office:value="0" calcext:value-type="float">
            <text:p>0</text:p>
          </table:table-cell>
          <table:table-cell table:style-name="ce264" table:formula="of:=COUNTIF([.C17:.U17];&quot;51&quot;)+COUNTIF([.C17:.U17];&quot;51☻&quot;)+COUNTIF([.C17:.U17];&quot;2&quot;)+COUNTIF([.C17:.U17];&quot;52&quot;)+COUNTIF([.C17:.U17];&quot;52☻&quot;)+COUNTIF([.C17:.U17];&quot;51$&quot;)+COUNTIF([.C17:.U17];&quot;52$&quot;)" office:value-type="float" office:value="0" calcext:value-type="float">
            <text:p>0</text:p>
          </table:table-cell>
          <table:table-cell table:style-name="ce7" table:formula="of:=[$Predloge.$B$17]" office:value-type="string" office:string-value="51$" calcext:value-type="string">
            <text:p>51$</text:p>
          </table:table-cell>
          <table:table-cell table:style-name="ce142" table:formula="of:=RIGHT([.C17];1)">
            <text:p/>
          </table:table-cell>
          <table:table-cell table:style-name="ce142" table:formula="of:=RIGHT([.D17];1)">
            <text:p/>
          </table:table-cell>
          <table:table-cell table:style-name="ce142" table:formula="of:=RIGHT([.E17];1)">
            <text:p/>
          </table:table-cell>
          <table:table-cell table:style-name="ce142" table:formula="of:=RIGHT([.F17];1)">
            <text:p/>
          </table:table-cell>
          <table:table-cell table:style-name="ce142" table:formula="of:=RIGHT([.G17];1)">
            <text:p/>
          </table:table-cell>
          <table:table-cell table:style-name="ce142" table:formula="of:=RIGHT([.H17];1)">
            <text:p/>
          </table:table-cell>
          <table:table-cell table:style-name="ce142" table:formula="of:=RIGHT([.I17];1)">
            <text:p/>
          </table:table-cell>
          <table:table-cell table:style-name="ce142" table:formula="of:=RIGHT([.J17];1)">
            <text:p/>
          </table:table-cell>
          <table:table-cell table:style-name="ce142" table:formula="of:=RIGHT([.K17];1)">
            <text:p/>
          </table:table-cell>
          <table:table-cell table:style-name="ce142" table:formula="of:=RIGHT([.L17];1)">
            <text:p/>
          </table:table-cell>
          <table:table-cell table:style-name="ce142" table:formula="of:=RIGHT([.M17];1)">
            <text:p/>
          </table:table-cell>
          <table:table-cell table:style-name="ce142" table:formula="of:=RIGHT([.N17];1)">
            <text:p/>
          </table:table-cell>
          <table:table-cell table:style-name="ce142" table:formula="of:=RIGHT([.O17];1)">
            <text:p/>
          </table:table-cell>
          <table:table-cell table:style-name="ce142" table:formula="of:=RIGHT([.P17];1)">
            <text:p/>
          </table:table-cell>
          <table:table-cell table:style-name="ce142" table:formula="of:=RIGHT([.Q17];1)">
            <text:p/>
          </table:table-cell>
          <table:table-cell table:style-name="ce142" table:formula="of:=RIGHT([.R17];1)">
            <text:p/>
          </table:table-cell>
          <table:table-cell table:style-name="ce142" table:formula="of:=RIGHT([.U17];1)">
            <text:p/>
          </table:table-cell>
          <table:table-cell table:style-name="ce142" table:formula="of:=RIGHT([.V1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7" calcext:value-type="date">
            <text:p>17/ dec</text:p>
          </table:table-cell>
          <table:table-cell table:style-name="ce252" table:formula="of:=TEXT([.A18];&quot;Ddd&quot;)" office:value-type="string" office:string-value="pet" calcext:value-type="string">
            <text:p>pet</text:p>
          </table:table-cell>
          <table:table-cell table:style-name="ce254" table:number-columns-repeated="19"/>
          <table:table-cell table:style-name="ce259"/>
          <table:table-cell table:style-name="ce261" table:formula="of:=COUNTIF([.AI18:.AZ18];&quot;☻&quot;)" office:value-type="float" office:value="0" calcext:value-type="float">
            <text:p>0</text:p>
          </table:table-cell>
          <table:table-cell table:style-name="ce261" table:formula="of:=COUNTIF([.AI18:.AZ18];&quot;☺&quot;)" office:value-type="float" office:value="0" calcext:value-type="float">
            <text:p>0</text:p>
          </table:table-cell>
          <table:table-cell table:style-name="ce261" table:formula="of:=COUNTIF([.C18:.U18];&quot;51&quot;)+COUNTIF([.C18:.U18];&quot;51$&quot;)+COUNTIF([.C18:.U18];&quot;51☻&quot;)" office:value-type="float" office:value="0" calcext:value-type="float">
            <text:p>0</text:p>
          </table:table-cell>
          <table:table-cell table:style-name="ce261" table:formula="of:=COUNTIF([.C18:.U18];&quot;52&quot;)+COUNTIF([.C18:.U18];&quot;52$&quot;)+COUNTIF([.C18:.U18];&quot;52☻&quot;)" office:value-type="float" office:value="0" calcext:value-type="float">
            <text:p>0</text:p>
          </table:table-cell>
          <table:table-cell table:style-name="ce261" table:formula="of:=COUNTIF([.C18:.U18];&quot;51¶&quot;)" office:value-type="float" office:value="0" calcext:value-type="float">
            <text:p>0</text:p>
          </table:table-cell>
          <table:table-cell table:style-name="ce261" table:formula="of:=COUNTIF([.C18:.U18];&quot;52¶&quot;)" office:value-type="float" office:value="0" calcext:value-type="float">
            <text:p>0</text:p>
          </table:table-cell>
          <table:table-cell table:style-name="ce261" table:formula="of:=COUNTIF([.C18:.U18];&quot;U&quot;)+COUNTIF([.C18:.U18];&quot;U☻&quot;)+COUNTIF([.C18:.U18];&quot;U☺&quot;)" office:value-type="float" office:value="0" calcext:value-type="float">
            <text:p>0</text:p>
          </table:table-cell>
          <table:table-cell table:style-name="ce261" table:formula="of:=COUNTIF([.C18:.U18];&quot;KVIT&quot;)+COUNTIF([.C18:.U18];&quot;KVIT☻&quot;)+COUNTIF([.C18:.U18];&quot;kvit$&quot;)" office:value-type="float" office:value="0" calcext:value-type="float">
            <text:p>0</text:p>
          </table:table-cell>
          <table:table-cell table:style-name="ce262" table:formula="of:=COUNTBLANK([.C18:.T18])-3" office:value-type="float" office:value="15" calcext:value-type="float">
            <text:p>15</text:p>
          </table:table-cell>
          <table:table-cell table:style-name="ce263" table:formula="of:=COUNTIF([.C18:.U18];&quot;x&quot;)" office:value-type="float" office:value="0" calcext:value-type="float">
            <text:p>0</text:p>
          </table:table-cell>
          <table:table-cell table:style-name="ce264" table:formula="of:=COUNTIF([.C18:.U18];&quot;51&quot;)+COUNTIF([.C18:.U18];&quot;51☻&quot;)+COUNTIF([.C18:.U18];&quot;2&quot;)+COUNTIF([.C18:.U18];&quot;52&quot;)+COUNTIF([.C18:.U18];&quot;52☻&quot;)+COUNTIF([.C18:.U18];&quot;51$&quot;)+COUNTIF([.C18:.U18];&quot;52$&quot;)" office:value-type="float" office:value="0" calcext:value-type="float">
            <text:p>0</text:p>
          </table:table-cell>
          <table:table-cell table:style-name="ce7" table:formula="of:=[$Predloge.$B$18]" office:value-type="string" office:string-value="52$" calcext:value-type="string">
            <text:p>52$</text:p>
          </table:table-cell>
          <table:table-cell table:style-name="ce142" table:formula="of:=RIGHT([.C18];1)">
            <text:p/>
          </table:table-cell>
          <table:table-cell table:style-name="ce142" table:formula="of:=RIGHT([.D18];1)">
            <text:p/>
          </table:table-cell>
          <table:table-cell table:style-name="ce142" table:formula="of:=RIGHT([.E18];1)">
            <text:p/>
          </table:table-cell>
          <table:table-cell table:style-name="ce142" table:formula="of:=RIGHT([.F18];1)">
            <text:p/>
          </table:table-cell>
          <table:table-cell table:style-name="ce142" table:formula="of:=RIGHT([.G18];1)">
            <text:p/>
          </table:table-cell>
          <table:table-cell table:style-name="ce142" table:formula="of:=RIGHT([.H18];1)">
            <text:p/>
          </table:table-cell>
          <table:table-cell table:style-name="ce142" table:formula="of:=RIGHT([.I18];1)">
            <text:p/>
          </table:table-cell>
          <table:table-cell table:style-name="ce142" table:formula="of:=RIGHT([.J18];1)">
            <text:p/>
          </table:table-cell>
          <table:table-cell table:style-name="ce142" table:formula="of:=RIGHT([.K18];1)">
            <text:p/>
          </table:table-cell>
          <table:table-cell table:style-name="ce142" table:formula="of:=RIGHT([.L18];1)">
            <text:p/>
          </table:table-cell>
          <table:table-cell table:style-name="ce142" table:formula="of:=RIGHT([.M18];1)">
            <text:p/>
          </table:table-cell>
          <table:table-cell table:style-name="ce142" table:formula="of:=RIGHT([.N18];1)">
            <text:p/>
          </table:table-cell>
          <table:table-cell table:style-name="ce142" table:formula="of:=RIGHT([.O18];1)">
            <text:p/>
          </table:table-cell>
          <table:table-cell table:style-name="ce142" table:formula="of:=RIGHT([.P18];1)">
            <text:p/>
          </table:table-cell>
          <table:table-cell table:style-name="ce142" table:formula="of:=RIGHT([.Q18];1)">
            <text:p/>
          </table:table-cell>
          <table:table-cell table:style-name="ce142" table:formula="of:=RIGHT([.R18];1)">
            <text:p/>
          </table:table-cell>
          <table:table-cell table:style-name="ce142" table:formula="of:=RIGHT([.U18];1)">
            <text:p/>
          </table:table-cell>
          <table:table-cell table:style-name="ce142" table:formula="of:=RIGHT([.V1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8" calcext:value-type="date">
            <text:p>18/ dec</text:p>
          </table:table-cell>
          <table:table-cell table:style-name="ce252" table:formula="of:=TEXT([.A19];&quot;Ddd&quot;)" office:value-type="string" office:string-value="sob" calcext:value-type="string">
            <text:p>sob</text:p>
          </table:table-cell>
          <table:table-cell table:style-name="ce254" table:number-columns-repeated="19"/>
          <table:table-cell table:style-name="ce259"/>
          <table:table-cell table:style-name="ce261" table:formula="of:=COUNTIF([.AI19:.AZ19];&quot;☻&quot;)" office:value-type="float" office:value="0" calcext:value-type="float">
            <text:p>0</text:p>
          </table:table-cell>
          <table:table-cell table:style-name="ce261" table:formula="of:=COUNTIF([.AI19:.AZ19];&quot;☺&quot;)" office:value-type="float" office:value="0" calcext:value-type="float">
            <text:p>0</text:p>
          </table:table-cell>
          <table:table-cell table:style-name="ce261" table:formula="of:=COUNTIF([.C19:.U19];&quot;51&quot;)+COUNTIF([.C19:.U19];&quot;51$&quot;)+COUNTIF([.C19:.U19];&quot;51☻&quot;)" office:value-type="float" office:value="0" calcext:value-type="float">
            <text:p>0</text:p>
          </table:table-cell>
          <table:table-cell table:style-name="ce261" table:formula="of:=COUNTIF([.C19:.U19];&quot;52&quot;)+COUNTIF([.C19:.U19];&quot;52$&quot;)+COUNTIF([.C19:.U19];&quot;52☻&quot;)" office:value-type="float" office:value="0" calcext:value-type="float">
            <text:p>0</text:p>
          </table:table-cell>
          <table:table-cell table:style-name="ce261" table:formula="of:=COUNTIF([.C19:.U19];&quot;51¶&quot;)" office:value-type="float" office:value="0" calcext:value-type="float">
            <text:p>0</text:p>
          </table:table-cell>
          <table:table-cell table:style-name="ce261" table:formula="of:=COUNTIF([.C19:.U19];&quot;52¶&quot;)" office:value-type="float" office:value="0" calcext:value-type="float">
            <text:p>0</text:p>
          </table:table-cell>
          <table:table-cell table:style-name="ce261" table:formula="of:=COUNTIF([.C19:.U19];&quot;U&quot;)+COUNTIF([.C19:.U19];&quot;U☻&quot;)+COUNTIF([.C19:.U19];&quot;U☺&quot;)" office:value-type="float" office:value="0" calcext:value-type="float">
            <text:p>0</text:p>
          </table:table-cell>
          <table:table-cell table:style-name="ce261" table:formula="of:=COUNTIF([.C19:.U19];&quot;KVIT&quot;)+COUNTIF([.C19:.U19];&quot;KVIT☻&quot;)+COUNTIF([.C19:.U19];&quot;kvit$&quot;)" office:value-type="float" office:value="0" calcext:value-type="float">
            <text:p>0</text:p>
          </table:table-cell>
          <table:table-cell table:style-name="ce262" table:formula="of:=COUNTBLANK([.C19:.T19])-3" office:value-type="float" office:value="15" calcext:value-type="float">
            <text:p>15</text:p>
          </table:table-cell>
          <table:table-cell table:style-name="ce263" table:formula="of:=COUNTIF([.C19:.U19];&quot;x&quot;)" office:value-type="float" office:value="0" calcext:value-type="float">
            <text:p>0</text:p>
          </table:table-cell>
          <table:table-cell table:style-name="ce264" table:formula="of:=COUNTIF([.C19:.U19];&quot;51&quot;)+COUNTIF([.C19:.U19];&quot;51☻&quot;)+COUNTIF([.C19:.U19];&quot;2&quot;)+COUNTIF([.C19:.U19];&quot;52&quot;)+COUNTIF([.C19:.U19];&quot;52☻&quot;)+COUNTIF([.C19:.U19];&quot;51$&quot;)+COUNTIF([.C19:.U19];&quot;52$&quot;)" office:value-type="float" office:value="0" calcext:value-type="float">
            <text:p>0</text:p>
          </table:table-cell>
          <table:table-cell table:style-name="ce8" table:formula="of:=[$Predloge.$B$19]" office:value-type="string" office:string-value="KVIT$" calcext:value-type="string">
            <text:p>KVIT$</text:p>
          </table:table-cell>
          <table:table-cell table:style-name="ce142" table:formula="of:=RIGHT([.C19];1)">
            <text:p/>
          </table:table-cell>
          <table:table-cell table:style-name="ce142" table:formula="of:=RIGHT([.D19];1)">
            <text:p/>
          </table:table-cell>
          <table:table-cell table:style-name="ce142" table:formula="of:=RIGHT([.E19];1)">
            <text:p/>
          </table:table-cell>
          <table:table-cell table:style-name="ce142" table:formula="of:=RIGHT([.F19];1)">
            <text:p/>
          </table:table-cell>
          <table:table-cell table:style-name="ce142" table:formula="of:=RIGHT([.G19];1)">
            <text:p/>
          </table:table-cell>
          <table:table-cell table:style-name="ce142" table:formula="of:=RIGHT([.H19];1)">
            <text:p/>
          </table:table-cell>
          <table:table-cell table:style-name="ce142" table:formula="of:=RIGHT([.I19];1)">
            <text:p/>
          </table:table-cell>
          <table:table-cell table:style-name="ce142" table:formula="of:=RIGHT([.J19];1)">
            <text:p/>
          </table:table-cell>
          <table:table-cell table:style-name="ce142" table:formula="of:=RIGHT([.K19];1)">
            <text:p/>
          </table:table-cell>
          <table:table-cell table:style-name="ce142" table:formula="of:=RIGHT([.L19];1)">
            <text:p/>
          </table:table-cell>
          <table:table-cell table:style-name="ce142" table:formula="of:=RIGHT([.M19];1)">
            <text:p/>
          </table:table-cell>
          <table:table-cell table:style-name="ce142" table:formula="of:=RIGHT([.N19];1)">
            <text:p/>
          </table:table-cell>
          <table:table-cell table:style-name="ce142" table:formula="of:=RIGHT([.O19];1)">
            <text:p/>
          </table:table-cell>
          <table:table-cell table:style-name="ce142" table:formula="of:=RIGHT([.P19];1)">
            <text:p/>
          </table:table-cell>
          <table:table-cell table:style-name="ce142" table:formula="of:=RIGHT([.Q19];1)">
            <text:p/>
          </table:table-cell>
          <table:table-cell table:style-name="ce142" table:formula="of:=RIGHT([.R19];1)">
            <text:p/>
          </table:table-cell>
          <table:table-cell table:style-name="ce142" table:formula="of:=RIGHT([.U19];1)">
            <text:p/>
          </table:table-cell>
          <table:table-cell table:style-name="ce142" table:formula="of:=RIGHT([.V1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19" calcext:value-type="date">
            <text:p>19/ dec</text:p>
          </table:table-cell>
          <table:table-cell table:style-name="ce252" table:formula="of:=TEXT([.A20];&quot;Ddd&quot;)" office:value-type="string" office:string-value="ned" calcext:value-type="string">
            <text:p>ned</text:p>
          </table:table-cell>
          <table:table-cell table:style-name="ce254" table:number-columns-repeated="19"/>
          <table:table-cell table:style-name="ce259"/>
          <table:table-cell table:style-name="ce261" table:formula="of:=COUNTIF([.AI20:.AZ20];&quot;☻&quot;)" office:value-type="float" office:value="0" calcext:value-type="float">
            <text:p>0</text:p>
          </table:table-cell>
          <table:table-cell table:style-name="ce261" table:formula="of:=COUNTIF([.AI20:.AZ20];&quot;☺&quot;)" office:value-type="float" office:value="0" calcext:value-type="float">
            <text:p>0</text:p>
          </table:table-cell>
          <table:table-cell table:style-name="ce261" table:formula="of:=COUNTIF([.C20:.U20];&quot;51&quot;)+COUNTIF([.C20:.U20];&quot;51$&quot;)+COUNTIF([.C20:.U20];&quot;51☻&quot;)" office:value-type="float" office:value="0" calcext:value-type="float">
            <text:p>0</text:p>
          </table:table-cell>
          <table:table-cell table:style-name="ce261" table:formula="of:=COUNTIF([.C20:.U20];&quot;52&quot;)+COUNTIF([.C20:.U20];&quot;52$&quot;)+COUNTIF([.C20:.U20];&quot;52☻&quot;)" office:value-type="float" office:value="0" calcext:value-type="float">
            <text:p>0</text:p>
          </table:table-cell>
          <table:table-cell table:style-name="ce261" table:formula="of:=COUNTIF([.C20:.U20];&quot;51¶&quot;)" office:value-type="float" office:value="0" calcext:value-type="float">
            <text:p>0</text:p>
          </table:table-cell>
          <table:table-cell table:style-name="ce261" table:formula="of:=COUNTIF([.C20:.U20];&quot;52¶&quot;)" office:value-type="float" office:value="0" calcext:value-type="float">
            <text:p>0</text:p>
          </table:table-cell>
          <table:table-cell table:style-name="ce261" table:formula="of:=COUNTIF([.C20:.U20];&quot;U&quot;)+COUNTIF([.C20:.U20];&quot;U☻&quot;)+COUNTIF([.C20:.U20];&quot;U☺&quot;)" office:value-type="float" office:value="0" calcext:value-type="float">
            <text:p>0</text:p>
          </table:table-cell>
          <table:table-cell table:style-name="ce261" table:formula="of:=COUNTIF([.C20:.U20];&quot;KVIT&quot;)+COUNTIF([.C20:.U20];&quot;KVIT☻&quot;)+COUNTIF([.C20:.U20];&quot;kvit$&quot;)" office:value-type="float" office:value="0" calcext:value-type="float">
            <text:p>0</text:p>
          </table:table-cell>
          <table:table-cell table:style-name="ce262" table:formula="of:=COUNTBLANK([.C20:.T20])-3" office:value-type="float" office:value="15" calcext:value-type="float">
            <text:p>15</text:p>
          </table:table-cell>
          <table:table-cell table:style-name="ce263" table:formula="of:=COUNTIF([.C20:.U20];&quot;x&quot;)" office:value-type="float" office:value="0" calcext:value-type="float">
            <text:p>0</text:p>
          </table:table-cell>
          <table:table-cell table:style-name="ce264" table:formula="of:=COUNTIF([.C20:.U20];&quot;51&quot;)+COUNTIF([.C20:.U20];&quot;51☻&quot;)+COUNTIF([.C20:.U20];&quot;2&quot;)+COUNTIF([.C20:.U20];&quot;52&quot;)+COUNTIF([.C20:.U20];&quot;52☻&quot;)+COUNTIF([.C20:.U20];&quot;51$&quot;)+COUNTIF([.C20:.U20];&quot;52$&quot;)" office:value-type="float" office:value="0" calcext:value-type="float">
            <text:p>0</text:p>
          </table:table-cell>
          <table:table-cell table:style-name="ce9" table:formula="of:=[$Predloge.$B$20]" office:value-type="string" office:string-value="☺" calcext:value-type="string">
            <text:p>☺</text:p>
          </table:table-cell>
          <table:table-cell table:style-name="ce142" table:formula="of:=RIGHT([.C20];1)">
            <text:p/>
          </table:table-cell>
          <table:table-cell table:style-name="ce142" table:formula="of:=RIGHT([.D20];1)">
            <text:p/>
          </table:table-cell>
          <table:table-cell table:style-name="ce142" table:formula="of:=RIGHT([.E20];1)">
            <text:p/>
          </table:table-cell>
          <table:table-cell table:style-name="ce142" table:formula="of:=RIGHT([.F20];1)">
            <text:p/>
          </table:table-cell>
          <table:table-cell table:style-name="ce142" table:formula="of:=RIGHT([.G20];1)">
            <text:p/>
          </table:table-cell>
          <table:table-cell table:style-name="ce142" table:formula="of:=RIGHT([.H20];1)">
            <text:p/>
          </table:table-cell>
          <table:table-cell table:style-name="ce142" table:formula="of:=RIGHT([.I20];1)">
            <text:p/>
          </table:table-cell>
          <table:table-cell table:style-name="ce142" table:formula="of:=RIGHT([.J20];1)">
            <text:p/>
          </table:table-cell>
          <table:table-cell table:style-name="ce142" table:formula="of:=RIGHT([.K20];1)">
            <text:p/>
          </table:table-cell>
          <table:table-cell table:style-name="ce142" table:formula="of:=RIGHT([.L20];1)">
            <text:p/>
          </table:table-cell>
          <table:table-cell table:style-name="ce142" table:formula="of:=RIGHT([.M20];1)">
            <text:p/>
          </table:table-cell>
          <table:table-cell table:style-name="ce142" table:formula="of:=RIGHT([.N20];1)">
            <text:p/>
          </table:table-cell>
          <table:table-cell table:style-name="ce142" table:formula="of:=RIGHT([.O20];1)">
            <text:p/>
          </table:table-cell>
          <table:table-cell table:style-name="ce142" table:formula="of:=RIGHT([.P20];1)">
            <text:p/>
          </table:table-cell>
          <table:table-cell table:style-name="ce142" table:formula="of:=RIGHT([.Q20];1)">
            <text:p/>
          </table:table-cell>
          <table:table-cell table:style-name="ce142" table:formula="of:=RIGHT([.R20];1)">
            <text:p/>
          </table:table-cell>
          <table:table-cell table:style-name="ce142" table:formula="of:=RIGHT([.U20];1)">
            <text:p/>
          </table:table-cell>
          <table:table-cell table:style-name="ce142" table:formula="of:=RIGHT([.V2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0" calcext:value-type="date">
            <text:p>20/ dec</text:p>
          </table:table-cell>
          <table:table-cell table:style-name="ce252" table:formula="of:=TEXT([.A21];&quot;Ddd&quot;)" office:value-type="string" office:string-value="pon" calcext:value-type="string">
            <text:p>pon</text:p>
          </table:table-cell>
          <table:table-cell table:style-name="ce254" table:number-columns-repeated="19"/>
          <table:table-cell table:style-name="ce259"/>
          <table:table-cell table:style-name="ce261" table:formula="of:=COUNTIF([.AI21:.AZ21];&quot;☻&quot;)" office:value-type="float" office:value="0" calcext:value-type="float">
            <text:p>0</text:p>
          </table:table-cell>
          <table:table-cell table:style-name="ce261" table:formula="of:=COUNTIF([.AI21:.AZ21];&quot;☺&quot;)" office:value-type="float" office:value="0" calcext:value-type="float">
            <text:p>0</text:p>
          </table:table-cell>
          <table:table-cell table:style-name="ce261" table:formula="of:=COUNTIF([.C21:.U21];&quot;51&quot;)+COUNTIF([.C21:.U21];&quot;51$&quot;)+COUNTIF([.C21:.U21];&quot;51☻&quot;)" office:value-type="float" office:value="0" calcext:value-type="float">
            <text:p>0</text:p>
          </table:table-cell>
          <table:table-cell table:style-name="ce261" table:formula="of:=COUNTIF([.C21:.U21];&quot;52&quot;)+COUNTIF([.C21:.U21];&quot;52$&quot;)+COUNTIF([.C21:.U21];&quot;52☻&quot;)" office:value-type="float" office:value="0" calcext:value-type="float">
            <text:p>0</text:p>
          </table:table-cell>
          <table:table-cell table:style-name="ce261" table:formula="of:=COUNTIF([.C21:.U21];&quot;51¶&quot;)" office:value-type="float" office:value="0" calcext:value-type="float">
            <text:p>0</text:p>
          </table:table-cell>
          <table:table-cell table:style-name="ce261" table:formula="of:=COUNTIF([.C21:.U21];&quot;52¶&quot;)" office:value-type="float" office:value="0" calcext:value-type="float">
            <text:p>0</text:p>
          </table:table-cell>
          <table:table-cell table:style-name="ce261" table:formula="of:=COUNTIF([.C21:.U21];&quot;U&quot;)+COUNTIF([.C21:.U21];&quot;U☻&quot;)+COUNTIF([.C21:.U21];&quot;U☺&quot;)" office:value-type="float" office:value="0" calcext:value-type="float">
            <text:p>0</text:p>
          </table:table-cell>
          <table:table-cell table:style-name="ce261" table:formula="of:=COUNTIF([.C21:.U21];&quot;KVIT&quot;)+COUNTIF([.C21:.U21];&quot;KVIT☻&quot;)+COUNTIF([.C21:.U21];&quot;kvit$&quot;)" office:value-type="float" office:value="0" calcext:value-type="float">
            <text:p>0</text:p>
          </table:table-cell>
          <table:table-cell table:style-name="ce262" table:formula="of:=COUNTBLANK([.C21:.T21])-3" office:value-type="float" office:value="15" calcext:value-type="float">
            <text:p>15</text:p>
          </table:table-cell>
          <table:table-cell table:style-name="ce263" table:formula="of:=COUNTIF([.C21:.U21];&quot;x&quot;)" office:value-type="float" office:value="0" calcext:value-type="float">
            <text:p>0</text:p>
          </table:table-cell>
          <table:table-cell table:style-name="ce264" table:formula="of:=COUNTIF([.C21:.U21];&quot;51&quot;)+COUNTIF([.C21:.U21];&quot;51☻&quot;)+COUNTIF([.C21:.U21];&quot;2&quot;)+COUNTIF([.C21:.U21];&quot;52&quot;)+COUNTIF([.C21:.U21];&quot;52☻&quot;)+COUNTIF([.C21:.U21];&quot;51$&quot;)+COUNTIF([.C21:.U21];&quot;52$&quot;)" office:value-type="float" office:value="0" calcext:value-type="float">
            <text:p>0</text:p>
          </table:table-cell>
          <table:table-cell table:style-name="ce10" table:formula="of:=[$Predloge.$B$21]" office:value-type="string" office:string-value="☺" calcext:value-type="string">
            <text:p>☺</text:p>
          </table:table-cell>
          <table:table-cell table:style-name="ce142" table:formula="of:=RIGHT([.C21];1)">
            <text:p/>
          </table:table-cell>
          <table:table-cell table:style-name="ce142" table:formula="of:=RIGHT([.D21];1)">
            <text:p/>
          </table:table-cell>
          <table:table-cell table:style-name="ce142" table:formula="of:=RIGHT([.E21];1)">
            <text:p/>
          </table:table-cell>
          <table:table-cell table:style-name="ce142" table:formula="of:=RIGHT([.F21];1)">
            <text:p/>
          </table:table-cell>
          <table:table-cell table:style-name="ce142" table:formula="of:=RIGHT([.G21];1)">
            <text:p/>
          </table:table-cell>
          <table:table-cell table:style-name="ce142" table:formula="of:=RIGHT([.H21];1)">
            <text:p/>
          </table:table-cell>
          <table:table-cell table:style-name="ce142" table:formula="of:=RIGHT([.I21];1)">
            <text:p/>
          </table:table-cell>
          <table:table-cell table:style-name="ce142" table:formula="of:=RIGHT([.J21];1)">
            <text:p/>
          </table:table-cell>
          <table:table-cell table:style-name="ce142" table:formula="of:=RIGHT([.K21];1)">
            <text:p/>
          </table:table-cell>
          <table:table-cell table:style-name="ce142" table:formula="of:=RIGHT([.L21];1)">
            <text:p/>
          </table:table-cell>
          <table:table-cell table:style-name="ce142" table:formula="of:=RIGHT([.M21];1)">
            <text:p/>
          </table:table-cell>
          <table:table-cell table:style-name="ce142" table:formula="of:=RIGHT([.N21];1)">
            <text:p/>
          </table:table-cell>
          <table:table-cell table:style-name="ce142" table:formula="of:=RIGHT([.O21];1)">
            <text:p/>
          </table:table-cell>
          <table:table-cell table:style-name="ce142" table:formula="of:=RIGHT([.P21];1)">
            <text:p/>
          </table:table-cell>
          <table:table-cell table:style-name="ce142" table:formula="of:=RIGHT([.Q21];1)">
            <text:p/>
          </table:table-cell>
          <table:table-cell table:style-name="ce142" table:formula="of:=RIGHT([.R21];1)">
            <text:p/>
          </table:table-cell>
          <table:table-cell table:style-name="ce142" table:formula="of:=RIGHT([.U21];1)">
            <text:p/>
          </table:table-cell>
          <table:table-cell table:style-name="ce142" table:formula="of:=RIGHT([.V2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1" calcext:value-type="date">
            <text:p>21/ dec</text:p>
          </table:table-cell>
          <table:table-cell table:style-name="ce252" table:formula="of:=TEXT([.A22];&quot;Ddd&quot;)" office:value-type="string" office:string-value="tor" calcext:value-type="string">
            <text:p>tor</text:p>
          </table:table-cell>
          <table:table-cell table:style-name="ce254" table:number-columns-repeated="19"/>
          <table:table-cell table:style-name="ce259"/>
          <table:table-cell table:style-name="ce261" table:formula="of:=COUNTIF([.AI22:.AZ22];&quot;☻&quot;)" office:value-type="float" office:value="0" calcext:value-type="float">
            <text:p>0</text:p>
          </table:table-cell>
          <table:table-cell table:style-name="ce261" table:formula="of:=COUNTIF([.AI22:.AZ22];&quot;☺&quot;)" office:value-type="float" office:value="0" calcext:value-type="float">
            <text:p>0</text:p>
          </table:table-cell>
          <table:table-cell table:style-name="ce261" table:formula="of:=COUNTIF([.C22:.U22];&quot;51&quot;)+COUNTIF([.C22:.U22];&quot;51$&quot;)+COUNTIF([.C22:.U22];&quot;51☻&quot;)" office:value-type="float" office:value="0" calcext:value-type="float">
            <text:p>0</text:p>
          </table:table-cell>
          <table:table-cell table:style-name="ce261" table:formula="of:=COUNTIF([.C22:.U22];&quot;52&quot;)+COUNTIF([.C22:.U22];&quot;52$&quot;)+COUNTIF([.C22:.U22];&quot;52☻&quot;)" office:value-type="float" office:value="0" calcext:value-type="float">
            <text:p>0</text:p>
          </table:table-cell>
          <table:table-cell table:style-name="ce261" table:formula="of:=COUNTIF([.C22:.U22];&quot;51¶&quot;)" office:value-type="float" office:value="0" calcext:value-type="float">
            <text:p>0</text:p>
          </table:table-cell>
          <table:table-cell table:style-name="ce261" table:formula="of:=COUNTIF([.C22:.U22];&quot;52¶&quot;)" office:value-type="float" office:value="0" calcext:value-type="float">
            <text:p>0</text:p>
          </table:table-cell>
          <table:table-cell table:style-name="ce261" table:formula="of:=COUNTIF([.C22:.U22];&quot;U&quot;)+COUNTIF([.C22:.U22];&quot;U☻&quot;)+COUNTIF([.C22:.U22];&quot;U☺&quot;)" office:value-type="float" office:value="0" calcext:value-type="float">
            <text:p>0</text:p>
          </table:table-cell>
          <table:table-cell table:style-name="ce261" table:formula="of:=COUNTIF([.C22:.U22];&quot;KVIT&quot;)+COUNTIF([.C22:.U22];&quot;KVIT☻&quot;)+COUNTIF([.C22:.U22];&quot;kvit$&quot;)" office:value-type="float" office:value="0" calcext:value-type="float">
            <text:p>0</text:p>
          </table:table-cell>
          <table:table-cell table:style-name="ce262" table:formula="of:=COUNTBLANK([.C22:.T22])-3" office:value-type="float" office:value="15" calcext:value-type="float">
            <text:p>15</text:p>
          </table:table-cell>
          <table:table-cell table:style-name="ce263" table:formula="of:=COUNTIF([.C22:.U22];&quot;x&quot;)" office:value-type="float" office:value="0" calcext:value-type="float">
            <text:p>0</text:p>
          </table:table-cell>
          <table:table-cell table:style-name="ce264" table:formula="of:=COUNTIF([.C22:.U22];&quot;51&quot;)+COUNTIF([.C22:.U22];&quot;51☻&quot;)+COUNTIF([.C22:.U22];&quot;2&quot;)+COUNTIF([.C22:.U22];&quot;52&quot;)+COUNTIF([.C22:.U22];&quot;52☻&quot;)+COUNTIF([.C22:.U22];&quot;51$&quot;)+COUNTIF([.C22:.U22];&quot;52$&quot;)" office:value-type="float" office:value="0" calcext:value-type="float">
            <text:p>0</text:p>
          </table:table-cell>
          <table:table-cell table:style-name="ce11" table:formula="of:=[$Predloge.$B$22]" office:value-type="string" office:string-value="U☺" calcext:value-type="string">
            <text:p>U☺</text:p>
          </table:table-cell>
          <table:table-cell table:style-name="ce142" table:formula="of:=RIGHT([.C22];1)">
            <text:p/>
          </table:table-cell>
          <table:table-cell table:style-name="ce142" table:formula="of:=RIGHT([.D22];1)">
            <text:p/>
          </table:table-cell>
          <table:table-cell table:style-name="ce142" table:formula="of:=RIGHT([.E22];1)">
            <text:p/>
          </table:table-cell>
          <table:table-cell table:style-name="ce142" table:formula="of:=RIGHT([.F22];1)">
            <text:p/>
          </table:table-cell>
          <table:table-cell table:style-name="ce142" table:formula="of:=RIGHT([.G22];1)">
            <text:p/>
          </table:table-cell>
          <table:table-cell table:style-name="ce142" table:formula="of:=RIGHT([.H22];1)">
            <text:p/>
          </table:table-cell>
          <table:table-cell table:style-name="ce142" table:formula="of:=RIGHT([.I22];1)">
            <text:p/>
          </table:table-cell>
          <table:table-cell table:style-name="ce142" table:formula="of:=RIGHT([.J22];1)">
            <text:p/>
          </table:table-cell>
          <table:table-cell table:style-name="ce142" table:formula="of:=RIGHT([.K22];1)">
            <text:p/>
          </table:table-cell>
          <table:table-cell table:style-name="ce142" table:formula="of:=RIGHT([.L22];1)">
            <text:p/>
          </table:table-cell>
          <table:table-cell table:style-name="ce142" table:formula="of:=RIGHT([.M22];1)">
            <text:p/>
          </table:table-cell>
          <table:table-cell table:style-name="ce142" table:formula="of:=RIGHT([.N22];1)">
            <text:p/>
          </table:table-cell>
          <table:table-cell table:style-name="ce142" table:formula="of:=RIGHT([.O22];1)">
            <text:p/>
          </table:table-cell>
          <table:table-cell table:style-name="ce142" table:formula="of:=RIGHT([.P22];1)">
            <text:p/>
          </table:table-cell>
          <table:table-cell table:style-name="ce142" table:formula="of:=RIGHT([.Q22];1)">
            <text:p/>
          </table:table-cell>
          <table:table-cell table:style-name="ce142" table:formula="of:=RIGHT([.R22];1)">
            <text:p/>
          </table:table-cell>
          <table:table-cell table:style-name="ce142" table:formula="of:=RIGHT([.U22];1)">
            <text:p/>
          </table:table-cell>
          <table:table-cell table:style-name="ce142" table:formula="of:=RIGHT([.V2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2" calcext:value-type="date">
            <text:p>22/ dec</text:p>
          </table:table-cell>
          <table:table-cell table:style-name="ce252" table:formula="of:=TEXT([.A23];&quot;Ddd&quot;)" office:value-type="string" office:string-value="sre" calcext:value-type="string">
            <text:p>sre</text:p>
          </table:table-cell>
          <table:table-cell table:style-name="ce254" table:number-columns-repeated="19"/>
          <table:table-cell table:style-name="ce259"/>
          <table:table-cell table:style-name="ce261" table:formula="of:=COUNTIF([.AI23:.AZ23];&quot;☻&quot;)" office:value-type="float" office:value="0" calcext:value-type="float">
            <text:p>0</text:p>
          </table:table-cell>
          <table:table-cell table:style-name="ce261" table:formula="of:=COUNTIF([.AI23:.AZ23];&quot;☺&quot;)" office:value-type="float" office:value="0" calcext:value-type="float">
            <text:p>0</text:p>
          </table:table-cell>
          <table:table-cell table:style-name="ce261" table:formula="of:=COUNTIF([.C23:.U23];&quot;51&quot;)+COUNTIF([.C23:.U23];&quot;51$&quot;)+COUNTIF([.C23:.U23];&quot;51☻&quot;)" office:value-type="float" office:value="0" calcext:value-type="float">
            <text:p>0</text:p>
          </table:table-cell>
          <table:table-cell table:style-name="ce261" table:formula="of:=COUNTIF([.C23:.U23];&quot;52&quot;)+COUNTIF([.C23:.U23];&quot;52$&quot;)+COUNTIF([.C23:.U23];&quot;52☻&quot;)" office:value-type="float" office:value="0" calcext:value-type="float">
            <text:p>0</text:p>
          </table:table-cell>
          <table:table-cell table:style-name="ce261" table:formula="of:=COUNTIF([.C23:.U23];&quot;51¶&quot;)" office:value-type="float" office:value="0" calcext:value-type="float">
            <text:p>0</text:p>
          </table:table-cell>
          <table:table-cell table:style-name="ce261" table:formula="of:=COUNTIF([.C23:.U23];&quot;52¶&quot;)" office:value-type="float" office:value="0" calcext:value-type="float">
            <text:p>0</text:p>
          </table:table-cell>
          <table:table-cell table:style-name="ce261" table:formula="of:=COUNTIF([.C23:.U23];&quot;U&quot;)+COUNTIF([.C23:.U23];&quot;U☻&quot;)+COUNTIF([.C23:.U23];&quot;U☺&quot;)" office:value-type="float" office:value="0" calcext:value-type="float">
            <text:p>0</text:p>
          </table:table-cell>
          <table:table-cell table:style-name="ce261" table:formula="of:=COUNTIF([.C23:.U23];&quot;KVIT&quot;)+COUNTIF([.C23:.U23];&quot;KVIT☻&quot;)+COUNTIF([.C23:.U23];&quot;kvit$&quot;)" office:value-type="float" office:value="0" calcext:value-type="float">
            <text:p>0</text:p>
          </table:table-cell>
          <table:table-cell table:style-name="ce262" table:formula="of:=COUNTBLANK([.C23:.T23])-3" office:value-type="float" office:value="15" calcext:value-type="float">
            <text:p>15</text:p>
          </table:table-cell>
          <table:table-cell table:style-name="ce263" table:formula="of:=COUNTIF([.C23:.U23];&quot;x&quot;)" office:value-type="float" office:value="0" calcext:value-type="float">
            <text:p>0</text:p>
          </table:table-cell>
          <table:table-cell table:style-name="ce264" table:formula="of:=COUNTIF([.C23:.U23];&quot;51&quot;)+COUNTIF([.C23:.U23];&quot;51☻&quot;)+COUNTIF([.C23:.U23];&quot;2&quot;)+COUNTIF([.C23:.U23];&quot;52&quot;)+COUNTIF([.C23:.U23];&quot;52☻&quot;)+COUNTIF([.C23:.U23];&quot;51$&quot;)+COUNTIF([.C23:.U23];&quot;52$&quot;)" office:value-type="float" office:value="0" calcext:value-type="float">
            <text:p>0</text:p>
          </table:table-cell>
          <table:table-cell table:style-name="ce11" table:formula="of:=[$Predloge.$B$23]" office:value-type="string" office:string-value="51☺" calcext:value-type="string">
            <text:p>51☺</text:p>
          </table:table-cell>
          <table:table-cell table:style-name="ce142" table:formula="of:=RIGHT([.C23];1)">
            <text:p/>
          </table:table-cell>
          <table:table-cell table:style-name="ce142" table:formula="of:=RIGHT([.D23];1)">
            <text:p/>
          </table:table-cell>
          <table:table-cell table:style-name="ce142" table:formula="of:=RIGHT([.E23];1)">
            <text:p/>
          </table:table-cell>
          <table:table-cell table:style-name="ce142" table:formula="of:=RIGHT([.F23];1)">
            <text:p/>
          </table:table-cell>
          <table:table-cell table:style-name="ce142" table:formula="of:=RIGHT([.G23];1)">
            <text:p/>
          </table:table-cell>
          <table:table-cell table:style-name="ce142" table:formula="of:=RIGHT([.H23];1)">
            <text:p/>
          </table:table-cell>
          <table:table-cell table:style-name="ce142" table:formula="of:=RIGHT([.I23];1)">
            <text:p/>
          </table:table-cell>
          <table:table-cell table:style-name="ce142" table:formula="of:=RIGHT([.J23];1)">
            <text:p/>
          </table:table-cell>
          <table:table-cell table:style-name="ce142" table:formula="of:=RIGHT([.K23];1)">
            <text:p/>
          </table:table-cell>
          <table:table-cell table:style-name="ce142" table:formula="of:=RIGHT([.L23];1)">
            <text:p/>
          </table:table-cell>
          <table:table-cell table:style-name="ce142" table:formula="of:=RIGHT([.M23];1)">
            <text:p/>
          </table:table-cell>
          <table:table-cell table:style-name="ce142" table:formula="of:=RIGHT([.N23];1)">
            <text:p/>
          </table:table-cell>
          <table:table-cell table:style-name="ce142" table:formula="of:=RIGHT([.O23];1)">
            <text:p/>
          </table:table-cell>
          <table:table-cell table:style-name="ce142" table:formula="of:=RIGHT([.P23];1)">
            <text:p/>
          </table:table-cell>
          <table:table-cell table:style-name="ce142" table:formula="of:=RIGHT([.Q23];1)">
            <text:p/>
          </table:table-cell>
          <table:table-cell table:style-name="ce142" table:formula="of:=RIGHT([.R23];1)">
            <text:p/>
          </table:table-cell>
          <table:table-cell table:style-name="ce142" table:formula="of:=RIGHT([.U23];1)">
            <text:p/>
          </table:table-cell>
          <table:table-cell table:style-name="ce142" table:formula="of:=RIGHT([.V23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3" calcext:value-type="date">
            <text:p>23/ dec</text:p>
          </table:table-cell>
          <table:table-cell table:style-name="ce252" table:formula="of:=TEXT([.A24];&quot;Ddd&quot;)" office:value-type="string" office:string-value="čet" calcext:value-type="string">
            <text:p>čet</text:p>
          </table:table-cell>
          <table:table-cell table:style-name="ce254" table:number-columns-repeated="19"/>
          <table:table-cell table:style-name="ce259"/>
          <table:table-cell table:style-name="ce261" table:formula="of:=COUNTIF([.AI24:.AZ24];&quot;☻&quot;)" office:value-type="float" office:value="0" calcext:value-type="float">
            <text:p>0</text:p>
          </table:table-cell>
          <table:table-cell table:style-name="ce261" table:formula="of:=COUNTIF([.AI24:.AZ24];&quot;☺&quot;)" office:value-type="float" office:value="0" calcext:value-type="float">
            <text:p>0</text:p>
          </table:table-cell>
          <table:table-cell table:style-name="ce261" table:formula="of:=COUNTIF([.C24:.U24];&quot;51&quot;)+COUNTIF([.C24:.U24];&quot;51$&quot;)+COUNTIF([.C24:.U24];&quot;51☻&quot;)" office:value-type="float" office:value="0" calcext:value-type="float">
            <text:p>0</text:p>
          </table:table-cell>
          <table:table-cell table:style-name="ce261" table:formula="of:=COUNTIF([.C24:.U24];&quot;52&quot;)+COUNTIF([.C24:.U24];&quot;52$&quot;)+COUNTIF([.C24:.U24];&quot;52☻&quot;)" office:value-type="float" office:value="0" calcext:value-type="float">
            <text:p>0</text:p>
          </table:table-cell>
          <table:table-cell table:style-name="ce261" table:formula="of:=COUNTIF([.C24:.U24];&quot;51¶&quot;)" office:value-type="float" office:value="0" calcext:value-type="float">
            <text:p>0</text:p>
          </table:table-cell>
          <table:table-cell table:style-name="ce261" table:formula="of:=COUNTIF([.C24:.U24];&quot;52¶&quot;)" office:value-type="float" office:value="0" calcext:value-type="float">
            <text:p>0</text:p>
          </table:table-cell>
          <table:table-cell table:style-name="ce261" table:formula="of:=COUNTIF([.C24:.U24];&quot;U&quot;)+COUNTIF([.C24:.U24];&quot;U☻&quot;)+COUNTIF([.C24:.U24];&quot;U☺&quot;)" office:value-type="float" office:value="0" calcext:value-type="float">
            <text:p>0</text:p>
          </table:table-cell>
          <table:table-cell table:style-name="ce261" table:formula="of:=COUNTIF([.C24:.U24];&quot;KVIT&quot;)+COUNTIF([.C24:.U24];&quot;KVIT☻&quot;)+COUNTIF([.C24:.U24];&quot;kvit$&quot;)" office:value-type="float" office:value="0" calcext:value-type="float">
            <text:p>0</text:p>
          </table:table-cell>
          <table:table-cell table:style-name="ce262" table:formula="of:=COUNTBLANK([.C24:.T24])-3" office:value-type="float" office:value="15" calcext:value-type="float">
            <text:p>15</text:p>
          </table:table-cell>
          <table:table-cell table:style-name="ce263" table:formula="of:=COUNTIF([.C24:.U24];&quot;x&quot;)" office:value-type="float" office:value="0" calcext:value-type="float">
            <text:p>0</text:p>
          </table:table-cell>
          <table:table-cell table:style-name="ce264" table:formula="of:=COUNTIF([.C24:.U24];&quot;51&quot;)+COUNTIF([.C24:.U24];&quot;51☻&quot;)+COUNTIF([.C24:.U24];&quot;2&quot;)+COUNTIF([.C24:.U24];&quot;52&quot;)+COUNTIF([.C24:.U24];&quot;52☻&quot;)+COUNTIF([.C24:.U24];&quot;51$&quot;)+COUNTIF([.C24:.U24];&quot;52$&quot;)" office:value-type="float" office:value="0" calcext:value-type="float">
            <text:p>0</text:p>
          </table:table-cell>
          <table:table-cell table:style-name="ce11" table:formula="of:=[$Predloge.$B$24]" office:value-type="string" office:string-value="52☺" calcext:value-type="string">
            <text:p>52☺</text:p>
          </table:table-cell>
          <table:table-cell table:style-name="ce142" table:formula="of:=RIGHT([.C30];1)">
            <text:p/>
          </table:table-cell>
          <table:table-cell table:style-name="ce142" table:formula="of:=RIGHT([.D24];1)">
            <text:p/>
          </table:table-cell>
          <table:table-cell table:style-name="ce142" table:formula="of:=RIGHT([.E24];1)">
            <text:p/>
          </table:table-cell>
          <table:table-cell table:style-name="ce142" table:formula="of:=RIGHT([.F24];1)">
            <text:p/>
          </table:table-cell>
          <table:table-cell table:style-name="ce142" table:formula="of:=RIGHT([.G24];1)">
            <text:p/>
          </table:table-cell>
          <table:table-cell table:style-name="ce142" table:formula="of:=RIGHT([.H24];1)">
            <text:p/>
          </table:table-cell>
          <table:table-cell table:style-name="ce142" table:formula="of:=RIGHT([.I24];1)">
            <text:p/>
          </table:table-cell>
          <table:table-cell table:style-name="ce142" table:formula="of:=RIGHT([.J24];1)">
            <text:p/>
          </table:table-cell>
          <table:table-cell table:style-name="ce142" table:formula="of:=RIGHT([.K24];1)">
            <text:p/>
          </table:table-cell>
          <table:table-cell table:style-name="ce142" table:formula="of:=RIGHT([.L24];1)">
            <text:p/>
          </table:table-cell>
          <table:table-cell table:style-name="ce142" table:formula="of:=RIGHT([.M24];1)">
            <text:p/>
          </table:table-cell>
          <table:table-cell table:style-name="ce142" table:formula="of:=RIGHT([.N24];1)">
            <text:p/>
          </table:table-cell>
          <table:table-cell table:style-name="ce142" table:formula="of:=RIGHT([.O24];1)">
            <text:p/>
          </table:table-cell>
          <table:table-cell table:style-name="ce142" table:formula="of:=RIGHT([.P24];1)">
            <text:p/>
          </table:table-cell>
          <table:table-cell table:style-name="ce142" table:formula="of:=RIGHT([.Q24];1)">
            <text:p/>
          </table:table-cell>
          <table:table-cell table:style-name="ce142" table:formula="of:=RIGHT([.R24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4" calcext:value-type="date">
            <text:p>24/ dec</text:p>
          </table:table-cell>
          <table:table-cell table:style-name="ce252" table:formula="of:=TEXT([.A25];&quot;Ddd&quot;)" office:value-type="string" office:string-value="pet" calcext:value-type="string">
            <text:p>pet</text:p>
          </table:table-cell>
          <table:table-cell table:style-name="ce254" table:number-columns-repeated="19"/>
          <table:table-cell table:style-name="ce259"/>
          <table:table-cell table:style-name="ce261" table:formula="of:=COUNTIF([.AI25:.AZ25];&quot;☻&quot;)" office:value-type="float" office:value="0" calcext:value-type="float">
            <text:p>0</text:p>
          </table:table-cell>
          <table:table-cell table:style-name="ce261" table:formula="of:=COUNTIF([.AI25:.AZ25];&quot;☺&quot;)" office:value-type="float" office:value="0" calcext:value-type="float">
            <text:p>0</text:p>
          </table:table-cell>
          <table:table-cell table:style-name="ce261" table:formula="of:=COUNTIF([.C25:.U25];&quot;51&quot;)+COUNTIF([.C25:.U25];&quot;51$&quot;)+COUNTIF([.C25:.U25];&quot;51☻&quot;)" office:value-type="float" office:value="0" calcext:value-type="float">
            <text:p>0</text:p>
          </table:table-cell>
          <table:table-cell table:style-name="ce261" table:formula="of:=COUNTIF([.C25:.U25];&quot;52&quot;)+COUNTIF([.C25:.U25];&quot;52$&quot;)+COUNTIF([.C25:.U25];&quot;52☻&quot;)" office:value-type="float" office:value="0" calcext:value-type="float">
            <text:p>0</text:p>
          </table:table-cell>
          <table:table-cell table:style-name="ce261" table:formula="of:=COUNTIF([.C25:.U25];&quot;51¶&quot;)" office:value-type="float" office:value="0" calcext:value-type="float">
            <text:p>0</text:p>
          </table:table-cell>
          <table:table-cell table:style-name="ce261" table:formula="of:=COUNTIF([.C25:.U25];&quot;52¶&quot;)" office:value-type="float" office:value="0" calcext:value-type="float">
            <text:p>0</text:p>
          </table:table-cell>
          <table:table-cell table:style-name="ce261" table:formula="of:=COUNTIF([.C25:.U25];&quot;U&quot;)+COUNTIF([.C25:.U25];&quot;U☻&quot;)+COUNTIF([.C25:.U25];&quot;U☺&quot;)" office:value-type="float" office:value="0" calcext:value-type="float">
            <text:p>0</text:p>
          </table:table-cell>
          <table:table-cell table:style-name="ce261" table:formula="of:=COUNTIF([.C25:.U25];&quot;KVIT&quot;)+COUNTIF([.C25:.U25];&quot;KVIT☻&quot;)+COUNTIF([.C25:.U25];&quot;kvit$&quot;)" office:value-type="float" office:value="0" calcext:value-type="float">
            <text:p>0</text:p>
          </table:table-cell>
          <table:table-cell table:style-name="ce262" table:formula="of:=COUNTBLANK([.C25:.T25])-3" office:value-type="float" office:value="15" calcext:value-type="float">
            <text:p>15</text:p>
          </table:table-cell>
          <table:table-cell table:style-name="ce263" table:formula="of:=COUNTIF([.C25:.U25];&quot;x&quot;)" office:value-type="float" office:value="0" calcext:value-type="float">
            <text:p>0</text:p>
          </table:table-cell>
          <table:table-cell table:style-name="ce264" table:formula="of:=COUNTIF([.C25:.U25];&quot;51&quot;)+COUNTIF([.C25:.U25];&quot;51☻&quot;)+COUNTIF([.C25:.U25];&quot;2&quot;)+COUNTIF([.C25:.U25];&quot;52&quot;)+COUNTIF([.C25:.U25];&quot;52☻&quot;)+COUNTIF([.C25:.U25];&quot;51$&quot;)+COUNTIF([.C25:.U25];&quot;52$&quot;)" office:value-type="float" office:value="0" calcext:value-type="float">
            <text:p>0</text:p>
          </table:table-cell>
          <table:table-cell table:style-name="ce5" table:formula="of:=[$Predloge.$B$25]" office:value-type="string" office:string-value="51¶" calcext:value-type="string">
            <text:p>51¶</text:p>
          </table:table-cell>
          <table:table-cell table:style-name="ce142" table:formula="of:=RIGHT([.C25];1)">
            <text:p/>
          </table:table-cell>
          <table:table-cell table:style-name="ce142" table:formula="of:=RIGHT([.D25];1)">
            <text:p/>
          </table:table-cell>
          <table:table-cell table:style-name="ce142" table:formula="of:=RIGHT([.E25];1)">
            <text:p/>
          </table:table-cell>
          <table:table-cell table:style-name="ce142" table:formula="of:=RIGHT([.F25];1)">
            <text:p/>
          </table:table-cell>
          <table:table-cell table:style-name="ce142" table:formula="of:=RIGHT([.G25];1)">
            <text:p/>
          </table:table-cell>
          <table:table-cell table:style-name="ce142" table:formula="of:=RIGHT([.H25];1)">
            <text:p/>
          </table:table-cell>
          <table:table-cell table:style-name="ce142" table:formula="of:=RIGHT([.I25];1)">
            <text:p/>
          </table:table-cell>
          <table:table-cell table:style-name="ce142" table:formula="of:=RIGHT([.J25];1)">
            <text:p/>
          </table:table-cell>
          <table:table-cell table:style-name="ce142" table:formula="of:=RIGHT([.K25];1)">
            <text:p/>
          </table:table-cell>
          <table:table-cell table:style-name="ce142" table:formula="of:=RIGHT([.L25];1)">
            <text:p/>
          </table:table-cell>
          <table:table-cell table:style-name="ce142" table:formula="of:=RIGHT([.M25];1)">
            <text:p/>
          </table:table-cell>
          <table:table-cell table:style-name="ce142" table:formula="of:=RIGHT([.N25];1)">
            <text:p/>
          </table:table-cell>
          <table:table-cell table:style-name="ce142" table:formula="of:=RIGHT([.O25];1)">
            <text:p/>
          </table:table-cell>
          <table:table-cell table:style-name="ce142" table:formula="of:=RIGHT([.P25];1)">
            <text:p/>
          </table:table-cell>
          <table:table-cell table:style-name="ce142" table:formula="of:=RIGHT([.Q25];1)">
            <text:p/>
          </table:table-cell>
          <table:table-cell table:style-name="ce142" table:formula="of:=RIGHT([.R25];1)">
            <text:p/>
          </table:table-cell>
          <table:table-cell table:style-name="ce142" table:formula="of:=RIGHT([.U25];1)">
            <text:p/>
          </table:table-cell>
          <table:table-cell table:style-name="ce142" table:formula="of:=RIGHT([.V25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5" calcext:value-type="date">
            <text:p>25/ dec</text:p>
          </table:table-cell>
          <table:table-cell table:style-name="ce30" table:formula="of:=TEXT([.A26];&quot;Ddd&quot;)" office:value-type="string" office:string-value="sob" calcext:value-type="string">
            <text:p>sob</text:p>
          </table:table-cell>
          <table:table-cell table:style-name="ce36" table:number-columns-repeated="19"/>
          <table:table-cell table:style-name="ce43"/>
          <table:table-cell table:style-name="ce261" table:formula="of:=COUNTIF([.AI26:.AZ26];&quot;☻&quot;)" office:value-type="float" office:value="0" calcext:value-type="float">
            <text:p>0</text:p>
          </table:table-cell>
          <table:table-cell table:style-name="ce261" table:formula="of:=COUNTIF([.AI26:.AZ26];&quot;☺&quot;)" office:value-type="float" office:value="0" calcext:value-type="float">
            <text:p>0</text:p>
          </table:table-cell>
          <table:table-cell table:style-name="ce261" table:formula="of:=COUNTIF([.C26:.U26];&quot;51&quot;)+COUNTIF([.C26:.U26];&quot;51$&quot;)+COUNTIF([.C26:.U26];&quot;51☻&quot;)" office:value-type="float" office:value="0" calcext:value-type="float">
            <text:p>0</text:p>
          </table:table-cell>
          <table:table-cell table:style-name="ce261" table:formula="of:=COUNTIF([.C26:.U26];&quot;52&quot;)+COUNTIF([.C26:.U26];&quot;52$&quot;)+COUNTIF([.C26:.U26];&quot;52☻&quot;)" office:value-type="float" office:value="0" calcext:value-type="float">
            <text:p>0</text:p>
          </table:table-cell>
          <table:table-cell table:style-name="ce261" table:formula="of:=COUNTIF([.C26:.U26];&quot;51¶&quot;)" office:value-type="float" office:value="0" calcext:value-type="float">
            <text:p>0</text:p>
          </table:table-cell>
          <table:table-cell table:style-name="ce261" table:formula="of:=COUNTIF([.C26:.U26];&quot;52¶&quot;)" office:value-type="float" office:value="0" calcext:value-type="float">
            <text:p>0</text:p>
          </table:table-cell>
          <table:table-cell table:style-name="ce261" table:formula="of:=COUNTIF([.C26:.U26];&quot;U&quot;)+COUNTIF([.C26:.U26];&quot;U☻&quot;)+COUNTIF([.C26:.U26];&quot;U☺&quot;)" office:value-type="float" office:value="0" calcext:value-type="float">
            <text:p>0</text:p>
          </table:table-cell>
          <table:table-cell table:style-name="ce261" table:formula="of:=COUNTIF([.C26:.U26];&quot;KVIT&quot;)+COUNTIF([.C26:.U26];&quot;KVIT☻&quot;)+COUNTIF([.C26:.U26];&quot;kvit$&quot;)" office:value-type="float" office:value="0" calcext:value-type="float">
            <text:p>0</text:p>
          </table:table-cell>
          <table:table-cell table:style-name="ce262" table:formula="of:=COUNTBLANK([.C26:.T26])-3" office:value-type="float" office:value="15" calcext:value-type="float">
            <text:p>15</text:p>
          </table:table-cell>
          <table:table-cell table:style-name="ce263" table:formula="of:=COUNTIF([.C26:.U26];&quot;x&quot;)" office:value-type="float" office:value="0" calcext:value-type="float">
            <text:p>0</text:p>
          </table:table-cell>
          <table:table-cell table:style-name="ce264" table:formula="of:=COUNTIF([.C26:.U26];&quot;51&quot;)+COUNTIF([.C26:.U26];&quot;51☻&quot;)+COUNTIF([.C26:.U26];&quot;2&quot;)+COUNTIF([.C26:.U26];&quot;52&quot;)+COUNTIF([.C26:.U26];&quot;52☻&quot;)+COUNTIF([.C26:.U26];&quot;51$&quot;)+COUNTIF([.C26:.U26];&quot;52$&quot;)" office:value-type="float" office:value="0" calcext:value-type="float">
            <text:p>0</text:p>
          </table:table-cell>
          <table:table-cell table:style-name="ce5" table:formula="of:=[$Predloge.$B$26]" office:value-type="string" office:string-value="52¶" calcext:value-type="string">
            <text:p>52¶</text:p>
          </table:table-cell>
          <table:table-cell table:style-name="ce142" table:formula="of:=RIGHT([.C26];1)">
            <text:p/>
          </table:table-cell>
          <table:table-cell table:style-name="ce142" table:formula="of:=RIGHT([.D26];1)">
            <text:p/>
          </table:table-cell>
          <table:table-cell table:style-name="ce142" table:formula="of:=RIGHT([.E26];1)">
            <text:p/>
          </table:table-cell>
          <table:table-cell table:style-name="ce142" table:formula="of:=RIGHT([.F26];1)">
            <text:p/>
          </table:table-cell>
          <table:table-cell table:style-name="ce142" table:formula="of:=RIGHT([.G26];1)">
            <text:p/>
          </table:table-cell>
          <table:table-cell table:style-name="ce142" table:formula="of:=RIGHT([.H26];1)">
            <text:p/>
          </table:table-cell>
          <table:table-cell table:style-name="ce142" table:formula="of:=RIGHT([.I26];1)">
            <text:p/>
          </table:table-cell>
          <table:table-cell table:style-name="ce142" table:formula="of:=RIGHT([.J26];1)">
            <text:p/>
          </table:table-cell>
          <table:table-cell table:style-name="ce142" table:formula="of:=RIGHT([.K26];1)">
            <text:p/>
          </table:table-cell>
          <table:table-cell table:style-name="ce142" table:formula="of:=RIGHT([.L26];1)">
            <text:p/>
          </table:table-cell>
          <table:table-cell table:style-name="ce142" table:formula="of:=RIGHT([.M26];1)">
            <text:p/>
          </table:table-cell>
          <table:table-cell table:style-name="ce142" table:formula="of:=RIGHT([.N26];1)">
            <text:p/>
          </table:table-cell>
          <table:table-cell table:style-name="ce142" table:formula="of:=RIGHT([.O26];1)">
            <text:p/>
          </table:table-cell>
          <table:table-cell table:style-name="ce142" table:formula="of:=RIGHT([.P26];1)">
            <text:p/>
          </table:table-cell>
          <table:table-cell table:style-name="ce142" table:formula="of:=RIGHT([.Q26];1)">
            <text:p/>
          </table:table-cell>
          <table:table-cell table:style-name="ce142" table:formula="of:=RIGHT([.R26];1)">
            <text:p/>
          </table:table-cell>
          <table:table-cell table:style-name="ce142" table:formula="of:=RIGHT([.U26];1)">
            <text:p/>
          </table:table-cell>
          <table:table-cell table:style-name="ce142" table:formula="of:=RIGHT([.V26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6" calcext:value-type="date">
            <text:p>26/ dec</text:p>
          </table:table-cell>
          <table:table-cell table:style-name="ce30" table:formula="of:=TEXT([.A27];&quot;Ddd&quot;)" office:value-type="string" office:string-value="ned" calcext:value-type="string">
            <text:p>ned</text:p>
          </table:table-cell>
          <table:table-cell table:style-name="ce36" table:number-columns-repeated="19"/>
          <table:table-cell table:style-name="ce43"/>
          <table:table-cell table:style-name="ce261" table:formula="of:=COUNTIF([.AI27:.AZ27];&quot;☻&quot;)" office:value-type="float" office:value="0" calcext:value-type="float">
            <text:p>0</text:p>
          </table:table-cell>
          <table:table-cell table:style-name="ce261" table:formula="of:=COUNTIF([.AI27:.AZ27];&quot;☺&quot;)" office:value-type="float" office:value="0" calcext:value-type="float">
            <text:p>0</text:p>
          </table:table-cell>
          <table:table-cell table:style-name="ce261" table:formula="of:=COUNTIF([.C27:.U27];&quot;51&quot;)+COUNTIF([.C27:.U27];&quot;51$&quot;)+COUNTIF([.C27:.U27];&quot;51☻&quot;)" office:value-type="float" office:value="0" calcext:value-type="float">
            <text:p>0</text:p>
          </table:table-cell>
          <table:table-cell table:style-name="ce261" table:formula="of:=COUNTIF([.C27:.U27];&quot;52&quot;)+COUNTIF([.C27:.U27];&quot;52$&quot;)+COUNTIF([.C27:.U27];&quot;52☻&quot;)" office:value-type="float" office:value="0" calcext:value-type="float">
            <text:p>0</text:p>
          </table:table-cell>
          <table:table-cell table:style-name="ce261" table:formula="of:=COUNTIF([.C27:.U27];&quot;51¶&quot;)" office:value-type="float" office:value="0" calcext:value-type="float">
            <text:p>0</text:p>
          </table:table-cell>
          <table:table-cell table:style-name="ce261" table:formula="of:=COUNTIF([.C27:.U27];&quot;52¶&quot;)" office:value-type="float" office:value="0" calcext:value-type="float">
            <text:p>0</text:p>
          </table:table-cell>
          <table:table-cell table:style-name="ce261" table:formula="of:=COUNTIF([.C27:.U27];&quot;U&quot;)+COUNTIF([.C27:.U27];&quot;U☻&quot;)+COUNTIF([.C27:.U27];&quot;U☺&quot;)" office:value-type="float" office:value="0" calcext:value-type="float">
            <text:p>0</text:p>
          </table:table-cell>
          <table:table-cell table:style-name="ce261" table:formula="of:=COUNTIF([.C27:.U27];&quot;KVIT&quot;)+COUNTIF([.C27:.U27];&quot;KVIT☻&quot;)+COUNTIF([.C27:.U27];&quot;kvit$&quot;)" office:value-type="float" office:value="0" calcext:value-type="float">
            <text:p>0</text:p>
          </table:table-cell>
          <table:table-cell table:style-name="ce262" table:formula="of:=COUNTBLANK([.C27:.T27])-3" office:value-type="float" office:value="15" calcext:value-type="float">
            <text:p>15</text:p>
          </table:table-cell>
          <table:table-cell table:style-name="ce263" table:formula="of:=COUNTIF([.C27:.U27];&quot;x&quot;)" office:value-type="float" office:value="0" calcext:value-type="float">
            <text:p>0</text:p>
          </table:table-cell>
          <table:table-cell table:style-name="ce264" table:formula="of:=COUNTIF([.C27:.U27];&quot;51&quot;)+COUNTIF([.C27:.U27];&quot;51☻&quot;)+COUNTIF([.C27:.U27];&quot;2&quot;)+COUNTIF([.C27:.U27];&quot;52&quot;)+COUNTIF([.C27:.U27];&quot;52☻&quot;)+COUNTIF([.C27:.U27];&quot;51$&quot;)+COUNTIF([.C27:.U27];&quot;52$&quot;)" office:value-type="float" office:value="0" calcext:value-type="float">
            <text:p>0</text:p>
          </table:table-cell>
          <table:table-cell table:style-name="ce12" table:formula="of:=[$Predloge.$B$27]" office:value-type="string" office:string-value="KVIT☺" calcext:value-type="string">
            <text:p>KVIT☺</text:p>
          </table:table-cell>
          <table:table-cell table:style-name="ce142" table:formula="of:=RIGHT([.C27];1)">
            <text:p/>
          </table:table-cell>
          <table:table-cell table:style-name="ce142" table:formula="of:=RIGHT([.D27];1)">
            <text:p/>
          </table:table-cell>
          <table:table-cell table:style-name="ce142" table:formula="of:=RIGHT([.E27];1)">
            <text:p/>
          </table:table-cell>
          <table:table-cell table:style-name="ce142" table:formula="of:=RIGHT([.F27];1)">
            <text:p/>
          </table:table-cell>
          <table:table-cell table:style-name="ce142" table:formula="of:=RIGHT([.G27];1)">
            <text:p/>
          </table:table-cell>
          <table:table-cell table:style-name="ce142" table:formula="of:=RIGHT([.H27];1)">
            <text:p/>
          </table:table-cell>
          <table:table-cell table:style-name="ce142" table:formula="of:=RIGHT([.I27];1)">
            <text:p/>
          </table:table-cell>
          <table:table-cell table:style-name="ce142" table:formula="of:=RIGHT([.J27];1)">
            <text:p/>
          </table:table-cell>
          <table:table-cell table:style-name="ce142" table:formula="of:=RIGHT([.K27];1)">
            <text:p/>
          </table:table-cell>
          <table:table-cell table:style-name="ce142" table:formula="of:=RIGHT([.L27];1)">
            <text:p/>
          </table:table-cell>
          <table:table-cell table:style-name="ce142" table:formula="of:=RIGHT([.M27];1)">
            <text:p/>
          </table:table-cell>
          <table:table-cell table:style-name="ce142" table:formula="of:=RIGHT([.N27];1)">
            <text:p/>
          </table:table-cell>
          <table:table-cell table:style-name="ce142" table:formula="of:=RIGHT([.O27];1)">
            <text:p/>
          </table:table-cell>
          <table:table-cell table:style-name="ce142" table:formula="of:=RIGHT([.P27];1)">
            <text:p/>
          </table:table-cell>
          <table:table-cell table:style-name="ce142" table:formula="of:=RIGHT([.Q27];1)">
            <text:p/>
          </table:table-cell>
          <table:table-cell table:style-name="ce142" table:formula="of:=RIGHT([.R27];1)">
            <text:p/>
          </table:table-cell>
          <table:table-cell table:style-name="ce142" table:formula="of:=RIGHT([.U27];1)">
            <text:p/>
          </table:table-cell>
          <table:table-cell table:style-name="ce142" table:formula="of:=RIGHT([.V27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7" calcext:value-type="date">
            <text:p>27/ dec</text:p>
          </table:table-cell>
          <table:table-cell table:style-name="ce252" table:formula="of:=TEXT([.A28];&quot;Ddd&quot;)" office:value-type="string" office:string-value="pon" calcext:value-type="string">
            <text:p>pon</text:p>
          </table:table-cell>
          <table:table-cell table:style-name="ce254" table:number-columns-repeated="19"/>
          <table:table-cell table:style-name="ce259"/>
          <table:table-cell table:style-name="ce261" table:formula="of:=COUNTIF([.AI28:.AZ28];&quot;☻&quot;)" office:value-type="float" office:value="0" calcext:value-type="float">
            <text:p>0</text:p>
          </table:table-cell>
          <table:table-cell table:style-name="ce261" table:formula="of:=COUNTIF([.AI28:.AZ28];&quot;☺&quot;)" office:value-type="float" office:value="0" calcext:value-type="float">
            <text:p>0</text:p>
          </table:table-cell>
          <table:table-cell table:style-name="ce261" table:formula="of:=COUNTIF([.C28:.U28];&quot;51&quot;)+COUNTIF([.C28:.U28];&quot;51$&quot;)+COUNTIF([.C28:.U28];&quot;51☻&quot;)" office:value-type="float" office:value="0" calcext:value-type="float">
            <text:p>0</text:p>
          </table:table-cell>
          <table:table-cell table:style-name="ce261" table:formula="of:=COUNTIF([.C28:.U28];&quot;52&quot;)+COUNTIF([.C28:.U28];&quot;52$&quot;)+COUNTIF([.C28:.U28];&quot;52☻&quot;)" office:value-type="float" office:value="0" calcext:value-type="float">
            <text:p>0</text:p>
          </table:table-cell>
          <table:table-cell table:style-name="ce261" table:formula="of:=COUNTIF([.C28:.U28];&quot;51¶&quot;)" office:value-type="float" office:value="0" calcext:value-type="float">
            <text:p>0</text:p>
          </table:table-cell>
          <table:table-cell table:style-name="ce261" table:formula="of:=COUNTIF([.C28:.U28];&quot;52¶&quot;)" office:value-type="float" office:value="0" calcext:value-type="float">
            <text:p>0</text:p>
          </table:table-cell>
          <table:table-cell table:style-name="ce261" table:formula="of:=COUNTIF([.C28:.U28];&quot;U&quot;)+COUNTIF([.C28:.U28];&quot;U☻&quot;)+COUNTIF([.C28:.U28];&quot;U☺&quot;)" office:value-type="float" office:value="0" calcext:value-type="float">
            <text:p>0</text:p>
          </table:table-cell>
          <table:table-cell table:style-name="ce261" table:formula="of:=COUNTIF([.C28:.U28];&quot;KVIT&quot;)+COUNTIF([.C28:.U28];&quot;KVIT☻&quot;)+COUNTIF([.C28:.U28];&quot;kvit$&quot;)" office:value-type="float" office:value="0" calcext:value-type="float">
            <text:p>0</text:p>
          </table:table-cell>
          <table:table-cell table:style-name="ce262" table:formula="of:=COUNTBLANK([.C28:.T28])-3" office:value-type="float" office:value="15" calcext:value-type="float">
            <text:p>15</text:p>
          </table:table-cell>
          <table:table-cell table:style-name="ce263" table:formula="of:=COUNTIF([.C28:.U28];&quot;x&quot;)" office:value-type="float" office:value="0" calcext:value-type="float">
            <text:p>0</text:p>
          </table:table-cell>
          <table:table-cell table:style-name="ce264" table:formula="of:=COUNTIF([.C28:.U28];&quot;51&quot;)+COUNTIF([.C28:.U28];&quot;51☻&quot;)+COUNTIF([.C28:.U28];&quot;2&quot;)+COUNTIF([.C28:.U28];&quot;52&quot;)+COUNTIF([.C28:.U28];&quot;52☻&quot;)+COUNTIF([.C28:.U28];&quot;51$&quot;)+COUNTIF([.C28:.U28];&quot;52$&quot;)" office:value-type="float" office:value="0" calcext:value-type="float">
            <text:p>0</text:p>
          </table:table-cell>
          <table:table-cell table:style-name="ce13" table:formula="of:=[$Predloge.$B$28]" office:value-type="string" office:string-value="KO" calcext:value-type="string">
            <text:p>KO</text:p>
          </table:table-cell>
          <table:table-cell table:style-name="ce142" table:formula="of:=RIGHT([.C28];1)">
            <text:p/>
          </table:table-cell>
          <table:table-cell table:style-name="ce142" table:formula="of:=RIGHT([.D28];1)">
            <text:p/>
          </table:table-cell>
          <table:table-cell table:style-name="ce142" table:formula="of:=RIGHT([.E28];1)">
            <text:p/>
          </table:table-cell>
          <table:table-cell table:style-name="ce142" table:formula="of:=RIGHT([.F28];1)">
            <text:p/>
          </table:table-cell>
          <table:table-cell table:style-name="ce142" table:formula="of:=RIGHT([.G28];1)">
            <text:p/>
          </table:table-cell>
          <table:table-cell table:style-name="ce142" table:formula="of:=RIGHT([.H28];1)">
            <text:p/>
          </table:table-cell>
          <table:table-cell table:style-name="ce142" table:formula="of:=RIGHT([.I28];1)">
            <text:p/>
          </table:table-cell>
          <table:table-cell table:style-name="ce142" table:formula="of:=RIGHT([.J28];1)">
            <text:p/>
          </table:table-cell>
          <table:table-cell table:style-name="ce142" table:formula="of:=RIGHT([.K28];1)">
            <text:p/>
          </table:table-cell>
          <table:table-cell table:style-name="ce142" table:formula="of:=RIGHT([.L28];1)">
            <text:p/>
          </table:table-cell>
          <table:table-cell table:style-name="ce142" table:formula="of:=RIGHT([.M28];1)">
            <text:p/>
          </table:table-cell>
          <table:table-cell table:style-name="ce142" table:formula="of:=RIGHT([.N28];1)">
            <text:p/>
          </table:table-cell>
          <table:table-cell table:style-name="ce142" table:formula="of:=RIGHT([.O28];1)">
            <text:p/>
          </table:table-cell>
          <table:table-cell table:style-name="ce142" table:formula="of:=RIGHT([.P28];1)">
            <text:p/>
          </table:table-cell>
          <table:table-cell table:style-name="ce142" table:formula="of:=RIGHT([.Q28];1)">
            <text:p/>
          </table:table-cell>
          <table:table-cell table:style-name="ce142" table:formula="of:=RIGHT([.R28];1)">
            <text:p/>
          </table:table-cell>
          <table:table-cell table:style-name="ce142" table:formula="of:=RIGHT([.U28];1)">
            <text:p/>
          </table:table-cell>
          <table:table-cell table:style-name="ce142" table:formula="of:=RIGHT([.V28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8" calcext:value-type="date">
            <text:p>28/ dec</text:p>
          </table:table-cell>
          <table:table-cell table:style-name="ce252" table:formula="of:=TEXT([.A29];&quot;Ddd&quot;)" office:value-type="string" office:string-value="tor" calcext:value-type="string">
            <text:p>tor</text:p>
          </table:table-cell>
          <table:table-cell table:style-name="ce254" table:number-columns-repeated="19"/>
          <table:table-cell table:style-name="ce259"/>
          <table:table-cell table:style-name="ce261" table:formula="of:=COUNTIF([.AI29:.AZ29];&quot;☻&quot;)" office:value-type="float" office:value="0" calcext:value-type="float">
            <text:p>0</text:p>
          </table:table-cell>
          <table:table-cell table:style-name="ce261" table:formula="of:=COUNTIF([.AI29:.AZ29];&quot;☺&quot;)" office:value-type="float" office:value="0" calcext:value-type="float">
            <text:p>0</text:p>
          </table:table-cell>
          <table:table-cell table:style-name="ce261" table:formula="of:=COUNTIF([.C29:.U29];&quot;51&quot;)+COUNTIF([.C29:.U29];&quot;51$&quot;)+COUNTIF([.C29:.U29];&quot;51☻&quot;)" office:value-type="float" office:value="0" calcext:value-type="float">
            <text:p>0</text:p>
          </table:table-cell>
          <table:table-cell table:style-name="ce261" table:formula="of:=COUNTIF([.C29:.U29];&quot;52&quot;)+COUNTIF([.C29:.U29];&quot;52$&quot;)+COUNTIF([.C29:.U29];&quot;52☻&quot;)" office:value-type="float" office:value="0" calcext:value-type="float">
            <text:p>0</text:p>
          </table:table-cell>
          <table:table-cell table:style-name="ce261" table:formula="of:=COUNTIF([.C29:.U29];&quot;51¶&quot;)" office:value-type="float" office:value="0" calcext:value-type="float">
            <text:p>0</text:p>
          </table:table-cell>
          <table:table-cell table:style-name="ce261" table:formula="of:=COUNTIF([.C29:.U29];&quot;52¶&quot;)" office:value-type="float" office:value="0" calcext:value-type="float">
            <text:p>0</text:p>
          </table:table-cell>
          <table:table-cell table:style-name="ce261" table:formula="of:=COUNTIF([.C29:.U29];&quot;U&quot;)+COUNTIF([.C29:.U29];&quot;U☻&quot;)+COUNTIF([.C29:.U29];&quot;U☺&quot;)" office:value-type="float" office:value="0" calcext:value-type="float">
            <text:p>0</text:p>
          </table:table-cell>
          <table:table-cell table:style-name="ce261" table:formula="of:=COUNTIF([.C29:.U29];&quot;KVIT&quot;)+COUNTIF([.C29:.U29];&quot;KVIT☻&quot;)+COUNTIF([.C29:.U29];&quot;kvit$&quot;)" office:value-type="float" office:value="0" calcext:value-type="float">
            <text:p>0</text:p>
          </table:table-cell>
          <table:table-cell table:style-name="ce262" table:formula="of:=COUNTBLANK([.C29:.T29])-3" office:value-type="float" office:value="15" calcext:value-type="float">
            <text:p>15</text:p>
          </table:table-cell>
          <table:table-cell table:style-name="ce263" table:formula="of:=COUNTIF([.C29:.U29];&quot;x&quot;)" office:value-type="float" office:value="0" calcext:value-type="float">
            <text:p>0</text:p>
          </table:table-cell>
          <table:table-cell table:style-name="ce264" table:formula="of:=COUNTIF([.C29:.U29];&quot;51&quot;)+COUNTIF([.C29:.U29];&quot;51☻&quot;)+COUNTIF([.C29:.U29];&quot;2&quot;)+COUNTIF([.C29:.U29];&quot;52&quot;)+COUNTIF([.C29:.U29];&quot;52☻&quot;)+COUNTIF([.C29:.U29];&quot;51$&quot;)+COUNTIF([.C29:.U29];&quot;52$&quot;)" office:value-type="float" office:value="0" calcext:value-type="float">
            <text:p>0</text:p>
          </table:table-cell>
          <table:table-cell table:style-name="ce13" table:formula="of:=[$Predloge.$B$29]" office:value-type="string" office:string-value="Rt" calcext:value-type="string">
            <text:p>Rt</text:p>
          </table:table-cell>
          <table:table-cell table:style-name="ce142" table:formula="of:=RIGHT([.C29];1)">
            <text:p/>
          </table:table-cell>
          <table:table-cell table:style-name="ce142" table:formula="of:=RIGHT([.D29];1)">
            <text:p/>
          </table:table-cell>
          <table:table-cell table:style-name="ce142" table:formula="of:=RIGHT([.E29];1)">
            <text:p/>
          </table:table-cell>
          <table:table-cell table:style-name="ce142" table:formula="of:=RIGHT([.F29];1)">
            <text:p/>
          </table:table-cell>
          <table:table-cell table:style-name="ce142" table:formula="of:=RIGHT([.G29];1)">
            <text:p/>
          </table:table-cell>
          <table:table-cell table:style-name="ce142" table:formula="of:=RIGHT([.H29];1)">
            <text:p/>
          </table:table-cell>
          <table:table-cell table:style-name="ce142" table:formula="of:=RIGHT([.I29];1)">
            <text:p/>
          </table:table-cell>
          <table:table-cell table:style-name="ce142" table:formula="of:=RIGHT([.J29];1)">
            <text:p/>
          </table:table-cell>
          <table:table-cell table:style-name="ce142" table:formula="of:=RIGHT([.K29];1)">
            <text:p/>
          </table:table-cell>
          <table:table-cell table:style-name="ce142" table:formula="of:=RIGHT([.L29];1)">
            <text:p/>
          </table:table-cell>
          <table:table-cell table:style-name="ce142" table:formula="of:=RIGHT([.M29];1)">
            <text:p/>
          </table:table-cell>
          <table:table-cell table:style-name="ce142" table:formula="of:=RIGHT([.N29];1)">
            <text:p/>
          </table:table-cell>
          <table:table-cell table:style-name="ce142" table:formula="of:=RIGHT([.O29];1)">
            <text:p/>
          </table:table-cell>
          <table:table-cell table:style-name="ce142" table:formula="of:=RIGHT([.P29];1)">
            <text:p/>
          </table:table-cell>
          <table:table-cell table:style-name="ce142" table:formula="of:=RIGHT([.Q29];1)">
            <text:p/>
          </table:table-cell>
          <table:table-cell table:style-name="ce142" table:formula="of:=RIGHT([.R29];1)">
            <text:p/>
          </table:table-cell>
          <table:table-cell table:style-name="ce142" table:formula="of:=RIGHT([.U29];1)">
            <text:p/>
          </table:table-cell>
          <table:table-cell table:style-name="ce142" table:formula="of:=RIGHT([.V29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29" calcext:value-type="date">
            <text:p>29/ dec</text:p>
          </table:table-cell>
          <table:table-cell table:style-name="ce252" table:formula="of:=TEXT([.A30];&quot;Ddd&quot;)" office:value-type="string" office:string-value="sre" calcext:value-type="string">
            <text:p>sre</text:p>
          </table:table-cell>
          <table:table-cell table:style-name="ce254" table:number-columns-repeated="19"/>
          <table:table-cell table:style-name="ce259"/>
          <table:table-cell table:style-name="ce261" table:formula="of:=COUNTIF([.AI30:.AZ30];&quot;☻&quot;)" office:value-type="float" office:value="0" calcext:value-type="float">
            <text:p>0</text:p>
          </table:table-cell>
          <table:table-cell table:style-name="ce261" table:formula="of:=COUNTIF([.AI30:.AZ30];&quot;☺&quot;)" office:value-type="float" office:value="0" calcext:value-type="float">
            <text:p>0</text:p>
          </table:table-cell>
          <table:table-cell table:style-name="ce261" table:formula="of:=COUNTIF([.C30:.U30];&quot;51&quot;)+COUNTIF([.C30:.U30];&quot;51$&quot;)+COUNTIF([.C30:.U30];&quot;51☻&quot;)" office:value-type="float" office:value="0" calcext:value-type="float">
            <text:p>0</text:p>
          </table:table-cell>
          <table:table-cell table:style-name="ce261" table:formula="of:=COUNTIF([.C30:.U30];&quot;52&quot;)+COUNTIF([.C30:.U30];&quot;52$&quot;)+COUNTIF([.C30:.U30];&quot;52☻&quot;)" office:value-type="float" office:value="0" calcext:value-type="float">
            <text:p>0</text:p>
          </table:table-cell>
          <table:table-cell table:style-name="ce261" table:formula="of:=COUNTIF([.C30:.U30];&quot;51¶&quot;)" office:value-type="float" office:value="0" calcext:value-type="float">
            <text:p>0</text:p>
          </table:table-cell>
          <table:table-cell table:style-name="ce261" table:formula="of:=COUNTIF([.C30:.U30];&quot;52¶&quot;)" office:value-type="float" office:value="0" calcext:value-type="float">
            <text:p>0</text:p>
          </table:table-cell>
          <table:table-cell table:style-name="ce261" table:formula="of:=COUNTIF([.C30:.U30];&quot;U&quot;)+COUNTIF([.C30:.U30];&quot;U☻&quot;)+COUNTIF([.C30:.U30];&quot;U☺&quot;)" office:value-type="float" office:value="0" calcext:value-type="float">
            <text:p>0</text:p>
          </table:table-cell>
          <table:table-cell table:style-name="ce261" table:formula="of:=COUNTIF([.C30:.U30];&quot;KVIT&quot;)+COUNTIF([.C30:.U30];&quot;KVIT☻&quot;)+COUNTIF([.C30:.U30];&quot;kvit$&quot;)" office:value-type="float" office:value="0" calcext:value-type="float">
            <text:p>0</text:p>
          </table:table-cell>
          <table:table-cell table:style-name="ce262" table:formula="of:=COUNTBLANK([.C30:.T30])-3" office:value-type="float" office:value="15" calcext:value-type="float">
            <text:p>15</text:p>
          </table:table-cell>
          <table:table-cell table:style-name="ce263" table:formula="of:=COUNTIF([.C30:.U30];&quot;x&quot;)" office:value-type="float" office:value="0" calcext:value-type="float">
            <text:p>0</text:p>
          </table:table-cell>
          <table:table-cell table:style-name="ce264" table:formula="of:=COUNTIF([.C30:.U30];&quot;51&quot;)+COUNTIF([.C30:.U30];&quot;51☻&quot;)+COUNTIF([.C30:.U30];&quot;2&quot;)+COUNTIF([.C30:.U30];&quot;52&quot;)+COUNTIF([.C30:.U30];&quot;52☻&quot;)+COUNTIF([.C30:.U30];&quot;51$&quot;)+COUNTIF([.C30:.U30];&quot;52$&quot;)" office:value-type="float" office:value="0" calcext:value-type="float">
            <text:p>0</text:p>
          </table:table-cell>
          <table:table-cell table:style-name="ce3" table:formula="of:=[$Predloge.$B$30]" office:value-type="string" office:string-value="Rt☻" calcext:value-type="string">
            <text:p>Rt☻</text:p>
          </table:table-cell>
          <table:table-cell table:style-name="ce142" table:formula="of:=RIGHT([.C30];1)">
            <text:p/>
          </table:table-cell>
          <table:table-cell table:style-name="ce142" table:formula="of:=RIGHT([.D30];1)">
            <text:p/>
          </table:table-cell>
          <table:table-cell table:style-name="ce142" table:formula="of:=RIGHT([.E30];1)">
            <text:p/>
          </table:table-cell>
          <table:table-cell table:style-name="ce142" table:formula="of:=RIGHT([.F30];1)">
            <text:p/>
          </table:table-cell>
          <table:table-cell table:style-name="ce142" table:formula="of:=RIGHT([.G30];1)">
            <text:p/>
          </table:table-cell>
          <table:table-cell table:style-name="ce142" table:formula="of:=RIGHT([.H30];1)">
            <text:p/>
          </table:table-cell>
          <table:table-cell table:style-name="ce142" table:formula="of:=RIGHT([.I30];1)">
            <text:p/>
          </table:table-cell>
          <table:table-cell table:style-name="ce142" table:formula="of:=RIGHT([.J30];1)">
            <text:p/>
          </table:table-cell>
          <table:table-cell table:style-name="ce142" table:formula="of:=RIGHT([.K30];1)">
            <text:p/>
          </table:table-cell>
          <table:table-cell table:style-name="ce142" table:formula="of:=RIGHT([.L30];1)">
            <text:p/>
          </table:table-cell>
          <table:table-cell table:style-name="ce142" table:formula="of:=RIGHT([.M30];1)">
            <text:p/>
          </table:table-cell>
          <table:table-cell table:style-name="ce142" table:formula="of:=RIGHT([.N30];1)">
            <text:p/>
          </table:table-cell>
          <table:table-cell table:style-name="ce142" table:formula="of:=RIGHT([.O30];1)">
            <text:p/>
          </table:table-cell>
          <table:table-cell table:style-name="ce142" table:formula="of:=RIGHT([.P30];1)">
            <text:p/>
          </table:table-cell>
          <table:table-cell table:style-name="ce142" table:formula="of:=RIGHT([.Q30];1)">
            <text:p/>
          </table:table-cell>
          <table:table-cell table:style-name="ce142" table:formula="of:=RIGHT([.R30];1)">
            <text:p/>
          </table:table-cell>
          <table:table-cell table:style-name="ce142" table:formula="of:=RIGHT([.U30];1)">
            <text:p/>
          </table:table-cell>
          <table:table-cell table:style-name="ce142" table:formula="of:=RIGHT([.V30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30" calcext:value-type="date">
            <text:p>30/ dec</text:p>
          </table:table-cell>
          <table:table-cell table:style-name="ce252" table:formula="of:=TEXT([.A31];&quot;Ddd&quot;)" office:value-type="string" office:string-value="čet" calcext:value-type="string">
            <text:p>čet</text:p>
          </table:table-cell>
          <table:table-cell table:style-name="ce254" table:number-columns-repeated="19"/>
          <table:table-cell table:style-name="ce259"/>
          <table:table-cell table:style-name="ce261" table:formula="of:=COUNTIF([.AI31:.AZ31];&quot;☻&quot;)" office:value-type="float" office:value="0" calcext:value-type="float">
            <text:p>0</text:p>
          </table:table-cell>
          <table:table-cell table:style-name="ce261" table:formula="of:=COUNTIF([.AI31:.AZ31];&quot;☺&quot;)" office:value-type="float" office:value="0" calcext:value-type="float">
            <text:p>0</text:p>
          </table:table-cell>
          <table:table-cell table:style-name="ce261" table:formula="of:=COUNTIF([.C31:.U31];&quot;51&quot;)+COUNTIF([.C31:.U31];&quot;51$&quot;)+COUNTIF([.C31:.U31];&quot;51☻&quot;)" office:value-type="float" office:value="0" calcext:value-type="float">
            <text:p>0</text:p>
          </table:table-cell>
          <table:table-cell table:style-name="ce261" table:formula="of:=COUNTIF([.C31:.U31];&quot;52&quot;)+COUNTIF([.C31:.U31];&quot;52$&quot;)+COUNTIF([.C31:.U31];&quot;52☻&quot;)" office:value-type="float" office:value="0" calcext:value-type="float">
            <text:p>0</text:p>
          </table:table-cell>
          <table:table-cell table:style-name="ce261" table:formula="of:=COUNTIF([.C31:.U31];&quot;51¶&quot;)" office:value-type="float" office:value="0" calcext:value-type="float">
            <text:p>0</text:p>
          </table:table-cell>
          <table:table-cell table:style-name="ce261" table:formula="of:=COUNTIF([.C31:.U31];&quot;52¶&quot;)" office:value-type="float" office:value="0" calcext:value-type="float">
            <text:p>0</text:p>
          </table:table-cell>
          <table:table-cell table:style-name="ce261" table:formula="of:=COUNTIF([.C31:.U31];&quot;U&quot;)+COUNTIF([.C31:.U31];&quot;U☻&quot;)+COUNTIF([.C31:.U31];&quot;U☺&quot;)" office:value-type="float" office:value="0" calcext:value-type="float">
            <text:p>0</text:p>
          </table:table-cell>
          <table:table-cell table:style-name="ce261" table:formula="of:=COUNTIF([.C31:.U31];&quot;KVIT&quot;)+COUNTIF([.C31:.U31];&quot;KVIT☻&quot;)+COUNTIF([.C31:.U31];&quot;kvit$&quot;)" office:value-type="float" office:value="0" calcext:value-type="float">
            <text:p>0</text:p>
          </table:table-cell>
          <table:table-cell table:style-name="ce262" table:formula="of:=COUNTBLANK([.C31:.T31])-3" office:value-type="float" office:value="15" calcext:value-type="float">
            <text:p>15</text:p>
          </table:table-cell>
          <table:table-cell table:style-name="ce263" table:formula="of:=COUNTIF([.C31:.U31];&quot;x&quot;)" office:value-type="float" office:value="0" calcext:value-type="float">
            <text:p>0</text:p>
          </table:table-cell>
          <table:table-cell table:style-name="ce264" table:formula="of:=COUNTIF([.C31:.U31];&quot;51&quot;)+COUNTIF([.C31:.U31];&quot;51☻&quot;)+COUNTIF([.C31:.U31];&quot;2&quot;)+COUNTIF([.C31:.U31];&quot;52&quot;)+COUNTIF([.C31:.U31];&quot;52☻&quot;)+COUNTIF([.C31:.U31];&quot;51$&quot;)+COUNTIF([.C31:.U31];&quot;52$&quot;)" office:value-type="float" office:value="0" calcext:value-type="float">
            <text:p>0</text:p>
          </table:table-cell>
          <table:table-cell table:style-name="ce14" table:formula="of:=[$Predloge.$B$31]" office:value-type="string" office:string-value="Rt☺" calcext:value-type="string">
            <text:p>Rt☺</text:p>
          </table:table-cell>
          <table:table-cell table:style-name="ce142" table:formula="of:=RIGHT([.C31];1)">
            <text:p/>
          </table:table-cell>
          <table:table-cell table:style-name="ce142" table:formula="of:=RIGHT([.D31];1)">
            <text:p/>
          </table:table-cell>
          <table:table-cell table:style-name="ce142" table:formula="of:=RIGHT([.E31];1)">
            <text:p/>
          </table:table-cell>
          <table:table-cell table:style-name="ce142" table:formula="of:=RIGHT([.F31];1)">
            <text:p/>
          </table:table-cell>
          <table:table-cell table:style-name="ce142" table:formula="of:=RIGHT([.G31];1)">
            <text:p/>
          </table:table-cell>
          <table:table-cell table:style-name="ce142" table:formula="of:=RIGHT([.H31];1)">
            <text:p/>
          </table:table-cell>
          <table:table-cell table:style-name="ce142" table:formula="of:=RIGHT([.I31];1)">
            <text:p/>
          </table:table-cell>
          <table:table-cell table:style-name="ce142" table:formula="of:=RIGHT([.J31];1)">
            <text:p/>
          </table:table-cell>
          <table:table-cell table:style-name="ce142" table:formula="of:=RIGHT([.K31];1)">
            <text:p/>
          </table:table-cell>
          <table:table-cell table:style-name="ce142" table:formula="of:=RIGHT([.L31];1)">
            <text:p/>
          </table:table-cell>
          <table:table-cell table:style-name="ce142" table:formula="of:=RIGHT([.M31];1)">
            <text:p/>
          </table:table-cell>
          <table:table-cell table:style-name="ce142" table:formula="of:=RIGHT([.N31];1)">
            <text:p/>
          </table:table-cell>
          <table:table-cell table:style-name="ce142" table:formula="of:=RIGHT([.O31];1)">
            <text:p/>
          </table:table-cell>
          <table:table-cell table:style-name="ce142" table:formula="of:=RIGHT([.P31];1)">
            <text:p/>
          </table:table-cell>
          <table:table-cell table:style-name="ce142" table:formula="of:=RIGHT([.Q31];1)">
            <text:p/>
          </table:table-cell>
          <table:table-cell table:style-name="ce142" table:formula="of:=RIGHT([.R31];1)">
            <text:p/>
          </table:table-cell>
          <table:table-cell table:style-name="ce142" table:formula="of:=RIGHT([.U31];1)">
            <text:p/>
          </table:table-cell>
          <table:table-cell table:style-name="ce142" table:formula="of:=RIGHT([.V31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4">
          <table:table-cell table:style-name="ce251" office:value-type="date" office:date-value="2021-12-31" calcext:value-type="date">
            <text:p>31/ dec</text:p>
          </table:table-cell>
          <table:table-cell table:style-name="ce252" table:formula="of:=TEXT([.A32];&quot;Ddd&quot;)" office:value-type="string" office:string-value="pet" calcext:value-type="string">
            <text:p>pet</text:p>
          </table:table-cell>
          <table:table-cell table:style-name="ce254" table:number-columns-repeated="19"/>
          <table:table-cell table:style-name="ce259"/>
          <table:table-cell table:style-name="ce261" table:formula="of:=COUNTIF([.AI32:.AZ32];&quot;☻&quot;)" office:value-type="float" office:value="0" calcext:value-type="float">
            <text:p>0</text:p>
          </table:table-cell>
          <table:table-cell table:style-name="ce261" table:formula="of:=COUNTIF([.AI32:.AZ32];&quot;☺&quot;)" office:value-type="float" office:value="0" calcext:value-type="float">
            <text:p>0</text:p>
          </table:table-cell>
          <table:table-cell table:style-name="ce261" table:formula="of:=COUNTIF([.C32:.U32];&quot;51&quot;)+COUNTIF([.C32:.U32];&quot;51$&quot;)+COUNTIF([.C32:.U32];&quot;51☻&quot;)" office:value-type="float" office:value="0" calcext:value-type="float">
            <text:p>0</text:p>
          </table:table-cell>
          <table:table-cell table:style-name="ce261" table:formula="of:=COUNTIF([.C32:.U32];&quot;52&quot;)+COUNTIF([.C32:.U32];&quot;52$&quot;)+COUNTIF([.C32:.U32];&quot;52☻&quot;)" office:value-type="float" office:value="0" calcext:value-type="float">
            <text:p>0</text:p>
          </table:table-cell>
          <table:table-cell table:style-name="ce261" table:formula="of:=COUNTIF([.C32:.U32];&quot;51¶&quot;)" office:value-type="float" office:value="0" calcext:value-type="float">
            <text:p>0</text:p>
          </table:table-cell>
          <table:table-cell table:style-name="ce261" table:formula="of:=COUNTIF([.C32:.U32];&quot;52¶&quot;)" office:value-type="float" office:value="0" calcext:value-type="float">
            <text:p>0</text:p>
          </table:table-cell>
          <table:table-cell table:style-name="ce261" table:formula="of:=COUNTIF([.C32:.U32];&quot;U&quot;)+COUNTIF([.C32:.U32];&quot;U☻&quot;)+COUNTIF([.C32:.U32];&quot;U☺&quot;)" office:value-type="float" office:value="0" calcext:value-type="float">
            <text:p>0</text:p>
          </table:table-cell>
          <table:table-cell table:style-name="ce261" table:formula="of:=COUNTIF([.C32:.U32];&quot;KVIT&quot;)+COUNTIF([.C32:.U32];&quot;KVIT☻&quot;)+COUNTIF([.C32:.U32];&quot;kvit$&quot;)" office:value-type="float" office:value="0" calcext:value-type="float">
            <text:p>0</text:p>
          </table:table-cell>
          <table:table-cell table:style-name="ce262" table:formula="of:=COUNTBLANK([.C32:.T32])-3" office:value-type="float" office:value="15" calcext:value-type="float">
            <text:p>15</text:p>
          </table:table-cell>
          <table:table-cell table:style-name="ce263" table:formula="of:=COUNTIF([.C32:.U32];&quot;x&quot;)" office:value-type="float" office:value="0" calcext:value-type="float">
            <text:p>0</text:p>
          </table:table-cell>
          <table:table-cell table:style-name="ce264" table:formula="of:=COUNTIF([.C32:.U32];&quot;51&quot;)+COUNTIF([.C32:.U32];&quot;51☻&quot;)+COUNTIF([.C32:.U32];&quot;2&quot;)+COUNTIF([.C32:.U32];&quot;52&quot;)+COUNTIF([.C32:.U32];&quot;52☻&quot;)+COUNTIF([.C32:.U32];&quot;51$&quot;)+COUNTIF([.C32:.U32];&quot;52$&quot;)" office:value-type="float" office:value="0" calcext:value-type="float">
            <text:p>0</text:p>
          </table:table-cell>
          <table:table-cell table:style-name="ce5" table:formula="of:=[$Predloge.$B$32]" office:value-type="string" office:string-value="Am" calcext:value-type="string">
            <text:p>Am</text:p>
          </table:table-cell>
          <table:table-cell table:style-name="ce142" table:formula="of:=RIGHT([.C32];1)">
            <text:p/>
          </table:table-cell>
          <table:table-cell table:style-name="ce142" table:formula="of:=RIGHT([.D32];1)">
            <text:p/>
          </table:table-cell>
          <table:table-cell table:style-name="ce142" table:formula="of:=RIGHT([.E32];1)">
            <text:p/>
          </table:table-cell>
          <table:table-cell table:style-name="ce142" table:formula="of:=RIGHT([.F32];1)">
            <text:p/>
          </table:table-cell>
          <table:table-cell table:style-name="ce142" table:formula="of:=RIGHT([.G32];1)">
            <text:p/>
          </table:table-cell>
          <table:table-cell table:style-name="ce142" table:formula="of:=RIGHT([.H32];1)">
            <text:p/>
          </table:table-cell>
          <table:table-cell table:style-name="ce142" table:formula="of:=RIGHT([.I32];1)">
            <text:p/>
          </table:table-cell>
          <table:table-cell table:style-name="ce142" table:formula="of:=RIGHT([.J32];1)">
            <text:p/>
          </table:table-cell>
          <table:table-cell table:style-name="ce142" table:formula="of:=RIGHT([.K32];1)">
            <text:p/>
          </table:table-cell>
          <table:table-cell table:style-name="ce142" table:formula="of:=RIGHT([.L32];1)">
            <text:p/>
          </table:table-cell>
          <table:table-cell table:style-name="ce142" table:formula="of:=RIGHT([.M32];1)">
            <text:p/>
          </table:table-cell>
          <table:table-cell table:style-name="ce142" table:formula="of:=RIGHT([.N32];1)">
            <text:p/>
          </table:table-cell>
          <table:table-cell table:style-name="ce142" table:formula="of:=RIGHT([.O32];1)">
            <text:p/>
          </table:table-cell>
          <table:table-cell table:style-name="ce142" table:formula="of:=RIGHT([.P32];1)">
            <text:p/>
          </table:table-cell>
          <table:table-cell table:style-name="ce142" table:formula="of:=RIGHT([.Q32];1)">
            <text:p/>
          </table:table-cell>
          <table:table-cell table:style-name="ce142" table:formula="of:=RIGHT([.R32];1)">
            <text:p/>
          </table:table-cell>
          <table:table-cell table:style-name="ce142" table:formula="of:=RIGHT([.U32];1)">
            <text:p/>
          </table:table-cell>
          <table:table-cell table:style-name="ce142" table:formula="of:=RIGHT([.V32];1)">
            <text:p/>
          </table:table-cell>
          <table:table-cell table:style-name="ce22" table:number-columns-repeated="7"/>
          <table:table-cell table:style-name="ce63" table:number-columns-repeated="6"/>
        </table:table-row>
        <table:table-row table:style-name="ro5">
          <table:table-cell table:number-columns-repeated="33"/>
          <table:table-cell table:style-name="ce3" table:formula="of:=[$Predloge.$B$33]" office:value-type="string" office:string-value="Am☻" calcext:value-type="string">
            <text:p>Am☻</text:p>
          </table:table-cell>
          <table:table-cell table:number-columns-repeated="31"/>
        </table:table-row>
        <table:table-row table:style-name="ro5">
          <table:table-cell table:number-columns-repeated="2"/>
          <table:table-cell table:style-name="ce21" table:formula="of:=[$september.$C$1]" office:value-type="string" office:string-value="GOR" calcext:value-type="string">
            <text:p>GOR</text:p>
          </table:table-cell>
          <table:table-cell table:style-name="ce21" table:formula="of:=[$september.$D$1]" office:value-type="string" office:string-value="ŠOŠ" calcext:value-type="string">
            <text:p>ŠOŠ</text:p>
          </table:table-cell>
          <table:table-cell table:style-name="ce21" table:formula="of:=[$september.$E$1]" office:value-type="string" office:string-value="PIN" calcext:value-type="string">
            <text:p>PIN</text:p>
          </table:table-cell>
          <table:table-cell table:style-name="ce21" table:formula="of:=[$september.$F$1]" office:value-type="string" office:string-value="KON" calcext:value-type="string">
            <text:p>KON</text:p>
          </table:table-cell>
          <table:table-cell table:style-name="ce21" table:formula="of:=[$september.$G$1]" office:value-type="string" office:string-value="ORO" calcext:value-type="string">
            <text:p>ORO</text:p>
          </table:table-cell>
          <table:table-cell table:style-name="ce21" table:formula="of:=[$september.$H$1]" office:value-type="string" office:string-value="MIO" calcext:value-type="string">
            <text:p>MIO</text:p>
          </table:table-cell>
          <table:table-cell table:style-name="ce21" table:formula="of:=[$september.$I$1]" office:value-type="string" office:string-value="BOŽ" calcext:value-type="string">
            <text:p>BOŽ</text:p>
          </table:table-cell>
          <table:table-cell table:style-name="ce21" table:formula="of:=[$september.$J$1]" office:value-type="string" office:string-value="TOM" calcext:value-type="string">
            <text:p>TOM</text:p>
          </table:table-cell>
          <table:table-cell table:style-name="ce21" table:formula="of:=[$september.$K$1]" office:value-type="string" office:string-value="MŠŠ" calcext:value-type="string">
            <text:p>MŠŠ</text:p>
          </table:table-cell>
          <table:table-cell table:style-name="ce21" table:formula="of:=[$september.$L$1]" office:value-type="string" office:string-value="ŽIV" calcext:value-type="string">
            <text:p>ŽIV</text:p>
          </table:table-cell>
          <table:table-cell table:style-name="ce21" table:formula="of:=[$september.$M$1]" office:value-type="string" office:string-value="TAL" calcext:value-type="string">
            <text:p>TAL</text:p>
          </table:table-cell>
          <table:table-cell table:style-name="ce21" table:formula="of:=[$september.$N$1]" office:value-type="string" office:string-value="PIR" calcext:value-type="string">
            <text:p>PIR</text:p>
          </table:table-cell>
          <table:table-cell table:style-name="ce21" table:formula="of:=[$september.$O$1]" office:value-type="string" office:string-value="NOV2" calcext:value-type="string">
            <text:p>NOV2</text:p>
          </table:table-cell>
          <table:table-cell table:style-name="ce21" table:formula="of:=[$september.$P$1]" office:value-type="string" office:string-value="BUT" calcext:value-type="string">
            <text:p>BUT</text:p>
          </table:table-cell>
          <table:table-cell table:style-name="ce21" table:formula="of:=[$september.$Q$1]" office:value-type="string" office:string-value="ŽRJ" calcext:value-type="string">
            <text:p>ŽRJ</text:p>
          </table:table-cell>
          <table:table-cell table:style-name="ce21" table:formula="of:=[$september.$R$1]" office:value-type="string" office:string-value="NOV3" calcext:value-type="string">
            <text:p>NOV3</text:p>
          </table:table-cell>
          <table:table-cell table:style-name="ce21" table:formula="of:=[$september.$S$1]" office:value-type="string" office:string-value="JNK" calcext:value-type="string">
            <text:p>JNK</text:p>
          </table:table-cell>
          <table:table-cell table:style-name="ce21" table:formula="of:=[$september.$T$1]" office:value-type="string" office:string-value="NOV4" calcext:value-type="string">
            <text:p>NOV4</text:p>
          </table:table-cell>
          <table:table-cell table:number-columns-repeated="13"/>
          <table:table-cell table:style-name="ce14" table:formula="of:=[$Predloge.$B$34]" office:value-type="string" office:string-value="Am☺" calcext:value-type="string">
            <text:p>Am☺</text:p>
          </table:table-cell>
          <table:table-cell table:number-columns-repeated="31"/>
        </table:table-row>
        <table:table-row table:style-name="ro6">
          <table:table-cell/>
          <table:table-cell table:style-name="ce32" table:formula="of:=[$Predloge.$B$20]" office:value-type="string" office:string-value="☺" calcext:value-type="string">
            <text:p>☺</text:p>
          </table:table-cell>
          <table:table-cell table:style-name="ce38" table:formula="of:=COUNTIF([.AJ2:.AJ32];&quot;☺&quot;)" office:value-type="float" office:value="0" calcext:value-type="float">
            <text:p>0</text:p>
          </table:table-cell>
          <table:table-cell table:style-name="ce38" table:formula="of:=COUNTIF([.AK2:.AK32];&quot;☺&quot;)" office:value-type="float" office:value="0" calcext:value-type="float">
            <text:p>0</text:p>
          </table:table-cell>
          <table:table-cell table:style-name="ce38" table:formula="of:=COUNTIF([.AL2:.AL32];&quot;☺&quot;)" office:value-type="float" office:value="0" calcext:value-type="float">
            <text:p>0</text:p>
          </table:table-cell>
          <table:table-cell table:style-name="ce38" table:formula="of:=COUNTIF([.AM2:.AM32];&quot;☺&quot;)" office:value-type="float" office:value="0" calcext:value-type="float">
            <text:p>0</text:p>
          </table:table-cell>
          <table:table-cell table:style-name="ce38" table:formula="of:=COUNTIF([.AN2:.AN32];&quot;☺&quot;)" office:value-type="float" office:value="0" calcext:value-type="float">
            <text:p>0</text:p>
          </table:table-cell>
          <table:table-cell table:style-name="ce38" table:formula="of:=COUNTIF([.AO2:.AO32];&quot;☺&quot;)" office:value-type="float" office:value="0" calcext:value-type="float">
            <text:p>0</text:p>
          </table:table-cell>
          <table:table-cell table:style-name="ce38" table:formula="of:=COUNTIF([.AP2:.AP32];&quot;☺&quot;)" office:value-type="float" office:value="0" calcext:value-type="float">
            <text:p>0</text:p>
          </table:table-cell>
          <table:table-cell table:style-name="ce38" table:formula="of:=COUNTIF([.AQ2:.AQ32];&quot;☺&quot;)" office:value-type="float" office:value="0" calcext:value-type="float">
            <text:p>0</text:p>
          </table:table-cell>
          <table:table-cell table:style-name="ce38" table:formula="of:=COUNTIF([.AR2:.AR32];&quot;☺&quot;)" office:value-type="float" office:value="0" calcext:value-type="float">
            <text:p>0</text:p>
          </table:table-cell>
          <table:table-cell table:style-name="ce38" table:formula="of:=COUNTIF([.AS2:.AS32];&quot;☺&quot;)" office:value-type="float" office:value="0" calcext:value-type="float">
            <text:p>0</text:p>
          </table:table-cell>
          <table:table-cell table:style-name="ce38" table:formula="of:=COUNTIF([.AT2:.AT32];&quot;☺&quot;)" office:value-type="float" office:value="0" calcext:value-type="float">
            <text:p>0</text:p>
          </table:table-cell>
          <table:table-cell table:style-name="ce38" table:formula="of:=COUNTIF([.AU2:.AU32];&quot;☺&quot;)" office:value-type="float" office:value="0" calcext:value-type="float">
            <text:p>0</text:p>
          </table:table-cell>
          <table:table-cell table:style-name="ce38" table:formula="of:=COUNTIF([.AV2:.AV32];&quot;☺&quot;)" office:value-type="float" office:value="0" calcext:value-type="float">
            <text:p>0</text:p>
          </table:table-cell>
          <table:table-cell table:style-name="ce38" table:formula="of:=COUNTIF([.AW2:.AW32];&quot;☺&quot;)" office:value-type="float" office:value="0" calcext:value-type="float">
            <text:p>0</text:p>
          </table:table-cell>
          <table:table-cell table:style-name="ce38" table:formula="of:=COUNTIF([.AX2:.AX32];&quot;☺&quot;)" office:value-type="float" office:value="0" calcext:value-type="float">
            <text:p>0</text:p>
          </table:table-cell>
          <table:table-cell table:style-name="ce38" table:formula="of:=COUNTIF([.AY2:.AY32];&quot;☺&quot;)" office:value-type="float" office:value="0" calcext:value-type="float">
            <text:p>0</text:p>
          </table:table-cell>
          <table:table-cell table:style-name="ce38" table:formula="of:=COUNTIF([.AZ2:.AZ32];&quot;☺&quot;)" office:value-type="float" office:value="0" calcext:value-type="float">
            <text:p>0</text:p>
          </table:table-cell>
          <table:table-cell table:style-name="ce38" table:formula="of:=COUNTIF([.BA2:.BA32];&quot;☺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35]" office:value-type="string" office:string-value="Ta" calcext:value-type="string">
            <text:p>Ta</text:p>
          </table:table-cell>
          <table:table-cell table:number-columns-repeated="31"/>
        </table:table-row>
        <table:table-row table:style-name="ro6">
          <table:table-cell table:style-name="ce2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38" table:formula="of:=COUNTIF([.AJ2:.AJ32];&quot;☻&quot;)" office:value-type="float" office:value="0" calcext:value-type="float">
            <text:p>0</text:p>
          </table:table-cell>
          <table:table-cell table:style-name="ce38" table:formula="of:=COUNTIF([.AK2:.AK32];&quot;☻&quot;)" office:value-type="float" office:value="0" calcext:value-type="float">
            <text:p>0</text:p>
          </table:table-cell>
          <table:table-cell table:style-name="ce38" table:formula="of:=COUNTIF([.AL2:.AL32];&quot;☻&quot;)" office:value-type="float" office:value="0" calcext:value-type="float">
            <text:p>0</text:p>
          </table:table-cell>
          <table:table-cell table:style-name="ce38" table:formula="of:=COUNTIF([.AM2:.AM32];&quot;☻&quot;)" office:value-type="float" office:value="0" calcext:value-type="float">
            <text:p>0</text:p>
          </table:table-cell>
          <table:table-cell table:style-name="ce38" table:formula="of:=COUNTIF([.AN2:.AN32];&quot;☻&quot;)" office:value-type="float" office:value="0" calcext:value-type="float">
            <text:p>0</text:p>
          </table:table-cell>
          <table:table-cell table:style-name="ce38" table:formula="of:=COUNTIF([.AO2:.AO32];&quot;☻&quot;)" office:value-type="float" office:value="0" calcext:value-type="float">
            <text:p>0</text:p>
          </table:table-cell>
          <table:table-cell table:style-name="ce38" table:formula="of:=COUNTIF([.AP2:.AP32];&quot;☻&quot;)" office:value-type="float" office:value="0" calcext:value-type="float">
            <text:p>0</text:p>
          </table:table-cell>
          <table:table-cell table:style-name="ce38" table:formula="of:=COUNTIF([.AQ2:.AQ32];&quot;☻&quot;)" office:value-type="float" office:value="0" calcext:value-type="float">
            <text:p>0</text:p>
          </table:table-cell>
          <table:table-cell table:style-name="ce38" table:formula="of:=COUNTIF([.AR2:.AR32];&quot;☻&quot;)" office:value-type="float" office:value="0" calcext:value-type="float">
            <text:p>0</text:p>
          </table:table-cell>
          <table:table-cell table:style-name="ce38" table:formula="of:=COUNTIF([.AS2:.AS32];&quot;☻&quot;)" office:value-type="float" office:value="0" calcext:value-type="float">
            <text:p>0</text:p>
          </table:table-cell>
          <table:table-cell table:style-name="ce38" table:formula="of:=COUNTIF([.AT2:.AT32];&quot;☻&quot;)" office:value-type="float" office:value="0" calcext:value-type="float">
            <text:p>0</text:p>
          </table:table-cell>
          <table:table-cell table:style-name="ce38" table:formula="of:=COUNTIF([.AU2:.AU32];&quot;☻&quot;)" office:value-type="float" office:value="0" calcext:value-type="float">
            <text:p>0</text:p>
          </table:table-cell>
          <table:table-cell table:style-name="ce38" table:formula="of:=COUNTIF([.AV2:.AV32];&quot;☻&quot;)" office:value-type="float" office:value="0" calcext:value-type="float">
            <text:p>0</text:p>
          </table:table-cell>
          <table:table-cell table:style-name="ce38" table:formula="of:=COUNTIF([.AW2:.AW32];&quot;☻&quot;)" office:value-type="float" office:value="0" calcext:value-type="float">
            <text:p>0</text:p>
          </table:table-cell>
          <table:table-cell table:style-name="ce38" table:formula="of:=COUNTIF([.AX2:.AX32];&quot;☻&quot;)" office:value-type="float" office:value="0" calcext:value-type="float">
            <text:p>0</text:p>
          </table:table-cell>
          <table:table-cell table:style-name="ce38" table:formula="of:=COUNTIF([.AY2:.AY32];&quot;☻&quot;)" office:value-type="float" office:value="0" calcext:value-type="float">
            <text:p>0</text:p>
          </table:table-cell>
          <table:table-cell table:style-name="ce38" table:formula="of:=COUNTIF([.AZ2:.AZ32];&quot;☻&quot;)" office:value-type="float" office:value="0" calcext:value-type="float">
            <text:p>0</text:p>
          </table:table-cell>
          <table:table-cell table:style-name="ce38" table:formula="of:=COUNTIF([.BA2:.BA32];&quot;☻&quot;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3" table:formula="of:=[$Predloge.$B$36]" office:value-type="string" office:string-value="Ta☻" calcext:value-type="string">
            <text:p>Ta☻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39" table:formula="of:=SUM([.C35:.C36])" office:value-type="float" office:value="0" calcext:value-type="float">
            <text:p>0</text:p>
          </table:table-cell>
          <table:table-cell table:style-name="ce39" table:formula="of:=SUM([.D35:.D36])" office:value-type="float" office:value="0" calcext:value-type="float">
            <text:p>0</text:p>
          </table:table-cell>
          <table:table-cell table:style-name="ce39" table:formula="of:=SUM([.E35:.E36])" office:value-type="float" office:value="0" calcext:value-type="float">
            <text:p>0</text:p>
          </table:table-cell>
          <table:table-cell table:style-name="ce39" table:formula="of:=SUM([.F35:.F36])" office:value-type="float" office:value="0" calcext:value-type="float">
            <text:p>0</text:p>
          </table:table-cell>
          <table:table-cell table:style-name="ce39" table:formula="of:=SUM([.G35:.G36])" office:value-type="float" office:value="0" calcext:value-type="float">
            <text:p>0</text:p>
          </table:table-cell>
          <table:table-cell table:style-name="ce39" table:formula="of:=SUM([.H35:.H36])" office:value-type="float" office:value="0" calcext:value-type="float">
            <text:p>0</text:p>
          </table:table-cell>
          <table:table-cell table:style-name="ce39" table:formula="of:=SUM([.I35:.I36])" office:value-type="float" office:value="0" calcext:value-type="float">
            <text:p>0</text:p>
          </table:table-cell>
          <table:table-cell table:style-name="ce39" table:formula="of:=SUM([.J35:.J36])" office:value-type="float" office:value="0" calcext:value-type="float">
            <text:p>0</text:p>
          </table:table-cell>
          <table:table-cell table:style-name="ce39" table:formula="of:=SUM([.K35:.K36])" office:value-type="float" office:value="0" calcext:value-type="float">
            <text:p>0</text:p>
          </table:table-cell>
          <table:table-cell table:style-name="ce39" table:formula="of:=SUM([.L35:.L36])" office:value-type="float" office:value="0" calcext:value-type="float">
            <text:p>0</text:p>
          </table:table-cell>
          <table:table-cell table:style-name="ce39" table:formula="of:=SUM([.M35:.M36])" office:value-type="float" office:value="0" calcext:value-type="float">
            <text:p>0</text:p>
          </table:table-cell>
          <table:table-cell table:style-name="ce39" table:formula="of:=SUM([.N35:.N36])" office:value-type="float" office:value="0" calcext:value-type="float">
            <text:p>0</text:p>
          </table:table-cell>
          <table:table-cell table:style-name="ce39" table:formula="of:=SUM([.O35:.O36])" office:value-type="float" office:value="0" calcext:value-type="float">
            <text:p>0</text:p>
          </table:table-cell>
          <table:table-cell table:style-name="ce39" table:formula="of:=SUM([.P35:.P36])" office:value-type="float" office:value="0" calcext:value-type="float">
            <text:p>0</text:p>
          </table:table-cell>
          <table:table-cell table:style-name="ce39" table:formula="of:=SUM([.Q35:.Q36])" office:value-type="float" office:value="0" calcext:value-type="float">
            <text:p>0</text:p>
          </table:table-cell>
          <table:table-cell table:style-name="ce39" table:formula="of:=SUM([.R35:.R36])" office:value-type="float" office:value="0" calcext:value-type="float">
            <text:p>0</text:p>
          </table:table-cell>
          <table:table-cell table:style-name="ce39" table:formula="of:=SUM([.S35:.S36])" office:value-type="float" office:value="0" calcext:value-type="float">
            <text:p>0</text:p>
          </table:table-cell>
          <table:table-cell table:style-name="ce39" table:formula="of:=SUM([.T35:.T36])" office:value-type="float" office:value="0" calcext:value-type="float">
            <text:p>0</text:p>
          </table:table-cell>
          <table:table-cell table:style-name="ce38"/>
          <table:table-cell table:style-name="ce44" table:number-columns-repeated="2"/>
          <table:table-cell table:style-name="ce48" table:number-columns-repeated="8"/>
          <table:table-cell table:style-name="ce54" table:number-columns-repeated="2"/>
          <table:table-cell table:style-name="ce11" table:formula="of:=[$Predloge.$B$37]" office:value-type="string" office:string-value="Ta☺" calcext:value-type="string">
            <text:p>Ta☺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38" table:formula="of:=COUNTIF([.C2:.C32];&quot;KVIT&quot;)+COUNTIF([.C2:.C32];&quot;51KVIT&quot;)+COUNTIF([.C2:.C32];&quot;52KVIT&quot;)+COUNTIF([.C2:.C32];&quot;KVIT$&quot;)+COUNTIF([.C2:.C32];&quot;KVIT☻&quot;)+COUNTIF([.C2:.C32];&quot;KVIT☺&quot;)" office:value-type="float" office:value="0" calcext:value-type="float">
            <text:p>0</text:p>
          </table:table-cell>
          <table:table-cell table:style-name="ce38" table:formula="of:=COUNTIF([.D2:.D32];&quot;KVIT&quot;)+COUNTIF([.D2:.D32];&quot;51KVIT&quot;)+COUNTIF([.D2:.D32];&quot;52KVIT&quot;)+COUNTIF([.D2:.D32];&quot;KVIT$&quot;)+COUNTIF([.D2:.D32];&quot;KVIT☻&quot;)+COUNTIF([.D2:.D32];&quot;KVIT☺&quot;)" office:value-type="float" office:value="0" calcext:value-type="float">
            <text:p>0</text:p>
          </table:table-cell>
          <table:table-cell table:style-name="ce38" table:formula="of:=COUNTIF([.E2:.E32];&quot;KVIT&quot;)+COUNTIF([.E2:.E32];&quot;51KVIT&quot;)+COUNTIF([.E2:.E32];&quot;52KVIT&quot;)+COUNTIF([.E2:.E32];&quot;KVIT$&quot;)+COUNTIF([.E2:.E32];&quot;KVIT☻&quot;)+COUNTIF([.E2:.E32];&quot;KVIT☺&quot;)" office:value-type="float" office:value="0" calcext:value-type="float">
            <text:p>0</text:p>
          </table:table-cell>
          <table:table-cell table:style-name="ce38" table:formula="of:=COUNTIF([.F2:.F32];&quot;KVIT&quot;)+COUNTIF([.F2:.F32];&quot;51KVIT&quot;)+COUNTIF([.F2:.F32];&quot;52KVIT&quot;)+COUNTIF([.F2:.F32];&quot;KVIT$&quot;)+COUNTIF([.F2:.F32];&quot;KVIT☻&quot;)+COUNTIF([.F2:.F32];&quot;KVIT☺&quot;)" office:value-type="float" office:value="0" calcext:value-type="float">
            <text:p>0</text:p>
          </table:table-cell>
          <table:table-cell table:style-name="ce38" table:formula="of:=COUNTIF([.G2:.G32];&quot;KVIT&quot;)+COUNTIF([.G2:.G32];&quot;51KVIT&quot;)+COUNTIF([.G2:.G32];&quot;52KVIT&quot;)+COUNTIF([.G2:.G32];&quot;KVIT$&quot;)+COUNTIF([.G2:.G32];&quot;KVIT☻&quot;)+COUNTIF([.G2:.G32];&quot;KVIT☺&quot;)" office:value-type="float" office:value="0" calcext:value-type="float">
            <text:p>0</text:p>
          </table:table-cell>
          <table:table-cell table:style-name="ce38" table:formula="of:=COUNTIF([.H2:.H32];&quot;KVIT&quot;)+COUNTIF([.H2:.H32];&quot;51KVIT&quot;)+COUNTIF([.H2:.H32];&quot;52KVIT&quot;)+COUNTIF([.H2:.H32];&quot;KVIT$&quot;)+COUNTIF([.H2:.H32];&quot;KVIT☻&quot;)+COUNTIF([.H2:.H32];&quot;KVIT☺&quot;)" office:value-type="float" office:value="0" calcext:value-type="float">
            <text:p>0</text:p>
          </table:table-cell>
          <table:table-cell table:style-name="ce38" table:formula="of:=COUNTIF([.I2:.I32];&quot;KVIT&quot;)+COUNTIF([.I2:.I32];&quot;51KVIT&quot;)+COUNTIF([.I2:.I32];&quot;52KVIT&quot;)+COUNTIF([.I2:.I32];&quot;KVIT$&quot;)+COUNTIF([.I2:.I32];&quot;KVIT☻&quot;)+COUNTIF([.I2:.I32];&quot;KVIT☺&quot;)" office:value-type="float" office:value="0" calcext:value-type="float">
            <text:p>0</text:p>
          </table:table-cell>
          <table:table-cell table:style-name="ce38" table:formula="of:=COUNTIF([.J2:.J32];&quot;KVIT&quot;)+COUNTIF([.J2:.J32];&quot;51KVIT&quot;)+COUNTIF([.J2:.J32];&quot;52KVIT&quot;)+COUNTIF([.J2:.J32];&quot;KVIT$&quot;)+COUNTIF([.J2:.J32];&quot;KVIT☻&quot;)+COUNTIF([.J2:.J32];&quot;KVIT☺&quot;)" office:value-type="float" office:value="0" calcext:value-type="float">
            <text:p>0</text:p>
          </table:table-cell>
          <table:table-cell table:style-name="ce38" table:formula="of:=COUNTIF([.K2:.K32];&quot;KVIT&quot;)+COUNTIF([.K2:.K32];&quot;51KVIT&quot;)+COUNTIF([.K2:.K32];&quot;52KVIT&quot;)+COUNTIF([.K2:.K32];&quot;KVIT$&quot;)+COUNTIF([.K2:.K32];&quot;KVIT☻&quot;)+COUNTIF([.K2:.K32];&quot;KVIT☺&quot;)" office:value-type="float" office:value="0" calcext:value-type="float">
            <text:p>0</text:p>
          </table:table-cell>
          <table:table-cell table:style-name="ce38" table:formula="of:=COUNTIF([.L2:.L32];&quot;KVIT&quot;)+COUNTIF([.L2:.L32];&quot;51KVIT&quot;)+COUNTIF([.L2:.L32];&quot;52KVIT&quot;)+COUNTIF([.L2:.L32];&quot;KVIT$&quot;)+COUNTIF([.L2:.L32];&quot;KVIT☻&quot;)+COUNTIF([.L2:.L32];&quot;KVIT☺&quot;)" office:value-type="float" office:value="0" calcext:value-type="float">
            <text:p>0</text:p>
          </table:table-cell>
          <table:table-cell table:style-name="ce38" table:formula="of:=COUNTIF([.M2:.M32];&quot;KVIT&quot;)+COUNTIF([.M2:.M32];&quot;51KVIT&quot;)+COUNTIF([.M2:.M32];&quot;52KVIT&quot;)+COUNTIF([.M2:.M32];&quot;KVIT$&quot;)+COUNTIF([.M2:.M32];&quot;KVIT☻&quot;)+COUNTIF([.M2:.M32];&quot;KVIT☺&quot;)" office:value-type="float" office:value="0" calcext:value-type="float">
            <text:p>0</text:p>
          </table:table-cell>
          <table:table-cell table:style-name="ce38" table:formula="of:=COUNTIF([.N2:.N32];&quot;KVIT&quot;)+COUNTIF([.N2:.N32];&quot;51KVIT&quot;)+COUNTIF([.N2:.N32];&quot;52KVIT&quot;)+COUNTIF([.N2:.N32];&quot;KVIT$&quot;)+COUNTIF([.N2:.N32];&quot;KVIT☻&quot;)+COUNTIF([.N2:.N32];&quot;KVIT☺&quot;)" office:value-type="float" office:value="0" calcext:value-type="float">
            <text:p>0</text:p>
          </table:table-cell>
          <table:table-cell table:style-name="ce38" table:formula="of:=COUNTIF([.O2:.O32];&quot;KVIT&quot;)+COUNTIF([.O2:.O32];&quot;51KVIT&quot;)+COUNTIF([.O2:.O32];&quot;52KVIT&quot;)+COUNTIF([.O2:.O32];&quot;KVIT$&quot;)+COUNTIF([.O2:.O32];&quot;KVIT☻&quot;)+COUNTIF([.O2:.O32];&quot;KVIT☺&quot;)" office:value-type="float" office:value="0" calcext:value-type="float">
            <text:p>0</text:p>
          </table:table-cell>
          <table:table-cell table:style-name="ce38" table:formula="of:=COUNTIF([.P2:.P32];&quot;KVIT&quot;)+COUNTIF([.P2:.P32];&quot;51KVIT&quot;)+COUNTIF([.P2:.P32];&quot;52KVIT&quot;)+COUNTIF([.P2:.P32];&quot;KVIT$&quot;)+COUNTIF([.P2:.P32];&quot;KVIT☻&quot;)+COUNTIF([.P2:.P32];&quot;KVIT☺&quot;)" office:value-type="float" office:value="0" calcext:value-type="float">
            <text:p>0</text:p>
          </table:table-cell>
          <table:table-cell table:style-name="ce38" table:formula="of:=COUNTIF([.Q2:.Q32];&quot;KVIT&quot;)+COUNTIF([.Q2:.Q32];&quot;51KVIT&quot;)+COUNTIF([.Q2:.Q32];&quot;52KVIT&quot;)+COUNTIF([.Q2:.Q32];&quot;KVIT$&quot;)+COUNTIF([.Q2:.Q32];&quot;KVIT☻&quot;)+COUNTIF([.Q2:.Q32];&quot;KVIT☺&quot;)" office:value-type="float" office:value="0" calcext:value-type="float">
            <text:p>0</text:p>
          </table:table-cell>
          <table:table-cell table:style-name="ce38" table:formula="of:=COUNTIF([.R2:.R32];&quot;KVIT&quot;)+COUNTIF([.R2:.R32];&quot;51KVIT&quot;)+COUNTIF([.R2:.R32];&quot;52KVIT&quot;)+COUNTIF([.R2:.R32];&quot;KVIT$&quot;)+COUNTIF([.R2:.R32];&quot;KVIT☻&quot;)+COUNTIF([.R2:.R32];&quot;KVIT☺&quot;)" office:value-type="float" office:value="0" calcext:value-type="float">
            <text:p>0</text:p>
          </table:table-cell>
          <table:table-cell table:style-name="ce38" table:formula="of:=COUNTIF([.S2:.S32];&quot;KVIT&quot;)+COUNTIF([.S2:.S32];&quot;51KVIT&quot;)+COUNTIF([.S2:.S32];&quot;52KVIT&quot;)+COUNTIF([.S2:.S32];&quot;KVIT$&quot;)+COUNTIF([.S2:.S32];&quot;KVIT☻&quot;)+COUNTIF([.S2:.S32];&quot;KVIT☺&quot;)" office:value-type="float" office:value="0" calcext:value-type="float">
            <text:p>0</text:p>
          </table:table-cell>
          <table:table-cell table:style-name="ce38" table:formula="of:=COUNTIF([.T2:.T32];&quot;KVIT&quot;)+COUNTIF([.T2:.T32];&quot;51KVIT&quot;)+COUNTIF([.T2:.T32];&quot;52KVIT&quot;)+COUNTIF([.T2:.T32];&quot;KVIT$&quot;)+COUNTIF([.T2:.T32];&quot;KVIT☻&quot;)+COUNTIF([.T2:.T32];&quot;KVIT☺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5" table:formula="of:=[$Predloge.$B$38]" office:value-type="string" office:string-value="Rf" calcext:value-type="string">
            <text:p>Rf</text:p>
          </table:table-cell>
          <table:table-cell table:style-name="ce57" table:number-columns-repeated="17"/>
          <table:table-cell table:style-name="ce60" table:number-columns-repeated="8"/>
          <table:table-cell table:style-name="ce57" table:number-columns-repeated="6"/>
        </table:table-row>
        <table:table-row table:style-name="ro6">
          <table:table-cell table:style-name="ce2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38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38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38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38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38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38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38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38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38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38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38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38" table:formula="of:=COUNTIF([.N2:.N32];&quot;51$&quot;)+COUNTIF([.N2:.N32];&quot;52$&quot;)+COUNTIF([.N2:.N32];&quot;kvit$&quot;)" office:value-type="float" office:value="0" calcext:value-type="float">
            <text:p>0</text:p>
          </table:table-cell>
          <table:table-cell table:style-name="ce38" table:formula="of:=COUNTIF([.O2:.O32];&quot;51$&quot;)+COUNTIF([.O2:.O32];&quot;52$&quot;)+COUNTIF([.O2:.O32];&quot;kvit$&quot;)" office:value-type="float" office:value="0" calcext:value-type="float">
            <text:p>0</text:p>
          </table:table-cell>
          <table:table-cell table:style-name="ce38" table:formula="of:=COUNTIF([.P2:.P32];&quot;51$&quot;)+COUNTIF([.P2:.P32];&quot;52$&quot;)+COUNTIF([.P2:.P32];&quot;kvit$&quot;)" office:value-type="float" office:value="0" calcext:value-type="float">
            <text:p>0</text:p>
          </table:table-cell>
          <table:table-cell table:style-name="ce38" table:formula="of:=COUNTIF([.Q2:.Q32];&quot;51$&quot;)+COUNTIF([.Q2:.Q32];&quot;52$&quot;)+COUNTIF([.Q2:.Q32];&quot;kvit$&quot;)" office:value-type="float" office:value="0" calcext:value-type="float">
            <text:p>0</text:p>
          </table:table-cell>
          <table:table-cell table:style-name="ce38" table:formula="of:=COUNTIF([.R2:.R32];&quot;51$&quot;)+COUNTIF([.R2:.R32];&quot;52$&quot;)+COUNTIF([.R2:.R32];&quot;kvit$&quot;)" office:value-type="float" office:value="0" calcext:value-type="float">
            <text:p>0</text:p>
          </table:table-cell>
          <table:table-cell table:style-name="ce38" table:formula="of:=COUNTIF([.S2:.S32];&quot;51$&quot;)+COUNTIF([.S2:.S32];&quot;52$&quot;)+COUNTIF([.S2:.S32];&quot;kvit$&quot;)" office:value-type="float" office:value="0" calcext:value-type="float">
            <text:p>0</text:p>
          </table:table-cell>
          <table:table-cell table:style-name="ce38" table:formula="of:=COUNTIF([.T2:.T32];&quot;51$&quot;)+COUNTIF([.T2:.T32];&quot;52$&quot;)+COUNTIF([.T2:.T32];&quot;kvit$&quot;)" office:value-type="float" office:value="0" calcext:value-type="float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54" table:number-columns-repeated="2"/>
          <table:table-cell table:style-name="ce3" table:formula="of:=[$Predloge.$B$39]" office:value-type="string" office:string-value="Rf☻" calcext:value-type="string">
            <text:p>Rf☻</text:p>
          </table:table-cell>
          <table:table-cell table:style-name="ce57"/>
          <table:table-cell table:style-name="ce58" table:number-columns-repeated="16"/>
          <table:table-cell table:style-name="ce61" table:number-columns-repeated="8"/>
          <table:table-cell table:style-name="ce58" table:number-columns-repeated="6"/>
        </table:table-row>
        <table:table-row table:style-name="ro6">
          <table:table-cell/>
          <table:table-cell table:style-name="ce28" table:formula="of:=[$Predloge.$B$12]" office:value-type="string" office:string-value="D" calcext:value-type="string">
            <text:p>D</text:p>
          </table:table-cell>
          <table:table-cell table:style-name="ce38" table:formula="of:=COUNTIF([.C2:.C32];&quot;D&quot;)" office:value-type="float" office:value="0" calcext:value-type="float">
            <text:p>0</text:p>
          </table:table-cell>
          <table:table-cell table:style-name="ce38" table:formula="of:=COUNTIF([.D2:.D32];&quot;D&quot;)" office:value-type="float" office:value="0" calcext:value-type="float">
            <text:p>0</text:p>
          </table:table-cell>
          <table:table-cell table:style-name="ce38" table:formula="of:=COUNTIF([.E2:.E32];&quot;D&quot;)" office:value-type="float" office:value="0" calcext:value-type="float">
            <text:p>0</text:p>
          </table:table-cell>
          <table:table-cell table:style-name="ce38" table:formula="of:=COUNTIF([.F2:.F32];&quot;D&quot;)" office:value-type="float" office:value="0" calcext:value-type="float">
            <text:p>0</text:p>
          </table:table-cell>
          <table:table-cell table:style-name="ce38" table:formula="of:=COUNTIF([.G2:.G32];&quot;D&quot;)" office:value-type="float" office:value="0" calcext:value-type="float">
            <text:p>0</text:p>
          </table:table-cell>
          <table:table-cell table:style-name="ce38" table:formula="of:=COUNTIF([.H2:.H32];&quot;D&quot;)" office:value-type="float" office:value="0" calcext:value-type="float">
            <text:p>0</text:p>
          </table:table-cell>
          <table:table-cell table:style-name="ce38" table:formula="of:=COUNTIF([.I2:.I32];&quot;D&quot;)" office:value-type="float" office:value="0" calcext:value-type="float">
            <text:p>0</text:p>
          </table:table-cell>
          <table:table-cell table:style-name="ce38" table:formula="of:=COUNTIF([.J2:.J32];&quot;D&quot;)" office:value-type="float" office:value="0" calcext:value-type="float">
            <text:p>0</text:p>
          </table:table-cell>
          <table:table-cell table:style-name="ce38" table:formula="of:=COUNTIF([.K2:.K32];&quot;D&quot;)" office:value-type="float" office:value="0" calcext:value-type="float">
            <text:p>0</text:p>
          </table:table-cell>
          <table:table-cell table:style-name="ce38" table:formula="of:=COUNTIF([.L2:.L32];&quot;D&quot;)" office:value-type="float" office:value="0" calcext:value-type="float">
            <text:p>0</text:p>
          </table:table-cell>
          <table:table-cell table:style-name="ce38" table:formula="of:=COUNTIF([.M2:.M32];&quot;D&quot;)" office:value-type="float" office:value="0" calcext:value-type="float">
            <text:p>0</text:p>
          </table:table-cell>
          <table:table-cell table:style-name="ce38" table:formula="of:=COUNTIF([.N2:.N32];&quot;D&quot;)" office:value-type="float" office:value="0" calcext:value-type="float">
            <text:p>0</text:p>
          </table:table-cell>
          <table:table-cell table:style-name="ce38" table:formula="of:=COUNTIF([.O2:.O32];&quot;D&quot;)" office:value-type="float" office:value="0" calcext:value-type="float">
            <text:p>0</text:p>
          </table:table-cell>
          <table:table-cell table:style-name="ce38" table:formula="of:=COUNTIF([.P2:.P32];&quot;D&quot;)" office:value-type="float" office:value="0" calcext:value-type="float">
            <text:p>0</text:p>
          </table:table-cell>
          <table:table-cell table:style-name="ce38" table:formula="of:=COUNTIF([.Q2:.Q32];&quot;D&quot;)" office:value-type="float" office:value="0" calcext:value-type="float">
            <text:p>0</text:p>
          </table:table-cell>
          <table:table-cell table:style-name="ce38" table:formula="of:=COUNTIF([.R2:.R32];&quot;D&quot;)" office:value-type="float" office:value="0" calcext:value-type="float">
            <text:p>0</text:p>
          </table:table-cell>
          <table:table-cell table:style-name="ce38" table:formula="of:=COUNTIF([.S2:.S32];&quot;D&quot;)" office:value-type="float" office:value="0" calcext:value-type="float">
            <text:p>0</text:p>
          </table:table-cell>
          <table:table-cell table:style-name="ce38" table:formula="of:=COUNTIF([.T2:.T32];&quot;D&quot;)" office:value-type="float" office:value="0" calcext:value-type="float">
            <text:p>0</text:p>
          </table:table-cell>
          <table:table-cell table:number-columns-repeated="13"/>
          <table:table-cell table:style-name="ce11" table:formula="of:=[$Predloge.$B$40]" office:value-type="string" office:string-value="Rf☺" calcext:value-type="string">
            <text:p>Rf☺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5]" office:value-type="string" office:string-value="SO" calcext:value-type="string">
            <text:p>SO</text:p>
          </table:table-cell>
          <table:table-cell table:style-name="ce38" table:formula="of:=COUNTIF([.C2:.C32];&quot;SO&quot;)" office:value-type="float" office:value="0" calcext:value-type="float">
            <text:p>0</text:p>
          </table:table-cell>
          <table:table-cell table:style-name="ce38" table:formula="of:=COUNTIF([.D2:.D32];&quot;SO&quot;)" office:value-type="float" office:value="0" calcext:value-type="float">
            <text:p>0</text:p>
          </table:table-cell>
          <table:table-cell table:style-name="ce38" table:formula="of:=COUNTIF([.E2:.E32];&quot;SO&quot;)" office:value-type="float" office:value="0" calcext:value-type="float">
            <text:p>0</text:p>
          </table:table-cell>
          <table:table-cell table:style-name="ce38" table:formula="of:=COUNTIF([.F2:.F32];&quot;SO&quot;)" office:value-type="float" office:value="0" calcext:value-type="float">
            <text:p>0</text:p>
          </table:table-cell>
          <table:table-cell table:style-name="ce38" table:formula="of:=COUNTIF([.G2:.G32];&quot;SO&quot;)" office:value-type="float" office:value="0" calcext:value-type="float">
            <text:p>0</text:p>
          </table:table-cell>
          <table:table-cell table:style-name="ce38" table:formula="of:=COUNTIF([.H2:.H32];&quot;SO&quot;)" office:value-type="float" office:value="0" calcext:value-type="float">
            <text:p>0</text:p>
          </table:table-cell>
          <table:table-cell table:style-name="ce38" table:formula="of:=COUNTIF([.I2:.I32];&quot;SO&quot;)" office:value-type="float" office:value="0" calcext:value-type="float">
            <text:p>0</text:p>
          </table:table-cell>
          <table:table-cell table:style-name="ce38" table:formula="of:=COUNTIF([.J2:.J32];&quot;SO&quot;)" office:value-type="float" office:value="0" calcext:value-type="float">
            <text:p>0</text:p>
          </table:table-cell>
          <table:table-cell table:style-name="ce38" table:formula="of:=COUNTIF([.K2:.K32];&quot;SO&quot;)" office:value-type="float" office:value="0" calcext:value-type="float">
            <text:p>0</text:p>
          </table:table-cell>
          <table:table-cell table:style-name="ce38" table:formula="of:=COUNTIF([.L2:.L32];&quot;SO&quot;)" office:value-type="float" office:value="0" calcext:value-type="float">
            <text:p>0</text:p>
          </table:table-cell>
          <table:table-cell table:style-name="ce38" table:formula="of:=COUNTIF([.M2:.M32];&quot;SO&quot;)" office:value-type="float" office:value="0" calcext:value-type="float">
            <text:p>0</text:p>
          </table:table-cell>
          <table:table-cell table:style-name="ce38" table:formula="of:=COUNTIF([.N2:.N32];&quot;SO&quot;)" office:value-type="float" office:value="0" calcext:value-type="float">
            <text:p>0</text:p>
          </table:table-cell>
          <table:table-cell table:style-name="ce38" table:formula="of:=COUNTIF([.O2:.O32];&quot;SO&quot;)" office:value-type="float" office:value="0" calcext:value-type="float">
            <text:p>0</text:p>
          </table:table-cell>
          <table:table-cell table:style-name="ce38" table:formula="of:=COUNTIF([.P2:.P32];&quot;SO&quot;)" office:value-type="float" office:value="0" calcext:value-type="float">
            <text:p>0</text:p>
          </table:table-cell>
          <table:table-cell table:style-name="ce38" table:formula="of:=COUNTIF([.Q2:.Q32];&quot;SO&quot;)" office:value-type="float" office:value="0" calcext:value-type="float">
            <text:p>0</text:p>
          </table:table-cell>
          <table:table-cell table:style-name="ce38" table:formula="of:=COUNTIF([.R2:.R32];&quot;SO&quot;)" office:value-type="float" office:value="0" calcext:value-type="float">
            <text:p>0</text:p>
          </table:table-cell>
          <table:table-cell table:style-name="ce38" table:formula="of:=COUNTIF([.S2:.S32];&quot;SO&quot;)" office:value-type="float" office:value="0" calcext:value-type="float">
            <text:p>0</text:p>
          </table:table-cell>
          <table:table-cell table:style-name="ce38" table:formula="of:=COUNTIF([.T2:.T32];&quot;SO&quot;)" office:value-type="float" office:value="0" calcext:value-type="float">
            <text:p>0</text:p>
          </table:table-cell>
          <table:table-cell table:number-columns-repeated="13"/>
          <table:table-cell table:style-name="ce5" table:formula="of:=[$Predloge.$B$41]" office:value-type="string" office:string-value="TAV" calcext:value-type="string">
            <text:p>TAV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13]" office:value-type="string" office:string-value="BOL" calcext:value-type="string">
            <text:p>BOL</text:p>
          </table:table-cell>
          <table:table-cell table:style-name="ce38" table:formula="of:=COUNTIF([.C2:.C32];&quot;BOL&quot;)" office:value-type="float" office:value="0" calcext:value-type="float">
            <text:p>0</text:p>
          </table:table-cell>
          <table:table-cell table:style-name="ce38" table:formula="of:=COUNTIF([.D2:.D32];&quot;BOL&quot;)" office:value-type="float" office:value="0" calcext:value-type="float">
            <text:p>0</text:p>
          </table:table-cell>
          <table:table-cell table:style-name="ce38" table:formula="of:=COUNTIF([.E2:.E32];&quot;BOL&quot;)" office:value-type="float" office:value="0" calcext:value-type="float">
            <text:p>0</text:p>
          </table:table-cell>
          <table:table-cell table:style-name="ce38" table:formula="of:=COUNTIF([.F2:.F32];&quot;BOL&quot;)" office:value-type="float" office:value="0" calcext:value-type="float">
            <text:p>0</text:p>
          </table:table-cell>
          <table:table-cell table:style-name="ce38" table:formula="of:=COUNTIF([.G2:.G32];&quot;BOL&quot;)" office:value-type="float" office:value="0" calcext:value-type="float">
            <text:p>0</text:p>
          </table:table-cell>
          <table:table-cell table:style-name="ce38" table:formula="of:=COUNTIF([.H2:.H32];&quot;BOL&quot;)" office:value-type="float" office:value="0" calcext:value-type="float">
            <text:p>0</text:p>
          </table:table-cell>
          <table:table-cell table:style-name="ce38" table:formula="of:=COUNTIF([.I2:.I32];&quot;BOL&quot;)" office:value-type="float" office:value="0" calcext:value-type="float">
            <text:p>0</text:p>
          </table:table-cell>
          <table:table-cell table:style-name="ce38" table:formula="of:=COUNTIF([.J2:.J32];&quot;BOL&quot;)" office:value-type="float" office:value="0" calcext:value-type="float">
            <text:p>0</text:p>
          </table:table-cell>
          <table:table-cell table:style-name="ce38" table:formula="of:=COUNTIF([.K2:.K32];&quot;BOL&quot;)" office:value-type="float" office:value="0" calcext:value-type="float">
            <text:p>0</text:p>
          </table:table-cell>
          <table:table-cell table:style-name="ce38" table:formula="of:=COUNTIF([.L2:.L32];&quot;BOL&quot;)" office:value-type="float" office:value="0" calcext:value-type="float">
            <text:p>0</text:p>
          </table:table-cell>
          <table:table-cell table:style-name="ce38" table:formula="of:=COUNTIF([.M2:.M32];&quot;BOL&quot;)" office:value-type="float" office:value="0" calcext:value-type="float">
            <text:p>0</text:p>
          </table:table-cell>
          <table:table-cell table:style-name="ce38" table:formula="of:=COUNTIF([.N2:.N32];&quot;BOL&quot;)" office:value-type="float" office:value="0" calcext:value-type="float">
            <text:p>0</text:p>
          </table:table-cell>
          <table:table-cell table:style-name="ce38" table:formula="of:=COUNTIF([.O2:.O32];&quot;BOL&quot;)" office:value-type="float" office:value="0" calcext:value-type="float">
            <text:p>0</text:p>
          </table:table-cell>
          <table:table-cell table:style-name="ce38" table:formula="of:=COUNTIF([.P2:.P32];&quot;BOL&quot;)" office:value-type="float" office:value="0" calcext:value-type="float">
            <text:p>0</text:p>
          </table:table-cell>
          <table:table-cell table:style-name="ce38" table:formula="of:=COUNTIF([.Q2:.Q32];&quot;BOL&quot;)" office:value-type="float" office:value="0" calcext:value-type="float">
            <text:p>0</text:p>
          </table:table-cell>
          <table:table-cell table:style-name="ce38" table:formula="of:=COUNTIF([.R2:.R32];&quot;BOL&quot;)" office:value-type="float" office:value="0" calcext:value-type="float">
            <text:p>0</text:p>
          </table:table-cell>
          <table:table-cell table:style-name="ce38" table:formula="of:=COUNTIF([.S2:.S32];&quot;BOL&quot;)" office:value-type="float" office:value="0" calcext:value-type="float">
            <text:p>0</text:p>
          </table:table-cell>
          <table:table-cell table:style-name="ce38" table:formula="of:=COUNTIF([.T2:.T32];&quot;BOL&quot;)" office:value-type="float" office:value="0" calcext:value-type="float">
            <text:p>0</text:p>
          </table:table-cell>
          <table:table-cell table:number-columns-repeated="13"/>
          <table:table-cell table:style-name="ce15" table:formula="of:=[$Predloge.$B$42]" office:value-type="string" office:string-value="Σ" calcext:value-type="string">
            <text:p>Σ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11]" office:value-type="string" office:string-value="X" calcext:value-type="string">
            <text:p>X</text:p>
          </table:table-cell>
          <table:table-cell table:style-name="ce38" table:formula="of:=COUNTIF([.C2:.C32];&quot;X&quot;)" office:value-type="float" office:value="0" calcext:value-type="float">
            <text:p>0</text:p>
          </table:table-cell>
          <table:table-cell table:style-name="ce38" table:formula="of:=COUNTIF([.D2:.D32];&quot;X&quot;)" office:value-type="float" office:value="0" calcext:value-type="float">
            <text:p>0</text:p>
          </table:table-cell>
          <table:table-cell table:style-name="ce38" table:formula="of:=COUNTIF([.E2:.E32];&quot;X&quot;)" office:value-type="float" office:value="0" calcext:value-type="float">
            <text:p>0</text:p>
          </table:table-cell>
          <table:table-cell table:style-name="ce38" table:formula="of:=COUNTIF([.F2:.F32];&quot;X&quot;)" office:value-type="float" office:value="0" calcext:value-type="float">
            <text:p>0</text:p>
          </table:table-cell>
          <table:table-cell table:style-name="ce38" table:formula="of:=COUNTIF([.G2:.G32];&quot;X&quot;)" office:value-type="float" office:value="0" calcext:value-type="float">
            <text:p>0</text:p>
          </table:table-cell>
          <table:table-cell table:style-name="ce38" table:formula="of:=COUNTIF([.H2:.H32];&quot;X&quot;)" office:value-type="float" office:value="0" calcext:value-type="float">
            <text:p>0</text:p>
          </table:table-cell>
          <table:table-cell table:style-name="ce38" table:formula="of:=COUNTIF([.I2:.I32];&quot;X&quot;)" office:value-type="float" office:value="0" calcext:value-type="float">
            <text:p>0</text:p>
          </table:table-cell>
          <table:table-cell table:style-name="ce38" table:formula="of:=COUNTIF([.J2:.J32];&quot;X&quot;)" office:value-type="float" office:value="0" calcext:value-type="float">
            <text:p>0</text:p>
          </table:table-cell>
          <table:table-cell table:style-name="ce38" table:formula="of:=COUNTIF([.K2:.K32];&quot;X&quot;)" office:value-type="float" office:value="0" calcext:value-type="float">
            <text:p>0</text:p>
          </table:table-cell>
          <table:table-cell table:style-name="ce38" table:formula="of:=COUNTIF([.L2:.L32];&quot;X&quot;)" office:value-type="float" office:value="0" calcext:value-type="float">
            <text:p>0</text:p>
          </table:table-cell>
          <table:table-cell table:style-name="ce38" table:formula="of:=COUNTIF([.M2:.M32];&quot;X&quot;)" office:value-type="float" office:value="0" calcext:value-type="float">
            <text:p>0</text:p>
          </table:table-cell>
          <table:table-cell table:style-name="ce38" table:formula="of:=COUNTIF([.N2:.N32];&quot;X&quot;)" office:value-type="float" office:value="0" calcext:value-type="float">
            <text:p>0</text:p>
          </table:table-cell>
          <table:table-cell table:style-name="ce38" table:formula="of:=COUNTIF([.O2:.O32];&quot;X&quot;)" office:value-type="float" office:value="0" calcext:value-type="float">
            <text:p>0</text:p>
          </table:table-cell>
          <table:table-cell table:style-name="ce38" table:formula="of:=COUNTIF([.P2:.P32];&quot;X&quot;)" office:value-type="float" office:value="0" calcext:value-type="float">
            <text:p>0</text:p>
          </table:table-cell>
          <table:table-cell table:style-name="ce38" table:formula="of:=COUNTIF([.Q2:.Q32];&quot;X&quot;)" office:value-type="float" office:value="0" calcext:value-type="float">
            <text:p>0</text:p>
          </table:table-cell>
          <table:table-cell table:style-name="ce38" table:formula="of:=COUNTIF([.R2:.R32];&quot;X&quot;)" office:value-type="float" office:value="0" calcext:value-type="float">
            <text:p>0</text:p>
          </table:table-cell>
          <table:table-cell table:style-name="ce38" table:formula="of:=COUNTIF([.S2:.S32];&quot;X&quot;)" office:value-type="float" office:value="0" calcext:value-type="float">
            <text:p>0</text:p>
          </table:table-cell>
          <table:table-cell table:style-name="ce38" table:formula="of:=COUNTIF([.T2:.T32];&quot;X&quot;)" office:value-type="float" office:value="0" calcext:value-type="float">
            <text:p>0</text:p>
          </table:table-cell>
          <table:table-cell table:number-columns-repeated="13"/>
          <table:table-cell table:style-name="ce16" table:formula="of:=[$Predloge.$B$43]" office:value-type="string" office:string-value="$" calcext:value-type="string">
            <text:p>$</text:p>
          </table:table-cell>
          <table:table-cell table:number-columns-repeated="31"/>
        </table:table-row>
        <table:table-row table:style-name="ro6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38" table:formula="of:=COUNTIF([.V2:.V32];&quot;KOS&quot;)" office:value-type="float" office:value="0" calcext:value-type="float">
            <text:p>0</text:p>
          </table:table-cell>
          <table:table-cell table:style-name="ce38" table:formula="of:=COUNTIF([.V2:.V32];&quot;ŠOŠ&quot;)" office:value-type="float" office:value="0" calcext:value-type="float">
            <text:p>0</text:p>
          </table:table-cell>
          <table:table-cell table:style-name="ce38" table:formula="of:=COUNTIF([.V2:.V32];&quot;PIN&quot;)" office:value-type="float" office:value="0" calcext:value-type="float">
            <text:p>0</text:p>
          </table:table-cell>
          <table:table-cell table:style-name="ce38" table:formula="of:=COUNTIF([.V2:.V32];&quot;KON&quot;)" office:value-type="float" office:value="0" calcext:value-type="float">
            <text:p>0</text:p>
          </table:table-cell>
          <table:table-cell table:style-name="ce38" table:formula="of:=COUNTIF([.V2:.V32];&quot;oro&quot;)" office:value-type="float" office:value="0" calcext:value-type="float">
            <text:p>0</text:p>
          </table:table-cell>
          <table:table-cell table:style-name="ce38" table:formula="of:=COUNTIF([.V2:.V32];&quot;MIO&quot;)" office:value-type="float" office:value="0" calcext:value-type="float">
            <text:p>0</text:p>
          </table:table-cell>
          <table:table-cell table:style-name="ce38" table:formula="of:=COUNTIF([.V2:.V32];&quot;BOŽ&quot;)" office:value-type="float" office:value="0" calcext:value-type="float">
            <text:p>0</text:p>
          </table:table-cell>
          <table:table-cell table:style-name="ce38" table:formula="of:=COUNTIF([.V2:.V32];&quot;TOM&quot;)" office:value-type="float" office:value="0" calcext:value-type="float">
            <text:p>0</text:p>
          </table:table-cell>
          <table:table-cell table:style-name="ce38" table:formula="of:=COUNTIF([.V2:.V32];&quot;MŠŠ&quot;)" office:value-type="float" office:value="0" calcext:value-type="float">
            <text:p>0</text:p>
          </table:table-cell>
          <table:table-cell table:style-name="ce38" table:formula="of:=COUNTIF([.V2:.V32];&quot;ŽIV&quot;)" office:value-type="float" office:value="0" calcext:value-type="float">
            <text:p>0</text:p>
          </table:table-cell>
          <table:table-cell table:style-name="ce38" table:formula="of:=COUNTIF([.V2:.V32];&quot;TAL&quot;)" office:value-type="float" office:value="0" calcext:value-type="float">
            <text:p>0</text:p>
          </table:table-cell>
          <table:table-cell table:style-name="ce38" table:formula="of:=COUNTIF([.V2:.V32];&quot;PIR&quot;)" office:value-type="float" office:value="0" calcext:value-type="float">
            <text:p>0</text:p>
          </table:table-cell>
          <table:table-cell table:style-name="ce38" table:formula="of:=COUNTIF([.V2:.V32];&quot;HOL&quot;)" office:value-type="float" office:value="0" calcext:value-type="float">
            <text:p>0</text:p>
          </table:table-cell>
          <table:table-cell table:style-name="ce38" table:formula="of:=COUNTIF([.V2:.V32];[.P1])" office:value-type="float" office:value="0" calcext:value-type="float">
            <text:p>0</text:p>
          </table:table-cell>
          <table:table-cell table:style-name="ce38" table:formula="of:=COUNTIF([.V2:.V32];[.Q1])" office:value-type="float" office:value="0" calcext:value-type="float">
            <text:p>0</text:p>
          </table:table-cell>
          <table:table-cell table:style-name="ce38" table:formula="of:=COUNTIF([.V2:.V32];[.R1])" office:value-type="float" office:value="0" calcext:value-type="float">
            <text:p>0</text:p>
          </table:table-cell>
          <table:table-cell table:style-name="ce38" table:formula="of:=COUNTIF([.X2:.X32];[.S1])" office:value-type="float" office:value="0" calcext:value-type="float">
            <text:p>0</text:p>
          </table:table-cell>
          <table:table-cell table:style-name="ce38" table:formula="of:=COUNTIF([.Y2:.Y32];[.T1])" office:value-type="float" office:value="0" calcext:value-type="float">
            <text:p>0</text:p>
          </table:table-cell>
          <table:table-cell table:number-columns-repeated="13"/>
          <table:table-cell table:style-name="ce17" table:formula="of:=[$Predloge.$B$44]" office:value-type="string" office:string-value="TX" calcext:value-type="string">
            <text:p>TX</text:p>
          </table:table-cell>
          <table:table-cell table:number-columns-repeated="31"/>
        </table:table-row>
        <table:table-row table:style-name="ro6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38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38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38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38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38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38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38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38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38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38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38" table:formula="of:=COUNTIF([.M2:.M32];&quot;51¶&quot;)+COUNTIF([.M2:.M32];&quot;52¶&quot;)+COUNTIF([.M2:.M32];&quot;kvit¶&quot;)" office:value-type="float" office:value="0" calcext:value-type="float">
            <text:p>0</text:p>
          </table:table-cell>
          <table:table-cell table:style-name="ce38" table:formula="of:=COUNTIF([.N2:.N32];&quot;51¶&quot;)+COUNTIF([.N2:.N32];&quot;52¶&quot;)+COUNTIF([.N2:.N32];&quot;kvit¶&quot;)" office:value-type="float" office:value="0" calcext:value-type="float">
            <text:p>0</text:p>
          </table:table-cell>
          <table:table-cell table:style-name="ce38" table:formula="of:=COUNTIF([.O2:.O32];&quot;51¶&quot;)+COUNTIF([.O2:.O32];&quot;52¶&quot;)+COUNTIF([.O2:.O32];&quot;kvit¶&quot;)" office:value-type="float" office:value="0" calcext:value-type="float">
            <text:p>0</text:p>
          </table:table-cell>
          <table:table-cell table:style-name="ce38" table:formula="of:=COUNTIF([.P2:.P32];&quot;51¶&quot;)+COUNTIF([.P2:.P32];&quot;52¶&quot;)+COUNTIF([.P2:.P32];&quot;kvit¶&quot;)" office:value-type="float" office:value="0" calcext:value-type="float">
            <text:p>0</text:p>
          </table:table-cell>
          <table:table-cell table:style-name="ce38" table:formula="of:=COUNTIF([.Q2:.Q32];&quot;51¶&quot;)+COUNTIF([.Q2:.Q32];&quot;52¶&quot;)+COUNTIF([.Q2:.Q32];&quot;kvit¶&quot;)" office:value-type="float" office:value="0" calcext:value-type="float">
            <text:p>0</text:p>
          </table:table-cell>
          <table:table-cell table:style-name="ce38" table:formula="of:=COUNTIF([.R2:.R32];&quot;51¶&quot;)+COUNTIF([.R2:.R32];&quot;52¶&quot;)+COUNTIF([.R2:.R32];&quot;kvit¶&quot;)" office:value-type="float" office:value="0" calcext:value-type="float">
            <text:p>0</text:p>
          </table:table-cell>
          <table:table-cell table:style-name="ce38" table:formula="of:=COUNTIF([.S2:.S32];&quot;51¶&quot;)+COUNTIF([.S2:.S32];&quot;52¶&quot;)+COUNTIF([.S2:.S32];&quot;kvit¶&quot;)" office:value-type="float" office:value="0" calcext:value-type="float">
            <text:p>0</text:p>
          </table:table-cell>
          <table:table-cell table:style-name="ce38" table:formula="of:=COUNTIF([.T2:.T32];&quot;51¶&quot;)+COUNTIF([.T2:.T32];&quot;52¶&quot;)+COUNTIF([.T2:.T32];&quot;kvit¶&quot;)" office:value-type="float" office:value="0" calcext:value-type="float">
            <text:p>0</text:p>
          </table:table-cell>
          <table:table-cell table:number-columns-repeated="13"/>
          <table:table-cell table:style-name="ce18" table:formula="of:=[$Predloge.$B$45]" office:value-type="string" office:string-value="¶" calcext:value-type="string">
            <text:p>¶</text:p>
          </table:table-cell>
          <table:table-cell table:number-columns-repeated="31"/>
        </table:table-row>
        <table:table-row table:style-name="ro6">
          <table:table-cell/>
          <table:table-cell table:style-name="ce28" table:formula="of:=[$Predloge.$B$8]" office:value-type="string" office:string-value="U" calcext:value-type="string">
            <text:p>U</text:p>
          </table:table-cell>
          <table:table-cell table:style-name="ce38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38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38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38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38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38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38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38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38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38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38" table:formula="of:=COUNTIF([.M2:.M32];&quot;U☺&quot;)+COUNTIF([.M2:.M32];&quot;U☻&quot;)+COUNTIF([.M2:.M32];&quot;U&quot;)" office:value-type="float" office:value="0" calcext:value-type="float">
            <text:p>0</text:p>
          </table:table-cell>
          <table:table-cell table:style-name="ce38" table:formula="of:=COUNTIF([.N2:.N32];&quot;U☺&quot;)+COUNTIF([.N2:.N32];&quot;U☻&quot;)+COUNTIF([.N2:.N32];&quot;U&quot;)" office:value-type="float" office:value="0" calcext:value-type="float">
            <text:p>0</text:p>
          </table:table-cell>
          <table:table-cell table:style-name="ce38" table:formula="of:=COUNTIF([.O2:.O32];&quot;U☺&quot;)+COUNTIF([.O2:.O32];&quot;U☻&quot;)+COUNTIF([.O2:.O32];&quot;U&quot;)" office:value-type="float" office:value="0" calcext:value-type="float">
            <text:p>0</text:p>
          </table:table-cell>
          <table:table-cell table:style-name="ce38" table:formula="of:=COUNTIF([.P2:.P32];&quot;U☺&quot;)+COUNTIF([.P2:.P32];&quot;U☻&quot;)+COUNTIF([.P2:.P32];&quot;U&quot;)" office:value-type="float" office:value="0" calcext:value-type="float">
            <text:p>0</text:p>
          </table:table-cell>
          <table:table-cell table:style-name="ce38" table:formula="of:=COUNTIF([.Q2:.Q32];&quot;U☺&quot;)+COUNTIF([.Q2:.Q32];&quot;U☻&quot;)+COUNTIF([.Q2:.Q32];&quot;U&quot;)" office:value-type="float" office:value="0" calcext:value-type="float">
            <text:p>0</text:p>
          </table:table-cell>
          <table:table-cell table:style-name="ce38" table:formula="of:=COUNTIF([.R2:.R32];&quot;U☺&quot;)+COUNTIF([.R2:.R32];&quot;U☻&quot;)+COUNTIF([.R2:.R32];&quot;U&quot;)" office:value-type="float" office:value="0" calcext:value-type="float">
            <text:p>0</text:p>
          </table:table-cell>
          <table:table-cell table:style-name="ce38" table:formula="of:=COUNTIF([.S2:.S32];&quot;U☺&quot;)+COUNTIF([.S2:.S32];&quot;U☻&quot;)+COUNTIF([.S2:.S32];&quot;U&quot;)" office:value-type="float" office:value="0" calcext:value-type="float">
            <text:p>0</text:p>
          </table:table-cell>
          <table:table-cell table:style-name="ce38" table:formula="of:=COUNTIF([.T2:.T32];&quot;U☺&quot;)+COUNTIF([.T2:.T32];&quot;U☻&quot;)+COUNTIF([.T2:.T32];&quot;U&quot;)" office:value-type="float" office:value="0" calcext:value-type="float">
            <text:p>0</text:p>
          </table:table-cell>
          <table:table-cell table:number-columns-repeated="45"/>
        </table:table-row>
        <table:table-row table:style-name="ro6" table:number-rows-repeated="1048529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Print_Area" table:base-cell-address="$december.$A$1" table:cell-range-address="december.$A$1:december.$V$32"/>
        </table:named-expressions>
        <calcext:conditional-formats>
          <calcext:conditional-format calcext:target-range-address="december.A2:december.V32">
            <calcext:condition calcext:apply-style-name="cf37" calcext:value="formula-is(WEEKDAY([.$A2];2)=6)" calcext:base-cell-address="december.A2"/>
            <calcext:condition calcext:apply-style-name="cf37" calcext:value="formula-is(WEEKDAY([.$A2];2)=7)" calcext:base-cell-address="december.A2"/>
          </calcext:conditional-format>
          <calcext:conditional-format calcext:target-range-address="december.W2:december.AD32">
            <calcext:condition calcext:apply-style-name="cf38" calcext:value="&lt;1" calcext:base-cell-address="december.W2"/>
            <calcext:condition calcext:apply-style-name="cf41" calcext:value="&gt;1" calcext:base-cell-address="december.W2"/>
          </calcext:conditional-format>
          <calcext:conditional-format calcext:target-range-address="december.AE2:december.AE32">
            <calcext:condition calcext:apply-style-name="cf40" calcext:value="!=0" calcext:base-cell-address="december.AE2"/>
          </calcext:conditional-format>
          <calcext:conditional-format calcext:target-range-address="december.AF2:december.AF32">
            <calcext:condition calcext:apply-style-name="cf40" calcext:value="=1" calcext:base-cell-address="december.AF2"/>
            <calcext:condition calcext:apply-style-name="cf39" calcext:value="&gt;1" calcext:base-cell-address="december.AF2"/>
          </calcext:conditional-format>
          <calcext:conditional-format calcext:target-range-address="december.AG2:december.AG32">
            <calcext:condition calcext:apply-style-name="cf38" calcext:value="&lt;2" calcext:base-cell-address="december.AG2"/>
            <calcext:condition calcext:apply-style-name="cf39" calcext:value="&gt;2" calcext:base-cell-address="december.AG2"/>
          </calcext:conditional-format>
        </calcext:conditional-formats>
      </table:table>
      <table:table table:name="statistika" table:style-name="ta1" table:print="false">
        <table:table-column table:style-name="co5" table:number-columns-repeated="2" table:default-cell-style-name="ce255"/>
        <table:table-column table:style-name="co13" table:number-columns-repeated="11" table:default-cell-style-name="ce255"/>
        <table:table-column table:style-name="co14" table:default-cell-style-name="ce255"/>
        <table:table-column table:style-name="co13" table:number-columns-repeated="5" table:default-cell-style-name="ce255"/>
        <table:table-column table:style-name="co5" table:number-columns-repeated="45" table:default-cell-style-name="ce255"/>
        <table:table-row table:style-name="ro7">
          <table:table-cell table:number-columns-repeated="2"/>
          <table:table-cell table:style-name="ce72" office:value-type="string" calcext:value-type="string" table:number-columns-spanned="9" table:number-rows-spanned="1">
            <text:p>Pregled <text:s/>2020</text:p>
          </table:table-cell>
          <table:covered-table-cell table:number-columns-repeated="8"/>
          <table:table-cell table:number-columns-repeated="53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2"/>
          <table:table-cell table:style-name="ce21" table:formula="of:=[$Predloge.$E$2]" office:value-type="string" office:string-value="GOR" calcext:value-type="string">
            <text:p>GOR</text:p>
          </table:table-cell>
          <table:table-cell table:style-name="ce21" table:formula="of:=[$Predloge.$E$3]" office:value-type="string" office:string-value="ŠOŠ" calcext:value-type="string">
            <text:p>ŠOŠ</text:p>
          </table:table-cell>
          <table:table-cell table:style-name="ce21" table:formula="of:=[$Predloge.$E$4]" office:value-type="string" office:string-value="PIN" calcext:value-type="string">
            <text:p>PIN</text:p>
          </table:table-cell>
          <table:table-cell table:style-name="ce21" table:formula="of:=[$Predloge.$E$5]" office:value-type="string" office:string-value="KON" calcext:value-type="string">
            <text:p>KON</text:p>
          </table:table-cell>
          <table:table-cell table:style-name="ce21" table:formula="of:=[$Predloge.$E$6]" office:value-type="string" office:string-value="ORO" calcext:value-type="string">
            <text:p>ORO</text:p>
          </table:table-cell>
          <table:table-cell table:style-name="ce21" table:formula="of:=[$Predloge.$E$7]" office:value-type="string" office:string-value="MIO" calcext:value-type="string">
            <text:p>MIO</text:p>
          </table:table-cell>
          <table:table-cell table:style-name="ce21" table:formula="of:=[$Predloge.$E$8]" office:value-type="string" office:string-value="BOŽ" calcext:value-type="string">
            <text:p>BOŽ</text:p>
          </table:table-cell>
          <table:table-cell table:style-name="ce21" table:formula="of:=[$Predloge.$E$9]" office:value-type="string" office:string-value="TOM" calcext:value-type="string">
            <text:p>TOM</text:p>
          </table:table-cell>
          <table:table-cell table:style-name="ce21" table:formula="of:=[$Predloge.$E$10]" office:value-type="string" office:string-value="MŠŠ" calcext:value-type="string">
            <text:p>MŠŠ</text:p>
          </table:table-cell>
          <table:table-cell table:style-name="ce21" table:formula="of:=[$Predloge.$E$11]" office:value-type="string" office:string-value="ŽIV" calcext:value-type="string">
            <text:p>ŽIV</text:p>
          </table:table-cell>
          <table:table-cell table:style-name="ce21" table:formula="of:=[$Predloge.$E$12]" office:value-type="string" office:string-value="TAL" calcext:value-type="string">
            <text:p>TAL</text:p>
          </table:table-cell>
          <table:table-cell table:style-name="ce21" table:formula="of:=[$Predloge.$E$13]" office:value-type="string" office:string-value="PIR" calcext:value-type="string">
            <text:p>PIR</text:p>
          </table:table-cell>
          <table:table-cell table:style-name="ce21" table:formula="of:=[$Predloge.$E$14]" office:value-type="string" office:string-value="NOV2" calcext:value-type="string">
            <text:p>NOV2</text:p>
          </table:table-cell>
          <table:table-cell table:style-name="ce21" table:formula="of:=[$Predloge.$E$15]" office:value-type="string" office:string-value="BUT" calcext:value-type="string">
            <text:p>BUT</text:p>
          </table:table-cell>
          <table:table-cell table:style-name="ce21" table:formula="of:=[$Predloge.$E$16]" office:value-type="string" office:string-value="ŽRJ" calcext:value-type="string">
            <text:p>ŽRJ</text:p>
          </table:table-cell>
          <table:table-cell table:style-name="ce21" table:formula="of:=[$Predloge.$E$17]" office:value-type="string" office:string-value="NOV3" calcext:value-type="string">
            <text:p>NOV3</text:p>
          </table:table-cell>
          <table:table-cell table:style-name="ce21" table:formula="of:=[$Predloge.$E$18]" office:value-type="string" office:string-value="JNK" calcext:value-type="string">
            <text:p>JNK</text:p>
          </table:table-cell>
          <table:table-cell table:style-name="ce21" table:formula="of:=[$Predloge.$E$19]" office:value-type="string" office:string-value="NOV4" calcext:value-type="string">
            <text:p>NOV4</text:p>
          </table:table-cell>
          <table:table-cell table:number-columns-repeated="44"/>
        </table:table-row>
        <table:table-row table:style-name="ro8">
          <table:table-cell/>
          <table:table-cell table:style-name="ce256" table:formula="of:=[$Predloge.$B$20]" office:value-type="string" office:string-value="☺" calcext:value-type="string">
            <text:p>☺</text:p>
          </table:table-cell>
          <table:table-cell table:style-name="ce73" table:formula="of:=SUM([januar.C35];[februar.C35];[marec.C35];[april.C35];[maj.C35];[junij.C35];[julij.C35];[avgust.C35];[september.C35];[oktober.C35];[november.C35];[december.C35])" office:value-type="float" office:value="0" calcext:value-type="float">
            <text:p>0</text:p>
          </table:table-cell>
          <table:table-cell table:style-name="ce73" table:formula="of:=SUM([januar.D35];[februar.D35];[marec.D35];[april.D35];[maj.D35];[junij.D35];[julij.D35];[avgust.D35];[september.D35];[oktober.D35];[november.D35];[december.D35])" office:value-type="float" office:value="0" calcext:value-type="float">
            <text:p>0</text:p>
          </table:table-cell>
          <table:table-cell table:style-name="ce73" table:formula="of:=SUM([januar.E35];[februar.E35];[marec.E35];[april.E35];[maj.E35];[junij.E35];[julij.E35];[avgust.E35];[september.E35];[oktober.E35];[november.E35];[december.E35])" office:value-type="float" office:value="0" calcext:value-type="float">
            <text:p>0</text:p>
          </table:table-cell>
          <table:table-cell table:style-name="ce73" table:formula="of:=SUM([januar.F35];[februar.F35];[marec.F35];[april.F35];[maj.F35];[junij.F35];[julij.F35];[avgust.F35];[september.F35];[oktober.F35];[november.F35];[december.F35])" office:value-type="float" office:value="0" calcext:value-type="float">
            <text:p>0</text:p>
          </table:table-cell>
          <table:table-cell table:style-name="ce73" table:formula="of:=SUM([januar.G35];[februar.G35];[marec.G35];[april.G35];[maj.G35];[junij.G35];[julij.G35];[avgust.G35];[september.G35];[oktober.G35];[november.G35];[december.G35])" office:value-type="float" office:value="0" calcext:value-type="float">
            <text:p>0</text:p>
          </table:table-cell>
          <table:table-cell table:style-name="ce73" table:formula="of:=SUM([januar.H35];[februar.H35];[marec.H35];[april.H35];[maj.H35];[junij.H35];[julij.H35];[avgust.H35];[september.H35];[oktober.H35];[november.H35];[december.H35])" office:value-type="float" office:value="0" calcext:value-type="float">
            <text:p>0</text:p>
          </table:table-cell>
          <table:table-cell table:style-name="ce73" table:formula="of:=SUM([januar.I35];[februar.I35];[marec.I35];[april.I35];[maj.I35];[junij.I35];[julij.I35];[avgust.I35];[september.I35];[oktober.I35];[november.I35];[december.I35])" office:value-type="float" office:value="0" calcext:value-type="float">
            <text:p>0</text:p>
          </table:table-cell>
          <table:table-cell table:style-name="ce73" table:formula="of:=SUM([januar.J35];[februar.J35];[marec.J35];[april.J35];[maj.J35];[junij.J35];[julij.J35];[avgust.J35];[september.J35];[oktober.J35];[november.J35];[december.J35])" office:value-type="float" office:value="0" calcext:value-type="float">
            <text:p>0</text:p>
          </table:table-cell>
          <table:table-cell table:style-name="ce73" table:formula="of:=SUM([januar.K35];[februar.K35];[marec.K35];[april.K35];[maj.K35];[junij.K35];[julij.K35];[avgust.K35];[september.K35];[oktober.K35];[november.K35];[december.K35])" office:value-type="float" office:value="0" calcext:value-type="float">
            <text:p>0</text:p>
          </table:table-cell>
          <table:table-cell table:style-name="ce73" table:formula="of:=SUM([januar.L35];[februar.L35];[marec.L35];[april.L35];[maj.L35];[junij.L35];[julij.L35];[avgust.L35];[september.L35];[oktober.L35];[november.L35];[december.L35])" office:value-type="float" office:value="0" calcext:value-type="float">
            <text:p>0</text:p>
          </table:table-cell>
          <table:table-cell table:style-name="ce73" table:formula="of:=SUM([januar.M35];[februar.M35];[marec.M35];[april.M35];[maj.M35];[junij.M35];[julij.M35];[avgust.M35];[september.M35];[oktober.M35];[november.M35];[december.M35])" office:value-type="float" office:value="0" calcext:value-type="float">
            <text:p>0</text:p>
          </table:table-cell>
          <table:table-cell table:style-name="ce73" table:formula="of:=SUM([januar.N35];[februar.N35];[marec.N35];[april.N35];[maj.N35];[junij.N35];[julij.N35];[avgust.N35];[september.N35];[oktober.N35];[november.N35];[december.N35])" office:value-type="float" office:value="0" calcext:value-type="float">
            <text:p>0</text:p>
          </table:table-cell>
          <table:table-cell table:style-name="ce73" table:formula="of:=SUM([januar.O35];[februar.O35];[marec.O35];[april.O35];[maj.O35];[junij.O35];[julij.O35];[avgust.O35];[september.O35];[oktober.O35];[november.O35];[december.O35])" office:value-type="float" office:value="0" calcext:value-type="float">
            <text:p>0</text:p>
          </table:table-cell>
          <table:table-cell table:style-name="ce73" table:formula="of:=SUM([januar.P35];[februar.P35];[marec.P35];[april.P35];[maj.P35];[junij.P35];[julij.P35];[avgust.P35];[september.P35];[oktober.P35];[november.P35];[december.P35])" office:value-type="float" office:value="0" calcext:value-type="float">
            <text:p>0</text:p>
          </table:table-cell>
          <table:table-cell table:style-name="ce73" table:formula="of:=SUM([januar.Q35];[februar.Q35];[marec.Q35];[april.Q35];[maj.Q35];[junij.Q35];[julij.Q35];[avgust.Q35];[september.Q35];[oktober.Q35];[november.Q35];[december.Q35])" office:value-type="float" office:value="0" calcext:value-type="float">
            <text:p>0</text:p>
          </table:table-cell>
          <table:table-cell table:style-name="ce73" table:formula="of:=SUM([januar.R35];[februar.R35];[marec.R35];[april.R35];[maj.R35];[junij.R35];[julij.R35];[avgust.R35];[september.R35];[oktober.R35];[november.R35];[december.R35])" office:value-type="float" office:value="0" calcext:value-type="float">
            <text:p>0</text:p>
          </table:table-cell>
          <table:table-cell table:style-name="ce73" table:formula="of:=SUM([januar.S35];[februar.S35];[marec.S35];[april.S35];[maj.S35];[junij.S35];[julij.S35];[avgust.S35];[september.S35];[oktober.S35];[november.S35];[december.S35])" office:value-type="float" office:value="0" calcext:value-type="float">
            <text:p>0</text:p>
          </table:table-cell>
          <table:table-cell table:style-name="ce73" table:formula="of:=SUM([januar.T35];[februar.T35];[marec.T35];[april.T35];[maj.T35];[junij.T35];[julij.T35];[avgust.T35];[september.T35];[oktober.T35];[november.T35];[december.T35])" office:value-type="float" office:value="0" calcext:value-type="float">
            <text:p>0</text:p>
          </table:table-cell>
          <table:table-cell table:number-columns-repeated="7"/>
          <table:table-cell table:style-name="ce62"/>
          <table:table-cell table:number-columns-repeated="36"/>
        </table:table-row>
        <table:table-row table:style-name="ro4">
          <table:table-cell table:style-name="ce57"/>
          <table:table-cell table:style-name="ce5" table:formula="of:=[$Predloge.$B$16]" office:value-type="string" office:string-value="☻" calcext:value-type="string">
            <text:p>☻</text:p>
          </table:table-cell>
          <table:table-cell table:style-name="ce73" table:formula="of:=SUM([januar.C36];[februar.C36];[marec.C36];[april.C36];[maj.C36];[junij.C36];[julij.C36];[avgust.C36];[september.C36];[oktober.C36];[november.C36];[december.C36])" office:value-type="float" office:value="0" calcext:value-type="float">
            <text:p>0</text:p>
          </table:table-cell>
          <table:table-cell table:style-name="ce73" table:formula="of:=SUM([januar.D36];[februar.D36];[marec.D36];[april.D36];[maj.D36];[junij.D36];[julij.D36];[avgust.D36];[september.D36];[oktober.D36];[november.D36];[december.D36])" office:value-type="float" office:value="0" calcext:value-type="float">
            <text:p>0</text:p>
          </table:table-cell>
          <table:table-cell table:style-name="ce73" table:formula="of:=SUM([januar.E36];[februar.E36];[marec.E36];[april.E36];[maj.E36];[junij.E36];[julij.E36];[avgust.E36];[september.E36];[oktober.E36];[november.E36];[december.E36])" office:value-type="float" office:value="0" calcext:value-type="float">
            <text:p>0</text:p>
          </table:table-cell>
          <table:table-cell table:style-name="ce73" table:formula="of:=SUM([januar.F36];[februar.F36];[marec.F36];[april.F36];[maj.F36];[junij.F36];[julij.F36];[avgust.F36];[september.F36];[oktober.F36];[november.F36];[december.F36])" office:value-type="float" office:value="0" calcext:value-type="float">
            <text:p>0</text:p>
          </table:table-cell>
          <table:table-cell table:style-name="ce73" table:formula="of:=SUM([januar.G36];[februar.G36];[marec.G36];[april.G36];[maj.G36];[junij.G36];[julij.G36];[avgust.G36];[september.G36];[oktober.G36];[november.G36];[december.G36])" office:value-type="float" office:value="0" calcext:value-type="float">
            <text:p>0</text:p>
          </table:table-cell>
          <table:table-cell table:style-name="ce73" table:formula="of:=SUM([januar.H36];[februar.H36];[marec.H36];[april.H36];[maj.H36];[junij.H36];[julij.H36];[avgust.H36];[september.H36];[oktober.H36];[november.H36];[december.H36])" office:value-type="float" office:value="0" calcext:value-type="float">
            <text:p>0</text:p>
          </table:table-cell>
          <table:table-cell table:style-name="ce73" table:formula="of:=SUM([januar.I36];[februar.I36];[marec.I36];[april.I36];[maj.I36];[junij.I36];[julij.I36];[avgust.I36];[september.I36];[oktober.I36];[november.I36];[december.I36])" office:value-type="float" office:value="0" calcext:value-type="float">
            <text:p>0</text:p>
          </table:table-cell>
          <table:table-cell table:style-name="ce73" table:formula="of:=SUM([januar.J36];[februar.J36];[marec.J36];[april.J36];[maj.J36];[junij.J36];[julij.J36];[avgust.J36];[september.J36];[oktober.J36];[november.J36];[december.J36])" office:value-type="float" office:value="0" calcext:value-type="float">
            <text:p>0</text:p>
          </table:table-cell>
          <table:table-cell table:style-name="ce73" table:formula="of:=SUM([januar.K36];[februar.K36];[marec.K36];[april.K36];[maj.K36];[junij.K36];[julij.K36];[avgust.K36];[september.K36];[oktober.K36];[november.K36];[december.K36])" office:value-type="float" office:value="0" calcext:value-type="float">
            <text:p>0</text:p>
          </table:table-cell>
          <table:table-cell table:style-name="ce73" table:formula="of:=SUM([januar.L36];[februar.L36];[marec.L36];[april.L36];[maj.L36];[junij.L36];[julij.L36];[avgust.L36];[september.L36];[oktober.L36];[november.L36];[december.L36])" office:value-type="float" office:value="0" calcext:value-type="float">
            <text:p>0</text:p>
          </table:table-cell>
          <table:table-cell table:style-name="ce73" table:formula="of:=SUM([januar.M36];[februar.M36];[marec.M36];[april.M36];[maj.M36];[junij.M36];[julij.M36];[avgust.M36];[september.M36];[oktober.M36];[november.M36];[december.M36])" office:value-type="float" office:value="0" calcext:value-type="float">
            <text:p>0</text:p>
          </table:table-cell>
          <table:table-cell table:style-name="ce73" table:formula="of:=SUM([januar.N36];[februar.N36];[marec.N36];[april.N36];[maj.N36];[junij.N36];[julij.N36];[avgust.N36];[september.N36];[oktober.N36];[november.N36];[december.N36])" office:value-type="float" office:value="0" calcext:value-type="float">
            <text:p>0</text:p>
          </table:table-cell>
          <table:table-cell table:style-name="ce73" table:formula="of:=SUM([januar.O36];[februar.O36];[marec.O36];[april.O36];[maj.O36];[junij.O36];[julij.O36];[avgust.O36];[september.O36];[oktober.O36];[november.O36];[december.O36])" office:value-type="float" office:value="0" calcext:value-type="float">
            <text:p>0</text:p>
          </table:table-cell>
          <table:table-cell table:style-name="ce73" table:formula="of:=SUM([januar.P36];[februar.P36];[marec.P36];[april.P36];[maj.P36];[junij.P36];[julij.P36];[avgust.P36];[september.P36];[oktober.P36];[november.P36];[december.P36])" office:value-type="float" office:value="0" calcext:value-type="float">
            <text:p>0</text:p>
          </table:table-cell>
          <table:table-cell table:style-name="ce73" table:formula="of:=SUM([januar.Q36];[februar.Q36];[marec.Q36];[april.Q36];[maj.Q36];[junij.Q36];[julij.Q36];[avgust.Q36];[september.Q36];[oktober.Q36];[november.Q36];[december.Q36])" office:value-type="float" office:value="0" calcext:value-type="float">
            <text:p>0</text:p>
          </table:table-cell>
          <table:table-cell table:style-name="ce73" table:formula="of:=SUM([januar.R36];[februar.R36];[marec.R36];[april.R36];[maj.R36];[junij.R36];[julij.R36];[avgust.R36];[september.R36];[oktober.R36];[november.R36];[december.R36])" office:value-type="float" office:value="0" calcext:value-type="float">
            <text:p>0</text:p>
          </table:table-cell>
          <table:table-cell table:style-name="ce73" table:formula="of:=SUM([januar.S36];[februar.S36];[marec.S36];[april.S36];[maj.S36];[junij.S36];[julij.S36];[avgust.S36];[september.S36];[oktober.S36];[november.S36];[december.S36])" office:value-type="float" office:value="0" calcext:value-type="float">
            <text:p>0</text:p>
          </table:table-cell>
          <table:table-cell table:style-name="ce73" table:formula="of:=SUM([januar.T36];[februar.T36];[marec.T36];[april.T36];[maj.T36];[junij.T36];[julij.T36];[avgust.T36];[september.T36];[oktober.T36];[november.T36];[december.T36])" office:value-type="float" office:value="0" calcext:value-type="float">
            <text:p>0</text:p>
          </table:table-cell>
          <table:table-cell table:style-name="ce74" table:number-columns-repeated="5"/>
          <table:table-cell table:style-name="ce57" table:number-columns-repeated="2"/>
          <table:table-cell table:style-name="ce62"/>
          <table:table-cell table:style-name="ce57" table:number-columns-repeated="36"/>
        </table:table-row>
        <table:table-row table:style-name="ro4">
          <table:table-cell table:style-name="ce57"/>
          <table:table-cell table:style-name="ce15" table:formula="of:=[$Predloge.$B$42]" office:value-type="string" office:string-value="Σ" calcext:value-type="string">
            <text:p>Σ</text:p>
          </table:table-cell>
          <table:table-cell table:style-name="ce73" table:formula="of:=SUM([januar.C37];[februar.C37];[marec.C37];[april.C37];[maj.C37];[junij.C37];[julij.C37];[avgust.C37];[september.C37];[oktober.C37];[november.C37];[december.C37])" office:value-type="float" office:value="0" calcext:value-type="float">
            <text:p>0</text:p>
          </table:table-cell>
          <table:table-cell table:style-name="ce73" table:formula="of:=SUM([januar.D37];[februar.D37];[marec.D37];[april.D37];[maj.D37];[junij.D37];[julij.D37];[avgust.D37];[september.D37];[oktober.D37];[november.D37];[december.D37])" office:value-type="float" office:value="0" calcext:value-type="float">
            <text:p>0</text:p>
          </table:table-cell>
          <table:table-cell table:style-name="ce73" table:formula="of:=SUM([januar.E37];[februar.E37];[marec.E37];[april.E37];[maj.E37];[junij.E37];[julij.E37];[avgust.E37];[september.E37];[oktober.E37];[november.E37];[december.E37])" office:value-type="float" office:value="0" calcext:value-type="float">
            <text:p>0</text:p>
          </table:table-cell>
          <table:table-cell table:style-name="ce73" table:formula="of:=SUM([januar.F37];[februar.F37];[marec.F37];[april.F37];[maj.F37];[junij.F37];[julij.F37];[avgust.F37];[september.F37];[oktober.F37];[november.F37];[december.F37])" office:value-type="float" office:value="0" calcext:value-type="float">
            <text:p>0</text:p>
          </table:table-cell>
          <table:table-cell table:style-name="ce73" table:formula="of:=SUM([januar.G37];[februar.G37];[marec.G37];[april.G37];[maj.G37];[junij.G37];[julij.G37];[avgust.G37];[september.G37];[oktober.G37];[november.G37];[december.G37])" office:value-type="float" office:value="0" calcext:value-type="float">
            <text:p>0</text:p>
          </table:table-cell>
          <table:table-cell table:style-name="ce73" table:formula="of:=SUM([januar.H37];[februar.H37];[marec.H37];[april.H37];[maj.H37];[junij.H37];[julij.H37];[avgust.H37];[september.H37];[oktober.H37];[november.H37];[december.H37])" office:value-type="float" office:value="0" calcext:value-type="float">
            <text:p>0</text:p>
          </table:table-cell>
          <table:table-cell table:style-name="ce73" table:formula="of:=SUM([januar.I37];[februar.I37];[marec.I37];[april.I37];[maj.I37];[junij.I37];[julij.I37];[avgust.I37];[september.I37];[oktober.I37];[november.I37];[december.I37])" office:value-type="float" office:value="0" calcext:value-type="float">
            <text:p>0</text:p>
          </table:table-cell>
          <table:table-cell table:style-name="ce73" table:formula="of:=SUM([januar.J37];[februar.J37];[marec.J37];[april.J37];[maj.J37];[junij.J37];[julij.J37];[avgust.J37];[september.J37];[oktober.J37];[november.J37];[december.J37])" office:value-type="float" office:value="0" calcext:value-type="float">
            <text:p>0</text:p>
          </table:table-cell>
          <table:table-cell table:style-name="ce73" table:formula="of:=SUM([januar.K37];[februar.K37];[marec.K37];[april.K37];[maj.K37];[junij.K37];[julij.K37];[avgust.K37];[september.K37];[oktober.K37];[november.K37];[december.K37])" office:value-type="float" office:value="0" calcext:value-type="float">
            <text:p>0</text:p>
          </table:table-cell>
          <table:table-cell table:style-name="ce73" table:formula="of:=SUM([januar.L37];[februar.L37];[marec.L37];[april.L37];[maj.L37];[junij.L37];[julij.L37];[avgust.L37];[september.L37];[oktober.L37];[november.L37];[december.L37])" office:value-type="float" office:value="0" calcext:value-type="float">
            <text:p>0</text:p>
          </table:table-cell>
          <table:table-cell table:style-name="ce73" table:formula="of:=SUM([januar.M37];[februar.M37];[marec.M37];[april.M37];[maj.M37];[junij.M37];[julij.M37];[avgust.M37];[september.M37];[oktober.M37];[november.M37];[december.M37])" office:value-type="float" office:value="0" calcext:value-type="float">
            <text:p>0</text:p>
          </table:table-cell>
          <table:table-cell table:style-name="ce73" table:formula="of:=SUM([januar.N37];[februar.N37];[marec.N37];[april.N37];[maj.N37];[junij.N37];[julij.N37];[avgust.N37];[september.N37];[oktober.N37];[november.N37];[december.N37])" office:value-type="float" office:value="0" calcext:value-type="float">
            <text:p>0</text:p>
          </table:table-cell>
          <table:table-cell table:style-name="ce73" table:formula="of:=SUM([januar.O37];[februar.O37];[marec.O37];[april.O37];[maj.O37];[junij.O37];[julij.O37];[avgust.O37];[september.O37];[oktober.O37];[november.O37];[december.O37])" office:value-type="float" office:value="0" calcext:value-type="float">
            <text:p>0</text:p>
          </table:table-cell>
          <table:table-cell table:style-name="ce73" table:formula="of:=SUM([januar.P37];[februar.P37];[marec.P37];[april.P37];[maj.P37];[junij.P37];[julij.P37];[avgust.P37];[september.P37];[oktober.P37];[november.P37];[december.P37])" office:value-type="float" office:value="0" calcext:value-type="float">
            <text:p>0</text:p>
          </table:table-cell>
          <table:table-cell table:style-name="ce73" table:formula="of:=SUM([januar.Q37];[februar.Q37];[marec.Q37];[april.Q37];[maj.Q37];[junij.Q37];[julij.Q37];[avgust.Q37];[september.Q37];[oktober.Q37];[november.Q37];[december.Q37])" office:value-type="float" office:value="0" calcext:value-type="float">
            <text:p>0</text:p>
          </table:table-cell>
          <table:table-cell table:style-name="ce73" table:formula="of:=SUM([januar.R37];[februar.R37];[marec.R37];[april.R37];[maj.R37];[junij.R37];[julij.R37];[avgust.R37];[september.R37];[oktober.R37];[november.R37];[december.R37])" office:value-type="float" office:value="0" calcext:value-type="float">
            <text:p>0</text:p>
          </table:table-cell>
          <table:table-cell table:style-name="ce73" table:formula="of:=SUM([januar.S37];[februar.S37];[marec.S37];[april.S37];[maj.S37];[junij.S37];[julij.S37];[avgust.S37];[september.S37];[oktober.S37];[november.S37];[december.S37])" office:value-type="float" office:value="0" calcext:value-type="float">
            <text:p>0</text:p>
          </table:table-cell>
          <table:table-cell table:style-name="ce73" table:formula="of:=SUM([januar.T37];[februar.T37];[marec.T37];[april.T37];[maj.T37];[junij.T37];[julij.T37];[avgust.T37];[september.T37];[oktober.T37];[november.T37];[december.T37])" office:value-type="float" office:value="0" calcext:value-type="float">
            <text:p>0</text:p>
          </table:table-cell>
          <table:table-cell table:style-name="ce74" table:number-columns-repeated="5"/>
          <table:table-cell table:style-name="ce57" table:number-columns-repeated="2"/>
          <table:table-cell table:style-name="ce62"/>
          <table:table-cell table:style-name="ce57" table:number-columns-repeated="36"/>
        </table:table-row>
        <table:table-row table:style-name="ro4">
          <table:table-cell table:style-name="ce57"/>
          <table:table-cell table:style-name="ce3" table:formula="of:=[$Predloge.$B$6]" office:value-type="string" office:string-value="KVIT" calcext:value-type="string">
            <text:p>KVIT</text:p>
          </table:table-cell>
          <table:table-cell table:style-name="ce73" table:formula="of:=SUM([januar.C37];[februar.C37];[marec.C37];[april.C37];[maj.C37];[junij.C37];[julij.C37];[avgust.C37];[september.C37];[oktober.C37];[november.C37];[december.C37])" office:value-type="float" office:value="0" calcext:value-type="float">
            <text:p>0</text:p>
          </table:table-cell>
          <table:table-cell table:style-name="ce73" table:formula="of:=SUM([januar.D37];[februar.D37];[marec.D37];[april.D37];[maj.D37];[junij.D37];[julij.D37];[avgust.D37];[september.D37];[oktober.D37];[november.D37];[december.D37])" office:value-type="float" office:value="0" calcext:value-type="float">
            <text:p>0</text:p>
          </table:table-cell>
          <table:table-cell table:style-name="ce73" table:formula="of:=SUM([januar.E37];[februar.E37];[marec.E37];[april.E37];[maj.E37];[junij.E37];[julij.E37];[avgust.E37];[september.E37];[oktober.E37];[november.E37];[december.E37])" office:value-type="float" office:value="0" calcext:value-type="float">
            <text:p>0</text:p>
          </table:table-cell>
          <table:table-cell table:style-name="ce73" table:formula="of:=SUM([januar.F37];[februar.F37];[marec.F37];[april.F37];[maj.F37];[junij.F37];[julij.F37];[avgust.F37];[september.F37];[oktober.F37];[november.F37];[december.F37])" office:value-type="float" office:value="0" calcext:value-type="float">
            <text:p>0</text:p>
          </table:table-cell>
          <table:table-cell table:style-name="ce73" table:formula="of:=SUM([januar.G37];[februar.G37];[marec.G37];[april.G37];[maj.G37];[junij.G37];[julij.G37];[avgust.G37];[september.G37];[oktober.G37];[november.G37];[december.G37])" office:value-type="float" office:value="0" calcext:value-type="float">
            <text:p>0</text:p>
          </table:table-cell>
          <table:table-cell table:style-name="ce73" table:formula="of:=SUM([januar.H37];[februar.H37];[marec.H37];[april.H37];[maj.H37];[junij.H37];[julij.H37];[avgust.H37];[september.H37];[oktober.H37];[november.H37];[december.H37])" office:value-type="float" office:value="0" calcext:value-type="float">
            <text:p>0</text:p>
          </table:table-cell>
          <table:table-cell table:style-name="ce73" table:formula="of:=SUM([januar.I37];[februar.I37];[marec.I37];[april.I37];[maj.I37];[junij.I37];[julij.I37];[avgust.I37];[september.I37];[oktober.I37];[november.I37];[december.I37])" office:value-type="float" office:value="0" calcext:value-type="float">
            <text:p>0</text:p>
          </table:table-cell>
          <table:table-cell table:style-name="ce73" table:formula="of:=SUM([januar.J37];[februar.J37];[marec.J37];[april.J37];[maj.J37];[junij.J37];[julij.J37];[avgust.J37];[september.J37];[oktober.J37];[november.J37];[december.J37])" office:value-type="float" office:value="0" calcext:value-type="float">
            <text:p>0</text:p>
          </table:table-cell>
          <table:table-cell table:style-name="ce73" table:formula="of:=SUM([januar.K37];[februar.K37];[marec.K37];[april.K37];[maj.K37];[junij.K37];[julij.K37];[avgust.K37];[september.K37];[oktober.K37];[november.K37];[december.K37])" office:value-type="float" office:value="0" calcext:value-type="float">
            <text:p>0</text:p>
          </table:table-cell>
          <table:table-cell table:style-name="ce73" table:formula="of:=SUM([januar.L37];[februar.L37];[marec.L37];[april.L37];[maj.L37];[junij.L37];[julij.L37];[avgust.L37];[september.L37];[oktober.L37];[november.L37];[december.L37])" office:value-type="float" office:value="0" calcext:value-type="float">
            <text:p>0</text:p>
          </table:table-cell>
          <table:table-cell table:style-name="ce73" table:formula="of:=SUM([januar.M37];[februar.M37];[marec.M37];[april.M37];[maj.M37];[junij.M37];[julij.M37];[avgust.M37];[september.M37];[oktober.M37];[november.M37];[december.M37])" office:value-type="float" office:value="0" calcext:value-type="float">
            <text:p>0</text:p>
          </table:table-cell>
          <table:table-cell table:style-name="ce73" table:formula="of:=SUM([januar.N37];[februar.N37];[marec.N37];[april.N37];[maj.N37];[junij.N37];[julij.N37];[avgust.N37];[september.N37];[oktober.N37];[november.N37];[december.N37])" office:value-type="float" office:value="0" calcext:value-type="float">
            <text:p>0</text:p>
          </table:table-cell>
          <table:table-cell table:style-name="ce73" table:formula="of:=SUM([januar.O37];[februar.O37];[marec.O37];[april.O37];[maj.O37];[junij.O37];[julij.O37];[avgust.O37];[september.O37];[oktober.O37];[november.O37];[december.O37])" office:value-type="float" office:value="0" calcext:value-type="float">
            <text:p>0</text:p>
          </table:table-cell>
          <table:table-cell table:style-name="ce73" table:formula="of:=SUM([januar.P37];[februar.P37];[marec.P37];[april.P37];[maj.P37];[junij.P37];[julij.P37];[avgust.P37];[september.P37];[oktober.P37];[november.P37];[december.P37])" office:value-type="float" office:value="0" calcext:value-type="float">
            <text:p>0</text:p>
          </table:table-cell>
          <table:table-cell table:style-name="ce73" table:formula="of:=SUM([januar.Q37];[februar.Q37];[marec.Q37];[april.Q37];[maj.Q37];[junij.Q37];[julij.Q37];[avgust.Q37];[september.Q37];[oktober.Q37];[november.Q37];[december.Q37])" office:value-type="float" office:value="0" calcext:value-type="float">
            <text:p>0</text:p>
          </table:table-cell>
          <table:table-cell table:style-name="ce73" table:formula="of:=SUM([januar.R37];[februar.R37];[marec.R37];[april.R37];[maj.R37];[junij.R37];[julij.R37];[avgust.R37];[september.R37];[oktober.R37];[november.R37];[december.R37])" office:value-type="float" office:value="0" calcext:value-type="float">
            <text:p>0</text:p>
          </table:table-cell>
          <table:table-cell table:style-name="ce73" table:formula="of:=SUM([januar.S37];[februar.S37];[marec.S37];[april.S37];[maj.S37];[junij.S37];[julij.S37];[avgust.S37];[september.S37];[oktober.S37];[november.S37];[december.S37])" office:value-type="float" office:value="0" calcext:value-type="float">
            <text:p>0</text:p>
          </table:table-cell>
          <table:table-cell table:style-name="ce73" table:formula="of:=SUM([januar.T37];[februar.T37];[marec.T37];[april.T37];[maj.T37];[junij.T37];[julij.T37];[avgust.T37];[september.T37];[oktober.T37];[november.T37];[december.T37])" office:value-type="float" office:value="0" calcext:value-type="float">
            <text:p>0</text:p>
          </table:table-cell>
          <table:table-cell table:style-name="ce74" table:number-columns-repeated="5"/>
          <table:table-cell table:style-name="ce57" table:number-columns-repeated="2"/>
          <table:table-cell table:style-name="ce62"/>
          <table:table-cell table:style-name="ce57" table:number-columns-repeated="36"/>
        </table:table-row>
        <table:table-row table:style-name="ro9">
          <table:table-cell table:style-name="ce57"/>
          <table:table-cell table:style-name="ce16" table:formula="of:=[$Predloge.$B$43]" office:value-type="string" office:string-value="$" calcext:value-type="string">
            <text:p>$</text:p>
          </table:table-cell>
          <table:table-cell table:style-name="ce73" table:formula="of:=SUM([januar.C39];[februar.C39];[marec.C39];[april.C39];[maj.C39];[junij.C39];[julij.C39];[avgust.C39];[september.C39];[oktober.C39];[november.C39];[december.C39])" office:value-type="float" office:value="0" calcext:value-type="float">
            <text:p>0</text:p>
          </table:table-cell>
          <table:table-cell table:style-name="ce73" table:formula="of:=SUM([januar.D39];[februar.D39];[marec.D39];[april.D39];[maj.D39];[junij.D39];[julij.D39];[avgust.D39];[september.D39];[oktober.D39];[november.D39];[december.D39])" office:value-type="float" office:value="0" calcext:value-type="float">
            <text:p>0</text:p>
          </table:table-cell>
          <table:table-cell table:style-name="ce73" table:formula="of:=SUM([januar.E39];[februar.E39];[marec.E39];[april.E39];[maj.E39];[junij.E39];[julij.E39];[avgust.E39];[september.E39];[oktober.E39];[november.E39];[december.E39])" office:value-type="float" office:value="0" calcext:value-type="float">
            <text:p>0</text:p>
          </table:table-cell>
          <table:table-cell table:style-name="ce73" table:formula="of:=SUM([januar.F39];[februar.F39];[marec.F39];[april.F39];[maj.F39];[junij.F39];[julij.F39];[avgust.F39];[september.F39];[oktober.F39];[november.F39];[december.F39])" office:value-type="float" office:value="0" calcext:value-type="float">
            <text:p>0</text:p>
          </table:table-cell>
          <table:table-cell table:style-name="ce73" table:formula="of:=SUM([januar.G39];[februar.G39];[marec.G39];[april.G39];[maj.G39];[junij.G39];[julij.G39];[avgust.G39];[september.G39];[oktober.G39];[november.G39];[december.G39])" office:value-type="float" office:value="0" calcext:value-type="float">
            <text:p>0</text:p>
          </table:table-cell>
          <table:table-cell table:style-name="ce73" table:formula="of:=SUM([januar.H39];[februar.H39];[marec.H39];[april.H39];[maj.H39];[junij.H39];[julij.H39];[avgust.H39];[september.H39];[oktober.H39];[november.H39];[december.H39])" office:value-type="float" office:value="0" calcext:value-type="float">
            <text:p>0</text:p>
          </table:table-cell>
          <table:table-cell table:style-name="ce73" table:formula="of:=SUM([januar.I39];[februar.I39];[marec.I39];[april.I39];[maj.I39];[junij.I39];[julij.I39];[avgust.I39];[september.I39];[oktober.I39];[november.I39];[december.I39])" office:value-type="float" office:value="0" calcext:value-type="float">
            <text:p>0</text:p>
          </table:table-cell>
          <table:table-cell table:style-name="ce73" table:formula="of:=SUM([januar.J39];[februar.J39];[marec.J39];[april.J39];[maj.J39];[junij.J39];[julij.J39];[avgust.J39];[september.J39];[oktober.J39];[november.J39];[december.J39])" office:value-type="float" office:value="0" calcext:value-type="float">
            <text:p>0</text:p>
          </table:table-cell>
          <table:table-cell table:style-name="ce73" table:formula="of:=SUM([januar.K39];[februar.K39];[marec.K39];[april.K39];[maj.K39];[junij.K39];[julij.K39];[avgust.K39];[september.K39];[oktober.K39];[november.K39];[december.K39])" office:value-type="float" office:value="0" calcext:value-type="float">
            <text:p>0</text:p>
          </table:table-cell>
          <table:table-cell table:style-name="ce73" table:formula="of:=SUM([januar.L39];[februar.L39];[marec.L39];[april.L39];[maj.L39];[junij.L39];[julij.L39];[avgust.L39];[september.L39];[oktober.L39];[november.L39];[december.L39])" office:value-type="float" office:value="0" calcext:value-type="float">
            <text:p>0</text:p>
          </table:table-cell>
          <table:table-cell table:style-name="ce73" table:formula="of:=SUM([januar.M39];[februar.M39];[marec.M39];[april.M39];[maj.M39];[junij.M39];[julij.M39];[avgust.M39];[september.M39];[oktober.M39];[november.M39];[december.M39])" office:value-type="float" office:value="0" calcext:value-type="float">
            <text:p>0</text:p>
          </table:table-cell>
          <table:table-cell table:style-name="ce73" table:formula="of:=SUM([januar.N39];[februar.N39];[marec.N39];[april.N39];[maj.N39];[junij.N39];[julij.N39];[avgust.N39];[september.N39];[oktober.N39];[november.N39];[december.N39])" office:value-type="float" office:value="0" calcext:value-type="float">
            <text:p>0</text:p>
          </table:table-cell>
          <table:table-cell table:style-name="ce73" table:formula="of:=SUM([januar.O39];[februar.O39];[marec.O39];[april.O39];[maj.O39];[junij.O39];[julij.O39];[avgust.O39];[september.O39];[oktober.O39];[november.O39];[december.O39])" office:value-type="float" office:value="0" calcext:value-type="float">
            <text:p>0</text:p>
          </table:table-cell>
          <table:table-cell table:style-name="ce73" table:formula="of:=SUM([januar.P39];[februar.P39];[marec.P39];[april.P39];[maj.P39];[junij.P39];[julij.P39];[avgust.P39];[september.P39];[oktober.P39];[november.P39];[december.P39])" office:value-type="float" office:value="0" calcext:value-type="float">
            <text:p>0</text:p>
          </table:table-cell>
          <table:table-cell table:style-name="ce73" table:formula="of:=SUM([januar.Q39];[februar.Q39];[marec.Q39];[april.Q39];[maj.Q39];[junij.Q39];[julij.Q39];[avgust.Q39];[september.Q39];[oktober.Q39];[november.Q39];[december.Q39])" office:value-type="float" office:value="0" calcext:value-type="float">
            <text:p>0</text:p>
          </table:table-cell>
          <table:table-cell table:style-name="ce73" table:formula="of:=SUM([januar.R39];[februar.R39];[marec.R39];[april.R39];[maj.R39];[junij.R39];[julij.R39];[avgust.R39];[september.R39];[oktober.R39];[november.R39];[december.R39])" office:value-type="float" office:value="0" calcext:value-type="float">
            <text:p>0</text:p>
          </table:table-cell>
          <table:table-cell table:style-name="ce73" table:formula="of:=SUM([januar.S39];[februar.S39];[marec.S39];[april.S39];[maj.S39];[junij.S39];[julij.S39];[avgust.S39];[september.S39];[oktober.S39];[november.S39];[december.S39])" office:value-type="float" office:value="0" calcext:value-type="float">
            <text:p>0</text:p>
          </table:table-cell>
          <table:table-cell table:style-name="ce73" table:formula="of:=SUM([januar.T39];[februar.T39];[marec.T39];[april.T39];[maj.T39];[junij.T39];[julij.T39];[avgust.T39];[september.T39];[oktober.T39];[november.T39];[december.T39])" office:value-type="float" office:value="0" calcext:value-type="float">
            <text:p>0</text:p>
          </table:table-cell>
          <table:table-cell table:style-name="ce74" table:number-columns-repeated="5"/>
          <table:table-cell table:style-name="ce57" table:number-columns-repeated="2"/>
          <table:table-cell table:style-name="ce62"/>
          <table:table-cell table:style-name="ce57"/>
          <table:table-cell table:style-name="ce75" table:number-columns-repeated="35"/>
        </table:table-row>
        <table:table-row table:style-name="ro10">
          <table:table-cell/>
          <table:table-cell table:style-name="ce3" table:formula="of:=[$Predloge.$B$12]" office:value-type="string" office:string-value="D" calcext:value-type="string">
            <text:p>D</text:p>
          </table:table-cell>
          <table:table-cell table:style-name="ce73" table:formula="of:=SUM([januar.C40];[februar.C40];[marec.C40];[april.C40];[maj.C40];[junij.C40];[julij.C40];[avgust.C40];[september.C40];[oktober.C40];[november.C40];[december.C40])" office:value-type="float" office:value="0" calcext:value-type="float">
            <text:p>0</text:p>
          </table:table-cell>
          <table:table-cell table:style-name="ce73" table:formula="of:=SUM([januar.D40];[februar.D40];[marec.D40];[april.D40];[maj.D40];[junij.D40];[julij.D40];[avgust.D40];[september.D40];[oktober.D40];[november.D40];[december.D40])" office:value-type="float" office:value="0" calcext:value-type="float">
            <text:p>0</text:p>
          </table:table-cell>
          <table:table-cell table:style-name="ce73" table:formula="of:=SUM([januar.E40];[februar.E40];[marec.E40];[april.E40];[maj.E40];[junij.E40];[julij.E40];[avgust.E40];[september.E40];[oktober.E40];[november.E40];[december.E40])" office:value-type="float" office:value="0" calcext:value-type="float">
            <text:p>0</text:p>
          </table:table-cell>
          <table:table-cell table:style-name="ce73" table:formula="of:=SUM([januar.F40];[februar.F40];[marec.F40];[april.F40];[maj.F40];[junij.F40];[julij.F40];[avgust.F40];[september.F40];[oktober.F40];[november.F40];[december.F40])" office:value-type="float" office:value="0" calcext:value-type="float">
            <text:p>0</text:p>
          </table:table-cell>
          <table:table-cell table:style-name="ce73" table:formula="of:=SUM([januar.G40];[februar.G40];[marec.G40];[april.G40];[maj.G40];[junij.G40];[julij.G40];[avgust.G40];[september.G40];[oktober.G40];[november.G40];[december.G40])" office:value-type="float" office:value="0" calcext:value-type="float">
            <text:p>0</text:p>
          </table:table-cell>
          <table:table-cell table:style-name="ce73" table:formula="of:=SUM([januar.H40];[februar.H40];[marec.H40];[april.H40];[maj.H40];[junij.H40];[julij.H40];[avgust.H40];[september.H40];[oktober.H40];[november.H40];[december.H40])" office:value-type="float" office:value="0" calcext:value-type="float">
            <text:p>0</text:p>
          </table:table-cell>
          <table:table-cell table:style-name="ce73" table:formula="of:=SUM([januar.I40];[februar.I40];[marec.I40];[april.I40];[maj.I40];[junij.I40];[julij.I40];[avgust.I40];[september.I40];[oktober.I40];[november.I40];[december.I40])" office:value-type="float" office:value="0" calcext:value-type="float">
            <text:p>0</text:p>
          </table:table-cell>
          <table:table-cell table:style-name="ce73" table:formula="of:=SUM([januar.J40];[februar.J40];[marec.J40];[april.J40];[maj.J40];[junij.J40];[julij.J40];[avgust.J40];[september.J40];[oktober.J40];[november.J40];[december.J40])" office:value-type="float" office:value="0" calcext:value-type="float">
            <text:p>0</text:p>
          </table:table-cell>
          <table:table-cell table:style-name="ce73" table:formula="of:=SUM([januar.K40];[februar.K40];[marec.K40];[april.K40];[maj.K40];[junij.K40];[julij.K40];[avgust.K40];[september.K40];[oktober.K40];[november.K40];[december.K40])" office:value-type="float" office:value="0" calcext:value-type="float">
            <text:p>0</text:p>
          </table:table-cell>
          <table:table-cell table:style-name="ce73" table:formula="of:=SUM([januar.L40];[februar.L40];[marec.L40];[april.L40];[maj.L40];[junij.L40];[julij.L40];[avgust.L40];[september.L40];[oktober.L40];[november.L40];[december.L40])" office:value-type="float" office:value="0" calcext:value-type="float">
            <text:p>0</text:p>
          </table:table-cell>
          <table:table-cell table:style-name="ce73" table:formula="of:=SUM([januar.M40];[februar.M40];[marec.M40];[april.M40];[maj.M40];[junij.M40];[julij.M40];[avgust.M40];[september.M40];[oktober.M40];[november.M40];[december.M40])" office:value-type="float" office:value="0" calcext:value-type="float">
            <text:p>0</text:p>
          </table:table-cell>
          <table:table-cell table:style-name="ce73" table:formula="of:=SUM([januar.N40];[februar.N40];[marec.N40];[april.N40];[maj.N40];[junij.N40];[julij.N40];[avgust.N40];[september.N40];[oktober.N40];[november.N40];[december.N40])" office:value-type="float" office:value="0" calcext:value-type="float">
            <text:p>0</text:p>
          </table:table-cell>
          <table:table-cell table:style-name="ce73" table:formula="of:=SUM([januar.O40];[februar.O40];[marec.O40];[april.O40];[maj.O40];[junij.O40];[julij.O40];[avgust.O40];[september.O40];[oktober.O40];[november.O40];[december.O40])" office:value-type="float" office:value="0" calcext:value-type="float">
            <text:p>0</text:p>
          </table:table-cell>
          <table:table-cell table:style-name="ce73" table:formula="of:=SUM([januar.P40];[februar.P40];[marec.P40];[april.P40];[maj.P40];[junij.P40];[julij.P40];[avgust.P40];[september.P40];[oktober.P40];[november.P40];[december.P40])" office:value-type="float" office:value="0" calcext:value-type="float">
            <text:p>0</text:p>
          </table:table-cell>
          <table:table-cell table:style-name="ce73" table:formula="of:=SUM([januar.Q40];[februar.Q40];[marec.Q40];[april.Q40];[maj.Q40];[junij.Q40];[julij.Q40];[avgust.Q40];[september.Q40];[oktober.Q40];[november.Q40];[december.Q40])" office:value-type="float" office:value="0" calcext:value-type="float">
            <text:p>0</text:p>
          </table:table-cell>
          <table:table-cell table:style-name="ce73" table:formula="of:=SUM([januar.R40];[februar.R40];[marec.R40];[april.R40];[maj.R40];[junij.R40];[julij.R40];[avgust.R40];[september.R40];[oktober.R40];[november.R40];[december.R40])" office:value-type="float" office:value="0" calcext:value-type="float">
            <text:p>0</text:p>
          </table:table-cell>
          <table:table-cell table:style-name="ce73" table:formula="of:=SUM([januar.S40];[februar.S40];[marec.S40];[april.S40];[maj.S40];[junij.S40];[julij.S40];[avgust.S40];[september.S40];[oktober.S40];[november.S40];[december.S40])" office:value-type="float" office:value="0" calcext:value-type="float">
            <text:p>0</text:p>
          </table:table-cell>
          <table:table-cell table:style-name="ce73" table:formula="of:=SUM([januar.T40];[februar.T40];[marec.T40];[april.T40];[maj.T40];[junij.T40];[julij.T40];[avgust.T40];[september.T40];[oktober.T40];[november.T40];[december.T40])" office:value-type="float" office:value="0" calcext:value-type="float">
            <text:p>0</text:p>
          </table:table-cell>
          <table:table-cell table:formula="of:=SUM([januar.C37];[februar.C37];[marec.C37];[april.C37];[maj.C37];[junij.C37];[julij.C37];[avgust.C37];[september.C37];[oktober.C37];[november.C37];[december.C37])" office:value-type="float" office:value="0" calcext:value-type="float">
            <text:p>0</text:p>
          </table:table-cell>
          <table:table-cell table:number-columns-repeated="6"/>
          <table:table-cell table:style-name="ce62"/>
          <table:table-cell table:number-columns-repeated="36"/>
        </table:table-row>
        <table:table-row table:style-name="ro10">
          <table:table-cell/>
          <table:table-cell table:style-name="ce3" table:formula="of:=[$Predloge.$B$15]" office:value-type="string" office:string-value="SO" calcext:value-type="string">
            <text:p>SO</text:p>
          </table:table-cell>
          <table:table-cell table:style-name="ce73" table:formula="of:=SUM([januar.C41];[februar.C41];[marec.C41];[april.C41];[maj.C41];[junij.C41];[julij.C41];[avgust.C41];[september.C41];[oktober.C41];[november.C41];[december.C41])" office:value-type="float" office:value="0" calcext:value-type="float">
            <text:p>0</text:p>
          </table:table-cell>
          <table:table-cell table:style-name="ce73" table:formula="of:=SUM([januar.D41];[februar.D41];[marec.D41];[april.D41];[maj.D41];[junij.D41];[julij.D41];[avgust.D41];[september.D41];[oktober.D41];[november.D41];[december.D41])" office:value-type="float" office:value="0" calcext:value-type="float">
            <text:p>0</text:p>
          </table:table-cell>
          <table:table-cell table:style-name="ce73" table:formula="of:=SUM([januar.E41];[februar.E41];[marec.E41];[april.E41];[maj.E41];[junij.E41];[julij.E41];[avgust.E41];[september.E41];[oktober.E41];[november.E41];[december.E41])" office:value-type="float" office:value="0" calcext:value-type="float">
            <text:p>0</text:p>
          </table:table-cell>
          <table:table-cell table:style-name="ce73" table:formula="of:=SUM([januar.F41];[februar.F41];[marec.F41];[april.F41];[maj.F41];[junij.F41];[julij.F41];[avgust.F41];[september.F41];[oktober.F41];[november.F41];[december.F41])" office:value-type="float" office:value="0" calcext:value-type="float">
            <text:p>0</text:p>
          </table:table-cell>
          <table:table-cell table:style-name="ce73" table:formula="of:=SUM([januar.G41];[februar.G41];[marec.G41];[april.G41];[maj.G41];[junij.G41];[julij.G41];[avgust.G41];[september.G41];[oktober.G41];[november.G41];[december.G41])" office:value-type="float" office:value="0" calcext:value-type="float">
            <text:p>0</text:p>
          </table:table-cell>
          <table:table-cell table:style-name="ce73" table:formula="of:=SUM([januar.H41];[februar.H41];[marec.H41];[april.H41];[maj.H41];[junij.H41];[julij.H41];[avgust.H41];[september.H41];[oktober.H41];[november.H41];[december.H41])" office:value-type="float" office:value="0" calcext:value-type="float">
            <text:p>0</text:p>
          </table:table-cell>
          <table:table-cell table:style-name="ce73" table:formula="of:=SUM([januar.I41];[februar.I41];[marec.I41];[april.I41];[maj.I41];[junij.I41];[julij.I41];[avgust.I41];[september.I41];[oktober.I41];[november.I41];[december.I41])" office:value-type="float" office:value="0" calcext:value-type="float">
            <text:p>0</text:p>
          </table:table-cell>
          <table:table-cell table:style-name="ce73" table:formula="of:=SUM([januar.J41];[februar.J41];[marec.J41];[april.J41];[maj.J41];[junij.J41];[julij.J41];[avgust.J41];[september.J41];[oktober.J41];[november.J41];[december.J41])" office:value-type="float" office:value="0" calcext:value-type="float">
            <text:p>0</text:p>
          </table:table-cell>
          <table:table-cell table:style-name="ce73" table:formula="of:=SUM([januar.K41];[februar.K41];[marec.K41];[april.K41];[maj.K41];[junij.K41];[julij.K41];[avgust.K41];[september.K41];[oktober.K41];[november.K41];[december.K41])" office:value-type="float" office:value="0" calcext:value-type="float">
            <text:p>0</text:p>
          </table:table-cell>
          <table:table-cell table:style-name="ce73" table:formula="of:=SUM([januar.L41];[februar.L41];[marec.L41];[april.L41];[maj.L41];[junij.L41];[julij.L41];[avgust.L41];[september.L41];[oktober.L41];[november.L41];[december.L41])" office:value-type="float" office:value="0" calcext:value-type="float">
            <text:p>0</text:p>
          </table:table-cell>
          <table:table-cell table:style-name="ce73" table:formula="of:=SUM([januar.M41];[februar.M41];[marec.M41];[april.M41];[maj.M41];[junij.M41];[julij.M41];[avgust.M41];[september.M41];[oktober.M41];[november.M41];[december.M41])" office:value-type="float" office:value="0" calcext:value-type="float">
            <text:p>0</text:p>
          </table:table-cell>
          <table:table-cell table:style-name="ce73" table:formula="of:=SUM([januar.N41];[februar.N41];[marec.N41];[april.N41];[maj.N41];[junij.N41];[julij.N41];[avgust.N41];[september.N41];[oktober.N41];[november.N41];[december.N41])" office:value-type="float" office:value="0" calcext:value-type="float">
            <text:p>0</text:p>
          </table:table-cell>
          <table:table-cell table:style-name="ce73" table:formula="of:=SUM([januar.O41];[februar.O41];[marec.O41];[april.O41];[maj.O41];[junij.O41];[julij.O41];[avgust.O41];[september.O41];[oktober.O41];[november.O41];[december.O41])" office:value-type="float" office:value="0" calcext:value-type="float">
            <text:p>0</text:p>
          </table:table-cell>
          <table:table-cell table:style-name="ce73" table:formula="of:=SUM([januar.P41];[februar.P41];[marec.P41];[april.P41];[maj.P41];[junij.P41];[julij.P41];[avgust.P41];[september.P41];[oktober.P41];[november.P41];[december.P41])" office:value-type="float" office:value="0" calcext:value-type="float">
            <text:p>0</text:p>
          </table:table-cell>
          <table:table-cell table:style-name="ce73" table:formula="of:=SUM([januar.Q41];[februar.Q41];[marec.Q41];[april.Q41];[maj.Q41];[junij.Q41];[julij.Q41];[avgust.Q41];[september.Q41];[oktober.Q41];[november.Q41];[december.Q41])" office:value-type="float" office:value="0" calcext:value-type="float">
            <text:p>0</text:p>
          </table:table-cell>
          <table:table-cell table:style-name="ce73" table:formula="of:=SUM([januar.R41];[februar.R41];[marec.R41];[april.R41];[maj.R41];[junij.R41];[julij.R41];[avgust.R41];[september.R41];[oktober.R41];[november.R41];[december.R41])" office:value-type="float" office:value="0" calcext:value-type="float">
            <text:p>0</text:p>
          </table:table-cell>
          <table:table-cell table:style-name="ce73" table:formula="of:=SUM([januar.S41];[februar.S41];[marec.S41];[april.S41];[maj.S41];[junij.S41];[julij.S41];[avgust.S41];[september.S41];[oktober.S41];[november.S41];[december.S41])" office:value-type="float" office:value="0" calcext:value-type="float">
            <text:p>0</text:p>
          </table:table-cell>
          <table:table-cell table:style-name="ce73" table:formula="of:=SUM([januar.T41];[februar.T41];[marec.T41];[april.T41];[maj.T41];[junij.T41];[julij.T41];[avgust.T41];[september.T41];[oktober.T41];[november.T41];[december.T41])" office:value-type="float" office:value="0" calcext:value-type="float">
            <text:p>0</text:p>
          </table:table-cell>
          <table:table-cell table:number-columns-repeated="7"/>
          <table:table-cell table:style-name="ce62"/>
          <table:table-cell table:number-columns-repeated="36"/>
        </table:table-row>
        <table:table-row table:style-name="ro10">
          <table:table-cell/>
          <table:table-cell table:style-name="ce3" table:formula="of:=[$Predloge.$B$13]" office:value-type="string" office:string-value="BOL" calcext:value-type="string">
            <text:p>BOL</text:p>
          </table:table-cell>
          <table:table-cell table:style-name="ce73" table:formula="of:=SUM([januar.C42];[februar.C42];[marec.C42];[april.C42];[maj.C42];[junij.C42];[julij.C42];[avgust.C42];[september.C42];[oktober.C42];[november.C42];[december.C42])" office:value-type="float" office:value="0" calcext:value-type="float">
            <text:p>0</text:p>
          </table:table-cell>
          <table:table-cell table:style-name="ce73" table:formula="of:=SUM([januar.D42];[februar.D42];[marec.D42];[april.D42];[maj.D42];[junij.D42];[julij.D42];[avgust.D42];[september.D42];[oktober.D42];[november.D42];[december.D42])" office:value-type="float" office:value="0" calcext:value-type="float">
            <text:p>0</text:p>
          </table:table-cell>
          <table:table-cell table:style-name="ce73" table:formula="of:=SUM([januar.E42];[februar.E42];[marec.E42];[april.E42];[maj.E42];[junij.E42];[julij.E42];[avgust.E42];[september.E42];[oktober.E42];[november.E42];[december.E42])" office:value-type="float" office:value="0" calcext:value-type="float">
            <text:p>0</text:p>
          </table:table-cell>
          <table:table-cell table:style-name="ce73" table:formula="of:=SUM([januar.F42];[februar.F42];[marec.F42];[april.F42];[maj.F42];[junij.F42];[julij.F42];[avgust.F42];[september.F42];[oktober.F42];[november.F42];[december.F42])" office:value-type="float" office:value="0" calcext:value-type="float">
            <text:p>0</text:p>
          </table:table-cell>
          <table:table-cell table:style-name="ce73" table:formula="of:=SUM([januar.G42];[februar.G42];[marec.G42];[april.G42];[maj.G42];[junij.G42];[julij.G42];[avgust.G42];[september.G42];[oktober.G42];[november.G42];[december.G42])" office:value-type="float" office:value="0" calcext:value-type="float">
            <text:p>0</text:p>
          </table:table-cell>
          <table:table-cell table:style-name="ce73" table:formula="of:=SUM([januar.H42];[februar.H42];[marec.H42];[april.H42];[maj.H42];[junij.H42];[julij.H42];[avgust.H42];[september.H42];[oktober.H42];[november.H42];[december.H42])" office:value-type="float" office:value="0" calcext:value-type="float">
            <text:p>0</text:p>
          </table:table-cell>
          <table:table-cell table:style-name="ce73" table:formula="of:=SUM([januar.I42];[februar.I42];[marec.I42];[april.I42];[maj.I42];[junij.I42];[julij.I42];[avgust.I42];[september.I42];[oktober.I42];[november.I42];[december.I42])" office:value-type="float" office:value="0" calcext:value-type="float">
            <text:p>0</text:p>
          </table:table-cell>
          <table:table-cell table:style-name="ce73" table:formula="of:=SUM([januar.J42];[februar.J42];[marec.J42];[april.J42];[maj.J42];[junij.J42];[julij.J42];[avgust.J42];[september.J42];[oktober.J42];[november.J42];[december.J42])" office:value-type="float" office:value="0" calcext:value-type="float">
            <text:p>0</text:p>
          </table:table-cell>
          <table:table-cell table:style-name="ce73" table:formula="of:=SUM([januar.K42];[februar.K42];[marec.K42];[april.K42];[maj.K42];[junij.K42];[julij.K42];[avgust.K42];[september.K42];[oktober.K42];[november.K42];[december.K42])" office:value-type="float" office:value="0" calcext:value-type="float">
            <text:p>0</text:p>
          </table:table-cell>
          <table:table-cell table:style-name="ce73" table:formula="of:=SUM([januar.L42];[februar.L42];[marec.L42];[april.L42];[maj.L42];[junij.L42];[julij.L42];[avgust.L42];[september.L42];[oktober.L42];[november.L42];[december.L42])" office:value-type="float" office:value="0" calcext:value-type="float">
            <text:p>0</text:p>
          </table:table-cell>
          <table:table-cell table:style-name="ce73" table:formula="of:=SUM([januar.M42];[februar.M42];[marec.M42];[april.M42];[maj.M42];[junij.M42];[julij.M42];[avgust.M42];[september.M42];[oktober.M42];[november.M42];[december.M42])" office:value-type="float" office:value="0" calcext:value-type="float">
            <text:p>0</text:p>
          </table:table-cell>
          <table:table-cell table:style-name="ce73" table:formula="of:=SUM([januar.N42];[februar.N42];[marec.N42];[april.N42];[maj.N42];[junij.N42];[julij.N42];[avgust.N42];[september.N42];[oktober.N42];[november.N42];[december.N42])" office:value-type="float" office:value="0" calcext:value-type="float">
            <text:p>0</text:p>
          </table:table-cell>
          <table:table-cell table:style-name="ce73" table:formula="of:=SUM([januar.O42];[februar.O42];[marec.O42];[april.O42];[maj.O42];[junij.O42];[julij.O42];[avgust.O42];[september.O42];[oktober.O42];[november.O42];[december.O42])" office:value-type="float" office:value="0" calcext:value-type="float">
            <text:p>0</text:p>
          </table:table-cell>
          <table:table-cell table:style-name="ce73" table:formula="of:=SUM([januar.P42];[februar.P42];[marec.P42];[april.P42];[maj.P42];[junij.P42];[julij.P42];[avgust.P42];[september.P42];[oktober.P42];[november.P42];[december.P42])" office:value-type="float" office:value="0" calcext:value-type="float">
            <text:p>0</text:p>
          </table:table-cell>
          <table:table-cell table:style-name="ce73" table:formula="of:=SUM([januar.Q42];[februar.Q42];[marec.Q42];[april.Q42];[maj.Q42];[junij.Q42];[julij.Q42];[avgust.Q42];[september.Q42];[oktober.Q42];[november.Q42];[december.Q42])" office:value-type="float" office:value="0" calcext:value-type="float">
            <text:p>0</text:p>
          </table:table-cell>
          <table:table-cell table:style-name="ce73" table:formula="of:=SUM([januar.R42];[februar.R42];[marec.R42];[april.R42];[maj.R42];[junij.R42];[julij.R42];[avgust.R42];[september.R42];[oktober.R42];[november.R42];[december.R42])" office:value-type="float" office:value="0" calcext:value-type="float">
            <text:p>0</text:p>
          </table:table-cell>
          <table:table-cell table:style-name="ce73" table:formula="of:=SUM([januar.S42];[februar.S42];[marec.S42];[april.S42];[maj.S42];[junij.S42];[julij.S42];[avgust.S42];[september.S42];[oktober.S42];[november.S42];[december.S42])" office:value-type="float" office:value="0" calcext:value-type="float">
            <text:p>0</text:p>
          </table:table-cell>
          <table:table-cell table:style-name="ce73" table:formula="of:=SUM([januar.T42];[februar.T42];[marec.T42];[april.T42];[maj.T42];[junij.T42];[julij.T42];[avgust.T42];[september.T42];[oktober.T42];[november.T42];[december.T42])" office:value-type="float" office:value="0" calcext:value-type="float">
            <text:p>0</text:p>
          </table:table-cell>
          <table:table-cell table:number-columns-repeated="7"/>
          <table:table-cell table:style-name="ce62"/>
          <table:table-cell table:number-columns-repeated="36"/>
        </table:table-row>
        <table:table-row table:style-name="ro10">
          <table:table-cell/>
          <table:table-cell table:style-name="ce5" table:formula="of:=[$Predloge.$B$11]" office:value-type="string" office:string-value="X" calcext:value-type="string">
            <text:p>X</text:p>
          </table:table-cell>
          <table:table-cell table:style-name="ce73" table:formula="of:=SUM([januar.C43];[februar.C43];[marec.C43];[april.C43];[maj.C43];[junij.C43];[julij.C43];[avgust.C43];[september.C43];[oktober.C43];[november.C43];[december.C43])" office:value-type="float" office:value="0" calcext:value-type="float">
            <text:p>0</text:p>
          </table:table-cell>
          <table:table-cell table:style-name="ce73" table:formula="of:=SUM([januar.D43];[februar.D43];[marec.D43];[april.D43];[maj.D43];[junij.D43];[julij.D43];[avgust.D43];[september.D43];[oktober.D43];[november.D43];[december.D43])" office:value-type="float" office:value="0" calcext:value-type="float">
            <text:p>0</text:p>
          </table:table-cell>
          <table:table-cell table:style-name="ce73" table:formula="of:=SUM([januar.E43];[februar.E43];[marec.E43];[april.E43];[maj.E43];[junij.E43];[julij.E43];[avgust.E43];[september.E43];[oktober.E43];[november.E43];[december.E43])" office:value-type="float" office:value="0" calcext:value-type="float">
            <text:p>0</text:p>
          </table:table-cell>
          <table:table-cell table:style-name="ce73" table:formula="of:=SUM([januar.F43];[februar.F43];[marec.F43];[april.F43];[maj.F43];[junij.F43];[julij.F43];[avgust.F43];[september.F43];[oktober.F43];[november.F43];[december.F43])" office:value-type="float" office:value="0" calcext:value-type="float">
            <text:p>0</text:p>
          </table:table-cell>
          <table:table-cell table:style-name="ce73" table:formula="of:=SUM([januar.G43];[februar.G43];[marec.G43];[april.G43];[maj.G43];[junij.G43];[julij.G43];[avgust.G43];[september.G43];[oktober.G43];[november.G43];[december.G43])" office:value-type="float" office:value="0" calcext:value-type="float">
            <text:p>0</text:p>
          </table:table-cell>
          <table:table-cell table:style-name="ce73" table:formula="of:=SUM([januar.H43];[februar.H43];[marec.H43];[april.H43];[maj.H43];[junij.H43];[julij.H43];[avgust.H43];[september.H43];[oktober.H43];[november.H43];[december.H43])" office:value-type="float" office:value="0" calcext:value-type="float">
            <text:p>0</text:p>
          </table:table-cell>
          <table:table-cell table:style-name="ce73" table:formula="of:=SUM([januar.I43];[februar.I43];[marec.I43];[april.I43];[maj.I43];[junij.I43];[julij.I43];[avgust.I43];[september.I43];[oktober.I43];[november.I43];[december.I43])" office:value-type="float" office:value="0" calcext:value-type="float">
            <text:p>0</text:p>
          </table:table-cell>
          <table:table-cell table:style-name="ce73" table:formula="of:=SUM([januar.J43];[februar.J43];[marec.J43];[april.J43];[maj.J43];[junij.J43];[julij.J43];[avgust.J43];[september.J43];[oktober.J43];[november.J43];[december.J43])" office:value-type="float" office:value="0" calcext:value-type="float">
            <text:p>0</text:p>
          </table:table-cell>
          <table:table-cell table:style-name="ce73" table:formula="of:=SUM([januar.K43];[februar.K43];[marec.K43];[april.K43];[maj.K43];[junij.K43];[julij.K43];[avgust.K43];[september.K43];[oktober.K43];[november.K43];[december.K43])" office:value-type="float" office:value="0" calcext:value-type="float">
            <text:p>0</text:p>
          </table:table-cell>
          <table:table-cell table:style-name="ce73" table:formula="of:=SUM([januar.L43];[februar.L43];[marec.L43];[april.L43];[maj.L43];[junij.L43];[julij.L43];[avgust.L43];[september.L43];[oktober.L43];[november.L43];[december.L43])" office:value-type="float" office:value="0" calcext:value-type="float">
            <text:p>0</text:p>
          </table:table-cell>
          <table:table-cell table:style-name="ce73" table:formula="of:=SUM([januar.M43];[februar.M43];[marec.M43];[april.M43];[maj.M43];[junij.M43];[julij.M43];[avgust.M43];[september.M43];[oktober.M43];[november.M43];[december.M43])" office:value-type="float" office:value="0" calcext:value-type="float">
            <text:p>0</text:p>
          </table:table-cell>
          <table:table-cell table:style-name="ce73" table:formula="of:=SUM([januar.N43];[februar.N43];[marec.N43];[april.N43];[maj.N43];[junij.N43];[julij.N43];[avgust.N43];[september.N43];[oktober.N43];[november.N43];[december.N43])" office:value-type="float" office:value="0" calcext:value-type="float">
            <text:p>0</text:p>
          </table:table-cell>
          <table:table-cell table:style-name="ce73" table:formula="of:=SUM([januar.O43];[februar.O43];[marec.O43];[april.O43];[maj.O43];[junij.O43];[julij.O43];[avgust.O43];[september.O43];[oktober.O43];[november.O43];[december.O43])" office:value-type="float" office:value="0" calcext:value-type="float">
            <text:p>0</text:p>
          </table:table-cell>
          <table:table-cell table:style-name="ce73" table:formula="of:=SUM([januar.P43];[februar.P43];[marec.P43];[april.P43];[maj.P43];[junij.P43];[julij.P43];[avgust.P43];[september.P43];[oktober.P43];[november.P43];[december.P43])" office:value-type="float" office:value="0" calcext:value-type="float">
            <text:p>0</text:p>
          </table:table-cell>
          <table:table-cell table:style-name="ce73" table:formula="of:=SUM([januar.Q43];[februar.Q43];[marec.Q43];[april.Q43];[maj.Q43];[junij.Q43];[julij.Q43];[avgust.Q43];[september.Q43];[oktober.Q43];[november.Q43];[december.Q43])" office:value-type="float" office:value="0" calcext:value-type="float">
            <text:p>0</text:p>
          </table:table-cell>
          <table:table-cell table:style-name="ce73" table:formula="of:=SUM([januar.R43];[februar.R43];[marec.R43];[april.R43];[maj.R43];[junij.R43];[julij.R43];[avgust.R43];[september.R43];[oktober.R43];[november.R43];[december.R43])" office:value-type="float" office:value="0" calcext:value-type="float">
            <text:p>0</text:p>
          </table:table-cell>
          <table:table-cell table:style-name="ce73" table:formula="of:=SUM([januar.S43];[februar.S43];[marec.S43];[april.S43];[maj.S43];[junij.S43];[julij.S43];[avgust.S43];[september.S43];[oktober.S43];[november.S43];[december.S43])" office:value-type="float" office:value="0" calcext:value-type="float">
            <text:p>0</text:p>
          </table:table-cell>
          <table:table-cell table:style-name="ce73" table:formula="of:=SUM([januar.T43];[februar.T43];[marec.T43];[april.T43];[maj.T43];[junij.T43];[julij.T43];[avgust.T43];[september.T43];[oktober.T43];[november.T43];[december.T43])" office:value-type="float" office:value="0" calcext:value-type="float">
            <text:p>0</text:p>
          </table:table-cell>
          <table:table-cell table:number-columns-repeated="7"/>
          <table:table-cell table:style-name="ce62"/>
          <table:table-cell table:number-columns-repeated="36"/>
        </table:table-row>
        <table:table-row table:style-name="ro10">
          <table:table-cell/>
          <table:table-cell table:style-name="ce17" table:formula="of:=[$Predloge.$B$44]" office:value-type="string" office:string-value="TX" calcext:value-type="string">
            <text:p>TX</text:p>
          </table:table-cell>
          <table:table-cell table:style-name="ce73" table:formula="of:=SUM([januar.C44];[februar.C44];[marec.C44];[april.C44];[maj.C44];[junij.C44];[julij.C44];[avgust.C44];[september.C44];[oktober.C44];[november.C44];[december.C44])" office:value-type="float" office:value="0" calcext:value-type="float">
            <text:p>0</text:p>
          </table:table-cell>
          <table:table-cell table:style-name="ce73" table:formula="of:=SUM([januar.D44];[februar.D44];[marec.D44];[april.D44];[maj.D44];[junij.D44];[julij.D44];[avgust.D44];[september.D44];[oktober.D44];[november.D44];[december.D44])" office:value-type="float" office:value="0" calcext:value-type="float">
            <text:p>0</text:p>
          </table:table-cell>
          <table:table-cell table:style-name="ce73" table:formula="of:=SUM([januar.E44];[februar.E44];[marec.E44];[april.E44];[maj.E44];[junij.E44];[julij.E44];[avgust.E44];[september.E44];[oktober.E44];[november.E44];[december.E44])" office:value-type="float" office:value="0" calcext:value-type="float">
            <text:p>0</text:p>
          </table:table-cell>
          <table:table-cell table:style-name="ce73" table:formula="of:=SUM([januar.F44];[februar.F44];[marec.F44];[april.F44];[maj.F44];[junij.F44];[julij.F44];[avgust.F44];[september.F44];[oktober.F44];[november.F44];[december.F44])" office:value-type="float" office:value="0" calcext:value-type="float">
            <text:p>0</text:p>
          </table:table-cell>
          <table:table-cell table:style-name="ce73" table:formula="of:=SUM([januar.G44];[februar.G44];[marec.G44];[april.G44];[maj.G44];[junij.G44];[julij.G44];[avgust.G44];[september.G44];[oktober.G44];[november.G44];[december.G44])" office:value-type="float" office:value="0" calcext:value-type="float">
            <text:p>0</text:p>
          </table:table-cell>
          <table:table-cell table:style-name="ce73" table:formula="of:=SUM([januar.H44];[februar.H44];[marec.H44];[april.H44];[maj.H44];[junij.H44];[julij.H44];[avgust.H44];[september.H44];[oktober.H44];[november.H44];[december.H44])" office:value-type="float" office:value="0" calcext:value-type="float">
            <text:p>0</text:p>
          </table:table-cell>
          <table:table-cell table:style-name="ce73" table:formula="of:=SUM([januar.I44];[februar.I44];[marec.I44];[april.I44];[maj.I44];[junij.I44];[julij.I44];[avgust.I44];[september.I44];[oktober.I44];[november.I44];[december.I44])" office:value-type="float" office:value="0" calcext:value-type="float">
            <text:p>0</text:p>
          </table:table-cell>
          <table:table-cell table:style-name="ce73" table:formula="of:=SUM([januar.J44];[februar.J44];[marec.J44];[april.J44];[maj.J44];[junij.J44];[julij.J44];[avgust.J44];[september.J44];[oktober.J44];[november.J44];[december.J44])" office:value-type="float" office:value="0" calcext:value-type="float">
            <text:p>0</text:p>
          </table:table-cell>
          <table:table-cell table:style-name="ce73" table:formula="of:=SUM([januar.K44];[februar.K44];[marec.K44];[april.K44];[maj.K44];[junij.K44];[julij.K44];[avgust.K44];[september.K44];[oktober.K44];[november.K44];[december.K44])" office:value-type="float" office:value="0" calcext:value-type="float">
            <text:p>0</text:p>
          </table:table-cell>
          <table:table-cell table:style-name="ce73" table:formula="of:=SUM([januar.L44];[februar.L44];[marec.L44];[april.L44];[maj.L44];[junij.L44];[julij.L44];[avgust.L44];[september.L44];[oktober.L44];[november.L44];[december.L44])" office:value-type="float" office:value="0" calcext:value-type="float">
            <text:p>0</text:p>
          </table:table-cell>
          <table:table-cell table:style-name="ce73" table:formula="of:=SUM([januar.M44];[februar.M44];[marec.M44];[april.M44];[maj.M44];[junij.M44];[julij.M44];[avgust.M44];[september.M44];[oktober.M44];[november.M44];[december.M44])" office:value-type="float" office:value="0" calcext:value-type="float">
            <text:p>0</text:p>
          </table:table-cell>
          <table:table-cell table:style-name="ce73" table:formula="of:=SUM([januar.N44];[februar.N44];[marec.N44];[april.N44];[maj.N44];[junij.N44];[julij.N44];[avgust.N44];[september.N44];[oktober.N44];[november.N44];[december.N44])" office:value-type="float" office:value="0" calcext:value-type="float">
            <text:p>0</text:p>
          </table:table-cell>
          <table:table-cell table:style-name="ce73" table:formula="of:=SUM([januar.O44];[februar.O44];[marec.O44];[april.O44];[maj.O44];[junij.O44];[julij.O44];[avgust.O44];[september.O44];[oktober.O44];[november.O44];[december.O44])" office:value-type="float" office:value="0" calcext:value-type="float">
            <text:p>0</text:p>
          </table:table-cell>
          <table:table-cell table:style-name="ce73" table:formula="of:=SUM([januar.P44];[februar.P44];[marec.P44];[april.P44];[maj.P44];[junij.P44];[julij.P44];[avgust.P44];[september.P44];[oktober.P44];[november.P44];[december.P44])" office:value-type="float" office:value="0" calcext:value-type="float">
            <text:p>0</text:p>
          </table:table-cell>
          <table:table-cell table:style-name="ce73" table:formula="of:=SUM([januar.Q44];[februar.Q44];[marec.Q44];[april.Q44];[maj.Q44];[junij.Q44];[julij.Q44];[avgust.Q44];[september.Q44];[oktober.Q44];[november.Q44];[december.Q44])" office:value-type="float" office:value="0" calcext:value-type="float">
            <text:p>0</text:p>
          </table:table-cell>
          <table:table-cell table:style-name="ce73" table:formula="of:=SUM([januar.R44];[februar.R44];[marec.R44];[april.R44];[maj.R44];[junij.R44];[julij.R44];[avgust.R44];[september.R44];[oktober.R44];[november.R44];[december.R44])" office:value-type="float" office:value="0" calcext:value-type="float">
            <text:p>0</text:p>
          </table:table-cell>
          <table:table-cell table:style-name="ce73" table:formula="of:=SUM([januar.S44];[februar.S44];[marec.S44];[april.S44];[maj.S44];[junij.S44];[julij.S44];[avgust.S44];[september.S44];[oktober.S44];[november.S44];[december.S44])" office:value-type="float" office:value="0" calcext:value-type="float">
            <text:p>0</text:p>
          </table:table-cell>
          <table:table-cell table:style-name="ce73" table:formula="of:=SUM([januar.T44];[februar.T44];[marec.T44];[april.T44];[maj.T44];[junij.T44];[julij.T44];[avgust.T44];[september.T44];[oktober.T44];[november.T44];[december.T44])" office:value-type="float" office:value="0" calcext:value-type="float">
            <text:p>0</text:p>
          </table:table-cell>
          <table:table-cell table:number-columns-repeated="7"/>
          <table:table-cell table:style-name="ce62"/>
          <table:table-cell table:number-columns-repeated="36"/>
        </table:table-row>
        <table:table-row table:style-name="ro10">
          <table:table-cell/>
          <table:table-cell table:style-name="ce18" table:formula="of:=[$Predloge.$B$45]" office:value-type="string" office:string-value="¶" calcext:value-type="string">
            <text:p>¶</text:p>
          </table:table-cell>
          <table:table-cell table:style-name="ce73" table:formula="of:=SUM([januar.C45];[februar.C45];[marec.C45];[april.C45];[maj.C45];[junij.C45];[julij.C45];[avgust.C45];[september.C45];[oktober.C45];[november.C45];[december.C45])" office:value-type="float" office:value="0" calcext:value-type="float">
            <text:p>0</text:p>
          </table:table-cell>
          <table:table-cell table:style-name="ce73" table:formula="of:=SUM([januar.D45];[februar.D45];[marec.D45];[april.D45];[maj.D45];[junij.D45];[julij.D45];[avgust.D45];[september.D45];[oktober.D45];[november.D45];[december.D45])" office:value-type="float" office:value="0" calcext:value-type="float">
            <text:p>0</text:p>
          </table:table-cell>
          <table:table-cell table:style-name="ce73" table:formula="of:=SUM([januar.E45];[februar.E45];[marec.E45];[april.E45];[maj.E45];[junij.E45];[julij.E45];[avgust.E45];[september.E45];[oktober.E45];[november.E45];[december.E45])" office:value-type="float" office:value="0" calcext:value-type="float">
            <text:p>0</text:p>
          </table:table-cell>
          <table:table-cell table:style-name="ce73" table:formula="of:=SUM([januar.F45];[februar.F45];[marec.F45];[april.F45];[maj.F45];[junij.F45];[julij.F45];[avgust.F45];[september.F45];[oktober.F45];[november.F45];[december.F45])" office:value-type="float" office:value="0" calcext:value-type="float">
            <text:p>0</text:p>
          </table:table-cell>
          <table:table-cell table:style-name="ce73" table:formula="of:=SUM([januar.G45];[februar.G45];[marec.G45];[april.G45];[maj.G45];[junij.G45];[julij.G45];[avgust.G45];[september.G45];[oktober.G45];[november.G45];[december.G45])" office:value-type="float" office:value="0" calcext:value-type="float">
            <text:p>0</text:p>
          </table:table-cell>
          <table:table-cell table:style-name="ce73" table:formula="of:=SUM([januar.H45];[februar.H45];[marec.H45];[april.H45];[maj.H45];[junij.H45];[julij.H45];[avgust.H45];[september.H45];[oktober.H45];[november.H45];[december.H45])" office:value-type="float" office:value="0" calcext:value-type="float">
            <text:p>0</text:p>
          </table:table-cell>
          <table:table-cell table:style-name="ce73" table:formula="of:=SUM([januar.I45];[februar.I45];[marec.I45];[april.I45];[maj.I45];[junij.I45];[julij.I45];[avgust.I45];[september.I45];[oktober.I45];[november.I45];[december.I45])" office:value-type="float" office:value="0" calcext:value-type="float">
            <text:p>0</text:p>
          </table:table-cell>
          <table:table-cell table:style-name="ce73" table:formula="of:=SUM([januar.J45];[februar.J45];[marec.J45];[april.J45];[maj.J45];[junij.J45];[julij.J45];[avgust.J45];[september.J45];[oktober.J45];[november.J45];[december.J45])" office:value-type="float" office:value="0" calcext:value-type="float">
            <text:p>0</text:p>
          </table:table-cell>
          <table:table-cell table:style-name="ce73" table:formula="of:=SUM([januar.K45];[februar.K45];[marec.K45];[april.K45];[maj.K45];[junij.K45];[julij.K45];[avgust.K45];[september.K45];[oktober.K45];[november.K45];[december.K45])" office:value-type="float" office:value="0" calcext:value-type="float">
            <text:p>0</text:p>
          </table:table-cell>
          <table:table-cell table:style-name="ce73" table:formula="of:=SUM([januar.L45];[februar.L45];[marec.L45];[april.L45];[maj.L45];[junij.L45];[julij.L45];[avgust.L45];[september.L45];[oktober.L45];[november.L45];[december.L45])" office:value-type="float" office:value="0" calcext:value-type="float">
            <text:p>0</text:p>
          </table:table-cell>
          <table:table-cell table:style-name="ce73" table:formula="of:=SUM([januar.M45];[februar.M45];[marec.M45];[april.M45];[maj.M45];[junij.M45];[julij.M45];[avgust.M45];[september.M45];[oktober.M45];[november.M45];[december.M45])" office:value-type="float" office:value="0" calcext:value-type="float">
            <text:p>0</text:p>
          </table:table-cell>
          <table:table-cell table:style-name="ce73" table:formula="of:=SUM([januar.N45];[februar.N45];[marec.N45];[april.N45];[maj.N45];[junij.N45];[julij.N45];[avgust.N45];[september.N45];[oktober.N45];[november.N45];[december.N45])" office:value-type="float" office:value="0" calcext:value-type="float">
            <text:p>0</text:p>
          </table:table-cell>
          <table:table-cell table:style-name="ce73" table:formula="of:=SUM([januar.O45];[februar.O45];[marec.O45];[april.O45];[maj.O45];[junij.O45];[julij.O45];[avgust.O45];[september.O45];[oktober.O45];[november.O45];[december.O45])" office:value-type="float" office:value="0" calcext:value-type="float">
            <text:p>0</text:p>
          </table:table-cell>
          <table:table-cell table:style-name="ce73" table:formula="of:=SUM([januar.P45];[februar.P45];[marec.P45];[april.P45];[maj.P45];[junij.P45];[julij.P45];[avgust.P45];[september.P45];[oktober.P45];[november.P45];[december.P45])" office:value-type="float" office:value="0" calcext:value-type="float">
            <text:p>0</text:p>
          </table:table-cell>
          <table:table-cell table:style-name="ce73" table:formula="of:=SUM([januar.Q45];[februar.Q45];[marec.Q45];[april.Q45];[maj.Q45];[junij.Q45];[julij.Q45];[avgust.Q45];[september.Q45];[oktober.Q45];[november.Q45];[december.Q45])" office:value-type="float" office:value="0" calcext:value-type="float">
            <text:p>0</text:p>
          </table:table-cell>
          <table:table-cell table:style-name="ce73" table:formula="of:=SUM([januar.R45];[februar.R45];[marec.R45];[april.R45];[maj.R45];[junij.R45];[julij.R45];[avgust.R45];[september.R45];[oktober.R45];[november.R45];[december.R45])" office:value-type="float" office:value="0" calcext:value-type="float">
            <text:p>0</text:p>
          </table:table-cell>
          <table:table-cell table:style-name="ce73" table:formula="of:=SUM([januar.S45];[februar.S45];[marec.S45];[april.S45];[maj.S45];[junij.S45];[julij.S45];[avgust.S45];[september.S45];[oktober.S45];[november.S45];[december.S45])" office:value-type="float" office:value="0" calcext:value-type="float">
            <text:p>0</text:p>
          </table:table-cell>
          <table:table-cell table:style-name="ce73" table:formula="of:=SUM([januar.T45];[februar.T45];[marec.T45];[april.T45];[maj.T45];[junij.T45];[julij.T45];[avgust.T45];[september.T45];[oktober.T45];[november.T45];[december.T45])" office:value-type="float" office:value="0" calcext:value-type="float">
            <text:p>0</text:p>
          </table:table-cell>
          <table:table-cell table:number-columns-repeated="44"/>
        </table:table-row>
        <table:table-row table:style-name="ro10">
          <table:table-cell/>
          <table:table-cell table:style-name="ce3" table:formula="of:=[$Predloge.$B$8]" office:value-type="string" office:string-value="U" calcext:value-type="string">
            <text:p>U</text:p>
          </table:table-cell>
          <table:table-cell table:style-name="ce73" table:formula="of:=SUM([januar.C46];[februar.C46];[marec.C46];[april.C46];[maj.C46];[junij.C46];[julij.C46];[avgust.C46];[september.C46];[oktober.C46];[november.C46];[december.C46])" office:value-type="float" office:value="0" calcext:value-type="float">
            <text:p>0</text:p>
          </table:table-cell>
          <table:table-cell table:style-name="ce73" table:formula="of:=SUM([januar.D46];[februar.D46];[marec.D46];[april.D46];[maj.D46];[junij.D46];[julij.D46];[avgust.D46];[september.D46];[oktober.D46];[november.D46];[december.D46])" office:value-type="float" office:value="0" calcext:value-type="float">
            <text:p>0</text:p>
          </table:table-cell>
          <table:table-cell table:style-name="ce73" table:formula="of:=SUM([januar.E46];[februar.E46];[marec.E46];[april.E46];[maj.E46];[junij.E46];[julij.E46];[avgust.E46];[september.E46];[oktober.E46];[november.E46];[december.E46])" office:value-type="float" office:value="0" calcext:value-type="float">
            <text:p>0</text:p>
          </table:table-cell>
          <table:table-cell table:style-name="ce73" table:formula="of:=SUM([januar.F46];[februar.F46];[marec.F46];[april.F46];[maj.F46];[junij.F46];[julij.F46];[avgust.F46];[september.F46];[oktober.F46];[november.F46];[december.F46])" office:value-type="float" office:value="0" calcext:value-type="float">
            <text:p>0</text:p>
          </table:table-cell>
          <table:table-cell table:style-name="ce73" table:formula="of:=SUM([januar.G46];[februar.G46];[marec.G46];[april.G46];[maj.G46];[junij.G46];[julij.G46];[avgust.G46];[september.G46];[oktober.G46];[november.G46];[december.G46])" office:value-type="float" office:value="0" calcext:value-type="float">
            <text:p>0</text:p>
          </table:table-cell>
          <table:table-cell table:style-name="ce73" table:formula="of:=SUM([januar.H46];[februar.H46];[marec.H46];[april.H46];[maj.H46];[junij.H46];[julij.H46];[avgust.H46];[september.H46];[oktober.H46];[november.H46];[december.H46])" office:value-type="float" office:value="0" calcext:value-type="float">
            <text:p>0</text:p>
          </table:table-cell>
          <table:table-cell table:style-name="ce73" table:formula="of:=SUM([januar.I46];[februar.I46];[marec.I46];[april.I46];[maj.I46];[junij.I46];[julij.I46];[avgust.I46];[september.I46];[oktober.I46];[november.I46];[december.I46])" office:value-type="float" office:value="0" calcext:value-type="float">
            <text:p>0</text:p>
          </table:table-cell>
          <table:table-cell table:style-name="ce73" table:formula="of:=SUM([januar.J46];[februar.J46];[marec.J46];[april.J46];[maj.J46];[junij.J46];[julij.J46];[avgust.J46];[september.J46];[oktober.J46];[november.J46];[december.J46])" office:value-type="float" office:value="0" calcext:value-type="float">
            <text:p>0</text:p>
          </table:table-cell>
          <table:table-cell table:style-name="ce73" table:formula="of:=SUM([januar.K46];[februar.K46];[marec.K46];[april.K46];[maj.K46];[junij.K46];[julij.K46];[avgust.K46];[september.K46];[oktober.K46];[november.K46];[december.K46])" office:value-type="float" office:value="0" calcext:value-type="float">
            <text:p>0</text:p>
          </table:table-cell>
          <table:table-cell table:style-name="ce73" table:formula="of:=SUM([januar.L46];[februar.L46];[marec.L46];[april.L46];[maj.L46];[junij.L46];[julij.L46];[avgust.L46];[september.L46];[oktober.L46];[november.L46];[december.L46])" office:value-type="float" office:value="0" calcext:value-type="float">
            <text:p>0</text:p>
          </table:table-cell>
          <table:table-cell table:style-name="ce73" table:formula="of:=SUM([januar.M46];[februar.M46];[marec.M46];[april.M46];[maj.M46];[junij.M46];[julij.M46];[avgust.M46];[september.M46];[oktober.M46];[november.M46];[december.M46])" office:value-type="float" office:value="0" calcext:value-type="float">
            <text:p>0</text:p>
          </table:table-cell>
          <table:table-cell table:style-name="ce73" table:formula="of:=SUM([januar.N46];[februar.N46];[marec.N46];[april.N46];[maj.N46];[junij.N46];[julij.N46];[avgust.N46];[september.N46];[oktober.N46];[november.N46];[december.N46])" office:value-type="float" office:value="0" calcext:value-type="float">
            <text:p>0</text:p>
          </table:table-cell>
          <table:table-cell table:style-name="ce73" table:formula="of:=SUM([januar.O46];[februar.O46];[marec.O46];[april.O46];[maj.O46];[junij.O46];[julij.O46];[avgust.O46];[september.O46];[oktober.O46];[november.O46];[december.O46])" office:value-type="float" office:value="0" calcext:value-type="float">
            <text:p>0</text:p>
          </table:table-cell>
          <table:table-cell table:style-name="ce73" table:formula="of:=SUM([januar.P46];[februar.P46];[marec.P46];[april.P46];[maj.P46];[junij.P46];[julij.P46];[avgust.P46];[september.P46];[oktober.P46];[november.P46];[december.P46])" office:value-type="float" office:value="0" calcext:value-type="float">
            <text:p>0</text:p>
          </table:table-cell>
          <table:table-cell table:style-name="ce73" table:formula="of:=SUM([januar.Q46];[februar.Q46];[marec.Q46];[april.Q46];[maj.Q46];[junij.Q46];[julij.Q46];[avgust.Q46];[september.Q46];[oktober.Q46];[november.Q46];[december.Q46])" office:value-type="float" office:value="0" calcext:value-type="float">
            <text:p>0</text:p>
          </table:table-cell>
          <table:table-cell table:style-name="ce73" table:formula="of:=SUM([januar.R46];[februar.R46];[marec.R46];[april.R46];[maj.R46];[junij.R46];[julij.R46];[avgust.R46];[september.R46];[oktober.R46];[november.R46];[december.R46])" office:value-type="float" office:value="0" calcext:value-type="float">
            <text:p>0</text:p>
          </table:table-cell>
          <table:table-cell table:style-name="ce73" table:formula="of:=SUM([januar.S46];[februar.S46];[marec.S46];[april.S46];[maj.S46];[junij.S46];[julij.S46];[avgust.S46];[september.S46];[oktober.S46];[november.S46];[december.S46])" office:value-type="float" office:value="0" calcext:value-type="float">
            <text:p>0</text:p>
          </table:table-cell>
          <table:table-cell table:style-name="ce73" table:formula="of:=SUM([januar.T46];[februar.T46];[marec.T46];[april.T46];[maj.T46];[junij.T46];[julij.T46];[avgust.T46];[september.T46];[oktober.T46];[november.T46];[december.T46])" office:value-type="float" office:value="0" calcext:value-type="float">
            <text:p>0</text:p>
          </table:table-cell>
          <table:table-cell table:number-columns-repeated="44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'file:///D:/MojiDokumenti/web/Kardiosi/dlavnica/kardio/razpis/openofice/2020.ods'#Vzorci_vnosov" table:print="false" table:style-name="ta_extref">
        <table:table-source xlink:type="simple" xlink:href="../../kardio/razpis/openofice/2020.ods" table:table-name="Vzorci_vnosov" table:mode="copy-results-only"/>
        <table:table-column table:number-columns-repeated="3"/>
        <table:table-row>
          <table:table-cell table:number-columns-repeated="3"/>
        </table:table-row>
        <table:table-row>
          <table:table-cell table:number-columns-repeated="2"/>
          <table:table-cell table:style-name="ce1" office:value-type="string">
            <text:p>GOR</text:p>
          </table:table-cell>
        </table:table-row>
        <table:table-row>
          <table:table-cell table:number-columns-repeated="2"/>
          <table:table-cell table:style-name="ce1" office:value-type="string">
            <text:p>ŠOŠ</text:p>
          </table:table-cell>
        </table:table-row>
        <table:table-row>
          <table:table-cell table:number-columns-repeated="2"/>
          <table:table-cell table:style-name="ce1" office:value-type="string">
            <text:p>PIN</text:p>
          </table:table-cell>
        </table:table-row>
        <table:table-row>
          <table:table-cell table:number-columns-repeated="2"/>
          <table:table-cell table:style-name="ce1" office:value-type="string">
            <text:p>KON</text:p>
          </table:table-cell>
        </table:table-row>
        <table:table-row>
          <table:table-cell table:number-columns-repeated="2"/>
          <table:table-cell table:style-name="ce1" office:value-type="string">
            <text:p>ORO</text:p>
          </table:table-cell>
        </table:table-row>
        <table:table-row>
          <table:table-cell table:number-columns-repeated="2"/>
          <table:table-cell table:style-name="ce1" office:value-type="string">
            <text:p>MIO</text:p>
          </table:table-cell>
        </table:table-row>
        <table:table-row>
          <table:table-cell table:number-columns-repeated="2"/>
          <table:table-cell table:style-name="ce1" office:value-type="string">
            <text:p>BOŽ</text:p>
          </table:table-cell>
        </table:table-row>
        <table:table-row>
          <table:table-cell table:number-columns-repeated="2"/>
          <table:table-cell table:style-name="ce1" office:value-type="string">
            <text:p>TOM</text:p>
          </table:table-cell>
        </table:table-row>
        <table:table-row>
          <table:table-cell table:number-columns-repeated="2"/>
          <table:table-cell table:style-name="ce1" office:value-type="string">
            <text:p>MŠŠ</text:p>
          </table:table-cell>
        </table:table-row>
        <table:table-row>
          <table:table-cell table:number-columns-repeated="2"/>
          <table:table-cell table:style-name="ce1" office:value-type="string">
            <text:p>ŽIV</text:p>
          </table:table-cell>
        </table:table-row>
        <table:table-row>
          <table:table-cell table:number-columns-repeated="2"/>
          <table:table-cell table:style-name="ce1" office:value-type="string">
            <text:p>TAL</text:p>
          </table:table-cell>
        </table:table-row>
        <table:table-row>
          <table:table-cell table:number-columns-repeated="2"/>
          <table:table-cell table:style-name="ce1" office:value-type="string">
            <text:p>PIR</text:p>
          </table:table-cell>
        </table:table-row>
        <table:table-row>
          <table:table-cell table:number-columns-repeated="2"/>
          <table:table-cell table:style-name="ce1" office:value-type="string">
            <text:p>HOL</text:p>
          </table:table-cell>
        </table:table-row>
        <table:table-row>
          <table:table-cell table:number-columns-repeated="2"/>
          <table:table-cell table:style-name="ce1" office:value-type="string">
            <text:p>BUT</text:p>
          </table:table-cell>
        </table:table-row>
        <table:table-row>
          <table:table-cell table:style-name="ce1" office:value-type="string">
            <text:p>☻</text:p>
          </table:table-cell>
          <table:table-cell/>
          <table:table-cell table:style-name="ce1" office:value-type="string">
            <text:p>ŽRJ</text:p>
          </table:table-cell>
        </table:table-row>
        <table:table-row>
          <table:table-cell table:number-columns-repeated="2"/>
          <table:table-cell table:style-name="ce1" office:value-type="string">
            <text:p>NOV3</text:p>
          </table:table-cell>
        </table:table-row>
        <table:table-row>
          <table:table-cell table:number-columns-repeated="2"/>
          <table:table-cell table:style-name="ce1" office:value-type="string">
            <text:p>JNK</text:p>
          </table:table-cell>
        </table:table-row>
        <table:table-row>
          <table:table-cell table:number-columns-repeated="2"/>
          <table:table-cell table:style-name="ce1" office:value-type="string">
            <text:p>NOV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Webdings" svg:font-family="Webdings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 </number:text>
      <number:month number:textual="true"/>
      <number:text> </number:text>
      <number:year/>
    </number:date-style>
    <number:date-style style:name="N108">
      <number:day-of-week/>
    </number:date-style>
    <number:date-style style:name="N109">
      <number:day number:style="long"/>
      <number:text>/ </number:text>
      <number:month number:textual="true"/>
    </number:date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" loext:min-decimal-places="1" number:min-integer-digits="1"/>
    </number:number-style>
    <number:number-style style:name="N10111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37" style:family="table-cell" style:parent-style-name="Default">
      <style:table-cell-properties fo:background-color="#ccffff" fo:border="0.06pt solid #000000"/>
      <style:text-properties fo:color="#000000" fo:font-size="6pt" fo:font-weight="bold" style:font-size-asian="6pt" style:font-weight-asian="bold" style:font-size-complex="6pt" style:font-weight-complex="bold"/>
    </style:style>
    <style:style style:name="cf38" style:family="table-cell" style:parent-style-name="Default">
      <style:table-cell-properties fo:background-color="#ff6633"/>
      <style:text-properties fo:color="#000000" fo:font-size="15pt" fo:font-weight="bold" style:font-size-asian="15pt" style:font-weight-asian="bold" style:font-size-complex="15pt" style:font-weight-complex="bold"/>
    </style:style>
    <style:style style:name="cf41" style:family="table-cell" style:parent-style-name="Default">
      <style:table-cell-properties fo:background-color="#ffcc99"/>
      <style:text-properties fo:color="#000000" fo:font-size="11pt" fo:font-weight="bold" style:font-size-asian="11pt" style:font-weight-asian="bold" style:font-size-complex="11pt" style:font-weight-complex="bold"/>
    </style:style>
    <style:style style:name="cf40" style:family="table-cell" style:parent-style-name="Default">
      <style:table-cell-properties fo:background-color="#00ffff"/>
      <style:text-properties fo:color="#000000" fo:font-size="14pt" fo:font-weight="bold" style:font-size-asian="14pt" style:font-weight-asian="bold" style:font-size-complex="14pt" style:font-weight-complex="bold"/>
    </style:style>
    <style:style style:name="cf39" style:family="table-cell" style:parent-style-name="Default">
      <style:table-cell-properties fo:background-color="#000000"/>
      <style:text-properties fo:color="#ffff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.00.0000</text:date>, <text:time style:data-style-name="N2" text:time-value="19:25:59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1T16:40:29.460000000</meta:creation-date>
    <dc:date>2020-11-01T19:42:07.526000000</dc:date>
    <meta:editing-duration>PT1H41M10S</meta:editing-duration>
    <meta:editing-cycles>17</meta:editing-cycles>
    <meta:generator>LibreOffice/6.4.7.2$Windows_X86_64 LibreOffice_project/639b8ac485750d5696d7590a72ef1b496725cfb5</meta:generator>
    <meta:document-statistic meta:table-count="14" meta:cell-count="15932" meta:object-count="0"/>
  </office:meta>
</office:document-meta>
</file>